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 style:repeat-content="false"/>
      <style:paragraph-properties fo:text-align="center"/>
    </style:style>
    <style:style style:name="ce7" style:family="table-cell" style:parent-style-name="Default" style:data-style-name="N3">
      <style:table-cell-properties style:vertical-align="middle" fo:wrap-option="wrap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9" style:family="table-cell" style:parent-style-name="Default" style:data-style-name="N2"/>
    <style:style style:name="ce1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1" style:family="table-cell" style:parent-style-name="Default" style:data-style-name="N36">
      <style:table-cell-properties style:vertical-align="middle" style:cell-protect="protected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4.23333333333333cm"/>
    </style:style>
    <style:style style:name="co16" style:family="table-column">
      <style:table-column-properties fo:break-before="auto" style:column-width="3.6247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0.926041666666667cm"/>
    </style:style>
    <style:style style:name="co20" style:family="table-column">
      <style:table-column-properties fo:break-before="auto" style:column-width="2.75166666666667cm"/>
    </style:style>
    <style:style style:name="co21" style:family="table-column">
      <style:table-column-properties fo:break-before="auto" style:column-width="5.84729166666667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1.53458333333333cm"/>
    </style:style>
    <style:style style:name="co24" style:family="table-column">
      <style:table-column-properties fo:break-before="auto" style:column-width="4.41854166666667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2.40770833333333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1.85208333333333cm"/>
    </style:style>
    <style:style style:name="co29" style:family="table-column">
      <style:table-column-properties fo:break-before="auto" style:column-width="5.18583333333333cm"/>
    </style:style>
    <style:style style:name="co30" style:family="table-column">
      <style:table-column-properties fo:break-before="auto" style:column-width="3.91583333333333cm"/>
    </style:style>
    <style:style style:name="co31" style:family="table-column">
      <style:table-column-properties fo:break-before="auto" style:column-width="3.06916666666667cm"/>
    </style:style>
    <style:style style:name="co32" style:family="table-column">
      <style:table-column-properties fo:break-before="auto" style:column-width="2.09020833333333cm"/>
    </style:style>
    <style:style style:name="co33" style:family="table-column">
      <style:table-column-properties fo:break-before="auto" style:column-width="2.27541666666667cm"/>
    </style:style>
    <style:style style:name="co34" style:family="table-column">
      <style:table-column-properties fo:break-before="auto" style:column-width="3.33375cm"/>
    </style:style>
    <style:style style:name="co35" style:family="table-column">
      <style:table-column-properties fo:break-before="auto" style:column-width="3.54541666666667cm"/>
    </style:style>
    <style:style style:name="co36" style:family="table-column">
      <style:table-column-properties fo:break-before="auto" style:column-width="3.51895833333333cm"/>
    </style:style>
    <style:style style:name="co37" style:family="table-column">
      <style:table-column-properties fo:break-before="auto" style:column-width="4.7625cm"/>
    </style:style>
    <style:style style:name="co38" style:family="table-column">
      <style:table-column-properties fo:break-before="auto" style:column-width="5.31812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2-02-202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1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7" table:default-cell-style-name="ce6"/>
        <table:table-column table:style-name="co1" table:number-columns-repeated="16324" table:default-cell-style-name="ce5"/>
        <table:table-row table:style-name="ro1">
          <table:table-cell office:value-type="string" table:number-columns-spanned="5" table:number-rows-spanned="1" table:style-name="ce8">
            <text:p>0/1/3</text:p>
          </table:table-cell>
          <table:covered-table-cell table:number-columns-repeated="4"/>
          <table:table-cell office:value-type="string" table:number-columns-spanned="5" table:number-rows-spanned="1" table:style-name="ce8">
            <text:p>0/1/5</text:p>
          </table:table-cell>
          <table:covered-table-cell table:number-columns-repeated="4"/>
          <table:table-cell office:value-type="string" table:number-columns-spanned="5" table:number-rows-spanned="1" table:style-name="ce8">
            <text:p>0/1/6</text:p>
          </table:table-cell>
          <table:covered-table-cell table:number-columns-repeated="4"/>
          <table:table-cell office:value-type="string" table:number-columns-spanned="5" table:number-rows-spanned="1" table:style-name="ce8">
            <text:p>0/1/7</text:p>
          </table:table-cell>
          <table:covered-table-cell table:number-columns-repeated="4"/>
          <table:table-cell office:value-type="string" table:number-columns-spanned="5" table:number-rows-spanned="1" table:style-name="ce8">
            <text:p>0/1/8</text:p>
          </table:table-cell>
          <table:covered-table-cell table:number-columns-repeated="4"/>
          <table:table-cell office:value-type="string" table:number-columns-spanned="5" table:number-rows-spanned="1" table:style-name="ce8">
            <text:p>0/1/9</text:p>
          </table:table-cell>
          <table:covered-table-cell table:number-columns-repeated="4"/>
          <table:table-cell office:value-type="string" table:number-columns-spanned="5" table:number-rows-spanned="1" table:style-name="ce8">
            <text:p>0/1/10</text:p>
          </table:table-cell>
          <table:covered-table-cell table:number-columns-repeated="4"/>
          <table:table-cell office:value-type="string" table:number-columns-spanned="5" table:number-rows-spanned="1" table:style-name="ce8">
            <text:p>0/1/11</text:p>
          </table:table-cell>
          <table:covered-table-cell table:number-columns-repeated="4"/>
          <table:table-cell office:value-type="string" table:number-columns-spanned="5" table:number-rows-spanned="1" table:style-name="ce8">
            <text:p>0/1/12</text:p>
          </table:table-cell>
          <table:covered-table-cell table:number-columns-repeated="4"/>
          <table:table-cell office:value-type="string" table:number-columns-spanned="5" table:number-rows-spanned="1" table:style-name="ce8">
            <text:p>0/1/13</text:p>
          </table:table-cell>
          <table:covered-table-cell table:number-columns-repeated="4"/>
          <table:table-cell office:value-type="string" table:number-columns-spanned="5" table:number-rows-spanned="1" table:style-name="ce8">
            <text:p>0/1/14</text:p>
          </table:table-cell>
          <table:covered-table-cell table:number-columns-repeated="4"/>
          <table:table-cell office:value-type="string" table:number-columns-spanned="5" table:number-rows-spanned="1" table:style-name="ce8">
            <text:p>0/1/15</text:p>
          </table:table-cell>
          <table:covered-table-cell table:number-columns-repeated="4"/>
          <table:table-cell table:number-columns-repeated="16324" table:style-name="ce3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table:number-columns-repeated="16324" table:style-name="ce2"/>
        </table:table-row>
        <table:table-row table:style-name="ro2">
          <table:table-cell office:value-type="string" office:string-value="KQ236" table:formula="of:=UPPER(VLOOKUP(CONCATENATE(&quot;13&quot;;[.$B3]);[ONUS_KM43.$A:.$AK];6;))" table:style-name="ce5">
            <text:p>KQ2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22.21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24.21</text:p>
          </table:table-cell>
          <table:table-cell office:value-type="string" office:string-value="TP370" table:formula="of:=UPPER(VLOOKUP(CONCATENATE(&quot;15&quot;;[.$G3]);[ONUS_KM43.$A:.$AK];6;))" table:style-name="ce5">
            <text:p>TP37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21.67</text:p>
          </table:table-cell>
          <table:table-cell office:value-type="string" table:style-name="ce7">
            <text:p>1.07</text:p>
          </table:table-cell>
          <table:table-cell office:value-type="string" table:style-name="ce6">
            <text:p>-21.94</text:p>
          </table:table-cell>
          <table:table-cell office:value-type="string" office:string-value="P126" table:formula="of:=UPPER(VLOOKUP(CONCATENATE(&quot;16&quot;;[.$L3]);[ONUS_KM43.$A:.$AK];6;))" table:style-name="ce5">
            <text:p>P126</text:p>
          </table:table-cell>
          <table:table-cell office:value-type="float" office:value="0" table:style-name="ce7">
            <text:p>0</text:p>
          </table:table-cell>
          <table:table-cell office:value-type="float" office:value="-23.64" table:style-name="ce5">
            <text:p>-23,64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24.69</text:p>
          </table:table-cell>
          <table:table-cell office:value-type="string" office:string-value="KQ159" table:formula="of:=UPPER(VLOOKUP(CONCATENATE(&quot;17&quot;;[.$Q3]);[ONUS_KM43.$A:.$AK];6;))" table:style-name="ce5">
            <text:p>KQ159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19.70</text:p>
          </table:table-cell>
          <table:table-cell office:value-type="string" table:style-name="ce5">
            <text:p>2.29</text:p>
          </table:table-cell>
          <table:table-cell office:value-type="string" table:style-name="ce6">
            <text:p>-21.20</text:p>
          </table:table-cell>
          <table:table-cell office:value-type="string" office:string-value="KQ160" table:formula="of:=UPPER(VLOOKUP(CONCATENATE(&quot;18&quot;;[.$V3]);[ONUS_KM43.$A:.$AK];6;))" table:style-name="ce5">
            <text:p>KQ160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26.19</text:p>
          </table:table-cell>
          <table:table-cell office:value-type="string" table:style-name="ce5">
            <text:p>2.84</text:p>
          </table:table-cell>
          <table:table-cell office:value-type="string" table:style-name="ce6">
            <text:p>-28.54</text:p>
          </table:table-cell>
          <table:table-cell office:value-type="string" office:string-value="TP308" table:formula="of:=UPPER(VLOOKUP(CONCATENATE(&quot;19&quot;;[.$AA3]);[ONUS_KM43.$A:.$AK];6;))" table:style-name="ce5">
            <text:p>TP308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1.16</text:p>
          </table:table-cell>
          <table:table-cell office:value-type="string" table:style-name="ce6">
            <text:p>-29.59</text:p>
          </table:table-cell>
          <table:table-cell office:value-type="string" office:string-value="J475" table:formula="of:=UPPER(VLOOKUP(CONCATENATE(&quot;110&quot;;[.$AF3]);[ONUS_KM43.$A:.$AK];6;))" table:style-name="ce5">
            <text:p>J475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18.82</text:p>
          </table:table-cell>
          <table:table-cell office:value-type="string" table:style-name="ce5">
            <text:p>2.59</text:p>
          </table:table-cell>
          <table:table-cell office:value-type="string" table:style-name="ce6">
            <text:p>-19.75</text:p>
          </table:table-cell>
          <table:table-cell office:value-type="string" office:string-value="N276" table:formula="of:=UPPER(VLOOKUP(CONCATENATE(&quot;111&quot;;[.$AK3]);[ONUS_KM43.$A:.$AK];6;))" table:style-name="ce5">
            <text:p>N276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18.86</text:p>
          </table:table-cell>
          <table:table-cell office:value-type="string" table:style-name="ce5">
            <text:p>2.21</text:p>
          </table:table-cell>
          <table:table-cell office:value-type="string" table:style-name="ce6">
            <text:p>-20.56</text:p>
          </table:table-cell>
          <table:table-cell office:value-type="string" office:string-value="KQ258" table:formula="of:=UPPER(VLOOKUP(CONCATENATE(&quot;112&quot;;[.$AP3]);[ONUS_KM43.$A:.$AK];6;))" table:style-name="ce5">
            <text:p>KQ258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20.04</text:p>
          </table:table-cell>
          <table:table-cell office:value-type="string" table:style-name="ce5">
            <text:p>2.23</text:p>
          </table:table-cell>
          <table:table-cell office:value-type="string" table:style-name="ce6">
            <text:p>-21.20</text:p>
          </table:table-cell>
          <table:table-cell office:value-type="string" office:string-value="O169" table:formula="of:=UPPER(VLOOKUP(CONCATENATE(&quot;113&quot;;[.$AU3]);[ONUS_KM43.$A:.$AK];6;))" table:style-name="ce5">
            <text:p>O169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23.01</text:p>
          </table:table-cell>
          <table:table-cell office:value-type="string" table:style-name="ce5">
            <text:p>2.29</text:p>
          </table:table-cell>
          <table:table-cell office:value-type="string" table:style-name="ce6">
            <text:p>-23.28</text:p>
          </table:table-cell>
          <table:table-cell office:value-type="string" office:string-value="TP032" table:formula="of:=UPPER(VLOOKUP(CONCATENATE(&quot;114&quot;;[.$AZ3]);[ONUS_KM43.$A:.$AK];6;))" table:style-name="ce5">
            <text:p>TP032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22.76</text:p>
          </table:table-cell>
          <table:table-cell office:value-type="string" table:style-name="ce5">
            <text:p>1.52</text:p>
          </table:table-cell>
          <table:table-cell office:value-type="string" table:style-name="ce6">
            <text:p>-24.32</text:p>
          </table:table-cell>
          <table:table-cell office:value-type="string" office:string-value="KQ237" table:formula="of:=UPPER(VLOOKUP(CONCATENATE(&quot;115&quot;;[.$BE3]);[ONUS_KM43.$A:.$AK];6;))" table:style-name="ce5">
            <text:p>KQ237</text:p>
          </table:table-cell>
          <table:table-cell office:value-type="float" office:value="0" table:style-name="ce7">
            <text:p>0</text:p>
          </table:table-cell>
          <table:table-cell office:value-type="string" table:style-name="ce5">
            <text:p>-30.96</text:p>
          </table:table-cell>
          <table:table-cell office:value-type="string" table:style-name="ce5">
            <text:p>1.73</text:p>
          </table:table-cell>
          <table:table-cell office:value-type="string" table:style-name="ce6">
            <text:p>-26.20</text:p>
          </table:table-cell>
          <table:table-cell table:number-columns-repeated="16324"/>
        </table:table-row>
        <table:table-row table:style-name="ro2">
          <table:table-cell office:value-type="string" office:string-value="KQ231" table:formula="of:=UPPER(VLOOKUP(CONCATENATE(&quot;13&quot;;[.$B4]);[ONUS_KM43.$A:.$AK];6;))" table:style-name="ce5">
            <text:p>KQ23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-17.28</text:p>
          </table:table-cell>
          <table:table-cell office:value-type="string" table:style-name="ce5">
            <text:p>2.22</text:p>
          </table:table-cell>
          <table:table-cell office:value-type="string" table:style-name="ce6">
            <text:p>-20.56</text:p>
          </table:table-cell>
          <table:table-cell office:value-type="string" office:string-value="KQ216" table:formula="of:=UPPER(VLOOKUP(CONCATENATE(&quot;15&quot;;[.G4]);[ONUS_KM43.A:.AK];6;))" table:style-name="ce5">
            <text:p>KQ21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22.14</text:p>
          </table:table-cell>
          <table:table-cell office:value-type="string" table:style-name="ce7">
            <text:p>2.43</text:p>
          </table:table-cell>
          <table:table-cell office:value-type="string" table:style-name="ce6">
            <text:p>-22.45</text:p>
          </table:table-cell>
          <table:table-cell office:value-type="string" office:string-value="K132" table:formula="of:=UPPER(VLOOKUP(CONCATENATE(&quot;16&quot;;[.$L4]);[ONUS_KM43.$A:.$AK];6;))" table:style-name="ce5">
            <text:p>K132</text:p>
          </table:table-cell>
          <table:table-cell office:value-type="float" office:value="1" table:style-name="ce7">
            <text:p>1</text:p>
          </table:table-cell>
          <table:table-cell office:value-type="float" office:value="-21.13" table:style-name="ce5">
            <text:p>-21,13</text:p>
          </table:table-cell>
          <table:table-cell office:value-type="string" table:style-name="ce5">
            <text:p>2.22</text:p>
          </table:table-cell>
          <table:table-cell office:value-type="string" table:style-name="ce6">
            <text:p>-23.77</text:p>
          </table:table-cell>
          <table:table-cell office:value-type="string" office:string-value="K318" table:formula="of:=UPPER(VLOOKUP(CONCATENATE(&quot;17&quot;;[.$Q4]);[ONUS_KM43.$A:.$AK];6;))" table:style-name="ce5">
            <text:p>K318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21.48</text:p>
          </table:table-cell>
          <table:table-cell office:value-type="string" table:style-name="ce5">
            <text:p>1.40</text:p>
          </table:table-cell>
          <table:table-cell office:value-type="string" table:style-name="ce6">
            <text:p>-22.01</text:p>
          </table:table-cell>
          <table:table-cell office:value-type="string" office:string-value="KQ207" table:formula="of:=UPPER(VLOOKUP(CONCATENATE(&quot;18&quot;;[.$V4]);[ONUS_KM43.$A:.$AK];6;))" table:style-name="ce5">
            <text:p>KQ207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23.64</text:p>
          </table:table-cell>
          <table:table-cell office:value-type="string" table:style-name="ce5">
            <text:p>2.47</text:p>
          </table:table-cell>
          <table:table-cell office:value-type="string" table:style-name="ce6">
            <text:p>-24.09</text:p>
          </table:table-cell>
          <table:table-cell office:value-type="string" office:string-value="TM370" table:formula="of:=UPPER(VLOOKUP(CONCATENATE(&quot;19&quot;;[.$AA4]);[ONUS_KM43.$A:.$AK];6;))" table:style-name="ce5">
            <text:p>TM37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23.98</text:p>
          </table:table-cell>
          <table:table-cell office:value-type="string" table:style-name="ce5">
            <text:p>2.33</text:p>
          </table:table-cell>
          <table:table-cell office:value-type="string" table:style-name="ce6">
            <text:p>-23.47</text:p>
          </table:table-cell>
          <table:table-cell office:value-type="string" office:string-value="LA133" table:formula="of:=UPPER(VLOOKUP(CONCATENATE(&quot;110&quot;;[.$AF4]);[ONUS_KM43.$A:.$AK];6;))" table:style-name="ce5">
            <text:p>LA133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17.87</text:p>
          </table:table-cell>
          <table:table-cell office:value-type="string" table:style-name="ce5">
            <text:p>1.21</text:p>
          </table:table-cell>
          <table:table-cell office:value-type="string" table:style-name="ce6">
            <text:p>-21.43</text:p>
          </table:table-cell>
          <table:table-cell office:value-type="string" office:string-value="M60" table:formula="of:=UPPER(VLOOKUP(CONCATENATE(&quot;111&quot;;[.$AK4]);[ONUS_KM43.$A:.$AK];6;))" table:style-name="ce5">
            <text:p>M6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16.31</text:p>
          </table:table-cell>
          <table:table-cell office:value-type="string" table:style-name="ce5">
            <text:p>2.15</text:p>
          </table:table-cell>
          <table:table-cell office:value-type="string" table:style-name="ce6">
            <text:p>-20.00</text:p>
          </table:table-cell>
          <table:table-cell office:value-type="string" office:string-value="K190" table:formula="of:=UPPER(VLOOKUP(CONCATENATE(&quot;112&quot;;[.$AP4]);[ONUS_KM43.$A:.$AK];6;))" table:style-name="ce5">
            <text:p>K19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22.00</text:p>
          </table:table-cell>
          <table:table-cell office:value-type="string" table:style-name="ce5">
            <text:p>2.31</text:p>
          </table:table-cell>
          <table:table-cell office:value-type="string" table:style-name="ce6">
            <text:p>-24.21</text:p>
          </table:table-cell>
          <table:table-cell office:value-type="string" office:string-value="TP593" table:formula="of:=UPPER(VLOOKUP(CONCATENATE(&quot;113&quot;;[.$AU4]);[ONUS_KM43.$A:.$AK];6;))" table:style-name="ce5">
            <text:p>TP593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22.36</text:p>
          </table:table-cell>
          <table:table-cell office:value-type="string" table:style-name="ce5">
            <text:p>1.08</text:p>
          </table:table-cell>
          <table:table-cell office:value-type="string" table:style-name="ce6">
            <text:p>-22.45</text:p>
          </table:table-cell>
          <table:table-cell office:value-type="string" office:string-value="KQ289" table:formula="of:=UPPER(VLOOKUP(CONCATENATE(&quot;114&quot;;[.$AZ4]);[ONUS_KM43.$A:.$AK];6;))" table:style-name="ce5">
            <text:p>KQ289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21.61</text:p>
          </table:table-cell>
          <table:table-cell office:value-type="string" table:style-name="ce5">
            <text:p>2.21</text:p>
          </table:table-cell>
          <table:table-cell office:value-type="string" table:style-name="ce6">
            <text:p>-26.99</text:p>
          </table:table-cell>
          <table:table-cell office:value-type="string" office:string-value="TM95" table:formula="of:=UPPER(VLOOKUP(CONCATENATE(&quot;115&quot;;[.$BE4]);[ONUS_KM43.$A:.$AK];6;))" table:style-name="ce5">
            <text:p>TM95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25.85</text:p>
          </table:table-cell>
          <table:table-cell office:value-type="string" table:style-name="ce5">
            <text:p>1.72</text:p>
          </table:table-cell>
          <table:table-cell office:value-type="string" table:style-name="ce6">
            <text:p>-23.57</text:p>
          </table:table-cell>
          <table:table-cell table:number-columns-repeated="16324"/>
        </table:table-row>
        <table:table-row table:style-name="ro2">
          <table:table-cell office:value-type="string" office:string-value="KQ287" table:formula="of:=UPPER(VLOOKUP(CONCATENATE(&quot;13&quot;;[.$B5]);[ONUS_KM43.$A:.$AK];6;))" table:style-name="ce5">
            <text:p>KQ28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18.54</text:p>
          </table:table-cell>
          <table:table-cell office:value-type="string" table:style-name="ce5">
            <text:p>2.12</text:p>
          </table:table-cell>
          <table:table-cell office:value-type="string" table:style-name="ce6">
            <text:p>-19.71</text:p>
          </table:table-cell>
          <table:table-cell office:value-type="string" office:string-value="VM446" table:formula="of:=UPPER(VLOOKUP(CONCATENATE(&quot;15&quot;;[.G5]);[ONUS_KM43.A:.AK];6;))" table:style-name="ce5">
            <text:p>VM44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22.52</text:p>
          </table:table-cell>
          <table:table-cell office:value-type="string" table:style-name="ce7">
            <text:p>1.73</text:p>
          </table:table-cell>
          <table:table-cell office:value-type="string" table:style-name="ce6">
            <text:p>-23.67</text:p>
          </table:table-cell>
          <table:table-cell office:value-type="string" office:string-value="R534" table:formula="of:=UPPER(VLOOKUP(CONCATENATE(&quot;16&quot;;[.$L5]);[ONUS_KM43.$A:.$AK];6;))" table:style-name="ce5">
            <text:p>R534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2.47</text:p>
          </table:table-cell>
          <table:table-cell office:value-type="string" table:style-name="ce6">
            <text:p>-30.46</text:p>
          </table:table-cell>
          <table:table-cell office:value-type="string" office:string-value="KQ158" table:formula="of:=UPPER(VLOOKUP(CONCATENATE(&quot;17&quot;;[.$Q5]);[ONUS_KM43.$A:.$AK];6;))" table:style-name="ce5">
            <text:p>KQ158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21.67</text:p>
          </table:table-cell>
          <table:table-cell office:value-type="string" table:style-name="ce5">
            <text:p>2.10</text:p>
          </table:table-cell>
          <table:table-cell office:value-type="string" table:style-name="ce6">
            <text:p>-21.88</text:p>
          </table:table-cell>
          <table:table-cell office:value-type="string" office:string-value="R609" table:formula="of:=UPPER(VLOOKUP(CONCATENATE(&quot;18&quot;;[.$V5]);[ONUS_KM43.$A:.$AK];6;))" table:style-name="ce5">
            <text:p>R609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21.61</text:p>
          </table:table-cell>
          <table:table-cell office:value-type="string" table:style-name="ce5">
            <text:p>2.37</text:p>
          </table:table-cell>
          <table:table-cell office:value-type="string" table:style-name="ce6">
            <text:p>-23.67</text:p>
          </table:table-cell>
          <table:table-cell office:value-type="string" office:string-value="KQ191" table:formula="of:=UPPER(VLOOKUP(CONCATENATE(&quot;19&quot;;[.$AA5]);[ONUS_KM43.$A:.$AK];6;))" table:style-name="ce5">
            <text:p>KQ191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20.17</text:p>
          </table:table-cell>
          <table:table-cell office:value-type="string" table:style-name="ce5">
            <text:p>2.34</text:p>
          </table:table-cell>
          <table:table-cell office:value-type="string" table:style-name="ce6">
            <text:p>-23.28</text:p>
          </table:table-cell>
          <table:table-cell office:value-type="string" office:string-value="VO452" table:formula="of:=UPPER(VLOOKUP(CONCATENATE(&quot;110&quot;;[.$AF5]);[ONUS_KM43.$A:.$AK];6;))" table:style-name="ce5">
            <text:p>VO452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30.45</text:p>
          </table:table-cell>
          <table:table-cell office:value-type="string" table:style-name="ce5">
            <text:p>2.18</text:p>
          </table:table-cell>
          <table:table-cell office:value-type="string" table:style-name="ce6">
            <text:p>-32.22</text:p>
          </table:table-cell>
          <table:table-cell office:value-type="string" office:string-value="L280" table:formula="of:=UPPER(VLOOKUP(CONCATENATE(&quot;111&quot;;[.$AK5]);[ONUS_KM43.$A:.$AK];6;))" table:style-name="ce5">
            <text:p>L280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18.32</text:p>
          </table:table-cell>
          <table:table-cell office:value-type="string" table:style-name="ce5">
            <text:p>1.35</text:p>
          </table:table-cell>
          <table:table-cell office:value-type="string" table:style-name="ce6">
            <text:p>-20.37</text:p>
          </table:table-cell>
          <table:table-cell office:value-type="string" office:string-value="TP054" table:formula="of:=UPPER(VLOOKUP(CONCATENATE(&quot;112&quot;;[.$AP5]);[ONUS_KM43.$A:.$AK];6;))" table:style-name="ce5">
            <text:p>TP054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26.99</text:p>
          </table:table-cell>
          <table:table-cell office:value-type="string" table:style-name="ce5">
            <text:p>1.00</text:p>
          </table:table-cell>
          <table:table-cell office:value-type="string" table:style-name="ce6">
            <text:p>-27.70</text:p>
          </table:table-cell>
          <table:table-cell office:value-type="string" office:string-value="TP165" table:formula="of:=UPPER(VLOOKUP(CONCATENATE(&quot;113&quot;;[.$AU5]);[ONUS_KM43.$A:.$AK];6;))" table:style-name="ce5">
            <text:p>TP165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21.02</text:p>
          </table:table-cell>
          <table:table-cell office:value-type="string" table:style-name="ce5">
            <text:p>1.16</text:p>
          </table:table-cell>
          <table:table-cell office:value-type="string" table:style-name="ce6">
            <text:p>-22.30</text:p>
          </table:table-cell>
          <table:table-cell office:value-type="string" office:string-value="TP305" table:formula="of:=UPPER(VLOOKUP(CONCATENATE(&quot;114&quot;;[.$AZ5]);[ONUS_KM43.$A:.$AK];6;))" table:style-name="ce5">
            <text:p>TP305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21.25</text:p>
          </table:table-cell>
          <table:table-cell office:value-type="string" table:style-name="ce5">
            <text:p>1.00</text:p>
          </table:table-cell>
          <table:table-cell office:value-type="string" table:style-name="ce6">
            <text:p>-23.98</text:p>
          </table:table-cell>
          <table:table-cell office:value-type="string" office:string-value="KQ272" table:formula="of:=UPPER(VLOOKUP(CONCATENATE(&quot;115&quot;;[.$BE5]);[ONUS_KM43.$A:.$AK];6;))" table:style-name="ce5">
            <text:p>KQ272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27.96</text:p>
          </table:table-cell>
          <table:table-cell office:value-type="string" table:style-name="ce5">
            <text:p>2.32</text:p>
          </table:table-cell>
          <table:table-cell office:value-type="string" table:style-name="ce6">
            <text:p>-25.38</text:p>
          </table:table-cell>
          <table:table-cell table:number-columns-repeated="16324"/>
        </table:table-row>
        <table:table-row table:style-name="ro2">
          <table:table-cell office:value-type="string" office:string-value="H135" table:formula="of:=UPPER(VLOOKUP(CONCATENATE(&quot;13&quot;;[.$B6]);[ONUS_KM43.$A:.$AK];6;))" table:style-name="ce5">
            <text:p>H13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22.22</text:p>
          </table:table-cell>
          <table:table-cell office:value-type="string" table:style-name="ce5">
            <text:p>2.45</text:p>
          </table:table-cell>
          <table:table-cell office:value-type="string" table:style-name="ce6">
            <text:p>-23.38</text:p>
          </table:table-cell>
          <table:table-cell office:value-type="string" office:string-value="TP063" table:formula="of:=UPPER(VLOOKUP(CONCATENATE(&quot;15&quot;;[.G6]);[ONUS_KM43.A:.AK];6;))" table:style-name="ce5">
            <text:p>TP06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21.80</text:p>
          </table:table-cell>
          <table:table-cell office:value-type="string" table:style-name="ce7">
            <text:p>0.88</text:p>
          </table:table-cell>
          <table:table-cell office:value-type="string" table:style-name="ce6">
            <text:p>-22.01</text:p>
          </table:table-cell>
          <table:table-cell office:value-type="string" office:string-value="KQ213" table:formula="of:=UPPER(VLOOKUP(CONCATENATE(&quot;16&quot;;[.$L6]);[ONUS_KM43.$A:.$AK];6;))" table:style-name="ce5">
            <text:p>KQ213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23.46</text:p>
          </table:table-cell>
          <table:table-cell office:value-type="string" table:style-name="ce5">
            <text:p>2.43</text:p>
          </table:table-cell>
          <table:table-cell office:value-type="string" table:style-name="ce6">
            <text:p>-25.09</text:p>
          </table:table-cell>
          <table:table-cell office:value-type="string" office:string-value="KQ181" table:formula="of:=UPPER(VLOOKUP(CONCATENATE(&quot;17&quot;;[.$Q6]);[ONUS_KM43.$A:.$AK];6;))" table:style-name="ce5">
            <text:p>KQ181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22.52</text:p>
          </table:table-cell>
          <table:table-cell office:value-type="string" table:style-name="ce5">
            <text:p>2.31</text:p>
          </table:table-cell>
          <table:table-cell office:value-type="string" table:style-name="ce6">
            <text:p>-22.76</text:p>
          </table:table-cell>
          <table:table-cell office:value-type="string" office:string-value="TP026" table:formula="of:=UPPER(VLOOKUP(CONCATENATE(&quot;18&quot;;[.$V6]);[ONUS_KM43.$A:.$AK];6;))" table:style-name="ce5">
            <text:p>TP026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24.20</text:p>
          </table:table-cell>
          <table:table-cell office:value-type="string" table:style-name="ce5">
            <text:p>1.12</text:p>
          </table:table-cell>
          <table:table-cell office:value-type="string" table:style-name="ce6">
            <text:p>-26.03</text:p>
          </table:table-cell>
          <table:table-cell office:value-type="string" office:string-value="KQ193" table:formula="of:=UPPER(VLOOKUP(CONCATENATE(&quot;19&quot;;[.$AA6]);[ONUS_KM43.$A:.$AK];6;))" table:style-name="ce5">
            <text:p>KQ193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21.08</text:p>
          </table:table-cell>
          <table:table-cell office:value-type="string" table:style-name="ce5">
            <text:p>2.19</text:p>
          </table:table-cell>
          <table:table-cell office:value-type="string" table:style-name="ce6">
            <text:p>-22.68</text:p>
          </table:table-cell>
          <table:table-cell office:value-type="string" office:string-value="TL243" table:formula="of:=UPPER(VLOOKUP(CONCATENATE(&quot;110&quot;;[.$AF6]);[ONUS_KM43.$A:.$AK];6;))" table:style-name="ce5">
            <text:p>TL243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21.42</text:p>
          </table:table-cell>
          <table:table-cell office:value-type="string" table:style-name="ce5">
            <text:p>2.71</text:p>
          </table:table-cell>
          <table:table-cell office:value-type="string" table:style-name="ce6">
            <text:p>-20.61</text:p>
          </table:table-cell>
          <table:table-cell office:value-type="string" office:string-value="TP027" table:formula="of:=UPPER(VLOOKUP(CONCATENATE(&quot;111&quot;;[.$AK6]);[ONUS_KM43.$A:.$AK];6;))" table:style-name="ce5">
            <text:p>TP027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21.87</text:p>
          </table:table-cell>
          <table:table-cell office:value-type="string" table:style-name="ce5">
            <text:p>1.41</text:p>
          </table:table-cell>
          <table:table-cell office:value-type="string" table:style-name="ce6">
            <text:p>-20.71</text:p>
          </table:table-cell>
          <table:table-cell office:value-type="string" office:string-value="TP081" table:formula="of:=UPPER(VLOOKUP(CONCATENATE(&quot;112&quot;;[.$AP6]);[ONUS_KM43.$A:.$AK];6;))" table:style-name="ce5">
            <text:p>TP081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18.63</text:p>
          </table:table-cell>
          <table:table-cell office:value-type="string" table:style-name="ce5">
            <text:p>1.47</text:p>
          </table:table-cell>
          <table:table-cell office:value-type="string" table:style-name="ce6">
            <text:p>-21.37</text:p>
          </table:table-cell>
          <table:table-cell office:value-type="string" office:string-value="TP600" table:formula="of:=UPPER(VLOOKUP(CONCATENATE(&quot;113&quot;;[.$AU6]);[ONUS_KM43.$A:.$AK];6;))" table:style-name="ce5">
            <text:p>TP600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22.14</text:p>
          </table:table-cell>
          <table:table-cell office:value-type="string" table:style-name="ce5">
            <text:p>1.16</text:p>
          </table:table-cell>
          <table:table-cell office:value-type="string" table:style-name="ce6">
            <text:p>-22.76</text:p>
          </table:table-cell>
          <table:table-cell office:value-type="string" office:string-value="TP372" table:formula="of:=UPPER(VLOOKUP(CONCATENATE(&quot;114&quot;;[.$AZ6]);[ONUS_KM43.$A:.$AK];6;))" table:style-name="ce5">
            <text:p>TP372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25.85</text:p>
          </table:table-cell>
          <table:table-cell office:value-type="string" table:style-name="ce5">
            <text:p>1.71</text:p>
          </table:table-cell>
          <table:table-cell office:value-type="string" table:style-name="ce6">
            <text:p>-25.53</text:p>
          </table:table-cell>
          <table:table-cell office:value-type="string" office:string-value="PL50" table:formula="of:=UPPER(VLOOKUP(CONCATENATE(&quot;115&quot;;[.$BE6]);[ONUS_KM43.$A:.$AK];6;))" table:style-name="ce5">
            <text:p>PL50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27.21</text:p>
          </table:table-cell>
          <table:table-cell office:value-type="string" table:style-name="ce5">
            <text:p>2.17</text:p>
          </table:table-cell>
          <table:table-cell office:value-type="string" table:style-name="ce6">
            <text:p>-22.76</text:p>
          </table:table-cell>
          <table:table-cell table:number-columns-repeated="16324"/>
        </table:table-row>
        <table:table-row table:style-name="ro3">
          <table:table-cell office:value-type="string" office:string-value="TP024" table:formula="of:=UPPER(VLOOKUP(CONCATENATE(&quot;13&quot;;[.$B7]);[ONUS_KM43.$A:.$AK];6;))" table:style-name="ce5">
            <text:p>TP02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18.41</text:p>
          </table:table-cell>
          <table:table-cell office:value-type="string" table:style-name="ce5">
            <text:p>1.45</text:p>
          </table:table-cell>
          <table:table-cell office:value-type="string" table:style-name="ce6">
            <text:p>-19.83</text:p>
          </table:table-cell>
          <table:table-cell office:value-type="string" office:string-value="TP116" table:formula="of:=UPPER(VLOOKUP(CONCATENATE(&quot;15&quot;;[.G7]);[ONUS_KM43.A:.AK];6;))" table:style-name="ce5">
            <text:p>TP11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23.37</text:p>
          </table:table-cell>
          <table:table-cell office:value-type="string" table:style-name="ce7">
            <text:p>1.19</text:p>
          </table:table-cell>
          <table:table-cell office:value-type="string" table:style-name="ce6">
            <text:p>-22.68</text:p>
          </table:table-cell>
          <table:table-cell office:value-type="string" office:string-value="R545" table:formula="of:=UPPER(VLOOKUP(CONCATENATE(&quot;16&quot;;[.$L7]);[ONUS_KM43.$A:.$AK];6;))" table:style-name="ce5">
            <text:p>R545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24.09</text:p>
          </table:table-cell>
          <table:table-cell office:value-type="string" table:style-name="ce5">
            <text:p>2.46</text:p>
          </table:table-cell>
          <table:table-cell office:value-type="string" table:style-name="ce6">
            <text:p>-24.82</text:p>
          </table:table-cell>
          <table:table-cell office:value-type="string" office:string-value="TP033" table:formula="of:=UPPER(VLOOKUP(CONCATENATE(&quot;17&quot;;[.$Q7]);[ONUS_KM43.$A:.$AK];6;))" table:style-name="ce5">
            <text:p>TP033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26.99</text:p>
          </table:table-cell>
          <table:table-cell office:value-type="string" table:style-name="ce5">
            <text:p>1.52</text:p>
          </table:table-cell>
          <table:table-cell office:value-type="string" table:style-name="ce6">
            <text:p>-26.39</text:p>
          </table:table-cell>
          <table:table-cell office:value-type="string" office:string-value="TP575" table:formula="of:=UPPER(VLOOKUP(CONCATENATE(&quot;18&quot;;[.$V7]);[ONUS_KM43.$A:.$AK];6;))" table:style-name="ce5">
            <text:p>TP575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22.59</text:p>
          </table:table-cell>
          <table:table-cell office:value-type="string" table:style-name="ce5">
            <text:p>1.05</text:p>
          </table:table-cell>
          <table:table-cell office:value-type="string" table:style-name="ce6">
            <text:p>-25.86</text:p>
          </table:table-cell>
          <table:table-cell office:value-type="string" office:string-value="KQ192" table:formula="of:=UPPER(VLOOKUP(CONCATENATE(&quot;19&quot;;[.$AA7]);[ONUS_KM43.$A:.$AK];6;))" table:style-name="ce5">
            <text:p>KQ192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18.82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2.52</text:p>
          </table:table-cell>
          <table:table-cell office:value-type="string" office:string-value="KQ450" table:formula="of:=UPPER(VLOOKUP(CONCATENATE(&quot;110&quot;;[.$AF7]);[ONUS_KM43.$A:.$AK];6;))" table:style-name="ce5">
            <text:p>KQ450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19.54</text:p>
          </table:table-cell>
          <table:table-cell office:value-type="string" table:style-name="ce5">
            <text:p>2.41</text:p>
          </table:table-cell>
          <table:table-cell office:value-type="string" table:style-name="ce6">
            <text:p>-20.18</text:p>
          </table:table-cell>
          <table:table-cell office:value-type="string" office:string-value="TP039" table:formula="of:=UPPER(VLOOKUP(CONCATENATE(&quot;111&quot;;[.$AK7]);[ONUS_KM43.$A:.$AK];6;))" table:style-name="ce5">
            <text:p>TP039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21.13</text:p>
          </table:table-cell>
          <table:table-cell office:value-type="string" table:style-name="ce5">
            <text:p>1.61</text:p>
          </table:table-cell>
          <table:table-cell office:value-type="string" table:style-name="ce6">
            <text:p>-19.71</text:p>
          </table:table-cell>
          <table:table-cell office:value-type="string" office:string-value="HG8245V354" table:formula="of:=UPPER(VLOOKUP(CONCATENATE(&quot;112&quot;;[.$AP7]);[ONUS_KM43.$A:.$AK];6;))" table:style-name="ce5">
            <text:p>HG8245V354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20.66</text:p>
          </table:table-cell>
          <table:table-cell office:value-type="string" table:style-name="ce5">
            <text:p>2.28</text:p>
          </table:table-cell>
          <table:table-cell office:value-type="string" table:style-name="ce6">
            <text:p>-20.61</text:p>
          </table:table-cell>
          <table:table-cell office:value-type="string" office:string-value="TP565" table:formula="of:=UPPER(VLOOKUP(CONCATENATE(&quot;113&quot;;[.$AU7]);[ONUS_KM43.$A:.$AK];6;))" table:style-name="ce5">
            <text:p>TP565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21.74</text:p>
          </table:table-cell>
          <table:table-cell office:value-type="string" table:style-name="ce5">
            <text:p>1.38</text:p>
          </table:table-cell>
          <table:table-cell office:value-type="string" table:style-name="ce6">
            <text:p>-21.68</text:p>
          </table:table-cell>
          <table:table-cell office:value-type="string" office:string-value="TP567" table:formula="of:=UPPER(VLOOKUP(CONCATENATE(&quot;114&quot;;[.$AZ7]);[ONUS_KM43.$A:.$AK];6;))" table:style-name="ce5">
            <text:p>TP567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20.97</text:p>
          </table:table-cell>
          <table:table-cell office:value-type="string" table:style-name="ce5">
            <text:p>1.39</text:p>
          </table:table-cell>
          <table:table-cell office:value-type="string" table:style-name="ce6">
            <text:p>-23.98</text:p>
          </table:table-cell>
          <table:table-cell office:value-type="string" office:string-value="M219" table:formula="of:=UPPER(VLOOKUP(CONCATENATE(&quot;115&quot;;[.$BE7]);[ONUS_KM43.$A:.$AK];6;))" table:style-name="ce5">
            <text:p>M219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27.69</text:p>
          </table:table-cell>
          <table:table-cell office:value-type="string" table:style-name="ce5">
            <text:p>2.26</text:p>
          </table:table-cell>
          <table:table-cell office:value-type="string" table:style-name="ce6">
            <text:p>-25.69</text:p>
          </table:table-cell>
          <table:table-cell table:number-columns-repeated="16324"/>
        </table:table-row>
        <table:table-row table:style-name="ro2">
          <table:table-cell office:value-type="string" office:string-value="TP052" table:formula="of:=UPPER(VLOOKUP(CONCATENATE(&quot;13&quot;;[.$B8]);[ONUS_KM43.$A:.$AK];6;))" table:style-name="ce5">
            <text:p>TP052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22.76</text:p>
          </table:table-cell>
          <table:table-cell office:value-type="string" table:style-name="ce5">
            <text:p>1.30</text:p>
          </table:table-cell>
          <table:table-cell office:value-type="string" table:style-name="ce6">
            <text:p>-25.53</text:p>
          </table:table-cell>
          <table:table-cell office:value-type="string" office:string-value="TP118" table:formula="of:=UPPER(VLOOKUP(CONCATENATE(&quot;15&quot;;[.G8]);[ONUS_KM43.A:.AK];6;))" table:style-name="ce5">
            <text:p>TP11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30.00</text:p>
          </table:table-cell>
          <table:table-cell office:value-type="string" table:style-name="ce7">
            <text:p>1.62</text:p>
          </table:table-cell>
          <table:table-cell office:value-type="string" table:style-name="ce6">
            <text:p>-30.97</text:p>
          </table:table-cell>
          <table:table-cell office:value-type="string" office:string-value="VO253" table:formula="of:=UPPER(VLOOKUP(CONCATENATE(&quot;16&quot;;[.$L8]);[ONUS_KM43.$A:.$AK];6;))" table:style-name="ce5">
            <text:p>VO253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23.18</text:p>
          </table:table-cell>
          <table:table-cell office:value-type="string" table:style-name="ce5">
            <text:p>1.51</text:p>
          </table:table-cell>
          <table:table-cell office:value-type="string" table:style-name="ce6">
            <text:p>-26.03</text:p>
          </table:table-cell>
          <table:table-cell office:value-type="string" office:string-value="R530" table:formula="of:=UPPER(VLOOKUP(CONCATENATE(&quot;17&quot;;[.$Q8]);[ONUS_KM43.$A:.$AK];6;))" table:style-name="ce5">
            <text:p>R530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20.41</text:p>
          </table:table-cell>
          <table:table-cell office:value-type="string" table:style-name="ce5">
            <text:p>2.47</text:p>
          </table:table-cell>
          <table:table-cell office:value-type="string" table:style-name="ce6">
            <text:p>-21.81</text:p>
          </table:table-cell>
          <table:table-cell office:value-type="string" office:string-value="TP082" table:formula="of:=UPPER(VLOOKUP(CONCATENATE(&quot;18&quot;;[.$V8]);[ONUS_KM43.$A:.$AK];6;))" table:style-name="ce5">
            <text:p>TP082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25.68</text:p>
          </table:table-cell>
          <table:table-cell office:value-type="string" table:style-name="ce5">
            <text:p>1.19</text:p>
          </table:table-cell>
          <table:table-cell office:value-type="string" table:style-name="ce6">
            <text:p>-27.45</text:p>
          </table:table-cell>
          <table:table-cell office:value-type="string" office:string-value="KQ195" table:formula="of:=UPPER(VLOOKUP(CONCATENATE(&quot;19&quot;;[.$AA8]);[ONUS_KM43.$A:.$AK];6;))" table:style-name="ce5">
            <text:p>KQ195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21.87</text:p>
          </table:table-cell>
          <table:table-cell office:value-type="string" table:style-name="ce5">
            <text:p>1.68</text:p>
          </table:table-cell>
          <table:table-cell office:value-type="string" table:style-name="ce6">
            <text:p>-24.95</text:p>
          </table:table-cell>
          <table:table-cell office:value-type="string" office:string-value="TL110" table:formula="of:=UPPER(VLOOKUP(CONCATENATE(&quot;110&quot;;[.$AF8]);[ONUS_KM43.$A:.$AK];6;))" table:style-name="ce5">
            <text:p>TL110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25.37</text:p>
          </table:table-cell>
          <table:table-cell office:value-type="string" table:style-name="ce5">
            <text:p>2.33</text:p>
          </table:table-cell>
          <table:table-cell office:value-type="string" table:style-name="ce6">
            <text:p>-21.14</text:p>
          </table:table-cell>
          <table:table-cell office:value-type="string" office:string-value="TP053" table:formula="of:=UPPER(VLOOKUP(CONCATENATE(&quot;111&quot;;[.$AK8]);[ONUS_KM43.$A:.$AK];6;))" table:style-name="ce5">
            <text:p>TP053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18.09</text:p>
          </table:table-cell>
          <table:table-cell office:value-type="string" table:style-name="ce5">
            <text:p>1.16</text:p>
          </table:table-cell>
          <table:table-cell office:value-type="string" table:style-name="ce6">
            <text:p>-18.57</text:p>
          </table:table-cell>
          <table:table-cell office:value-type="string" office:string-value="TP268" table:formula="of:=UPPER(VLOOKUP(CONCATENATE(&quot;112&quot;;[.$AP8]);[ONUS_KM43.$A:.$AK];6;))" table:style-name="ce5">
            <text:p>TP268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29.21</text:p>
          </table:table-cell>
          <table:table-cell office:value-type="string" table:style-name="ce5">
            <text:p>1.53</text:p>
          </table:table-cell>
          <table:table-cell office:value-type="string" table:style-name="ce6">
            <text:p>-23.88</text:p>
          </table:table-cell>
          <table:table-cell office:value-type="string" office:string-value="VSOL041" table:formula="of:=UPPER(VLOOKUP(CONCATENATE(&quot;113&quot;;[.$AU8]);[ONUS_KM43.$A:.$AK];6;))" table:style-name="ce5">
            <text:p>VSOL041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29.58</text:p>
          </table:table-cell>
          <table:table-cell office:value-type="string" table:style-name="ce5">
            <text:p>2.06</text:p>
          </table:table-cell>
          <table:table-cell office:value-type="string" table:style-name="ce6">
            <text:p>-29.21</text:p>
          </table:table-cell>
          <table:table-cell office:value-type="string" office:string-value="TP552" table:formula="of:=UPPER(VLOOKUP(CONCATENATE(&quot;114&quot;;[.$AZ8]);[ONUS_KM43.$A:.$AK];6;))" table:style-name="ce5">
            <text:p>TP552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21.02</text:p>
          </table:table-cell>
          <table:table-cell office:value-type="string" table:style-name="ce5">
            <text:p>1.11</text:p>
          </table:table-cell>
          <table:table-cell office:value-type="string" table:style-name="ce6">
            <text:p>-22.76</text:p>
          </table:table-cell>
          <table:table-cell office:value-type="string" office:string-value="TP546" table:formula="of:=UPPER(VLOOKUP(CONCATENATE(&quot;115&quot;;[.$BE8]);[ONUS_KM43.$A:.$AK];6;))" table:style-name="ce5">
            <text:p>TP546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27.69</text:p>
          </table:table-cell>
          <table:table-cell office:value-type="string" table:style-name="ce5">
            <text:p>0.99</text:p>
          </table:table-cell>
          <table:table-cell office:value-type="string" table:style-name="ce6">
            <text:p>-24.21</text:p>
          </table:table-cell>
          <table:table-cell table:number-columns-repeated="16324"/>
        </table:table-row>
        <table:table-row table:style-name="ro2">
          <table:table-cell office:value-type="string" office:string-value="TP070" table:formula="of:=UPPER(VLOOKUP(CONCATENATE(&quot;13&quot;;[.$B9]);[ONUS_KM43.$A:.$AK];6;))" table:style-name="ce5">
            <text:p>TP07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22.67</text:p>
          </table:table-cell>
          <table:table-cell office:value-type="string" table:style-name="ce5">
            <text:p>1.28</text:p>
          </table:table-cell>
          <table:table-cell office:value-type="string" table:style-name="ce6">
            <text:p>-22.30</text:p>
          </table:table-cell>
          <table:table-cell office:value-type="string" office:string-value="TP119" table:formula="of:=UPPER(VLOOKUP(CONCATENATE(&quot;15&quot;;[.G9]);[ONUS_KM43.A:.AK];6;))" table:style-name="ce5">
            <text:p>TP11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21.31</text:p>
          </table:table-cell>
          <table:table-cell office:value-type="string" table:style-name="ce7">
            <text:p>1.46</text:p>
          </table:table-cell>
          <table:table-cell office:value-type="string" table:style-name="ce6">
            <text:p>-22.68</text:p>
          </table:table-cell>
          <table:table-cell office:value-type="string" office:string-value="KQ211" table:formula="of:=UPPER(VLOOKUP(CONCATENATE(&quot;16&quot;;[.$L9]);[ONUS_KM43.$A:.$AK];6;))" table:style-name="ce5">
            <text:p>KQ211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24.43</text:p>
          </table:table-cell>
          <table:table-cell office:value-type="string" table:style-name="ce5">
            <text:p>2.12</text:p>
          </table:table-cell>
          <table:table-cell office:value-type="string" table:style-name="ce6">
            <text:p>-26.03</text:p>
          </table:table-cell>
          <table:table-cell office:value-type="string" office:string-value="M428" table:formula="of:=UPPER(VLOOKUP(CONCATENATE(&quot;17&quot;;[.$Q9]);[ONUS_KM43.$A:.$AK];6;))" table:style-name="ce5">
            <text:p>M428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2.47</text:p>
          </table:table-cell>
          <table:table-cell office:value-type="string" table:style-name="ce6">
            <text:p>-23.38</text:p>
          </table:table-cell>
          <table:table-cell office:value-type="string" office:string-value="TP453" table:formula="of:=UPPER(VLOOKUP(CONCATENATE(&quot;18&quot;;[.$V9]);[ONUS_KM43.$A:.$AK];6;))" table:style-name="ce5">
            <text:p>TP453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-26.19</text:p>
          </table:table-cell>
          <table:table-cell office:value-type="string" table:style-name="ce5">
            <text:p>0.98</text:p>
          </table:table-cell>
          <table:table-cell office:value-type="string" table:style-name="ce6">
            <text:p>-28.24</text:p>
          </table:table-cell>
          <table:table-cell office:value-type="string" office:string-value="O103" table:formula="of:=UPPER(VLOOKUP(CONCATENATE(&quot;19&quot;;[.$AA9]);[ONUS_KM43.$A:.$AK];6;))" table:style-name="ce5">
            <text:p>O103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30.96</text:p>
          </table:table-cell>
          <table:table-cell office:value-type="string" table:style-name="ce5">
            <text:p>2.17</text:p>
          </table:table-cell>
          <table:table-cell office:value-type="string" table:style-name="ce6">
            <text:p>-31.55</text:p>
          </table:table-cell>
          <table:table-cell office:value-type="string" office:string-value="TP036" table:formula="of:=UPPER(VLOOKUP(CONCATENATE(&quot;110&quot;;[.$AF9]);[ONUS_KM43.$A:.$AK];6;))" table:style-name="ce5">
            <text:p>TP036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-21.87</text:p>
          </table:table-cell>
          <table:table-cell office:value-type="string" table:style-name="ce5">
            <text:p>1.22</text:p>
          </table:table-cell>
          <table:table-cell office:value-type="string" table:style-name="ce6">
            <text:p>-20.71</text:p>
          </table:table-cell>
          <table:table-cell office:value-type="string" office:string-value="TP064" table:formula="of:=UPPER(VLOOKUP(CONCATENATE(&quot;111&quot;;[.$AK9]);[ONUS_KM43.$A:.$AK];6;))" table:style-name="ce5">
            <text:p>TP064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19.32</text:p>
          </table:table-cell>
          <table:table-cell office:value-type="string" table:style-name="ce5">
            <text:p>0.91</text:p>
          </table:table-cell>
          <table:table-cell office:value-type="string" table:style-name="ce6">
            <text:p>-20.66</text:p>
          </table:table-cell>
          <table:table-cell office:value-type="string" office:string-value="TP316" table:formula="of:=UPPER(VLOOKUP(CONCATENATE(&quot;112&quot;;[.$AP9]);[ONUS_KM43.$A:.$AK];6;))" table:style-name="ce5">
            <text:p>TP316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21.61</text:p>
          </table:table-cell>
          <table:table-cell office:value-type="string" table:style-name="ce5">
            <text:p>1.07</text:p>
          </table:table-cell>
          <table:table-cell office:value-type="string" table:style-name="ce6">
            <text:p>-20.87</text:p>
          </table:table-cell>
          <table:table-cell office:value-type="string" office:string-value="VSOL040" table:formula="of:=UPPER(VLOOKUP(CONCATENATE(&quot;113&quot;;[.$AU9]);[ONUS_KM43.$A:.$AK];6;))" table:style-name="ce5">
            <text:p>VSOL040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-20.36</text:p>
          </table:table-cell>
          <table:table-cell office:value-type="string" table:style-name="ce5">
            <text:p>2.15</text:p>
          </table:table-cell>
          <table:table-cell office:value-type="string" table:style-name="ce6">
            <text:p>-21.37</text:p>
          </table:table-cell>
          <table:table-cell office:value-type="string" office:string-value="VSOL098" table:formula="of:=UPPER(VLOOKUP(CONCATENATE(&quot;114&quot;;[.$AZ9]);[ONUS_KM43.$A:.$AK];6;))" table:style-name="ce5">
            <text:p>VSOL098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18.18</text:p>
          </table:table-cell>
          <table:table-cell office:value-type="string" table:style-name="ce5">
            <text:p>2.16</text:p>
          </table:table-cell>
          <table:table-cell office:value-type="string" table:style-name="ce6">
            <text:p>-20.09</text:p>
          </table:table-cell>
          <table:table-cell office:value-type="string" office:string-value="TP030" table:formula="of:=UPPER(VLOOKUP(CONCATENATE(&quot;115&quot;;[.$BE9]);[ONUS_KM43.$A:.$AK];6;))" table:style-name="ce5">
            <text:p>TP030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26.19</text:p>
          </table:table-cell>
          <table:table-cell office:value-type="string" table:style-name="ce5">
            <text:p>1.03</text:p>
          </table:table-cell>
          <table:table-cell office:value-type="string" table:style-name="ce6">
            <text:p>-24.09</text:p>
          </table:table-cell>
          <table:table-cell table:number-columns-repeated="16324"/>
        </table:table-row>
        <table:table-row table:style-name="ro2">
          <table:table-cell office:value-type="string" office:string-value="TP046" table:formula="of:=UPPER(VLOOKUP(CONCATENATE(&quot;13&quot;;[.$B10]);[ONUS_KM43.$A:.$AK];6;))" table:style-name="ce5">
            <text:p>TP04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21.42</text:p>
          </table:table-cell>
          <table:table-cell office:value-type="string" table:style-name="ce5">
            <text:p>1.31</text:p>
          </table:table-cell>
          <table:table-cell office:value-type="string" table:style-name="ce6">
            <text:p>-22.52</text:p>
          </table:table-cell>
          <table:table-cell office:value-type="string" office:string-value="K422" table:formula="of:=UPPER(VLOOKUP(CONCATENATE(&quot;15&quot;;[.G10]);[ONUS_KM43.A:.AK];6;))" table:style-name="ce5">
            <text:p>K42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23.46</text:p>
          </table:table-cell>
          <table:table-cell office:value-type="string" table:style-name="ce7">
            <text:p>1.39</text:p>
          </table:table-cell>
          <table:table-cell office:value-type="string" table:style-name="ce6">
            <text:p>-23.10</text:p>
          </table:table-cell>
          <table:table-cell office:value-type="string" office:string-value="R593" table:formula="of:=UPPER(VLOOKUP(CONCATENATE(&quot;16&quot;;[.$L10]);[ONUS_KM43.$A:.$AK];6;))" table:style-name="ce5">
            <text:p>R593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25.08</text:p>
          </table:table-cell>
          <table:table-cell office:value-type="string" table:style-name="ce5">
            <text:p>2.66</text:p>
          </table:table-cell>
          <table:table-cell office:value-type="string" table:style-name="ce6">
            <text:p>-25.09</text:p>
          </table:table-cell>
          <table:table-cell office:value-type="string" office:string-value="R531" table:formula="of:=UPPER(VLOOKUP(CONCATENATE(&quot;17&quot;;[.$Q10]);[ONUS_KM43.$A:.$AK];6;))" table:style-name="ce5">
            <text:p>R531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20.70</text:p>
          </table:table-cell>
          <table:table-cell office:value-type="string" table:style-name="ce5">
            <text:p>2.44</text:p>
          </table:table-cell>
          <table:table-cell office:value-type="string" table:style-name="ce6">
            <text:p>-21.94</text:p>
          </table:table-cell>
          <table:table-cell office:value-type="string" office:string-value="HG8245V350" table:formula="of:=UPPER(VLOOKUP(CONCATENATE(&quot;18&quot;;[.$V10]);[ONUS_KM43.$A:.$AK];6;))" table:style-name="ce5">
            <text:p>HG8245V350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22.89</text:p>
          </table:table-cell>
          <table:table-cell office:value-type="string" table:style-name="ce5">
            <text:p>2.12</text:p>
          </table:table-cell>
          <table:table-cell office:value-type="string" table:style-name="ce6">
            <text:p>-22.93</text:p>
          </table:table-cell>
          <table:table-cell office:value-type="string" office:string-value="KMA101" table:formula="of:=UPPER(VLOOKUP(CONCATENATE(&quot;19&quot;;[.$AA10]);[ONUS_KM43.$A:.$AK];6;))" table:style-name="ce5">
            <text:p>KMA101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-20.00</text:p>
          </table:table-cell>
          <table:table-cell office:value-type="string" table:style-name="ce5">
            <text:p>2.39</text:p>
          </table:table-cell>
          <table:table-cell office:value-type="string" table:style-name="ce6">
            <text:p>-22.52</text:p>
          </table:table-cell>
          <table:table-cell office:value-type="string" office:string-value="TP068" table:formula="of:=UPPER(VLOOKUP(CONCATENATE(&quot;110&quot;;[.$AF10]);[ONUS_KM43.$A:.$AK];6;))" table:style-name="ce5">
            <text:p>TP068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18.01</text:p>
          </table:table-cell>
          <table:table-cell office:value-type="string" table:style-name="ce5">
            <text:p>1.23</text:p>
          </table:table-cell>
          <table:table-cell office:value-type="string" table:style-name="ce6">
            <text:p>-16.74</text:p>
          </table:table-cell>
          <table:table-cell office:value-type="string" office:string-value="TP080" table:formula="of:=UPPER(VLOOKUP(CONCATENATE(&quot;111&quot;;[.$AK10]);[ONUS_KM43.$A:.$AK];6;))" table:style-name="ce5">
            <text:p>TP080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-21.80</text:p>
          </table:table-cell>
          <table:table-cell office:value-type="string" table:style-name="ce5">
            <text:p>1.10</text:p>
          </table:table-cell>
          <table:table-cell office:value-type="string" table:style-name="ce6">
            <text:p>-20.23</text:p>
          </table:table-cell>
          <table:table-cell office:value-type="string" office:string-value="TP571" table:formula="of:=UPPER(VLOOKUP(CONCATENATE(&quot;112&quot;;[.$AP10]);[ONUS_KM43.$A:.$AK];6;))" table:style-name="ce5">
            <text:p>TP571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-20.04</text:p>
          </table:table-cell>
          <table:table-cell office:value-type="string" table:style-name="ce5">
            <text:p>1.20</text:p>
          </table:table-cell>
          <table:table-cell office:value-type="string" table:style-name="ce6">
            <text:p>-23.19</text:p>
          </table:table-cell>
          <table:table-cell office:value-type="string" office:string-value="VSOL039" table:formula="of:=UPPER(VLOOKUP(CONCATENATE(&quot;113&quot;;[.$AU10]);[ONUS_KM43.$A:.$AK];6;))" table:style-name="ce5">
            <text:p>VSOL039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21.74</text:p>
          </table:table-cell>
          <table:table-cell office:value-type="string" table:style-name="ce5">
            <text:p>2.16</text:p>
          </table:table-cell>
          <table:table-cell office:value-type="string" table:style-name="ce6">
            <text:p>-22.2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031" table:formula="of:=UPPER(VLOOKUP(CONCATENATE(&quot;115&quot;;[.$BE10]);[ONUS_KM43.$A:.$AK];6;))" table:style-name="ce5">
            <text:p>TP03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28.86</text:p>
          </table:table-cell>
          <table:table-cell office:value-type="string" table:style-name="ce5">
            <text:p>1.39</text:p>
          </table:table-cell>
          <table:table-cell office:value-type="string" table:style-name="ce6">
            <text:p>-24.32</text:p>
          </table:table-cell>
          <table:table-cell table:number-columns-repeated="16324"/>
        </table:table-row>
        <table:table-row table:style-name="ro2">
          <table:table-cell office:value-type="string" office:string-value="TP492" table:formula="of:=UPPER(VLOOKUP(CONCATENATE(&quot;13&quot;;[.$B11]);[ONUS_KM43.$A:.$AK];6;))" table:style-name="ce5">
            <text:p>TP49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23.10</text:p>
          </table:table-cell>
          <table:table-cell office:value-type="string" table:style-name="ce5">
            <text:p>1.14</text:p>
          </table:table-cell>
          <table:table-cell office:value-type="string" table:style-name="ce6">
            <text:p>-24.21</text:p>
          </table:table-cell>
          <table:table-cell office:value-type="string" office:string-value="TP348" table:formula="of:=UPPER(VLOOKUP(CONCATENATE(&quot;15&quot;;[.G11]);[ONUS_KM43.A:.AK];6;))" table:style-name="ce5">
            <text:p>TP34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28.86</text:p>
          </table:table-cell>
          <table:table-cell office:value-type="string" table:style-name="ce7">
            <text:p>1.42</text:p>
          </table:table-cell>
          <table:table-cell office:value-type="string" table:style-name="ce6">
            <text:p>-25.86</text:p>
          </table:table-cell>
          <table:table-cell office:value-type="string" office:string-value="TP110" table:formula="of:=UPPER(VLOOKUP(CONCATENATE(&quot;16&quot;;[.$L11]);[ONUS_KM43.$A:.$AK];6;))" table:style-name="ce5">
            <text:p>TP110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24.43</text:p>
          </table:table-cell>
          <table:table-cell office:value-type="string" table:style-name="ce5">
            <text:p>1.30</text:p>
          </table:table-cell>
          <table:table-cell office:value-type="string" table:style-name="ce6">
            <text:p>-25.23</text:p>
          </table:table-cell>
          <table:table-cell office:value-type="string" office:string-value="R127" table:formula="of:=UPPER(VLOOKUP(CONCATENATE(&quot;17&quot;;[.$Q11]);[ONUS_KM43.$A:.$AK];6;))" table:style-name="ce5">
            <text:p>R127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18.35</text:p>
          </table:table-cell>
          <table:table-cell office:value-type="string" table:style-name="ce5">
            <text:p>2.50</text:p>
          </table:table-cell>
          <table:table-cell office:value-type="string" table:style-name="ce6">
            <text:p>-21.49</text:p>
          </table:table-cell>
          <table:table-cell office:value-type="string" office:string-value="HG8245V352" table:formula="of:=UPPER(VLOOKUP(CONCATENATE(&quot;18&quot;;[.$V11]);[ONUS_KM43.$A:.$AK];6;))" table:style-name="ce5">
            <text:p>HG8245V352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20.00</text:p>
          </table:table-cell>
          <table:table-cell office:value-type="string" table:style-name="ce5">
            <text:p>1.83</text:p>
          </table:table-cell>
          <table:table-cell office:value-type="string" table:style-name="ce6">
            <text:p>-23.38</text:p>
          </table:table-cell>
          <table:table-cell office:value-type="string" office:string-value="KQ194" table:formula="of:=UPPER(VLOOKUP(CONCATENATE(&quot;19&quot;;[.$AA11]);[ONUS_KM43.$A:.$AK];6;))" table:style-name="ce5">
            <text:p>KQ194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20.45</text:p>
          </table:table-cell>
          <table:table-cell office:value-type="string" table:style-name="ce5">
            <text:p>1.95</text:p>
          </table:table-cell>
          <table:table-cell office:value-type="string" table:style-name="ce6">
            <text:p>-24.32</text:p>
          </table:table-cell>
          <table:table-cell office:value-type="string" office:string-value="TP147" table:formula="of:=UPPER(VLOOKUP(CONCATENATE(&quot;110&quot;;[.$AF11]);[ONUS_KM43.$A:.$AK];6;))" table:style-name="ce5">
            <text:p>TP147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26.99</text:p>
          </table:table-cell>
          <table:table-cell office:value-type="string" table:style-name="ce5">
            <text:p>1.23</text:p>
          </table:table-cell>
          <table:table-cell office:value-type="string" table:style-name="ce6">
            <text:p>-22.60</text:p>
          </table:table-cell>
          <table:table-cell office:value-type="string" office:string-value="HG8245V351" table:formula="of:=UPPER(VLOOKUP(CONCATENATE(&quot;111&quot;;[.$AK11]);[ONUS_KM43.$A:.$AK];6;))" table:style-name="ce5">
            <text:p>HG8245V351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24.20</text:p>
          </table:table-cell>
          <table:table-cell office:value-type="string" table:style-name="ce5">
            <text:p>2.20</text:p>
          </table:table-cell>
          <table:table-cell office:value-type="string" table:style-name="ce6">
            <text:p>-24.95</text:p>
          </table:table-cell>
          <table:table-cell office:value-type="string" office:string-value="TP371" table:formula="of:=UPPER(VLOOKUP(CONCATENATE(&quot;112&quot;;[.$AP11]);[ONUS_KM43.$A:.$AK];6;))" table:style-name="ce5">
            <text:p>TP371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20.13</text:p>
          </table:table-cell>
          <table:table-cell office:value-type="string" table:style-name="ce5">
            <text:p>1.28</text:p>
          </table:table-cell>
          <table:table-cell office:value-type="string" table:style-name="ce6">
            <text:p>-20.18</text:p>
          </table:table-cell>
          <table:table-cell office:value-type="string" office:string-value="VSOL038" table:formula="of:=UPPER(VLOOKUP(CONCATENATE(&quot;113&quot;;[.$AU11]);[ONUS_KM43.$A:.$AK];6;))" table:style-name="ce5">
            <text:p>VSOL038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26.02</text:p>
          </table:table-cell>
          <table:table-cell office:value-type="string" table:style-name="ce5">
            <text:p>2.03</text:p>
          </table:table-cell>
          <table:table-cell office:value-type="string" table:style-name="ce6">
            <text:p>-23.77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056" table:formula="of:=UPPER(VLOOKUP(CONCATENATE(&quot;115&quot;;[.$BE11]);[ONUS_KM43.$A:.$AK];6;))" table:style-name="ce5">
            <text:p>TP05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1.25</text:p>
          </table:table-cell>
          <table:table-cell office:value-type="string" table:style-name="ce6">
            <text:p>-25.09</text:p>
          </table:table-cell>
          <table:table-cell table:number-columns-repeated="16324"/>
        </table:table-row>
        <table:table-row table:style-name="ro2">
          <table:table-cell office:value-type="string" office:string-value="TP084" table:formula="of:=UPPER(VLOOKUP(CONCATENATE(&quot;13&quot;;[.$B12]);[ONUS_KM43.$A:.$AK];6;))" table:style-name="ce5">
            <text:p>TP08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24.20</text:p>
          </table:table-cell>
          <table:table-cell office:value-type="string" table:style-name="ce5">
            <text:p>1.28</text:p>
          </table:table-cell>
          <table:table-cell office:value-type="string" table:style-name="ce6">
            <text:p>-26.03</text:p>
          </table:table-cell>
          <table:table-cell office:value-type="string" office:string-value="TP273" table:formula="of:=UPPER(VLOOKUP(CONCATENATE(&quot;15&quot;;[.G12]);[ONUS_KM43.A:.AK];6;))" table:style-name="ce5">
            <text:p>TP27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24.43</text:p>
          </table:table-cell>
          <table:table-cell office:value-type="string" table:style-name="ce7">
            <text:p>1.08</text:p>
          </table:table-cell>
          <table:table-cell office:value-type="string" table:style-name="ce6">
            <text:p>-23.47</text:p>
          </table:table-cell>
          <table:table-cell office:value-type="string" office:string-value="KQ276" table:formula="of:=UPPER(VLOOKUP(CONCATENATE(&quot;16&quot;;[.$L12]);[ONUS_KM43.$A:.$AK];6;))" table:style-name="ce5">
            <text:p>KQ276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24.20</text:p>
          </table:table-cell>
          <table:table-cell office:value-type="string" table:style-name="ce5">
            <text:p>2.41</text:p>
          </table:table-cell>
          <table:table-cell office:value-type="string" table:style-name="ce6">
            <text:p>-26.58</text:p>
          </table:table-cell>
          <table:table-cell office:value-type="string" office:string-value="O73" table:formula="of:=UPPER(VLOOKUP(CONCATENATE(&quot;17&quot;;[.$Q12]);[ONUS_KM43.$A:.$AK];6;))" table:style-name="ce5">
            <text:p>O73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22.55</text:p>
          </table:table-cell>
          <table:table-cell office:value-type="string" table:style-name="ce5">
            <text:p>1.83</text:p>
          </table:table-cell>
          <table:table-cell office:value-type="string" table:style-name="ce6">
            <text:p>-22.22</text:p>
          </table:table-cell>
          <table:table-cell office:value-type="string" office:string-value="TP074" table:formula="of:=UPPER(VLOOKUP(CONCATENATE(&quot;18&quot;;[.$V12]);[ONUS_KM43.$A:.$AK];6;))" table:style-name="ce5">
            <text:p>TP074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22.52</text:p>
          </table:table-cell>
          <table:table-cell office:value-type="string" table:style-name="ce5">
            <text:p>1.18</text:p>
          </table:table-cell>
          <table:table-cell office:value-type="string" table:style-name="ce6">
            <text:p>-25.53</text:p>
          </table:table-cell>
          <table:table-cell office:value-type="string" office:string-value="TM262" table:formula="of:=UPPER(VLOOKUP(CONCATENATE(&quot;19&quot;;[.$AA12]);[ONUS_KM43.$A:.$AK];6;))" table:style-name="ce5">
            <text:p>TM262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21.93</text:p>
          </table:table-cell>
          <table:table-cell office:value-type="string" table:style-name="ce5">
            <text:p>2.10</text:p>
          </table:table-cell>
          <table:table-cell office:value-type="string" table:style-name="ce6">
            <text:p>-24.44</text:p>
          </table:table-cell>
          <table:table-cell office:value-type="string" office:string-value="R592" table:formula="of:=UPPER(VLOOKUP(CONCATENATE(&quot;110&quot;;[.$AF12]);[ONUS_KM43.$A:.$AK];6;))" table:style-name="ce5">
            <text:p>R592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16.31</text:p>
          </table:table-cell>
          <table:table-cell office:value-type="string" table:style-name="ce5">
            <text:p>2.20</text:p>
          </table:table-cell>
          <table:table-cell office:value-type="string" table:style-name="ce6">
            <text:p>-19.47</text:p>
          </table:table-cell>
          <table:table-cell office:value-type="string" office:string-value="TP120" table:formula="of:=UPPER(VLOOKUP(CONCATENATE(&quot;111&quot;;[.$AK12]);[ONUS_KM43.$A:.$AK];6;))" table:style-name="ce5">
            <text:p>TP120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17.21</text:p>
          </table:table-cell>
          <table:table-cell office:value-type="string" table:style-name="ce5">
            <text:p>1.20</text:p>
          </table:table-cell>
          <table:table-cell office:value-type="string" table:style-name="ce6">
            <text:p>-19.07</text:p>
          </table:table-cell>
          <table:table-cell office:value-type="string" office:string-value="VSOL028" table:formula="of:=UPPER(VLOOKUP(CONCATENATE(&quot;112&quot;;[.$AP12]);[ONUS_KM43.$A:.$AK];6;))" table:style-name="ce5">
            <text:p>VSOL028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19.03</text:p>
          </table:table-cell>
          <table:table-cell office:value-type="string" table:style-name="ce5">
            <text:p>2.09</text:p>
          </table:table-cell>
          <table:table-cell office:value-type="string" table:style-name="ce6">
            <text:p>-20.61</text:p>
          </table:table-cell>
          <table:table-cell office:value-type="string" office:string-value="VSOL080" table:formula="of:=UPPER(VLOOKUP(CONCATENATE(&quot;113&quot;;[.$AU12]);[ONUS_KM43.$A:.$AK];6;))" table:style-name="ce5">
            <text:p>VSOL080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1.86</text:p>
          </table:table-cell>
          <table:table-cell office:value-type="string" table:style-name="ce6">
            <text:p>-22.30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Q388" table:formula="of:=UPPER(VLOOKUP(CONCATENATE(&quot;115&quot;;[.$BE12]);[ONUS_KM43.$A:.$AK];6;))" table:style-name="ce5">
            <text:p>Q38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25.55</text:p>
          </table:table-cell>
          <table:table-cell office:value-type="string" table:style-name="ce5">
            <text:p>2.22</text:p>
          </table:table-cell>
          <table:table-cell office:value-type="string" table:style-name="ce6">
            <text:p>-22.15</text:p>
          </table:table-cell>
          <table:table-cell table:number-columns-repeated="16324"/>
        </table:table-row>
        <table:table-row table:style-name="ro3">
          <table:table-cell office:value-type="string" office:string-value="TP098" table:formula="of:=UPPER(VLOOKUP(CONCATENATE(&quot;13&quot;;[.$B13]);[ONUS_KM43.$A:.$AK];6;))" table:style-name="ce5">
            <text:p>TP09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20.65</text:p>
          </table:table-cell>
          <table:table-cell office:value-type="string" table:style-name="ce5">
            <text:p>1.30</text:p>
          </table:table-cell>
          <table:table-cell office:value-type="string" table:style-name="ce6">
            <text:p>-19.96</text:p>
          </table:table-cell>
          <table:table-cell office:value-type="string" office:string-value="TP181" table:formula="of:=UPPER(VLOOKUP(CONCATENATE(&quot;15&quot;;[.G13]);[ONUS_KM43.A:.AK];6;))" table:style-name="ce5">
            <text:p>TP18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22.76</text:p>
          </table:table-cell>
          <table:table-cell office:value-type="string" table:style-name="ce7">
            <text:p>1.30</text:p>
          </table:table-cell>
          <table:table-cell office:value-type="string" table:style-name="ce6">
            <text:p>-23.67</text:p>
          </table:table-cell>
          <table:table-cell office:value-type="string" office:string-value="KQ277" table:formula="of:=UPPER(VLOOKUP(CONCATENATE(&quot;16&quot;;[.$L13]);[ONUS_KM43.$A:.$AK];6;))" table:style-name="ce5">
            <text:p>KQ277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-27.21</text:p>
          </table:table-cell>
          <table:table-cell office:value-type="string" table:style-name="ce5">
            <text:p>2.71</text:p>
          </table:table-cell>
          <table:table-cell office:value-type="string" table:style-name="ce6">
            <text:p>-29.21</text:p>
          </table:table-cell>
          <table:table-cell office:value-type="string" office:string-value="TN42" table:formula="of:=UPPER(VLOOKUP(CONCATENATE(&quot;17&quot;;[.$Q13]);[ONUS_KM43.$A:.$AK];6;))" table:style-name="ce5">
            <text:p>TN42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-28.53</text:p>
          </table:table-cell>
          <table:table-cell office:value-type="string" table:style-name="ce5">
            <text:p>1.90</text:p>
          </table:table-cell>
          <table:table-cell office:value-type="string" table:style-name="ce6">
            <text:p>-25.38</text:p>
          </table:table-cell>
          <table:table-cell office:value-type="string" office:string-value="TP543" table:formula="of:=UPPER(VLOOKUP(CONCATENATE(&quot;18&quot;;[.$V13]);[ONUS_KM43.$A:.$AK];6;))" table:style-name="ce5">
            <text:p>TP543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-23.56</text:p>
          </table:table-cell>
          <table:table-cell office:value-type="string" table:style-name="ce5">
            <text:p>1.40</text:p>
          </table:table-cell>
          <table:table-cell office:value-type="string" table:style-name="ce6">
            <text:p>-26.58</text:p>
          </table:table-cell>
          <table:table-cell office:value-type="string" office:string-value="TN5" table:formula="of:=UPPER(VLOOKUP(CONCATENATE(&quot;19&quot;;[.$AA13]);[ONUS_KM43.$A:.$AK];6;))" table:style-name="ce5">
            <text:p>TN5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24.56</text:p>
          </table:table-cell>
          <table:table-cell office:value-type="string" table:style-name="ce5">
            <text:p>1.30</text:p>
          </table:table-cell>
          <table:table-cell office:value-type="string" table:style-name="ce6">
            <text:p>-29.59</text:p>
          </table:table-cell>
          <table:table-cell office:value-type="string" office:string-value="HS8145V359" table:formula="of:=UPPER(VLOOKUP(CONCATENATE(&quot;110&quot;;[.$AF13]);[ONUS_KM43.$A:.$AK];6;))" table:style-name="ce5">
            <text:p>HS8145V359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-19.32</text:p>
          </table:table-cell>
          <table:table-cell office:value-type="string" table:style-name="ce5">
            <text:p>2.21</text:p>
          </table:table-cell>
          <table:table-cell office:value-type="string" table:style-name="ce6">
            <text:p>-22.22</text:p>
          </table:table-cell>
          <table:table-cell office:value-type="string" office:string-value="TP146" table:formula="of:=UPPER(VLOOKUP(CONCATENATE(&quot;111&quot;;[.$AK13]);[ONUS_KM43.$A:.$AK];6;))" table:style-name="ce5">
            <text:p>TP146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19.62</text:p>
          </table:table-cell>
          <table:table-cell office:value-type="string" table:style-name="ce5">
            <text:p>1.07</text:p>
          </table:table-cell>
          <table:table-cell office:value-type="string" table:style-name="ce6">
            <text:p>-21.20</text:p>
          </table:table-cell>
          <table:table-cell office:value-type="string" office:string-value="VSOL072" table:formula="of:=UPPER(VLOOKUP(CONCATENATE(&quot;112&quot;;[.$AP13]);[ONUS_KM43.$A:.$AK];6;))" table:style-name="ce5">
            <text:p>VSOL072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18.89</text:p>
          </table:table-cell>
          <table:table-cell office:value-type="string" table:style-name="ce5">
            <text:p>2.15</text:p>
          </table:table-cell>
          <table:table-cell office:value-type="string" table:style-name="ce6">
            <text:p>-21.0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069" table:formula="of:=UPPER(VLOOKUP(CONCATENATE(&quot;115&quot;;[.$BE13]);[ONUS_KM43.$A:.$AK];6;))" table:style-name="ce5">
            <text:p>TP06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0.94</text:p>
          </table:table-cell>
          <table:table-cell office:value-type="string" table:style-name="ce6">
            <text:p>-27.70</text:p>
          </table:table-cell>
          <table:table-cell table:number-columns-repeated="16324"/>
        </table:table-row>
        <table:table-row table:style-name="ro2">
          <table:table-cell office:value-type="string" office:string-value="TP163" table:formula="of:=UPPER(VLOOKUP(CONCATENATE(&quot;13&quot;;[.$B14]);[ONUS_KM43.$A:.$AK];6;))" table:style-name="ce5">
            <text:p>TP16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29.21</text:p>
          </table:table-cell>
          <table:table-cell office:value-type="string" table:style-name="ce5">
            <text:p>1.08</text:p>
          </table:table-cell>
          <table:table-cell office:value-type="string" table:style-name="ce6">
            <text:p>-30.46</text:p>
          </table:table-cell>
          <table:table-cell office:value-type="string" office:string-value="TP322" table:formula="of:=UPPER(VLOOKUP(CONCATENATE(&quot;15&quot;;[.G14]);[ONUS_KM43.A:.AK];6;))" table:style-name="ce5">
            <text:p>TP32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23.18</text:p>
          </table:table-cell>
          <table:table-cell office:value-type="string" table:style-name="ce7">
            <text:p>1.23</text:p>
          </table:table-cell>
          <table:table-cell office:value-type="string" table:style-name="ce6">
            <text:p>-24.95</text:p>
          </table:table-cell>
          <table:table-cell office:value-type="string" office:string-value="TP592" table:formula="of:=UPPER(VLOOKUP(CONCATENATE(&quot;16&quot;;[.$L14]);[ONUS_KM43.$A:.$AK];6;))" table:style-name="ce5">
            <text:p>TP59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-25.37</text:p>
          </table:table-cell>
          <table:table-cell office:value-type="string" table:style-name="ce5">
            <text:p>1.27</text:p>
          </table:table-cell>
          <table:table-cell office:value-type="string" table:style-name="ce6">
            <text:p>-27.70</text:p>
          </table:table-cell>
          <table:table-cell office:value-type="string" office:string-value="TM384" table:formula="of:=UPPER(VLOOKUP(CONCATENATE(&quot;17&quot;;[.$Q14]);[ONUS_KM43.$A:.$AK];6;))" table:style-name="ce5">
            <text:p>TM384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-19.87</text:p>
          </table:table-cell>
          <table:table-cell office:value-type="string" table:style-name="ce5">
            <text:p>1.90</text:p>
          </table:table-cell>
          <table:table-cell office:value-type="string" table:style-name="ce6">
            <text:p>-21.14</text:p>
          </table:table-cell>
          <table:table-cell office:value-type="string" office:string-value="TP208" table:formula="of:=UPPER(VLOOKUP(CONCATENATE(&quot;18&quot;;[.$V14]);[ONUS_KM43.$A:.$AK];6;))" table:style-name="ce5">
            <text:p>TP208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-20.00</text:p>
          </table:table-cell>
          <table:table-cell office:value-type="string" table:style-name="ce5">
            <text:p>1.05</text:p>
          </table:table-cell>
          <table:table-cell office:value-type="string" table:style-name="ce6">
            <text:p>-22.22</text:p>
          </table:table-cell>
          <table:table-cell office:value-type="string" office:string-value="KN369" table:formula="of:=UPPER(VLOOKUP(CONCATENATE(&quot;19&quot;;[.$AA14]);[ONUS_KM43.$A:.$AK];6;))" table:style-name="ce5">
            <text:p>KN369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-21.02</text:p>
          </table:table-cell>
          <table:table-cell office:value-type="string" table:style-name="ce5">
            <text:p>2.67</text:p>
          </table:table-cell>
          <table:table-cell office:value-type="string" table:style-name="ce6">
            <text:p>-22.45</text:p>
          </table:table-cell>
          <table:table-cell office:value-type="string" office:string-value="TP582" table:formula="of:=UPPER(VLOOKUP(CONCATENATE(&quot;110&quot;;[.$AF14]);[ONUS_KM43.$A:.$AK];6;))" table:style-name="ce5">
            <text:p>TP58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-18.92</text:p>
          </table:table-cell>
          <table:table-cell office:value-type="string" table:style-name="ce5">
            <text:p>1.11</text:p>
          </table:table-cell>
          <table:table-cell office:value-type="string" table:style-name="ce6">
            <text:p>-19.96</text:p>
          </table:table-cell>
          <table:table-cell office:value-type="string" office:string-value="TP224" table:formula="of:=UPPER(VLOOKUP(CONCATENATE(&quot;111&quot;;[.$AK14]);[ONUS_KM43.$A:.$AK];6;))" table:style-name="ce5">
            <text:p>TP224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-27.69</text:p>
          </table:table-cell>
          <table:table-cell office:value-type="string" table:style-name="ce5">
            <text:p>0.89</text:p>
          </table:table-cell>
          <table:table-cell office:value-type="string" table:style-name="ce6">
            <text:p>-21.88</text:p>
          </table:table-cell>
          <table:table-cell office:value-type="string" office:string-value="VSOL096" table:formula="of:=UPPER(VLOOKUP(CONCATENATE(&quot;112&quot;;[.$AP14]);[ONUS_KM43.$A:.$AK];6;))" table:style-name="ce5">
            <text:p>VSOL096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-17.72</text:p>
          </table:table-cell>
          <table:table-cell office:value-type="string" table:style-name="ce5">
            <text:p>2.15</text:p>
          </table:table-cell>
          <table:table-cell office:value-type="string" table:style-name="ce6">
            <text:p>-21.6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062" table:formula="of:=UPPER(VLOOKUP(CONCATENATE(&quot;115&quot;;[.$BE14]);[ONUS_KM43.$A:.$AK];6;))" table:style-name="ce5">
            <text:p>TP06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26.57</text:p>
          </table:table-cell>
          <table:table-cell office:value-type="string" table:style-name="ce5">
            <text:p>1.30</text:p>
          </table:table-cell>
          <table:table-cell office:value-type="string" table:style-name="ce6">
            <text:p>-24.32</text:p>
          </table:table-cell>
          <table:table-cell table:number-columns-repeated="16324"/>
        </table:table-row>
        <table:table-row table:style-name="ro2">
          <table:table-cell office:value-type="string" office:string-value="TP205" table:formula="of:=UPPER(VLOOKUP(CONCATENATE(&quot;13&quot;;[.$B15]);[ONUS_KM43.$A:.$AK];6;))" table:style-name="ce5">
            <text:p>TP20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20.65</text:p>
          </table:table-cell>
          <table:table-cell office:value-type="string" table:style-name="ce5">
            <text:p>0.75</text:p>
          </table:table-cell>
          <table:table-cell office:value-type="string" table:style-name="ce6">
            <text:p>-22.15</text:p>
          </table:table-cell>
          <table:table-cell office:value-type="string" office:string-value="TP589" table:formula="of:=UPPER(VLOOKUP(CONCATENATE(&quot;15&quot;;[.G15]);[ONUS_KM43.A:.AK];6;))" table:style-name="ce5">
            <text:p>TP58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23.56</text:p>
          </table:table-cell>
          <table:table-cell office:value-type="string" table:style-name="ce7">
            <text:p>0.94</text:p>
          </table:table-cell>
          <table:table-cell office:value-type="string" table:style-name="ce6">
            <text:p>-23.77</text:p>
          </table:table-cell>
          <table:table-cell office:value-type="string" office:string-value="TP023" table:formula="of:=UPPER(VLOOKUP(CONCATENATE(&quot;16&quot;;[.$L15]);[ONUS_KM43.$A:.$AK];6;))" table:style-name="ce5">
            <text:p>TP023</text:p>
          </table:table-cell>
          <table:table-cell office:value-type="float" office:value="13" table:style-name="ce7">
            <text:p>13</text:p>
          </table:table-cell>
          <table:table-cell office:value-type="string" table:style-name="ce5">
            <text:p>-26.99</text:p>
          </table:table-cell>
          <table:table-cell office:value-type="string" table:style-name="ce5">
            <text:p>1.34</text:p>
          </table:table-cell>
          <table:table-cell office:value-type="string" table:style-name="ce6">
            <text:p>-28.24</text:p>
          </table:table-cell>
          <table:table-cell office:value-type="string" office:string-value="TP554" table:formula="of:=UPPER(VLOOKUP(CONCATENATE(&quot;17&quot;;[.$Q15]);[ONUS_KM43.$A:.$AK];6;))" table:style-name="ce5">
            <text:p>TP554</text:p>
          </table:table-cell>
          <table:table-cell office:value-type="float" office:value="13" table:style-name="ce7">
            <text:p>13</text:p>
          </table:table-cell>
          <table:table-cell office:value-type="string" table:style-name="ce5">
            <text:p>-20.86</text:p>
          </table:table-cell>
          <table:table-cell office:value-type="string" table:style-name="ce5">
            <text:p>0.95</text:p>
          </table:table-cell>
          <table:table-cell office:value-type="string" table:style-name="ce6">
            <text:p>-20.87</text:p>
          </table:table-cell>
          <table:table-cell office:value-type="string" office:string-value="TP182" table:formula="of:=UPPER(VLOOKUP(CONCATENATE(&quot;18&quot;;[.$V15]);[ONUS_KM43.$A:.$AK];6;))" table:style-name="ce5">
            <text:p>TP182</text:p>
          </table:table-cell>
          <table:table-cell office:value-type="float" office:value="13" table:style-name="ce7">
            <text:p>13</text:p>
          </table:table-cell>
          <table:table-cell office:value-type="string" table:style-name="ce5">
            <text:p>-23.98</text:p>
          </table:table-cell>
          <table:table-cell office:value-type="string" table:style-name="ce5">
            <text:p>1.05</text:p>
          </table:table-cell>
          <table:table-cell office:value-type="string" table:style-name="ce6">
            <text:p>-27.22</text:p>
          </table:table-cell>
          <table:table-cell office:value-type="string" office:string-value="R571" table:formula="of:=UPPER(VLOOKUP(CONCATENATE(&quot;19&quot;;[.$AA15]);[ONUS_KM43.$A:.$AK];6;))" table:style-name="ce5">
            <text:p>R57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1.96</text:p>
          </table:table-cell>
          <table:table-cell office:value-type="string" table:style-name="ce6">
            <text:p>-23.28</text:p>
          </table:table-cell>
          <table:table-cell office:value-type="string" office:string-value="VSOL012" table:formula="of:=UPPER(VLOOKUP(CONCATENATE(&quot;110&quot;;[.$AF15]);[ONUS_KM43.$A:.$AK];6;))" table:style-name="ce5">
            <text:p>VSOL012</text:p>
          </table:table-cell>
          <table:table-cell office:value-type="float" office:value="13" table:style-name="ce7">
            <text:p>13</text:p>
          </table:table-cell>
          <table:table-cell office:value-type="string" table:style-name="ce5">
            <text:p>-16.90</text:p>
          </table:table-cell>
          <table:table-cell office:value-type="string" table:style-name="ce5">
            <text:p>2.03</text:p>
          </table:table-cell>
          <table:table-cell office:value-type="string" table:style-name="ce6">
            <text:p>-18.87</text:p>
          </table:table-cell>
          <table:table-cell office:value-type="string" office:string-value="TP041B" table:formula="of:=UPPER(VLOOKUP(CONCATENATE(&quot;111&quot;;[.$AK15]);[ONUS_KM43.$A:.$AK];6;))" table:style-name="ce5">
            <text:p>TP041B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-24.31</text:p>
          </table:table-cell>
          <table:table-cell office:value-type="string" table:style-name="ce5">
            <text:p>0.64</text:p>
          </table:table-cell>
          <table:table-cell office:value-type="string" table:style-name="ce6">
            <text:p>-26.20</text:p>
          </table:table-cell>
          <table:table-cell office:value-type="string" office:string-value="VSOL095" table:formula="of:=UPPER(VLOOKUP(CONCATENATE(&quot;112&quot;;[.$AP15]);[ONUS_KM43.$A:.$AK];6;))" table:style-name="ce5">
            <text:p>VSOL095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-17.98</text:p>
          </table:table-cell>
          <table:table-cell office:value-type="string" table:style-name="ce5">
            <text:p>2.17</text:p>
          </table:table-cell>
          <table:table-cell office:value-type="string" table:style-name="ce6">
            <text:p>-20.46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067" table:formula="of:=UPPER(VLOOKUP(CONCATENATE(&quot;115&quot;;[.$BE15]);[ONUS_KM43.$A:.$AK];6;))" table:style-name="ce5">
            <text:p>TP06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27.69</text:p>
          </table:table-cell>
          <table:table-cell office:value-type="string" table:style-name="ce5">
            <text:p>1.27</text:p>
          </table:table-cell>
          <table:table-cell office:value-type="string" table:style-name="ce6">
            <text:p>-23.98</text:p>
          </table:table-cell>
          <table:table-cell table:number-columns-repeated="16324"/>
        </table:table-row>
        <table:table-row table:style-name="ro2">
          <table:table-cell office:value-type="string" office:string-value="TP126" table:formula="of:=UPPER(VLOOKUP(CONCATENATE(&quot;13&quot;;[.$B16]);[ONUS_KM43.$A:.$AK];6;))" table:style-name="ce5">
            <text:p>TP12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20.50</text:p>
          </table:table-cell>
          <table:table-cell office:value-type="string" table:style-name="ce5">
            <text:p>1.05</text:p>
          </table:table-cell>
          <table:table-cell office:value-type="string" table:style-name="ce6">
            <text:p>-21.68</text:p>
          </table:table-cell>
          <table:table-cell office:value-type="string" office:string-value="TP588" table:formula="of:=UPPER(VLOOKUP(CONCATENATE(&quot;15&quot;;[.G16]);[ONUS_KM43.A:.AK];6;))" table:style-name="ce5">
            <text:p>TP58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25.85</text:p>
          </table:table-cell>
          <table:table-cell office:value-type="string" table:style-name="ce7">
            <text:p>1.10</text:p>
          </table:table-cell>
          <table:table-cell office:value-type="string" table:style-name="ce6">
            <text:p>-25.69</text:p>
          </table:table-cell>
          <table:table-cell office:value-type="string" office:string-value="TP083" table:formula="of:=UPPER(VLOOKUP(CONCATENATE(&quot;16&quot;;[.$L16]);[ONUS_KM43.$A:.$AK];6;))" table:style-name="ce5">
            <text:p>TP083</text:p>
          </table:table-cell>
          <table:table-cell office:value-type="float" office:value="14" table:style-name="ce7">
            <text:p>14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1.32</text:p>
          </table:table-cell>
          <table:table-cell office:value-type="string" table:style-name="ce6">
            <text:p>-29.21</text:p>
          </table:table-cell>
          <table:table-cell office:value-type="string" office:string-value="TP142" table:formula="of:=UPPER(VLOOKUP(CONCATENATE(&quot;17&quot;;[.$Q16]);[ONUS_KM43.$A:.$AK];6;))" table:style-name="ce5">
            <text:p>TP142</text:p>
          </table:table-cell>
          <table:table-cell office:value-type="float" office:value="14" table:style-name="ce7">
            <text:p>14</text:p>
          </table:table-cell>
          <table:table-cell office:value-type="string" table:style-name="ce5">
            <text:p>-29.21</text:p>
          </table:table-cell>
          <table:table-cell office:value-type="string" table:style-name="ce5">
            <text:p>0.98</text:p>
          </table:table-cell>
          <table:table-cell office:value-type="string" table:style-name="ce6">
            <text:p>-24.21</text:p>
          </table:table-cell>
          <table:table-cell office:value-type="string" office:string-value="TP232" table:formula="of:=UPPER(VLOOKUP(CONCATENATE(&quot;18&quot;;[.$V16]);[ONUS_KM43.$A:.$AK];6;))" table:style-name="ce5">
            <text:p>TP232</text:p>
          </table:table-cell>
          <table:table-cell office:value-type="float" office:value="14" table:style-name="ce7">
            <text:p>14</text:p>
          </table:table-cell>
          <table:table-cell office:value-type="string" table:style-name="ce5">
            <text:p>-27.21</text:p>
          </table:table-cell>
          <table:table-cell office:value-type="string" table:style-name="ce5">
            <text:p>1.46</text:p>
          </table:table-cell>
          <table:table-cell office:value-type="string" table:style-name="ce6">
            <text:p>-23.10</text:p>
          </table:table-cell>
          <table:table-cell office:value-type="string" office:string-value="H292" table:formula="of:=UPPER(VLOOKUP(CONCATENATE(&quot;19&quot;;[.$AA16]);[ONUS_KM43.$A:.$AK];6;))" table:style-name="ce5">
            <text:p>H292</text:p>
          </table:table-cell>
          <table:table-cell office:value-type="float" office:value="13" table:style-name="ce7">
            <text:p>13</text:p>
          </table:table-cell>
          <table:table-cell office:value-type="string" table:style-name="ce5">
            <text:p>-23.46</text:p>
          </table:table-cell>
          <table:table-cell office:value-type="string" table:style-name="ce5">
            <text:p>2.44</text:p>
          </table:table-cell>
          <table:table-cell office:value-type="string" table:style-name="ce6">
            <text:p>-25.09</text:p>
          </table:table-cell>
          <table:table-cell office:value-type="string" office:string-value="TP280" table:formula="of:=UPPER(VLOOKUP(CONCATENATE(&quot;110&quot;;[.$AF16]);[ONUS_KM43.$A:.$AK];6;))" table:style-name="ce5">
            <text:p>TP280</text:p>
          </table:table-cell>
          <table:table-cell office:value-type="float" office:value="14" table:style-name="ce7">
            <text:p>14</text:p>
          </table:table-cell>
          <table:table-cell office:value-type="string" table:style-name="ce5">
            <text:p>-22.67</text:p>
          </table:table-cell>
          <table:table-cell office:value-type="string" table:style-name="ce5">
            <text:p>1.07</text:p>
          </table:table-cell>
          <table:table-cell office:value-type="string" table:style-name="ce6">
            <text:p>-21.43</text:p>
          </table:table-cell>
          <table:table-cell office:value-type="string" office:string-value="TP591" table:formula="of:=UPPER(VLOOKUP(CONCATENATE(&quot;111&quot;;[.$AK16]);[ONUS_KM43.$A:.$AK];6;))" table:style-name="ce5">
            <text:p>TP591</text:p>
          </table:table-cell>
          <table:table-cell office:value-type="float" office:value="14" table:style-name="ce7">
            <text:p>14</text:p>
          </table:table-cell>
          <table:table-cell office:value-type="string" table:style-name="ce5">
            <text:p>-21.80</text:p>
          </table:table-cell>
          <table:table-cell office:value-type="string" table:style-name="ce5">
            <text:p>1.42</text:p>
          </table:table-cell>
          <table:table-cell office:value-type="string" table:style-name="ce6">
            <text:p>-19.1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48" table:formula="of:=UPPER(VLOOKUP(CONCATENATE(&quot;115&quot;;[.$BE16]);[ONUS_KM43.$A:.$AK];6;))" table:style-name="ce5">
            <text:p>VSOL048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26.77</text:p>
          </table:table-cell>
          <table:table-cell office:value-type="string" table:style-name="ce5">
            <text:p>1.91</text:p>
          </table:table-cell>
          <table:table-cell office:value-type="string" table:style-name="ce6">
            <text:p>-23.67</text:p>
          </table:table-cell>
          <table:table-cell table:number-columns-repeated="16324"/>
        </table:table-row>
        <table:table-row table:style-name="ro2">
          <table:table-cell office:value-type="string" office:string-value="TP215" table:formula="of:=UPPER(VLOOKUP(CONCATENATE(&quot;13&quot;;[.$B17]);[ONUS_KM43.$A:.$AK];6;))" table:style-name="ce5">
            <text:p>TP21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1.39</text:p>
          </table:table-cell>
          <table:table-cell office:value-type="string" table:style-name="ce6">
            <text:p>-28.87</text:p>
          </table:table-cell>
          <table:table-cell office:value-type="string" office:string-value="TP597" table:formula="of:=UPPER(VLOOKUP(CONCATENATE(&quot;15&quot;;[.G17]);[ONUS_KM43.A:.AK];6;))" table:style-name="ce5">
            <text:p>TP597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26.19</text:p>
          </table:table-cell>
          <table:table-cell office:value-type="string" table:style-name="ce7">
            <text:p>1.33</text:p>
          </table:table-cell>
          <table:table-cell office:value-type="string" table:style-name="ce6">
            <text:p>-23.38</text:p>
          </table:table-cell>
          <table:table-cell office:value-type="string" office:string-value="P155" table:formula="of:=UPPER(VLOOKUP(CONCATENATE(&quot;16&quot;;[.$L17]);[ONUS_KM43.$A:.$AK];6;))" table:style-name="ce5">
            <text:p>P155</text:p>
          </table:table-cell>
          <table:table-cell office:value-type="float" office:value="16" table:style-name="ce7">
            <text:p>16</text:p>
          </table:table-cell>
          <table:table-cell office:value-type="string" table:style-name="ce5">
            <text:p>-23.64</text:p>
          </table:table-cell>
          <table:table-cell office:value-type="string" table:style-name="ce5">
            <text:p>1.94</text:p>
          </table:table-cell>
          <table:table-cell office:value-type="string" table:style-name="ce6">
            <text:p>-26.20</text:p>
          </table:table-cell>
          <table:table-cell office:value-type="string" office:string-value="KQ178" table:formula="of:=UPPER(VLOOKUP(CONCATENATE(&quot;17&quot;;[.$Q17]);[ONUS_KM43.$A:.$AK];6;))" table:style-name="ce5">
            <text:p>KQ178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-20.75</text:p>
          </table:table-cell>
          <table:table-cell office:value-type="string" table:style-name="ce5">
            <text:p>2.62</text:p>
          </table:table-cell>
          <table:table-cell office:value-type="string" table:style-name="ce6">
            <text:p>-21.88</text:p>
          </table:table-cell>
          <table:table-cell office:value-type="string" office:string-value="TP267" table:formula="of:=UPPER(VLOOKUP(CONCATENATE(&quot;18&quot;;[.$V17]);[ONUS_KM43.$A:.$AK];6;))" table:style-name="ce5">
            <text:p>TP267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-24.68</text:p>
          </table:table-cell>
          <table:table-cell office:value-type="string" table:style-name="ce5">
            <text:p>1.12</text:p>
          </table:table-cell>
          <table:table-cell office:value-type="string" table:style-name="ce6">
            <text:p>-24.56</text:p>
          </table:table-cell>
          <table:table-cell office:value-type="string" office:string-value="VP284" table:formula="of:=UPPER(VLOOKUP(CONCATENATE(&quot;19&quot;;[.$AA17]);[ONUS_KM43.$A:.$AK];6;))" table:style-name="ce5">
            <text:p>VP284</text:p>
          </table:table-cell>
          <table:table-cell office:value-type="float" office:value="14" table:style-name="ce7">
            <text:p>14</text:p>
          </table:table-cell>
          <table:table-cell office:value-type="string" table:style-name="ce5">
            <text:p>-24.43</text:p>
          </table:table-cell>
          <table:table-cell office:value-type="string" table:style-name="ce5">
            <text:p>2.46</text:p>
          </table:table-cell>
          <table:table-cell office:value-type="string" table:style-name="ce6">
            <text:p>-23.67</text:p>
          </table:table-cell>
          <table:table-cell office:value-type="string" office:string-value="TP505" table:formula="of:=UPPER(VLOOKUP(CONCATENATE(&quot;110&quot;;[.$AF17]);[ONUS_KM43.$A:.$AK];6;))" table:style-name="ce5">
            <text:p>TP505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-18.01</text:p>
          </table:table-cell>
          <table:table-cell office:value-type="string" table:style-name="ce5">
            <text:p>0.95</text:p>
          </table:table-cell>
          <table:table-cell office:value-type="string" table:style-name="ce6">
            <text:p>-18.54</text:p>
          </table:table-cell>
          <table:table-cell office:value-type="string" office:string-value="TP584" table:formula="of:=UPPER(VLOOKUP(CONCATENATE(&quot;111&quot;;[.$AK17]);[ONUS_KM43.$A:.$AK];6;))" table:style-name="ce5">
            <text:p>TP584</text:p>
          </table:table-cell>
          <table:table-cell office:value-type="float" office:value="16" table:style-name="ce7">
            <text:p>16</text:p>
          </table:table-cell>
          <table:table-cell office:value-type="string" table:style-name="ce5">
            <text:p>-25.53</text:p>
          </table:table-cell>
          <table:table-cell office:value-type="string" table:style-name="ce5">
            <text:p>0.97</text:p>
          </table:table-cell>
          <table:table-cell office:value-type="string" table:style-name="ce6">
            <text:p>-23.10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077" table:formula="of:=UPPER(VLOOKUP(CONCATENATE(&quot;115&quot;;[.$BE17]);[ONUS_KM43.$A:.$AK];6;))" table:style-name="ce5">
            <text:p>TP077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26.02</text:p>
          </table:table-cell>
          <table:table-cell office:value-type="string" table:style-name="ce5">
            <text:p>1.26</text:p>
          </table:table-cell>
          <table:table-cell office:value-type="string" table:style-name="ce6">
            <text:p>-22.52</text:p>
          </table:table-cell>
          <table:table-cell table:number-columns-repeated="16324"/>
        </table:table-row>
        <table:table-row table:style-name="ro2">
          <table:table-cell office:value-type="string" office:string-value="TP242" table:formula="of:=UPPER(VLOOKUP(CONCATENATE(&quot;13&quot;;[.$B18]);[ONUS_KM43.$A:.$AK];6;))" table:style-name="ce5">
            <text:p>TP24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1.39</text:p>
          </table:table-cell>
          <table:table-cell office:value-type="string" table:style-name="ce6">
            <text:p>-25.69</text:p>
          </table:table-cell>
          <table:table-cell office:value-type="string" office:string-value="TP197D" table:formula="of:=UPPER(VLOOKUP(CONCATENATE(&quot;15&quot;;[.G18]);[ONUS_KM43.A:.AK];6;))" table:style-name="ce5">
            <text:p>TP197D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22.00</text:p>
          </table:table-cell>
          <table:table-cell office:value-type="string" table:style-name="ce7">
            <text:p>1.30</text:p>
          </table:table-cell>
          <table:table-cell office:value-type="string" table:style-name="ce6">
            <text:p>-22.84</text:p>
          </table:table-cell>
          <table:table-cell office:value-type="string" office:string-value="TP177" table:formula="of:=UPPER(VLOOKUP(CONCATENATE(&quot;16&quot;;[.$L18]);[ONUS_KM43.$A:.$AK];6;))" table:style-name="ce5">
            <text:p>TP177</text:p>
          </table:table-cell>
          <table:table-cell office:value-type="float" office:value="17" table:style-name="ce7">
            <text:p>17</text:p>
          </table:table-cell>
          <table:table-cell office:value-type="string" table:style-name="ce5">
            <text:p>-25.23</text:p>
          </table:table-cell>
          <table:table-cell office:value-type="string" table:style-name="ce5">
            <text:p>1.47</text:p>
          </table:table-cell>
          <table:table-cell office:value-type="string" table:style-name="ce6">
            <text:p>-27.22</text:p>
          </table:table-cell>
          <table:table-cell office:value-type="string" office:string-value="VO396" table:formula="of:=UPPER(VLOOKUP(CONCATENATE(&quot;17&quot;;[.$Q18]);[ONUS_KM43.$A:.$AK];6;))" table:style-name="ce5">
            <text:p>VO396</text:p>
          </table:table-cell>
          <table:table-cell office:value-type="float" office:value="16" table:style-name="ce7">
            <text:p>16</text:p>
          </table:table-cell>
          <table:table-cell office:value-type="string" table:style-name="ce5">
            <text:p>-22.52</text:p>
          </table:table-cell>
          <table:table-cell office:value-type="string" table:style-name="ce5">
            <text:p>1.98</text:p>
          </table:table-cell>
          <table:table-cell office:value-type="string" table:style-name="ce6">
            <text:p>-22.08</text:p>
          </table:table-cell>
          <table:table-cell office:value-type="string" office:string-value="TP290" table:formula="of:=UPPER(VLOOKUP(CONCATENATE(&quot;18&quot;;[.$V18]);[ONUS_KM43.$A:.$AK];6;))" table:style-name="ce5">
            <text:p>TP290</text:p>
          </table:table-cell>
          <table:table-cell office:value-type="float" office:value="16" table:style-name="ce7">
            <text:p>16</text:p>
          </table:table-cell>
          <table:table-cell office:value-type="string" table:style-name="ce5">
            <text:p>-19.46</text:p>
          </table:table-cell>
          <table:table-cell office:value-type="string" table:style-name="ce5">
            <text:p>1.29</text:p>
          </table:table-cell>
          <table:table-cell office:value-type="string" table:style-name="ce6">
            <text:p>-17.40</text:p>
          </table:table-cell>
          <table:table-cell office:value-type="string" office:string-value="TM108" table:formula="of:=UPPER(VLOOKUP(CONCATENATE(&quot;19&quot;;[.$AA18]);[ONUS_KM43.$A:.$AK];6;))" table:style-name="ce5">
            <text:p>TM108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-24.95</text:p>
          </table:table-cell>
          <table:table-cell office:value-type="string" table:style-name="ce5">
            <text:p>1.83</text:p>
          </table:table-cell>
          <table:table-cell office:value-type="string" table:style-name="ce6">
            <text:p>-23.19</text:p>
          </table:table-cell>
          <table:table-cell office:value-type="string" office:string-value="VSOL042" table:formula="of:=UPPER(VLOOKUP(CONCATENATE(&quot;110&quot;;[.$AF18]);[ONUS_KM43.$A:.$AK];6;))" table:style-name="ce5">
            <text:p>VSOL042</text:p>
          </table:table-cell>
          <table:table-cell office:value-type="float" office:value="16" table:style-name="ce7">
            <text:p>16</text:p>
          </table:table-cell>
          <table:table-cell office:value-type="string" table:style-name="ce5">
            <text:p>-20.27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0.92</text:p>
          </table:table-cell>
          <table:table-cell office:value-type="string" office:string-value="TP605" table:formula="of:=UPPER(VLOOKUP(CONCATENATE(&quot;111&quot;;[.$AK18]);[ONUS_KM43.$A:.$AK];6;))" table:style-name="ce5">
            <text:p>TP605</text:p>
          </table:table-cell>
          <table:table-cell office:value-type="float" office:value="17" table:style-name="ce7">
            <text:p>17</text:p>
          </table:table-cell>
          <table:table-cell office:value-type="string" table:style-name="ce5">
            <text:p>-26.02</text:p>
          </table:table-cell>
          <table:table-cell office:value-type="string" table:style-name="ce5">
            <text:p>0.93</text:p>
          </table:table-cell>
          <table:table-cell office:value-type="string" table:style-name="ce6">
            <text:p>-27.2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097" table:formula="of:=UPPER(VLOOKUP(CONCATENATE(&quot;115&quot;;[.$BE18]);[ONUS_KM43.$A:.$AK];6;))" table:style-name="ce5">
            <text:p>TP09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26.19</text:p>
          </table:table-cell>
          <table:table-cell office:value-type="string" table:style-name="ce5">
            <text:p>1.02</text:p>
          </table:table-cell>
          <table:table-cell office:value-type="string" table:style-name="ce6">
            <text:p>-23.57</text:p>
          </table:table-cell>
          <table:table-cell table:number-columns-repeated="16324"/>
        </table:table-row>
        <table:table-row table:style-name="ro2">
          <table:table-cell office:value-type="string" office:string-value="TP439" table:formula="of:=UPPER(VLOOKUP(CONCATENATE(&quot;13&quot;;[.$B19]);[ONUS_KM43.$A:.$AK];6;))" table:style-name="ce5">
            <text:p>TP43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28.86</text:p>
          </table:table-cell>
          <table:table-cell office:value-type="string" table:style-name="ce5">
            <text:p>1.25</text:p>
          </table:table-cell>
          <table:table-cell office:value-type="string" table:style-name="ce6">
            <text:p>-30.00</text:p>
          </table:table-cell>
          <table:table-cell office:value-type="string" office:string-value="KQ427" table:formula="of:=UPPER(VLOOKUP(CONCATENATE(&quot;15&quot;;[.G19]);[ONUS_KM43.A:.AK];6;))" table:style-name="ce5">
            <text:p>KQ427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21.86</text:p>
          </table:table-cell>
          <table:table-cell office:value-type="string" table:style-name="ce7">
            <text:p>2.31</text:p>
          </table:table-cell>
          <table:table-cell office:value-type="string" table:style-name="ce6">
            <text:p>-22.84</text:p>
          </table:table-cell>
          <table:table-cell office:value-type="string" office:string-value="VO270" table:formula="of:=UPPER(VLOOKUP(CONCATENATE(&quot;16&quot;;[.$L19]);[ONUS_KM43.$A:.$AK];6;))" table:style-name="ce5">
            <text:p>VO270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-25.85</text:p>
          </table:table-cell>
          <table:table-cell office:value-type="string" table:style-name="ce5">
            <text:p>2.44</text:p>
          </table:table-cell>
          <table:table-cell office:value-type="string" table:style-name="ce6">
            <text:p>-24.69</text:p>
          </table:table-cell>
          <table:table-cell office:value-type="string" office:string-value="TP221" table:formula="of:=UPPER(VLOOKUP(CONCATENATE(&quot;17&quot;;[.$Q19]);[ONUS_KM43.$A:.$AK];6;))" table:style-name="ce5">
            <text:p>TP221</text:p>
          </table:table-cell>
          <table:table-cell office:value-type="float" office:value="17" table:style-name="ce7">
            <text:p>17</text:p>
          </table:table-cell>
          <table:table-cell office:value-type="string" table:style-name="ce5">
            <text:p>-20.00</text:p>
          </table:table-cell>
          <table:table-cell office:value-type="string" table:style-name="ce5">
            <text:p>1.33</text:p>
          </table:table-cell>
          <table:table-cell office:value-type="string" table:style-name="ce6">
            <text:p>-21.25</text:p>
          </table:table-cell>
          <table:table-cell office:value-type="string" office:string-value="TP294" table:formula="of:=UPPER(VLOOKUP(CONCATENATE(&quot;18&quot;;[.$V19]);[ONUS_KM43.$A:.$AK];6;))" table:style-name="ce5">
            <text:p>TP294</text:p>
          </table:table-cell>
          <table:table-cell office:value-type="float" office:value="17" table:style-name="ce7">
            <text:p>17</text:p>
          </table:table-cell>
          <table:table-cell office:value-type="string" table:style-name="ce5">
            <text:p>-24.31</text:p>
          </table:table-cell>
          <table:table-cell office:value-type="string" table:style-name="ce5">
            <text:p>1.09</text:p>
          </table:table-cell>
          <table:table-cell office:value-type="string" table:style-name="ce6">
            <text:p>-24.69</text:p>
          </table:table-cell>
          <table:table-cell office:value-type="string" office:string-value="R605" table:formula="of:=UPPER(VLOOKUP(CONCATENATE(&quot;19&quot;;[.$AA19]);[ONUS_KM43.$A:.$AK];6;))" table:style-name="ce5">
            <text:p>R605</text:p>
          </table:table-cell>
          <table:table-cell office:value-type="float" office:value="17" table:style-name="ce7">
            <text:p>17</text:p>
          </table:table-cell>
          <table:table-cell office:value-type="string" table:style-name="ce5">
            <text:p>-22.00</text:p>
          </table:table-cell>
          <table:table-cell office:value-type="string" table:style-name="ce5">
            <text:p>2.33</text:p>
          </table:table-cell>
          <table:table-cell office:value-type="string" table:style-name="ce6">
            <text:p>-23.98</text:p>
          </table:table-cell>
          <table:table-cell office:value-type="string" office:string-value="VSOL032" table:formula="of:=UPPER(VLOOKUP(CONCATENATE(&quot;110&quot;;[.$AF19]);[ONUS_KM43.$A:.$AK];6;))" table:style-name="ce5">
            <text:p>VSOL032</text:p>
          </table:table-cell>
          <table:table-cell office:value-type="float" office:value="17" table:style-name="ce7">
            <text:p>17</text:p>
          </table:table-cell>
          <table:table-cell office:value-type="string" table:style-name="ce5">
            <text:p>-17.87</text:p>
          </table:table-cell>
          <table:table-cell office:value-type="string" table:style-name="ce5">
            <text:p>2.15</text:p>
          </table:table-cell>
          <table:table-cell office:value-type="string" table:style-name="ce6">
            <text:p>-19.40</text:p>
          </table:table-cell>
          <table:table-cell office:value-type="string" office:string-value="TP606" table:formula="of:=UPPER(VLOOKUP(CONCATENATE(&quot;111&quot;;[.$AK19]);[ONUS_KM43.$A:.$AK];6;))" table:style-name="ce5">
            <text:p>TP60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-17.03</text:p>
          </table:table-cell>
          <table:table-cell office:value-type="string" table:style-name="ce5">
            <text:p>0.86</text:p>
          </table:table-cell>
          <table:table-cell office:value-type="string" table:style-name="ce6">
            <text:p>-19.67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049" table:formula="of:=UPPER(VLOOKUP(CONCATENATE(&quot;115&quot;;[.$BE19]);[ONUS_KM43.$A:.$AK];6;))" table:style-name="ce5">
            <text:p>TP04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25.68</text:p>
          </table:table-cell>
          <table:table-cell office:value-type="string" table:style-name="ce5">
            <text:p>1.27</text:p>
          </table:table-cell>
          <table:table-cell office:value-type="string" table:style-name="ce6">
            <text:p>-22.01</text:p>
          </table:table-cell>
          <table:table-cell table:number-columns-repeated="16324"/>
        </table:table-row>
        <table:table-row table:style-name="ro2">
          <table:table-cell office:value-type="string" office:string-value="KQ423" table:formula="of:=UPPER(VLOOKUP(CONCATENATE(&quot;13&quot;;[.$B20]);[ONUS_KM43.$A:.$AK];6;))" table:style-name="ce5">
            <text:p>KQ4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20.41</text:p>
          </table:table-cell>
          <table:table-cell office:value-type="string" table:style-name="ce5">
            <text:p>2.48</text:p>
          </table:table-cell>
          <table:table-cell office:value-type="string" table:style-name="ce6">
            <text:p>-20.97</text:p>
          </table:table-cell>
          <table:table-cell office:value-type="string" office:string-value="TP454" table:formula="of:=UPPER(VLOOKUP(CONCATENATE(&quot;15&quot;;[.G20]);[ONUS_KM43.A:.AK];6;))" table:style-name="ce5">
            <text:p>TP45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21.13</text:p>
          </table:table-cell>
          <table:table-cell office:value-type="string" table:style-name="ce7">
            <text:p>1.05</text:p>
          </table:table-cell>
          <table:table-cell office:value-type="string" table:style-name="ce6">
            <text:p>-23.28</text:p>
          </table:table-cell>
          <table:table-cell office:value-type="string" office:string-value="TP217" table:formula="of:=UPPER(VLOOKUP(CONCATENATE(&quot;16&quot;;[.$L20]);[ONUS_KM43.$A:.$AK];6;))" table:style-name="ce5">
            <text:p>TP217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-26.57</text:p>
          </table:table-cell>
          <table:table-cell office:value-type="string" table:style-name="ce5">
            <text:p>1.42</text:p>
          </table:table-cell>
          <table:table-cell office:value-type="string" table:style-name="ce6">
            <text:p>-25.86</text:p>
          </table:table-cell>
          <table:table-cell office:value-type="string" office:string-value="KQ461" table:formula="of:=UPPER(VLOOKUP(CONCATENATE(&quot;17&quot;;[.$Q20]);[ONUS_KM43.$A:.$AK];6;))" table:style-name="ce5">
            <text:p>KQ461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-21.48</text:p>
          </table:table-cell>
          <table:table-cell office:value-type="string" table:style-name="ce5">
            <text:p>2.21</text:p>
          </table:table-cell>
          <table:table-cell office:value-type="string" table:style-name="ce6">
            <text:p>-23.28</text:p>
          </table:table-cell>
          <table:table-cell office:value-type="string" office:string-value="TP287" table:formula="of:=UPPER(VLOOKUP(CONCATENATE(&quot;18&quot;;[.$V20]);[ONUS_KM43.$A:.$AK];6;))" table:style-name="ce5">
            <text:p>TP287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-23.76</text:p>
          </table:table-cell>
          <table:table-cell office:value-type="string" table:style-name="ce5">
            <text:p>1.51</text:p>
          </table:table-cell>
          <table:table-cell office:value-type="string" table:style-name="ce6">
            <text:p>-23.88</text:p>
          </table:table-cell>
          <table:table-cell office:value-type="string" office:string-value="VP135" table:formula="of:=UPPER(VLOOKUP(CONCATENATE(&quot;19&quot;;[.$AA20]);[ONUS_KM43.$A:.$AK];6;))" table:style-name="ce5">
            <text:p>VP13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-20.22</text:p>
          </table:table-cell>
          <table:table-cell office:value-type="string" table:style-name="ce5">
            <text:p>2.57</text:p>
          </table:table-cell>
          <table:table-cell office:value-type="string" table:style-name="ce6">
            <text:p>-22.37</text:p>
          </table:table-cell>
          <table:table-cell office:value-type="string" office:string-value="VSOL049" table:formula="of:=UPPER(VLOOKUP(CONCATENATE(&quot;110&quot;;[.$AF20]);[ONUS_KM43.$A:.$AK];6;))" table:style-name="ce5">
            <text:p>VSOL049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-20.97</text:p>
          </table:table-cell>
          <table:table-cell office:value-type="string" table:style-name="ce5">
            <text:p>1.98</text:p>
          </table:table-cell>
          <table:table-cell office:value-type="string" table:style-name="ce6">
            <text:p>-19.79</text:p>
          </table:table-cell>
          <table:table-cell office:value-type="string" office:string-value="KP479" table:formula="of:=UPPER(VLOOKUP(CONCATENATE(&quot;111&quot;;[.$AK20]);[ONUS_KM43.$A:.$AK];6;))" table:style-name="ce5">
            <text:p>KP479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-18.18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19.00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122" table:formula="of:=UPPER(VLOOKUP(CONCATENATE(&quot;115&quot;;[.$BE20]);[ONUS_KM43.$A:.$AK];6;))" table:style-name="ce5">
            <text:p>TP122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27.21</text:p>
          </table:table-cell>
          <table:table-cell office:value-type="string" table:style-name="ce5">
            <text:p>1.08</text:p>
          </table:table-cell>
          <table:table-cell office:value-type="string" table:style-name="ce6">
            <text:p>-23.98</text:p>
          </table:table-cell>
          <table:table-cell table:number-columns-repeated="16324"/>
        </table:table-row>
        <table:table-row table:style-name="ro2">
          <table:table-cell office:value-type="string" office:string-value="TP362" table:formula="of:=UPPER(VLOOKUP(CONCATENATE(&quot;13&quot;;[.$B21]);[ONUS_KM43.$A:.$AK];6;))" table:style-name="ce5">
            <text:p>TP362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21.87</text:p>
          </table:table-cell>
          <table:table-cell office:value-type="string" table:style-name="ce5">
            <text:p>1.10</text:p>
          </table:table-cell>
          <table:table-cell office:value-type="string" table:style-name="ce6">
            <text:p>-21.08</text:p>
          </table:table-cell>
          <table:table-cell office:value-type="string" office:string-value="TP458" table:formula="of:=UPPER(VLOOKUP(CONCATENATE(&quot;15&quot;;[.G21]);[ONUS_KM43.A:.AK];6;))" table:style-name="ce5">
            <text:p>TP45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23.18</text:p>
          </table:table-cell>
          <table:table-cell office:value-type="string" table:style-name="ce7">
            <text:p>1.31</text:p>
          </table:table-cell>
          <table:table-cell office:value-type="string" table:style-name="ce6">
            <text:p>-24.09</text:p>
          </table:table-cell>
          <table:table-cell office:value-type="string" office:string-value="KQ374" table:formula="of:=UPPER(VLOOKUP(CONCATENATE(&quot;16&quot;;[.$L21]);[ONUS_KM43.$A:.$AK];6;))" table:style-name="ce5">
            <text:p>KQ374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2.31</text:p>
          </table:table-cell>
          <table:table-cell office:value-type="string" table:style-name="ce6">
            <text:p>-25.09</text:p>
          </table:table-cell>
          <table:table-cell office:value-type="string" office:string-value="KQ209" table:formula="of:=UPPER(VLOOKUP(CONCATENATE(&quot;17&quot;;[.$Q21]);[ONUS_KM43.$A:.$AK];6;))" table:style-name="ce5">
            <text:p>KQ209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-21.19</text:p>
          </table:table-cell>
          <table:table-cell office:value-type="string" table:style-name="ce5">
            <text:p>2.02</text:p>
          </table:table-cell>
          <table:table-cell office:value-type="string" table:style-name="ce6">
            <text:p>-23.28</text:p>
          </table:table-cell>
          <table:table-cell office:value-type="string" office:string-value="TP158" table:formula="of:=UPPER(VLOOKUP(CONCATENATE(&quot;18&quot;;[.$V21]);[ONUS_KM43.$A:.$AK];6;))" table:style-name="ce5">
            <text:p>TP158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-22.44</text:p>
          </table:table-cell>
          <table:table-cell office:value-type="string" table:style-name="ce5">
            <text:p>1.32</text:p>
          </table:table-cell>
          <table:table-cell office:value-type="string" table:style-name="ce6">
            <text:p>-24.82</text:p>
          </table:table-cell>
          <table:table-cell office:value-type="string" office:string-value="KQ238" table:formula="of:=UPPER(VLOOKUP(CONCATENATE(&quot;19&quot;;[.$AA21]);[ONUS_KM43.$A:.$AK];6;))" table:style-name="ce5">
            <text:p>KQ238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-22.74</text:p>
          </table:table-cell>
          <table:table-cell office:value-type="string" table:style-name="ce5">
            <text:p>1.94</text:p>
          </table:table-cell>
          <table:table-cell office:value-type="string" table:style-name="ce6">
            <text:p>-21.68</text:p>
          </table:table-cell>
          <table:table-cell office:value-type="string" office:string-value="VSOL091" table:formula="of:=UPPER(VLOOKUP(CONCATENATE(&quot;110&quot;;[.$AF21]);[ONUS_KM43.$A:.$AK];6;))" table:style-name="ce5">
            <text:p>VSOL091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-23.46</text:p>
          </table:table-cell>
          <table:table-cell office:value-type="string" table:style-name="ce5">
            <text:p>2.15</text:p>
          </table:table-cell>
          <table:table-cell office:value-type="string" table:style-name="ce6">
            <text:p>-18.39</text:p>
          </table:table-cell>
          <table:table-cell office:value-type="string" office:string-value="TP498" table:formula="of:=UPPER(VLOOKUP(CONCATENATE(&quot;111&quot;;[.$AK21]);[ONUS_KM43.$A:.$AK];6;))" table:style-name="ce5">
            <text:p>TP498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-21.08</text:p>
          </table:table-cell>
          <table:table-cell office:value-type="string" table:style-name="ce5">
            <text:p>0.65</text:p>
          </table:table-cell>
          <table:table-cell office:value-type="string" table:style-name="ce6">
            <text:p>-20.56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55" table:formula="of:=UPPER(VLOOKUP(CONCATENATE(&quot;115&quot;;[.$BE21]);[ONUS_KM43.$A:.$AK];6;))" table:style-name="ce5">
            <text:p>VSOL05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29.58</text:p>
          </table:table-cell>
          <table:table-cell office:value-type="string" table:style-name="ce5">
            <text:p>2.09</text:p>
          </table:table-cell>
          <table:table-cell office:value-type="string" table:style-name="ce6">
            <text:p>-23.28</text:p>
          </table:table-cell>
          <table:table-cell table:number-columns-repeated="16324"/>
        </table:table-row>
        <table:table-row table:style-name="ro2">
          <table:table-cell office:value-type="string" office:string-value="KQ336" table:formula="of:=UPPER(VLOOKUP(CONCATENATE(&quot;13&quot;;[.$B22]);[ONUS_KM43.$A:.$AK];6;))" table:style-name="ce5">
            <text:p>KQ33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27.44</text:p>
          </table:table-cell>
          <table:table-cell office:value-type="string" table:style-name="ce5">
            <text:p>1.47</text:p>
          </table:table-cell>
          <table:table-cell office:value-type="string" table:style-name="ce6">
            <text:p>-27.22</text:p>
          </table:table-cell>
          <table:table-cell office:value-type="string" office:string-value="TP452" table:formula="of:=UPPER(VLOOKUP(CONCATENATE(&quot;15&quot;;[.G22]);[ONUS_KM43.A:.AK];6;))" table:style-name="ce5">
            <text:p>TP452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25.08</text:p>
          </table:table-cell>
          <table:table-cell office:value-type="string" table:style-name="ce7">
            <text:p>1.46</text:p>
          </table:table-cell>
          <table:table-cell office:value-type="string" table:style-name="ce6">
            <text:p>-22.15</text:p>
          </table:table-cell>
          <table:table-cell office:value-type="string" office:string-value="TP488" table:formula="of:=UPPER(VLOOKUP(CONCATENATE(&quot;16&quot;;[.$L22]);[ONUS_KM43.$A:.$AK];6;))" table:style-name="ce5">
            <text:p>TP488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-25.37</text:p>
          </table:table-cell>
          <table:table-cell office:value-type="string" table:style-name="ce5">
            <text:p>1.24</text:p>
          </table:table-cell>
          <table:table-cell office:value-type="string" table:style-name="ce6">
            <text:p>-26.20</text:p>
          </table:table-cell>
          <table:table-cell office:value-type="string" office:string-value="VSOL003" table:formula="of:=UPPER(VLOOKUP(CONCATENATE(&quot;17&quot;;[.$Q22]);[ONUS_KM43.$A:.$AK];6;))" table:style-name="ce5">
            <text:p>VSOL003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-19.95</text:p>
          </table:table-cell>
          <table:table-cell office:value-type="string" table:style-name="ce5">
            <text:p>2.05</text:p>
          </table:table-cell>
          <table:table-cell office:value-type="string" table:style-name="ce6">
            <text:p>-21.31</text:p>
          </table:table-cell>
          <table:table-cell office:value-type="string" office:string-value="TP542" table:formula="of:=UPPER(VLOOKUP(CONCATENATE(&quot;18&quot;;[.$V22]);[ONUS_KM43.$A:.$AK];6;))" table:style-name="ce5">
            <text:p>TP542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-21.61</text:p>
          </table:table-cell>
          <table:table-cell office:value-type="string" table:style-name="ce5">
            <text:p>1.04</text:p>
          </table:table-cell>
          <table:table-cell office:value-type="string" table:style-name="ce6">
            <text:p>-23.98</text:p>
          </table:table-cell>
          <table:table-cell office:value-type="string" office:string-value="VM105" table:formula="of:=UPPER(VLOOKUP(CONCATENATE(&quot;19&quot;;[.$AA22]);[ONUS_KM43.$A:.$AK];6;))" table:style-name="ce5">
            <text:p>VM105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-24.81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23.8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VSOL025" table:formula="of:=UPPER(VLOOKUP(CONCATENATE(&quot;111&quot;;[.$AK22]);[ONUS_KM43.$A:.$AK];6;))" table:style-name="ce5">
            <text:p>VSOL02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20.31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20.3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291" table:formula="of:=UPPER(VLOOKUP(CONCATENATE(&quot;115&quot;;[.$BE22]);[ONUS_KM43.$A:.$AK];6;))" table:style-name="ce5">
            <text:p>TP29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29.21</text:p>
          </table:table-cell>
          <table:table-cell office:value-type="string" table:style-name="ce5">
            <text:p>1.24</text:p>
          </table:table-cell>
          <table:table-cell office:value-type="string" table:style-name="ce6">
            <text:p>-22.84</text:p>
          </table:table-cell>
          <table:table-cell table:number-columns-repeated="16324"/>
        </table:table-row>
        <table:table-row table:style-name="ro2">
          <table:table-cell office:value-type="string" office:string-value="VSOL031" table:formula="of:=UPPER(VLOOKUP(CONCATENATE(&quot;13&quot;;[.$B23]);[ONUS_KM43.$A:.$AK];6;))" table:style-name="ce5">
            <text:p>VSOL03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21.55</text:p>
          </table:table-cell>
          <table:table-cell office:value-type="string" table:style-name="ce5">
            <text:p>1.85</text:p>
          </table:table-cell>
          <table:table-cell office:value-type="string" table:style-name="ce6">
            <text:p>-21.74</text:p>
          </table:table-cell>
          <table:table-cell office:value-type="string" office:string-value="TP450" table:formula="of:=UPPER(VLOOKUP(CONCATENATE(&quot;15&quot;;[.G23]);[ONUS_KM43.A:.AK];6;))" table:style-name="ce5">
            <text:p>TP45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21.48</text:p>
          </table:table-cell>
          <table:table-cell office:value-type="string" table:style-name="ce7">
            <text:p>1.02</text:p>
          </table:table-cell>
          <table:table-cell office:value-type="string" table:style-name="ce6">
            <text:p>-22.60</text:p>
          </table:table-cell>
          <table:table-cell office:value-type="string" office:string-value="TP473" table:formula="of:=UPPER(VLOOKUP(CONCATENATE(&quot;16&quot;;[.$L23]);[ONUS_KM43.$A:.$AK];6;))" table:style-name="ce5">
            <text:p>TP473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-23.56</text:p>
          </table:table-cell>
          <table:table-cell office:value-type="string" table:style-name="ce5">
            <text:p>1.49</text:p>
          </table:table-cell>
          <table:table-cell office:value-type="string" table:style-name="ce6">
            <text:p>-25.38</text:p>
          </table:table-cell>
          <table:table-cell office:value-type="string" office:string-value="VSOL082" table:formula="of:=UPPER(VLOOKUP(CONCATENATE(&quot;17&quot;;[.$Q23]);[ONUS_KM43.$A:.$AK];6;))" table:style-name="ce5">
            <text:p>VSOL082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-19.24</text:p>
          </table:table-cell>
          <table:table-cell office:value-type="string" table:style-name="ce5">
            <text:p>2.11</text:p>
          </table:table-cell>
          <table:table-cell office:value-type="string" table:style-name="ce6">
            <text:p>-21.14</text:p>
          </table:table-cell>
          <table:table-cell office:value-type="string" office:string-value="KQ390" table:formula="of:=UPPER(VLOOKUP(CONCATENATE(&quot;18&quot;;[.$V23]);[ONUS_KM43.$A:.$AK];6;))" table:style-name="ce5">
            <text:p>KQ390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-18.95</text:p>
          </table:table-cell>
          <table:table-cell office:value-type="string" table:style-name="ce5">
            <text:p>2.11</text:p>
          </table:table-cell>
          <table:table-cell office:value-type="string" table:style-name="ce6">
            <text:p>-20.14</text:p>
          </table:table-cell>
          <table:table-cell office:value-type="string" office:string-value="TP494" table:formula="of:=UPPER(VLOOKUP(CONCATENATE(&quot;19&quot;;[.$AA23]);[ONUS_KM43.$A:.$AK];6;))" table:style-name="ce5">
            <text:p>TP494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-23.18</text:p>
          </table:table-cell>
          <table:table-cell office:value-type="string" table:style-name="ce5">
            <text:p>1.20</text:p>
          </table:table-cell>
          <table:table-cell office:value-type="string" table:style-name="ce6">
            <text:p>-22.37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547" table:formula="of:=UPPER(VLOOKUP(CONCATENATE(&quot;111&quot;;[.$AK23]);[ONUS_KM43.$A:.$AK];6;))" table:style-name="ce5">
            <text:p>TP54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23.18</text:p>
          </table:table-cell>
          <table:table-cell office:value-type="string" table:style-name="ce5">
            <text:p>1.30</text:p>
          </table:table-cell>
          <table:table-cell office:value-type="string" table:style-name="ce6">
            <text:p>-22.6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324" table:formula="of:=UPPER(VLOOKUP(CONCATENATE(&quot;115&quot;;[.$BE23]);[ONUS_KM43.$A:.$AK];6;))" table:style-name="ce5">
            <text:p>TP32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27.96</text:p>
          </table:table-cell>
          <table:table-cell office:value-type="string" table:style-name="ce5">
            <text:p>0.80</text:p>
          </table:table-cell>
          <table:table-cell office:value-type="string" table:style-name="ce6">
            <text:p>-22.37</text:p>
          </table:table-cell>
          <table:table-cell table:number-columns-repeated="16324"/>
        </table:table-row>
        <table:table-row table:style-name="ro2">
          <table:table-cell office:value-type="string" office:string-value="KQ407" table:formula="of:=UPPER(VLOOKUP(CONCATENATE(&quot;13&quot;;[.$B24]);[ONUS_KM43.$A:.$AK];6;))" table:style-name="ce5">
            <text:p>KQ40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19.91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1.62</text:p>
          </table:table-cell>
          <table:table-cell office:value-type="string" office:string-value="TP455" table:formula="of:=UPPER(VLOOKUP(CONCATENATE(&quot;15&quot;;[.G24]);[ONUS_KM43.A:.AK];6;))" table:style-name="ce5">
            <text:p>TP45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21.08</text:p>
          </table:table-cell>
          <table:table-cell office:value-type="string" table:style-name="ce7">
            <text:p>1.10</text:p>
          </table:table-cell>
          <table:table-cell office:value-type="string" table:style-name="ce6">
            <text:p>-22.76</text:p>
          </table:table-cell>
          <table:table-cell office:value-type="string" office:string-value="TP480" table:formula="of:=UPPER(VLOOKUP(CONCATENATE(&quot;16&quot;;[.$L24]);[ONUS_KM43.$A:.$AK];6;))" table:style-name="ce5">
            <text:p>TP480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-25.68</text:p>
          </table:table-cell>
          <table:table-cell office:value-type="string" table:style-name="ce5">
            <text:p>1.33</text:p>
          </table:table-cell>
          <table:table-cell office:value-type="string" table:style-name="ce6">
            <text:p>-26.99</text:p>
          </table:table-cell>
          <table:table-cell office:value-type="string" office:string-value="KQ204" table:formula="of:=UPPER(VLOOKUP(CONCATENATE(&quot;17&quot;;[.$Q24]);[ONUS_KM43.$A:.$AK];6;))" table:style-name="ce5">
            <text:p>KQ204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-20.91</text:p>
          </table:table-cell>
          <table:table-cell office:value-type="string" table:style-name="ce5">
            <text:p>2.24</text:p>
          </table:table-cell>
          <table:table-cell office:value-type="string" table:style-name="ce6">
            <text:p>-21.62</text:p>
          </table:table-cell>
          <table:table-cell office:value-type="string" office:string-value="TP398" table:formula="of:=UPPER(VLOOKUP(CONCATENATE(&quot;18&quot;;[.$V24]);[ONUS_KM43.$A:.$AK];6;))" table:style-name="ce5">
            <text:p>TP398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-21.74</text:p>
          </table:table-cell>
          <table:table-cell office:value-type="string" table:style-name="ce5">
            <text:p>1.43</text:p>
          </table:table-cell>
          <table:table-cell office:value-type="string" table:style-name="ce6">
            <text:p>-22.60</text:p>
          </table:table-cell>
          <table:table-cell office:value-type="string" office:string-value="KQ281" table:formula="of:=UPPER(VLOOKUP(CONCATENATE(&quot;19&quot;;[.$AA24]);[ONUS_KM43.$A:.$AK];6;))" table:style-name="ce5">
            <text:p>KQ281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-23.56</text:p>
          </table:table-cell>
          <table:table-cell office:value-type="string" table:style-name="ce5">
            <text:p>2.33</text:p>
          </table:table-cell>
          <table:table-cell office:value-type="string" table:style-name="ce6">
            <text:p>-22.60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VSOL070" table:formula="of:=UPPER(VLOOKUP(CONCATENATE(&quot;111&quot;;[.$AK24]);[ONUS_KM43.$A:.$AK];6;))" table:style-name="ce5">
            <text:p>VSOL07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19.66</text:p>
          </table:table-cell>
          <table:table-cell office:value-type="string" table:style-name="ce5">
            <text:p>2.19</text:p>
          </table:table-cell>
          <table:table-cell office:value-type="string" table:style-name="ce6">
            <text:p>-21.03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325" table:formula="of:=UPPER(VLOOKUP(CONCATENATE(&quot;115&quot;;[.$BE24]);[ONUS_KM43.$A:.$AK];6;))" table:style-name="ce5">
            <text:p>TP32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26.57</text:p>
          </table:table-cell>
          <table:table-cell office:value-type="string" table:style-name="ce5">
            <text:p>0.85</text:p>
          </table:table-cell>
          <table:table-cell office:value-type="string" table:style-name="ce6">
            <text:p>-23.28</text:p>
          </table:table-cell>
          <table:table-cell table:number-columns-repeated="16324"/>
        </table:table-row>
        <table:table-row table:style-name="ro2">
          <table:table-cell office:value-type="string" office:string-value="VSOL045" table:formula="of:=UPPER(VLOOKUP(CONCATENATE(&quot;13&quot;;[.$B25]);[ONUS_KM43.$A:.$AK];6;))" table:style-name="ce5">
            <text:p>VSOL04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19.35</text:p>
          </table:table-cell>
          <table:table-cell office:value-type="string" table:style-name="ce5">
            <text:p>1.92</text:p>
          </table:table-cell>
          <table:table-cell office:value-type="string" table:style-name="ce6">
            <text:p>-20.00</text:p>
          </table:table-cell>
          <table:table-cell office:value-type="string" office:string-value="Q504" table:formula="of:=UPPER(VLOOKUP(CONCATENATE(&quot;15&quot;;[.G25]);[ONUS_KM43.A:.AK];6;))" table:style-name="ce5">
            <text:p>Q50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22.55</text:p>
          </table:table-cell>
          <table:table-cell office:value-type="string" table:style-name="ce7">
            <text:p>2.25</text:p>
          </table:table-cell>
          <table:table-cell office:value-type="string" table:style-name="ce6">
            <text:p>-23.19</text:p>
          </table:table-cell>
          <table:table-cell office:value-type="string" office:string-value="TP460" table:formula="of:=UPPER(VLOOKUP(CONCATENATE(&quot;16&quot;;[.$L25]);[ONUS_KM43.$A:.$AK];6;))" table:style-name="ce5">
            <text:p>TP460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-24.09</text:p>
          </table:table-cell>
          <table:table-cell office:value-type="string" table:style-name="ce5">
            <text:p>0.98</text:p>
          </table:table-cell>
          <table:table-cell office:value-type="string" table:style-name="ce6">
            <text:p>-25.23</text:p>
          </table:table-cell>
          <table:table-cell office:value-type="string" office:string-value="R595" table:formula="of:=UPPER(VLOOKUP(CONCATENATE(&quot;17&quot;;[.$Q25]);[ONUS_KM43.$A:.$AK];6;))" table:style-name="ce5">
            <text:p>R595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-20.80</text:p>
          </table:table-cell>
          <table:table-cell office:value-type="string" table:style-name="ce5">
            <text:p>2.29</text:p>
          </table:table-cell>
          <table:table-cell office:value-type="string" table:style-name="ce6">
            <text:p>-21.55</text:p>
          </table:table-cell>
          <table:table-cell office:value-type="string" office:string-value="TP476" table:formula="of:=UPPER(VLOOKUP(CONCATENATE(&quot;18&quot;;[.$V25]);[ONUS_KM43.$A:.$AK];6;))" table:style-name="ce5">
            <text:p>TP476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-23.28</text:p>
          </table:table-cell>
          <table:table-cell office:value-type="string" table:style-name="ce5">
            <text:p>1.21</text:p>
          </table:table-cell>
          <table:table-cell office:value-type="string" table:style-name="ce6">
            <text:p>-24.44</text:p>
          </table:table-cell>
          <table:table-cell office:value-type="string" office:string-value="TP393" table:formula="of:=UPPER(VLOOKUP(CONCATENATE(&quot;19&quot;;[.$AA25]);[ONUS_KM43.$A:.$AK];6;))" table:style-name="ce5">
            <text:p>TP393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1.27</text:p>
          </table:table-cell>
          <table:table-cell office:value-type="string" table:style-name="ce6">
            <text:p>-26.20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VSOL083" table:formula="of:=UPPER(VLOOKUP(CONCATENATE(&quot;111&quot;;[.$AK25]);[ONUS_KM43.$A:.$AK];6;))" table:style-name="ce5">
            <text:p>VSOL08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17.74</text:p>
          </table:table-cell>
          <table:table-cell office:value-type="string" table:style-name="ce5">
            <text:p>2.05</text:p>
          </table:table-cell>
          <table:table-cell office:value-type="string" table:style-name="ce6">
            <text:p>-18.73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50" table:formula="of:=UPPER(VLOOKUP(CONCATENATE(&quot;115&quot;;[.$BE25]);[ONUS_KM43.$A:.$AK];6;))" table:style-name="ce5">
            <text:p>VSOL05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25.37</text:p>
          </table:table-cell>
          <table:table-cell office:value-type="string" table:style-name="ce5">
            <text:p>2.20</text:p>
          </table:table-cell>
          <table:table-cell office:value-type="string" table:style-name="ce6">
            <text:p>-22.15</text:p>
          </table:table-cell>
          <table:table-cell table:number-columns-repeated="16324"/>
        </table:table-row>
        <table:table-row table:style-name="ro2">
          <table:table-cell office:value-type="string" office:string-value="VSOL057" table:formula="of:=UPPER(VLOOKUP(CONCATENATE(&quot;13&quot;;[.$B26]);[ONUS_KM43.$A:.$AK];6;))" table:style-name="ce5">
            <text:p>VSOL057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25.53</text:p>
          </table:table-cell>
          <table:table-cell office:value-type="string" table:style-name="ce5">
            <text:p>2.16</text:p>
          </table:table-cell>
          <table:table-cell office:value-type="string" table:style-name="ce6">
            <text:p>-27.22</text:p>
          </table:table-cell>
          <table:table-cell office:value-type="string" office:string-value="TP470" table:formula="of:=UPPER(VLOOKUP(CONCATENATE(&quot;15&quot;;[.G26]);[ONUS_KM43.A:.AK];6;))" table:style-name="ce5">
            <text:p>TP47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22.14</text:p>
          </table:table-cell>
          <table:table-cell office:value-type="string" table:style-name="ce7">
            <text:p>0.83</text:p>
          </table:table-cell>
          <table:table-cell office:value-type="string" table:style-name="ce6">
            <text:p>-22.60</text:p>
          </table:table-cell>
          <table:table-cell office:value-type="string" office:string-value="TP465" table:formula="of:=UPPER(VLOOKUP(CONCATENATE(&quot;16&quot;;[.$L26]);[ONUS_KM43.$A:.$AK];6;))" table:style-name="ce5">
            <text:p>TP465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-26.77</text:p>
          </table:table-cell>
          <table:table-cell office:value-type="string" table:style-name="ce5">
            <text:p>0.94</text:p>
          </table:table-cell>
          <table:table-cell office:value-type="string" table:style-name="ce6">
            <text:p>-30.00</text:p>
          </table:table-cell>
          <table:table-cell office:value-type="string" office:string-value="VSOL002" table:formula="of:=UPPER(VLOOKUP(CONCATENATE(&quot;17&quot;;[.$Q26]);[ONUS_KM43.$A:.$AK];6;))" table:style-name="ce5">
            <text:p>VSOL002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-20.00</text:p>
          </table:table-cell>
          <table:table-cell office:value-type="string" table:style-name="ce5">
            <text:p>2.24</text:p>
          </table:table-cell>
          <table:table-cell office:value-type="string" table:style-name="ce6">
            <text:p>-21.25</text:p>
          </table:table-cell>
          <table:table-cell office:value-type="string" office:string-value="TP456" table:formula="of:=UPPER(VLOOKUP(CONCATENATE(&quot;18&quot;;[.$V26]);[ONUS_KM43.$A:.$AK];6;))" table:style-name="ce5">
            <text:p>TP456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-21.55</text:p>
          </table:table-cell>
          <table:table-cell office:value-type="string" table:style-name="ce5">
            <text:p>0.82</text:p>
          </table:table-cell>
          <table:table-cell office:value-type="string" table:style-name="ce6">
            <text:p>-22.84</text:p>
          </table:table-cell>
          <table:table-cell office:value-type="string" office:string-value="TP222" table:formula="of:=UPPER(VLOOKUP(CONCATENATE(&quot;19&quot;;[.$AA26]);[ONUS_KM43.$A:.$AK];6;))" table:style-name="ce5">
            <text:p>TP222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-24.95</text:p>
          </table:table-cell>
          <table:table-cell office:value-type="string" table:style-name="ce5">
            <text:p>1.33</text:p>
          </table:table-cell>
          <table:table-cell office:value-type="string" table:style-name="ce6">
            <text:p>-23.3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16324"/>
        </table:table-row>
        <table:table-row table:style-name="ro2">
          <table:table-cell office:value-type="string" office:string-value="VSOL059" table:formula="of:=UPPER(VLOOKUP(CONCATENATE(&quot;13&quot;;[.$B27]);[ONUS_KM43.$A:.$AK];6;))" table:style-name="ce5">
            <text:p>VSOL05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19.28</text:p>
          </table:table-cell>
          <table:table-cell office:value-type="string" table:style-name="ce5">
            <text:p>1.88</text:p>
          </table:table-cell>
          <table:table-cell office:value-type="string" table:style-name="ce6">
            <text:p>-20.61</text:p>
          </table:table-cell>
          <table:table-cell office:value-type="string" office:string-value="TP475" table:formula="of:=UPPER(VLOOKUP(CONCATENATE(&quot;15&quot;;[.G27]);[ONUS_KM43.A:.AK];6;))" table:style-name="ce5">
            <text:p>TP475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23.01</text:p>
          </table:table-cell>
          <table:table-cell office:value-type="string" table:style-name="ce7">
            <text:p>1.21</text:p>
          </table:table-cell>
          <table:table-cell office:value-type="string" table:style-name="ce6">
            <text:p>-23.88</text:p>
          </table:table-cell>
          <table:table-cell office:value-type="string" office:string-value="TP467" table:formula="of:=UPPER(VLOOKUP(CONCATENATE(&quot;16&quot;;[.$L27]);[ONUS_KM43.$A:.$AK];6;))" table:style-name="ce5">
            <text:p>TP467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-25.23</text:p>
          </table:table-cell>
          <table:table-cell office:value-type="string" table:style-name="ce5">
            <text:p>1.56</text:p>
          </table:table-cell>
          <table:table-cell office:value-type="string" table:style-name="ce6">
            <text:p>-26.39</text:p>
          </table:table-cell>
          <table:table-cell office:value-type="string" office:string-value="R588" table:formula="of:=UPPER(VLOOKUP(CONCATENATE(&quot;17&quot;;[.$Q27]);[ONUS_KM43.$A:.$AK];6;))" table:style-name="ce5">
            <text:p>R588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2.69</text:p>
          </table:table-cell>
          <table:table-cell office:value-type="string" table:style-name="ce6">
            <text:p>-22.84</text:p>
          </table:table-cell>
          <table:table-cell office:value-type="string" office:string-value="TP428" table:formula="of:=UPPER(VLOOKUP(CONCATENATE(&quot;18&quot;;[.$V27]);[ONUS_KM43.$A:.$AK];6;))" table:style-name="ce5">
            <text:p>TP428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1.13</text:p>
          </table:table-cell>
          <table:table-cell office:value-type="string" table:style-name="ce6">
            <text:p>-24.95</text:p>
          </table:table-cell>
          <table:table-cell office:value-type="string" office:string-value="KQ292" table:formula="of:=UPPER(VLOOKUP(CONCATENATE(&quot;19&quot;;[.$AA27]);[ONUS_KM43.$A:.$AK];6;))" table:style-name="ce5">
            <text:p>KQ292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-21.54</text:p>
          </table:table-cell>
          <table:table-cell office:value-type="string" table:style-name="ce5">
            <text:p>2.39</text:p>
          </table:table-cell>
          <table:table-cell office:value-type="string" table:style-name="ce6">
            <text:p>-24.09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16324"/>
        </table:table-row>
        <table:table-row table:style-name="ro2">
          <table:table-cell office:value-type="string" office:string-value="VSOL058" table:formula="of:=UPPER(VLOOKUP(CONCATENATE(&quot;13&quot;;[.$B28]);[ONUS_KM43.$A:.$AK];6;))" table:style-name="ce5">
            <text:p>VSOL05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17.87</text:p>
          </table:table-cell>
          <table:table-cell office:value-type="string" table:style-name="ce5">
            <text:p>1.96</text:p>
          </table:table-cell>
          <table:table-cell office:value-type="string" table:style-name="ce6">
            <text:p>-19.55</text:p>
          </table:table-cell>
          <table:table-cell office:value-type="string" office:string-value="TP421" table:formula="of:=UPPER(VLOOKUP(CONCATENATE(&quot;15&quot;;[.G28]);[ONUS_KM43.A:.AK];6;))" table:style-name="ce5">
            <text:p>TP42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22.52</text:p>
          </table:table-cell>
          <table:table-cell office:value-type="string" table:style-name="ce7">
            <text:p>1.02</text:p>
          </table:table-cell>
          <table:table-cell office:value-type="string" table:style-name="ce6">
            <text:p>-22.68</text:p>
          </table:table-cell>
          <table:table-cell office:value-type="string" office:string-value="TP422" table:formula="of:=UPPER(VLOOKUP(CONCATENATE(&quot;16&quot;;[.$L28]);[ONUS_KM43.$A:.$AK];6;))" table:style-name="ce5">
            <text:p>TP42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-24.95</text:p>
          </table:table-cell>
          <table:table-cell office:value-type="string" table:style-name="ce5">
            <text:p>1.31</text:p>
          </table:table-cell>
          <table:table-cell office:value-type="string" table:style-name="ce6">
            <text:p>-24.44</text:p>
          </table:table-cell>
          <table:table-cell office:value-type="string" office:string-value="R607" table:formula="of:=UPPER(VLOOKUP(CONCATENATE(&quot;17&quot;;[.$Q28]);[ONUS_KM43.$A:.$AK];6;))" table:style-name="ce5">
            <text:p>R607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2.30</text:p>
          </table:table-cell>
          <table:table-cell office:value-type="string" table:style-name="ce6">
            <text:p>-23.38</text:p>
          </table:table-cell>
          <table:table-cell office:value-type="string" office:string-value="KQ410" table:formula="of:=UPPER(VLOOKUP(CONCATENATE(&quot;18&quot;;[.$V28]);[ONUS_KM43.$A:.$AK];6;))" table:style-name="ce5">
            <text:p>KQ410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-24.99</text:p>
          </table:table-cell>
          <table:table-cell office:value-type="string" table:style-name="ce5">
            <text:p>2.00</text:p>
          </table:table-cell>
          <table:table-cell office:value-type="string" table:style-name="ce6">
            <text:p>-26.58</text:p>
          </table:table-cell>
          <table:table-cell office:value-type="string" office:string-value="VSOL020" table:formula="of:=UPPER(VLOOKUP(CONCATENATE(&quot;19&quot;;[.$AA28]);[ONUS_KM43.$A:.$AK];6;))" table:style-name="ce5">
            <text:p>VSOL02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-28.54</text:p>
          </table:table-cell>
          <table:table-cell office:value-type="string" table:style-name="ce5">
            <text:p>2.16</text:p>
          </table:table-cell>
          <table:table-cell office:value-type="string" table:style-name="ce6">
            <text:p>-24.95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16324"/>
        </table:table-row>
        <table:table-row table:style-name="ro2">
          <table:table-cell office:value-type="string" office:string-value="SU013" table:formula="of:=UPPER(VLOOKUP(CONCATENATE(&quot;13&quot;;[.$B29]);[ONUS_KM43.$A:.$AK];6;))" table:style-name="ce5">
            <text:p>SU01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19.62</text:p>
          </table:table-cell>
          <table:table-cell office:value-type="string" table:style-name="ce5">
            <text:p>1.47</text:p>
          </table:table-cell>
          <table:table-cell office:value-type="string" table:style-name="ce6">
            <text:p>-20.46</text:p>
          </table:table-cell>
          <table:table-cell office:value-type="string" office:string-value="TP429" table:formula="of:=UPPER(VLOOKUP(CONCATENATE(&quot;15&quot;;[.G29]);[ONUS_KM43.A:.AK];6;))" table:style-name="ce5">
            <text:p>TP42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23.56</text:p>
          </table:table-cell>
          <table:table-cell office:value-type="string" table:style-name="ce7">
            <text:p>1.21</text:p>
          </table:table-cell>
          <table:table-cell office:value-type="string" table:style-name="ce6">
            <text:p>-22.93</text:p>
          </table:table-cell>
          <table:table-cell office:value-type="string" office:string-value="TP416" table:formula="of:=UPPER(VLOOKUP(CONCATENATE(&quot;16&quot;;[.$L29]);[ONUS_KM43.$A:.$AK];6;))" table:style-name="ce5">
            <text:p>TP416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-24.81</text:p>
          </table:table-cell>
          <table:table-cell office:value-type="string" table:style-name="ce5">
            <text:p>1.47</text:p>
          </table:table-cell>
          <table:table-cell office:value-type="string" table:style-name="ce6">
            <text:p>-26.03</text:p>
          </table:table-cell>
          <table:table-cell office:value-type="string" office:string-value="R606" table:formula="of:=UPPER(VLOOKUP(CONCATENATE(&quot;17&quot;;[.$Q29]);[ONUS_KM43.$A:.$AK];6;))" table:style-name="ce5">
            <text:p>R606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-27.21</text:p>
          </table:table-cell>
          <table:table-cell office:value-type="string" table:style-name="ce5">
            <text:p>2.36</text:p>
          </table:table-cell>
          <table:table-cell office:value-type="string" table:style-name="ce6">
            <text:p>-27.45</text:p>
          </table:table-cell>
          <table:table-cell office:value-type="string" office:string-value="TP415" table:formula="of:=UPPER(VLOOKUP(CONCATENATE(&quot;18&quot;;[.$V29]);[ONUS_KM43.$A:.$AK];6;))" table:style-name="ce5">
            <text:p>TP415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-24.20</text:p>
          </table:table-cell>
          <table:table-cell office:value-type="string" table:style-name="ce5">
            <text:p>1.17</text:p>
          </table:table-cell>
          <table:table-cell office:value-type="string" table:style-name="ce6">
            <text:p>-24.32</text:p>
          </table:table-cell>
          <table:table-cell office:value-type="string" office:string-value="TM93" table:formula="of:=UPPER(VLOOKUP(CONCATENATE(&quot;19&quot;;[.$AA29]);[ONUS_KM43.$A:.$AK];6;))" table:style-name="ce5">
            <text:p>TM93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-23.37</text:p>
          </table:table-cell>
          <table:table-cell office:value-type="string" table:style-name="ce5">
            <text:p>1.85</text:p>
          </table:table-cell>
          <table:table-cell office:value-type="string" table:style-name="ce6">
            <text:p>-23.0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16324"/>
        </table:table-row>
        <table:table-row table:style-name="ro2">
          <table:table-cell office:value-type="string" office:string-value="VSOL054" table:formula="of:=UPPER(VLOOKUP(CONCATENATE(&quot;13&quot;;[.$B30]);[ONUS_KM43.$A:.$AK];6;))" table:style-name="ce5">
            <text:p>VSOL05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21.55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21.37</text:p>
          </table:table-cell>
          <table:table-cell office:value-type="string" office:string-value="TP493" table:formula="of:=UPPER(VLOOKUP(CONCATENATE(&quot;15&quot;;[.G30]);[ONUS_KM43.A:.AK];6;))" table:style-name="ce5">
            <text:p>TP49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22.29</text:p>
          </table:table-cell>
          <table:table-cell office:value-type="string" table:style-name="ce7">
            <text:p>1.37</text:p>
          </table:table-cell>
          <table:table-cell office:value-type="string" table:style-name="ce6">
            <text:p>-22.93</text:p>
          </table:table-cell>
          <table:table-cell office:value-type="string" office:string-value="VSOL022" table:formula="of:=UPPER(VLOOKUP(CONCATENATE(&quot;16&quot;;[.$L30]);[ONUS_KM43.$A:.$AK];6;))" table:style-name="ce5">
            <text:p>VSOL022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-23.66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4.95</text:p>
          </table:table-cell>
          <table:table-cell office:value-type="string" office:string-value="KP271" table:formula="of:=UPPER(VLOOKUP(CONCATENATE(&quot;17&quot;;[.$Q30]);[ONUS_KM43.$A:.$AK];6;))" table:style-name="ce5">
            <text:p>KP271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-26.19</text:p>
          </table:table-cell>
          <table:table-cell office:value-type="string" table:style-name="ce5">
            <text:p>2.43</text:p>
          </table:table-cell>
          <table:table-cell office:value-type="string" table:style-name="ce6">
            <text:p>-23.67</text:p>
          </table:table-cell>
          <table:table-cell office:value-type="string" office:string-value="TP560" table:formula="of:=UPPER(VLOOKUP(CONCATENATE(&quot;18&quot;;[.$V30]);[ONUS_KM43.$A:.$AK];6;))" table:style-name="ce5">
            <text:p>TP56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-23.18</text:p>
          </table:table-cell>
          <table:table-cell office:value-type="string" table:style-name="ce5">
            <text:p>0.71</text:p>
          </table:table-cell>
          <table:table-cell office:value-type="string" table:style-name="ce6">
            <text:p>-23.10</text:p>
          </table:table-cell>
          <table:table-cell office:value-type="string" office:string-value="TP035" table:formula="of:=UPPER(VLOOKUP(CONCATENATE(&quot;19&quot;;[.$AA30]);[ONUS_KM43.$A:.$AK];6;))" table:style-name="ce5">
            <text:p>TP035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-21.61</text:p>
          </table:table-cell>
          <table:table-cell office:value-type="string" table:style-name="ce5">
            <text:p>1.38</text:p>
          </table:table-cell>
          <table:table-cell office:value-type="string" table:style-name="ce6">
            <text:p>-22.6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16324"/>
        </table:table-row>
        <table:table-row table:style-name="ro2">
          <table:table-cell table:number-columns-repeated="4" table:style-name="ce5"/>
          <table:table-cell table:style-name="ce6"/>
          <table:table-cell office:value-type="string" office:string-value="TP427" table:formula="of:=UPPER(VLOOKUP(CONCATENATE(&quot;15&quot;;[.G31]);[ONUS_KM43.A:.AK];6;))" table:style-name="ce5">
            <text:p>TP427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22.84</text:p>
          </table:table-cell>
          <table:table-cell office:value-type="string" table:style-name="ce5">
            <text:p>1.61</text:p>
          </table:table-cell>
          <table:table-cell office:value-type="string" table:style-name="ce6">
            <text:p>-22.76</text:p>
          </table:table-cell>
          <table:table-cell office:value-type="string" office:string-value="TP417" table:formula="of:=UPPER(VLOOKUP(CONCATENATE(&quot;16&quot;;[.$L31]);[ONUS_KM43.$A:.$AK];6;))" table:style-name="ce5">
            <text:p>TP417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-23.10</text:p>
          </table:table-cell>
          <table:table-cell office:value-type="string" table:style-name="ce5">
            <text:p>1.09</text:p>
          </table:table-cell>
          <table:table-cell office:value-type="string" table:style-name="ce6">
            <text:p>-24.69</text:p>
          </table:table-cell>
          <table:table-cell office:value-type="string" office:string-value="VO323" table:formula="of:=UPPER(VLOOKUP(CONCATENATE(&quot;17&quot;;[.$Q31]);[ONUS_KM43.$A:.$AK];6;))" table:style-name="ce5">
            <text:p>VO323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-21.25</text:p>
          </table:table-cell>
          <table:table-cell office:value-type="string" table:style-name="ce5">
            <text:p>2.11</text:p>
          </table:table-cell>
          <table:table-cell office:value-type="string" table:style-name="ce6">
            <text:p>-21.20</text:p>
          </table:table-cell>
          <table:table-cell office:value-type="string" office:string-value="KQ387" table:formula="of:=UPPER(VLOOKUP(CONCATENATE(&quot;18&quot;;[.$V31]);[ONUS_KM43.$A:.$AK];6;))" table:style-name="ce5">
            <text:p>KQ387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-22.75</text:p>
          </table:table-cell>
          <table:table-cell office:value-type="string" table:style-name="ce5">
            <text:p>1.54</text:p>
          </table:table-cell>
          <table:table-cell office:value-type="string" table:style-name="ce6">
            <text:p>-23.77</text:p>
          </table:table-cell>
          <table:table-cell office:value-type="string" office:string-value="TP040" table:formula="of:=UPPER(VLOOKUP(CONCATENATE(&quot;19&quot;;[.$AA31]);[ONUS_KM43.$A:.$AK];6;))" table:style-name="ce5">
            <text:p>TP040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-23.66</text:p>
          </table:table-cell>
          <table:table-cell office:value-type="string" table:style-name="ce5">
            <text:p>1.33</text:p>
          </table:table-cell>
          <table:table-cell office:value-type="string" table:style-name="ce6">
            <text:p>-22.60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16324"/>
        </table:table-row>
        <table:table-row table:style-name="ro2">
          <table:table-cell table:number-columns-repeated="4" table:style-name="ce5"/>
          <table:table-cell table:style-name="ce6"/>
          <table:table-cell office:value-type="string" office:string-value="TP433" table:formula="of:=UPPER(VLOOKUP(CONCATENATE(&quot;15&quot;;[.G32]);[ONUS_KM43.A:.AK];6;))" table:style-name="ce5">
            <text:p>TP43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21.02</text:p>
          </table:table-cell>
          <table:table-cell office:value-type="string" table:style-name="ce5">
            <text:p>0.12</text:p>
          </table:table-cell>
          <table:table-cell office:value-type="string" table:style-name="ce6">
            <text:p>-22.84</text:p>
          </table:table-cell>
          <table:table-cell office:value-type="string" office:string-value="TP501" table:formula="of:=UPPER(VLOOKUP(CONCATENATE(&quot;16&quot;;[.$L32]);[ONUS_KM43.$A:.$AK];6;))" table:style-name="ce5">
            <text:p>TP501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-24.31</text:p>
          </table:table-cell>
          <table:table-cell office:value-type="string" table:style-name="ce5">
            <text:p>1.41</text:p>
          </table:table-cell>
          <table:table-cell office:value-type="string" table:style-name="ce6">
            <text:p>-25.38</text:p>
          </table:table-cell>
          <table:table-cell office:value-type="string" office:string-value="VN178" table:formula="of:=UPPER(VLOOKUP(CONCATENATE(&quot;17&quot;;[.$Q32]);[ONUS_KM43.$A:.$AK];6;))" table:style-name="ce5">
            <text:p>VN178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-23.40</text:p>
          </table:table-cell>
          <table:table-cell office:value-type="string" table:style-name="ce5">
            <text:p>2.29</text:p>
          </table:table-cell>
          <table:table-cell office:value-type="string" table:style-name="ce6">
            <text:p>-23.02</text:p>
          </table:table-cell>
          <table:table-cell office:value-type="string" office:string-value="VM83" table:formula="of:=UPPER(VLOOKUP(CONCATENATE(&quot;18&quot;;[.$V32]);[ONUS_KM43.$A:.$AK];6;))" table:style-name="ce5">
            <text:p>VM83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-24.68</text:p>
          </table:table-cell>
          <table:table-cell office:value-type="string" table:style-name="ce5">
            <text:p>2.54</text:p>
          </table:table-cell>
          <table:table-cell office:value-type="string" table:style-name="ce6">
            <text:p>-26.03</text:p>
          </table:table-cell>
          <table:table-cell office:value-type="string" office:string-value="TP058" table:formula="of:=UPPER(VLOOKUP(CONCATENATE(&quot;19&quot;;[.$AA32]);[ONUS_KM43.$A:.$AK];6;))" table:style-name="ce5">
            <text:p>TP058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-24.68</text:p>
          </table:table-cell>
          <table:table-cell office:value-type="string" table:style-name="ce5">
            <text:p>0.96</text:p>
          </table:table-cell>
          <table:table-cell office:value-type="string" table:style-name="ce6">
            <text:p>-23.9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16324"/>
        </table:table-row>
        <table:table-row table:style-name="ro2">
          <table:table-cell table:number-columns-repeated="5"/>
          <table:table-cell office:value-type="string" office:string-value="TP566" table:formula="of:=UPPER(VLOOKUP(CONCATENATE(&quot;15&quot;;[.G33]);[ONUS_KM43.A:.AK];6;))" table:style-name="ce5">
            <text:p>TP56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24.20</text:p>
          </table:table-cell>
          <table:table-cell office:value-type="string" table:style-name="ce5">
            <text:p>1.01</text:p>
          </table:table-cell>
          <table:table-cell office:value-type="string" table:style-name="ce6">
            <text:p>-25.53</text:p>
          </table:table-cell>
          <table:table-cell office:value-type="string" office:string-value="TP553" table:formula="of:=UPPER(VLOOKUP(CONCATENATE(&quot;16&quot;;[.$L33]);[ONUS_KM43.$A:.$AK];6;))" table:style-name="ce5">
            <text:p>TP553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-25.85</text:p>
          </table:table-cell>
          <table:table-cell office:value-type="string" table:style-name="ce5">
            <text:p>1.19</text:p>
          </table:table-cell>
          <table:table-cell office:value-type="string" table:style-name="ce6">
            <text:p>-25.38</text:p>
          </table:table-cell>
          <table:table-cell office:value-type="string" office:string-value="VN279" table:formula="of:=UPPER(VLOOKUP(CONCATENATE(&quot;17&quot;;[.$Q33]);[ONUS_KM43.$A:.$AK];6;))" table:style-name="ce5">
            <text:p>VN279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-22.84</text:p>
          </table:table-cell>
          <table:table-cell office:value-type="string" table:style-name="ce5">
            <text:p>2.19</text:p>
          </table:table-cell>
          <table:table-cell office:value-type="string" table:style-name="ce6">
            <text:p>-24.32</text:p>
          </table:table-cell>
          <table:table-cell office:value-type="string" office:string-value="TP559" table:formula="of:=UPPER(VLOOKUP(CONCATENATE(&quot;18&quot;;[.$V33]);[ONUS_KM43.$A:.$AK];6;))" table:style-name="ce5">
            <text:p>TP559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-26.19</text:p>
          </table:table-cell>
          <table:table-cell office:value-type="string" table:style-name="ce5">
            <text:p>0.94</text:p>
          </table:table-cell>
          <table:table-cell office:value-type="string" table:style-name="ce6">
            <text:p>-27.70</text:p>
          </table:table-cell>
          <table:table-cell office:value-type="string" office:string-value="TP569" table:formula="of:=UPPER(VLOOKUP(CONCATENATE(&quot;19&quot;;[.$AA33]);[ONUS_KM43.$A:.$AK];6;))" table:style-name="ce5">
            <text:p>TP569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-20.13</text:p>
          </table:table-cell>
          <table:table-cell office:value-type="string" table:style-name="ce5">
            <text:p>1.49</text:p>
          </table:table-cell>
          <table:table-cell office:value-type="string" table:style-name="ce6">
            <text:p>-22.30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1" table:formula="of:=UPPER(VLOOKUP(CONCATENATE(&quot;15&quot;;[.G34]);[ONUS_KM43.A:.AK];6;))" table:style-name="ce5">
            <text:p>TP55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21.74</text:p>
          </table:table-cell>
          <table:table-cell office:value-type="string" table:style-name="ce5">
            <text:p>1.52</text:p>
          </table:table-cell>
          <table:table-cell office:value-type="string" table:style-name="ce6">
            <text:p>-23.02</text:p>
          </table:table-cell>
          <table:table-cell office:value-type="string" office:string-value="TP556" table:formula="of:=UPPER(VLOOKUP(CONCATENATE(&quot;16&quot;;[.$L34]);[ONUS_KM43.$A:.$AK];6;))" table:style-name="ce5">
            <text:p>TP556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-24.81</text:p>
          </table:table-cell>
          <table:table-cell office:value-type="string" table:style-name="ce5">
            <text:p>1.33</text:p>
          </table:table-cell>
          <table:table-cell office:value-type="string" table:style-name="ce6">
            <text:p>-25.86</text:p>
          </table:table-cell>
          <table:table-cell office:value-type="string" office:string-value="VO142" table:formula="of:=UPPER(VLOOKUP(CONCATENATE(&quot;17&quot;;[.$Q34]);[ONUS_KM43.$A:.$AK];6;))" table:style-name="ce5">
            <text:p>VO142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-20.36</text:p>
          </table:table-cell>
          <table:table-cell office:value-type="string" table:style-name="ce5">
            <text:p>0.97</text:p>
          </table:table-cell>
          <table:table-cell office:value-type="string" table:style-name="ce6">
            <text:p>-20.14</text:p>
          </table:table-cell>
          <table:table-cell office:value-type="string" office:string-value="TP522" table:formula="of:=UPPER(VLOOKUP(CONCATENATE(&quot;18&quot;;[.$V34]);[ONUS_KM43.$A:.$AK];6;))" table:style-name="ce5">
            <text:p>TP522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-22.76</text:p>
          </table:table-cell>
          <table:table-cell office:value-type="string" table:style-name="ce5">
            <text:p>1.35</text:p>
          </table:table-cell>
          <table:table-cell office:value-type="string" table:style-name="ce6">
            <text:p>-24.21</text:p>
          </table:table-cell>
          <table:table-cell office:value-type="string" office:string-value="HG8245V374" table:formula="of:=UPPER(VLOOKUP(CONCATENATE(&quot;19&quot;;[.$AA34]);[ONUS_KM43.$A:.$AK];6;))" table:style-name="ce5">
            <text:p>HG8245V374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-24.20</text:p>
          </table:table-cell>
          <table:table-cell office:value-type="string" table:style-name="ce5">
            <text:p>1.87</text:p>
          </table:table-cell>
          <table:table-cell office:value-type="string" table:style-name="ce6">
            <text:p>-25.09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1" table:formula="of:=UPPER(VLOOKUP(CONCATENATE(&quot;15&quot;;[.G35]);[ONUS_KM43.A:.AK];6;))" table:style-name="ce5">
            <text:p>TP56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21.67</text:p>
          </table:table-cell>
          <table:table-cell office:value-type="string" table:style-name="ce5">
            <text:p>1.11</text:p>
          </table:table-cell>
          <table:table-cell office:value-type="string" table:style-name="ce6">
            <text:p>-22.60</text:p>
          </table:table-cell>
          <table:table-cell office:value-type="string" office:string-value="TP510" table:formula="of:=UPPER(VLOOKUP(CONCATENATE(&quot;16&quot;;[.$L35]);[ONUS_KM43.$A:.$AK];6;))" table:style-name="ce5">
            <text:p>TP510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-28.24</text:p>
          </table:table-cell>
          <table:table-cell office:value-type="string" table:style-name="ce5">
            <text:p>1.20</text:p>
          </table:table-cell>
          <table:table-cell office:value-type="string" table:style-name="ce6">
            <text:p>-26.78</text:p>
          </table:table-cell>
          <table:table-cell office:value-type="string" office:string-value="KQ235" table:formula="of:=UPPER(VLOOKUP(CONCATENATE(&quot;17&quot;;[.$Q35]);[ONUS_KM43.$A:.$AK];6;))" table:style-name="ce5">
            <text:p>KQ235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-25.55</text:p>
          </table:table-cell>
          <table:table-cell office:value-type="string" table:style-name="ce5">
            <text:p>1.79</text:p>
          </table:table-cell>
          <table:table-cell office:value-type="string" table:style-name="ce6">
            <text:p>-24.44</text:p>
          </table:table-cell>
          <table:table-cell office:value-type="string" office:string-value="VSOL067" table:formula="of:=UPPER(VLOOKUP(CONCATENATE(&quot;18&quot;;[.$V35]);[ONUS_KM43.$A:.$AK];6;))" table:style-name="ce5">
            <text:p>VSOL067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-24.56</text:p>
          </table:table-cell>
          <table:table-cell office:value-type="string" table:style-name="ce5">
            <text:p>2.32</text:p>
          </table:table-cell>
          <table:table-cell office:value-type="string" table:style-name="ce6">
            <text:p>-26.20</text:p>
          </table:table-cell>
          <table:table-cell office:value-type="string" office:string-value="TP207" table:formula="of:=UPPER(VLOOKUP(CONCATENATE(&quot;19&quot;;[.$AA35]);[ONUS_KM43.$A:.$AK];6;))" table:style-name="ce5">
            <text:p>TP207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-28.54</text:p>
          </table:table-cell>
          <table:table-cell office:value-type="string" table:style-name="ce5">
            <text:p>1.16</text:p>
          </table:table-cell>
          <table:table-cell office:value-type="string" table:style-name="ce6">
            <text:p>-28.24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M309" table:formula="of:=UPPER(VLOOKUP(CONCATENATE(&quot;15&quot;;[.G36]);[ONUS_KM43.A:.AK];6;))" table:style-name="ce5">
            <text:p>TM309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22.14</text:p>
          </table:table-cell>
          <table:table-cell office:value-type="string" table:style-name="ce5">
            <text:p>2.28</text:p>
          </table:table-cell>
          <table:table-cell office:value-type="string" table:style-name="ce6">
            <text:p>-23.67</text:p>
          </table:table-cell>
          <table:table-cell office:value-type="string" office:string-value="TP511" table:formula="of:=UPPER(VLOOKUP(CONCATENATE(&quot;16&quot;;[.$L36]);[ONUS_KM43.$A:.$AK];6;))" table:style-name="ce5">
            <text:p>TP511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-23.87</text:p>
          </table:table-cell>
          <table:table-cell office:value-type="string" table:style-name="ce5">
            <text:p>1.14</text:p>
          </table:table-cell>
          <table:table-cell office:value-type="string" table:style-name="ce6">
            <text:p>-25.38</text:p>
          </table:table-cell>
          <table:table-cell office:value-type="string" office:string-value="KQ280" table:formula="of:=UPPER(VLOOKUP(CONCATENATE(&quot;17&quot;;[.$Q36]);[ONUS_KM43.$A:.$AK];6;))" table:style-name="ce5">
            <text:p>KQ280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-19.39</text:p>
          </table:table-cell>
          <table:table-cell office:value-type="string" table:style-name="ce5">
            <text:p>2.44</text:p>
          </table:table-cell>
          <table:table-cell office:value-type="string" table:style-name="ce6">
            <text:p>-22.93</text:p>
          </table:table-cell>
          <table:table-cell office:value-type="string" office:string-value="VSOL061" table:formula="of:=UPPER(VLOOKUP(CONCATENATE(&quot;18&quot;;[.$V36]);[ONUS_KM43.$A:.$AK];6;))" table:style-name="ce5">
            <text:p>VSOL061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-21.67</text:p>
          </table:table-cell>
          <table:table-cell office:value-type="string" table:style-name="ce5">
            <text:p>2.29</text:p>
          </table:table-cell>
          <table:table-cell office:value-type="string" table:style-name="ce6">
            <text:p>-23.77</text:p>
          </table:table-cell>
          <table:table-cell office:value-type="string" office:string-value="TP330" table:formula="of:=UPPER(VLOOKUP(CONCATENATE(&quot;19&quot;;[.$AA36]);[ONUS_KM43.$A:.$AK];6;))" table:style-name="ce5">
            <text:p>TP330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-26.57</text:p>
          </table:table-cell>
          <table:table-cell office:value-type="string" table:style-name="ce5">
            <text:p>1.38</text:p>
          </table:table-cell>
          <table:table-cell office:value-type="string" table:style-name="ce6">
            <text:p>-24.95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0" table:formula="of:=UPPER(VLOOKUP(CONCATENATE(&quot;15&quot;;[.G37]);[ONUS_KM43.A:.AK];6;))" table:style-name="ce5">
            <text:p>TP550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26.57</text:p>
          </table:table-cell>
          <table:table-cell office:value-type="string" table:style-name="ce5">
            <text:p>1.05</text:p>
          </table:table-cell>
          <table:table-cell office:value-type="string" table:style-name="ce6">
            <text:p>-23.19</text:p>
          </table:table-cell>
          <table:table-cell office:value-type="string" office:string-value="TP568" table:formula="of:=UPPER(VLOOKUP(CONCATENATE(&quot;16&quot;;[.$L37]);[ONUS_KM43.$A:.$AK];6;))" table:style-name="ce5">
            <text:p>TP568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-24.20</text:p>
          </table:table-cell>
          <table:table-cell office:value-type="string" table:style-name="ce5">
            <text:p>1.19</text:p>
          </table:table-cell>
          <table:table-cell office:value-type="string" table:style-name="ce6">
            <text:p>-26.03</text:p>
          </table:table-cell>
          <table:table-cell office:value-type="string" office:string-value="I348" table:formula="of:=UPPER(VLOOKUP(CONCATENATE(&quot;17&quot;;[.$Q37]);[ONUS_KM43.$A:.$AK];6;))" table:style-name="ce5">
            <text:p>I348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-24.56</text:p>
          </table:table-cell>
          <table:table-cell office:value-type="string" table:style-name="ce5">
            <text:p>2.19</text:p>
          </table:table-cell>
          <table:table-cell office:value-type="string" table:style-name="ce6">
            <text:p>-26.99</text:p>
          </table:table-cell>
          <table:table-cell office:value-type="string" office:string-value="VSOL087" table:formula="of:=UPPER(VLOOKUP(CONCATENATE(&quot;18&quot;;[.$V37]);[ONUS_KM43.$A:.$AK];6;))" table:style-name="ce5">
            <text:p>VSOL087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-20.60</text:p>
          </table:table-cell>
          <table:table-cell office:value-type="string" table:style-name="ce5">
            <text:p>2.11</text:p>
          </table:table-cell>
          <table:table-cell office:value-type="string" table:style-name="ce6">
            <text:p>-22.68</text:p>
          </table:table-cell>
          <table:table-cell office:value-type="string" office:string-value="TP167" table:formula="of:=UPPER(VLOOKUP(CONCATENATE(&quot;19&quot;;[.$AA37]);[ONUS_KM43.$A:.$AK];6;))" table:style-name="ce5">
            <text:p>TP167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1.46</text:p>
          </table:table-cell>
          <table:table-cell office:value-type="string" table:style-name="ce6">
            <text:p>-28.24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P313" table:formula="of:=UPPER(VLOOKUP(CONCATENATE(&quot;15&quot;;[.G38]);[ONUS_KM43.A:.AK];6;))" table:style-name="ce5">
            <text:p>VP31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22.00</text:p>
          </table:table-cell>
          <table:table-cell office:value-type="string" table:style-name="ce5">
            <text:p>2.17</text:p>
          </table:table-cell>
          <table:table-cell office:value-type="string" table:style-name="ce6">
            <text:p>-24.56</text:p>
          </table:table-cell>
          <table:table-cell office:value-type="string" office:string-value="VSOL004" table:formula="of:=UPPER(VLOOKUP(CONCATENATE(&quot;16&quot;;[.$L38]);[ONUS_KM43.$A:.$AK];6;))" table:style-name="ce5">
            <text:p>VSOL004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-25.85</text:p>
          </table:table-cell>
          <table:table-cell office:value-type="string" table:style-name="ce5">
            <text:p>2.10</text:p>
          </table:table-cell>
          <table:table-cell office:value-type="string" table:style-name="ce6">
            <text:p>-27.45</text:p>
          </table:table-cell>
          <table:table-cell office:value-type="string" office:string-value="KQ221" table:formula="of:=UPPER(VLOOKUP(CONCATENATE(&quot;17&quot;;[.$Q38]);[ONUS_KM43.$A:.$AK];6;))" table:style-name="ce5">
            <text:p>KQ221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-22.75</text:p>
          </table:table-cell>
          <table:table-cell office:value-type="string" table:style-name="ce5">
            <text:p>1.64</text:p>
          </table:table-cell>
          <table:table-cell office:value-type="string" table:style-name="ce6">
            <text:p>-23.19</text:p>
          </table:table-cell>
          <table:table-cell office:value-type="string" office:string-value="SU018" table:formula="of:=UPPER(VLOOKUP(CONCATENATE(&quot;18&quot;;[.$V38]);[ONUS_KM43.$A:.$AK];6;))" table:style-name="ce5">
            <text:p>SU018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-27.44</text:p>
          </table:table-cell>
          <table:table-cell office:value-type="string" table:style-name="ce5">
            <text:p>1.48</text:p>
          </table:table-cell>
          <table:table-cell office:value-type="string" table:style-name="ce6">
            <text:p>-26.78</text:p>
          </table:table-cell>
          <table:table-cell office:value-type="string" office:string-value="TP603" table:formula="of:=UPPER(VLOOKUP(CONCATENATE(&quot;19&quot;;[.$AA38]);[ONUS_KM43.$A:.$AK];6;))" table:style-name="ce5">
            <text:p>TP603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-26.57</text:p>
          </table:table-cell>
          <table:table-cell office:value-type="string" table:style-name="ce5">
            <text:p>1.25</text:p>
          </table:table-cell>
          <table:table-cell office:value-type="string" table:style-name="ce6">
            <text:p>-23.47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140" table:formula="of:=UPPER(VLOOKUP(CONCATENATE(&quot;15&quot;;[.G39]);[ONUS_KM43.A:.AK];6;))" table:style-name="ce5">
            <text:p>TP14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25.23</text:p>
          </table:table-cell>
          <table:table-cell office:value-type="string" table:style-name="ce5">
            <text:p>1.00</text:p>
          </table:table-cell>
          <table:table-cell office:value-type="string" table:style-name="ce6">
            <text:p>-23.47</text:p>
          </table:table-cell>
          <table:table-cell office:value-type="string" office:string-value="VSOL019" table:formula="of:=UPPER(VLOOKUP(CONCATENATE(&quot;16&quot;;[.$L39]);[ONUS_KM43.$A:.$AK];6;))" table:style-name="ce5">
            <text:p>VSOL019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-23.28</text:p>
          </table:table-cell>
          <table:table-cell office:value-type="string" table:style-name="ce5">
            <text:p>2.07</text:p>
          </table:table-cell>
          <table:table-cell office:value-type="string" table:style-name="ce6">
            <text:p>-25.09</text:p>
          </table:table-cell>
          <table:table-cell office:value-type="string" office:string-value="KQ274" table:formula="of:=UPPER(VLOOKUP(CONCATENATE(&quot;17&quot;;[.$Q39]);[ONUS_KM43.$A:.$AK];6;))" table:style-name="ce5">
            <text:p>KQ274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-22.00</text:p>
          </table:table-cell>
          <table:table-cell office:value-type="string" table:style-name="ce5">
            <text:p>2.76</text:p>
          </table:table-cell>
          <table:table-cell office:value-type="string" table:style-name="ce6">
            <text:p>-23.9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609" table:formula="of:=UPPER(VLOOKUP(CONCATENATE(&quot;19&quot;;[.$AA39]);[ONUS_KM43.$A:.$AK];6;))" table:style-name="ce5">
            <text:p>TP60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21.74</text:p>
          </table:table-cell>
          <table:table-cell office:value-type="string" table:style-name="ce5">
            <text:p>1.08</text:p>
          </table:table-cell>
          <table:table-cell office:value-type="string" table:style-name="ce6">
            <text:p>-23.28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SU001" table:formula="of:=UPPER(VLOOKUP(CONCATENATE(&quot;15&quot;;[.G40]);[ONUS_KM43.A:.AK];6;))" table:style-name="ce5">
            <text:p>SU00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20.08</text:p>
          </table:table-cell>
          <table:table-cell office:value-type="string" table:style-name="ce5">
            <text:p>1.64</text:p>
          </table:table-cell>
          <table:table-cell office:value-type="string" table:style-name="ce6">
            <text:p>-22.68</text:p>
          </table:table-cell>
          <table:table-cell office:value-type="string" office:string-value="VSOL044" table:formula="of:=UPPER(VLOOKUP(CONCATENATE(&quot;16&quot;;[.$L40]);[ONUS_KM43.$A:.$AK];6;))" table:style-name="ce5">
            <text:p>VSOL044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-23.87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5.23</text:p>
          </table:table-cell>
          <table:table-cell office:value-type="string" office:string-value="TP029" table:formula="of:=UPPER(VLOOKUP(CONCATENATE(&quot;17&quot;;[.$Q40]);[ONUS_KM43.$A:.$AK];6;))" table:style-name="ce5">
            <text:p>TP029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-21.25</text:p>
          </table:table-cell>
          <table:table-cell office:value-type="string" table:style-name="ce5">
            <text:p>1.30</text:p>
          </table:table-cell>
          <table:table-cell office:value-type="string" table:style-name="ce6">
            <text:p>-22.0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37" table:formula="of:=UPPER(VLOOKUP(CONCATENATE(&quot;19&quot;;[.$AA40]);[ONUS_KM43.$A:.$AK];6;))" table:style-name="ce5">
            <text:p>TP43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22.92</text:p>
          </table:table-cell>
          <table:table-cell office:value-type="string" table:style-name="ce5">
            <text:p>1.15</text:p>
          </table:table-cell>
          <table:table-cell office:value-type="string" table:style-name="ce6">
            <text:p>-23.02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19" table:formula="of:=UPPER(VLOOKUP(CONCATENATE(&quot;15&quot;;[.G41]);[ONUS_KM43.A:.AK];6;))" table:style-name="ce5">
            <text:p>TP519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25.08</text:p>
          </table:table-cell>
          <table:table-cell office:value-type="string" table:style-name="ce5">
            <text:p>1.37</text:p>
          </table:table-cell>
          <table:table-cell office:value-type="string" table:style-name="ce6">
            <text:p>-23.77</text:p>
          </table:table-cell>
          <table:table-cell office:value-type="string" office:string-value="VSOL047" table:formula="of:=UPPER(VLOOKUP(CONCATENATE(&quot;16&quot;;[.$L41]);[ONUS_KM43.$A:.$AK];6;))" table:style-name="ce5">
            <text:p>VSOL047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-24.56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5.86</text:p>
          </table:table-cell>
          <table:table-cell office:value-type="string" office:string-value="KQ279" table:formula="of:=UPPER(VLOOKUP(CONCATENATE(&quot;17&quot;;[.$Q41]);[ONUS_KM43.$A:.$AK];6;))" table:style-name="ce5">
            <text:p>KQ279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-21.25</text:p>
          </table:table-cell>
          <table:table-cell office:value-type="string" table:style-name="ce5">
            <text:p>2.26</text:p>
          </table:table-cell>
          <table:table-cell office:value-type="string" table:style-name="ce6">
            <text:p>-22.37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228B" table:formula="of:=UPPER(VLOOKUP(CONCATENATE(&quot;19&quot;;[.$AA41]);[ONUS_KM43.$A:.$AK];6;))" table:style-name="ce5">
            <text:p>TP228B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21.87</text:p>
          </table:table-cell>
          <table:table-cell office:value-type="string" table:style-name="ce5">
            <text:p>1.47</text:p>
          </table:table-cell>
          <table:table-cell office:value-type="string" table:style-name="ce6">
            <text:p>-22.52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7" table:formula="of:=UPPER(VLOOKUP(CONCATENATE(&quot;15&quot;;[.G42]);[ONUS_KM43.A:.AK];6;))" table:style-name="ce5">
            <text:p>VSOL03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21.67</text:p>
          </table:table-cell>
          <table:table-cell office:value-type="string" table:style-name="ce5">
            <text:p>1.97</text:p>
          </table:table-cell>
          <table:table-cell office:value-type="string" table:style-name="ce6">
            <text:p>-23.67</text:p>
          </table:table-cell>
          <table:table-cell office:value-type="string" office:string-value="VSOL069" table:formula="of:=UPPER(VLOOKUP(CONCATENATE(&quot;16&quot;;[.$L42]);[ONUS_KM43.$A:.$AK];6;))" table:style-name="ce5">
            <text:p>VSOL069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-22.67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24.82</text:p>
          </table:table-cell>
          <table:table-cell office:value-type="string" office:string-value="KQ275" table:formula="of:=UPPER(VLOOKUP(CONCATENATE(&quot;17&quot;;[.$Q42]);[ONUS_KM43.$A:.$AK];6;))" table:style-name="ce5">
            <text:p>KQ275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-18.32</text:p>
          </table:table-cell>
          <table:table-cell office:value-type="string" table:style-name="ce5">
            <text:p>2.59</text:p>
          </table:table-cell>
          <table:table-cell office:value-type="string" table:style-name="ce6">
            <text:p>-20.66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44" table:formula="of:=UPPER(VLOOKUP(CONCATENATE(&quot;19&quot;;[.$AA42]);[ONUS_KM43.$A:.$AK];6;))" table:style-name="ce5">
            <text:p>TP44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23.66</text:p>
          </table:table-cell>
          <table:table-cell office:value-type="string" table:style-name="ce5">
            <text:p>1.13</text:p>
          </table:table-cell>
          <table:table-cell office:value-type="string" table:style-name="ce6">
            <text:p>-23.47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3" table:formula="of:=UPPER(VLOOKUP(CONCATENATE(&quot;15&quot;;[.G43]);[ONUS_KM43.A:.AK];6;))" table:style-name="ce5">
            <text:p>VSOL03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25.23</text:p>
          </table:table-cell>
          <table:table-cell office:value-type="string" table:style-name="ce5">
            <text:p>2.31</text:p>
          </table:table-cell>
          <table:table-cell office:value-type="string" table:style-name="ce6">
            <text:p>-23.28</text:p>
          </table:table-cell>
          <table:table-cell office:value-type="string" office:string-value="VSOL077" table:formula="of:=UPPER(VLOOKUP(CONCATENATE(&quot;16&quot;;[.$L43]);[ONUS_KM43.$A:.$AK];6;))" table:style-name="ce5">
            <text:p>VSOL077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-24.43</text:p>
          </table:table-cell>
          <table:table-cell office:value-type="string" table:style-name="ce5">
            <text:p>2.05</text:p>
          </table:table-cell>
          <table:table-cell office:value-type="string" table:style-name="ce6">
            <text:p>-26.78</text:p>
          </table:table-cell>
          <table:table-cell office:value-type="string" office:string-value="KQ288" table:formula="of:=UPPER(VLOOKUP(CONCATENATE(&quot;17&quot;;[.$Q43]);[ONUS_KM43.$A:.$AK];6;))" table:style-name="ce5">
            <text:p>KQ288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-19.46</text:p>
          </table:table-cell>
          <table:table-cell office:value-type="string" table:style-name="ce5">
            <text:p>2.39</text:p>
          </table:table-cell>
          <table:table-cell office:value-type="string" table:style-name="ce6">
            <text:p>-20.37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83" table:formula="of:=UPPER(VLOOKUP(CONCATENATE(&quot;19&quot;;[.$AA43]);[ONUS_KM43.$A:.$AK];6;))" table:style-name="ce5">
            <text:p>TP48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22.29</text:p>
          </table:table-cell>
          <table:table-cell office:value-type="string" table:style-name="ce5">
            <text:p>1.06</text:p>
          </table:table-cell>
          <table:table-cell office:value-type="string" table:style-name="ce6">
            <text:p>-22.30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46" table:formula="of:=UPPER(VLOOKUP(CONCATENATE(&quot;15&quot;;[.G44]);[ONUS_KM43.A:.AK];6;))" table:style-name="ce5">
            <text:p>VSOL04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26.19</text:p>
          </table:table-cell>
          <table:table-cell office:value-type="string" table:style-name="ce5">
            <text:p>2.01</text:p>
          </table:table-cell>
          <table:table-cell office:value-type="string" table:style-name="ce6">
            <text:p>-23.88</text:p>
          </table:table-cell>
          <table:table-cell office:value-type="string" office:string-value="VSOL078" table:formula="of:=UPPER(VLOOKUP(CONCATENATE(&quot;16&quot;;[.$L44]);[ONUS_KM43.$A:.$AK];6;))" table:style-name="ce5">
            <text:p>VSOL078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-22.36</text:p>
          </table:table-cell>
          <table:table-cell office:value-type="string" table:style-name="ce5">
            <text:p>2.12</text:p>
          </table:table-cell>
          <table:table-cell office:value-type="string" table:style-name="ce6">
            <text:p>-24.69</text:p>
          </table:table-cell>
          <table:table-cell office:value-type="string" office:string-value="TN135" table:formula="of:=UPPER(VLOOKUP(CONCATENATE(&quot;17&quot;;[.$Q44]);[ONUS_KM43.$A:.$AK];6;))" table:style-name="ce5">
            <text:p>TN135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-21.36</text:p>
          </table:table-cell>
          <table:table-cell office:value-type="string" table:style-name="ce5">
            <text:p>2.49</text:p>
          </table:table-cell>
          <table:table-cell office:value-type="string" table:style-name="ce6">
            <text:p>-21.74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81" table:formula="of:=UPPER(VLOOKUP(CONCATENATE(&quot;19&quot;;[.$AA44]);[ONUS_KM43.$A:.$AK];6;))" table:style-name="ce5">
            <text:p>TP48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22.44</text:p>
          </table:table-cell>
          <table:table-cell office:value-type="string" table:style-name="ce5">
            <text:p>1.10</text:p>
          </table:table-cell>
          <table:table-cell office:value-type="string" table:style-name="ce6">
            <text:p>-23.98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3" table:formula="of:=UPPER(VLOOKUP(CONCATENATE(&quot;15&quot;;[.G45]);[ONUS_KM43.A:.AK];6;))" table:style-name="ce5">
            <text:p>VSOL06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21.19</text:p>
          </table:table-cell>
          <table:table-cell office:value-type="string" table:style-name="ce5">
            <text:p>2.15</text:p>
          </table:table-cell>
          <table:table-cell office:value-type="string" table:style-name="ce6">
            <text:p>-22.52</text:p>
          </table:table-cell>
          <table:table-cell office:value-type="string" office:string-value="VSOL079" table:formula="of:=UPPER(VLOOKUP(CONCATENATE(&quot;16&quot;;[.$L45]);[ONUS_KM43.$A:.$AK];6;))" table:style-name="ce5">
            <text:p>VSOL079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-23.28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6.78</text:p>
          </table:table-cell>
          <table:table-cell office:value-type="string" office:string-value="TP034" table:formula="of:=UPPER(VLOOKUP(CONCATENATE(&quot;17&quot;;[.$Q45]);[ONUS_KM43.$A:.$AK];6;))" table:style-name="ce5">
            <text:p>TP034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1.17</text:p>
          </table:table-cell>
          <table:table-cell office:value-type="string" table:style-name="ce6">
            <text:p>-21.6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57" table:formula="of:=UPPER(VLOOKUP(CONCATENATE(&quot;19&quot;;[.$AA45]);[ONUS_KM43.$A:.$AK];6;))" table:style-name="ce5">
            <text:p>TP457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22.22</text:p>
          </table:table-cell>
          <table:table-cell office:value-type="string" table:style-name="ce5">
            <text:p>1.00</text:p>
          </table:table-cell>
          <table:table-cell office:value-type="string" table:style-name="ce6">
            <text:p>-22.60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56" table:formula="of:=UPPER(VLOOKUP(CONCATENATE(&quot;15&quot;;[.G46]);[ONUS_KM43.A:.AK];6;))" table:style-name="ce5">
            <text:p>VSOL056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26.77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3.19</text:p>
          </table:table-cell>
          <table:table-cell office:value-type="string" office:string-value="VSOL088" table:formula="of:=UPPER(VLOOKUP(CONCATENATE(&quot;16&quot;;[.$L46]);[ONUS_KM43.$A:.$AK];6;))" table:style-name="ce5">
            <text:p>VSOL088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-22.36</text:p>
          </table:table-cell>
          <table:table-cell office:value-type="string" table:style-name="ce5">
            <text:p>2.02</text:p>
          </table:table-cell>
          <table:table-cell office:value-type="string" table:style-name="ce6">
            <text:p>-24.95</text:p>
          </table:table-cell>
          <table:table-cell office:value-type="string" office:string-value="TP246" table:formula="of:=UPPER(VLOOKUP(CONCATENATE(&quot;17&quot;;[.$Q46]);[ONUS_KM43.$A:.$AK];6;))" table:style-name="ce5">
            <text:p>TP246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-30.00</text:p>
          </table:table-cell>
          <table:table-cell office:value-type="string" table:style-name="ce5">
            <text:p>1.06</text:p>
          </table:table-cell>
          <table:table-cell office:value-type="string" table:style-name="ce6">
            <text:p>-29.21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63" table:formula="of:=UPPER(VLOOKUP(CONCATENATE(&quot;19&quot;;[.$AA46]);[ONUS_KM43.$A:.$AK];6;))" table:style-name="ce5">
            <text:p>TP46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21.08</text:p>
          </table:table-cell>
          <table:table-cell office:value-type="string" table:style-name="ce5">
            <text:p>1.07</text:p>
          </table:table-cell>
          <table:table-cell office:value-type="string" table:style-name="ce6">
            <text:p>-23.10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4" table:formula="of:=UPPER(VLOOKUP(CONCATENATE(&quot;15&quot;;[.G47]);[ONUS_KM43.A:.AK];6;))" table:style-name="ce5">
            <text:p>VSOL06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20.27</text:p>
          </table:table-cell>
          <table:table-cell office:value-type="string" table:style-name="ce5">
            <text:p>2.21</text:p>
          </table:table-cell>
          <table:table-cell office:value-type="string" table:style-name="ce6">
            <text:p>-22.52</text:p>
          </table:table-cell>
          <table:table-cell office:value-type="string" office:string-value="VSOL084" table:formula="of:=UPPER(VLOOKUP(CONCATENATE(&quot;16&quot;;[.$L47]);[ONUS_KM43.$A:.$AK];6;))" table:style-name="ce5">
            <text:p>VSOL084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-23.37</text:p>
          </table:table-cell>
          <table:table-cell office:value-type="string" table:style-name="ce5">
            <text:p>2.15</text:p>
          </table:table-cell>
          <table:table-cell office:value-type="string" table:style-name="ce6">
            <text:p>-24.69</text:p>
          </table:table-cell>
          <table:table-cell office:value-type="string" office:string-value="O329" table:formula="of:=UPPER(VLOOKUP(CONCATENATE(&quot;17&quot;;[.$Q47]);[ONUS_KM43.$A:.$AK];6;))" table:style-name="ce5">
            <text:p>O329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-20.50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21.74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24" table:formula="of:=UPPER(VLOOKUP(CONCATENATE(&quot;19&quot;;[.$AA47]);[ONUS_KM43.$A:.$AK];6;))" table:style-name="ce5">
            <text:p>TP424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22.59</text:p>
          </table:table-cell>
          <table:table-cell office:value-type="string" table:style-name="ce5">
            <text:p>1.47</text:p>
          </table:table-cell>
          <table:table-cell office:value-type="string" table:style-name="ce6">
            <text:p>-23.57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6" table:formula="of:=UPPER(VLOOKUP(CONCATENATE(&quot;15&quot;;[.G48]);[ONUS_KM43.A:.AK];6;))" table:style-name="ce5">
            <text:p>VSOL086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20.31</text:p>
          </table:table-cell>
          <table:table-cell office:value-type="string" table:style-name="ce5">
            <text:p>2.00</text:p>
          </table:table-cell>
          <table:table-cell office:value-type="string" table:style-name="ce6">
            <text:p>-22.76</text:p>
          </table:table-cell>
          <table:table-cell office:value-type="string" office:string-value="VSOL081" table:formula="of:=UPPER(VLOOKUP(CONCATENATE(&quot;16&quot;;[.$L48]);[ONUS_KM43.$A:.$AK];6;))" table:style-name="ce5">
            <text:p>VSOL081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-23.76</text:p>
          </table:table-cell>
          <table:table-cell office:value-type="string" table:style-name="ce5">
            <text:p>2.23</text:p>
          </table:table-cell>
          <table:table-cell office:value-type="string" table:style-name="ce6">
            <text:p>-25.09</text:p>
          </table:table-cell>
          <table:table-cell office:value-type="string" office:string-value="TP086" table:formula="of:=UPPER(VLOOKUP(CONCATENATE(&quot;17&quot;;[.$Q48]);[ONUS_KM43.$A:.$AK];6;))" table:style-name="ce5">
            <text:p>TP086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-21.19</text:p>
          </table:table-cell>
          <table:table-cell office:value-type="string" table:style-name="ce5">
            <text:p>1.35</text:p>
          </table:table-cell>
          <table:table-cell office:value-type="string" table:style-name="ce6">
            <text:p>-21.74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18" table:formula="of:=UPPER(VLOOKUP(CONCATENATE(&quot;19&quot;;[.$AA48]);[ONUS_KM43.$A:.$AK];6;))" table:style-name="ce5">
            <text:p>TP418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20.60</text:p>
          </table:table-cell>
          <table:table-cell office:value-type="string" table:style-name="ce5">
            <text:p>1.16</text:p>
          </table:table-cell>
          <table:table-cell office:value-type="string" table:style-name="ce6">
            <text:p>-21.94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5" table:formula="of:=UPPER(VLOOKUP(CONCATENATE(&quot;15&quot;;[.G49]);[ONUS_KM43.A:.AK];6;))" table:style-name="ce5">
            <text:p>VSOL08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21.08</text:p>
          </table:table-cell>
          <table:table-cell office:value-type="string" table:style-name="ce5">
            <text:p>2.05</text:p>
          </table:table-cell>
          <table:table-cell office:value-type="string" table:style-name="ce6">
            <text:p>-21.88</text:p>
          </table:table-cell>
          <table:table-cell office:value-type="string" office:string-value="VSOL099" table:formula="of:=UPPER(VLOOKUP(CONCATENATE(&quot;16&quot;;[.$L49]);[ONUS_KM43.$A:.$AK];6;))" table:style-name="ce5">
            <text:p>VSOL099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-26.19</text:p>
          </table:table-cell>
          <table:table-cell office:value-type="string" table:style-name="ce5">
            <text:p>2.13</text:p>
          </table:table-cell>
          <table:table-cell office:value-type="string" table:style-name="ce6">
            <text:p>-28.54</text:p>
          </table:table-cell>
          <table:table-cell office:value-type="string" office:string-value="LA89" table:formula="of:=UPPER(VLOOKUP(CONCATENATE(&quot;17&quot;;[.$Q49]);[ONUS_KM43.$A:.$AK];6;))" table:style-name="ce5">
            <text:p>LA89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-22.44</text:p>
          </table:table-cell>
          <table:table-cell office:value-type="string" table:style-name="ce5">
            <text:p>1.85</text:p>
          </table:table-cell>
          <table:table-cell office:value-type="string" table:style-name="ce6">
            <text:p>-23.3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503" table:formula="of:=UPPER(VLOOKUP(CONCATENATE(&quot;19&quot;;[.$AA49]);[ONUS_KM43.$A:.$AK];6;))" table:style-name="ce5">
            <text:p>TP50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22.76</text:p>
          </table:table-cell>
          <table:table-cell office:value-type="string" table:style-name="ce5">
            <text:p>1.73</text:p>
          </table:table-cell>
          <table:table-cell office:value-type="string" table:style-name="ce6">
            <text:p>-23.28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97" table:formula="of:=UPPER(VLOOKUP(CONCATENATE(&quot;15&quot;;[.G50]);[ONUS_KM43.A:.AK];6;))" table:style-name="ce5">
            <text:p>VSOL097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-23.76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5.53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168" table:formula="of:=UPPER(VLOOKUP(CONCATENATE(&quot;17&quot;;[.$Q50]);[ONUS_KM43.$A:.$AK];6;))" table:style-name="ce5">
            <text:p>TP168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28.86</text:p>
          </table:table-cell>
          <table:table-cell office:value-type="string" table:style-name="ce5">
            <text:p>0.89</text:p>
          </table:table-cell>
          <table:table-cell office:value-type="string" table:style-name="ce6">
            <text:p>-28.24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557" table:formula="of:=UPPER(VLOOKUP(CONCATENATE(&quot;19&quot;;[.$AA50]);[ONUS_KM43.$A:.$AK];6;))" table:style-name="ce5">
            <text:p>TP557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20.81</text:p>
          </table:table-cell>
          <table:table-cell office:value-type="string" table:style-name="ce5">
            <text:p>0.96</text:p>
          </table:table-cell>
          <table:table-cell office:value-type="string" table:style-name="ce6">
            <text:p>-23.38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15" table:formula="of:=UPPER(VLOOKUP(CONCATENATE(&quot;17&quot;;[.$Q51]);[ONUS_KM43.$A:.$AK];6;))" table:style-name="ce5">
            <text:p>VSOL01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20.17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2.45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169" table:formula="of:=UPPER(VLOOKUP(CONCATENATE(&quot;19&quot;;[.$AA51]);[ONUS_KM43.$A:.$AK];6;))" table:style-name="ce5">
            <text:p>TP169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-23.76</text:p>
          </table:table-cell>
          <table:table-cell office:value-type="string" table:style-name="ce5">
            <text:p>1.11</text:p>
          </table:table-cell>
          <table:table-cell office:value-type="string" table:style-name="ce6">
            <text:p>-26.78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300" table:formula="of:=UPPER(VLOOKUP(CONCATENATE(&quot;17&quot;;[.$Q52]);[ONUS_KM43.$A:.$AK];6;))" table:style-name="ce5">
            <text:p>TP30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26.99</text:p>
          </table:table-cell>
          <table:table-cell office:value-type="string" table:style-name="ce5">
            <text:p>1.21</text:p>
          </table:table-cell>
          <table:table-cell office:value-type="string" table:style-name="ce6">
            <text:p>-22.93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SU003" table:formula="of:=UPPER(VLOOKUP(CONCATENATE(&quot;19&quot;;[.$AA52]);[ONUS_KM43.$A:.$AK];6;))" table:style-name="ce5">
            <text:p>SU00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20.65</text:p>
          </table:table-cell>
          <table:table-cell office:value-type="string" table:style-name="ce5">
            <text:p>1.46</text:p>
          </table:table-cell>
          <table:table-cell office:value-type="string" table:style-name="ce6">
            <text:p>-23.19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274" table:formula="of:=UPPER(VLOOKUP(CONCATENATE(&quot;17&quot;;[.$Q53]);[ONUS_KM43.$A:.$AK];6;))" table:style-name="ce5">
            <text:p>TP274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-25.23</text:p>
          </table:table-cell>
          <table:table-cell office:value-type="string" table:style-name="ce5">
            <text:p>1.23</text:p>
          </table:table-cell>
          <table:table-cell office:value-type="string" table:style-name="ce6">
            <text:p>-24.95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TP489" table:formula="of:=UPPER(VLOOKUP(CONCATENATE(&quot;19&quot;;[.$AA53]);[ONUS_KM43.$A:.$AK];6;))" table:style-name="ce5">
            <text:p>TP48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22.44</text:p>
          </table:table-cell>
          <table:table-cell office:value-type="string" table:style-name="ce5">
            <text:p>0.93</text:p>
          </table:table-cell>
          <table:table-cell office:value-type="string" table:style-name="ce6">
            <text:p>-22.84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399" table:formula="of:=UPPER(VLOOKUP(CONCATENATE(&quot;17&quot;;[.$Q54]);[ONUS_KM43.$A:.$AK];6;))" table:style-name="ce5">
            <text:p>TP399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20.41</text:p>
          </table:table-cell>
          <table:table-cell office:value-type="string" table:style-name="ce5">
            <text:p>1.22</text:p>
          </table:table-cell>
          <table:table-cell office:value-type="string" table:style-name="ce6">
            <text:p>-21.74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VSOL043" table:formula="of:=UPPER(VLOOKUP(CONCATENATE(&quot;19&quot;;[.$AA54]);[ONUS_KM43.$A:.$AK];6;))" table:style-name="ce5">
            <text:p>VSOL04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25.53</text:p>
          </table:table-cell>
          <table:table-cell office:value-type="string" table:style-name="ce5">
            <text:p>1.91</text:p>
          </table:table-cell>
          <table:table-cell office:value-type="string" table:style-name="ce6">
            <text:p>-22.52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KQ359" table:formula="of:=UPPER(VLOOKUP(CONCATENATE(&quot;17&quot;;[.$Q55]);[ONUS_KM43.$A:.$AK];6;))" table:style-name="ce5">
            <text:p>KQ359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20.91</text:p>
          </table:table-cell>
          <table:table-cell office:value-type="string" table:style-name="ce5">
            <text:p>2.24</text:p>
          </table:table-cell>
          <table:table-cell office:value-type="string" table:style-name="ce6">
            <text:p>-22.5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VSOL071" table:formula="of:=UPPER(VLOOKUP(CONCATENATE(&quot;19&quot;;[.$AA55]);[ONUS_KM43.$A:.$AK];6;))" table:style-name="ce5">
            <text:p>VSOL07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19.39</text:p>
          </table:table-cell>
          <table:table-cell office:value-type="string" table:style-name="ce5">
            <text:p>2.04</text:p>
          </table:table-cell>
          <table:table-cell office:value-type="string" table:style-name="ce6">
            <text:p>-21.62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TP355" table:formula="of:=UPPER(VLOOKUP(CONCATENATE(&quot;17&quot;;[.$Q56]);[ONUS_KM43.$A:.$AK];6;))" table:style-name="ce5">
            <text:p>TP355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23.10</text:p>
          </table:table-cell>
          <table:table-cell office:value-type="string" table:style-name="ce5">
            <text:p>1.08</text:p>
          </table:table-cell>
          <table:table-cell office:value-type="string" table:style-name="ce6">
            <text:p>-26.39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VSOL090" table:formula="of:=UPPER(VLOOKUP(CONCATENATE(&quot;19&quot;;[.$AA56]);[ONUS_KM43.$A:.$AK];6;))" table:style-name="ce5">
            <text:p>VSOL090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20.08</text:p>
          </table:table-cell>
          <table:table-cell office:value-type="string" table:style-name="ce5">
            <text:p>2.10</text:p>
          </table:table-cell>
          <table:table-cell office:value-type="string" table:style-name="ce6">
            <text:p>-22.76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L479B" table:formula="of:=UPPER(VLOOKUP(CONCATENATE(&quot;17&quot;;[.$Q57]);[ONUS_KM43.$A:.$AK];6;))" table:style-name="ce5">
            <text:p>L479B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21.55</text:p>
          </table:table-cell>
          <table:table-cell office:value-type="string" table:style-name="ce5">
            <text:p>2.68</text:p>
          </table:table-cell>
          <table:table-cell office:value-type="string" table:style-name="ce6">
            <text:p>-22.60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VSOL089" table:formula="of:=UPPER(VLOOKUP(CONCATENATE(&quot;19&quot;;[.$AA57]);[ONUS_KM43.$A:.$AK];6;))" table:style-name="ce5">
            <text:p>VSOL089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21.42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3.88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01" table:formula="of:=UPPER(VLOOKUP(CONCATENATE(&quot;17&quot;;[.$Q58]);[ONUS_KM43.$A:.$AK];6;))" table:style-name="ce5">
            <text:p>VSOL00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22.22</text:p>
          </table:table-cell>
          <table:table-cell office:value-type="string" table:style-name="ce5">
            <text:p>2.11</text:p>
          </table:table-cell>
          <table:table-cell office:value-type="string" table:style-name="ce6">
            <text:p>-22.84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office:value-type="string" office:string-value="SU017" table:formula="of:=UPPER(VLOOKUP(CONCATENATE(&quot;19&quot;;[.$AA58]);[ONUS_KM43.$A:.$AK];6;))" table:style-name="ce5">
            <text:p>SU017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21.80</text:p>
          </table:table-cell>
          <table:table-cell office:value-type="string" table:style-name="ce5">
            <text:p>1.53</text:p>
          </table:table-cell>
          <table:table-cell office:value-type="string" table:style-name="ce6">
            <text:p>-24.21</text:p>
          </table:table-cell>
          <table:table-cell table:style-name="ce5"/>
          <table:table-cell table:style-name="ce7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07" table:formula="of:=UPPER(VLOOKUP(CONCATENATE(&quot;17&quot;;[.$Q59]);[ONUS_KM43.$A:.$AK];6;))" table:style-name="ce5">
            <text:p>VSOL007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22.84</text:p>
          </table:table-cell>
          <table:table-cell office:value-type="string" table:style-name="ce5">
            <text:p>2.05</text:p>
          </table:table-cell>
          <table:table-cell office:value-type="string" table:style-name="ce6">
            <text:p>-24.21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08" table:formula="of:=UPPER(VLOOKUP(CONCATENATE(&quot;17&quot;;[.$Q60]);[ONUS_KM43.$A:.$AK];6;))" table:style-name="ce5">
            <text:p>VSOL008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21.02</text:p>
          </table:table-cell>
          <table:table-cell office:value-type="string" table:style-name="ce5">
            <text:p>2.19</text:p>
          </table:table-cell>
          <table:table-cell office:value-type="string" table:style-name="ce6">
            <text:p>-21.94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06" table:formula="of:=UPPER(VLOOKUP(CONCATENATE(&quot;17&quot;;[.$Q61]);[ONUS_KM43.$A:.$AK];6;))" table:style-name="ce5">
            <text:p>VSOL006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25.68</text:p>
          </table:table-cell>
          <table:table-cell office:value-type="string" table:style-name="ce5">
            <text:p>2.17</text:p>
          </table:table-cell>
          <table:table-cell office:value-type="string" table:style-name="ce6">
            <text:p>-24.21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05" table:formula="of:=UPPER(VLOOKUP(CONCATENATE(&quot;17&quot;;[.$Q62]);[ONUS_KM43.$A:.$AK];6;))" table:style-name="ce5">
            <text:p>VSOL00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21.42</text:p>
          </table:table-cell>
          <table:table-cell office:value-type="string" table:style-name="ce5">
            <text:p>1.89</text:p>
          </table:table-cell>
          <table:table-cell office:value-type="string" table:style-name="ce6">
            <text:p>-23.0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11" table:formula="of:=UPPER(VLOOKUP(CONCATENATE(&quot;17&quot;;[.$Q63]);[ONUS_KM43.$A:.$AK];6;))" table:style-name="ce5">
            <text:p>VSOL011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23.56</text:p>
          </table:table-cell>
          <table:table-cell office:value-type="string" table:style-name="ce5">
            <text:p>2.03</text:p>
          </table:table-cell>
          <table:table-cell office:value-type="string" table:style-name="ce6">
            <text:p>-23.02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office:value-type="string" office:string-value="VSOL009" table:formula="of:=UPPER(VLOOKUP(CONCATENATE(&quot;17&quot;;[.$Q64]);[ONUS_KM43.$A:.$AK];6;))" table:style-name="ce5">
            <text:p>VSOL009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22.07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2.68</text:p>
          </table:table-cell>
          <table:table-cell table:style-name="ce5"/>
          <table:table-cell table:style-name="ce7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50"/>
        </table:table-row>
        <table:table-row table:style-name="ro2">
          <table:table-cell table:number-columns-repeated="15"/>
          <table:table-cell office:value-type="string" office:string-value="VSOL010" table:formula="of:=UPPER(VLOOKUP(CONCATENATE(&quot;17&quot;;[.$Q65]);[ONUS_KM43.$A:.$AK];6;))" table:style-name="ce5">
            <text:p>VSOL010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-21.02</text:p>
          </table:table-cell>
          <table:table-cell office:value-type="string" table:style-name="ce5">
            <text:p>2.13</text:p>
          </table:table-cell>
          <table:table-cell office:value-type="string" table:style-name="ce6">
            <text:p>-22.45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3" table:formula="of:=UPPER(VLOOKUP(CONCATENATE(&quot;17&quot;;[.$Q66]);[ONUS_KM43.$A:.$AK];6;))" table:style-name="ce5">
            <text:p>VSOL01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21.42</text:p>
          </table:table-cell>
          <table:table-cell office:value-type="string" table:style-name="ce5">
            <text:p>2.21</text:p>
          </table:table-cell>
          <table:table-cell office:value-type="string" table:style-name="ce6">
            <text:p>-21.68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6" table:formula="of:=UPPER(VLOOKUP(CONCATENATE(&quot;17&quot;;[.$Q67]);[ONUS_KM43.$A:.$AK];6;))" table:style-name="ce5">
            <text:p>VSOL016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21.94</text:p>
          </table:table-cell>
          <table:table-cell office:value-type="string" table:style-name="ce5">
            <text:p>2.16</text:p>
          </table:table-cell>
          <table:table-cell office:value-type="string" table:style-name="ce6">
            <text:p>-23.47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7" table:formula="of:=UPPER(VLOOKUP(CONCATENATE(&quot;17&quot;;[.$Q68]);[ONUS_KM43.$A:.$AK];6;))" table:style-name="ce5">
            <text:p>VSOL017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21.67</text:p>
          </table:table-cell>
          <table:table-cell office:value-type="string" table:style-name="ce5">
            <text:p>2.11</text:p>
          </table:table-cell>
          <table:table-cell office:value-type="string" table:style-name="ce6">
            <text:p>-22.37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4" table:formula="of:=UPPER(VLOOKUP(CONCATENATE(&quot;17&quot;;[.$Q69]);[ONUS_KM43.$A:.$AK];6;))" table:style-name="ce5">
            <text:p>VSOL024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25.37</text:p>
          </table:table-cell>
          <table:table-cell office:value-type="string" table:style-name="ce5">
            <text:p>2.07</text:p>
          </table:table-cell>
          <table:table-cell office:value-type="string" table:style-name="ce6">
            <text:p>-27.22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3" table:formula="of:=UPPER(VLOOKUP(CONCATENATE(&quot;17&quot;;[.$Q70]);[ONUS_KM43.$A:.$AK];6;))" table:style-name="ce5">
            <text:p>VSOL02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20.17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1.25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7" table:formula="of:=UPPER(VLOOKUP(CONCATENATE(&quot;17&quot;;[.$Q71]);[ONUS_KM43.$A:.$AK];6;))" table:style-name="ce5">
            <text:p>VSOL027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-20.27</text:p>
          </table:table-cell>
          <table:table-cell office:value-type="string" table:style-name="ce5">
            <text:p>2.05</text:p>
          </table:table-cell>
          <table:table-cell office:value-type="string" table:style-name="ce6">
            <text:p>-22.08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8" table:formula="of:=UPPER(VLOOKUP(CONCATENATE(&quot;17&quot;;[.$Q72]);[ONUS_KM43.$A:.$AK];6;))" table:style-name="ce5">
            <text:p>VSOL018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19.91</text:p>
          </table:table-cell>
          <table:table-cell office:value-type="string" table:style-name="ce5">
            <text:p>2.16</text:p>
          </table:table-cell>
          <table:table-cell office:value-type="string" table:style-name="ce6">
            <text:p>-21.43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1" table:formula="of:=UPPER(VLOOKUP(CONCATENATE(&quot;17&quot;;[.$Q73]);[ONUS_KM43.$A:.$AK];6;))" table:style-name="ce5">
            <text:p>VSOL02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20.31</text:p>
          </table:table-cell>
          <table:table-cell office:value-type="string" table:style-name="ce5">
            <text:p>2.17</text:p>
          </table:table-cell>
          <table:table-cell office:value-type="string" table:style-name="ce6">
            <text:p>-22.60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4" table:formula="of:=UPPER(VLOOKUP(CONCATENATE(&quot;17&quot;;[.$Q74]);[ONUS_KM43.$A:.$AK];6;))" table:style-name="ce5">
            <text:p>VSOL014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20.04</text:p>
          </table:table-cell>
          <table:table-cell office:value-type="string" table:style-name="ce5">
            <text:p>2.09</text:p>
          </table:table-cell>
          <table:table-cell office:value-type="string" table:style-name="ce6">
            <text:p>-21.94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41" table:formula="of:=UPPER(VLOOKUP(CONCATENATE(&quot;17&quot;;[.$Q75]);[ONUS_KM43.$A:.$AK];6;))" table:style-name="ce5">
            <text:p>TP541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26.02</text:p>
          </table:table-cell>
          <table:table-cell office:value-type="string" table:style-name="ce5">
            <text:p>1.04</text:p>
          </table:table-cell>
          <table:table-cell office:value-type="string" table:style-name="ce6">
            <text:p>-24.95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20" table:formula="of:=UPPER(VLOOKUP(CONCATENATE(&quot;17&quot;;[.$Q76]);[ONUS_KM43.$A:.$AK];6;))" table:style-name="ce5">
            <text:p>TP520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21.55</text:p>
          </table:table-cell>
          <table:table-cell office:value-type="string" table:style-name="ce5">
            <text:p>0.98</text:p>
          </table:table-cell>
          <table:table-cell office:value-type="string" table:style-name="ce6">
            <text:p>-21.94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J212" table:formula="of:=UPPER(VLOOKUP(CONCATENATE(&quot;17&quot;;[.$Q77]);[ONUS_KM43.$A:.$AK];6;))" table:style-name="ce5">
            <text:p>J212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21.08</text:p>
          </table:table-cell>
          <table:table-cell office:value-type="string" table:style-name="ce5">
            <text:p>2.23</text:p>
          </table:table-cell>
          <table:table-cell office:value-type="string" table:style-name="ce6">
            <text:p>-21.94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9" table:formula="of:=UPPER(VLOOKUP(CONCATENATE(&quot;17&quot;;[.$Q78]);[ONUS_KM43.$A:.$AK];6;))" table:style-name="ce5">
            <text:p>VSOL029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17.57</text:p>
          </table:table-cell>
          <table:table-cell office:value-type="string" table:style-name="ce5">
            <text:p>2.09</text:p>
          </table:table-cell>
          <table:table-cell office:value-type="string" table:style-name="ce6">
            <text:p>-19.63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0" table:formula="of:=UPPER(VLOOKUP(CONCATENATE(&quot;17&quot;;[.$Q79]);[ONUS_KM43.$A:.$AK];6;))" table:style-name="ce5">
            <text:p>VSOL030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-20.27</text:p>
          </table:table-cell>
          <table:table-cell office:value-type="string" table:style-name="ce5">
            <text:p>2.03</text:p>
          </table:table-cell>
          <table:table-cell office:value-type="string" table:style-name="ce6">
            <text:p>-21.62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4" table:formula="of:=UPPER(VLOOKUP(CONCATENATE(&quot;17&quot;;[.$Q80]);[ONUS_KM43.$A:.$AK];6;))" table:style-name="ce5">
            <text:p>VSOL034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21.08</text:p>
          </table:table-cell>
          <table:table-cell office:value-type="string" table:style-name="ce5">
            <text:p>1.99</text:p>
          </table:table-cell>
          <table:table-cell office:value-type="string" table:style-name="ce6">
            <text:p>-22.76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5" table:formula="of:=UPPER(VLOOKUP(CONCATENATE(&quot;17&quot;;[.$Q81]);[ONUS_KM43.$A:.$AK];6;))" table:style-name="ce5">
            <text:p>VSOL035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19.95</text:p>
          </table:table-cell>
          <table:table-cell office:value-type="string" table:style-name="ce5">
            <text:p>1.98</text:p>
          </table:table-cell>
          <table:table-cell office:value-type="string" table:style-name="ce6">
            <text:p>-21.81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6" table:formula="of:=UPPER(VLOOKUP(CONCATENATE(&quot;17&quot;;[.$Q82]);[ONUS_KM43.$A:.$AK];6;))" table:style-name="ce5">
            <text:p>VSOL036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19.58</text:p>
          </table:table-cell>
          <table:table-cell office:value-type="string" table:style-name="ce5">
            <text:p>2.29</text:p>
          </table:table-cell>
          <table:table-cell office:value-type="string" table:style-name="ce6">
            <text:p>-20.92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2" table:formula="of:=UPPER(VLOOKUP(CONCATENATE(&quot;17&quot;;[.$Q83]);[ONUS_KM43.$A:.$AK];6;))" table:style-name="ce5">
            <text:p>VSOL052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21.94</text:p>
          </table:table-cell>
          <table:table-cell office:value-type="string" table:style-name="ce5">
            <text:p>2.11</text:p>
          </table:table-cell>
          <table:table-cell office:value-type="string" table:style-name="ce6">
            <text:p>-22.01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1" table:formula="of:=UPPER(VLOOKUP(CONCATENATE(&quot;17&quot;;[.$Q84]);[ONUS_KM43.$A:.$AK];6;))" table:style-name="ce5">
            <text:p>VSOL051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-20.45</text:p>
          </table:table-cell>
          <table:table-cell office:value-type="string" table:style-name="ce5">
            <text:p>1.86</text:p>
          </table:table-cell>
          <table:table-cell office:value-type="string" table:style-name="ce6">
            <text:p>-21.62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3" table:formula="of:=UPPER(VLOOKUP(CONCATENATE(&quot;17&quot;;[.$Q85]);[ONUS_KM43.$A:.$AK];6;))" table:style-name="ce5">
            <text:p>VSOL053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23.46</text:p>
          </table:table-cell>
          <table:table-cell office:value-type="string" table:style-name="ce5">
            <text:p>2.23</text:p>
          </table:table-cell>
          <table:table-cell office:value-type="string" table:style-name="ce6">
            <text:p>-22.93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2" table:formula="of:=UPPER(VLOOKUP(CONCATENATE(&quot;17&quot;;[.$Q86]);[ONUS_KM43.$A:.$AK];6;))" table:style-name="ce5">
            <text:p>VSOL062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24.81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4.21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5" table:formula="of:=UPPER(VLOOKUP(CONCATENATE(&quot;17&quot;;[.$Q87]);[ONUS_KM43.$A:.$AK];6;))" table:style-name="ce5">
            <text:p>VSOL065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21.42</text:p>
          </table:table-cell>
          <table:table-cell office:value-type="string" table:style-name="ce5">
            <text:p>2.11</text:p>
          </table:table-cell>
          <table:table-cell office:value-type="string" table:style-name="ce6">
            <text:p>-22.52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0" table:formula="of:=UPPER(VLOOKUP(CONCATENATE(&quot;17&quot;;[.$Q88]);[ONUS_KM43.$A:.$AK];6;))" table:style-name="ce5">
            <text:p>VSOL060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19.66</text:p>
          </table:table-cell>
          <table:table-cell office:value-type="string" table:style-name="ce5">
            <text:p>2.18</text:p>
          </table:table-cell>
          <table:table-cell office:value-type="string" table:style-name="ce6">
            <text:p>-20.71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6" table:formula="of:=UPPER(VLOOKUP(CONCATENATE(&quot;17&quot;;[.$Q89]);[ONUS_KM43.$A:.$AK];6;))" table:style-name="ce5">
            <text:p>VSOL066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20.31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2.01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8" table:formula="of:=UPPER(VLOOKUP(CONCATENATE(&quot;17&quot;;[.$Q90]);[ONUS_KM43.$A:.$AK];6;))" table:style-name="ce5">
            <text:p>VSOL068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22.84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1.37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3" table:formula="of:=UPPER(VLOOKUP(CONCATENATE(&quot;17&quot;;[.$Q91]);[ONUS_KM43.$A:.$AK];6;))" table:style-name="ce5">
            <text:p>VSOL073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19.35</text:p>
          </table:table-cell>
          <table:table-cell office:value-type="string" table:style-name="ce5">
            <text:p>2.14</text:p>
          </table:table-cell>
          <table:table-cell office:value-type="string" table:style-name="ce6">
            <text:p>-22.01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4" table:formula="of:=UPPER(VLOOKUP(CONCATENATE(&quot;17&quot;;[.$Q92]);[ONUS_KM43.$A:.$AK];6;))" table:style-name="ce5">
            <text:p>VSOL074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19.10</text:p>
          </table:table-cell>
          <table:table-cell office:value-type="string" table:style-name="ce5">
            <text:p>2.21</text:p>
          </table:table-cell>
          <table:table-cell office:value-type="string" table:style-name="ce6">
            <text:p>-21.08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5" table:formula="of:=UPPER(VLOOKUP(CONCATENATE(&quot;17&quot;;[.$Q93]);[ONUS_KM43.$A:.$AK];6;))" table:style-name="ce5">
            <text:p>VSOL075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18.18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19.51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2" table:formula="of:=UPPER(VLOOKUP(CONCATENATE(&quot;17&quot;;[.$Q94]);[ONUS_KM43.$A:.$AK];6;))" table:style-name="ce5">
            <text:p>VSOL092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18.96</text:p>
          </table:table-cell>
          <table:table-cell office:value-type="string" table:style-name="ce5">
            <text:p>2.12</text:p>
          </table:table-cell>
          <table:table-cell office:value-type="string" table:style-name="ce6">
            <text:p>-20.81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3" table:formula="of:=UPPER(VLOOKUP(CONCATENATE(&quot;17&quot;;[.$Q95]);[ONUS_KM43.$A:.$AK];6;))" table:style-name="ce5">
            <text:p>VSOL093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20.36</text:p>
          </table:table-cell>
          <table:table-cell office:value-type="string" table:style-name="ce5">
            <text:p>2.03</text:p>
          </table:table-cell>
          <table:table-cell office:value-type="string" table:style-name="ce6">
            <text:p>-22.45</text:p>
          </table:table-cell>
          <table:table-cell table:style-name="ce5"/>
          <table:table-cell table:style-name="ce7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4" table:formula="of:=UPPER(VLOOKUP(CONCATENATE(&quot;17&quot;;[.$Q96]);[ONUS_KM43.$A:.$AK];6;))" table:style-name="ce5">
            <text:p>VSOL094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19.95</text:p>
          </table:table-cell>
          <table:table-cell office:value-type="string" table:style-name="ce5">
            <text:p>2.08</text:p>
          </table:table-cell>
          <table:table-cell office:value-type="string" table:style-name="ce6">
            <text:p>-22.52</text:p>
          </table:table-cell>
          <table:table-cell table:style-name="ce5"/>
          <table:table-cell table:style-name="ce7"/>
          <table:table-cell table:number-columns-repeated="16362"/>
        </table:table-row>
        <table:table-row table:number-rows-repeated="1048480" table:style-name="ro2">
          <table:table-cell table:number-columns-repeated="16384"/>
        </table:table-row>
      </table:table>
      <table:table table:name="21-03-2023" table:style-name="ta2">
        <table:table-column table:style-name="co1" table:number-columns-repeated="60" table:default-cell-style-name="ce1"/>
        <table:table-column table:style-name="co9" table:number-columns-repeated="16324" table:default-cell-style-name="ce1"/>
        <table:table-row table:style-name="ro1">
          <table:table-cell office:value-type="string" table:number-columns-spanned="5" table:number-rows-spanned="1" table:style-name="ce8">
            <text:p>0/1/3</text:p>
          </table:table-cell>
          <table:covered-table-cell table:number-columns-repeated="4"/>
          <table:table-cell office:value-type="string" table:number-columns-spanned="5" table:number-rows-spanned="1" table:style-name="ce8">
            <text:p>0/1/5</text:p>
          </table:table-cell>
          <table:covered-table-cell table:number-columns-repeated="4"/>
          <table:table-cell office:value-type="string" table:number-columns-spanned="5" table:number-rows-spanned="1" table:style-name="ce8">
            <text:p>0/1/6</text:p>
          </table:table-cell>
          <table:covered-table-cell table:number-columns-repeated="4"/>
          <table:table-cell office:value-type="string" table:number-columns-spanned="5" table:number-rows-spanned="1" table:style-name="ce8">
            <text:p>0/1/7</text:p>
          </table:table-cell>
          <table:covered-table-cell table:number-columns-repeated="4"/>
          <table:table-cell office:value-type="string" table:number-columns-spanned="5" table:number-rows-spanned="1" table:style-name="ce8">
            <text:p>0/1/8</text:p>
          </table:table-cell>
          <table:covered-table-cell table:number-columns-repeated="4"/>
          <table:table-cell office:value-type="string" table:number-columns-spanned="5" table:number-rows-spanned="1" table:style-name="ce8">
            <text:p>0/1/9</text:p>
          </table:table-cell>
          <table:covered-table-cell table:number-columns-repeated="4"/>
          <table:table-cell office:value-type="string" table:number-columns-spanned="5" table:number-rows-spanned="1" table:style-name="ce8">
            <text:p>0/1/10</text:p>
          </table:table-cell>
          <table:covered-table-cell table:number-columns-repeated="4"/>
          <table:table-cell office:value-type="string" table:number-columns-spanned="5" table:number-rows-spanned="1" table:style-name="ce8">
            <text:p>0/1/11</text:p>
          </table:table-cell>
          <table:covered-table-cell table:number-columns-repeated="4"/>
          <table:table-cell office:value-type="string" table:number-columns-spanned="5" table:number-rows-spanned="1" table:style-name="ce8">
            <text:p>0/1/12</text:p>
          </table:table-cell>
          <table:covered-table-cell table:number-columns-repeated="4"/>
          <table:table-cell office:value-type="string" table:number-columns-spanned="5" table:number-rows-spanned="1" table:style-name="ce8">
            <text:p>0/1/13</text:p>
          </table:table-cell>
          <table:covered-table-cell table:number-columns-repeated="4"/>
          <table:table-cell office:value-type="string" table:number-columns-spanned="5" table:number-rows-spanned="1" table:style-name="ce8">
            <text:p>0/1/14</text:p>
          </table:table-cell>
          <table:covered-table-cell table:number-columns-repeated="4"/>
          <table:table-cell office:value-type="string" table:number-columns-spanned="5" table:number-rows-spanned="1" table:style-name="ce8">
            <text:p>0/1/15</text:p>
          </table:table-cell>
          <table:covered-table-cell table:number-columns-repeated="4"/>
          <table:table-cell table:number-columns-repeated="16324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table:number-columns-repeated="16324"/>
        </table:table-row>
        <table:table-row table:style-name="ro2">
          <table:table-cell office:value-type="string" office:string-value="KQ236" table:formula="of:=UPPER(VLOOKUP(CONCATENATE(&quot;13&quot;;[.B3]);[ONUS_KM43.$A:.$AK];6;))" table:style-name="ce5">
            <text:p>KQ236</text:p>
          </table:table-cell>
          <table:table-cell office:value-type="float" office:value="0" table:style-name="ce1">
            <text:p>0</text:p>
          </table:table-cell>
          <table:table-cell office:value-type="float" office:value="-22.21" table:style-name="ce9">
            <text:p>-22,21</text:p>
          </table:table-cell>
          <table:table-cell office:value-type="float" office:value="2.04" table:style-name="ce1">
            <text:p>2,04</text:p>
          </table:table-cell>
          <table:table-cell office:value-type="float" office:value="-23.67" table:style-name="ce1">
            <text:p>-23,67</text:p>
          </table:table-cell>
          <table:table-cell office:value-type="string" office:string-value="R591" table:formula="of:=UPPER(VLOOKUP(CONCATENATE(&quot;15&quot;;[.G3]);[ONUS_KM43.$A:.$AK];6;))" table:style-name="ce5">
            <text:p>R591</text:p>
          </table:table-cell>
          <table:table-cell office:value-type="float" office:value="0" table:style-name="ce1">
            <text:p>0</text:p>
          </table:table-cell>
          <table:table-cell office:value-type="float" office:value="-40" table:style-name="ce9">
            <text:p>-40,00</text:p>
          </table:table-cell>
          <table:table-cell office:value-type="float" office:value="2.2000000000000002" table:style-name="ce9">
            <text:p>2,20</text:p>
          </table:table-cell>
          <table:table-cell office:value-type="float" office:value="-31.55" table:style-name="ce9">
            <text:p>-31,55</text:p>
          </table:table-cell>
          <table:table-cell office:value-type="string" office:string-value="P126" table:formula="of:=UPPER(VLOOKUP(CONCATENATE(&quot;16&quot;;[.L3]);[ONUS_KM43.$A:.$AK];6;))" table:style-name="ce5">
            <text:p>P126</text:p>
          </table:table-cell>
          <table:table-cell office:value-type="float" office:value="0" table:style-name="ce1">
            <text:p>0</text:p>
          </table:table-cell>
          <table:table-cell office:value-type="float" office:value="-23.56" table:style-name="ce9">
            <text:p>-23,56</text:p>
          </table:table-cell>
          <table:table-cell office:value-type="float" office:value="2.1800000000000002" table:style-name="ce9">
            <text:p>2,18</text:p>
          </table:table-cell>
          <table:table-cell office:value-type="float" office:value="-24.21" table:style-name="ce9">
            <text:p>-24,21</text:p>
          </table:table-cell>
          <table:table-cell office:value-type="string" office:string-value="K318" table:formula="of:=UPPER(VLOOKUP(CONCATENATE(&quot;17&quot;;[.Q3]);[ONUS_KM43.$A:.$AK];6;))" table:style-name="ce5">
            <text:p>K318</text:p>
          </table:table-cell>
          <table:table-cell office:value-type="float" office:value="1" table:style-name="ce1">
            <text:p>1</text:p>
          </table:table-cell>
          <table:table-cell office:value-type="float" office:value="-21.48" table:style-name="ce9">
            <text:p>-21,48</text:p>
          </table:table-cell>
          <table:table-cell office:value-type="float" office:value="1.44" table:style-name="ce9">
            <text:p>1,44</text:p>
          </table:table-cell>
          <table:table-cell office:value-type="float" office:value="-22.45" table:style-name="ce9">
            <text:p>-22,45</text:p>
          </table:table-cell>
          <table:table-cell office:value-type="string" office:string-value="KQ160" table:formula="of:=UPPER(VLOOKUP(CONCATENATE(&quot;18&quot;;[.V3]);[ONUS_KM43.$A:.$AK];6;))" table:style-name="ce5">
            <text:p>KQ160</text:p>
          </table:table-cell>
          <table:table-cell office:value-type="float" office:value="0" table:style-name="ce1">
            <text:p>0</text:p>
          </table:table-cell>
          <table:table-cell office:value-type="float" office:value="-26.38" table:style-name="ce9">
            <text:p>-26,38</text:p>
          </table:table-cell>
          <table:table-cell office:value-type="float" office:value="2.85" table:style-name="ce9">
            <text:p>2,85</text:p>
          </table:table-cell>
          <table:table-cell office:value-type="float" office:value="-28.54" table:style-name="ce9">
            <text:p>-28,54</text:p>
          </table:table-cell>
          <table:table-cell office:value-type="string" office:string-value="TP308" table:formula="of:=UPPER(VLOOKUP(CONCATENATE(&quot;19&quot;;[.AA3]);[ONUS_KM43.$A:.$AK];6;))" table:style-name="ce5">
            <text:p>TP308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9">
            <text:p>-30,00</text:p>
          </table:table-cell>
          <table:table-cell office:value-type="float" office:value="1.1599999999999999" table:style-name="ce9">
            <text:p>1,16</text:p>
          </table:table-cell>
          <table:table-cell office:value-type="float" office:value="-29.59" table:style-name="ce9">
            <text:p>-29,59</text:p>
          </table:table-cell>
          <table:table-cell office:value-type="string" office:string-value="J475" table:formula="of:=UPPER(VLOOKUP(CONCATENATE(&quot;110&quot;;[.AF3]);[ONUS_KM43.$A:.$AK];6;))" table:style-name="ce5">
            <text:p>J475</text:p>
          </table:table-cell>
          <table:table-cell office:value-type="float" office:value="0" table:style-name="ce1">
            <text:p>0</text:p>
          </table:table-cell>
          <table:table-cell office:value-type="float" office:value="-18.57" table:style-name="ce1">
            <text:p>-18,57</text:p>
          </table:table-cell>
          <table:table-cell office:value-type="float" office:value="2.39" table:style-name="ce1">
            <text:p>2,39</text:p>
          </table:table-cell>
          <table:table-cell office:value-type="float" office:value="-19.829999999999998" table:style-name="ce1">
            <text:p>-19,83</text:p>
          </table:table-cell>
          <table:table-cell office:value-type="string" office:string-value="N276" table:formula="of:=UPPER(VLOOKUP(CONCATENATE(&quot;111&quot;;[.AK3]);[ONUS_KM43.$A:.$AK];6;))" table:style-name="ce5">
            <text:p>N276</text:p>
          </table:table-cell>
          <table:table-cell office:value-type="float" office:value="0" table:style-name="ce1">
            <text:p>0</text:p>
          </table:table-cell>
          <table:table-cell office:value-type="float" office:value="-18.41" table:style-name="ce1">
            <text:p>-18,41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-20.46" table:style-name="ce1">
            <text:p>-20,46</text:p>
          </table:table-cell>
          <table:table-cell office:value-type="string" office:string-value="KQ258" table:formula="of:=UPPER(VLOOKUP(CONCATENATE(&quot;112&quot;;[.AP3]);[ONUS_KM43.$A:.$AK];6;))" table:style-name="ce5">
            <text:p>KQ258</text:p>
          </table:table-cell>
          <table:table-cell office:value-type="float" office:value="0" table:style-name="ce1">
            <text:p>0</text:p>
          </table:table-cell>
          <table:table-cell office:value-type="float" office:value="-20.86" table:style-name="ce1">
            <text:p>-20,86</text:p>
          </table:table-cell>
          <table:table-cell office:value-type="float" office:value="2.23" table:style-name="ce1">
            <text:p>2,23</text:p>
          </table:table-cell>
          <table:table-cell office:value-type="float" office:value="-21.81" table:style-name="ce1">
            <text:p>-21,81</text:p>
          </table:table-cell>
          <table:table-cell office:value-type="string" office:string-value="O169" table:formula="of:=UPPER(VLOOKUP(CONCATENATE(&quot;113&quot;;[.AU3]);[ONUS_KM43.$A:.$AK];6;))" table:style-name="ce5">
            <text:p>O169</text:p>
          </table:table-cell>
          <table:table-cell office:value-type="float" office:value="0" table:style-name="ce1">
            <text:p>0</text:p>
          </table:table-cell>
          <table:table-cell office:value-type="float" office:value="-23.1" table:style-name="ce1">
            <text:p>-23,1</text:p>
          </table:table-cell>
          <table:table-cell office:value-type="float" office:value="2.29" table:style-name="ce1">
            <text:p>2,29</text:p>
          </table:table-cell>
          <table:table-cell office:value-type="float" office:value="-22.84" table:style-name="ce1">
            <text:p>-22,84</text:p>
          </table:table-cell>
          <table:table-cell office:value-type="string" office:string-value="TP032" table:formula="of:=UPPER(VLOOKUP(CONCATENATE(&quot;114&quot;;[.AZ3]);[ONUS_KM43.$A:.$AK];6;))" table:style-name="ce5">
            <text:p>TP032</text:p>
          </table:table-cell>
          <table:table-cell office:value-type="float" office:value="0" table:style-name="ce1">
            <text:p>0</text:p>
          </table:table-cell>
          <table:table-cell office:value-type="float" office:value="-22.67" table:style-name="ce1">
            <text:p>-22,67</text:p>
          </table:table-cell>
          <table:table-cell office:value-type="float" office:value="1.52" table:style-name="ce1">
            <text:p>1,52</text:p>
          </table:table-cell>
          <table:table-cell office:value-type="float" office:value="-24.44" table:style-name="ce1">
            <text:p>-24,44</text:p>
          </table:table-cell>
          <table:table-cell office:value-type="string" office:string-value="KQ237" table:formula="of:=UPPER(VLOOKUP(CONCATENATE(&quot;115&quot;;[.BE3]);[ONUS_KM43.$A:.$AK];6;))" table:style-name="ce5">
            <text:p>KQ237</text:p>
          </table:table-cell>
          <table:table-cell office:value-type="float" office:value="0" table:style-name="ce1">
            <text:p>0</text:p>
          </table:table-cell>
          <table:table-cell office:value-type="float" office:value="-27.21" table:style-name="ce1">
            <text:p>-27,21</text:p>
          </table:table-cell>
          <table:table-cell office:value-type="float" office:value="1.74" table:style-name="ce1">
            <text:p>1,74</text:p>
          </table:table-cell>
          <table:table-cell office:value-type="float" office:value="-21.94" table:style-name="ce1">
            <text:p>-21,94</text:p>
          </table:table-cell>
          <table:table-cell table:number-columns-repeated="16324"/>
        </table:table-row>
        <table:table-row table:style-name="ro2">
          <table:table-cell office:value-type="string" office:string-value="KQ231" table:formula="of:=UPPER(VLOOKUP(CONCATENATE(&quot;13&quot;;[.B4]);[ONUS_KM43.$A:.$AK];6;))" table:style-name="ce5">
            <text:p>KQ231</text:p>
          </table:table-cell>
          <table:table-cell office:value-type="float" office:value="1" table:style-name="ce1">
            <text:p>1</text:p>
          </table:table-cell>
          <table:table-cell office:value-type="float" office:value="-17.010000000000002" table:style-name="ce9">
            <text:p>-17,01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-20" table:style-name="ce1">
            <text:p>-20</text:p>
          </table:table-cell>
          <table:table-cell office:value-type="string" office:string-value="TP370" table:formula="of:=UPPER(VLOOKUP(CONCATENATE(&quot;15&quot;;[.G4]);[ONUS_KM43.$A:.$AK];6;))" table:style-name="ce5">
            <text:p>TP370</text:p>
          </table:table-cell>
          <table:table-cell office:value-type="float" office:value="1" table:style-name="ce1">
            <text:p>1</text:p>
          </table:table-cell>
          <table:table-cell office:value-type="float" office:value="-21.67" table:style-name="ce9">
            <text:p>-21,67</text:p>
          </table:table-cell>
          <table:table-cell office:value-type="float" office:value="1.07" table:style-name="ce9">
            <text:p>1,07</text:p>
          </table:table-cell>
          <table:table-cell office:value-type="float" office:value="-21.94" table:style-name="ce9">
            <text:p>-21,94</text:p>
          </table:table-cell>
          <table:table-cell office:value-type="string" office:string-value="R534" table:formula="of:=UPPER(VLOOKUP(CONCATENATE(&quot;16&quot;;[.L4]);[ONUS_KM43.$A:.$AK];6;))" table:style-name="ce5">
            <text:p>R534</text:p>
          </table:table-cell>
          <table:table-cell office:value-type="float" office:value="2" table:style-name="ce1">
            <text:p>2</text:p>
          </table:table-cell>
          <table:table-cell office:value-type="float" office:value="-30" table:style-name="ce9">
            <text:p>-30,00</text:p>
          </table:table-cell>
          <table:table-cell office:value-type="float" office:value="2.5499999999999998" table:style-name="ce9">
            <text:p>2,55</text:p>
          </table:table-cell>
          <table:table-cell office:value-type="float" office:value="-30.46" table:style-name="ce9">
            <text:p>-30,46</text:p>
          </table:table-cell>
          <table:table-cell office:value-type="string" office:string-value="KQ158" table:formula="of:=UPPER(VLOOKUP(CONCATENATE(&quot;17&quot;;[.Q4]);[ONUS_KM43.$A:.$AK];6;))" table:style-name="ce5">
            <text:p>KQ158</text:p>
          </table:table-cell>
          <table:table-cell office:value-type="float" office:value="2" table:style-name="ce1">
            <text:p>2</text:p>
          </table:table-cell>
          <table:table-cell office:value-type="float" office:value="-21.61" table:style-name="ce9">
            <text:p>-21,61</text:p>
          </table:table-cell>
          <table:table-cell office:value-type="float" office:value="2.1" table:style-name="ce9">
            <text:p>2,10</text:p>
          </table:table-cell>
          <table:table-cell office:value-type="float" office:value="-22.01" table:style-name="ce9">
            <text:p>-22,01</text:p>
          </table:table-cell>
          <table:table-cell office:value-type="string" office:string-value="KQ207" table:formula="of:=UPPER(VLOOKUP(CONCATENATE(&quot;18&quot;;[.V4]);[ONUS_KM43.$A:.$AK];6;))" table:style-name="ce5">
            <text:p>KQ207</text:p>
          </table:table-cell>
          <table:table-cell office:value-type="float" office:value="1" table:style-name="ce1">
            <text:p>1</text:p>
          </table:table-cell>
          <table:table-cell office:value-type="float" office:value="-23.56" table:style-name="ce9">
            <text:p>-23,56</text:p>
          </table:table-cell>
          <table:table-cell office:value-type="float" office:value="2.4900000000000002" table:style-name="ce9">
            <text:p>2,49</text:p>
          </table:table-cell>
          <table:table-cell office:value-type="float" office:value="-24.32" table:style-name="ce9">
            <text:p>-24,32</text:p>
          </table:table-cell>
          <table:table-cell office:value-type="string" office:string-value="TM370" table:formula="of:=UPPER(VLOOKUP(CONCATENATE(&quot;19&quot;;[.AA4]);[ONUS_KM43.$A:.$AK];6;))" table:style-name="ce5">
            <text:p>TM370</text:p>
          </table:table-cell>
          <table:table-cell office:value-type="float" office:value="1" table:style-name="ce1">
            <text:p>1</text:p>
          </table:table-cell>
          <table:table-cell office:value-type="float" office:value="-19.91" table:style-name="ce9">
            <text:p>-19,91</text:p>
          </table:table-cell>
          <table:table-cell office:value-type="float" office:value="2.33" table:style-name="ce9">
            <text:p>2,33</text:p>
          </table:table-cell>
          <table:table-cell office:value-type="float" office:value="-21.62" table:style-name="ce9">
            <text:p>-21,62</text:p>
          </table:table-cell>
          <table:table-cell office:value-type="string" office:string-value="LA133" table:formula="of:=UPPER(VLOOKUP(CONCATENATE(&quot;110&quot;;[.AF4]);[ONUS_KM43.$A:.$AK];6;))" table:style-name="ce5">
            <text:p>LA133</text:p>
          </table:table-cell>
          <table:table-cell office:value-type="float" office:value="1" table:style-name="ce1">
            <text:p>1</text:p>
          </table:table-cell>
          <table:table-cell office:value-type="float" office:value="-17.899999999999999" table:style-name="ce1">
            <text:p>-17,9</text:p>
          </table:table-cell>
          <table:table-cell office:value-type="float" office:value="1.2" table:style-name="ce1">
            <text:p>1,2</text:p>
          </table:table-cell>
          <table:table-cell office:value-type="float" office:value="-21.37" table:style-name="ce1">
            <text:p>-21,37</text:p>
          </table:table-cell>
          <table:table-cell office:value-type="string" office:string-value="M60" table:formula="of:=UPPER(VLOOKUP(CONCATENATE(&quot;111&quot;;[.AK4]);[ONUS_KM43.$A:.$AK];6;))" table:style-name="ce5">
            <text:p>M60</text:p>
          </table:table-cell>
          <table:table-cell office:value-type="float" office:value="1" table:style-name="ce1">
            <text:p>1</text:p>
          </table:table-cell>
          <table:table-cell office:value-type="float" office:value="-16.309999999999999" table:style-name="ce1">
            <text:p>-16,31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0" table:style-name="ce1">
            <text:p>-20</text:p>
          </table:table-cell>
          <table:table-cell office:value-type="string" office:string-value="K190" table:formula="of:=UPPER(VLOOKUP(CONCATENATE(&quot;112&quot;;[.AP4]);[ONUS_KM43.$A:.$AK];6;))" table:style-name="ce5">
            <text:p>K190</text:p>
          </table:table-cell>
          <table:table-cell office:value-type="float" office:value="1" table:style-name="ce1">
            <text:p>1</text:p>
          </table:table-cell>
          <table:table-cell office:value-type="float" office:value="-21.94" table:style-name="ce1">
            <text:p>-21,94</text:p>
          </table:table-cell>
          <table:table-cell office:value-type="float" office:value="2.34" table:style-name="ce1">
            <text:p>2,34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TP593" table:formula="of:=UPPER(VLOOKUP(CONCATENATE(&quot;113&quot;;[.AU4]);[ONUS_KM43.$A:.$AK];6;))" table:style-name="ce5">
            <text:p>TP593</text:p>
          </table:table-cell>
          <table:table-cell office:value-type="float" office:value="2" table:style-name="ce1">
            <text:p>2</text:p>
          </table:table-cell>
          <table:table-cell office:value-type="float" office:value="-22.52" table:style-name="ce1">
            <text:p>-22,52</text:p>
          </table:table-cell>
          <table:table-cell office:value-type="float" office:value="1.19" table:style-name="ce1">
            <text:p>1,19</text:p>
          </table:table-cell>
          <table:table-cell office:value-type="float" office:value="-22.52" table:style-name="ce1">
            <text:p>-22,52</text:p>
          </table:table-cell>
          <table:table-cell office:value-type="string" office:string-value="KQ289" table:formula="of:=UPPER(VLOOKUP(CONCATENATE(&quot;114&quot;;[.AZ4]);[ONUS_KM43.$A:.$AK];6;))" table:style-name="ce5">
            <text:p>KQ289</text:p>
          </table:table-cell>
          <table:table-cell office:value-type="float" office:value="1" table:style-name="ce1">
            <text:p>1</text:p>
          </table:table-cell>
          <table:table-cell office:value-type="float" office:value="-22.22" table:style-name="ce1">
            <text:p>-22,22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-25.69" table:style-name="ce1">
            <text:p>-25,69</text:p>
          </table:table-cell>
          <table:table-cell office:value-type="string" office:string-value="TM95" table:formula="of:=UPPER(VLOOKUP(CONCATENATE(&quot;115&quot;;[.BE4]);[ONUS_KM43.$A:.$AK];6;))" table:style-name="ce5">
            <text:p>TM95</text:p>
          </table:table-cell>
          <table:table-cell office:value-type="float" office:value="2" table:style-name="ce1">
            <text:p>2</text:p>
          </table:table-cell>
          <table:table-cell office:value-type="float" office:value="-26.99" table:style-name="ce1">
            <text:p>-26,99</text:p>
          </table:table-cell>
          <table:table-cell office:value-type="float" office:value="1.68" table:style-name="ce1">
            <text:p>1,68</text:p>
          </table:table-cell>
          <table:table-cell office:value-type="float" office:value="-24.32" table:style-name="ce1">
            <text:p>-24,32</text:p>
          </table:table-cell>
          <table:table-cell table:number-columns-repeated="16324"/>
        </table:table-row>
        <table:table-row table:style-name="ro2">
          <table:table-cell office:value-type="string" office:string-value="KQ287" table:formula="of:=UPPER(VLOOKUP(CONCATENATE(&quot;13&quot;;[.B5]);[ONUS_KM43.$A:.$AK];6;))" table:style-name="ce5">
            <text:p>KQ287</text:p>
          </table:table-cell>
          <table:table-cell office:value-type="float" office:value="2" table:style-name="ce1">
            <text:p>2</text:p>
          </table:table-cell>
          <table:table-cell office:value-type="float" office:value="-18.760000000000002" table:style-name="ce9">
            <text:p>-18,76</text:p>
          </table:table-cell>
          <table:table-cell office:value-type="float" office:value="2.09" table:style-name="ce1">
            <text:p>2,09</text:p>
          </table:table-cell>
          <table:table-cell office:value-type="float" office:value="-19.59" table:style-name="ce1">
            <text:p>-19,59</text:p>
          </table:table-cell>
          <table:table-cell office:value-type="string" office:string-value="KQ216" table:formula="of:=UPPER(VLOOKUP(CONCATENATE(&quot;15&quot;;[.G5]);[ONUS_KM43.$A:.$AK];6;))" table:style-name="ce5">
            <text:p>KQ216</text:p>
          </table:table-cell>
          <table:table-cell office:value-type="float" office:value="2" table:style-name="ce1">
            <text:p>2</text:p>
          </table:table-cell>
          <table:table-cell office:value-type="float" office:value="-22" table:style-name="ce9">
            <text:p>-22,00</text:p>
          </table:table-cell>
          <table:table-cell office:value-type="float" office:value="2.39" table:style-name="ce9">
            <text:p>2,39</text:p>
          </table:table-cell>
          <table:table-cell office:value-type="float" office:value="-22.6" table:style-name="ce9">
            <text:p>-22,60</text:p>
          </table:table-cell>
          <table:table-cell office:value-type="string" office:string-value="KQ213" table:formula="of:=UPPER(VLOOKUP(CONCATENATE(&quot;16&quot;;[.L5]);[ONUS_KM43.$A:.$AK];6;))" table:style-name="ce5">
            <text:p>KQ213</text:p>
          </table:table-cell>
          <table:table-cell office:value-type="float" office:value="3" table:style-name="ce1">
            <text:p>3</text:p>
          </table:table-cell>
          <table:table-cell office:value-type="float" office:value="-23.37" table:style-name="ce9">
            <text:p>-23,37</text:p>
          </table:table-cell>
          <table:table-cell office:value-type="float" office:value="2.4300000000000002" table:style-name="ce9">
            <text:p>2,43</text:p>
          </table:table-cell>
          <table:table-cell office:value-type="float" office:value="-24.82" table:style-name="ce9">
            <text:p>-24,82</text:p>
          </table:table-cell>
          <table:table-cell office:value-type="string" office:string-value="KQ181" table:formula="of:=UPPER(VLOOKUP(CONCATENATE(&quot;17&quot;;[.Q5]);[ONUS_KM43.$A:.$AK];6;))" table:style-name="ce5">
            <text:p>KQ181</text:p>
          </table:table-cell>
          <table:table-cell office:value-type="float" office:value="3" table:style-name="ce1">
            <text:p>3</text:p>
          </table:table-cell>
          <table:table-cell office:value-type="float" office:value="-21.94" table:style-name="ce9">
            <text:p>-21,94</text:p>
          </table:table-cell>
          <table:table-cell office:value-type="float" office:value="2.27" table:style-name="ce9">
            <text:p>2,27</text:p>
          </table:table-cell>
          <table:table-cell office:value-type="float" office:value="-22.52" table:style-name="ce9">
            <text:p>-22,52</text:p>
          </table:table-cell>
          <table:table-cell office:value-type="string" office:string-value="R609" table:formula="of:=UPPER(VLOOKUP(CONCATENATE(&quot;18&quot;;[.V5]);[ONUS_KM43.$A:.$AK];6;))" table:style-name="ce5">
            <text:p>R609</text:p>
          </table:table-cell>
          <table:table-cell office:value-type="float" office:value="2" table:style-name="ce1">
            <text:p>2</text:p>
          </table:table-cell>
          <table:table-cell office:value-type="float" office:value="-21.61" table:style-name="ce9">
            <text:p>-21,61</text:p>
          </table:table-cell>
          <table:table-cell office:value-type="float" office:value="2.42" table:style-name="ce9">
            <text:p>2,42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KQ191" table:formula="of:=UPPER(VLOOKUP(CONCATENATE(&quot;19&quot;;[.AA5]);[ONUS_KM43.$A:.$AK];6;))" table:style-name="ce5">
            <text:p>KQ191</text:p>
          </table:table-cell>
          <table:table-cell office:value-type="float" office:value="2" table:style-name="ce1">
            <text:p>2</text:p>
          </table:table-cell>
          <table:table-cell office:value-type="float" office:value="-20.079999999999998" table:style-name="ce9">
            <text:p>-20,08</text:p>
          </table:table-cell>
          <table:table-cell office:value-type="float" office:value="2.34" table:style-name="ce9">
            <text:p>2,34</text:p>
          </table:table-cell>
          <table:table-cell office:value-type="float" office:value="-22.76" table:style-name="ce9">
            <text:p>-22,76</text:p>
          </table:table-cell>
          <table:table-cell office:value-type="string" office:string-value="VO452" table:formula="of:=UPPER(VLOOKUP(CONCATENATE(&quot;110&quot;;[.AF5]);[ONUS_KM43.$A:.$AK];6;))" table:style-name="ce5">
            <text:p>VO452</text:p>
          </table:table-cell>
          <table:table-cell office:value-type="float" office:value="2" table:style-name="ce1">
            <text:p>2</text:p>
          </table:table-cell>
          <table:table-cell office:value-type="float" office:value="-33.97" table:style-name="ce1">
            <text:p>-33,97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3.979999999999997" table:style-name="ce1">
            <text:p>-33,98</text:p>
          </table:table-cell>
          <table:table-cell office:value-type="string" office:string-value="L280" table:formula="of:=UPPER(VLOOKUP(CONCATENATE(&quot;111&quot;;[.AK5]);[ONUS_KM43.$A:.$AK];6;))" table:style-name="ce5">
            <text:p>L280</text:p>
          </table:table-cell>
          <table:table-cell office:value-type="float" office:value="2" table:style-name="ce1">
            <text:p>2</text:p>
          </table:table-cell>
          <table:table-cell office:value-type="float" office:value="-18.350000000000001" table:style-name="ce1">
            <text:p>-18,35</text:p>
          </table:table-cell>
          <table:table-cell office:value-type="float" office:value="1.33" table:style-name="ce1">
            <text:p>1,33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TP054" table:formula="of:=UPPER(VLOOKUP(CONCATENATE(&quot;112&quot;;[.AP5]);[ONUS_KM43.$A:.$AK];6;))" table:style-name="ce5">
            <text:p>TP054</text:p>
          </table:table-cell>
          <table:table-cell office:value-type="float" office:value="2" table:style-name="ce1">
            <text:p>2</text:p>
          </table:table-cell>
          <table:table-cell office:value-type="float" office:value="-28.24" table:style-name="ce1">
            <text:p>-28,24</text:p>
          </table:table-cell>
          <table:table-cell office:value-type="float" office:value="1.17" table:style-name="ce1">
            <text:p>1,17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165" table:formula="of:=UPPER(VLOOKUP(CONCATENATE(&quot;113&quot;;[.AU5]);[ONUS_KM43.$A:.$AK];6;))" table:style-name="ce5">
            <text:p>TP165</text:p>
          </table:table-cell>
          <table:table-cell office:value-type="float" office:value="3" table:style-name="ce1">
            <text:p>3</text:p>
          </table:table-cell>
          <table:table-cell office:value-type="float" office:value="-21.13" table:style-name="ce1">
            <text:p>-21,13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22.22" table:style-name="ce1">
            <text:p>-22,22</text:p>
          </table:table-cell>
          <table:table-cell office:value-type="string" office:string-value="TP305" table:formula="of:=UPPER(VLOOKUP(CONCATENATE(&quot;114&quot;;[.AZ5]);[ONUS_KM43.$A:.$AK];6;))" table:style-name="ce5">
            <text:p>TP305</text:p>
          </table:table-cell>
          <table:table-cell office:value-type="float" office:value="2" table:style-name="ce1">
            <text:p>2</text:p>
          </table:table-cell>
          <table:table-cell office:value-type="float" office:value="-21.19" table:style-name="ce1">
            <text:p>-21,19</text:p>
          </table:table-cell>
          <table:table-cell office:value-type="float" office:value="1.07" table:style-name="ce1">
            <text:p>1,07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KQ272" table:formula="of:=UPPER(VLOOKUP(CONCATENATE(&quot;115&quot;;[.BE5]);[ONUS_KM43.$A:.$AK];6;))" table:style-name="ce5">
            <text:p>KQ272</text:p>
          </table:table-cell>
          <table:table-cell office:value-type="float" office:value="3" table:style-name="ce1">
            <text:p>3</text:p>
          </table:table-cell>
          <table:table-cell office:value-type="float" office:value="-29.21" table:style-name="ce1">
            <text:p>-29,21</text:p>
          </table:table-cell>
          <table:table-cell office:value-type="float" office:value="2.21" table:style-name="ce1">
            <text:p>2,21</text:p>
          </table:table-cell>
          <table:table-cell office:value-type="float" office:value="-25.86" table:style-name="ce1">
            <text:p>-25,86</text:p>
          </table:table-cell>
          <table:table-cell table:number-columns-repeated="16324"/>
        </table:table-row>
        <table:table-row table:style-name="ro2">
          <table:table-cell office:value-type="string" office:string-value="H135" table:formula="of:=UPPER(VLOOKUP(CONCATENATE(&quot;13&quot;;[.B6]);[ONUS_KM43.$A:.$AK];6;))" table:style-name="ce5">
            <text:p>H135</text:p>
          </table:table-cell>
          <table:table-cell office:value-type="float" office:value="3" table:style-name="ce1">
            <text:p>3</text:p>
          </table:table-cell>
          <table:table-cell office:value-type="float" office:value="-22" table:style-name="ce9">
            <text:p>-22,00</text:p>
          </table:table-cell>
          <table:table-cell office:value-type="float" office:value="2.42" table:style-name="ce1">
            <text:p>2,42</text:p>
          </table:table-cell>
          <table:table-cell office:value-type="float" office:value="-22.76" table:style-name="ce1">
            <text:p>-22,76</text:p>
          </table:table-cell>
          <table:table-cell office:value-type="string" office:string-value="VM446" table:formula="of:=UPPER(VLOOKUP(CONCATENATE(&quot;15&quot;;[.G6]);[ONUS_KM43.$A:.$AK];6;))" table:style-name="ce5">
            <text:p>VM446</text:p>
          </table:table-cell>
          <table:table-cell office:value-type="float" office:value="4" table:style-name="ce1">
            <text:p>4</text:p>
          </table:table-cell>
          <table:table-cell office:value-type="float" office:value="-22.84" table:style-name="ce9">
            <text:p>-22,84</text:p>
          </table:table-cell>
          <table:table-cell office:value-type="float" office:value="1.77" table:style-name="ce9">
            <text:p>1,77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R545" table:formula="of:=UPPER(VLOOKUP(CONCATENATE(&quot;16&quot;;[.L6]);[ONUS_KM43.$A:.$AK];6;))" table:style-name="ce5">
            <text:p>R545</text:p>
          </table:table-cell>
          <table:table-cell office:value-type="float" office:value="4" table:style-name="ce1">
            <text:p>4</text:p>
          </table:table-cell>
          <table:table-cell office:value-type="float" office:value="-24.2" table:style-name="ce9">
            <text:p>-24,20</text:p>
          </table:table-cell>
          <table:table-cell office:value-type="float" office:value="2.44" table:style-name="ce9">
            <text:p>2,44</text:p>
          </table:table-cell>
          <table:table-cell office:value-type="float" office:value="-24.69" table:style-name="ce9">
            <text:p>-24,69</text:p>
          </table:table-cell>
          <table:table-cell office:value-type="string" office:string-value="TP033" table:formula="of:=UPPER(VLOOKUP(CONCATENATE(&quot;17&quot;;[.Q6]);[ONUS_KM43.$A:.$AK];6;))" table:style-name="ce5">
            <text:p>TP033</text:p>
          </table:table-cell>
          <table:table-cell office:value-type="float" office:value="5" table:style-name="ce1">
            <text:p>5</text:p>
          </table:table-cell>
          <table:table-cell office:value-type="float" office:value="-26.57" table:style-name="ce9">
            <text:p>-26,57</text:p>
          </table:table-cell>
          <table:table-cell office:value-type="float" office:value="1.52" table:style-name="ce9">
            <text:p>1,52</text:p>
          </table:table-cell>
          <table:table-cell office:value-type="float" office:value="-26.58" table:style-name="ce9">
            <text:p>-26,58</text:p>
          </table:table-cell>
          <table:table-cell office:value-type="string" office:string-value="TP026" table:formula="of:=UPPER(VLOOKUP(CONCATENATE(&quot;18&quot;;[.V6]);[ONUS_KM43.$A:.$AK];6;))" table:style-name="ce5">
            <text:p>TP026</text:p>
          </table:table-cell>
          <table:table-cell office:value-type="float" office:value="4" table:style-name="ce1">
            <text:p>4</text:p>
          </table:table-cell>
          <table:table-cell office:value-type="float" office:value="-26.99" table:style-name="ce9">
            <text:p>-26,99</text:p>
          </table:table-cell>
          <table:table-cell office:value-type="float" office:value="1.1200000000000001" table:style-name="ce9">
            <text:p>1,12</text:p>
          </table:table-cell>
          <table:table-cell office:value-type="float" office:value="-26.99" table:style-name="ce9">
            <text:p>-26,99</text:p>
          </table:table-cell>
          <table:table-cell office:value-type="string" office:string-value="KQ193" table:formula="of:=UPPER(VLOOKUP(CONCATENATE(&quot;19&quot;;[.AA6]);[ONUS_KM43.$A:.$AK];6;))" table:style-name="ce5">
            <text:p>KQ193</text:p>
          </table:table-cell>
          <table:table-cell office:value-type="float" office:value="3" table:style-name="ce1">
            <text:p>3</text:p>
          </table:table-cell>
          <table:table-cell office:value-type="float" office:value="-21.02" table:style-name="ce9">
            <text:p>-21,02</text:p>
          </table:table-cell>
          <table:table-cell office:value-type="float" office:value="2.19" table:style-name="ce9">
            <text:p>2,19</text:p>
          </table:table-cell>
          <table:table-cell office:value-type="float" office:value="-22.15" table:style-name="ce9">
            <text:p>-22,15</text:p>
          </table:table-cell>
          <table:table-cell office:value-type="string" office:string-value="TL243" table:formula="of:=UPPER(VLOOKUP(CONCATENATE(&quot;110&quot;;[.AF6]);[ONUS_KM43.$A:.$AK];6;))" table:style-name="ce5">
            <text:p>TL243</text:p>
          </table:table-cell>
          <table:table-cell office:value-type="float" office:value="4" table:style-name="ce1">
            <text:p>4</text:p>
          </table:table-cell>
          <table:table-cell office:value-type="float" office:value="-25.85" table:style-name="ce1">
            <text:p>-25,85</text:p>
          </table:table-cell>
          <table:table-cell office:value-type="float" office:value="2.65" table:style-name="ce1">
            <text:p>2,65</text:p>
          </table:table-cell>
          <table:table-cell office:value-type="float" office:value="-23.67" table:style-name="ce1">
            <text:p>-23,67</text:p>
          </table:table-cell>
          <table:table-cell office:value-type="string" office:string-value="TP027" table:formula="of:=UPPER(VLOOKUP(CONCATENATE(&quot;111&quot;;[.AK6]);[ONUS_KM43.$A:.$AK];6;))" table:style-name="ce5">
            <text:p>TP027</text:p>
          </table:table-cell>
          <table:table-cell office:value-type="float" office:value="3" table:style-name="ce1">
            <text:p>3</text:p>
          </table:table-cell>
          <table:table-cell office:value-type="float" office:value="-18.920000000000002" table:style-name="ce1">
            <text:p>-18,92</text:p>
          </table:table-cell>
          <table:table-cell office:value-type="float" office:value="1.55" table:style-name="ce1">
            <text:p>1,55</text:p>
          </table:table-cell>
          <table:table-cell office:value-type="float" office:value="-20.09" table:style-name="ce1">
            <text:p>-20,09</text:p>
          </table:table-cell>
          <table:table-cell office:value-type="string" office:string-value="TP081" table:formula="of:=UPPER(VLOOKUP(CONCATENATE(&quot;112&quot;;[.AP6]);[ONUS_KM43.$A:.$AK];6;))" table:style-name="ce5">
            <text:p>TP081</text:p>
          </table:table-cell>
          <table:table-cell office:value-type="float" office:value="3" table:style-name="ce1">
            <text:p>3</text:p>
          </table:table-cell>
          <table:table-cell office:value-type="float" office:value="-18.29" table:style-name="ce1">
            <text:p>-18,29</text:p>
          </table:table-cell>
          <table:table-cell office:value-type="float" office:value="1.34" table:style-name="ce1">
            <text:p>1,34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TP600" table:formula="of:=UPPER(VLOOKUP(CONCATENATE(&quot;113&quot;;[.AU6]);[ONUS_KM43.$A:.$AK];6;))" table:style-name="ce5">
            <text:p>TP600</text:p>
          </table:table-cell>
          <table:table-cell office:value-type="float" office:value="4" table:style-name="ce1">
            <text:p>4</text:p>
          </table:table-cell>
          <table:table-cell office:value-type="float" office:value="-22.36" table:style-name="ce1">
            <text:p>-22,36</text:p>
          </table:table-cell>
          <table:table-cell office:value-type="float" office:value="1.24" table:style-name="ce1">
            <text:p>1,24</text:p>
          </table:table-cell>
          <table:table-cell office:value-type="float" office:value="-22.68" table:style-name="ce1">
            <text:p>-22,68</text:p>
          </table:table-cell>
          <table:table-cell office:value-type="string" office:string-value="TP372" table:formula="of:=UPPER(VLOOKUP(CONCATENATE(&quot;114&quot;;[.AZ6]);[ONUS_KM43.$A:.$AK];6;))" table:style-name="ce5">
            <text:p>TP372</text:p>
          </table:table-cell>
          <table:table-cell office:value-type="float" office:value="3" table:style-name="ce1">
            <text:p>3</text:p>
          </table:table-cell>
          <table:table-cell office:value-type="float" office:value="-26.19" table:style-name="ce1">
            <text:p>-26,19</text:p>
          </table:table-cell>
          <table:table-cell office:value-type="float" office:value="1.71" table:style-name="ce1">
            <text:p>1,71</text:p>
          </table:table-cell>
          <table:table-cell office:value-type="float" office:value="-26.39" table:style-name="ce1">
            <text:p>-26,39</text:p>
          </table:table-cell>
          <table:table-cell office:value-type="string" office:string-value="PL50" table:formula="of:=UPPER(VLOOKUP(CONCATENATE(&quot;115&quot;;[.BE6]);[ONUS_KM43.$A:.$AK];6;))" table:style-name="ce5">
            <text:p>PL50</text:p>
          </table:table-cell>
          <table:table-cell office:value-type="float" office:value="4" table:style-name="ce1">
            <text:p>4</text:p>
          </table:table-cell>
          <table:table-cell office:value-type="float" office:value="-27.44" table:style-name="ce1">
            <text:p>-27,44</text:p>
          </table:table-cell>
          <table:table-cell office:value-type="float" office:value="2.19" table:style-name="ce1">
            <text:p>2,19</text:p>
          </table:table-cell>
          <table:table-cell office:value-type="float" office:value="-23.88" table:style-name="ce1">
            <text:p>-23,88</text:p>
          </table:table-cell>
          <table:table-cell table:number-columns-repeated="16324"/>
        </table:table-row>
        <table:table-row table:style-name="ro2">
          <table:table-cell office:value-type="string" office:string-value="TP024" table:formula="of:=UPPER(VLOOKUP(CONCATENATE(&quot;13&quot;;[.B7]);[ONUS_KM43.$A:.$AK];6;))" table:style-name="ce5">
            <text:p>TP024</text:p>
          </table:table-cell>
          <table:table-cell office:value-type="float" office:value="4" table:style-name="ce1">
            <text:p>4</text:p>
          </table:table-cell>
          <table:table-cell office:value-type="float" office:value="-18.89" table:style-name="ce9">
            <text:p>-18,89</text:p>
          </table:table-cell>
          <table:table-cell office:value-type="float" office:value="1.45" table:style-name="ce1">
            <text:p>1,45</text:p>
          </table:table-cell>
          <table:table-cell office:value-type="float" office:value="-19.55" table:style-name="ce1">
            <text:p>-19,55</text:p>
          </table:table-cell>
          <table:table-cell office:value-type="string" office:string-value="TP063" table:formula="of:=UPPER(VLOOKUP(CONCATENATE(&quot;15&quot;;[.G7]);[ONUS_KM43.$A:.$AK];6;))" table:style-name="ce5">
            <text:p>TP063</text:p>
          </table:table-cell>
          <table:table-cell office:value-type="float" office:value="5" table:style-name="ce1">
            <text:p>5</text:p>
          </table:table-cell>
          <table:table-cell office:value-type="float" office:value="-21.48" table:style-name="ce9">
            <text:p>-21,48</text:p>
          </table:table-cell>
          <table:table-cell office:value-type="float" office:value="0.88" table:style-name="ce9">
            <text:p>0,88</text:p>
          </table:table-cell>
          <table:table-cell office:value-type="float" office:value="-22.45" table:style-name="ce9">
            <text:p>-22,45</text:p>
          </table:table-cell>
          <table:table-cell office:value-type="string" office:string-value="VO253" table:formula="of:=UPPER(VLOOKUP(CONCATENATE(&quot;16&quot;;[.L7]);[ONUS_KM43.$A:.$AK];6;))" table:style-name="ce5">
            <text:p>VO253</text:p>
          </table:table-cell>
          <table:table-cell office:value-type="float" office:value="5" table:style-name="ce1">
            <text:p>5</text:p>
          </table:table-cell>
          <table:table-cell office:value-type="float" office:value="-23.37" table:style-name="ce9">
            <text:p>-23,37</text:p>
          </table:table-cell>
          <table:table-cell office:value-type="float" office:value="1.55" table:style-name="ce9">
            <text:p>1,55</text:p>
          </table:table-cell>
          <table:table-cell office:value-type="float" office:value="-25.86" table:style-name="ce9">
            <text:p>-25,86</text:p>
          </table:table-cell>
          <table:table-cell office:value-type="string" office:string-value="R530" table:formula="of:=UPPER(VLOOKUP(CONCATENATE(&quot;17&quot;;[.Q7]);[ONUS_KM43.$A:.$AK];6;))" table:style-name="ce5">
            <text:p>R530</text:p>
          </table:table-cell>
          <table:table-cell office:value-type="float" office:value="6" table:style-name="ce1">
            <text:p>6</text:p>
          </table:table-cell>
          <table:table-cell office:value-type="float" office:value="-20.079999999999998" table:style-name="ce9">
            <text:p>-20,08</text:p>
          </table:table-cell>
          <table:table-cell office:value-type="float" office:value="2.48" table:style-name="ce9">
            <text:p>2,48</text:p>
          </table:table-cell>
          <table:table-cell office:value-type="float" office:value="-21.94" table:style-name="ce9">
            <text:p>-21,94</text:p>
          </table:table-cell>
          <table:table-cell office:value-type="string" office:string-value="TP575" table:formula="of:=UPPER(VLOOKUP(CONCATENATE(&quot;18&quot;;[.V7]);[ONUS_KM43.$A:.$AK];6;))" table:style-name="ce5">
            <text:p>TP575</text:p>
          </table:table-cell>
          <table:table-cell office:value-type="float" office:value="5" table:style-name="ce1">
            <text:p>5</text:p>
          </table:table-cell>
          <table:table-cell office:value-type="float" office:value="-22.67" table:style-name="ce9">
            <text:p>-22,67</text:p>
          </table:table-cell>
          <table:table-cell office:value-type="float" office:value="1.05" table:style-name="ce9">
            <text:p>1,05</text:p>
          </table:table-cell>
          <table:table-cell office:value-type="float" office:value="-25.86" table:style-name="ce9">
            <text:p>-25,86</text:p>
          </table:table-cell>
          <table:table-cell office:value-type="string" office:string-value="KQ192" table:formula="of:=UPPER(VLOOKUP(CONCATENATE(&quot;19&quot;;[.AA7]);[ONUS_KM43.$A:.$AK];6;))" table:style-name="ce5">
            <text:p>KQ192</text:p>
          </table:table-cell>
          <table:table-cell office:value-type="float" office:value="4" table:style-name="ce1">
            <text:p>4</text:p>
          </table:table-cell>
          <table:table-cell office:value-type="float" office:value="-18.920000000000002" table:style-name="ce9">
            <text:p>-18,92</text:p>
          </table:table-cell>
          <table:table-cell office:value-type="float" office:value="2.08" table:style-name="ce9">
            <text:p>2,08</text:p>
          </table:table-cell>
          <table:table-cell office:value-type="float" office:value="-22.08" table:style-name="ce9">
            <text:p>-22,08</text:p>
          </table:table-cell>
          <table:table-cell office:value-type="string" office:string-value="TL110" table:formula="of:=UPPER(VLOOKUP(CONCATENATE(&quot;110&quot;;[.AF7]);[ONUS_KM43.$A:.$AK];6;))" table:style-name="ce5">
            <text:p>TL110</text:p>
          </table:table-cell>
          <table:table-cell office:value-type="float" office:value="6" table:style-name="ce1">
            <text:p>6</text:p>
          </table:table-cell>
          <table:table-cell office:value-type="float" office:value="-24.68" table:style-name="ce1">
            <text:p>-24,68</text:p>
          </table:table-cell>
          <table:table-cell office:value-type="float" office:value="2.31" table:style-name="ce1">
            <text:p>2,31</text:p>
          </table:table-cell>
          <table:table-cell office:value-type="float" office:value="-20.71" table:style-name="ce1">
            <text:p>-20,71</text:p>
          </table:table-cell>
          <table:table-cell office:value-type="string" office:string-value="TP039" table:formula="of:=UPPER(VLOOKUP(CONCATENATE(&quot;111&quot;;[.AK7]);[ONUS_KM43.$A:.$AK];6;))" table:style-name="ce5">
            <text:p>TP039</text:p>
          </table:table-cell>
          <table:table-cell office:value-type="float" office:value="4" table:style-name="ce1">
            <text:p>4</text:p>
          </table:table-cell>
          <table:table-cell office:value-type="float" office:value="-21.25" table:style-name="ce1">
            <text:p>-21,25</text:p>
          </table:table-cell>
          <table:table-cell office:value-type="float" office:value="1.35" table:style-name="ce1">
            <text:p>1,35</text:p>
          </table:table-cell>
          <table:table-cell office:value-type="float" office:value="-19.71" table:style-name="ce1">
            <text:p>-19,71</text:p>
          </table:table-cell>
          <table:table-cell office:value-type="string" office:string-value="HG8245V354" table:formula="of:=UPPER(VLOOKUP(CONCATENATE(&quot;112&quot;;[.AP7]);[ONUS_KM43.$A:.$AK];6;))" table:style-name="ce5">
            <text:p>HG8245V354</text:p>
          </table:table-cell>
          <table:table-cell office:value-type="float" office:value="4" table:style-name="ce1">
            <text:p>4</text:p>
          </table:table-cell>
          <table:table-cell office:value-type="float" office:value="-20.56" table:style-name="ce1">
            <text:p>-20,56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-19.32" table:style-name="ce1">
            <text:p>-19,32</text:p>
          </table:table-cell>
          <table:table-cell office:value-type="string" office:string-value="TP565" table:formula="of:=UPPER(VLOOKUP(CONCATENATE(&quot;113&quot;;[.AU7]);[ONUS_KM43.$A:.$AK];6;))" table:style-name="ce5">
            <text:p>TP565</text:p>
          </table:table-cell>
          <table:table-cell office:value-type="float" office:value="5" table:style-name="ce1">
            <text:p>5</text:p>
          </table:table-cell>
          <table:table-cell office:value-type="float" office:value="-21.94" table:style-name="ce1">
            <text:p>-21,94</text:p>
          </table:table-cell>
          <table:table-cell office:value-type="float" office:value="1.38" table:style-name="ce1">
            <text:p>1,38</text:p>
          </table:table-cell>
          <table:table-cell office:value-type="float" office:value="-21.55" table:style-name="ce1">
            <text:p>-21,55</text:p>
          </table:table-cell>
          <table:table-cell office:value-type="string" office:string-value="TP567" table:formula="of:=UPPER(VLOOKUP(CONCATENATE(&quot;114&quot;;[.AZ7]);[ONUS_KM43.$A:.$AK];6;))" table:style-name="ce5">
            <text:p>TP567</text:p>
          </table:table-cell>
          <table:table-cell office:value-type="float" office:value="4" table:style-name="ce1">
            <text:p>4</text:p>
          </table:table-cell>
          <table:table-cell office:value-type="float" office:value="-21.02" table:style-name="ce1">
            <text:p>-21,02</text:p>
          </table:table-cell>
          <table:table-cell office:value-type="float" office:value="1.39" table:style-name="ce1">
            <text:p>1,39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M219" table:formula="of:=UPPER(VLOOKUP(CONCATENATE(&quot;115&quot;;[.BE7]);[ONUS_KM43.$A:.$AK];6;))" table:style-name="ce5">
            <text:p>M219</text:p>
          </table:table-cell>
          <table:table-cell office:value-type="float" office:value="5" table:style-name="ce1">
            <text:p>5</text:p>
          </table:table-cell>
          <table:table-cell office:value-type="float" office:value="-28.86" table:style-name="ce1">
            <text:p>-28,86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-26.2" table:style-name="ce1">
            <text:p>-26,2</text:p>
          </table:table-cell>
          <table:table-cell table:number-columns-repeated="16324"/>
        </table:table-row>
        <table:table-row table:style-name="ro2">
          <table:table-cell office:value-type="string" office:string-value="TP052" table:formula="of:=UPPER(VLOOKUP(CONCATENATE(&quot;13&quot;;[.B8]);[ONUS_KM43.$A:.$AK];6;))" table:style-name="ce5">
            <text:p>TP052</text:p>
          </table:table-cell>
          <table:table-cell office:value-type="float" office:value="5" table:style-name="ce1">
            <text:p>5</text:p>
          </table:table-cell>
          <table:table-cell office:value-type="float" office:value="-21.36" table:style-name="ce9">
            <text:p>-21,3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43" table:style-name="ce1">
            <text:p>-21,43</text:p>
          </table:table-cell>
          <table:table-cell office:value-type="string" office:string-value="TP116" table:formula="of:=UPPER(VLOOKUP(CONCATENATE(&quot;15&quot;;[.G8]);[ONUS_KM43.$A:.$AK];6;))" table:style-name="ce5">
            <text:p>TP116</text:p>
          </table:table-cell>
          <table:table-cell office:value-type="float" office:value="6" table:style-name="ce1">
            <text:p>6</text:p>
          </table:table-cell>
          <table:table-cell office:value-type="float" office:value="-25.08" table:style-name="ce9">
            <text:p>-25,08</text:p>
          </table:table-cell>
          <table:table-cell office:value-type="float" office:value="1.19" table:style-name="ce9">
            <text:p>1,19</text:p>
          </table:table-cell>
          <table:table-cell office:value-type="float" office:value="-24.44" table:style-name="ce9">
            <text:p>-24,44</text:p>
          </table:table-cell>
          <table:table-cell office:value-type="string" office:string-value="KQ211" table:formula="of:=UPPER(VLOOKUP(CONCATENATE(&quot;16&quot;;[.L8]);[ONUS_KM43.$A:.$AK];6;))" table:style-name="ce5">
            <text:p>KQ211</text:p>
          </table:table-cell>
          <table:table-cell office:value-type="float" office:value="6" table:style-name="ce1">
            <text:p>6</text:p>
          </table:table-cell>
          <table:table-cell office:value-type="float" office:value="-24.43" table:style-name="ce9">
            <text:p>-24,43</text:p>
          </table:table-cell>
          <table:table-cell office:value-type="float" office:value="2.12" table:style-name="ce9">
            <text:p>2,12</text:p>
          </table:table-cell>
          <table:table-cell office:value-type="float" office:value="-25.69" table:style-name="ce9">
            <text:p>-25,69</text:p>
          </table:table-cell>
          <table:table-cell office:value-type="string" office:string-value="M428" table:formula="of:=UPPER(VLOOKUP(CONCATENATE(&quot;17&quot;;[.Q8]);[ONUS_KM43.$A:.$AK];6;))" table:style-name="ce5">
            <text:p>M428</text:p>
          </table:table-cell>
          <table:table-cell office:value-type="float" office:value="7" table:style-name="ce1">
            <text:p>7</text:p>
          </table:table-cell>
          <table:table-cell office:value-type="float" office:value="-21.74" table:style-name="ce9">
            <text:p>-21,74</text:p>
          </table:table-cell>
          <table:table-cell office:value-type="float" office:value="2.36" table:style-name="ce9">
            <text:p>2,36</text:p>
          </table:table-cell>
          <table:table-cell office:value-type="float" office:value="-23.19" table:style-name="ce9">
            <text:p>-23,19</text:p>
          </table:table-cell>
          <table:table-cell office:value-type="string" office:string-value="TP082" table:formula="of:=UPPER(VLOOKUP(CONCATENATE(&quot;18&quot;;[.V8]);[ONUS_KM43.$A:.$AK];6;))" table:style-name="ce5">
            <text:p>TP082</text:p>
          </table:table-cell>
          <table:table-cell office:value-type="float" office:value="6" table:style-name="ce1">
            <text:p>6</text:p>
          </table:table-cell>
          <table:table-cell office:value-type="float" office:value="-25.37" table:style-name="ce9">
            <text:p>-25,37</text:p>
          </table:table-cell>
          <table:table-cell office:value-type="float" office:value="1.1000000000000001" table:style-name="ce9">
            <text:p>1,10</text:p>
          </table:table-cell>
          <table:table-cell office:value-type="float" office:value="-27.45" table:style-name="ce9">
            <text:p>-27,45</text:p>
          </table:table-cell>
          <table:table-cell office:value-type="string" office:string-value="KQ195" table:formula="of:=UPPER(VLOOKUP(CONCATENATE(&quot;19&quot;;[.AA8]);[ONUS_KM43.$A:.$AK];6;))" table:style-name="ce5">
            <text:p>KQ195</text:p>
          </table:table-cell>
          <table:table-cell office:value-type="float" office:value="5" table:style-name="ce1">
            <text:p>5</text:p>
          </table:table-cell>
          <table:table-cell office:value-type="float" office:value="-22" table:style-name="ce9">
            <text:p>-22,00</text:p>
          </table:table-cell>
          <table:table-cell office:value-type="float" office:value="1.8" table:style-name="ce9">
            <text:p>1,80</text:p>
          </table:table-cell>
          <table:table-cell office:value-type="float" office:value="-25.09" table:style-name="ce9">
            <text:p>-25,09</text:p>
          </table:table-cell>
          <table:table-cell office:value-type="string" office:string-value="TP036" table:formula="of:=UPPER(VLOOKUP(CONCATENATE(&quot;110&quot;;[.AF8]);[ONUS_KM43.$A:.$AK];6;))" table:style-name="ce5">
            <text:p>TP036</text:p>
          </table:table-cell>
          <table:table-cell office:value-type="float" office:value="7" table:style-name="ce1">
            <text:p>7</text:p>
          </table:table-cell>
          <table:table-cell office:value-type="float" office:value="-21.61" table:style-name="ce1">
            <text:p>-21,61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-20.87" table:style-name="ce1">
            <text:p>-20,87</text:p>
          </table:table-cell>
          <table:table-cell office:value-type="string" office:string-value="TP053" table:formula="of:=UPPER(VLOOKUP(CONCATENATE(&quot;111&quot;;[.AK8]);[ONUS_KM43.$A:.$AK];6;))" table:style-name="ce5">
            <text:p>TP053</text:p>
          </table:table-cell>
          <table:table-cell office:value-type="float" office:value="5" table:style-name="ce1">
            <text:p>5</text:p>
          </table:table-cell>
          <table:table-cell office:value-type="float" office:value="-18.09" table:style-name="ce1">
            <text:p>-18,0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18.87" table:style-name="ce1">
            <text:p>-18,87</text:p>
          </table:table-cell>
          <table:table-cell office:value-type="string" office:string-value="TP268" table:formula="of:=UPPER(VLOOKUP(CONCATENATE(&quot;112&quot;;[.AP8]);[ONUS_KM43.$A:.$AK];6;))" table:style-name="ce5">
            <text:p>TP268</text:p>
          </table:table-cell>
          <table:table-cell office:value-type="float" office:value="5" table:style-name="ce1">
            <text:p>5</text:p>
          </table:table-cell>
          <table:table-cell office:value-type="float" office:value="-27.96" table:style-name="ce1">
            <text:p>-27,96</text:p>
          </table:table-cell>
          <table:table-cell office:value-type="float" office:value="1.45" table:style-name="ce1">
            <text:p>1,45</text:p>
          </table:table-cell>
          <table:table-cell office:value-type="float" office:value="-23.19" table:style-name="ce1">
            <text:p>-23,19</text:p>
          </table:table-cell>
          <table:table-cell office:value-type="string" office:string-value="VSOL041" table:formula="of:=UPPER(VLOOKUP(CONCATENATE(&quot;113&quot;;[.AU8]);[ONUS_KM43.$A:.$AK];6;))" table:style-name="ce5">
            <text:p>VSOL041</text:p>
          </table:table-cell>
          <table:table-cell office:value-type="float" office:value="6" table:style-name="ce1">
            <text:p>6</text:p>
          </table:table-cell>
          <table:table-cell office:value-type="float" office:value="-30.45" table:style-name="ce1">
            <text:p>-30,45</text:p>
          </table:table-cell>
          <table:table-cell office:value-type="float" office:value="2.13" table:style-name="ce1">
            <text:p>2,13</text:p>
          </table:table-cell>
          <table:table-cell office:value-type="float" office:value="-29.21" table:style-name="ce1">
            <text:p>-29,21</text:p>
          </table:table-cell>
          <table:table-cell office:value-type="string" office:string-value="TP552" table:formula="of:=UPPER(VLOOKUP(CONCATENATE(&quot;114&quot;;[.AZ8]);[ONUS_KM43.$A:.$AK];6;))" table:style-name="ce5">
            <text:p>TP552</text:p>
          </table:table-cell>
          <table:table-cell office:value-type="float" office:value="5" table:style-name="ce1">
            <text:p>5</text:p>
          </table:table-cell>
          <table:table-cell office:value-type="float" office:value="-23.18" table:style-name="ce1">
            <text:p>-23,1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-24.32" table:style-name="ce1">
            <text:p>-24,32</text:p>
          </table:table-cell>
          <table:table-cell office:value-type="string" office:string-value="TP546" table:formula="of:=UPPER(VLOOKUP(CONCATENATE(&quot;115&quot;;[.BE8]);[ONUS_KM43.$A:.$AK];6;))" table:style-name="ce5">
            <text:p>TP546</text:p>
          </table:table-cell>
          <table:table-cell office:value-type="float" office:value="6" table:style-name="ce1">
            <text:p>6</text:p>
          </table:table-cell>
          <table:table-cell office:value-type="float" office:value="-28.54" table:style-name="ce1">
            <text:p>-28,54</text:p>
          </table:table-cell>
          <table:table-cell office:value-type="float" office:value="1.19" table:style-name="ce1">
            <text:p>1,19</text:p>
          </table:table-cell>
          <table:table-cell office:value-type="float" office:value="-24.69" table:style-name="ce1">
            <text:p>-24,69</text:p>
          </table:table-cell>
          <table:table-cell table:number-columns-repeated="16324"/>
        </table:table-row>
        <table:table-row table:style-name="ro2">
          <table:table-cell office:value-type="string" office:string-value="TP070" table:formula="of:=UPPER(VLOOKUP(CONCATENATE(&quot;13&quot;;[.B9]);[ONUS_KM43.$A:.$AK];6;))" table:style-name="ce5">
            <text:p>TP070</text:p>
          </table:table-cell>
          <table:table-cell office:value-type="float" office:value="6" table:style-name="ce1">
            <text:p>6</text:p>
          </table:table-cell>
          <table:table-cell office:value-type="float" office:value="-23.01" table:style-name="ce9">
            <text:p>-23,01</text:p>
          </table:table-cell>
          <table:table-cell office:value-type="float" office:value="1.52" table:style-name="ce1">
            <text:p>1,52</text:p>
          </table:table-cell>
          <table:table-cell office:value-type="float" office:value="-21.94" table:style-name="ce1">
            <text:p>-21,94</text:p>
          </table:table-cell>
          <table:table-cell office:value-type="string" office:string-value="TP118" table:formula="of:=UPPER(VLOOKUP(CONCATENATE(&quot;15&quot;;[.G9]);[ONUS_KM43.$A:.$AK];6;))" table:style-name="ce5">
            <text:p>TP118</text:p>
          </table:table-cell>
          <table:table-cell office:value-type="float" office:value="7" table:style-name="ce1">
            <text:p>7</text:p>
          </table:table-cell>
          <table:table-cell office:value-type="float" office:value="-30" table:style-name="ce9">
            <text:p>-30,00</text:p>
          </table:table-cell>
          <table:table-cell office:value-type="float" office:value="1.32" table:style-name="ce9">
            <text:p>1,32</text:p>
          </table:table-cell>
          <table:table-cell office:value-type="float" office:value="-30.97" table:style-name="ce9">
            <text:p>-30,97</text:p>
          </table:table-cell>
          <table:table-cell office:value-type="string" office:string-value="R593" table:formula="of:=UPPER(VLOOKUP(CONCATENATE(&quot;16&quot;;[.L9]);[ONUS_KM43.$A:.$AK];6;))" table:style-name="ce5">
            <text:p>R593</text:p>
          </table:table-cell>
          <table:table-cell office:value-type="float" office:value="8" table:style-name="ce1">
            <text:p>8</text:p>
          </table:table-cell>
          <table:table-cell office:value-type="float" office:value="-25.85" table:style-name="ce9">
            <text:p>-25,85</text:p>
          </table:table-cell>
          <table:table-cell office:value-type="float" office:value="2.69" table:style-name="ce9">
            <text:p>2,69</text:p>
          </table:table-cell>
          <table:table-cell office:value-type="float" office:value="-25.23" table:style-name="ce9">
            <text:p>-25,23</text:p>
          </table:table-cell>
          <table:table-cell office:value-type="string" office:string-value="R531" table:formula="of:=UPPER(VLOOKUP(CONCATENATE(&quot;17&quot;;[.Q9]);[ONUS_KM43.$A:.$AK];6;))" table:style-name="ce5">
            <text:p>R531</text:p>
          </table:table-cell>
          <table:table-cell office:value-type="float" office:value="8" table:style-name="ce1">
            <text:p>8</text:p>
          </table:table-cell>
          <table:table-cell office:value-type="float" office:value="-20.309999999999999" table:style-name="ce9">
            <text:p>-20,31</text:p>
          </table:table-cell>
          <table:table-cell office:value-type="float" office:value="2.46" table:style-name="ce9">
            <text:p>2,46</text:p>
          </table:table-cell>
          <table:table-cell office:value-type="float" office:value="-22.15" table:style-name="ce9">
            <text:p>-22,15</text:p>
          </table:table-cell>
          <table:table-cell office:value-type="string" office:string-value="TP453" table:formula="of:=UPPER(VLOOKUP(CONCATENATE(&quot;18&quot;;[.V9]);[ONUS_KM43.$A:.$AK];6;))" table:style-name="ce5">
            <text:p>TP453</text:p>
          </table:table-cell>
          <table:table-cell office:value-type="float" office:value="7" table:style-name="ce1">
            <text:p>7</text:p>
          </table:table-cell>
          <table:table-cell office:value-type="float" office:value="-26.19" table:style-name="ce9">
            <text:p>-26,19</text:p>
          </table:table-cell>
          <table:table-cell office:value-type="float" office:value="1.1200000000000001" table:style-name="ce9">
            <text:p>1,12</text:p>
          </table:table-cell>
          <table:table-cell office:value-type="float" office:value="-28.54" table:style-name="ce9">
            <text:p>-28,54</text:p>
          </table:table-cell>
          <table:table-cell office:value-type="string" office:string-value="O103" table:formula="of:=UPPER(VLOOKUP(CONCATENATE(&quot;19&quot;;[.AA9]);[ONUS_KM43.$A:.$AK];6;))" table:style-name="ce5">
            <text:p>O103</text:p>
          </table:table-cell>
          <table:table-cell office:value-type="float" office:value="6" table:style-name="ce1">
            <text:p>6</text:p>
          </table:table-cell>
          <table:table-cell office:value-type="float" office:value="-30.96" table:style-name="ce9">
            <text:p>-30,96</text:p>
          </table:table-cell>
          <table:table-cell office:value-type="float" office:value="2.17" table:style-name="ce9">
            <text:p>2,17</text:p>
          </table:table-cell>
          <table:table-cell office:value-type="float" office:value="-30.97" table:style-name="ce9">
            <text:p>-30,97</text:p>
          </table:table-cell>
          <table:table-cell office:value-type="string" office:string-value="TP068" table:formula="of:=UPPER(VLOOKUP(CONCATENATE(&quot;110&quot;;[.AF9]);[ONUS_KM43.$A:.$AK];6;))" table:style-name="ce5">
            <text:p>TP068</text:p>
          </table:table-cell>
          <table:table-cell office:value-type="float" office:value="8" table:style-name="ce1">
            <text:p>8</text:p>
          </table:table-cell>
          <table:table-cell office:value-type="float" office:value="-17.82" table:style-name="ce1">
            <text:p>-17,82</text:p>
          </table:table-cell>
          <table:table-cell office:value-type="float" office:value="1.23" table:style-name="ce1">
            <text:p>1,23</text:p>
          </table:table-cell>
          <table:table-cell office:value-type="float" office:value="-16.850000000000001" table:style-name="ce1">
            <text:p>-16,85</text:p>
          </table:table-cell>
          <table:table-cell office:value-type="string" office:string-value="TP064" table:formula="of:=UPPER(VLOOKUP(CONCATENATE(&quot;111&quot;;[.AK9]);[ONUS_KM43.$A:.$AK];6;))" table:style-name="ce5">
            <text:p>TP064</text:p>
          </table:table-cell>
          <table:table-cell office:value-type="float" office:value="6" table:style-name="ce1">
            <text:p>6</text:p>
          </table:table-cell>
          <table:table-cell office:value-type="float" office:value="-19.03" table:style-name="ce1">
            <text:p>-19,03</text:p>
          </table:table-cell>
          <table:table-cell office:value-type="float" office:value="0.91" table:style-name="ce1">
            <text:p>0,91</text:p>
          </table:table-cell>
          <table:table-cell office:value-type="float" office:value="-20.92" table:style-name="ce1">
            <text:p>-20,92</text:p>
          </table:table-cell>
          <table:table-cell office:value-type="string" office:string-value="TP316" table:formula="of:=UPPER(VLOOKUP(CONCATENATE(&quot;112&quot;;[.AP9]);[ONUS_KM43.$A:.$AK];6;))" table:style-name="ce5">
            <text:p>TP316</text:p>
          </table:table-cell>
          <table:table-cell office:value-type="float" office:value="6" table:style-name="ce1">
            <text:p>6</text:p>
          </table:table-cell>
          <table:table-cell office:value-type="float" office:value="-21.42" table:style-name="ce1">
            <text:p>-21,42</text:p>
          </table:table-cell>
          <table:table-cell office:value-type="float" office:value="1.27" table:style-name="ce1">
            <text:p>1,27</text:p>
          </table:table-cell>
          <table:table-cell office:value-type="float" office:value="-20.66" table:style-name="ce1">
            <text:p>-20,66</text:p>
          </table:table-cell>
          <table:table-cell office:value-type="string" office:string-value="VSOL040" table:formula="of:=UPPER(VLOOKUP(CONCATENATE(&quot;113&quot;;[.AU9]);[ONUS_KM43.$A:.$AK];6;))" table:style-name="ce5">
            <text:p>VSOL040</text:p>
          </table:table-cell>
          <table:table-cell office:value-type="float" office:value="7" table:style-name="ce1">
            <text:p>7</text:p>
          </table:table-cell>
          <table:table-cell office:value-type="float" office:value="-20.55" table:style-name="ce1">
            <text:p>-20,55</text:p>
          </table:table-cell>
          <table:table-cell office:value-type="float" office:value="2.11" table:style-name="ce1">
            <text:p>2,11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VSOL098" table:formula="of:=UPPER(VLOOKUP(CONCATENATE(&quot;114&quot;;[.AZ9]);[ONUS_KM43.$A:.$AK];6;))" table:style-name="ce5">
            <text:p>VSOL098</text:p>
          </table:table-cell>
          <table:table-cell office:value-type="float" office:value="6" table:style-name="ce1">
            <text:p>6</text:p>
          </table:table-cell>
          <table:table-cell office:value-type="float" office:value="-18.149999999999999" table:style-name="ce1">
            <text:p>-18,15</text:p>
          </table:table-cell>
          <table:table-cell office:value-type="float" office:value="2.16" table:style-name="ce1">
            <text:p>2,16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HG8145V306" table:formula="of:=UPPER(VLOOKUP(CONCATENATE(&quot;115&quot;;[.BE9]);[ONUS_KM43.$A:.$AK];6;))" table:style-name="ce5">
            <text:p>HG8145V306</text:p>
          </table:table-cell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6.78" table:style-name="ce1">
            <text:p>-26,78</text:p>
          </table:table-cell>
          <table:table-cell table:number-columns-repeated="16324"/>
        </table:table-row>
        <table:table-row table:style-name="ro2">
          <table:table-cell office:value-type="string" office:string-value="TP046" table:formula="of:=UPPER(VLOOKUP(CONCATENATE(&quot;13&quot;;[.B10]);[ONUS_KM43.$A:.$AK];6;))" table:style-name="ce5">
            <text:p>TP046</text:p>
          </table:table-cell>
          <table:table-cell office:value-type="float" office:value="7" table:style-name="ce1">
            <text:p>7</text:p>
          </table:table-cell>
          <table:table-cell office:value-type="float" office:value="-21.19" table:style-name="ce9">
            <text:p>-21,19</text:p>
          </table:table-cell>
          <table:table-cell office:value-type="float" office:value="1.31" table:style-name="ce1">
            <text:p>1,31</text:p>
          </table:table-cell>
          <table:table-cell office:value-type="float" office:value="-22.22" table:style-name="ce1">
            <text:p>-22,22</text:p>
          </table:table-cell>
          <table:table-cell office:value-type="string" office:string-value="TP119" table:formula="of:=UPPER(VLOOKUP(CONCATENATE(&quot;15&quot;;[.G10]);[ONUS_KM43.$A:.$AK];6;))" table:style-name="ce5">
            <text:p>TP119</text:p>
          </table:table-cell>
          <table:table-cell office:value-type="float" office:value="8" table:style-name="ce1">
            <text:p>8</text:p>
          </table:table-cell>
          <table:table-cell office:value-type="float" office:value="-20.75" table:style-name="ce9">
            <text:p>-20,75</text:p>
          </table:table-cell>
          <table:table-cell office:value-type="float" office:value="1.46" table:style-name="ce9">
            <text:p>1,46</text:p>
          </table:table-cell>
          <table:table-cell office:value-type="float" office:value="-23.47" table:style-name="ce9">
            <text:p>-23,47</text:p>
          </table:table-cell>
          <table:table-cell office:value-type="string" office:string-value="TP110" table:formula="of:=UPPER(VLOOKUP(CONCATENATE(&quot;16&quot;;[.L10]);[ONUS_KM43.$A:.$AK];6;))" table:style-name="ce5">
            <text:p>TP110</text:p>
          </table:table-cell>
          <table:table-cell office:value-type="float" office:value="9" table:style-name="ce1">
            <text:p>9</text:p>
          </table:table-cell>
          <table:table-cell office:value-type="float" office:value="-24.2" table:style-name="ce9">
            <text:p>-24,20</text:p>
          </table:table-cell>
          <table:table-cell office:value-type="float" office:value="1.3" table:style-name="ce9">
            <text:p>1,30</text:p>
          </table:table-cell>
          <table:table-cell office:value-type="float" office:value="-24.82" table:style-name="ce9">
            <text:p>-24,82</text:p>
          </table:table-cell>
          <table:table-cell office:value-type="string" office:string-value="R127" table:formula="of:=UPPER(VLOOKUP(CONCATENATE(&quot;17&quot;;[.Q10]);[ONUS_KM43.$A:.$AK];6;))" table:style-name="ce5">
            <text:p>R127</text:p>
          </table:table-cell>
          <table:table-cell office:value-type="float" office:value="9" table:style-name="ce1">
            <text:p>9</text:p>
          </table:table-cell>
          <table:table-cell office:value-type="float" office:value="-19.100000000000001" table:style-name="ce9">
            <text:p>-19,10</text:p>
          </table:table-cell>
          <table:table-cell office:value-type="float" office:value="2.5299999999999998" table:style-name="ce9">
            <text:p>2,53</text:p>
          </table:table-cell>
          <table:table-cell office:value-type="float" office:value="-21.68" table:style-name="ce9">
            <text:p>-21,68</text:p>
          </table:table-cell>
          <table:table-cell office:value-type="string" office:string-value="HG8245V350" table:formula="of:=UPPER(VLOOKUP(CONCATENATE(&quot;18&quot;;[.V10]);[ONUS_KM43.$A:.$AK];6;))" table:style-name="ce5">
            <text:p>HG8245V350</text:p>
          </table:table-cell>
          <table:table-cell office:value-type="float" office:value="8" table:style-name="ce1">
            <text:p>8</text:p>
          </table:table-cell>
          <table:table-cell office:value-type="float" office:value="-23.71" table:style-name="ce9">
            <text:p>-23,71</text:p>
          </table:table-cell>
          <table:table-cell office:value-type="float" office:value="2.1800000000000002" table:style-name="ce9">
            <text:p>2,18</text:p>
          </table:table-cell>
          <table:table-cell office:value-type="float" office:value="-23.02" table:style-name="ce9">
            <text:p>-23,02</text:p>
          </table:table-cell>
          <table:table-cell office:value-type="string" office:string-value="KMA101" table:formula="of:=UPPER(VLOOKUP(CONCATENATE(&quot;19&quot;;[.AA10]);[ONUS_KM43.$A:.$AK];6;))" table:style-name="ce5">
            <text:p>KMA101</text:p>
          </table:table-cell>
          <table:table-cell office:value-type="float" office:value="7" table:style-name="ce1">
            <text:p>7</text:p>
          </table:table-cell>
          <table:table-cell office:value-type="float" office:value="-19.79" table:style-name="ce9">
            <text:p>-19,79</text:p>
          </table:table-cell>
          <table:table-cell office:value-type="float" office:value="2.35" table:style-name="ce9">
            <text:p>2,35</text:p>
          </table:table-cell>
          <table:table-cell office:value-type="float" office:value="-22.08" table:style-name="ce9">
            <text:p>-22,08</text:p>
          </table:table-cell>
          <table:table-cell office:value-type="string" office:string-value="TP147" table:formula="of:=UPPER(VLOOKUP(CONCATENATE(&quot;110&quot;;[.AF10]);[ONUS_KM43.$A:.$AK];6;))" table:style-name="ce5">
            <text:p>TP147</text:p>
          </table:table-cell>
          <table:table-cell office:value-type="float" office:value="9" table:style-name="ce1">
            <text:p>9</text:p>
          </table:table-cell>
          <table:table-cell office:value-type="float" office:value="-26.57" table:style-name="ce1">
            <text:p>-26,57</text:p>
          </table:table-cell>
          <table:table-cell office:value-type="float" office:value="1.23" table:style-name="ce1">
            <text:p>1,23</text:p>
          </table:table-cell>
          <table:table-cell office:value-type="float" office:value="-23.19" table:style-name="ce1">
            <text:p>-23,19</text:p>
          </table:table-cell>
          <table:table-cell office:value-type="string" office:string-value="HG8245V351" table:formula="of:=UPPER(VLOOKUP(CONCATENATE(&quot;111&quot;;[.AK10]);[ONUS_KM43.$A:.$AK];6;))" table:style-name="ce5">
            <text:p>HG8245V351</text:p>
          </table:table-cell>
          <table:table-cell office:value-type="float" office:value="8" table:style-name="ce1">
            <text:p>8</text:p>
          </table:table-cell>
          <table:table-cell office:value-type="float" office:value="-21.55" table:style-name="ce1">
            <text:p>-21,55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4.82" table:style-name="ce1">
            <text:p>-24,82</text:p>
          </table:table-cell>
          <table:table-cell office:value-type="string" office:string-value="TP371" table:formula="of:=UPPER(VLOOKUP(CONCATENATE(&quot;112&quot;;[.AP10]);[ONUS_KM43.$A:.$AK];6;))" table:style-name="ce5">
            <text:p>TP371</text:p>
          </table:table-cell>
          <table:table-cell office:value-type="float" office:value="8" table:style-name="ce1">
            <text:p>8</text:p>
          </table:table-cell>
          <table:table-cell office:value-type="float" office:value="-20.170000000000002" table:style-name="ce1">
            <text:p>-20,17</text:p>
          </table:table-cell>
          <table:table-cell office:value-type="float" office:value="1.28" table:style-name="ce1">
            <text:p>1,28</text:p>
          </table:table-cell>
          <table:table-cell office:value-type="float" office:value="-20.32" table:style-name="ce1">
            <text:p>-20,32</text:p>
          </table:table-cell>
          <table:table-cell office:value-type="string" office:string-value="VSOL039" table:formula="of:=UPPER(VLOOKUP(CONCATENATE(&quot;113&quot;;[.AU10]);[ONUS_KM43.$A:.$AK];6;))" table:style-name="ce5">
            <text:p>VSOL039</text:p>
          </table:table-cell>
          <table:table-cell office:value-type="float" office:value="8" table:style-name="ce1">
            <text:p>8</text:p>
          </table:table-cell>
          <table:table-cell office:value-type="float" office:value="-22" table:style-name="ce1">
            <text:p>-22</text:p>
          </table:table-cell>
          <table:table-cell office:value-type="float" office:value="2.09" table:style-name="ce1">
            <text:p>2,09</text:p>
          </table:table-cell>
          <table:table-cell office:value-type="float" office:value="-22.08" table:style-name="ce1">
            <text:p>-22,08</text:p>
          </table:table-cell>
          <table:table-cell table:number-columns-repeated="5" table:style-name="ce1"/>
          <table:table-cell office:value-type="string" office:string-value="TP030" table:formula="of:=UPPER(VLOOKUP(CONCATENATE(&quot;115&quot;;[.BE10]);[ONUS_KM43.$A:.$AK];6;))" table:style-name="ce5">
            <text:p>TP030</text:p>
          </table:table-cell>
          <table:table-cell office:value-type="float" office:value="9" table:style-name="ce1">
            <text:p>9</text:p>
          </table:table-cell>
          <table:table-cell office:value-type="float" office:value="-27.44" table:style-name="ce1">
            <text:p>-27,44</text:p>
          </table:table-cell>
          <table:table-cell office:value-type="float" office:value="1.03" table:style-name="ce1">
            <text:p>1,03</text:p>
          </table:table-cell>
          <table:table-cell office:value-type="float" office:value="-24.69" table:style-name="ce1">
            <text:p>-24,69</text:p>
          </table:table-cell>
          <table:table-cell table:number-columns-repeated="16324"/>
        </table:table-row>
        <table:table-row table:style-name="ro2">
          <table:table-cell office:value-type="string" office:string-value="TP492" table:formula="of:=UPPER(VLOOKUP(CONCATENATE(&quot;13&quot;;[.B11]);[ONUS_KM43.$A:.$AK];6;))" table:style-name="ce5">
            <text:p>TP492</text:p>
          </table:table-cell>
          <table:table-cell office:value-type="float" office:value="8" table:style-name="ce1">
            <text:p>8</text:p>
          </table:table-cell>
          <table:table-cell office:value-type="float" office:value="-23.01" table:style-name="ce9">
            <text:p>-23,01</text:p>
          </table:table-cell>
          <table:table-cell office:value-type="float" office:value="1.3" table:style-name="ce1">
            <text:p>1,3</text:p>
          </table:table-cell>
          <table:table-cell office:value-type="float" office:value="-23.57" table:style-name="ce1">
            <text:p>-23,57</text:p>
          </table:table-cell>
          <table:table-cell office:value-type="string" office:string-value="K422" table:formula="of:=UPPER(VLOOKUP(CONCATENATE(&quot;15&quot;;[.G11]);[ONUS_KM43.$A:.$AK];6;))" table:style-name="ce5">
            <text:p>K422</text:p>
          </table:table-cell>
          <table:table-cell office:value-type="float" office:value="9" table:style-name="ce1">
            <text:p>9</text:p>
          </table:table-cell>
          <table:table-cell office:value-type="float" office:value="-23.18" table:style-name="ce9">
            <text:p>-23,18</text:p>
          </table:table-cell>
          <table:table-cell office:value-type="float" office:value="1.31" table:style-name="ce9">
            <text:p>1,31</text:p>
          </table:table-cell>
          <table:table-cell office:value-type="float" office:value="-23.28" table:style-name="ce9">
            <text:p>-23,28</text:p>
          </table:table-cell>
          <table:table-cell office:value-type="string" office:string-value="KQ276" table:formula="of:=UPPER(VLOOKUP(CONCATENATE(&quot;16&quot;;[.L11]);[ONUS_KM43.$A:.$AK];6;))" table:style-name="ce5">
            <text:p>KQ276</text:p>
          </table:table-cell>
          <table:table-cell office:value-type="float" office:value="10" table:style-name="ce1">
            <text:p>10</text:p>
          </table:table-cell>
          <table:table-cell office:value-type="float" office:value="-24.09" table:style-name="ce9">
            <text:p>-24,09</text:p>
          </table:table-cell>
          <table:table-cell office:value-type="float" office:value="2.41" table:style-name="ce9">
            <text:p>2,41</text:p>
          </table:table-cell>
          <table:table-cell office:value-type="float" office:value="-25.86" table:style-name="ce9">
            <text:p>-25,86</text:p>
          </table:table-cell>
          <table:table-cell office:value-type="string" office:string-value="O73" table:formula="of:=UPPER(VLOOKUP(CONCATENATE(&quot;17&quot;;[.Q11]);[ONUS_KM43.$A:.$AK];6;))" table:style-name="ce5">
            <text:p>O73</text:p>
          </table:table-cell>
          <table:table-cell office:value-type="float" office:value="10" table:style-name="ce1">
            <text:p>10</text:p>
          </table:table-cell>
          <table:table-cell office:value-type="float" office:value="-22.55" table:style-name="ce9">
            <text:p>-22,55</text:p>
          </table:table-cell>
          <table:table-cell office:value-type="float" office:value="1.83" table:style-name="ce9">
            <text:p>1,83</text:p>
          </table:table-cell>
          <table:table-cell office:value-type="float" office:value="-22.08" table:style-name="ce9">
            <text:p>-22,08</text:p>
          </table:table-cell>
          <table:table-cell office:value-type="string" office:string-value="HG8245V352" table:formula="of:=UPPER(VLOOKUP(CONCATENATE(&quot;18&quot;;[.V11]);[ONUS_KM43.$A:.$AK];6;))" table:style-name="ce5">
            <text:p>HG8245V352</text:p>
          </table:table-cell>
          <table:table-cell office:value-type="float" office:value="9" table:style-name="ce1">
            <text:p>9</text:p>
          </table:table-cell>
          <table:table-cell office:value-type="float" office:value="-20.170000000000002" table:style-name="ce9">
            <text:p>-20,17</text:p>
          </table:table-cell>
          <table:table-cell office:value-type="float" office:value="1.89" table:style-name="ce9">
            <text:p>1,89</text:p>
          </table:table-cell>
          <table:table-cell office:value-type="float" office:value="-23.98" table:style-name="ce9">
            <text:p>-23,98</text:p>
          </table:table-cell>
          <table:table-cell office:value-type="string" office:string-value="KQ194" table:formula="of:=UPPER(VLOOKUP(CONCATENATE(&quot;19&quot;;[.AA11]);[ONUS_KM43.$A:.$AK];6;))" table:style-name="ce5">
            <text:p>KQ194</text:p>
          </table:table-cell>
          <table:table-cell office:value-type="float" office:value="8" table:style-name="ce1">
            <text:p>8</text:p>
          </table:table-cell>
          <table:table-cell office:value-type="float" office:value="-20.7" table:style-name="ce9">
            <text:p>-20,70</text:p>
          </table:table-cell>
          <table:table-cell office:value-type="float" office:value="1.98" table:style-name="ce9">
            <text:p>1,98</text:p>
          </table:table-cell>
          <table:table-cell office:value-type="float" office:value="-23.88" table:style-name="ce9">
            <text:p>-23,88</text:p>
          </table:table-cell>
          <table:table-cell office:value-type="string" office:string-value="HS8145V359" table:formula="of:=UPPER(VLOOKUP(CONCATENATE(&quot;110&quot;;[.AF11]);[ONUS_KM43.$A:.$AK];6;))" table:style-name="ce5">
            <text:p>HS8145V359</text:p>
          </table:table-cell>
          <table:table-cell office:value-type="float" office:value="11" table:style-name="ce1">
            <text:p>11</text:p>
          </table:table-cell>
          <table:table-cell office:value-type="float" office:value="-19.32" table:style-name="ce1">
            <text:p>-19,32</text:p>
          </table:table-cell>
          <table:table-cell office:value-type="float" office:value="2.41" table:style-name="ce1">
            <text:p>2,41</text:p>
          </table:table-cell>
          <table:table-cell office:value-type="float" office:value="-22.3" table:style-name="ce1">
            <text:p>-22,3</text:p>
          </table:table-cell>
          <table:table-cell office:value-type="string" office:string-value="TP120" table:formula="of:=UPPER(VLOOKUP(CONCATENATE(&quot;111&quot;;[.AK11]);[ONUS_KM43.$A:.$AK];6;))" table:style-name="ce5">
            <text:p>TP120</text:p>
          </table:table-cell>
          <table:table-cell office:value-type="float" office:value="9" table:style-name="ce1">
            <text:p>9</text:p>
          </table:table-cell>
          <table:table-cell office:value-type="float" office:value="-16.670000000000002" table:style-name="ce1">
            <text:p>-16,67</text:p>
          </table:table-cell>
          <table:table-cell office:value-type="float" office:value="1.2" table:style-name="ce1">
            <text:p>1,2</text:p>
          </table:table-cell>
          <table:table-cell office:value-type="float" office:value="-19.07" table:style-name="ce1">
            <text:p>-19,07</text:p>
          </table:table-cell>
          <table:table-cell office:value-type="string" office:string-value="VSOL028" table:formula="of:=UPPER(VLOOKUP(CONCATENATE(&quot;112&quot;;[.AP11]);[ONUS_KM43.$A:.$AK];6;))" table:style-name="ce5">
            <text:p>VSOL028</text:p>
          </table:table-cell>
          <table:table-cell office:value-type="float" office:value="9" table:style-name="ce1">
            <text:p>9</text:p>
          </table:table-cell>
          <table:table-cell office:value-type="float" office:value="-19.059999999999999" table:style-name="ce1">
            <text:p>-19,06</text:p>
          </table:table-cell>
          <table:table-cell office:value-type="float" office:value="2.09" table:style-name="ce1">
            <text:p>2,09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VSOL080" table:formula="of:=UPPER(VLOOKUP(CONCATENATE(&quot;113&quot;;[.AU11]);[ONUS_KM43.$A:.$AK];6;))" table:style-name="ce5">
            <text:p>VSOL080</text:p>
          </table:table-cell>
          <table:table-cell office:value-type="float" office:value="10" table:style-name="ce1">
            <text:p>10</text:p>
          </table:table-cell>
          <table:table-cell office:value-type="float" office:value="-22.52" table:style-name="ce1">
            <text:p>-22,52</text:p>
          </table:table-cell>
          <table:table-cell office:value-type="float" office:value="1.94" table:style-name="ce1">
            <text:p>1,94</text:p>
          </table:table-cell>
          <table:table-cell office:value-type="float" office:value="-22.22" table:style-name="ce1">
            <text:p>-22,22</text:p>
          </table:table-cell>
          <table:table-cell table:number-columns-repeated="5" table:style-name="ce1"/>
          <table:table-cell office:value-type="string" office:string-value="TP031" table:formula="of:=UPPER(VLOOKUP(CONCATENATE(&quot;115&quot;;[.BE11]);[ONUS_KM43.$A:.$AK];6;))" table:style-name="ce5">
            <text:p>TP031</text:p>
          </table:table-cell>
          <table:table-cell office:value-type="float" office:value="10" table:style-name="ce1">
            <text:p>10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-24.95" table:style-name="ce1">
            <text:p>-24,95</text:p>
          </table:table-cell>
          <table:table-cell table:number-columns-repeated="16324"/>
        </table:table-row>
        <table:table-row table:style-name="ro2">
          <table:table-cell office:value-type="string" office:string-value="TP084" table:formula="of:=UPPER(VLOOKUP(CONCATENATE(&quot;13&quot;;[.B12]);[ONUS_KM43.$A:.$AK];6;))" table:style-name="ce5">
            <text:p>TP084</text:p>
          </table:table-cell>
          <table:table-cell office:value-type="float" office:value="9" table:style-name="ce1">
            <text:p>9</text:p>
          </table:table-cell>
          <table:table-cell office:value-type="float" office:value="-25.08" table:style-name="ce9">
            <text:p>-25,08</text:p>
          </table:table-cell>
          <table:table-cell office:value-type="float" office:value="1.36" table:style-name="ce1">
            <text:p>1,36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348" table:formula="of:=UPPER(VLOOKUP(CONCATENATE(&quot;15&quot;;[.G12]);[ONUS_KM43.$A:.$AK];6;))" table:style-name="ce5">
            <text:p>TP348</text:p>
          </table:table-cell>
          <table:table-cell office:value-type="float" office:value="10" table:style-name="ce1">
            <text:p>10</text:p>
          </table:table-cell>
          <table:table-cell office:value-type="float" office:value="-28.54" table:style-name="ce9">
            <text:p>-28,54</text:p>
          </table:table-cell>
          <table:table-cell office:value-type="float" office:value="1.42" table:style-name="ce9">
            <text:p>1,42</text:p>
          </table:table-cell>
          <table:table-cell office:value-type="float" office:value="-25.69" table:style-name="ce9">
            <text:p>-25,69</text:p>
          </table:table-cell>
          <table:table-cell office:value-type="string" office:string-value="KQ277" table:formula="of:=UPPER(VLOOKUP(CONCATENATE(&quot;16&quot;;[.L12]);[ONUS_KM43.$A:.$AK];6;))" table:style-name="ce5">
            <text:p>KQ277</text:p>
          </table:table-cell>
          <table:table-cell office:value-type="float" office:value="11" table:style-name="ce1">
            <text:p>11</text:p>
          </table:table-cell>
          <table:table-cell office:value-type="float" office:value="-29.58" table:style-name="ce9">
            <text:p>-29,58</text:p>
          </table:table-cell>
          <table:table-cell office:value-type="float" office:value="2.77" table:style-name="ce9">
            <text:p>2,77</text:p>
          </table:table-cell>
          <table:table-cell office:value-type="float" office:value="-30.97" table:style-name="ce9">
            <text:p>-30,97</text:p>
          </table:table-cell>
          <table:table-cell office:value-type="string" office:string-value="TN42" table:formula="of:=UPPER(VLOOKUP(CONCATENATE(&quot;17&quot;;[.Q12]);[ONUS_KM43.$A:.$AK];6;))" table:style-name="ce5">
            <text:p>TN42</text:p>
          </table:table-cell>
          <table:table-cell office:value-type="float" office:value="11" table:style-name="ce1">
            <text:p>11</text:p>
          </table:table-cell>
          <table:table-cell office:value-type="float" office:value="-26.57" table:style-name="ce9">
            <text:p>-26,57</text:p>
          </table:table-cell>
          <table:table-cell office:value-type="float" office:value="2.04" table:style-name="ce9">
            <text:p>2,04</text:p>
          </table:table-cell>
          <table:table-cell office:value-type="float" office:value="-24.32" table:style-name="ce9">
            <text:p>-24,32</text:p>
          </table:table-cell>
          <table:table-cell office:value-type="string" office:string-value="TP074" table:formula="of:=UPPER(VLOOKUP(CONCATENATE(&quot;18&quot;;[.V12]);[ONUS_KM43.$A:.$AK];6;))" table:style-name="ce5">
            <text:p>TP074</text:p>
          </table:table-cell>
          <table:table-cell office:value-type="float" office:value="10" table:style-name="ce1">
            <text:p>10</text:p>
          </table:table-cell>
          <table:table-cell office:value-type="float" office:value="-22.07" table:style-name="ce9">
            <text:p>-22,07</text:p>
          </table:table-cell>
          <table:table-cell office:value-type="float" office:value="1.29" table:style-name="ce9">
            <text:p>1,29</text:p>
          </table:table-cell>
          <table:table-cell office:value-type="float" office:value="-25.53" table:style-name="ce9">
            <text:p>-25,53</text:p>
          </table:table-cell>
          <table:table-cell office:value-type="string" office:string-value="TM262" table:formula="of:=UPPER(VLOOKUP(CONCATENATE(&quot;19&quot;;[.AA12]);[ONUS_KM43.$A:.$AK];6;))" table:style-name="ce5">
            <text:p>TM262</text:p>
          </table:table-cell>
          <table:table-cell office:value-type="float" office:value="9" table:style-name="ce1">
            <text:p>9</text:p>
          </table:table-cell>
          <table:table-cell office:value-type="float" office:value="-21.93" table:style-name="ce9">
            <text:p>-21,93</text:p>
          </table:table-cell>
          <table:table-cell office:value-type="float" office:value="2.1" table:style-name="ce9">
            <text:p>2,10</text:p>
          </table:table-cell>
          <table:table-cell office:value-type="float" office:value="-24.21" table:style-name="ce9">
            <text:p>-24,21</text:p>
          </table:table-cell>
          <table:table-cell office:value-type="string" office:string-value="TP582" table:formula="of:=UPPER(VLOOKUP(CONCATENATE(&quot;110&quot;;[.AF12]);[ONUS_KM43.$A:.$AK];6;))" table:style-name="ce5">
            <text:p>TP582</text:p>
          </table:table-cell>
          <table:table-cell office:value-type="float" office:value="12" table:style-name="ce1">
            <text:p>12</text:p>
          </table:table-cell>
          <table:table-cell office:value-type="float" office:value="-18.48" table:style-name="ce1">
            <text:p>-18,4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-19.920000000000002" table:style-name="ce1">
            <text:p>-19,92</text:p>
          </table:table-cell>
          <table:table-cell office:value-type="string" office:string-value="TP146" table:formula="of:=UPPER(VLOOKUP(CONCATENATE(&quot;111&quot;;[.AK12]);[ONUS_KM43.$A:.$AK];6;))" table:style-name="ce5">
            <text:p>TP146</text:p>
          </table:table-cell>
          <table:table-cell office:value-type="float" office:value="10" table:style-name="ce1">
            <text:p>10</text:p>
          </table:table-cell>
          <table:table-cell office:value-type="float" office:value="-19.46" table:style-name="ce1">
            <text:p>-19,46</text:p>
          </table:table-cell>
          <table:table-cell office:value-type="float" office:value="1.07" table:style-name="ce1">
            <text:p>1,07</text:p>
          </table:table-cell>
          <table:table-cell office:value-type="float" office:value="-21.2" table:style-name="ce1">
            <text:p>-21,2</text:p>
          </table:table-cell>
          <table:table-cell office:value-type="string" office:string-value="VSOL072" table:formula="of:=UPPER(VLOOKUP(CONCATENATE(&quot;112&quot;;[.AP12]);[ONUS_KM43.$A:.$AK];6;))" table:style-name="ce5">
            <text:p>VSOL072</text:p>
          </table:table-cell>
          <table:table-cell office:value-type="float" office:value="10" table:style-name="ce1">
            <text:p>10</text:p>
          </table:table-cell>
          <table:table-cell office:value-type="float" office:value="-18.86" table:style-name="ce1">
            <text:p>-18,86</text:p>
          </table:table-cell>
          <table:table-cell office:value-type="float" office:value="2.1" table:style-name="ce1">
            <text:p>2,1</text:p>
          </table:table-cell>
          <table:table-cell office:value-type="float" office:value="-20.66" table:style-name="ce1">
            <text:p>-20,66</text:p>
          </table:table-cell>
          <table:table-cell office:value-type="float" office:value="0" table:formula="of:=UPPER(VLOOKUP(CONCATENATE(&quot;113&quot;;[.AU12]);[ONUS_KM43.$A:.$AK];6;))" table:style-name="ce5">
            <text:p>#N/D</text:p>
          </table:table-cell>
          <table:table-cell office:value-type="float" office:value="11" table:style-name="ce1">
            <text:p>11</text:p>
          </table:table-cell>
          <table:table-cell office:value-type="float" office:value="-21.94" table:style-name="ce1">
            <text:p>-21,94</text:p>
          </table:table-cell>
          <table:table-cell office:value-type="float" office:value="2.06" table:style-name="ce1">
            <text:p>2,06</text:p>
          </table:table-cell>
          <table:table-cell office:value-type="float" office:value="-23.02" table:style-name="ce1">
            <text:p>-23,02</text:p>
          </table:table-cell>
          <table:table-cell table:number-columns-repeated="5" table:style-name="ce1"/>
          <table:table-cell office:value-type="string" office:string-value="TP056" table:formula="of:=UPPER(VLOOKUP(CONCATENATE(&quot;115&quot;;[.BE12]);[ONUS_KM43.$A:.$AK];6;))" table:style-name="ce5">
            <text:p>TP056</text:p>
          </table:table-cell>
          <table:table-cell office:value-type="float" office:value="12" table:style-name="ce1">
            <text:p>12</text:p>
          </table:table-cell>
          <table:table-cell office:value-type="float" office:value="-30" table:style-name="ce1">
            <text:p>-30</text:p>
          </table:table-cell>
          <table:table-cell office:value-type="float" office:value="1.25" table:style-name="ce1">
            <text:p>1,25</text:p>
          </table:table-cell>
          <table:table-cell office:value-type="float" office:value="-25.38" table:style-name="ce1">
            <text:p>-25,38</text:p>
          </table:table-cell>
          <table:table-cell table:number-columns-repeated="16324"/>
        </table:table-row>
        <table:table-row table:style-name="ro2">
          <table:table-cell office:value-type="string" office:string-value="TP098" table:formula="of:=UPPER(VLOOKUP(CONCATENATE(&quot;13&quot;;[.B13]);[ONUS_KM43.$A:.$AK];6;))" table:style-name="ce5">
            <text:p>TP098</text:p>
          </table:table-cell>
          <table:table-cell office:value-type="float" office:value="10" table:style-name="ce1">
            <text:p>10</text:p>
          </table:table-cell>
          <table:table-cell office:value-type="float" office:value="-21.25" table:style-name="ce9">
            <text:p>-21,25</text:p>
          </table:table-cell>
          <table:table-cell office:value-type="float" office:value="0.87" table:style-name="ce1">
            <text:p>0,87</text:p>
          </table:table-cell>
          <table:table-cell office:value-type="float" office:value="-19.55" table:style-name="ce1">
            <text:p>-19,55</text:p>
          </table:table-cell>
          <table:table-cell office:value-type="string" office:string-value="TP273" table:formula="of:=UPPER(VLOOKUP(CONCATENATE(&quot;15&quot;;[.G13]);[ONUS_KM43.$A:.$AK];6;))" table:style-name="ce5">
            <text:p>TP273</text:p>
          </table:table-cell>
          <table:table-cell office:value-type="float" office:value="11" table:style-name="ce1">
            <text:p>11</text:p>
          </table:table-cell>
          <table:table-cell office:value-type="float" office:value="-24.2" table:style-name="ce9">
            <text:p>-24,20</text:p>
          </table:table-cell>
          <table:table-cell office:value-type="float" office:value="1.35" table:style-name="ce9">
            <text:p>1,35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TP592" table:formula="of:=UPPER(VLOOKUP(CONCATENATE(&quot;16&quot;;[.L13]);[ONUS_KM43.$A:.$AK];6;))" table:style-name="ce5">
            <text:p>TP592</text:p>
          </table:table-cell>
          <table:table-cell office:value-type="float" office:value="12" table:style-name="ce1">
            <text:p>12</text:p>
          </table:table-cell>
          <table:table-cell office:value-type="float" office:value="-25.08" table:style-name="ce9">
            <text:p>-25,08</text:p>
          </table:table-cell>
          <table:table-cell office:value-type="float" office:value="1.44" table:style-name="ce9">
            <text:p>1,44</text:p>
          </table:table-cell>
          <table:table-cell office:value-type="float" office:value="-26.78" table:style-name="ce9">
            <text:p>-26,78</text:p>
          </table:table-cell>
          <table:table-cell office:value-type="string" office:string-value="TM384" table:formula="of:=UPPER(VLOOKUP(CONCATENATE(&quot;17&quot;;[.Q13]);[ONUS_KM43.$A:.$AK];6;))" table:style-name="ce5">
            <text:p>TM384</text:p>
          </table:table-cell>
          <table:table-cell office:value-type="float" office:value="12" table:style-name="ce1">
            <text:p>12</text:p>
          </table:table-cell>
          <table:table-cell office:value-type="float" office:value="-20.079999999999998" table:style-name="ce9">
            <text:p>-20,08</text:p>
          </table:table-cell>
          <table:table-cell office:value-type="float" office:value="1.8" table:style-name="ce9">
            <text:p>1,80</text:p>
          </table:table-cell>
          <table:table-cell office:value-type="float" office:value="-21.68" table:style-name="ce9">
            <text:p>-21,68</text:p>
          </table:table-cell>
          <table:table-cell office:value-type="string" office:string-value="TP543" table:formula="of:=UPPER(VLOOKUP(CONCATENATE(&quot;18&quot;;[.V13]);[ONUS_KM43.$A:.$AK];6;))" table:style-name="ce5">
            <text:p>TP543</text:p>
          </table:table-cell>
          <table:table-cell office:value-type="float" office:value="11" table:style-name="ce1">
            <text:p>11</text:p>
          </table:table-cell>
          <table:table-cell office:value-type="float" office:value="-23.28" table:style-name="ce9">
            <text:p>-23,28</text:p>
          </table:table-cell>
          <table:table-cell office:value-type="float" office:value="1.48" table:style-name="ce9">
            <text:p>1,48</text:p>
          </table:table-cell>
          <table:table-cell office:value-type="float" office:value="-26.58" table:style-name="ce9">
            <text:p>-26,58</text:p>
          </table:table-cell>
          <table:table-cell office:value-type="string" office:string-value="TN5" table:formula="of:=UPPER(VLOOKUP(CONCATENATE(&quot;19&quot;;[.AA13]);[ONUS_KM43.$A:.$AK];6;))" table:style-name="ce5">
            <text:p>TN5</text:p>
          </table:table-cell>
          <table:table-cell office:value-type="float" office:value="10" table:style-name="ce1">
            <text:p>10</text:p>
          </table:table-cell>
          <table:table-cell office:value-type="float" office:value="-22.75" table:style-name="ce9">
            <text:p>-22,75</text:p>
          </table:table-cell>
          <table:table-cell office:value-type="float" office:value="1.31" table:style-name="ce9">
            <text:p>1,31</text:p>
          </table:table-cell>
          <table:table-cell office:value-type="float" office:value="-25.69" table:style-name="ce9">
            <text:p>-25,69</text:p>
          </table:table-cell>
          <table:table-cell office:value-type="string" office:string-value="VSOL012" table:formula="of:=UPPER(VLOOKUP(CONCATENATE(&quot;110&quot;;[.AF13]);[ONUS_KM43.$A:.$AK];6;))" table:style-name="ce5">
            <text:p>VSOL012</text:p>
          </table:table-cell>
          <table:table-cell office:value-type="float" office:value="13" table:style-name="ce1">
            <text:p>13</text:p>
          </table:table-cell>
          <table:table-cell office:value-type="float" office:value="-16.82" table:style-name="ce1">
            <text:p>-16,82</text:p>
          </table:table-cell>
          <table:table-cell office:value-type="float" office:value="2.09" table:style-name="ce1">
            <text:p>2,09</text:p>
          </table:table-cell>
          <table:table-cell office:value-type="float" office:value="-18.8" table:style-name="ce1">
            <text:p>-18,8</text:p>
          </table:table-cell>
          <table:table-cell office:value-type="string" office:string-value="TP224" table:formula="of:=UPPER(VLOOKUP(CONCATENATE(&quot;111&quot;;[.AK13]);[ONUS_KM43.$A:.$AK];6;))" table:style-name="ce5">
            <text:p>TP224</text:p>
          </table:table-cell>
          <table:table-cell office:value-type="float" office:value="11" table:style-name="ce1">
            <text:p>11</text:p>
          </table:table-cell>
          <table:table-cell office:value-type="float" office:value="-24.68" table:style-name="ce1">
            <text:p>-24,68</text:p>
          </table:table-cell>
          <table:table-cell office:value-type="float" office:value="0.89" table:style-name="ce1">
            <text:p>0,89</text:p>
          </table:table-cell>
          <table:table-cell office:value-type="float" office:value="-21.37" table:style-name="ce1">
            <text:p>-21,37</text:p>
          </table:table-cell>
          <table:table-cell office:value-type="string" office:string-value="VSOL096" table:formula="of:=UPPER(VLOOKUP(CONCATENATE(&quot;112&quot;;[.AP13]);[ONUS_KM43.$A:.$AK];6;))" table:style-name="ce5">
            <text:p>VSOL096</text:p>
          </table:table-cell>
          <table:table-cell office:value-type="float" office:value="11" table:style-name="ce1">
            <text:p>11</text:p>
          </table:table-cell>
          <table:table-cell office:value-type="float" office:value="-17.59" table:style-name="ce1">
            <text:p>-17,59</text:p>
          </table:table-cell>
          <table:table-cell office:value-type="float" office:value="2.09" table:style-name="ce1">
            <text:p>2,09</text:p>
          </table:table-cell>
          <table:table-cell office:value-type="float" office:value="-21.14" table:style-name="ce1">
            <text:p>-21,14</text:p>
          </table:table-cell>
          <table:table-cell office:value-type="float" office:value="0" table:formula="of:=UPPER(VLOOKUP(CONCATENATE(&quot;113&quot;;[.AU13]);[ONUS_KM43.$A:.$AK];6;))" table:style-name="ce5">
            <text:p>#N/D</text:p>
          </table:table-cell>
          <table:table-cell office:value-type="float" office:value="12" table:style-name="ce1">
            <text:p>12</text:p>
          </table:table-cell>
          <table:table-cell office:value-type="float" office:value="-20.6" table:style-name="ce1">
            <text:p>-20,6</text:p>
          </table:table-cell>
          <table:table-cell office:value-type="float" office:value="1.55" table:style-name="ce1">
            <text:p>1,55</text:p>
          </table:table-cell>
          <table:table-cell office:value-type="float" office:value="-21.62" table:style-name="ce1">
            <text:p>-21,62</text:p>
          </table:table-cell>
          <table:table-cell table:number-columns-repeated="5" table:style-name="ce1"/>
          <table:table-cell office:value-type="string" office:string-value="Q388" table:formula="of:=UPPER(VLOOKUP(CONCATENATE(&quot;115&quot;;[.BE13]);[ONUS_KM43.$A:.$AK];6;))" table:style-name="ce5">
            <text:p>Q388</text:p>
          </table:table-cell>
          <table:table-cell office:value-type="float" office:value="14" table:style-name="ce1">
            <text:p>14</text:p>
          </table:table-cell>
          <table:table-cell office:value-type="float" office:value="-26.57" table:style-name="ce1">
            <text:p>-26,57</text:p>
          </table:table-cell>
          <table:table-cell office:value-type="float" office:value="2.08" table:style-name="ce1">
            <text:p>2,08</text:p>
          </table:table-cell>
          <table:table-cell office:value-type="float" office:value="-22.93" table:style-name="ce1">
            <text:p>-22,93</text:p>
          </table:table-cell>
          <table:table-cell table:number-columns-repeated="16324"/>
        </table:table-row>
        <table:table-row table:style-name="ro2">
          <table:table-cell office:value-type="string" office:string-value="TP163" table:formula="of:=UPPER(VLOOKUP(CONCATENATE(&quot;13&quot;;[.B14]);[ONUS_KM43.$A:.$AK];6;))" table:style-name="ce5">
            <text:p>TP163</text:p>
          </table:table-cell>
          <table:table-cell office:value-type="float" office:value="12" table:style-name="ce1">
            <text:p>12</text:p>
          </table:table-cell>
          <table:table-cell office:value-type="float" office:value="-29.21" table:style-name="ce9">
            <text:p>-29,21</text:p>
          </table:table-cell>
          <table:table-cell office:value-type="float" office:value="1.08" table:style-name="ce1">
            <text:p>1,08</text:p>
          </table:table-cell>
          <table:table-cell office:value-type="float" office:value="-30.97" table:style-name="ce1">
            <text:p>-30,97</text:p>
          </table:table-cell>
          <table:table-cell office:value-type="string" office:string-value="TP181" table:formula="of:=UPPER(VLOOKUP(CONCATENATE(&quot;15&quot;;[.G14]);[ONUS_KM43.$A:.$AK];6;))" table:style-name="ce5">
            <text:p>TP181</text:p>
          </table:table-cell>
          <table:table-cell office:value-type="float" office:value="12" table:style-name="ce1">
            <text:p>12</text:p>
          </table:table-cell>
          <table:table-cell office:value-type="float" office:value="-22.52" table:style-name="ce9">
            <text:p>-22,52</text:p>
          </table:table-cell>
          <table:table-cell office:value-type="float" office:value="1.47" table:style-name="ce9">
            <text:p>1,47</text:p>
          </table:table-cell>
          <table:table-cell office:value-type="float" office:value="-23.98" table:style-name="ce9">
            <text:p>-23,98</text:p>
          </table:table-cell>
          <table:table-cell office:value-type="string" office:string-value="TP023" table:formula="of:=UPPER(VLOOKUP(CONCATENATE(&quot;16&quot;;[.L14]);[ONUS_KM43.$A:.$AK];6;))" table:style-name="ce5">
            <text:p>TP023</text:p>
          </table:table-cell>
          <table:table-cell office:value-type="float" office:value="13" table:style-name="ce1">
            <text:p>13</text:p>
          </table:table-cell>
          <table:table-cell office:value-type="float" office:value="-26.57" table:style-name="ce9">
            <text:p>-26,57</text:p>
          </table:table-cell>
          <table:table-cell office:value-type="float" office:value="1.34" table:style-name="ce9">
            <text:p>1,34</text:p>
          </table:table-cell>
          <table:table-cell office:value-type="float" office:value="-27.45" table:style-name="ce9">
            <text:p>-27,45</text:p>
          </table:table-cell>
          <table:table-cell office:value-type="string" office:string-value="TP554" table:formula="of:=UPPER(VLOOKUP(CONCATENATE(&quot;17&quot;;[.Q14]);[ONUS_KM43.$A:.$AK];6;))" table:style-name="ce5">
            <text:p>TP554</text:p>
          </table:table-cell>
          <table:table-cell office:value-type="float" office:value="13" table:style-name="ce1">
            <text:p>13</text:p>
          </table:table-cell>
          <table:table-cell office:value-type="float" office:value="-20.7" table:style-name="ce9">
            <text:p>-20,70</text:p>
          </table:table-cell>
          <table:table-cell office:value-type="float" office:value="0.95" table:style-name="ce9">
            <text:p>0,95</text:p>
          </table:table-cell>
          <table:table-cell office:value-type="float" office:value="-20.71" table:style-name="ce9">
            <text:p>-20,71</text:p>
          </table:table-cell>
          <table:table-cell office:value-type="string" office:string-value="TP208" table:formula="of:=UPPER(VLOOKUP(CONCATENATE(&quot;18&quot;;[.V14]);[ONUS_KM43.$A:.$AK];6;))" table:style-name="ce5">
            <text:p>TP208</text:p>
          </table:table-cell>
          <table:table-cell office:value-type="float" office:value="12" table:style-name="ce1">
            <text:p>12</text:p>
          </table:table-cell>
          <table:table-cell office:value-type="float" office:value="-19.32" table:style-name="ce9">
            <text:p>-19,32</text:p>
          </table:table-cell>
          <table:table-cell office:value-type="float" office:value="1.05" table:style-name="ce9">
            <text:p>1,05</text:p>
          </table:table-cell>
          <table:table-cell office:value-type="float" office:value="-22.6" table:style-name="ce9">
            <text:p>-22,60</text:p>
          </table:table-cell>
          <table:table-cell office:value-type="string" office:string-value="KN369" table:formula="of:=UPPER(VLOOKUP(CONCATENATE(&quot;19&quot;;[.AA14]);[ONUS_KM43.$A:.$AK];6;))" table:style-name="ce5">
            <text:p>KN369</text:p>
          </table:table-cell>
          <table:table-cell office:value-type="float" office:value="11" table:style-name="ce1">
            <text:p>11</text:p>
          </table:table-cell>
          <table:table-cell office:value-type="float" office:value="-20.97" table:style-name="ce9">
            <text:p>-20,97</text:p>
          </table:table-cell>
          <table:table-cell office:value-type="float" office:value="2.65" table:style-name="ce9">
            <text:p>2,65</text:p>
          </table:table-cell>
          <table:table-cell office:value-type="float" office:value="-22.01" table:style-name="ce9">
            <text:p>-22,01</text:p>
          </table:table-cell>
          <table:table-cell office:value-type="string" office:string-value="TP280" table:formula="of:=UPPER(VLOOKUP(CONCATENATE(&quot;110&quot;;[.AF14]);[ONUS_KM43.$A:.$AK];6;))" table:style-name="ce5">
            <text:p>TP280</text:p>
          </table:table-cell>
          <table:table-cell office:value-type="float" office:value="14" table:style-name="ce1">
            <text:p>14</text:p>
          </table:table-cell>
          <table:table-cell office:value-type="float" office:value="-22.67" table:style-name="ce1">
            <text:p>-22,67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62" table:style-name="ce1">
            <text:p>-21,62</text:p>
          </table:table-cell>
          <table:table-cell office:value-type="string" office:string-value="TP041B" table:formula="of:=UPPER(VLOOKUP(CONCATENATE(&quot;111&quot;;[.AK14]);[ONUS_KM43.$A:.$AK];6;))" table:style-name="ce5">
            <text:p>TP041B</text:p>
          </table:table-cell>
          <table:table-cell office:value-type="float" office:value="12" table:style-name="ce1">
            <text:p>12</text:p>
          </table:table-cell>
          <table:table-cell office:value-type="float" office:value="-23.66" table:style-name="ce1">
            <text:p>-23,66</text:p>
          </table:table-cell>
          <table:table-cell office:value-type="float" office:value="0.64" table:style-name="ce1">
            <text:p>0,64</text:p>
          </table:table-cell>
          <table:table-cell office:value-type="float" office:value="-26.03" table:style-name="ce1">
            <text:p>-26,03</text:p>
          </table:table-cell>
          <table:table-cell office:value-type="string" office:string-value="VSOL095" table:formula="of:=UPPER(VLOOKUP(CONCATENATE(&quot;112&quot;;[.AP14]);[ONUS_KM43.$A:.$AK];6;))" table:style-name="ce5">
            <text:p>VSOL095</text:p>
          </table:table-cell>
          <table:table-cell office:value-type="float" office:value="12" table:style-name="ce1">
            <text:p>12</text:p>
          </table:table-cell>
          <table:table-cell office:value-type="float" office:value="-20.65" table:style-name="ce1">
            <text:p>-20,65</text:p>
          </table:table-cell>
          <table:table-cell office:value-type="float" office:value="2.17" table:style-name="ce1">
            <text:p>2,17</text:p>
          </table:table-cell>
          <table:table-cell office:value-type="float" office:value="-21.2" table:style-name="ce1">
            <text:p>-21,2</text:p>
          </table:table-cell>
          <table:table-cell office:value-type="float" office:value="0" table:formula="of:=UPPER(VLOOKUP(CONCATENATE(&quot;113&quot;;[.AU14]);[ONUS_KM43.$A:.$AK];6;))" table:style-name="ce5">
            <text:p>#N/D</text:p>
          </table:table-cell>
          <table:table-cell office:value-type="float" office:value="13" table:style-name="ce1">
            <text:p>13</text:p>
          </table:table-cell>
          <table:table-cell office:value-type="float" office:value="-21.13" table:style-name="ce1">
            <text:p>-21,13</text:p>
          </table:table-cell>
          <table:table-cell office:value-type="float" office:value="1.41" table:style-name="ce1">
            <text:p>1,41</text:p>
          </table:table-cell>
          <table:table-cell office:value-type="float" office:value="-22.76" table:style-name="ce1">
            <text:p>-22,76</text:p>
          </table:table-cell>
          <table:table-cell table:number-columns-repeated="5" table:style-name="ce1"/>
          <table:table-cell office:value-type="string" office:string-value="TP069" table:formula="of:=UPPER(VLOOKUP(CONCATENATE(&quot;115&quot;;[.BE14]);[ONUS_KM43.$A:.$AK];6;))" table:style-name="ce5">
            <text:p>TP069</text:p>
          </table:table-cell>
          <table:table-cell office:value-type="float" office:value="15" table:style-name="ce1">
            <text:p>15</text:p>
          </table:table-cell>
          <table:table-cell office:value-type="float" office:value="-30" table:style-name="ce1">
            <text:p>-30</text:p>
          </table:table-cell>
          <table:table-cell office:value-type="float" office:value="1.03" table:style-name="ce1">
            <text:p>1,03</text:p>
          </table:table-cell>
          <table:table-cell office:value-type="float" office:value="-27.96" table:style-name="ce1">
            <text:p>-27,96</text:p>
          </table:table-cell>
          <table:table-cell table:number-columns-repeated="16324"/>
        </table:table-row>
        <table:table-row table:style-name="ro2">
          <table:table-cell office:value-type="string" office:string-value="TP205" table:formula="of:=UPPER(VLOOKUP(CONCATENATE(&quot;13&quot;;[.B15]);[ONUS_KM43.$A:.$AK];6;))" table:style-name="ce5">
            <text:p>TP205</text:p>
          </table:table-cell>
          <table:table-cell office:value-type="float" office:value="13" table:style-name="ce1">
            <text:p>13</text:p>
          </table:table-cell>
          <table:table-cell office:value-type="float" office:value="-20.5" table:style-name="ce9">
            <text:p>-20,50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88" table:style-name="ce1">
            <text:p>-21,88</text:p>
          </table:table-cell>
          <table:table-cell office:value-type="string" office:string-value="TP322" table:formula="of:=UPPER(VLOOKUP(CONCATENATE(&quot;15&quot;;[.G15]);[ONUS_KM43.$A:.$AK];6;))" table:style-name="ce5">
            <text:p>TP322</text:p>
          </table:table-cell>
          <table:table-cell office:value-type="float" office:value="13" table:style-name="ce1">
            <text:p>13</text:p>
          </table:table-cell>
          <table:table-cell office:value-type="float" office:value="-23.01" table:style-name="ce9">
            <text:p>-23,01</text:p>
          </table:table-cell>
          <table:table-cell office:value-type="float" office:value="1.23" table:style-name="ce9">
            <text:p>1,23</text:p>
          </table:table-cell>
          <table:table-cell office:value-type="float" office:value="-25.38" table:style-name="ce9">
            <text:p>-25,38</text:p>
          </table:table-cell>
          <table:table-cell office:value-type="string" office:string-value="TP083" table:formula="of:=UPPER(VLOOKUP(CONCATENATE(&quot;16&quot;;[.L15]);[ONUS_KM43.$A:.$AK];6;))" table:style-name="ce5">
            <text:p>TP083</text:p>
          </table:table-cell>
          <table:table-cell office:value-type="float" office:value="14" table:style-name="ce1">
            <text:p>14</text:p>
          </table:table-cell>
          <table:table-cell office:value-type="float" office:value="-30" table:style-name="ce9">
            <text:p>-30,00</text:p>
          </table:table-cell>
          <table:table-cell office:value-type="float" office:value="1.22" table:style-name="ce9">
            <text:p>1,22</text:p>
          </table:table-cell>
          <table:table-cell office:value-type="float" office:value="-28.87" table:style-name="ce9">
            <text:p>-28,87</text:p>
          </table:table-cell>
          <table:table-cell office:value-type="string" office:string-value="TP142" table:formula="of:=UPPER(VLOOKUP(CONCATENATE(&quot;17&quot;;[.Q15]);[ONUS_KM43.$A:.$AK];6;))" table:style-name="ce5">
            <text:p>TP142</text:p>
          </table:table-cell>
          <table:table-cell office:value-type="float" office:value="14" table:style-name="ce1">
            <text:p>14</text:p>
          </table:table-cell>
          <table:table-cell office:value-type="float" office:value="-28.86" table:style-name="ce9">
            <text:p>-28,86</text:p>
          </table:table-cell>
          <table:table-cell office:value-type="float" office:value="1.35" table:style-name="ce9">
            <text:p>1,35</text:p>
          </table:table-cell>
          <table:table-cell office:value-type="float" office:value="-24.56" table:style-name="ce9">
            <text:p>-24,56</text:p>
          </table:table-cell>
          <table:table-cell office:value-type="string" office:string-value="TP182" table:formula="of:=UPPER(VLOOKUP(CONCATENATE(&quot;18&quot;;[.V15]);[ONUS_KM43.$A:.$AK];6;))" table:style-name="ce5">
            <text:p>TP182</text:p>
          </table:table-cell>
          <table:table-cell office:value-type="float" office:value="13" table:style-name="ce1">
            <text:p>13</text:p>
          </table:table-cell>
          <table:table-cell office:value-type="float" office:value="-23.46" table:style-name="ce9">
            <text:p>-23,46</text:p>
          </table:table-cell>
          <table:table-cell office:value-type="float" office:value="1.05" table:style-name="ce9">
            <text:p>1,05</text:p>
          </table:table-cell>
          <table:table-cell office:value-type="float" office:value="-26.58" table:style-name="ce9">
            <text:p>-26,58</text:p>
          </table:table-cell>
          <table:table-cell office:value-type="string" office:string-value="R571" table:formula="of:=UPPER(VLOOKUP(CONCATENATE(&quot;19&quot;;[.AA15]);[ONUS_KM43.$A:.$AK];6;))" table:style-name="ce5">
            <text:p>R571</text:p>
          </table:table-cell>
          <table:table-cell office:value-type="float" office:value="12" table:style-name="ce1">
            <text:p>12</text:p>
          </table:table-cell>
          <table:table-cell office:value-type="float" office:value="-22.71" table:style-name="ce9">
            <text:p>-22,71</text:p>
          </table:table-cell>
          <table:table-cell office:value-type="float" office:value="1.84" table:style-name="ce9">
            <text:p>1,84</text:p>
          </table:table-cell>
          <table:table-cell office:value-type="float" office:value="-23.67" table:style-name="ce9">
            <text:p>-23,67</text:p>
          </table:table-cell>
          <table:table-cell office:value-type="string" office:string-value="TP505" table:formula="of:=UPPER(VLOOKUP(CONCATENATE(&quot;110&quot;;[.AF15]);[ONUS_KM43.$A:.$AK];6;))" table:style-name="ce5">
            <text:p>TP505</text:p>
          </table:table-cell>
          <table:table-cell office:value-type="float" office:value="15" table:style-name="ce1">
            <text:p>15</text:p>
          </table:table-cell>
          <table:table-cell office:value-type="float" office:value="-17.899999999999999" table:style-name="ce1">
            <text:p>-17,9</text:p>
          </table:table-cell>
          <table:table-cell office:value-type="float" office:value="1.31" table:style-name="ce1">
            <text:p>1,31</text:p>
          </table:table-cell>
          <table:table-cell office:value-type="float" office:value="-18.54" table:style-name="ce1">
            <text:p>-18,54</text:p>
          </table:table-cell>
          <table:table-cell office:value-type="string" office:string-value="TP591" table:formula="of:=UPPER(VLOOKUP(CONCATENATE(&quot;111&quot;;[.AK15]);[ONUS_KM43.$A:.$AK];6;))" table:style-name="ce5">
            <text:p>TP591</text:p>
          </table:table-cell>
          <table:table-cell office:value-type="float" office:value="14" table:style-name="ce1">
            <text:p>14</text:p>
          </table:table-cell>
          <table:table-cell office:value-type="float" office:value="-21.67" table:style-name="ce1">
            <text:p>-21,67</text:p>
          </table:table-cell>
          <table:table-cell office:value-type="float" office:value="1.42" table:style-name="ce1">
            <text:p>1,42</text:p>
          </table:table-cell>
          <table:table-cell office:value-type="float" office:value="-19.399999999999999" table:style-name="ce1">
            <text:p>-19,4</text:p>
          </table:table-cell>
          <table:table-cell office:value-type="float" office:value="0" table:formula="of:=UPPER(VLOOKUP(CONCATENATE(&quot;112&quot;;[.AP15]);[ONUS_KM43.$A:.$AK];6;))" table:style-name="ce5">
            <text:p>#N/D</text:p>
          </table:table-cell>
          <table:table-cell office:value-type="float" office:value="13" table:style-name="ce1">
            <text:p>13</text:p>
          </table:table-cell>
          <table:table-cell office:value-type="float" office:value="-20.36" table:style-name="ce1">
            <text:p>-20,36</text:p>
          </table:table-cell>
          <table:table-cell office:value-type="float" office:value="1.49" table:style-name="ce1">
            <text:p>1,49</text:p>
          </table:table-cell>
          <table:table-cell office:value-type="float" office:value="-21.08" table:style-name="ce1">
            <text:p>-21,08</text:p>
          </table:table-cell>
          <table:table-cell office:value-type="float" office:value="0" table:formula="of:=UPPER(VLOOKUP(CONCATENATE(&quot;113&quot;;[.AU15]);[ONUS_KM43.$A:.$AK];6;))" table:style-name="ce5">
            <text:p>#N/D</text:p>
          </table:table-cell>
          <table:table-cell table:number-columns-repeated="9" table:style-name="ce1"/>
          <table:table-cell office:value-type="string" office:string-value="TP062" table:formula="of:=UPPER(VLOOKUP(CONCATENATE(&quot;115&quot;;[.BE15]);[ONUS_KM43.$A:.$AK];6;))" table:style-name="ce5">
            <text:p>TP062</text:p>
          </table:table-cell>
          <table:table-cell office:value-type="float" office:value="16" table:style-name="ce1">
            <text:p>16</text:p>
          </table:table-cell>
          <table:table-cell office:value-type="float" office:value="-30" table:style-name="ce1">
            <text:p>-30</text:p>
          </table:table-cell>
          <table:table-cell office:value-type="float" office:value="1.07" table:style-name="ce1">
            <text:p>1,07</text:p>
          </table:table-cell>
          <table:table-cell office:value-type="float" office:value="-30.97" table:style-name="ce1">
            <text:p>-30,97</text:p>
          </table:table-cell>
          <table:table-cell table:number-columns-repeated="16324"/>
        </table:table-row>
        <table:table-row table:style-name="ro2">
          <table:table-cell office:value-type="string" office:string-value="TP126" table:formula="of:=UPPER(VLOOKUP(CONCATENATE(&quot;13&quot;;[.B16]);[ONUS_KM43.$A:.$AK];6;))" table:style-name="ce5">
            <text:p>TP126</text:p>
          </table:table-cell>
          <table:table-cell office:value-type="float" office:value="14" table:style-name="ce1">
            <text:p>14</text:p>
          </table:table-cell>
          <table:table-cell office:value-type="float" office:value="-20.41" table:style-name="ce9">
            <text:p>-20,41</text:p>
          </table:table-cell>
          <table:table-cell office:value-type="float" office:value="1.23" table:style-name="ce1">
            <text:p>1,23</text:p>
          </table:table-cell>
          <table:table-cell office:value-type="float" office:value="-21.43" table:style-name="ce1">
            <text:p>-21,43</text:p>
          </table:table-cell>
          <table:table-cell office:value-type="string" office:string-value="TP589" table:formula="of:=UPPER(VLOOKUP(CONCATENATE(&quot;15&quot;;[.G16]);[ONUS_KM43.$A:.$AK];6;))" table:style-name="ce5">
            <text:p>TP589</text:p>
          </table:table-cell>
          <table:table-cell office:value-type="float" office:value="14" table:style-name="ce1">
            <text:p>14</text:p>
          </table:table-cell>
          <table:table-cell office:value-type="float" office:value="-23.18" table:style-name="ce9">
            <text:p>-23,18</text:p>
          </table:table-cell>
          <table:table-cell office:value-type="float" office:value="0.94" table:style-name="ce9">
            <text:p>0,94</text:p>
          </table:table-cell>
          <table:table-cell office:value-type="float" office:value="-23.88" table:style-name="ce9">
            <text:p>-23,88</text:p>
          </table:table-cell>
          <table:table-cell office:value-type="string" office:string-value="P155" table:formula="of:=UPPER(VLOOKUP(CONCATENATE(&quot;16&quot;;[.L16]);[ONUS_KM43.$A:.$AK];6;))" table:style-name="ce5">
            <text:p>P155</text:p>
          </table:table-cell>
          <table:table-cell office:value-type="float" office:value="16" table:style-name="ce1">
            <text:p>16</text:p>
          </table:table-cell>
          <table:table-cell office:value-type="float" office:value="-23.81" table:style-name="ce9">
            <text:p>-23,81</text:p>
          </table:table-cell>
          <table:table-cell office:value-type="float" office:value="1.94" table:style-name="ce9">
            <text:p>1,94</text:p>
          </table:table-cell>
          <table:table-cell office:value-type="float" office:value="-26.03" table:style-name="ce9">
            <text:p>-26,03</text:p>
          </table:table-cell>
          <table:table-cell office:value-type="string" office:string-value="KQ178" table:formula="of:=UPPER(VLOOKUP(CONCATENATE(&quot;17&quot;;[.Q16]);[ONUS_KM43.$A:.$AK];6;))" table:style-name="ce5">
            <text:p>KQ178</text:p>
          </table:table-cell>
          <table:table-cell office:value-type="float" office:value="15" table:style-name="ce1">
            <text:p>15</text:p>
          </table:table-cell>
          <table:table-cell office:value-type="float" office:value="-20.5" table:style-name="ce9">
            <text:p>-20,50</text:p>
          </table:table-cell>
          <table:table-cell office:value-type="float" office:value="2.6" table:style-name="ce9">
            <text:p>2,60</text:p>
          </table:table-cell>
          <table:table-cell office:value-type="float" office:value="-21.88" table:style-name="ce9">
            <text:p>-21,88</text:p>
          </table:table-cell>
          <table:table-cell office:value-type="string" office:string-value="TP232" table:formula="of:=UPPER(VLOOKUP(CONCATENATE(&quot;18&quot;;[.V16]);[ONUS_KM43.$A:.$AK];6;))" table:style-name="ce5">
            <text:p>TP232</text:p>
          </table:table-cell>
          <table:table-cell office:value-type="float" office:value="14" table:style-name="ce1">
            <text:p>14</text:p>
          </table:table-cell>
          <table:table-cell office:value-type="float" office:value="-26.77" table:style-name="ce9">
            <text:p>-26,77</text:p>
          </table:table-cell>
          <table:table-cell office:value-type="float" office:value="1.36" table:style-name="ce9">
            <text:p>1,36</text:p>
          </table:table-cell>
          <table:table-cell office:value-type="float" office:value="-23.02" table:style-name="ce9">
            <text:p>-23,02</text:p>
          </table:table-cell>
          <table:table-cell office:value-type="string" office:string-value="H292" table:formula="of:=UPPER(VLOOKUP(CONCATENATE(&quot;19&quot;;[.AA16]);[ONUS_KM43.$A:.$AK];6;))" table:style-name="ce5">
            <text:p>H292</text:p>
          </table:table-cell>
          <table:table-cell office:value-type="float" office:value="13" table:style-name="ce1">
            <text:p>13</text:p>
          </table:table-cell>
          <table:table-cell office:value-type="float" office:value="-21.55" table:style-name="ce9">
            <text:p>-21,55</text:p>
          </table:table-cell>
          <table:table-cell office:value-type="float" office:value="2.46" table:style-name="ce9">
            <text:p>2,46</text:p>
          </table:table-cell>
          <table:table-cell office:value-type="float" office:value="-22.76" table:style-name="ce9">
            <text:p>-22,76</text:p>
          </table:table-cell>
          <table:table-cell office:value-type="string" office:string-value="VSOL042" table:formula="of:=UPPER(VLOOKUP(CONCATENATE(&quot;110&quot;;[.AF16]);[ONUS_KM43.$A:.$AK];6;))" table:style-name="ce5">
            <text:p>VSOL042</text:p>
          </table:table-cell>
          <table:table-cell office:value-type="float" office:value="16" table:style-name="ce1">
            <text:p>16</text:p>
          </table:table-cell>
          <table:table-cell office:value-type="float" office:value="-20.13" table:style-name="ce1">
            <text:p>-20,13</text:p>
          </table:table-cell>
          <table:table-cell office:value-type="float" office:value="2.15" table:style-name="ce1">
            <text:p>2,15</text:p>
          </table:table-cell>
          <table:table-cell office:value-type="float" office:value="-20.92" table:style-name="ce1">
            <text:p>-20,92</text:p>
          </table:table-cell>
          <table:table-cell office:value-type="string" office:string-value="TP577" table:formula="of:=UPPER(VLOOKUP(CONCATENATE(&quot;111&quot;;[.AK16]);[ONUS_KM43.$A:.$AK];6;))" table:style-name="ce5">
            <text:p>TP577</text:p>
          </table:table-cell>
          <table:table-cell office:value-type="float" office:value="15" table:style-name="ce1">
            <text:p>15</text:p>
          </table:table-cell>
          <table:table-cell office:value-type="float" office:value="-20" table:style-name="ce1">
            <text:p>-20</text:p>
          </table:table-cell>
          <table:table-cell office:value-type="float" office:value="1.36" table:style-name="ce1">
            <text:p>1,36</text:p>
          </table:table-cell>
          <table:table-cell office:value-type="float" office:value="-20.97" table:style-name="ce1">
            <text:p>-20,97</text:p>
          </table:table-cell>
          <table:table-cell table:number-columns-repeated="15" table:style-name="ce1"/>
          <table:table-cell office:value-type="string" office:string-value="TP067" table:formula="of:=UPPER(VLOOKUP(CONCATENATE(&quot;115&quot;;[.BE16]);[ONUS_KM43.$A:.$AK];6;))" table:style-name="ce5">
            <text:p>TP067</text:p>
          </table:table-cell>
          <table:table-cell office:value-type="float" office:value="17" table:style-name="ce1">
            <text:p>17</text:p>
          </table:table-cell>
          <table:table-cell office:value-type="float" office:value="-28.86" table:style-name="ce1">
            <text:p>-28,86</text:p>
          </table:table-cell>
          <table:table-cell office:value-type="float" office:value="1.27" table:style-name="ce1">
            <text:p>1,27</text:p>
          </table:table-cell>
          <table:table-cell office:value-type="float" office:value="-24.44" table:style-name="ce1">
            <text:p>-24,44</text:p>
          </table:table-cell>
          <table:table-cell table:number-columns-repeated="16324"/>
        </table:table-row>
        <table:table-row table:style-name="ro2">
          <table:table-cell office:value-type="string" office:string-value="TP215" table:formula="of:=UPPER(VLOOKUP(CONCATENATE(&quot;13&quot;;[.B17]);[ONUS_KM43.$A:.$AK];6;))" table:style-name="ce5">
            <text:p>TP215</text:p>
          </table:table-cell>
          <table:table-cell office:value-type="float" office:value="15" table:style-name="ce1">
            <text:p>15</text:p>
          </table:table-cell>
          <table:table-cell office:value-type="float" office:value="-19.579999999999998" table:style-name="ce9">
            <text:p>-19,58</text:p>
          </table:table-cell>
          <table:table-cell office:value-type="float" office:value="1.39" table:style-name="ce1">
            <text:p>1,39</text:p>
          </table:table-cell>
          <table:table-cell office:value-type="float" office:value="-20.66" table:style-name="ce1">
            <text:p>-20,66</text:p>
          </table:table-cell>
          <table:table-cell office:value-type="string" office:string-value="TP588" table:formula="of:=UPPER(VLOOKUP(CONCATENATE(&quot;15&quot;;[.G17]);[ONUS_KM43.$A:.$AK];6;))" table:style-name="ce5">
            <text:p>TP588</text:p>
          </table:table-cell>
          <table:table-cell office:value-type="float" office:value="15" table:style-name="ce1">
            <text:p>15</text:p>
          </table:table-cell>
          <table:table-cell office:value-type="float" office:value="-21.87" table:style-name="ce9">
            <text:p>-21,87</text:p>
          </table:table-cell>
          <table:table-cell office:value-type="float" office:value="0.83" table:style-name="ce9">
            <text:p>0,83</text:p>
          </table:table-cell>
          <table:table-cell office:value-type="float" office:value="-24.32" table:style-name="ce9">
            <text:p>-24,32</text:p>
          </table:table-cell>
          <table:table-cell office:value-type="string" office:string-value="TP177" table:formula="of:=UPPER(VLOOKUP(CONCATENATE(&quot;16&quot;;[.L17]);[ONUS_KM43.$A:.$AK];6;))" table:style-name="ce5">
            <text:p>TP177</text:p>
          </table:table-cell>
          <table:table-cell office:value-type="float" office:value="17" table:style-name="ce1">
            <text:p>17</text:p>
          </table:table-cell>
          <table:table-cell office:value-type="float" office:value="-24.95" table:style-name="ce9">
            <text:p>-24,95</text:p>
          </table:table-cell>
          <table:table-cell office:value-type="float" office:value="1.21" table:style-name="ce9">
            <text:p>1,21</text:p>
          </table:table-cell>
          <table:table-cell office:value-type="float" office:value="-26.78" table:style-name="ce9">
            <text:p>-26,78</text:p>
          </table:table-cell>
          <table:table-cell office:value-type="string" office:string-value="VO396" table:formula="of:=UPPER(VLOOKUP(CONCATENATE(&quot;17&quot;;[.Q17]);[ONUS_KM43.$A:.$AK];6;))" table:style-name="ce5">
            <text:p>VO396</text:p>
          </table:table-cell>
          <table:table-cell office:value-type="float" office:value="16" table:style-name="ce1">
            <text:p>16</text:p>
          </table:table-cell>
          <table:table-cell office:value-type="float" office:value="-22.75" table:style-name="ce9">
            <text:p>-22,75</text:p>
          </table:table-cell>
          <table:table-cell office:value-type="float" office:value="2.0099999999999998" table:style-name="ce9">
            <text:p>2,01</text:p>
          </table:table-cell>
          <table:table-cell office:value-type="float" office:value="-22.22" table:style-name="ce9">
            <text:p>-22,22</text:p>
          </table:table-cell>
          <table:table-cell office:value-type="string" office:string-value="TP267" table:formula="of:=UPPER(VLOOKUP(CONCATENATE(&quot;18&quot;;[.V17]);[ONUS_KM43.$A:.$AK];6;))" table:style-name="ce5">
            <text:p>TP267</text:p>
          </table:table-cell>
          <table:table-cell office:value-type="float" office:value="15" table:style-name="ce1">
            <text:p>15</text:p>
          </table:table-cell>
          <table:table-cell office:value-type="float" office:value="-21.74" table:style-name="ce9">
            <text:p>-21,74</text:p>
          </table:table-cell>
          <table:table-cell office:value-type="float" office:value="0.98" table:style-name="ce9">
            <text:p>0,98</text:p>
          </table:table-cell>
          <table:table-cell office:value-type="float" office:value="-24.09" table:style-name="ce9">
            <text:p>-24,09</text:p>
          </table:table-cell>
          <table:table-cell office:value-type="string" office:string-value="VP284" table:formula="of:=UPPER(VLOOKUP(CONCATENATE(&quot;19&quot;;[.AA17]);[ONUS_KM43.$A:.$AK];6;))" table:style-name="ce5">
            <text:p>VP284</text:p>
          </table:table-cell>
          <table:table-cell office:value-type="float" office:value="14" table:style-name="ce1">
            <text:p>14</text:p>
          </table:table-cell>
          <table:table-cell office:value-type="float" office:value="-28.86" table:style-name="ce9">
            <text:p>-28,86</text:p>
          </table:table-cell>
          <table:table-cell office:value-type="float" office:value="2.52" table:style-name="ce9">
            <text:p>2,52</text:p>
          </table:table-cell>
          <table:table-cell office:value-type="float" office:value="-25.38" table:style-name="ce9">
            <text:p>-25,38</text:p>
          </table:table-cell>
          <table:table-cell office:value-type="string" office:string-value="VSOL032" table:formula="of:=UPPER(VLOOKUP(CONCATENATE(&quot;110&quot;;[.AF17]);[ONUS_KM43.$A:.$AK];6;))" table:style-name="ce5">
            <text:p>VSOL032</text:p>
          </table:table-cell>
          <table:table-cell office:value-type="float" office:value="17" table:style-name="ce1">
            <text:p>17</text:p>
          </table:table-cell>
          <table:table-cell office:value-type="float" office:value="-18.010000000000002" table:style-name="ce1">
            <text:p>-18,01</text:p>
          </table:table-cell>
          <table:table-cell office:value-type="float" office:value="2.13" table:style-name="ce1">
            <text:p>2,13</text:p>
          </table:table-cell>
          <table:table-cell office:value-type="float" office:value="-19.510000000000002" table:style-name="ce1">
            <text:p>-19,51</text:p>
          </table:table-cell>
          <table:table-cell office:value-type="string" office:string-value="TP584" table:formula="of:=UPPER(VLOOKUP(CONCATENATE(&quot;111&quot;;[.AK17]);[ONUS_KM43.$A:.$AK];6;))" table:style-name="ce5">
            <text:p>TP584</text:p>
          </table:table-cell>
          <table:table-cell office:value-type="float" office:value="16" table:style-name="ce1">
            <text:p>16</text:p>
          </table:table-cell>
          <table:table-cell office:value-type="float" office:value="-25.85" table:style-name="ce1">
            <text:p>-25,85</text:p>
          </table:table-cell>
          <table:table-cell office:value-type="float" office:value="0.97" table:style-name="ce1">
            <text:p>0,97</text:p>
          </table:table-cell>
          <table:table-cell office:value-type="float" office:value="-23.38" table:style-name="ce1">
            <text:p>-23,38</text:p>
          </table:table-cell>
          <table:table-cell table:number-columns-repeated="15" table:style-name="ce1"/>
          <table:table-cell office:value-type="string" office:string-value="VSOL048" table:formula="of:=UPPER(VLOOKUP(CONCATENATE(&quot;115&quot;;[.BE17]);[ONUS_KM43.$A:.$AK];6;))" table:style-name="ce5">
            <text:p>VSOL048</text:p>
          </table:table-cell>
          <table:table-cell office:value-type="float" office:value="18" table:style-name="ce1">
            <text:p>18</text:p>
          </table:table-cell>
          <table:table-cell office:value-type="float" office:value="-27.69" table:style-name="ce1">
            <text:p>-27,69</text:p>
          </table:table-cell>
          <table:table-cell office:value-type="float" office:value="1.97" table:style-name="ce1">
            <text:p>1,97</text:p>
          </table:table-cell>
          <table:table-cell office:value-type="float" office:value="-23.98" table:style-name="ce1">
            <text:p>-23,98</text:p>
          </table:table-cell>
          <table:table-cell table:number-columns-repeated="16324"/>
        </table:table-row>
        <table:table-row table:style-name="ro2">
          <table:table-cell office:value-type="string" office:string-value="TP242" table:formula="of:=UPPER(VLOOKUP(CONCATENATE(&quot;13&quot;;[.B18]);[ONUS_KM43.$A:.$AK];6;))" table:style-name="ce5">
            <text:p>TP242</text:p>
          </table:table-cell>
          <table:table-cell office:value-type="float" office:value="16" table:style-name="ce1">
            <text:p>16</text:p>
          </table:table-cell>
          <table:table-cell office:value-type="float" office:value="-30" table:style-name="ce9">
            <text:p>-30,00</text:p>
          </table:table-cell>
          <table:table-cell office:value-type="float" office:value="1.25" table:style-name="ce1">
            <text:p>1,25</text:p>
          </table:table-cell>
          <table:table-cell office:value-type="float" office:value="-26.2" table:style-name="ce1">
            <text:p>-26,2</text:p>
          </table:table-cell>
          <table:table-cell office:value-type="string" office:string-value="TP597" table:formula="of:=UPPER(VLOOKUP(CONCATENATE(&quot;15&quot;;[.G18]);[ONUS_KM43.$A:.$AK];6;))" table:style-name="ce5">
            <text:p>TP597</text:p>
          </table:table-cell>
          <table:table-cell office:value-type="float" office:value="16" table:style-name="ce1">
            <text:p>16</text:p>
          </table:table-cell>
          <table:table-cell office:value-type="float" office:value="-20.86" table:style-name="ce9">
            <text:p>-20,86</text:p>
          </table:table-cell>
          <table:table-cell office:value-type="float" office:value="1.33" table:style-name="ce9">
            <text:p>1,33</text:p>
          </table:table-cell>
          <table:table-cell office:value-type="float" office:value="-21.94" table:style-name="ce9">
            <text:p>-21,94</text:p>
          </table:table-cell>
          <table:table-cell office:value-type="string" office:string-value="TP217" table:formula="of:=UPPER(VLOOKUP(CONCATENATE(&quot;16&quot;;[.L18]);[ONUS_KM43.$A:.$AK];6;))" table:style-name="ce5">
            <text:p>TP217</text:p>
          </table:table-cell>
          <table:table-cell office:value-type="float" office:value="19" table:style-name="ce1">
            <text:p>19</text:p>
          </table:table-cell>
          <table:table-cell office:value-type="float" office:value="-26.19" table:style-name="ce9">
            <text:p>-26,19</text:p>
          </table:table-cell>
          <table:table-cell office:value-type="float" office:value="1.42" table:style-name="ce9">
            <text:p>1,42</text:p>
          </table:table-cell>
          <table:table-cell office:value-type="float" office:value="-25.38" table:style-name="ce9">
            <text:p>-25,38</text:p>
          </table:table-cell>
          <table:table-cell office:value-type="string" office:string-value="TP221" table:formula="of:=UPPER(VLOOKUP(CONCATENATE(&quot;17&quot;;[.Q18]);[ONUS_KM43.$A:.$AK];6;))" table:style-name="ce5">
            <text:p>TP221</text:p>
          </table:table-cell>
          <table:table-cell office:value-type="float" office:value="17" table:style-name="ce1">
            <text:p>17</text:p>
          </table:table-cell>
          <table:table-cell office:value-type="float" office:value="-19.28" table:style-name="ce9">
            <text:p>-19,28</text:p>
          </table:table-cell>
          <table:table-cell office:value-type="float" office:value="1.51" table:style-name="ce9">
            <text:p>1,51</text:p>
          </table:table-cell>
          <table:table-cell office:value-type="float" office:value="-21.43" table:style-name="ce9">
            <text:p>-21,43</text:p>
          </table:table-cell>
          <table:table-cell office:value-type="string" office:string-value="TP290" table:formula="of:=UPPER(VLOOKUP(CONCATENATE(&quot;18&quot;;[.V18]);[ONUS_KM43.$A:.$AK];6;))" table:style-name="ce5">
            <text:p>TP290</text:p>
          </table:table-cell>
          <table:table-cell office:value-type="float" office:value="16" table:style-name="ce1">
            <text:p>16</text:p>
          </table:table-cell>
          <table:table-cell office:value-type="float" office:value="-20.86" table:style-name="ce9">
            <text:p>-20,86</text:p>
          </table:table-cell>
          <table:table-cell office:value-type="float" office:value="1.29" table:style-name="ce9">
            <text:p>1,29</text:p>
          </table:table-cell>
          <table:table-cell office:value-type="float" office:value="-17.079999999999998" table:style-name="ce9">
            <text:p>-17,08</text:p>
          </table:table-cell>
          <table:table-cell office:value-type="string" office:string-value="TM108" table:formula="of:=UPPER(VLOOKUP(CONCATENATE(&quot;19&quot;;[.AA18]);[ONUS_KM43.$A:.$AK];6;))" table:style-name="ce5">
            <text:p>TM108</text:p>
          </table:table-cell>
          <table:table-cell office:value-type="float" office:value="15" table:style-name="ce1">
            <text:p>15</text:p>
          </table:table-cell>
          <table:table-cell office:value-type="float" office:value="-27.44" table:style-name="ce9">
            <text:p>-27,44</text:p>
          </table:table-cell>
          <table:table-cell office:value-type="float" office:value="1.85" table:style-name="ce9">
            <text:p>1,85</text:p>
          </table:table-cell>
          <table:table-cell office:value-type="float" office:value="-23.47" table:style-name="ce9">
            <text:p>-23,47</text:p>
          </table:table-cell>
          <table:table-cell office:value-type="string" office:string-value="VSOL049" table:formula="of:=UPPER(VLOOKUP(CONCATENATE(&quot;110&quot;;[.AF18]);[ONUS_KM43.$A:.$AK];6;))" table:style-name="ce5">
            <text:p>VSOL049</text:p>
          </table:table-cell>
          <table:table-cell office:value-type="float" office:value="18" table:style-name="ce1">
            <text:p>18</text:p>
          </table:table-cell>
          <table:table-cell office:value-type="float" office:value="-20.309999999999999" table:style-name="ce1">
            <text:p>-20,31</text:p>
          </table:table-cell>
          <table:table-cell office:value-type="float" office:value="2.11" table:style-name="ce1">
            <text:p>2,11</text:p>
          </table:table-cell>
          <table:table-cell office:value-type="float" office:value="-19.920000000000002" table:style-name="ce1">
            <text:p>-19,92</text:p>
          </table:table-cell>
          <table:table-cell office:value-type="string" office:string-value="TP605" table:formula="of:=UPPER(VLOOKUP(CONCATENATE(&quot;111&quot;;[.AK18]);[ONUS_KM43.$A:.$AK];6;))" table:style-name="ce5">
            <text:p>TP605</text:p>
          </table:table-cell>
          <table:table-cell office:value-type="float" office:value="17" table:style-name="ce1">
            <text:p>17</text:p>
          </table:table-cell>
          <table:table-cell office:value-type="float" office:value="-23.56" table:style-name="ce1">
            <text:p>-23,56</text:p>
          </table:table-cell>
          <table:table-cell office:value-type="float" office:value="1.01" table:style-name="ce1">
            <text:p>1,01</text:p>
          </table:table-cell>
          <table:table-cell office:value-type="float" office:value="-26.78" table:style-name="ce1">
            <text:p>-26,78</text:p>
          </table:table-cell>
          <table:table-cell table:number-columns-repeated="15" table:style-name="ce1"/>
          <table:table-cell office:value-type="string" office:string-value="TP077" table:formula="of:=UPPER(VLOOKUP(CONCATENATE(&quot;115&quot;;[.BE18]);[ONUS_KM43.$A:.$AK];6;))" table:style-name="ce5">
            <text:p>TP077</text:p>
          </table:table-cell>
          <table:table-cell office:value-type="float" office:value="19" table:style-name="ce1">
            <text:p>19</text:p>
          </table:table-cell>
          <table:table-cell office:value-type="float" office:value="-26.99" table:style-name="ce1">
            <text:p>-26,99</text:p>
          </table:table-cell>
          <table:table-cell office:value-type="float" office:value="1.26" table:style-name="ce1">
            <text:p>1,26</text:p>
          </table:table-cell>
          <table:table-cell office:value-type="float" office:value="-23.02" table:style-name="ce1">
            <text:p>-23,02</text:p>
          </table:table-cell>
          <table:table-cell table:number-columns-repeated="16324"/>
        </table:table-row>
        <table:table-row table:style-name="ro2">
          <table:table-cell office:value-type="string" office:string-value="TP439" table:formula="of:=UPPER(VLOOKUP(CONCATENATE(&quot;13&quot;;[.B19]);[ONUS_KM43.$A:.$AK];6;))" table:style-name="ce5">
            <text:p>TP439</text:p>
          </table:table-cell>
          <table:table-cell office:value-type="float" office:value="17" table:style-name="ce1">
            <text:p>17</text:p>
          </table:table-cell>
          <table:table-cell office:value-type="float" office:value="-26.02" table:style-name="ce9">
            <text:p>-26,02</text:p>
          </table:table-cell>
          <table:table-cell office:value-type="float" office:value="1.33" table:style-name="ce1">
            <text:p>1,33</text:p>
          </table:table-cell>
          <table:table-cell office:value-type="float" office:value="-27.22" table:style-name="ce1">
            <text:p>-27,22</text:p>
          </table:table-cell>
          <table:table-cell office:value-type="string" office:string-value="TP197D" table:formula="of:=UPPER(VLOOKUP(CONCATENATE(&quot;15&quot;;[.G19]);[ONUS_KM43.$A:.$AK];6;))" table:style-name="ce5">
            <text:p>TP197D</text:p>
          </table:table-cell>
          <table:table-cell office:value-type="float" office:value="17" table:style-name="ce1">
            <text:p>17</text:p>
          </table:table-cell>
          <table:table-cell office:value-type="float" office:value="-26.57" table:style-name="ce9">
            <text:p>-26,57</text:p>
          </table:table-cell>
          <table:table-cell office:value-type="float" office:value="1.3" table:style-name="ce9">
            <text:p>1,30</text:p>
          </table:table-cell>
          <table:table-cell office:value-type="float" office:value="-24.82" table:style-name="ce9">
            <text:p>-24,82</text:p>
          </table:table-cell>
          <table:table-cell office:value-type="string" office:string-value="KQ374" table:formula="of:=UPPER(VLOOKUP(CONCATENATE(&quot;16&quot;;[.L19]);[ONUS_KM43.$A:.$AK];6;))" table:style-name="ce5">
            <text:p>KQ374</text:p>
          </table:table-cell>
          <table:table-cell office:value-type="float" office:value="20" table:style-name="ce1">
            <text:p>20</text:p>
          </table:table-cell>
          <table:table-cell office:value-type="float" office:value="-22.14" table:style-name="ce9">
            <text:p>-22,14</text:p>
          </table:table-cell>
          <table:table-cell office:value-type="float" office:value="2.2799999999999998" table:style-name="ce9">
            <text:p>2,28</text:p>
          </table:table-cell>
          <table:table-cell office:value-type="float" office:value="-24.82" table:style-name="ce9">
            <text:p>-24,82</text:p>
          </table:table-cell>
          <table:table-cell office:value-type="string" office:string-value="KQ461" table:formula="of:=UPPER(VLOOKUP(CONCATENATE(&quot;17&quot;;[.Q19]);[ONUS_KM43.$A:.$AK];6;))" table:style-name="ce5">
            <text:p>KQ461</text:p>
          </table:table-cell>
          <table:table-cell office:value-type="float" office:value="18" table:style-name="ce1">
            <text:p>18</text:p>
          </table:table-cell>
          <table:table-cell office:value-type="float" office:value="-21.02" table:style-name="ce9">
            <text:p>-21,02</text:p>
          </table:table-cell>
          <table:table-cell office:value-type="float" office:value="2.2200000000000002" table:style-name="ce9">
            <text:p>2,22</text:p>
          </table:table-cell>
          <table:table-cell office:value-type="float" office:value="-23.38" table:style-name="ce9">
            <text:p>-23,38</text:p>
          </table:table-cell>
          <table:table-cell office:value-type="string" office:string-value="TP294" table:formula="of:=UPPER(VLOOKUP(CONCATENATE(&quot;18&quot;;[.V19]);[ONUS_KM43.$A:.$AK];6;))" table:style-name="ce5">
            <text:p>TP294</text:p>
          </table:table-cell>
          <table:table-cell office:value-type="float" office:value="17" table:style-name="ce1">
            <text:p>17</text:p>
          </table:table-cell>
          <table:table-cell office:value-type="float" office:value="-24.56" table:style-name="ce9">
            <text:p>-24,56</text:p>
          </table:table-cell>
          <table:table-cell office:value-type="float" office:value="1.19" table:style-name="ce9">
            <text:p>1,19</text:p>
          </table:table-cell>
          <table:table-cell office:value-type="float" office:value="-24.82" table:style-name="ce9">
            <text:p>-24,82</text:p>
          </table:table-cell>
          <table:table-cell office:value-type="string" office:string-value="R605" table:formula="of:=UPPER(VLOOKUP(CONCATENATE(&quot;19&quot;;[.AA19]);[ONUS_KM43.$A:.$AK];6;))" table:style-name="ce5">
            <text:p>R605</text:p>
          </table:table-cell>
          <table:table-cell office:value-type="float" office:value="17" table:style-name="ce1">
            <text:p>17</text:p>
          </table:table-cell>
          <table:table-cell office:value-type="float" office:value="-22.29" table:style-name="ce9">
            <text:p>-22,29</text:p>
          </table:table-cell>
          <table:table-cell office:value-type="float" office:value="2.37" table:style-name="ce9">
            <text:p>2,37</text:p>
          </table:table-cell>
          <table:table-cell office:value-type="float" office:value="-23.67" table:style-name="ce9">
            <text:p>-23,67</text:p>
          </table:table-cell>
          <table:table-cell office:value-type="string" office:string-value="VSOL091" table:formula="of:=UPPER(VLOOKUP(CONCATENATE(&quot;110&quot;;[.AF19]);[ONUS_KM43.$A:.$AK];6;))" table:style-name="ce5">
            <text:p>VSOL091</text:p>
          </table:table-cell>
          <table:table-cell office:value-type="float" office:value="19" table:style-name="ce1">
            <text:p>19</text:p>
          </table:table-cell>
          <table:table-cell office:value-type="float" office:value="-17.16" table:style-name="ce1">
            <text:p>-17,16</text:p>
          </table:table-cell>
          <table:table-cell office:value-type="float" office:value="2.15" table:style-name="ce1">
            <text:p>2,15</text:p>
          </table:table-cell>
          <table:table-cell office:value-type="float" office:value="-18.48" table:style-name="ce1">
            <text:p>-18,48</text:p>
          </table:table-cell>
          <table:table-cell office:value-type="string" office:string-value="TP606" table:formula="of:=UPPER(VLOOKUP(CONCATENATE(&quot;111&quot;;[.AK19]);[ONUS_KM43.$A:.$AK];6;))" table:style-name="ce5">
            <text:p>TP606</text:p>
          </table:table-cell>
          <table:table-cell office:value-type="float" office:value="18" table:style-name="ce1">
            <text:p>18</text:p>
          </table:table-cell>
          <table:table-cell office:value-type="float" office:value="-17.14" table:style-name="ce1">
            <text:p>-17,14</text:p>
          </table:table-cell>
          <table:table-cell office:value-type="float" office:value="0.68" table:style-name="ce1">
            <text:p>0,68</text:p>
          </table:table-cell>
          <table:table-cell office:value-type="float" office:value="-20.27" table:style-name="ce1">
            <text:p>-20,27</text:p>
          </table:table-cell>
          <table:table-cell table:number-columns-repeated="15" table:style-name="ce1"/>
          <table:table-cell office:value-type="string" office:string-value="TP097" table:formula="of:=UPPER(VLOOKUP(CONCATENATE(&quot;115&quot;;[.BE19]);[ONUS_KM43.$A:.$AK];6;))" table:style-name="ce5">
            <text:p>TP097</text:p>
          </table:table-cell>
          <table:table-cell office:value-type="float" office:value="20" table:style-name="ce1">
            <text:p>20</text:p>
          </table:table-cell>
          <table:table-cell office:value-type="float" office:value="-27.44" table:style-name="ce1">
            <text:p>-27,44</text:p>
          </table:table-cell>
          <table:table-cell office:value-type="float" office:value="1.23" table:style-name="ce1">
            <text:p>1,23</text:p>
          </table:table-cell>
          <table:table-cell office:value-type="float" office:value="-24.09" table:style-name="ce1">
            <text:p>-24,09</text:p>
          </table:table-cell>
          <table:table-cell table:number-columns-repeated="16324"/>
        </table:table-row>
        <table:table-row table:style-name="ro2">
          <table:table-cell office:value-type="string" office:string-value="KQ423" table:formula="of:=UPPER(VLOOKUP(CONCATENATE(&quot;13&quot;;[.B20]);[ONUS_KM43.$A:.$AK];6;))" table:style-name="ce5">
            <text:p>KQ423</text:p>
          </table:table-cell>
          <table:table-cell office:value-type="float" office:value="18" table:style-name="ce1">
            <text:p>18</text:p>
          </table:table-cell>
          <table:table-cell office:value-type="float" office:value="-20.45" table:style-name="ce9">
            <text:p>-20,45</text:p>
          </table:table-cell>
          <table:table-cell office:value-type="float" office:value="2.48" table:style-name="ce1">
            <text:p>2,48</text:p>
          </table:table-cell>
          <table:table-cell office:value-type="float" office:value="-20.81" table:style-name="ce1">
            <text:p>-20,81</text:p>
          </table:table-cell>
          <table:table-cell office:value-type="string" office:string-value="KQ427" table:formula="of:=UPPER(VLOOKUP(CONCATENATE(&quot;15&quot;;[.G20]);[ONUS_KM43.$A:.$AK];6;))" table:style-name="ce5">
            <text:p>KQ427</text:p>
          </table:table-cell>
          <table:table-cell office:value-type="float" office:value="19" table:style-name="ce1">
            <text:p>19</text:p>
          </table:table-cell>
          <table:table-cell office:value-type="float" office:value="-21.86" table:style-name="ce9">
            <text:p>-21,86</text:p>
          </table:table-cell>
          <table:table-cell office:value-type="float" office:value="2.1800000000000002" table:style-name="ce9">
            <text:p>2,18</text:p>
          </table:table-cell>
          <table:table-cell office:value-type="float" office:value="-23.1" table:style-name="ce9">
            <text:p>-23,10</text:p>
          </table:table-cell>
          <table:table-cell office:value-type="string" office:string-value="TP488" table:formula="of:=UPPER(VLOOKUP(CONCATENATE(&quot;16&quot;;[.L20]);[ONUS_KM43.$A:.$AK];6;))" table:style-name="ce5">
            <text:p>TP488</text:p>
          </table:table-cell>
          <table:table-cell office:value-type="float" office:value="21" table:style-name="ce1">
            <text:p>21</text:p>
          </table:table-cell>
          <table:table-cell office:value-type="float" office:value="-25.37" table:style-name="ce9">
            <text:p>-25,37</text:p>
          </table:table-cell>
          <table:table-cell office:value-type="float" office:value="1.24" table:style-name="ce9">
            <text:p>1,24</text:p>
          </table:table-cell>
          <table:table-cell office:value-type="float" office:value="-25.86" table:style-name="ce9">
            <text:p>-25,86</text:p>
          </table:table-cell>
          <table:table-cell office:value-type="string" office:string-value="KQ209" table:formula="of:=UPPER(VLOOKUP(CONCATENATE(&quot;17&quot;;[.Q20]);[ONUS_KM43.$A:.$AK];6;))" table:style-name="ce5">
            <text:p>KQ209</text:p>
          </table:table-cell>
          <table:table-cell office:value-type="float" office:value="19" table:style-name="ce1">
            <text:p>19</text:p>
          </table:table-cell>
          <table:table-cell office:value-type="float" office:value="-21.24" table:style-name="ce9">
            <text:p>-21,24</text:p>
          </table:table-cell>
          <table:table-cell office:value-type="float" office:value="1.92" table:style-name="ce9">
            <text:p>1,92</text:p>
          </table:table-cell>
          <table:table-cell office:value-type="float" office:value="-23.57" table:style-name="ce9">
            <text:p>-23,57</text:p>
          </table:table-cell>
          <table:table-cell office:value-type="string" office:string-value="TP287" table:formula="of:=UPPER(VLOOKUP(CONCATENATE(&quot;18&quot;;[.V20]);[ONUS_KM43.$A:.$AK];6;))" table:style-name="ce5">
            <text:p>TP287</text:p>
          </table:table-cell>
          <table:table-cell office:value-type="float" office:value="18" table:style-name="ce1">
            <text:p>18</text:p>
          </table:table-cell>
          <table:table-cell office:value-type="float" office:value="-23.1" table:style-name="ce9">
            <text:p>-23,10</text:p>
          </table:table-cell>
          <table:table-cell office:value-type="float" office:value="1.44" table:style-name="ce9">
            <text:p>1,44</text:p>
          </table:table-cell>
          <table:table-cell office:value-type="float" office:value="-23.88" table:style-name="ce9">
            <text:p>-23,88</text:p>
          </table:table-cell>
          <table:table-cell office:value-type="string" office:string-value="VP135" table:formula="of:=UPPER(VLOOKUP(CONCATENATE(&quot;19&quot;;[.AA20]);[ONUS_KM43.$A:.$AK];6;))" table:style-name="ce5">
            <text:p>VP135</text:p>
          </table:table-cell>
          <table:table-cell office:value-type="float" office:value="18" table:style-name="ce1">
            <text:p>18</text:p>
          </table:table-cell>
          <table:table-cell office:value-type="float" office:value="-20.170000000000002" table:style-name="ce9">
            <text:p>-20,17</text:p>
          </table:table-cell>
          <table:table-cell office:value-type="float" office:value="2.54" table:style-name="ce9">
            <text:p>2,54</text:p>
          </table:table-cell>
          <table:table-cell office:value-type="float" office:value="-22.15" table:style-name="ce9">
            <text:p>-22,15</text:p>
          </table:table-cell>
          <table:table-cell office:value-type="float" office:value="0" table:formula="of:=UPPER(VLOOKUP(CONCATENATE(&quot;110&quot;;[.AF20]);[ONUS_KM43.$A:.$AK];6;))" table:style-name="ce5">
            <text:p>#N/D</text:p>
          </table:table-cell>
          <table:table-cell office:value-type="float" office:value="20" table:style-name="ce1">
            <text:p>20</text:p>
          </table:table-cell>
          <table:table-cell office:value-type="float" office:value="-17.79" table:style-name="ce1">
            <text:p>-17,79</text:p>
          </table:table-cell>
          <table:table-cell office:value-type="float" office:value="1.44" table:style-name="ce1">
            <text:p>1,44</text:p>
          </table:table-cell>
          <table:table-cell office:value-type="float" office:value="-20.56" table:style-name="ce1">
            <text:p>-20,56</text:p>
          </table:table-cell>
          <table:table-cell office:value-type="string" office:string-value="KP479" table:formula="of:=UPPER(VLOOKUP(CONCATENATE(&quot;111&quot;;[.AK20]);[ONUS_KM43.$A:.$AK];6;))" table:style-name="ce5">
            <text:p>KP479</text:p>
          </table:table-cell>
          <table:table-cell office:value-type="float" office:value="19" table:style-name="ce1">
            <text:p>19</text:p>
          </table:table-cell>
          <table:table-cell office:value-type="float" office:value="-18.5" table:style-name="ce1">
            <text:p>-18,5</text:p>
          </table:table-cell>
          <table:table-cell office:value-type="float" office:value="1.93" table:style-name="ce1">
            <text:p>1,93</text:p>
          </table:table-cell>
          <table:table-cell office:value-type="float" office:value="-18.97" table:style-name="ce1">
            <text:p>-18,97</text:p>
          </table:table-cell>
          <table:table-cell table:number-columns-repeated="15" table:style-name="ce1"/>
          <table:table-cell office:value-type="string" office:string-value="TP049" table:formula="of:=UPPER(VLOOKUP(CONCATENATE(&quot;115&quot;;[.BE20]);[ONUS_KM43.$A:.$AK];6;))" table:style-name="ce5">
            <text:p>TP049</text:p>
          </table:table-cell>
          <table:table-cell office:value-type="float" office:value="21" table:style-name="ce1">
            <text:p>21</text:p>
          </table:table-cell>
          <table:table-cell office:value-type="float" office:value="-26.77" table:style-name="ce1">
            <text:p>-26,77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22.68" table:style-name="ce1">
            <text:p>-22,68</text:p>
          </table:table-cell>
          <table:table-cell table:number-columns-repeated="16324"/>
        </table:table-row>
        <table:table-row table:style-name="ro2">
          <table:table-cell office:value-type="string" office:string-value="TP362" table:formula="of:=UPPER(VLOOKUP(CONCATENATE(&quot;13&quot;;[.B21]);[ONUS_KM43.$A:.$AK];6;))" table:style-name="ce5">
            <text:p>TP362</text:p>
          </table:table-cell>
          <table:table-cell office:value-type="float" office:value="19" table:style-name="ce1">
            <text:p>19</text:p>
          </table:table-cell>
          <table:table-cell office:value-type="float" office:value="-22.14" table:style-name="ce9">
            <text:p>-22,14</text:p>
          </table:table-cell>
          <table:table-cell office:value-type="float" office:value="1.22" table:style-name="ce1">
            <text:p>1,22</text:p>
          </table:table-cell>
          <table:table-cell office:value-type="float" office:value="-21.08" table:style-name="ce1">
            <text:p>-21,08</text:p>
          </table:table-cell>
          <table:table-cell office:value-type="string" office:string-value="TP454" table:formula="of:=UPPER(VLOOKUP(CONCATENATE(&quot;15&quot;;[.G21]);[ONUS_KM43.$A:.$AK];6;))" table:style-name="ce5">
            <text:p>TP454</text:p>
          </table:table-cell>
          <table:table-cell office:value-type="float" office:value="20" table:style-name="ce1">
            <text:p>20</text:p>
          </table:table-cell>
          <table:table-cell office:value-type="float" office:value="-21.08" table:style-name="ce9">
            <text:p>-21,08</text:p>
          </table:table-cell>
          <table:table-cell office:value-type="float" office:value="0.92" table:style-name="ce9">
            <text:p>0,92</text:p>
          </table:table-cell>
          <table:table-cell office:value-type="float" office:value="-23.38" table:style-name="ce9">
            <text:p>-23,38</text:p>
          </table:table-cell>
          <table:table-cell office:value-type="string" office:string-value="TP473" table:formula="of:=UPPER(VLOOKUP(CONCATENATE(&quot;16&quot;;[.L21]);[ONUS_KM43.$A:.$AK];6;))" table:style-name="ce5">
            <text:p>TP473</text:p>
          </table:table-cell>
          <table:table-cell office:value-type="float" office:value="22" table:style-name="ce1">
            <text:p>22</text:p>
          </table:table-cell>
          <table:table-cell office:value-type="float" office:value="-23.66" table:style-name="ce9">
            <text:p>-23,66</text:p>
          </table:table-cell>
          <table:table-cell office:value-type="float" office:value="1.31" table:style-name="ce9">
            <text:p>1,31</text:p>
          </table:table-cell>
          <table:table-cell office:value-type="float" office:value="-24.69" table:style-name="ce9">
            <text:p>-24,69</text:p>
          </table:table-cell>
          <table:table-cell office:value-type="string" office:string-value="VSOL003" table:formula="of:=UPPER(VLOOKUP(CONCATENATE(&quot;17&quot;;[.Q21]);[ONUS_KM43.$A:.$AK];6;))" table:style-name="ce5">
            <text:p>VSOL003</text:p>
          </table:table-cell>
          <table:table-cell office:value-type="float" office:value="20" table:style-name="ce1">
            <text:p>20</text:p>
          </table:table-cell>
          <table:table-cell office:value-type="float" office:value="-20.04" table:style-name="ce9">
            <text:p>-20,04</text:p>
          </table:table-cell>
          <table:table-cell office:value-type="float" office:value="2.0499999999999998" table:style-name="ce9">
            <text:p>2,05</text:p>
          </table:table-cell>
          <table:table-cell office:value-type="float" office:value="-21.31" table:style-name="ce9">
            <text:p>-21,31</text:p>
          </table:table-cell>
          <table:table-cell office:value-type="string" office:string-value="TP158" table:formula="of:=UPPER(VLOOKUP(CONCATENATE(&quot;18&quot;;[.V21]);[ONUS_KM43.$A:.$AK];6;))" table:style-name="ce5">
            <text:p>TP158</text:p>
          </table:table-cell>
          <table:table-cell office:value-type="float" office:value="19" table:style-name="ce1">
            <text:p>19</text:p>
          </table:table-cell>
          <table:table-cell office:value-type="float" office:value="-22.36" table:style-name="ce9">
            <text:p>-22,36</text:p>
          </table:table-cell>
          <table:table-cell office:value-type="float" office:value="1.21" table:style-name="ce9">
            <text:p>1,21</text:p>
          </table:table-cell>
          <table:table-cell office:value-type="float" office:value="-24.82" table:style-name="ce9">
            <text:p>-24,82</text:p>
          </table:table-cell>
          <table:table-cell office:value-type="string" office:string-value="KQ238" table:formula="of:=UPPER(VLOOKUP(CONCATENATE(&quot;19&quot;;[.AA21]);[ONUS_KM43.$A:.$AK];6;))" table:style-name="ce5">
            <text:p>KQ238</text:p>
          </table:table-cell>
          <table:table-cell office:value-type="float" office:value="19" table:style-name="ce1">
            <text:p>19</text:p>
          </table:table-cell>
          <table:table-cell office:value-type="float" office:value="-23.9" table:style-name="ce9">
            <text:p>-23,90</text:p>
          </table:table-cell>
          <table:table-cell office:value-type="float" office:value="1.94" table:style-name="ce9">
            <text:p>1,94</text:p>
          </table:table-cell>
          <table:table-cell office:value-type="float" office:value="-21.62" table:style-name="ce9">
            <text:p>-21,62</text:p>
          </table:table-cell>
          <table:table-cell office:value-type="float" office:value="0" table:formula="of:=UPPER(VLOOKUP(CONCATENATE(&quot;110&quot;;[.AF21]);[ONUS_KM43.$A:.$AK];6;))" table:style-name="ce5">
            <text:p>#N/D</text:p>
          </table:table-cell>
          <table:table-cell office:value-type="float" office:value="21" table:style-name="ce1">
            <text:p>21</text:p>
          </table:table-cell>
          <table:table-cell office:value-type="float" office:value="-17.82" table:style-name="ce1">
            <text:p>-17,82</text:p>
          </table:table-cell>
          <table:table-cell office:value-type="float" office:value="1.43" table:style-name="ce1">
            <text:p>1,43</text:p>
          </table:table-cell>
          <table:table-cell office:value-type="float" office:value="-19.59" table:style-name="ce1">
            <text:p>-19,59</text:p>
          </table:table-cell>
          <table:table-cell office:value-type="string" office:string-value="TP498" table:formula="of:=UPPER(VLOOKUP(CONCATENATE(&quot;111&quot;;[.AK21]);[ONUS_KM43.$A:.$AK];6;))" table:style-name="ce5">
            <text:p>TP498</text:p>
          </table:table-cell>
          <table:table-cell office:value-type="float" office:value="20" table:style-name="ce1">
            <text:p>20</text:p>
          </table:table-cell>
          <table:table-cell office:value-type="float" office:value="-21.25" table:style-name="ce1">
            <text:p>-21,25</text:p>
          </table:table-cell>
          <table:table-cell office:value-type="float" office:value="0.65" table:style-name="ce1">
            <text:p>0,65</text:p>
          </table:table-cell>
          <table:table-cell office:value-type="float" office:value="-20.66" table:style-name="ce1">
            <text:p>-20,66</text:p>
          </table:table-cell>
          <table:table-cell table:number-columns-repeated="15" table:style-name="ce1"/>
          <table:table-cell office:value-type="string" office:string-value="TP122" table:formula="of:=UPPER(VLOOKUP(CONCATENATE(&quot;115&quot;;[.BE21]);[ONUS_KM43.$A:.$AK];6;))" table:style-name="ce5">
            <text:p>TP122</text:p>
          </table:table-cell>
          <table:table-cell office:value-type="float" office:value="22" table:style-name="ce1">
            <text:p>22</text:p>
          </table:table-cell>
          <table:table-cell office:value-type="float" office:value="-30" table:style-name="ce1">
            <text:p>-30</text:p>
          </table:table-cell>
          <table:table-cell office:value-type="float" office:value="1.08" table:style-name="ce1">
            <text:p>1,08</text:p>
          </table:table-cell>
          <table:table-cell office:value-type="float" office:value="-30.97" table:style-name="ce1">
            <text:p>-30,97</text:p>
          </table:table-cell>
          <table:table-cell table:number-columns-repeated="16324"/>
        </table:table-row>
        <table:table-row table:style-name="ro2">
          <table:table-cell office:value-type="string" office:string-value="VSOL031" table:formula="of:=UPPER(VLOOKUP(CONCATENATE(&quot;13&quot;;[.B22]);[ONUS_KM43.$A:.$AK];6;))" table:style-name="ce5">
            <text:p>VSOL031</text:p>
          </table:table-cell>
          <table:table-cell office:value-type="float" office:value="21" table:style-name="ce1">
            <text:p>21</text:p>
          </table:table-cell>
          <table:table-cell office:value-type="float" office:value="-21.87" table:style-name="ce9">
            <text:p>-21,87</text:p>
          </table:table-cell>
          <table:table-cell office:value-type="float" office:value="1.91" table:style-name="ce1">
            <text:p>1,91</text:p>
          </table:table-cell>
          <table:table-cell office:value-type="float" office:value="-22.45" table:style-name="ce1">
            <text:p>-22,45</text:p>
          </table:table-cell>
          <table:table-cell office:value-type="string" office:string-value="TP458" table:formula="of:=UPPER(VLOOKUP(CONCATENATE(&quot;15&quot;;[.G22]);[ONUS_KM43.$A:.$AK];6;))" table:style-name="ce5">
            <text:p>TP458</text:p>
          </table:table-cell>
          <table:table-cell office:value-type="float" office:value="21" table:style-name="ce1">
            <text:p>21</text:p>
          </table:table-cell>
          <table:table-cell office:value-type="float" office:value="-22.76" table:style-name="ce9">
            <text:p>-22,76</text:p>
          </table:table-cell>
          <table:table-cell office:value-type="float" office:value="1.22" table:style-name="ce9">
            <text:p>1,22</text:p>
          </table:table-cell>
          <table:table-cell office:value-type="float" office:value="-24.32" table:style-name="ce9">
            <text:p>-24,32</text:p>
          </table:table-cell>
          <table:table-cell office:value-type="string" office:string-value="TP480" table:formula="of:=UPPER(VLOOKUP(CONCATENATE(&quot;16&quot;;[.L22]);[ONUS_KM43.$A:.$AK];6;))" table:style-name="ce5">
            <text:p>TP480</text:p>
          </table:table-cell>
          <table:table-cell office:value-type="float" office:value="23" table:style-name="ce1">
            <text:p>23</text:p>
          </table:table-cell>
          <table:table-cell office:value-type="float" office:value="-25.23" table:style-name="ce9">
            <text:p>-25,23</text:p>
          </table:table-cell>
          <table:table-cell office:value-type="float" office:value="1.33" table:style-name="ce9">
            <text:p>1,33</text:p>
          </table:table-cell>
          <table:table-cell office:value-type="float" office:value="-26.39" table:style-name="ce9">
            <text:p>-26,39</text:p>
          </table:table-cell>
          <table:table-cell office:value-type="string" office:string-value="VSOL082" table:formula="of:=UPPER(VLOOKUP(CONCATENATE(&quot;17&quot;;[.Q22]);[ONUS_KM43.$A:.$AK];6;))" table:style-name="ce5">
            <text:p>VSOL082</text:p>
          </table:table-cell>
          <table:table-cell office:value-type="float" office:value="21" table:style-name="ce1">
            <text:p>21</text:p>
          </table:table-cell>
          <table:table-cell office:value-type="float" office:value="-19.059999999999999" table:style-name="ce9">
            <text:p>-19,06</text:p>
          </table:table-cell>
          <table:table-cell office:value-type="float" office:value="2.11" table:style-name="ce9">
            <text:p>2,11</text:p>
          </table:table-cell>
          <table:table-cell office:value-type="float" office:value="-21.08" table:style-name="ce9">
            <text:p>-21,08</text:p>
          </table:table-cell>
          <table:table-cell office:value-type="string" office:string-value="TP542" table:formula="of:=UPPER(VLOOKUP(CONCATENATE(&quot;18&quot;;[.V22]);[ONUS_KM43.$A:.$AK];6;))" table:style-name="ce5">
            <text:p>TP542</text:p>
          </table:table-cell>
          <table:table-cell office:value-type="float" office:value="21" table:style-name="ce1">
            <text:p>21</text:p>
          </table:table-cell>
          <table:table-cell office:value-type="float" office:value="-21.42" table:style-name="ce9">
            <text:p>-21,42</text:p>
          </table:table-cell>
          <table:table-cell office:value-type="float" office:value="1.04" table:style-name="ce9">
            <text:p>1,04</text:p>
          </table:table-cell>
          <table:table-cell office:value-type="float" office:value="-24.09" table:style-name="ce9">
            <text:p>-24,09</text:p>
          </table:table-cell>
          <table:table-cell office:value-type="string" office:string-value="VM105" table:formula="of:=UPPER(VLOOKUP(CONCATENATE(&quot;19&quot;;[.AA22]);[ONUS_KM43.$A:.$AK];6;))" table:style-name="ce5">
            <text:p>VM105</text:p>
          </table:table-cell>
          <table:table-cell office:value-type="float" office:value="20" table:style-name="ce1">
            <text:p>20</text:p>
          </table:table-cell>
          <table:table-cell office:value-type="float" office:value="-25.37" table:style-name="ce9">
            <text:p>-25,37</text:p>
          </table:table-cell>
          <table:table-cell office:value-type="float" office:value="2.06" table:style-name="ce9">
            <text:p>2,06</text:p>
          </table:table-cell>
          <table:table-cell office:value-type="float" office:value="-23.88" table:style-name="ce9">
            <text:p>-23,88</text:p>
          </table:table-cell>
          <table:table-cell office:value-type="float" office:value="0" table:formula="of:=UPPER(VLOOKUP(CONCATENATE(&quot;110&quot;;[.AF22]);[ONUS_KM43.$A:.$AK];6;))" table:style-name="ce5">
            <text:p>#N/D</text:p>
          </table:table-cell>
          <table:table-cell office:value-type="float" office:value="22" table:style-name="ce1">
            <text:p>22</text:p>
          </table:table-cell>
          <table:table-cell office:value-type="float" office:value="-19.059999999999999" table:style-name="ce1">
            <text:p>-19,06</text:p>
          </table:table-cell>
          <table:table-cell office:value-type="float" office:value="2.11" table:style-name="ce1">
            <text:p>2,11</text:p>
          </table:table-cell>
          <table:table-cell office:value-type="float" office:value="-19.25" table:style-name="ce1">
            <text:p>-19,25</text:p>
          </table:table-cell>
          <table:table-cell office:value-type="string" office:string-value="VSOL025" table:formula="of:=UPPER(VLOOKUP(CONCATENATE(&quot;111&quot;;[.AK22]);[ONUS_KM43.$A:.$AK];6;))" table:style-name="ce5">
            <text:p>VSOL025</text:p>
          </table:table-cell>
          <table:table-cell office:value-type="float" office:value="21" table:style-name="ce1">
            <text:p>21</text:p>
          </table:table-cell>
          <table:table-cell office:value-type="float" office:value="-23.37" table:style-name="ce1">
            <text:p>-23,37</text:p>
          </table:table-cell>
          <table:table-cell office:value-type="float" office:value="2.04" table:style-name="ce1">
            <text:p>2,04</text:p>
          </table:table-cell>
          <table:table-cell office:value-type="float" office:value="-21.25" table:style-name="ce1">
            <text:p>-21,25</text:p>
          </table:table-cell>
          <table:table-cell table:number-columns-repeated="15" table:style-name="ce1"/>
          <table:table-cell office:value-type="string" office:string-value="VSOL055" table:formula="of:=UPPER(VLOOKUP(CONCATENATE(&quot;115&quot;;[.BE22]);[ONUS_KM43.$A:.$AK];6;))" table:style-name="ce5">
            <text:p>VSOL055</text:p>
          </table:table-cell>
          <table:table-cell office:value-type="float" office:value="23" table:style-name="ce1">
            <text:p>23</text:p>
          </table:table-cell>
          <table:table-cell office:value-type="float" office:value="-30.96" table:style-name="ce1">
            <text:p>-30,96</text:p>
          </table:table-cell>
          <table:table-cell office:value-type="float" office:value="1.96" table:style-name="ce1">
            <text:p>1,96</text:p>
          </table:table-cell>
          <table:table-cell office:value-type="float" office:value="-24.09" table:style-name="ce1">
            <text:p>-24,09</text:p>
          </table:table-cell>
          <table:table-cell table:number-columns-repeated="16324"/>
        </table:table-row>
        <table:table-row table:style-name="ro2">
          <table:table-cell office:value-type="string" office:string-value="KQ407" table:formula="of:=UPPER(VLOOKUP(CONCATENATE(&quot;13&quot;;[.B23]);[ONUS_KM43.$A:.$AK];6;))" table:style-name="ce5">
            <text:p>KQ407</text:p>
          </table:table-cell>
          <table:table-cell office:value-type="float" office:value="22" table:style-name="ce1">
            <text:p>22</text:p>
          </table:table-cell>
          <table:table-cell office:value-type="float" office:value="-19.5" table:style-name="ce9">
            <text:p>-19,50</text:p>
          </table:table-cell>
          <table:table-cell office:value-type="float" office:value="2.08" table:style-name="ce1">
            <text:p>2,08</text:p>
          </table:table-cell>
          <table:table-cell office:value-type="float" office:value="-20.97" table:style-name="ce1">
            <text:p>-20,97</text:p>
          </table:table-cell>
          <table:table-cell office:value-type="string" office:string-value="TP452" table:formula="of:=UPPER(VLOOKUP(CONCATENATE(&quot;15&quot;;[.G23]);[ONUS_KM43.$A:.$AK];6;))" table:style-name="ce5">
            <text:p>TP452</text:p>
          </table:table-cell>
          <table:table-cell office:value-type="float" office:value="22" table:style-name="ce1">
            <text:p>22</text:p>
          </table:table-cell>
          <table:table-cell office:value-type="float" office:value="-24.95" table:style-name="ce9">
            <text:p>-24,95</text:p>
          </table:table-cell>
          <table:table-cell office:value-type="float" office:value="1.57" table:style-name="ce9">
            <text:p>1,57</text:p>
          </table:table-cell>
          <table:table-cell office:value-type="float" office:value="-22.52" table:style-name="ce9">
            <text:p>-22,52</text:p>
          </table:table-cell>
          <table:table-cell office:value-type="string" office:string-value="TP460" table:formula="of:=UPPER(VLOOKUP(CONCATENATE(&quot;16&quot;;[.L23]);[ONUS_KM43.$A:.$AK];6;))" table:style-name="ce5">
            <text:p>TP460</text:p>
          </table:table-cell>
          <table:table-cell office:value-type="float" office:value="24" table:style-name="ce1">
            <text:p>24</text:p>
          </table:table-cell>
          <table:table-cell office:value-type="float" office:value="-23.98" table:style-name="ce9">
            <text:p>-23,98</text:p>
          </table:table-cell>
          <table:table-cell office:value-type="float" office:value="0.98" table:style-name="ce9">
            <text:p>0,98</text:p>
          </table:table-cell>
          <table:table-cell office:value-type="float" office:value="-25.23" table:style-name="ce9">
            <text:p>-25,23</text:p>
          </table:table-cell>
          <table:table-cell office:value-type="string" office:string-value="KQ204" table:formula="of:=UPPER(VLOOKUP(CONCATENATE(&quot;17&quot;;[.Q23]);[ONUS_KM43.$A:.$AK];6;))" table:style-name="ce5">
            <text:p>KQ204</text:p>
          </table:table-cell>
          <table:table-cell office:value-type="float" office:value="22" table:style-name="ce1">
            <text:p>22</text:p>
          </table:table-cell>
          <table:table-cell office:value-type="float" office:value="-20.86" table:style-name="ce9">
            <text:p>-20,86</text:p>
          </table:table-cell>
          <table:table-cell office:value-type="float" office:value="2.0699999999999998" table:style-name="ce9">
            <text:p>2,07</text:p>
          </table:table-cell>
          <table:table-cell office:value-type="float" office:value="-21.94" table:style-name="ce9">
            <text:p>-21,94</text:p>
          </table:table-cell>
          <table:table-cell office:value-type="string" office:string-value="KQ390" table:formula="of:=UPPER(VLOOKUP(CONCATENATE(&quot;18&quot;;[.V23]);[ONUS_KM43.$A:.$AK];6;))" table:style-name="ce5">
            <text:p>KQ390</text:p>
          </table:table-cell>
          <table:table-cell office:value-type="float" office:value="22" table:style-name="ce1">
            <text:p>22</text:p>
          </table:table-cell>
          <table:table-cell office:value-type="float" office:value="-18.86" table:style-name="ce9">
            <text:p>-18,86</text:p>
          </table:table-cell>
          <table:table-cell office:value-type="float" office:value="2.06" table:style-name="ce9">
            <text:p>2,06</text:p>
          </table:table-cell>
          <table:table-cell office:value-type="float" office:value="-20.71" table:style-name="ce9">
            <text:p>-20,71</text:p>
          </table:table-cell>
          <table:table-cell office:value-type="string" office:string-value="TP494" table:formula="of:=UPPER(VLOOKUP(CONCATENATE(&quot;19&quot;;[.AA23]);[ONUS_KM43.$A:.$AK];6;))" table:style-name="ce5">
            <text:p>TP494</text:p>
          </table:table-cell>
          <table:table-cell office:value-type="float" office:value="21" table:style-name="ce1">
            <text:p>21</text:p>
          </table:table-cell>
          <table:table-cell office:value-type="float" office:value="-23.76" table:style-name="ce9">
            <text:p>-23,76</text:p>
          </table:table-cell>
          <table:table-cell office:value-type="float" office:value="1.2" table:style-name="ce9">
            <text:p>1,20</text:p>
          </table:table-cell>
          <table:table-cell office:value-type="float" office:value="-22.3" table:style-name="ce9">
            <text:p>-22,30</text:p>
          </table:table-cell>
          <table:table-cell table:number-columns-repeated="5" table:style-name="ce1"/>
          <table:table-cell office:value-type="string" office:string-value="TP547" table:formula="of:=UPPER(VLOOKUP(CONCATENATE(&quot;111&quot;;[.AK23]);[ONUS_KM43.$A:.$AK];6;))" table:style-name="ce5">
            <text:p>TP547</text:p>
          </table:table-cell>
          <table:table-cell office:value-type="float" office:value="22" table:style-name="ce1">
            <text:p>22</text:p>
          </table:table-cell>
          <table:table-cell office:value-type="float" office:value="-23.46" table:style-name="ce1">
            <text:p>-23,46</text:p>
          </table:table-cell>
          <table:table-cell office:value-type="float" office:value="1.46" table:style-name="ce1">
            <text:p>1,46</text:p>
          </table:table-cell>
          <table:table-cell office:value-type="float" office:value="-23.1" table:style-name="ce1">
            <text:p>-23,1</text:p>
          </table:table-cell>
          <table:table-cell table:number-columns-repeated="15" table:style-name="ce1"/>
          <table:table-cell office:value-type="string" office:string-value="TP291" table:formula="of:=UPPER(VLOOKUP(CONCATENATE(&quot;115&quot;;[.BE23]);[ONUS_KM43.$A:.$AK];6;))" table:style-name="ce5">
            <text:p>TP291</text:p>
          </table:table-cell>
          <table:table-cell office:value-type="float" office:value="24" table:style-name="ce1">
            <text:p>24</text:p>
          </table:table-cell>
          <table:table-cell office:value-type="float" office:value="-30" table:style-name="ce1">
            <text:p>-30</text:p>
          </table:table-cell>
          <table:table-cell office:value-type="float" office:value="1.35" table:style-name="ce1">
            <text:p>1,35</text:p>
          </table:table-cell>
          <table:table-cell office:value-type="float" office:value="-23.77" table:style-name="ce1">
            <text:p>-23,77</text:p>
          </table:table-cell>
          <table:table-cell table:number-columns-repeated="16324"/>
        </table:table-row>
        <table:table-row table:style-name="ro2">
          <table:table-cell office:value-type="string" office:string-value="VSOL045" table:formula="of:=UPPER(VLOOKUP(CONCATENATE(&quot;13&quot;;[.B24]);[ONUS_KM43.$A:.$AK];6;))" table:style-name="ce5">
            <text:p>VSOL045</text:p>
          </table:table-cell>
          <table:table-cell office:value-type="float" office:value="23" table:style-name="ce1">
            <text:p>23</text:p>
          </table:table-cell>
          <table:table-cell office:value-type="float" office:value="-18.89" table:style-name="ce9">
            <text:p>-18,89</text:p>
          </table:table-cell>
          <table:table-cell office:value-type="float" office:value="1.92" table:style-name="ce1">
            <text:p>1,92</text:p>
          </table:table-cell>
          <table:table-cell office:value-type="float" office:value="-19.510000000000002" table:style-name="ce1">
            <text:p>-19,51</text:p>
          </table:table-cell>
          <table:table-cell office:value-type="string" office:string-value="TP450" table:formula="of:=UPPER(VLOOKUP(CONCATENATE(&quot;15&quot;;[.G24]);[ONUS_KM43.$A:.$AK];6;))" table:style-name="ce5">
            <text:p>TP450</text:p>
          </table:table-cell>
          <table:table-cell office:value-type="float" office:value="24" table:style-name="ce1">
            <text:p>24</text:p>
          </table:table-cell>
          <table:table-cell office:value-type="float" office:value="-21.67" table:style-name="ce9">
            <text:p>-21,67</text:p>
          </table:table-cell>
          <table:table-cell office:value-type="float" office:value="1.18" table:style-name="ce9">
            <text:p>1,18</text:p>
          </table:table-cell>
          <table:table-cell office:value-type="float" office:value="-22.68" table:style-name="ce9">
            <text:p>-22,68</text:p>
          </table:table-cell>
          <table:table-cell office:value-type="string" office:string-value="TP465" table:formula="of:=UPPER(VLOOKUP(CONCATENATE(&quot;16&quot;;[.L24]);[ONUS_KM43.$A:.$AK];6;))" table:style-name="ce5">
            <text:p>TP465</text:p>
          </table:table-cell>
          <table:table-cell office:value-type="float" office:value="25" table:style-name="ce1">
            <text:p>25</text:p>
          </table:table-cell>
          <table:table-cell office:value-type="float" office:value="-26.19" table:style-name="ce9">
            <text:p>-26,19</text:p>
          </table:table-cell>
          <table:table-cell office:value-type="float" office:value="0.94" table:style-name="ce9">
            <text:p>0,94</text:p>
          </table:table-cell>
          <table:table-cell office:value-type="float" office:value="-28.87" table:style-name="ce9">
            <text:p>-28,87</text:p>
          </table:table-cell>
          <table:table-cell office:value-type="string" office:string-value="R595" table:formula="of:=UPPER(VLOOKUP(CONCATENATE(&quot;17&quot;;[.Q24]);[ONUS_KM43.$A:.$AK];6;))" table:style-name="ce5">
            <text:p>R595</text:p>
          </table:table-cell>
          <table:table-cell office:value-type="float" office:value="23" table:style-name="ce1">
            <text:p>23</text:p>
          </table:table-cell>
          <table:table-cell office:value-type="float" office:value="-20.86" table:style-name="ce9">
            <text:p>-20,86</text:p>
          </table:table-cell>
          <table:table-cell office:value-type="float" office:value="2.13" table:style-name="ce9">
            <text:p>2,13</text:p>
          </table:table-cell>
          <table:table-cell office:value-type="float" office:value="-21.88" table:style-name="ce9">
            <text:p>-21,88</text:p>
          </table:table-cell>
          <table:table-cell office:value-type="string" office:string-value="TP398" table:formula="of:=UPPER(VLOOKUP(CONCATENATE(&quot;18&quot;;[.V24]);[ONUS_KM43.$A:.$AK];6;))" table:style-name="ce5">
            <text:p>TP398</text:p>
          </table:table-cell>
          <table:table-cell office:value-type="float" office:value="23" table:style-name="ce1">
            <text:p>23</text:p>
          </table:table-cell>
          <table:table-cell office:value-type="float" office:value="-21.48" table:style-name="ce9">
            <text:p>-21,48</text:p>
          </table:table-cell>
          <table:table-cell office:value-type="float" office:value="1.26" table:style-name="ce9">
            <text:p>1,26</text:p>
          </table:table-cell>
          <table:table-cell office:value-type="float" office:value="-22.76" table:style-name="ce9">
            <text:p>-22,76</text:p>
          </table:table-cell>
          <table:table-cell office:value-type="string" office:string-value="KQ281" table:formula="of:=UPPER(VLOOKUP(CONCATENATE(&quot;19&quot;;[.AA24]);[ONUS_KM43.$A:.$AK];6;))" table:style-name="ce5">
            <text:p>KQ281</text:p>
          </table:table-cell>
          <table:table-cell office:value-type="float" office:value="22" table:style-name="ce1">
            <text:p>22</text:p>
          </table:table-cell>
          <table:table-cell office:value-type="float" office:value="-26.2" table:style-name="ce9">
            <text:p>-26,20</text:p>
          </table:table-cell>
          <table:table-cell office:value-type="float" office:value="2.15" table:style-name="ce9">
            <text:p>2,15</text:p>
          </table:table-cell>
          <table:table-cell office:value-type="float" office:value="-24.95" table:style-name="ce9">
            <text:p>-24,95</text:p>
          </table:table-cell>
          <table:table-cell table:number-columns-repeated="5" table:style-name="ce1"/>
          <table:table-cell office:value-type="string" office:string-value="VSOL070" table:formula="of:=UPPER(VLOOKUP(CONCATENATE(&quot;111&quot;;[.AK24]);[ONUS_KM43.$A:.$AK];6;))" table:style-name="ce5">
            <text:p>VSOL070</text:p>
          </table:table-cell>
          <table:table-cell office:value-type="float" office:value="23" table:style-name="ce1">
            <text:p>23</text:p>
          </table:table-cell>
          <table:table-cell office:value-type="float" office:value="-20.079999999999998" table:style-name="ce1">
            <text:p>-20,08</text:p>
          </table:table-cell>
          <table:table-cell office:value-type="float" office:value="2.12" table:style-name="ce1">
            <text:p>2,12</text:p>
          </table:table-cell>
          <table:table-cell office:value-type="float" office:value="-21.31" table:style-name="ce1">
            <text:p>-21,31</text:p>
          </table:table-cell>
          <table:table-cell table:number-columns-repeated="15" table:style-name="ce1"/>
          <table:table-cell office:value-type="string" office:string-value="TP324" table:formula="of:=UPPER(VLOOKUP(CONCATENATE(&quot;115&quot;;[.BE24]);[ONUS_KM43.$A:.$AK];6;))" table:style-name="ce5">
            <text:p>TP324</text:p>
          </table:table-cell>
          <table:table-cell office:value-type="float" office:value="26" table:style-name="ce1">
            <text:p>26</text:p>
          </table:table-cell>
          <table:table-cell office:value-type="float" office:value="-27.69" table:style-name="ce1">
            <text:p>-27,69</text:p>
          </table:table-cell>
          <table:table-cell office:value-type="float" office:value="0.8" table:style-name="ce1">
            <text:p>0,8</text:p>
          </table:table-cell>
          <table:table-cell office:value-type="float" office:value="-22.76" table:style-name="ce1">
            <text:p>-22,76</text:p>
          </table:table-cell>
          <table:table-cell table:number-columns-repeated="16324"/>
        </table:table-row>
        <table:table-row table:style-name="ro2">
          <table:table-cell office:value-type="string" office:string-value="VSOL057" table:formula="of:=UPPER(VLOOKUP(CONCATENATE(&quot;13&quot;;[.B25]);[ONUS_KM43.$A:.$AK];6;))" table:style-name="ce5">
            <text:p>VSOL057</text:p>
          </table:table-cell>
          <table:table-cell office:value-type="float" office:value="24" table:style-name="ce1">
            <text:p>24</text:p>
          </table:table-cell>
          <table:table-cell office:value-type="float" office:value="-25.68" table:style-name="ce9">
            <text:p>-25,68</text:p>
          </table:table-cell>
          <table:table-cell office:value-type="float" office:value="2.11" table:style-name="ce1">
            <text:p>2,11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455" table:formula="of:=UPPER(VLOOKUP(CONCATENATE(&quot;15&quot;;[.G25]);[ONUS_KM43.$A:.$AK];6;))" table:style-name="ce5">
            <text:p>TP455</text:p>
          </table:table-cell>
          <table:table-cell office:value-type="float" office:value="25" table:style-name="ce1">
            <text:p>25</text:p>
          </table:table-cell>
          <table:table-cell office:value-type="float" office:value="-21.02" table:style-name="ce9">
            <text:p>-21,02</text:p>
          </table:table-cell>
          <table:table-cell office:value-type="float" office:value="1.1000000000000001" table:style-name="ce9">
            <text:p>1,10</text:p>
          </table:table-cell>
          <table:table-cell office:value-type="float" office:value="-23.1" table:style-name="ce9">
            <text:p>-23,10</text:p>
          </table:table-cell>
          <table:table-cell office:value-type="string" office:string-value="TP467" table:formula="of:=UPPER(VLOOKUP(CONCATENATE(&quot;16&quot;;[.L25]);[ONUS_KM43.$A:.$AK];6;))" table:style-name="ce5">
            <text:p>TP467</text:p>
          </table:table-cell>
          <table:table-cell office:value-type="float" office:value="26" table:style-name="ce1">
            <text:p>26</text:p>
          </table:table-cell>
          <table:table-cell office:value-type="float" office:value="-25.08" table:style-name="ce9">
            <text:p>-25,08</text:p>
          </table:table-cell>
          <table:table-cell office:value-type="float" office:value="1.56" table:style-name="ce9">
            <text:p>1,56</text:p>
          </table:table-cell>
          <table:table-cell office:value-type="float" office:value="-26.03" table:style-name="ce9">
            <text:p>-26,03</text:p>
          </table:table-cell>
          <table:table-cell office:value-type="string" office:string-value="VSOL002" table:formula="of:=UPPER(VLOOKUP(CONCATENATE(&quot;17&quot;;[.Q25]);[ONUS_KM43.$A:.$AK];6;))" table:style-name="ce5">
            <text:p>VSOL002</text:p>
          </table:table-cell>
          <table:table-cell office:value-type="float" office:value="24" table:style-name="ce1">
            <text:p>24</text:p>
          </table:table-cell>
          <table:table-cell office:value-type="float" office:value="-19.91" table:style-name="ce9">
            <text:p>-19,91</text:p>
          </table:table-cell>
          <table:table-cell office:value-type="float" office:value="2.11" table:style-name="ce9">
            <text:p>2,11</text:p>
          </table:table-cell>
          <table:table-cell office:value-type="float" office:value="-21.43" table:style-name="ce9">
            <text:p>-21,43</text:p>
          </table:table-cell>
          <table:table-cell office:value-type="string" office:string-value="TP476" table:formula="of:=UPPER(VLOOKUP(CONCATENATE(&quot;18&quot;;[.V25]);[ONUS_KM43.$A:.$AK];6;))" table:style-name="ce5">
            <text:p>TP476</text:p>
          </table:table-cell>
          <table:table-cell office:value-type="float" office:value="24" table:style-name="ce1">
            <text:p>24</text:p>
          </table:table-cell>
          <table:table-cell office:value-type="float" office:value="-23.37" table:style-name="ce9">
            <text:p>-23,37</text:p>
          </table:table-cell>
          <table:table-cell office:value-type="float" office:value="1.21" table:style-name="ce9">
            <text:p>1,21</text:p>
          </table:table-cell>
          <table:table-cell office:value-type="float" office:value="-24.69" table:style-name="ce9">
            <text:p>-24,69</text:p>
          </table:table-cell>
          <table:table-cell office:value-type="string" office:string-value="TP393" table:formula="of:=UPPER(VLOOKUP(CONCATENATE(&quot;19&quot;;[.AA25]);[ONUS_KM43.$A:.$AK];6;))" table:style-name="ce5">
            <text:p>TP393</text:p>
          </table:table-cell>
          <table:table-cell office:value-type="float" office:value="23" table:style-name="ce1">
            <text:p>23</text:p>
          </table:table-cell>
          <table:table-cell office:value-type="float" office:value="-30" table:style-name="ce9">
            <text:p>-30,00</text:p>
          </table:table-cell>
          <table:table-cell office:value-type="float" office:value="1.07" table:style-name="ce9">
            <text:p>1,07</text:p>
          </table:table-cell>
          <table:table-cell office:value-type="float" office:value="-25.86" table:style-name="ce9">
            <text:p>-25,86</text:p>
          </table:table-cell>
          <table:table-cell table:number-columns-repeated="5" table:style-name="ce1"/>
          <table:table-cell office:value-type="string" office:string-value="VSOL083" table:formula="of:=UPPER(VLOOKUP(CONCATENATE(&quot;111&quot;;[.AK25]);[ONUS_KM43.$A:.$AK];6;))" table:style-name="ce5">
            <text:p>VSOL083</text:p>
          </table:table-cell>
          <table:table-cell office:value-type="float" office:value="24" table:style-name="ce1">
            <text:p>24</text:p>
          </table:table-cell>
          <table:table-cell office:value-type="float" office:value="-17.57" table:style-name="ce1">
            <text:p>-17,57</text:p>
          </table:table-cell>
          <table:table-cell office:value-type="float" office:value="1.98" table:style-name="ce1">
            <text:p>1,98</text:p>
          </table:table-cell>
          <table:table-cell office:value-type="float" office:value="-18.829999999999998" table:style-name="ce1">
            <text:p>-18,83</text:p>
          </table:table-cell>
          <table:table-cell table:number-columns-repeated="15" table:style-name="ce1"/>
          <table:table-cell office:value-type="string" office:string-value="TP325" table:formula="of:=UPPER(VLOOKUP(CONCATENATE(&quot;115&quot;;[.BE25]);[ONUS_KM43.$A:.$AK];6;))" table:style-name="ce5">
            <text:p>TP325</text:p>
          </table:table-cell>
          <table:table-cell office:value-type="float" office:value="27" table:style-name="ce1">
            <text:p>27</text:p>
          </table:table-cell>
          <table:table-cell office:value-type="float" office:value="-27.21" table:style-name="ce1">
            <text:p>-27,21</text:p>
          </table:table-cell>
          <table:table-cell office:value-type="float" office:value="1.52" table:style-name="ce1">
            <text:p>1,52</text:p>
          </table:table-cell>
          <table:table-cell office:value-type="float" office:value="-23.67" table:style-name="ce1">
            <text:p>-23,67</text:p>
          </table:table-cell>
          <table:table-cell table:number-columns-repeated="16324"/>
        </table:table-row>
        <table:table-row table:style-name="ro2">
          <table:table-cell office:value-type="string" office:string-value="VSOL059" table:formula="of:=UPPER(VLOOKUP(CONCATENATE(&quot;13&quot;;[.B26]);[ONUS_KM43.$A:.$AK];6;))" table:style-name="ce5">
            <text:p>VSOL059</text:p>
          </table:table-cell>
          <table:table-cell office:value-type="float" office:value="25" table:style-name="ce1">
            <text:p>25</text:p>
          </table:table-cell>
          <table:table-cell office:value-type="float" office:value="-19.059999999999999" table:style-name="ce9">
            <text:p>-19,06</text:p>
          </table:table-cell>
          <table:table-cell office:value-type="float" office:value="1.77" table:style-name="ce1">
            <text:p>1,77</text:p>
          </table:table-cell>
          <table:table-cell office:value-type="float" office:value="-20.18" table:style-name="ce1">
            <text:p>-20,18</text:p>
          </table:table-cell>
          <table:table-cell office:value-type="string" office:string-value="Q504" table:formula="of:=UPPER(VLOOKUP(CONCATENATE(&quot;15&quot;;[.G26]);[ONUS_KM43.$A:.$AK];6;))" table:style-name="ce5">
            <text:p>Q504</text:p>
          </table:table-cell>
          <table:table-cell office:value-type="float" office:value="26" table:style-name="ce1">
            <text:p>26</text:p>
          </table:table-cell>
          <table:table-cell office:value-type="float" office:value="-22.21" table:style-name="ce9">
            <text:p>-22,21</text:p>
          </table:table-cell>
          <table:table-cell office:value-type="float" office:value="2.25" table:style-name="ce9">
            <text:p>2,25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TP422" table:formula="of:=UPPER(VLOOKUP(CONCATENATE(&quot;16&quot;;[.L26]);[ONUS_KM43.$A:.$AK];6;))" table:style-name="ce5">
            <text:p>TP422</text:p>
          </table:table-cell>
          <table:table-cell office:value-type="float" office:value="27" table:style-name="ce1">
            <text:p>27</text:p>
          </table:table-cell>
          <table:table-cell office:value-type="float" office:value="-24.43" table:style-name="ce9">
            <text:p>-24,43</text:p>
          </table:table-cell>
          <table:table-cell office:value-type="float" office:value="1.31" table:style-name="ce9">
            <text:p>1,31</text:p>
          </table:table-cell>
          <table:table-cell office:value-type="float" office:value="-23.98" table:style-name="ce9">
            <text:p>-23,98</text:p>
          </table:table-cell>
          <table:table-cell office:value-type="string" office:string-value="R588" table:formula="of:=UPPER(VLOOKUP(CONCATENATE(&quot;17&quot;;[.Q26]);[ONUS_KM43.$A:.$AK];6;))" table:style-name="ce5">
            <text:p>R588</text:p>
          </table:table-cell>
          <table:table-cell office:value-type="float" office:value="25" table:style-name="ce1">
            <text:p>25</text:p>
          </table:table-cell>
          <table:table-cell office:value-type="float" office:value="-22.22" table:style-name="ce9">
            <text:p>-22,22</text:p>
          </table:table-cell>
          <table:table-cell office:value-type="float" office:value="2.66" table:style-name="ce9">
            <text:p>2,66</text:p>
          </table:table-cell>
          <table:table-cell office:value-type="float" office:value="-23.19" table:style-name="ce9">
            <text:p>-23,19</text:p>
          </table:table-cell>
          <table:table-cell office:value-type="string" office:string-value="TP456" table:formula="of:=UPPER(VLOOKUP(CONCATENATE(&quot;18&quot;;[.V26]);[ONUS_KM43.$A:.$AK];6;))" table:style-name="ce5">
            <text:p>TP456</text:p>
          </table:table-cell>
          <table:table-cell office:value-type="float" office:value="25" table:style-name="ce1">
            <text:p>25</text:p>
          </table:table-cell>
          <table:table-cell office:value-type="float" office:value="-21.61" table:style-name="ce9">
            <text:p>-21,61</text:p>
          </table:table-cell>
          <table:table-cell office:value-type="float" office:value="0.82" table:style-name="ce9">
            <text:p>0,82</text:p>
          </table:table-cell>
          <table:table-cell office:value-type="float" office:value="-23.1" table:style-name="ce9">
            <text:p>-23,10</text:p>
          </table:table-cell>
          <table:table-cell office:value-type="string" office:string-value="TP222" table:formula="of:=UPPER(VLOOKUP(CONCATENATE(&quot;19&quot;;[.AA26]);[ONUS_KM43.$A:.$AK];6;))" table:style-name="ce5">
            <text:p>TP222</text:p>
          </table:table-cell>
          <table:table-cell office:value-type="float" office:value="25" table:style-name="ce1">
            <text:p>25</text:p>
          </table:table-cell>
          <table:table-cell office:value-type="float" office:value="-24.68" table:style-name="ce9">
            <text:p>-24,68</text:p>
          </table:table-cell>
          <table:table-cell office:value-type="float" office:value="1.45" table:style-name="ce9">
            <text:p>1,45</text:p>
          </table:table-cell>
          <table:table-cell office:value-type="float" office:value="-23.28" table:style-name="ce9">
            <text:p>-23,28</text:p>
          </table:table-cell>
          <table:table-cell table:number-columns-repeated="25" table:style-name="ce1"/>
          <table:table-cell office:value-type="string" office:string-value="VSOL050" table:formula="of:=UPPER(VLOOKUP(CONCATENATE(&quot;115&quot;;[.BE26]);[ONUS_KM43.$A:.$AK];6;))" table:style-name="ce5">
            <text:p>VSOL050</text:p>
          </table:table-cell>
          <table:table-cell office:value-type="float" office:value="28" table:style-name="ce1">
            <text:p>28</text:p>
          </table:table-cell>
          <table:table-cell office:value-type="float" office:value="-26.38" table:style-name="ce1">
            <text:p>-26,3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-22.6" table:style-name="ce1">
            <text:p>-22,6</text:p>
          </table:table-cell>
          <table:table-cell table:number-columns-repeated="16324"/>
        </table:table-row>
        <table:table-row table:style-name="ro2">
          <table:table-cell office:value-type="string" office:string-value="VSOL058" table:formula="of:=UPPER(VLOOKUP(CONCATENATE(&quot;13&quot;;[.B27]);[ONUS_KM43.$A:.$AK];6;))" table:style-name="ce5">
            <text:p>VSOL058</text:p>
          </table:table-cell>
          <table:table-cell office:value-type="float" office:value="26" table:style-name="ce1">
            <text:p>26</text:p>
          </table:table-cell>
          <table:table-cell office:value-type="float" office:value="-17.850000000000001" table:style-name="ce9">
            <text:p>-17,85</text:p>
          </table:table-cell>
          <table:table-cell office:value-type="float" office:value="1.89" table:style-name="ce1">
            <text:p>1,89</text:p>
          </table:table-cell>
          <table:table-cell office:value-type="float" office:value="-19.07" table:style-name="ce1">
            <text:p>-19,07</text:p>
          </table:table-cell>
          <table:table-cell office:value-type="string" office:string-value="TP470" table:formula="of:=UPPER(VLOOKUP(CONCATENATE(&quot;15&quot;;[.G27]);[ONUS_KM43.$A:.$AK];6;))" table:style-name="ce5">
            <text:p>TP470</text:p>
          </table:table-cell>
          <table:table-cell office:value-type="float" office:value="27" table:style-name="ce1">
            <text:p>27</text:p>
          </table:table-cell>
          <table:table-cell office:value-type="float" office:value="-21.94" table:style-name="ce9">
            <text:p>-21,94</text:p>
          </table:table-cell>
          <table:table-cell office:value-type="float" office:value="1.05" table:style-name="ce9">
            <text:p>1,05</text:p>
          </table:table-cell>
          <table:table-cell office:value-type="float" office:value="-22.6" table:style-name="ce9">
            <text:p>-22,60</text:p>
          </table:table-cell>
          <table:table-cell office:value-type="string" office:string-value="TP416" table:formula="of:=UPPER(VLOOKUP(CONCATENATE(&quot;16&quot;;[.L27]);[ONUS_KM43.$A:.$AK];6;))" table:style-name="ce5">
            <text:p>TP416</text:p>
          </table:table-cell>
          <table:table-cell office:value-type="float" office:value="28" table:style-name="ce1">
            <text:p>28</text:p>
          </table:table-cell>
          <table:table-cell office:value-type="float" office:value="-24.09" table:style-name="ce9">
            <text:p>-24,09</text:p>
          </table:table-cell>
          <table:table-cell office:value-type="float" office:value="1.63" table:style-name="ce9">
            <text:p>1,63</text:p>
          </table:table-cell>
          <table:table-cell office:value-type="float" office:value="-25.69" table:style-name="ce9">
            <text:p>-25,69</text:p>
          </table:table-cell>
          <table:table-cell office:value-type="string" office:string-value="R607" table:formula="of:=UPPER(VLOOKUP(CONCATENATE(&quot;17&quot;;[.Q27]);[ONUS_KM43.$A:.$AK];6;))" table:style-name="ce5">
            <text:p>R607</text:p>
          </table:table-cell>
          <table:table-cell office:value-type="float" office:value="26" table:style-name="ce1">
            <text:p>26</text:p>
          </table:table-cell>
          <table:table-cell office:value-type="float" office:value="-21.8" table:style-name="ce9">
            <text:p>-21,80</text:p>
          </table:table-cell>
          <table:table-cell office:value-type="float" office:value="2.2999999999999998" table:style-name="ce9">
            <text:p>2,30</text:p>
          </table:table-cell>
          <table:table-cell office:value-type="float" office:value="-23.38" table:style-name="ce9">
            <text:p>-23,38</text:p>
          </table:table-cell>
          <table:table-cell office:value-type="string" office:string-value="TP462" table:formula="of:=UPPER(VLOOKUP(CONCATENATE(&quot;18&quot;;[.V27]);[ONUS_KM43.$A:.$AK];6;))" table:style-name="ce5">
            <text:p>TP462</text:p>
          </table:table-cell>
          <table:table-cell office:value-type="float" office:value="26" table:style-name="ce1">
            <text:p>26</text:p>
          </table:table-cell>
          <table:table-cell office:value-type="float" office:value="-22.52" table:style-name="ce9">
            <text:p>-22,52</text:p>
          </table:table-cell>
          <table:table-cell office:value-type="float" office:value="1.22" table:style-name="ce9">
            <text:p>1,22</text:p>
          </table:table-cell>
          <table:table-cell office:value-type="float" office:value="-23.98" table:style-name="ce9">
            <text:p>-23,98</text:p>
          </table:table-cell>
          <table:table-cell office:value-type="string" office:string-value="KQ292" table:formula="of:=UPPER(VLOOKUP(CONCATENATE(&quot;19&quot;;[.AA27]);[ONUS_KM43.$A:.$AK];6;))" table:style-name="ce5">
            <text:p>KQ292</text:p>
          </table:table-cell>
          <table:table-cell office:value-type="float" office:value="26" table:style-name="ce1">
            <text:p>26</text:p>
          </table:table-cell>
          <table:table-cell office:value-type="float" office:value="-21.42" table:style-name="ce9">
            <text:p>-21,42</text:p>
          </table:table-cell>
          <table:table-cell office:value-type="float" office:value="2.39" table:style-name="ce9">
            <text:p>2,39</text:p>
          </table:table-cell>
          <table:table-cell office:value-type="float" office:value="-23.77" table:style-name="ce9">
            <text:p>-23,77</text:p>
          </table:table-cell>
          <table:table-cell table:number-columns-repeated="25" table:style-name="ce1"/>
          <table:table-cell office:value-type="float" office:value="0" table:formula="of:=UPPER(VLOOKUP(CONCATENATE(&quot;115&quot;;[.BE27]);[ONUS_KM43.$A:.$AK];6;))" table:style-name="ce5">
            <text:p>#N/D</text:p>
          </table:table-cell>
          <table:table-cell office:value-type="float" office:value="29" table:style-name="ce1">
            <text:p>29</text:p>
          </table:table-cell>
          <table:table-cell office:value-type="float" office:value="-28.54" table:style-name="ce1">
            <text:p>-28,54</text:p>
          </table:table-cell>
          <table:table-cell office:value-type="float" office:value="1.42" table:style-name="ce1">
            <text:p>1,42</text:p>
          </table:table-cell>
          <table:table-cell office:value-type="float" office:value="-25.69" table:style-name="ce1">
            <text:p>-25,69</text:p>
          </table:table-cell>
          <table:table-cell table:number-columns-repeated="16324"/>
        </table:table-row>
        <table:table-row table:style-name="ro2">
          <table:table-cell office:value-type="string" office:string-value="SU013" table:formula="of:=UPPER(VLOOKUP(CONCATENATE(&quot;13&quot;;[.B28]);[ONUS_KM43.$A:.$AK];6;))" table:style-name="ce5">
            <text:p>SU013</text:p>
          </table:table-cell>
          <table:table-cell office:value-type="float" office:value="27" table:style-name="ce1">
            <text:p>27</text:p>
          </table:table-cell>
          <table:table-cell office:value-type="float" office:value="-19.54" table:style-name="ce9">
            <text:p>-19,54</text:p>
          </table:table-cell>
          <table:table-cell office:value-type="float" office:value="1.51" table:style-name="ce1">
            <text:p>1,51</text:p>
          </table:table-cell>
          <table:table-cell office:value-type="float" office:value="-20.18" table:style-name="ce1">
            <text:p>-20,18</text:p>
          </table:table-cell>
          <table:table-cell office:value-type="string" office:string-value="TP475" table:formula="of:=UPPER(VLOOKUP(CONCATENATE(&quot;15&quot;;[.G28]);[ONUS_KM43.$A:.$AK];6;))" table:style-name="ce5">
            <text:p>TP475</text:p>
          </table:table-cell>
          <table:table-cell office:value-type="float" office:value="28" table:style-name="ce1">
            <text:p>28</text:p>
          </table:table-cell>
          <table:table-cell office:value-type="float" office:value="-23.18" table:style-name="ce9">
            <text:p>-23,18</text:p>
          </table:table-cell>
          <table:table-cell office:value-type="float" office:value="1.21" table:style-name="ce9">
            <text:p>1,21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VSOL022" table:formula="of:=UPPER(VLOOKUP(CONCATENATE(&quot;16&quot;;[.L28]);[ONUS_KM43.$A:.$AK];6;))" table:style-name="ce5">
            <text:p>VSOL022</text:p>
          </table:table-cell>
          <table:table-cell office:value-type="float" office:value="29" table:style-name="ce1">
            <text:p>29</text:p>
          </table:table-cell>
          <table:table-cell office:value-type="float" office:value="-23.76" table:style-name="ce9">
            <text:p>-23,76</text:p>
          </table:table-cell>
          <table:table-cell office:value-type="float" office:value="2.14" table:style-name="ce9">
            <text:p>2,14</text:p>
          </table:table-cell>
          <table:table-cell office:value-type="float" office:value="-24.82" table:style-name="ce9">
            <text:p>-24,82</text:p>
          </table:table-cell>
          <table:table-cell office:value-type="string" office:string-value="R606" table:formula="of:=UPPER(VLOOKUP(CONCATENATE(&quot;17&quot;;[.Q28]);[ONUS_KM43.$A:.$AK];6;))" table:style-name="ce5">
            <text:p>R606</text:p>
          </table:table-cell>
          <table:table-cell office:value-type="float" office:value="27" table:style-name="ce1">
            <text:p>27</text:p>
          </table:table-cell>
          <table:table-cell office:value-type="float" office:value="-26.78" table:style-name="ce9">
            <text:p>-26,78</text:p>
          </table:table-cell>
          <table:table-cell office:value-type="float" office:value="2.2200000000000002" table:style-name="ce9">
            <text:p>2,22</text:p>
          </table:table-cell>
          <table:table-cell office:value-type="float" office:value="-27.45" table:style-name="ce9">
            <text:p>-27,45</text:p>
          </table:table-cell>
          <table:table-cell office:value-type="string" office:string-value="TP428" table:formula="of:=UPPER(VLOOKUP(CONCATENATE(&quot;18&quot;;[.V28]);[ONUS_KM43.$A:.$AK];6;))" table:style-name="ce5">
            <text:p>TP428</text:p>
          </table:table-cell>
          <table:table-cell office:value-type="float" office:value="27" table:style-name="ce1">
            <text:p>27</text:p>
          </table:table-cell>
          <table:table-cell office:value-type="float" office:value="-22.07" table:style-name="ce9">
            <text:p>-22,07</text:p>
          </table:table-cell>
          <table:table-cell office:value-type="float" office:value="1.1299999999999999" table:style-name="ce9">
            <text:p>1,13</text:p>
          </table:table-cell>
          <table:table-cell office:value-type="float" office:value="-25.23" table:style-name="ce9">
            <text:p>-25,23</text:p>
          </table:table-cell>
          <table:table-cell office:value-type="string" office:string-value="VSOL020" table:formula="of:=UPPER(VLOOKUP(CONCATENATE(&quot;19&quot;;[.AA28]);[ONUS_KM43.$A:.$AK];6;))" table:style-name="ce5">
            <text:p>VSOL020</text:p>
          </table:table-cell>
          <table:table-cell office:value-type="float" office:value="27" table:style-name="ce1">
            <text:p>27</text:p>
          </table:table-cell>
          <table:table-cell office:value-type="float" office:value="-26.38" table:style-name="ce9">
            <text:p>-26,38</text:p>
          </table:table-cell>
          <table:table-cell office:value-type="float" office:value="2.23" table:style-name="ce9">
            <text:p>2,23</text:p>
          </table:table-cell>
          <table:table-cell office:value-type="float" office:value="-24.21" table:style-name="ce9">
            <text:p>-24,21</text:p>
          </table:table-cell>
          <table:table-cell table:number-columns-repeated="25" table:style-name="ce1"/>
          <table:table-cell office:value-type="float" office:value="0" table:formula="of:=UPPER(VLOOKUP(CONCATENATE(&quot;115&quot;;[.BE28]);[ONUS_KM43.$A:.$AK];6;))" table:style-name="ce5">
            <text:p>#N/D</text:p>
          </table:table-cell>
          <table:table-cell office:value-type="float" office:value="30" table:style-name="ce1">
            <text:p>30</text:p>
          </table:table-cell>
          <table:table-cell office:value-type="float" office:value="-26.77" table:style-name="ce1">
            <text:p>-26,77</text:p>
          </table:table-cell>
          <table:table-cell office:value-type="float" office:value="1.66" table:style-name="ce1">
            <text:p>1,66</text:p>
          </table:table-cell>
          <table:table-cell office:value-type="float" office:value="-22.37" table:style-name="ce1">
            <text:p>-22,37</text:p>
          </table:table-cell>
          <table:table-cell table:number-columns-repeated="16324"/>
        </table:table-row>
        <table:table-row table:style-name="ro2">
          <table:table-cell office:value-type="float" office:value="0" table:formula="of:=UPPER(VLOOKUP(CONCATENATE(&quot;13&quot;;[.B29]);[ONUS_KM43.$A:.$AK];6;))" table:style-name="ce5">
            <text:p>#N/D</text:p>
          </table:table-cell>
          <table:table-cell office:value-type="float" office:value="28" table:style-name="ce1">
            <text:p>28</text:p>
          </table:table-cell>
          <table:table-cell office:value-type="float" office:value="-18.86" table:style-name="ce9">
            <text:p>-18,86</text:p>
          </table:table-cell>
          <table:table-cell office:value-type="float" office:value="1.7" table:style-name="ce1">
            <text:p>1,7</text:p>
          </table:table-cell>
          <table:table-cell office:value-type="float" office:value="-19.670000000000002" table:style-name="ce1">
            <text:p>-19,67</text:p>
          </table:table-cell>
          <table:table-cell office:value-type="string" office:string-value="TP421" table:formula="of:=UPPER(VLOOKUP(CONCATENATE(&quot;15&quot;;[.G29]);[ONUS_KM43.$A:.$AK];6;))" table:style-name="ce5">
            <text:p>TP421</text:p>
          </table:table-cell>
          <table:table-cell office:value-type="float" office:value="29" table:style-name="ce1">
            <text:p>29</text:p>
          </table:table-cell>
          <table:table-cell office:value-type="float" office:value="-22.44" table:style-name="ce9">
            <text:p>-22,44</text:p>
          </table:table-cell>
          <table:table-cell office:value-type="float" office:value="1.02" table:style-name="ce9">
            <text:p>1,02</text:p>
          </table:table-cell>
          <table:table-cell office:value-type="float" office:value="-22.84" table:style-name="ce9">
            <text:p>-22,84</text:p>
          </table:table-cell>
          <table:table-cell office:value-type="string" office:string-value="TP417" table:formula="of:=UPPER(VLOOKUP(CONCATENATE(&quot;16&quot;;[.L29]);[ONUS_KM43.$A:.$AK];6;))" table:style-name="ce5">
            <text:p>TP417</text:p>
          </table:table-cell>
          <table:table-cell office:value-type="float" office:value="30" table:style-name="ce1">
            <text:p>30</text:p>
          </table:table-cell>
          <table:table-cell office:value-type="float" office:value="-22.92" table:style-name="ce9">
            <text:p>-22,92</text:p>
          </table:table-cell>
          <table:table-cell office:value-type="float" office:value="1.26" table:style-name="ce9">
            <text:p>1,26</text:p>
          </table:table-cell>
          <table:table-cell office:value-type="float" office:value="-24.32" table:style-name="ce9">
            <text:p>-24,32</text:p>
          </table:table-cell>
          <table:table-cell office:value-type="string" office:string-value="KP271" table:formula="of:=UPPER(VLOOKUP(CONCATENATE(&quot;17&quot;;[.Q29]);[ONUS_KM43.$A:.$AK];6;))" table:style-name="ce5">
            <text:p>KP271</text:p>
          </table:table-cell>
          <table:table-cell office:value-type="float" office:value="28" table:style-name="ce1">
            <text:p>28</text:p>
          </table:table-cell>
          <table:table-cell office:value-type="float" office:value="-26.38" table:style-name="ce9">
            <text:p>-26,38</text:p>
          </table:table-cell>
          <table:table-cell office:value-type="float" office:value="2.35" table:style-name="ce9">
            <text:p>2,35</text:p>
          </table:table-cell>
          <table:table-cell office:value-type="float" office:value="-24.09" table:style-name="ce9">
            <text:p>-24,09</text:p>
          </table:table-cell>
          <table:table-cell office:value-type="string" office:string-value="KQ410" table:formula="of:=UPPER(VLOOKUP(CONCATENATE(&quot;18&quot;;[.V29]);[ONUS_KM43.$A:.$AK];6;))" table:style-name="ce5">
            <text:p>KQ410</text:p>
          </table:table-cell>
          <table:table-cell office:value-type="float" office:value="28" table:style-name="ce1">
            <text:p>28</text:p>
          </table:table-cell>
          <table:table-cell office:value-type="float" office:value="-26.03" table:style-name="ce9">
            <text:p>-26,03</text:p>
          </table:table-cell>
          <table:table-cell office:value-type="float" office:value="1.93" table:style-name="ce9">
            <text:p>1,93</text:p>
          </table:table-cell>
          <table:table-cell office:value-type="float" office:value="-27.22" table:style-name="ce9">
            <text:p>-27,22</text:p>
          </table:table-cell>
          <table:table-cell office:value-type="string" office:string-value="TM93" table:formula="of:=UPPER(VLOOKUP(CONCATENATE(&quot;19&quot;;[.AA29]);[ONUS_KM43.$A:.$AK];6;))" table:style-name="ce5">
            <text:p>TM93</text:p>
          </table:table-cell>
          <table:table-cell office:value-type="float" office:value="29" table:style-name="ce1">
            <text:p>29</text:p>
          </table:table-cell>
          <table:table-cell office:value-type="float" office:value="-24.31" table:style-name="ce9">
            <text:p>-24,31</text:p>
          </table:table-cell>
          <table:table-cell office:value-type="float" office:value="1.99" table:style-name="ce9">
            <text:p>1,99</text:p>
          </table:table-cell>
          <table:table-cell office:value-type="float" office:value="-22.52" table:style-name="ce9">
            <text:p>-22,52</text:p>
          </table:table-cell>
          <table:table-cell table:number-columns-repeated="25" table:style-name="ce1"/>
          <table:table-cell office:value-type="float" office:value="0" table:formula="of:=UPPER(VLOOKUP(CONCATENATE(&quot;115&quot;;[.BE29]);[ONUS_KM43.$A:.$AK];6;))" table:style-name="ce5">
            <text:p>#N/D</text:p>
          </table:table-cell>
          <table:table-cell office:value-type="float" office:value="31" table:style-name="ce1">
            <text:p>31</text:p>
          </table:table-cell>
          <table:table-cell office:value-type="float" office:value="-27.69" table:style-name="ce1">
            <text:p>-27,69</text:p>
          </table:table-cell>
          <table:table-cell office:value-type="float" office:value="1.4" table:style-name="ce1">
            <text:p>1,4</text:p>
          </table:table-cell>
          <table:table-cell office:value-type="float" office:value="-24.82" table:style-name="ce1">
            <text:p>-24,82</text:p>
          </table:table-cell>
          <table:table-cell table:number-columns-repeated="16324"/>
        </table:table-row>
        <table:table-row table:style-name="ro2">
          <table:table-cell office:value-type="string" office:string-value="VSOL054" table:formula="of:=UPPER(VLOOKUP(CONCATENATE(&quot;13&quot;;[.B30]);[ONUS_KM43.$A:.$AK];6;))" table:style-name="ce5">
            <text:p>VSOL054</text:p>
          </table:table-cell>
          <table:table-cell office:value-type="float" office:value="29" table:style-name="ce1">
            <text:p>29</text:p>
          </table:table-cell>
          <table:table-cell office:value-type="float" office:value="-21.42" table:style-name="ce9">
            <text:p>-21,42</text:p>
          </table:table-cell>
          <table:table-cell office:value-type="float" office:value="2.04" table:style-name="ce1">
            <text:p>2,04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TP429" table:formula="of:=UPPER(VLOOKUP(CONCATENATE(&quot;15&quot;;[.G30]);[ONUS_KM43.$A:.$AK];6;))" table:style-name="ce5">
            <text:p>TP429</text:p>
          </table:table-cell>
          <table:table-cell office:value-type="float" office:value="30" table:style-name="ce1">
            <text:p>30</text:p>
          </table:table-cell>
          <table:table-cell office:value-type="float" office:value="-23.87" table:style-name="ce9">
            <text:p>-23,87</text:p>
          </table:table-cell>
          <table:table-cell office:value-type="float" office:value="1.21" table:style-name="ce9">
            <text:p>1,21</text:p>
          </table:table-cell>
          <table:table-cell office:value-type="float" office:value="-23.28" table:style-name="ce9">
            <text:p>-23,28</text:p>
          </table:table-cell>
          <table:table-cell office:value-type="string" office:string-value="TP501" table:formula="of:=UPPER(VLOOKUP(CONCATENATE(&quot;16&quot;;[.L30]);[ONUS_KM43.$A:.$AK];6;))" table:style-name="ce5">
            <text:p>TP501</text:p>
          </table:table-cell>
          <table:table-cell office:value-type="float" office:value="31" table:style-name="ce1">
            <text:p>31</text:p>
          </table:table-cell>
          <table:table-cell office:value-type="float" office:value="-24.2" table:style-name="ce9">
            <text:p>-24,20</text:p>
          </table:table-cell>
          <table:table-cell office:value-type="float" office:value="1.53" table:style-name="ce9">
            <text:p>1,53</text:p>
          </table:table-cell>
          <table:table-cell office:value-type="float" office:value="-24.95" table:style-name="ce9">
            <text:p>-24,95</text:p>
          </table:table-cell>
          <table:table-cell office:value-type="string" office:string-value="VO323" table:formula="of:=UPPER(VLOOKUP(CONCATENATE(&quot;17&quot;;[.Q30]);[ONUS_KM43.$A:.$AK];6;))" table:style-name="ce5">
            <text:p>VO323</text:p>
          </table:table-cell>
          <table:table-cell office:value-type="float" office:value="29" table:style-name="ce1">
            <text:p>29</text:p>
          </table:table-cell>
          <table:table-cell office:value-type="float" office:value="-21.36" table:style-name="ce9">
            <text:p>-21,36</text:p>
          </table:table-cell>
          <table:table-cell office:value-type="float" office:value="2.08" table:style-name="ce9">
            <text:p>2,08</text:p>
          </table:table-cell>
          <table:table-cell office:value-type="float" office:value="-21.49" table:style-name="ce9">
            <text:p>-21,49</text:p>
          </table:table-cell>
          <table:table-cell office:value-type="string" office:string-value="TP415" table:formula="of:=UPPER(VLOOKUP(CONCATENATE(&quot;18&quot;;[.V30]);[ONUS_KM43.$A:.$AK];6;))" table:style-name="ce5">
            <text:p>TP415</text:p>
          </table:table-cell>
          <table:table-cell office:value-type="float" office:value="29" table:style-name="ce1">
            <text:p>29</text:p>
          </table:table-cell>
          <table:table-cell office:value-type="float" office:value="-23.87" table:style-name="ce9">
            <text:p>-23,87</text:p>
          </table:table-cell>
          <table:table-cell office:value-type="float" office:value="1.54" table:style-name="ce9">
            <text:p>1,54</text:p>
          </table:table-cell>
          <table:table-cell office:value-type="float" office:value="-24.95" table:style-name="ce9">
            <text:p>-24,95</text:p>
          </table:table-cell>
          <table:table-cell office:value-type="string" office:string-value="TP035" table:formula="of:=UPPER(VLOOKUP(CONCATENATE(&quot;19&quot;;[.AA30]);[ONUS_KM43.$A:.$AK];6;))" table:style-name="ce5">
            <text:p>TP035</text:p>
          </table:table-cell>
          <table:table-cell office:value-type="float" office:value="30" table:style-name="ce1">
            <text:p>30</text:p>
          </table:table-cell>
          <table:table-cell office:value-type="float" office:value="-23.98" table:style-name="ce9">
            <text:p>-23,98</text:p>
          </table:table-cell>
          <table:table-cell office:value-type="float" office:value="1.38" table:style-name="ce9">
            <text:p>1,38</text:p>
          </table:table-cell>
          <table:table-cell office:value-type="float" office:value="-25.69" table:style-name="ce9">
            <text:p>-25,69</text:p>
          </table:table-cell>
          <table:table-cell table:number-columns-repeated="25" table:style-name="ce1"/>
          <table:table-cell office:value-type="float" office:value="0" table:formula="of:=UPPER(VLOOKUP(CONCATENATE(&quot;115&quot;;[.BE30]);[ONUS_KM43.$A:.$AK];6;))" table:style-name="ce5">
            <text:p>#N/D</text:p>
          </table:table-cell>
          <table:table-cell office:value-type="float" office:value="32" table:style-name="ce1">
            <text:p>32</text:p>
          </table:table-cell>
          <table:table-cell office:value-type="float" office:value="-33.97" table:style-name="ce1">
            <text:p>-33,97</text:p>
          </table:table-cell>
          <table:table-cell office:value-type="float" office:value="1.66" table:style-name="ce1">
            <text:p>1,66</text:p>
          </table:table-cell>
          <table:table-cell office:value-type="float" office:value="-29.59" table:style-name="ce1">
            <text:p>-29,59</text:p>
          </table:table-cell>
          <table:table-cell table:number-columns-repeated="16324"/>
        </table:table-row>
        <table:table-row table:style-name="ro2">
          <table:table-cell table:number-columns-repeated="5" table:style-name="ce1"/>
          <table:table-cell office:value-type="string" office:string-value="TP493" table:formula="of:=UPPER(VLOOKUP(CONCATENATE(&quot;15&quot;;[.G31]);[ONUS_KM43.$A:.$AK];6;))" table:style-name="ce5">
            <text:p>TP493</text:p>
          </table:table-cell>
          <table:table-cell office:value-type="float" office:value="31" table:style-name="ce1">
            <text:p>31</text:p>
          </table:table-cell>
          <table:table-cell office:value-type="float" office:value="-22.14" table:style-name="ce9">
            <text:p>-22,14</text:p>
          </table:table-cell>
          <table:table-cell office:value-type="float" office:value="1.37" table:style-name="ce9">
            <text:p>1,37</text:p>
          </table:table-cell>
          <table:table-cell office:value-type="float" office:value="-23.19" table:style-name="ce9">
            <text:p>-23,19</text:p>
          </table:table-cell>
          <table:table-cell office:value-type="string" office:string-value="TP553" table:formula="of:=UPPER(VLOOKUP(CONCATENATE(&quot;16&quot;;[.L31]);[ONUS_KM43.$A:.$AK];6;))" table:style-name="ce5">
            <text:p>TP553</text:p>
          </table:table-cell>
          <table:table-cell office:value-type="float" office:value="32" table:style-name="ce1">
            <text:p>32</text:p>
          </table:table-cell>
          <table:table-cell office:value-type="float" office:value="-25.68" table:style-name="ce9">
            <text:p>-25,68</text:p>
          </table:table-cell>
          <table:table-cell office:value-type="float" office:value="1.19" table:style-name="ce9">
            <text:p>1,19</text:p>
          </table:table-cell>
          <table:table-cell office:value-type="float" office:value="-25.38" table:style-name="ce9">
            <text:p>-25,38</text:p>
          </table:table-cell>
          <table:table-cell office:value-type="string" office:string-value="VN178" table:formula="of:=UPPER(VLOOKUP(CONCATENATE(&quot;17&quot;;[.Q31]);[ONUS_KM43.$A:.$AK];6;))" table:style-name="ce5">
            <text:p>VN178</text:p>
          </table:table-cell>
          <table:table-cell office:value-type="float" office:value="30" table:style-name="ce1">
            <text:p>30</text:p>
          </table:table-cell>
          <table:table-cell office:value-type="float" office:value="-23.81" table:style-name="ce9">
            <text:p>-23,81</text:p>
          </table:table-cell>
          <table:table-cell office:value-type="float" office:value="2.1" table:style-name="ce9">
            <text:p>2,10</text:p>
          </table:table-cell>
          <table:table-cell office:value-type="float" office:value="-22.84" table:style-name="ce9">
            <text:p>-22,84</text:p>
          </table:table-cell>
          <table:table-cell office:value-type="string" office:string-value="TP560" table:formula="of:=UPPER(VLOOKUP(CONCATENATE(&quot;18&quot;;[.V31]);[ONUS_KM43.$A:.$AK];6;))" table:style-name="ce5">
            <text:p>TP560</text:p>
          </table:table-cell>
          <table:table-cell office:value-type="float" office:value="30" table:style-name="ce1">
            <text:p>30</text:p>
          </table:table-cell>
          <table:table-cell office:value-type="float" office:value="-23.37" table:style-name="ce9">
            <text:p>-23,37</text:p>
          </table:table-cell>
          <table:table-cell office:value-type="float" office:value="0.98" table:style-name="ce9">
            <text:p>0,98</text:p>
          </table:table-cell>
          <table:table-cell office:value-type="float" office:value="-23.19" table:style-name="ce9">
            <text:p>-23,19</text:p>
          </table:table-cell>
          <table:table-cell office:value-type="string" office:string-value="TP040" table:formula="of:=UPPER(VLOOKUP(CONCATENATE(&quot;19&quot;;[.AA31]);[ONUS_KM43.$A:.$AK];6;))" table:style-name="ce5">
            <text:p>TP040</text:p>
          </table:table-cell>
          <table:table-cell office:value-type="float" office:value="31" table:style-name="ce1">
            <text:p>31</text:p>
          </table:table-cell>
          <table:table-cell office:value-type="float" office:value="-23.56" table:style-name="ce9">
            <text:p>-23,56</text:p>
          </table:table-cell>
          <table:table-cell office:value-type="float" office:value="1.33" table:style-name="ce9">
            <text:p>1,33</text:p>
          </table:table-cell>
          <table:table-cell office:value-type="float" office:value="-22.3" table:style-name="ce9">
            <text:p>-22,30</text:p>
          </table:table-cell>
          <table:table-cell table:number-columns-repeated="25" table:style-name="ce1"/>
          <table:table-cell office:value-type="float" office:value="0" table:formula="of:=UPPER(VLOOKUP(CONCATENATE(&quot;115&quot;;[.BE31]);[ONUS_KM43.$A:.$AK];6;))" table:style-name="ce5">
            <text:p>#N/D</text:p>
          </table:table-cell>
          <table:table-cell office:value-type="float" office:value="33" table:style-name="ce1">
            <text:p>33</text:p>
          </table:table-cell>
          <table:table-cell office:value-type="float" office:value="-30" table:style-name="ce1">
            <text:p>-30</text:p>
          </table:table-cell>
          <table:table-cell office:value-type="float" office:value="1.42" table:style-name="ce1">
            <text:p>1,42</text:p>
          </table:table-cell>
          <table:table-cell office:value-type="float" office:value="-25.86" table:style-name="ce1">
            <text:p>-25,86</text:p>
          </table:table-cell>
          <table:table-cell table:number-columns-repeated="16324"/>
        </table:table-row>
        <table:table-row table:style-name="ro2">
          <table:table-cell table:number-columns-repeated="5" table:style-name="ce1"/>
          <table:table-cell office:value-type="string" office:string-value="TP427" table:formula="of:=UPPER(VLOOKUP(CONCATENATE(&quot;15&quot;;[.G32]);[ONUS_KM43.$A:.$AK];6;))" table:style-name="ce5">
            <text:p>TP427</text:p>
          </table:table-cell>
          <table:table-cell office:value-type="float" office:value="32" table:style-name="ce1">
            <text:p>32</text:p>
          </table:table-cell>
          <table:table-cell office:value-type="float" office:value="-22.67" table:style-name="ce9">
            <text:p>-22,67</text:p>
          </table:table-cell>
          <table:table-cell office:value-type="float" office:value="1.46" table:style-name="ce9">
            <text:p>1,46</text:p>
          </table:table-cell>
          <table:table-cell office:value-type="float" office:value="-23.19" table:style-name="ce9">
            <text:p>-23,19</text:p>
          </table:table-cell>
          <table:table-cell office:value-type="string" office:string-value="TP556" table:formula="of:=UPPER(VLOOKUP(CONCATENATE(&quot;16&quot;;[.L32]);[ONUS_KM43.$A:.$AK];6;))" table:style-name="ce5">
            <text:p>TP556</text:p>
          </table:table-cell>
          <table:table-cell office:value-type="float" office:value="33" table:style-name="ce1">
            <text:p>33</text:p>
          </table:table-cell>
          <table:table-cell office:value-type="float" office:value="-24.68" table:style-name="ce9">
            <text:p>-24,68</text:p>
          </table:table-cell>
          <table:table-cell office:value-type="float" office:value="1.42" table:style-name="ce9">
            <text:p>1,42</text:p>
          </table:table-cell>
          <table:table-cell office:value-type="float" office:value="-25.38" table:style-name="ce9">
            <text:p>-25,38</text:p>
          </table:table-cell>
          <table:table-cell office:value-type="string" office:string-value="VN279" table:formula="of:=UPPER(VLOOKUP(CONCATENATE(&quot;17&quot;;[.Q32]);[ONUS_KM43.$A:.$AK];6;))" table:style-name="ce5">
            <text:p>VN279</text:p>
          </table:table-cell>
          <table:table-cell office:value-type="float" office:value="31" table:style-name="ce1">
            <text:p>31</text:p>
          </table:table-cell>
          <table:table-cell office:value-type="float" office:value="-22.84" table:style-name="ce9">
            <text:p>-22,84</text:p>
          </table:table-cell>
          <table:table-cell office:value-type="float" office:value="2.12" table:style-name="ce9">
            <text:p>2,12</text:p>
          </table:table-cell>
          <table:table-cell office:value-type="float" office:value="-24.56" table:style-name="ce9">
            <text:p>-24,56</text:p>
          </table:table-cell>
          <table:table-cell office:value-type="string" office:string-value="KQ387" table:formula="of:=UPPER(VLOOKUP(CONCATENATE(&quot;18&quot;;[.V32]);[ONUS_KM43.$A:.$AK];6;))" table:style-name="ce5">
            <text:p>KQ387</text:p>
          </table:table-cell>
          <table:table-cell office:value-type="float" office:value="31" table:style-name="ce1">
            <text:p>31</text:p>
          </table:table-cell>
          <table:table-cell office:value-type="float" office:value="-22.75" table:style-name="ce9">
            <text:p>-22,75</text:p>
          </table:table-cell>
          <table:table-cell office:value-type="float" office:value="1.59" table:style-name="ce9">
            <text:p>1,59</text:p>
          </table:table-cell>
          <table:table-cell office:value-type="float" office:value="-23.88" table:style-name="ce9">
            <text:p>-23,88</text:p>
          </table:table-cell>
          <table:table-cell office:value-type="string" office:string-value="TP058" table:formula="of:=UPPER(VLOOKUP(CONCATENATE(&quot;19&quot;;[.AA32]);[ONUS_KM43.$A:.$AK];6;))" table:style-name="ce5">
            <text:p>TP058</text:p>
          </table:table-cell>
          <table:table-cell office:value-type="float" office:value="32" table:style-name="ce1">
            <text:p>32</text:p>
          </table:table-cell>
          <table:table-cell office:value-type="float" office:value="-25.37" table:style-name="ce9">
            <text:p>-25,37</text:p>
          </table:table-cell>
          <table:table-cell office:value-type="float" office:value="0.96" table:style-name="ce9">
            <text:p>0,96</text:p>
          </table:table-cell>
          <table:table-cell office:value-type="float" office:value="-24.09" table:style-name="ce9">
            <text:p>-24,09</text:p>
          </table:table-cell>
          <table:table-cell table:number-columns-repeated="25" table:style-name="ce1"/>
          <table:table-cell office:value-type="float" office:value="0" table:formula="of:=UPPER(VLOOKUP(CONCATENATE(&quot;115&quot;;[.BE32]);[ONUS_KM43.$A:.$AK];6;))" table:style-name="ce5">
            <text:p>#N/D</text:p>
          </table:table-cell>
          <table:table-cell office:value-type="float" office:value="34" table:style-name="ce1">
            <text:p>34</text:p>
          </table:table-cell>
          <table:table-cell office:value-type="float" office:value="-27.21" table:style-name="ce1">
            <text:p>-27,21</text:p>
          </table:table-cell>
          <table:table-cell office:value-type="float" office:value="1.6" table:style-name="ce1">
            <text:p>1,6</text:p>
          </table:table-cell>
          <table:table-cell office:value-type="float" office:value="-23.88" table:style-name="ce1">
            <text:p>-23,88</text:p>
          </table:table-cell>
          <table:table-cell table:number-columns-repeated="16324"/>
        </table:table-row>
        <table:table-row table:style-name="ro2">
          <table:table-cell table:number-columns-repeated="5"/>
          <table:table-cell office:value-type="string" office:string-value="TP433" table:formula="of:=UPPER(VLOOKUP(CONCATENATE(&quot;15&quot;;[.G33]);[ONUS_KM43.$A:.$AK];6;))" table:style-name="ce5">
            <text:p>TP433</text:p>
          </table:table-cell>
          <table:table-cell office:value-type="float" office:value="33" table:style-name="ce1">
            <text:p>33</text:p>
          </table:table-cell>
          <table:table-cell office:value-type="float" office:value="-20.97" table:style-name="ce9">
            <text:p>-20,97</text:p>
          </table:table-cell>
          <table:table-cell office:value-type="float" office:value="0.12" table:style-name="ce9">
            <text:p>0,12</text:p>
          </table:table-cell>
          <table:table-cell office:value-type="float" office:value="-22.93" table:style-name="ce9">
            <text:p>-22,93</text:p>
          </table:table-cell>
          <table:table-cell office:value-type="string" office:string-value="TP510" table:formula="of:=UPPER(VLOOKUP(CONCATENATE(&quot;16&quot;;[.L33]);[ONUS_KM43.$A:.$AK];6;))" table:style-name="ce5">
            <text:p>TP510</text:p>
          </table:table-cell>
          <table:table-cell office:value-type="float" office:value="34" table:style-name="ce1">
            <text:p>34</text:p>
          </table:table-cell>
          <table:table-cell office:value-type="float" office:value="-27.69" table:style-name="ce9">
            <text:p>-27,69</text:p>
          </table:table-cell>
          <table:table-cell office:value-type="float" office:value="1.2" table:style-name="ce9">
            <text:p>1,20</text:p>
          </table:table-cell>
          <table:table-cell office:value-type="float" office:value="-26.58" table:style-name="ce9">
            <text:p>-26,58</text:p>
          </table:table-cell>
          <table:table-cell office:value-type="string" office:string-value="VO142" table:formula="of:=UPPER(VLOOKUP(CONCATENATE(&quot;17&quot;;[.Q33]);[ONUS_KM43.$A:.$AK];6;))" table:style-name="ce5">
            <text:p>VO142</text:p>
          </table:table-cell>
          <table:table-cell office:value-type="float" office:value="32" table:style-name="ce1">
            <text:p>32</text:p>
          </table:table-cell>
          <table:table-cell office:value-type="float" office:value="-20.91" table:style-name="ce9">
            <text:p>-20,91</text:p>
          </table:table-cell>
          <table:table-cell office:value-type="float" office:value="0.83" table:style-name="ce9">
            <text:p>0,83</text:p>
          </table:table-cell>
          <table:table-cell office:value-type="float" office:value="-20.46" table:style-name="ce9">
            <text:p>-20,46</text:p>
          </table:table-cell>
          <table:table-cell office:value-type="string" office:string-value="VM83" table:formula="of:=UPPER(VLOOKUP(CONCATENATE(&quot;18&quot;;[.V33]);[ONUS_KM43.$A:.$AK];6;))" table:style-name="ce5">
            <text:p>VM83</text:p>
          </table:table-cell>
          <table:table-cell office:value-type="float" office:value="32" table:style-name="ce1">
            <text:p>32</text:p>
          </table:table-cell>
          <table:table-cell office:value-type="float" office:value="-24.2" table:style-name="ce9">
            <text:p>-24,20</text:p>
          </table:table-cell>
          <table:table-cell office:value-type="float" office:value="2.54" table:style-name="ce9">
            <text:p>2,54</text:p>
          </table:table-cell>
          <table:table-cell office:value-type="float" office:value="-25.53" table:style-name="ce9">
            <text:p>-25,53</text:p>
          </table:table-cell>
          <table:table-cell office:value-type="string" office:string-value="TP569" table:formula="of:=UPPER(VLOOKUP(CONCATENATE(&quot;19&quot;;[.AA33]);[ONUS_KM43.$A:.$AK];6;))" table:style-name="ce5">
            <text:p>TP569</text:p>
          </table:table-cell>
          <table:table-cell office:value-type="float" office:value="33" table:style-name="ce1">
            <text:p>33</text:p>
          </table:table-cell>
          <table:table-cell office:value-type="float" office:value="-20.13" table:style-name="ce9">
            <text:p>-20,13</text:p>
          </table:table-cell>
          <table:table-cell office:value-type="float" office:value="1.35" table:style-name="ce9">
            <text:p>1,35</text:p>
          </table:table-cell>
          <table:table-cell office:value-type="float" office:value="-22.22" table:style-name="ce9">
            <text:p>-22,2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66" table:formula="of:=UPPER(VLOOKUP(CONCATENATE(&quot;15&quot;;[.G34]);[ONUS_KM43.$A:.$AK];6;))" table:style-name="ce5">
            <text:p>TP566</text:p>
          </table:table-cell>
          <table:table-cell office:value-type="float" office:value="34" table:style-name="ce1">
            <text:p>34</text:p>
          </table:table-cell>
          <table:table-cell office:value-type="float" office:value="-24.2" table:style-name="ce9">
            <text:p>-24,20</text:p>
          </table:table-cell>
          <table:table-cell office:value-type="float" office:value="1.01" table:style-name="ce9">
            <text:p>1,01</text:p>
          </table:table-cell>
          <table:table-cell office:value-type="float" office:value="-26.03" table:style-name="ce9">
            <text:p>-26,03</text:p>
          </table:table-cell>
          <table:table-cell office:value-type="string" office:string-value="TP511" table:formula="of:=UPPER(VLOOKUP(CONCATENATE(&quot;16&quot;;[.L34]);[ONUS_KM43.$A:.$AK];6;))" table:style-name="ce5">
            <text:p>TP511</text:p>
          </table:table-cell>
          <table:table-cell office:value-type="float" office:value="35" table:style-name="ce1">
            <text:p>35</text:p>
          </table:table-cell>
          <table:table-cell office:value-type="float" office:value="-23.28" table:style-name="ce9">
            <text:p>-23,28</text:p>
          </table:table-cell>
          <table:table-cell office:value-type="float" office:value="1.1399999999999999" table:style-name="ce9">
            <text:p>1,14</text:p>
          </table:table-cell>
          <table:table-cell office:value-type="float" office:value="-24.21" table:style-name="ce9">
            <text:p>-24,21</text:p>
          </table:table-cell>
          <table:table-cell office:value-type="string" office:string-value="KQ235" table:formula="of:=UPPER(VLOOKUP(CONCATENATE(&quot;17&quot;;[.Q34]);[ONUS_KM43.$A:.$AK];6;))" table:style-name="ce5">
            <text:p>KQ235</text:p>
          </table:table-cell>
          <table:table-cell office:value-type="float" office:value="33" table:style-name="ce1">
            <text:p>33</text:p>
          </table:table-cell>
          <table:table-cell office:value-type="float" office:value="-25.55" table:style-name="ce9">
            <text:p>-25,55</text:p>
          </table:table-cell>
          <table:table-cell office:value-type="float" office:value="1.79" table:style-name="ce9">
            <text:p>1,79</text:p>
          </table:table-cell>
          <table:table-cell office:value-type="float" office:value="-24.69" table:style-name="ce9">
            <text:p>-24,69</text:p>
          </table:table-cell>
          <table:table-cell office:value-type="string" office:string-value="TP559" table:formula="of:=UPPER(VLOOKUP(CONCATENATE(&quot;18&quot;;[.V34]);[ONUS_KM43.$A:.$AK];6;))" table:style-name="ce5">
            <text:p>TP559</text:p>
          </table:table-cell>
          <table:table-cell office:value-type="float" office:value="33" table:style-name="ce1">
            <text:p>33</text:p>
          </table:table-cell>
          <table:table-cell office:value-type="float" office:value="-25.85" table:style-name="ce9">
            <text:p>-25,85</text:p>
          </table:table-cell>
          <table:table-cell office:value-type="float" office:value="0.94" table:style-name="ce9">
            <text:p>0,94</text:p>
          </table:table-cell>
          <table:table-cell office:value-type="float" office:value="-27.7" table:style-name="ce9">
            <text:p>-27,70</text:p>
          </table:table-cell>
          <table:table-cell office:value-type="string" office:string-value="HG8245V374" table:formula="of:=UPPER(VLOOKUP(CONCATENATE(&quot;19&quot;;[.AA34]);[ONUS_KM43.$A:.$AK];6;))" table:style-name="ce5">
            <text:p>HG8245V374</text:p>
          </table:table-cell>
          <table:table-cell office:value-type="float" office:value="34" table:style-name="ce1">
            <text:p>34</text:p>
          </table:table-cell>
          <table:table-cell office:value-type="float" office:value="-24.31" table:style-name="ce9">
            <text:p>-24,31</text:p>
          </table:table-cell>
          <table:table-cell office:value-type="float" office:value="1.96" table:style-name="ce9">
            <text:p>1,96</text:p>
          </table:table-cell>
          <table:table-cell office:value-type="float" office:value="-24.21" table:style-name="ce9">
            <text:p>-24,2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61" table:formula="of:=UPPER(VLOOKUP(CONCATENATE(&quot;15&quot;;[.G35]);[ONUS_KM43.$A:.$AK];6;))" table:style-name="ce5">
            <text:p>TP561</text:p>
          </table:table-cell>
          <table:table-cell office:value-type="float" office:value="36" table:style-name="ce1">
            <text:p>36</text:p>
          </table:table-cell>
          <table:table-cell office:value-type="float" office:value="-21.74" table:style-name="ce9">
            <text:p>-21,74</text:p>
          </table:table-cell>
          <table:table-cell office:value-type="float" office:value="1.1100000000000001" table:style-name="ce9">
            <text:p>1,11</text:p>
          </table:table-cell>
          <table:table-cell office:value-type="float" office:value="-22.76" table:style-name="ce9">
            <text:p>-22,76</text:p>
          </table:table-cell>
          <table:table-cell office:value-type="string" office:string-value="TP568" table:formula="of:=UPPER(VLOOKUP(CONCATENATE(&quot;16&quot;;[.L35]);[ONUS_KM43.$A:.$AK];6;))" table:style-name="ce5">
            <text:p>TP568</text:p>
          </table:table-cell>
          <table:table-cell office:value-type="float" office:value="36" table:style-name="ce1">
            <text:p>36</text:p>
          </table:table-cell>
          <table:table-cell office:value-type="float" office:value="-24.31" table:style-name="ce9">
            <text:p>-24,31</text:p>
          </table:table-cell>
          <table:table-cell office:value-type="float" office:value="1.19" table:style-name="ce9">
            <text:p>1,19</text:p>
          </table:table-cell>
          <table:table-cell office:value-type="float" office:value="-25.86" table:style-name="ce9">
            <text:p>-25,86</text:p>
          </table:table-cell>
          <table:table-cell office:value-type="string" office:string-value="KQ280" table:formula="of:=UPPER(VLOOKUP(CONCATENATE(&quot;17&quot;;[.Q35]);[ONUS_KM43.$A:.$AK];6;))" table:style-name="ce5">
            <text:p>KQ280</text:p>
          </table:table-cell>
          <table:table-cell office:value-type="float" office:value="34" table:style-name="ce1">
            <text:p>34</text:p>
          </table:table-cell>
          <table:table-cell office:value-type="float" office:value="-19.239999999999998" table:style-name="ce9">
            <text:p>-19,24</text:p>
          </table:table-cell>
          <table:table-cell office:value-type="float" office:value="2.52" table:style-name="ce9">
            <text:p>2,52</text:p>
          </table:table-cell>
          <table:table-cell office:value-type="float" office:value="-23.1" table:style-name="ce9">
            <text:p>-23,10</text:p>
          </table:table-cell>
          <table:table-cell office:value-type="string" office:string-value="TP522" table:formula="of:=UPPER(VLOOKUP(CONCATENATE(&quot;18&quot;;[.V35]);[ONUS_KM43.$A:.$AK];6;))" table:style-name="ce5">
            <text:p>TP522</text:p>
          </table:table-cell>
          <table:table-cell office:value-type="float" office:value="34" table:style-name="ce1">
            <text:p>34</text:p>
          </table:table-cell>
          <table:table-cell office:value-type="float" office:value="-22.59" table:style-name="ce9">
            <text:p>-22,59</text:p>
          </table:table-cell>
          <table:table-cell office:value-type="float" office:value="1.35" table:style-name="ce9">
            <text:p>1,35</text:p>
          </table:table-cell>
          <table:table-cell office:value-type="float" office:value="-24.21" table:style-name="ce9">
            <text:p>-24,21</text:p>
          </table:table-cell>
          <table:table-cell office:value-type="string" office:string-value="TP207" table:formula="of:=UPPER(VLOOKUP(CONCATENATE(&quot;19&quot;;[.AA35]);[ONUS_KM43.$A:.$AK];6;))" table:style-name="ce5">
            <text:p>TP207</text:p>
          </table:table-cell>
          <table:table-cell office:value-type="float" office:value="35" table:style-name="ce1">
            <text:p>35</text:p>
          </table:table-cell>
          <table:table-cell office:value-type="float" office:value="-27.96" table:style-name="ce9">
            <text:p>-27,96</text:p>
          </table:table-cell>
          <table:table-cell office:value-type="float" office:value="0.96" table:style-name="ce9">
            <text:p>0,96</text:p>
          </table:table-cell>
          <table:table-cell office:value-type="float" office:value="-27.22" table:style-name="ce9">
            <text:p>-27,2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M309" table:formula="of:=UPPER(VLOOKUP(CONCATENATE(&quot;15&quot;;[.G36]);[ONUS_KM43.$A:.$AK];6;))" table:style-name="ce5">
            <text:p>TM309</text:p>
          </table:table-cell>
          <table:table-cell office:value-type="float" office:value="37" table:style-name="ce1">
            <text:p>37</text:p>
          </table:table-cell>
          <table:table-cell office:value-type="float" office:value="-22" table:style-name="ce9">
            <text:p>-22,00</text:p>
          </table:table-cell>
          <table:table-cell office:value-type="float" office:value="2.2799999999999998" table:style-name="ce9">
            <text:p>2,28</text:p>
          </table:table-cell>
          <table:table-cell office:value-type="float" office:value="-23.98" table:style-name="ce9">
            <text:p>-23,98</text:p>
          </table:table-cell>
          <table:table-cell office:value-type="string" office:string-value="VSOL004" table:formula="of:=UPPER(VLOOKUP(CONCATENATE(&quot;16&quot;;[.L36]);[ONUS_KM43.$A:.$AK];6;))" table:style-name="ce5">
            <text:p>VSOL004</text:p>
          </table:table-cell>
          <table:table-cell office:value-type="float" office:value="37" table:style-name="ce1">
            <text:p>37</text:p>
          </table:table-cell>
          <table:table-cell office:value-type="float" office:value="-25.53" table:style-name="ce9">
            <text:p>-25,53</text:p>
          </table:table-cell>
          <table:table-cell office:value-type="float" office:value="2.1" table:style-name="ce9">
            <text:p>2,10</text:p>
          </table:table-cell>
          <table:table-cell office:value-type="float" office:value="-26.99" table:style-name="ce9">
            <text:p>-26,99</text:p>
          </table:table-cell>
          <table:table-cell office:value-type="string" office:string-value="I348" table:formula="of:=UPPER(VLOOKUP(CONCATENATE(&quot;17&quot;;[.Q36]);[ONUS_KM43.$A:.$AK];6;))" table:style-name="ce5">
            <text:p>I348</text:p>
          </table:table-cell>
          <table:table-cell office:value-type="float" office:value="35" table:style-name="ce1">
            <text:p>35</text:p>
          </table:table-cell>
          <table:table-cell office:value-type="float" office:value="-23.01" table:style-name="ce9">
            <text:p>-23,01</text:p>
          </table:table-cell>
          <table:table-cell office:value-type="float" office:value="2.16" table:style-name="ce9">
            <text:p>2,16</text:p>
          </table:table-cell>
          <table:table-cell office:value-type="float" office:value="-23.88" table:style-name="ce9">
            <text:p>-23,88</text:p>
          </table:table-cell>
          <table:table-cell office:value-type="string" office:string-value="VSOL067" table:formula="of:=UPPER(VLOOKUP(CONCATENATE(&quot;18&quot;;[.V36]);[ONUS_KM43.$A:.$AK];6;))" table:style-name="ce5">
            <text:p>VSOL067</text:p>
          </table:table-cell>
          <table:table-cell office:value-type="float" office:value="35" table:style-name="ce1">
            <text:p>35</text:p>
          </table:table-cell>
          <table:table-cell office:value-type="float" office:value="-24.31" table:style-name="ce9">
            <text:p>-24,31</text:p>
          </table:table-cell>
          <table:table-cell office:value-type="float" office:value="2.27" table:style-name="ce9">
            <text:p>2,27</text:p>
          </table:table-cell>
          <table:table-cell office:value-type="float" office:value="-26.2" table:style-name="ce9">
            <text:p>-26,20</text:p>
          </table:table-cell>
          <table:table-cell office:value-type="string" office:string-value="TP330" table:formula="of:=UPPER(VLOOKUP(CONCATENATE(&quot;19&quot;;[.AA36]);[ONUS_KM43.$A:.$AK];6;))" table:style-name="ce5">
            <text:p>TP330</text:p>
          </table:table-cell>
          <table:table-cell office:value-type="float" office:value="36" table:style-name="ce1">
            <text:p>36</text:p>
          </table:table-cell>
          <table:table-cell office:value-type="float" office:value="-26.57" table:style-name="ce9">
            <text:p>-26,57</text:p>
          </table:table-cell>
          <table:table-cell office:value-type="float" office:value="1.1299999999999999" table:style-name="ce9">
            <text:p>1,13</text:p>
          </table:table-cell>
          <table:table-cell office:value-type="float" office:value="-24.44" table:style-name="ce9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50" table:formula="of:=UPPER(VLOOKUP(CONCATENATE(&quot;15&quot;;[.G37]);[ONUS_KM43.$A:.$AK];6;))" table:style-name="ce5">
            <text:p>TP550</text:p>
          </table:table-cell>
          <table:table-cell office:value-type="float" office:value="38" table:style-name="ce1">
            <text:p>38</text:p>
          </table:table-cell>
          <table:table-cell office:value-type="float" office:value="-26.77" table:style-name="ce9">
            <text:p>-26,77</text:p>
          </table:table-cell>
          <table:table-cell office:value-type="float" office:value="1.05" table:style-name="ce9">
            <text:p>1,05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VSOL019" table:formula="of:=UPPER(VLOOKUP(CONCATENATE(&quot;16&quot;;[.L37]);[ONUS_KM43.$A:.$AK];6;))" table:style-name="ce5">
            <text:p>VSOL019</text:p>
          </table:table-cell>
          <table:table-cell office:value-type="float" office:value="38" table:style-name="ce1">
            <text:p>38</text:p>
          </table:table-cell>
          <table:table-cell office:value-type="float" office:value="-23.37" table:style-name="ce9">
            <text:p>-23,37</text:p>
          </table:table-cell>
          <table:table-cell office:value-type="float" office:value="2.0299999999999998" table:style-name="ce9">
            <text:p>2,03</text:p>
          </table:table-cell>
          <table:table-cell office:value-type="float" office:value="-24.95" table:style-name="ce9">
            <text:p>-24,95</text:p>
          </table:table-cell>
          <table:table-cell office:value-type="string" office:string-value="KQ221" table:formula="of:=UPPER(VLOOKUP(CONCATENATE(&quot;17&quot;;[.Q37]);[ONUS_KM43.$A:.$AK];6;))" table:style-name="ce5">
            <text:p>KQ221</text:p>
          </table:table-cell>
          <table:table-cell office:value-type="float" office:value="36" table:style-name="ce1">
            <text:p>36</text:p>
          </table:table-cell>
          <table:table-cell office:value-type="float" office:value="-23.1" table:style-name="ce9">
            <text:p>-23,10</text:p>
          </table:table-cell>
          <table:table-cell office:value-type="float" office:value="1.6" table:style-name="ce9">
            <text:p>1,60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VSOL061" table:formula="of:=UPPER(VLOOKUP(CONCATENATE(&quot;18&quot;;[.V37]);[ONUS_KM43.$A:.$AK];6;))" table:style-name="ce5">
            <text:p>VSOL061</text:p>
          </table:table-cell>
          <table:table-cell office:value-type="float" office:value="36" table:style-name="ce1">
            <text:p>36</text:p>
          </table:table-cell>
          <table:table-cell office:value-type="float" office:value="-21.3" table:style-name="ce9">
            <text:p>-21,30</text:p>
          </table:table-cell>
          <table:table-cell office:value-type="float" office:value="2.2200000000000002" table:style-name="ce9">
            <text:p>2,22</text:p>
          </table:table-cell>
          <table:table-cell office:value-type="float" office:value="-23.57" table:style-name="ce9">
            <text:p>-23,57</text:p>
          </table:table-cell>
          <table:table-cell office:value-type="string" office:string-value="TP167" table:formula="of:=UPPER(VLOOKUP(CONCATENATE(&quot;19&quot;;[.AA37]);[ONUS_KM43.$A:.$AK];6;))" table:style-name="ce5">
            <text:p>TP167</text:p>
          </table:table-cell>
          <table:table-cell office:value-type="float" office:value="37" table:style-name="ce1">
            <text:p>37</text:p>
          </table:table-cell>
          <table:table-cell office:value-type="float" office:value="-29.58" table:style-name="ce9">
            <text:p>-29,58</text:p>
          </table:table-cell>
          <table:table-cell office:value-type="float" office:value="1.58" table:style-name="ce9">
            <text:p>1,58</text:p>
          </table:table-cell>
          <table:table-cell office:value-type="float" office:value="-26.78" table:style-name="ce9">
            <text:p>-26,7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P313" table:formula="of:=UPPER(VLOOKUP(CONCATENATE(&quot;15&quot;;[.G38]);[ONUS_KM43.$A:.$AK];6;))" table:style-name="ce5">
            <text:p>VP313</text:p>
          </table:table-cell>
          <table:table-cell office:value-type="float" office:value="39" table:style-name="ce1">
            <text:p>39</text:p>
          </table:table-cell>
          <table:table-cell office:value-type="float" office:value="-24.09" table:style-name="ce9">
            <text:p>-24,09</text:p>
          </table:table-cell>
          <table:table-cell office:value-type="float" office:value="2.17" table:style-name="ce9">
            <text:p>2,17</text:p>
          </table:table-cell>
          <table:table-cell office:value-type="float" office:value="-28.24" table:style-name="ce9">
            <text:p>-28,24</text:p>
          </table:table-cell>
          <table:table-cell office:value-type="string" office:string-value="VSOL044" table:formula="of:=UPPER(VLOOKUP(CONCATENATE(&quot;16&quot;;[.L38]);[ONUS_KM43.$A:.$AK];6;))" table:style-name="ce5">
            <text:p>VSOL044</text:p>
          </table:table-cell>
          <table:table-cell office:value-type="float" office:value="39" table:style-name="ce1">
            <text:p>39</text:p>
          </table:table-cell>
          <table:table-cell office:value-type="float" office:value="-23.87" table:style-name="ce9">
            <text:p>-23,87</text:p>
          </table:table-cell>
          <table:table-cell office:value-type="float" office:value="2.08" table:style-name="ce9">
            <text:p>2,08</text:p>
          </table:table-cell>
          <table:table-cell office:value-type="float" office:value="-24.69" table:style-name="ce9">
            <text:p>-24,69</text:p>
          </table:table-cell>
          <table:table-cell office:value-type="string" office:string-value="KQ274" table:formula="of:=UPPER(VLOOKUP(CONCATENATE(&quot;17&quot;;[.Q38]);[ONUS_KM43.$A:.$AK];6;))" table:style-name="ce5">
            <text:p>KQ274</text:p>
          </table:table-cell>
          <table:table-cell office:value-type="float" office:value="37" table:style-name="ce1">
            <text:p>37</text:p>
          </table:table-cell>
          <table:table-cell office:value-type="float" office:value="-21.8" table:style-name="ce9">
            <text:p>-21,80</text:p>
          </table:table-cell>
          <table:table-cell office:value-type="float" office:value="2.72" table:style-name="ce9">
            <text:p>2,72</text:p>
          </table:table-cell>
          <table:table-cell office:value-type="float" office:value="-23.98" table:style-name="ce9">
            <text:p>-23,98</text:p>
          </table:table-cell>
          <table:table-cell office:value-type="string" office:string-value="VSOL087" table:formula="of:=UPPER(VLOOKUP(CONCATENATE(&quot;18&quot;;[.V38]);[ONUS_KM43.$A:.$AK];6;))" table:style-name="ce5">
            <text:p>VSOL087</text:p>
          </table:table-cell>
          <table:table-cell office:value-type="float" office:value="37" table:style-name="ce1">
            <text:p>37</text:p>
          </table:table-cell>
          <table:table-cell office:value-type="float" office:value="-20.65" table:style-name="ce9">
            <text:p>-20,65</text:p>
          </table:table-cell>
          <table:table-cell office:value-type="float" office:value="2.11" table:style-name="ce9">
            <text:p>2,11</text:p>
          </table:table-cell>
          <table:table-cell office:value-type="float" office:value="-22.84" table:style-name="ce9">
            <text:p>-22,84</text:p>
          </table:table-cell>
          <table:table-cell office:value-type="string" office:string-value="TP603" table:formula="of:=UPPER(VLOOKUP(CONCATENATE(&quot;19&quot;;[.AA38]);[ONUS_KM43.$A:.$AK];6;))" table:style-name="ce5">
            <text:p>TP603</text:p>
          </table:table-cell>
          <table:table-cell office:value-type="float" office:value="38" table:style-name="ce1">
            <text:p>38</text:p>
          </table:table-cell>
          <table:table-cell office:value-type="float" office:value="-26.57" table:style-name="ce9">
            <text:p>-26,57</text:p>
          </table:table-cell>
          <table:table-cell office:value-type="float" office:value="1.25" table:style-name="ce9">
            <text:p>1,25</text:p>
          </table:table-cell>
          <table:table-cell office:value-type="float" office:value="-23.02" table:style-name="ce9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140" table:formula="of:=UPPER(VLOOKUP(CONCATENATE(&quot;15&quot;;[.G39]);[ONUS_KM43.$A:.$AK];6;))" table:style-name="ce5">
            <text:p>TP140</text:p>
          </table:table-cell>
          <table:table-cell office:value-type="float" office:value="40" table:style-name="ce1">
            <text:p>40</text:p>
          </table:table-cell>
          <table:table-cell office:value-type="float" office:value="-24.81" table:style-name="ce9">
            <text:p>-24,81</text:p>
          </table:table-cell>
          <table:table-cell office:value-type="float" office:value="0.69" table:style-name="ce9">
            <text:p>0,69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VSOL047" table:formula="of:=UPPER(VLOOKUP(CONCATENATE(&quot;16&quot;;[.L39]);[ONUS_KM43.$A:.$AK];6;))" table:style-name="ce5">
            <text:p>VSOL047</text:p>
          </table:table-cell>
          <table:table-cell office:value-type="float" office:value="40" table:style-name="ce1">
            <text:p>40</text:p>
          </table:table-cell>
          <table:table-cell office:value-type="float" office:value="-27.21" table:style-name="ce9">
            <text:p>-27,21</text:p>
          </table:table-cell>
          <table:table-cell office:value-type="float" office:value="2.13" table:style-name="ce9">
            <text:p>2,13</text:p>
          </table:table-cell>
          <table:table-cell office:value-type="float" office:value="-25.69" table:style-name="ce9">
            <text:p>-25,69</text:p>
          </table:table-cell>
          <table:table-cell office:value-type="string" office:string-value="TP029" table:formula="of:=UPPER(VLOOKUP(CONCATENATE(&quot;17&quot;;[.Q39]);[ONUS_KM43.$A:.$AK];6;))" table:style-name="ce5">
            <text:p>TP029</text:p>
          </table:table-cell>
          <table:table-cell office:value-type="float" office:value="38" table:style-name="ce1">
            <text:p>38</text:p>
          </table:table-cell>
          <table:table-cell office:value-type="float" office:value="-20.91" table:style-name="ce9">
            <text:p>-20,91</text:p>
          </table:table-cell>
          <table:table-cell office:value-type="float" office:value="1.3" table:style-name="ce9">
            <text:p>1,30</text:p>
          </table:table-cell>
          <table:table-cell office:value-type="float" office:value="-22.37" table:style-name="ce9">
            <text:p>-22,37</text:p>
          </table:table-cell>
          <table:table-cell office:value-type="string" office:string-value="SU018" table:formula="of:=UPPER(VLOOKUP(CONCATENATE(&quot;18&quot;;[.V39]);[ONUS_KM43.$A:.$AK];6;))" table:style-name="ce5">
            <text:p>SU018</text:p>
          </table:table-cell>
          <table:table-cell office:value-type="float" office:value="38" table:style-name="ce1">
            <text:p>38</text:p>
          </table:table-cell>
          <table:table-cell office:value-type="float" office:value="-27.69" table:style-name="ce9">
            <text:p>-27,69</text:p>
          </table:table-cell>
          <table:table-cell office:value-type="float" office:value="1.52" table:style-name="ce9">
            <text:p>1,52</text:p>
          </table:table-cell>
          <table:table-cell office:value-type="float" office:value="-26.99" table:style-name="ce9">
            <text:p>-26,99</text:p>
          </table:table-cell>
          <table:table-cell office:value-type="string" office:string-value="TP609" table:formula="of:=UPPER(VLOOKUP(CONCATENATE(&quot;19&quot;;[.AA39]);[ONUS_KM43.$A:.$AK];6;))" table:style-name="ce5">
            <text:p>TP609</text:p>
          </table:table-cell>
          <table:table-cell office:value-type="float" office:value="39" table:style-name="ce1">
            <text:p>39</text:p>
          </table:table-cell>
          <table:table-cell office:value-type="float" office:value="-21.13" table:style-name="ce9">
            <text:p>-21,13</text:p>
          </table:table-cell>
          <table:table-cell office:value-type="float" office:value="1.08" table:style-name="ce9">
            <text:p>1,08</text:p>
          </table:table-cell>
          <table:table-cell office:value-type="float" office:value="-22.52" table:style-name="ce9">
            <text:p>-22,5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SU001" table:formula="of:=UPPER(VLOOKUP(CONCATENATE(&quot;15&quot;;[.G40]);[ONUS_KM43.$A:.$AK];6;))" table:style-name="ce5">
            <text:p>SU001</text:p>
          </table:table-cell>
          <table:table-cell office:value-type="float" office:value="41" table:style-name="ce1">
            <text:p>41</text:p>
          </table:table-cell>
          <table:table-cell office:value-type="float" office:value="-20" table:style-name="ce9">
            <text:p>-20,00</text:p>
          </table:table-cell>
          <table:table-cell office:value-type="float" office:value="1.7" table:style-name="ce9">
            <text:p>1,70</text:p>
          </table:table-cell>
          <table:table-cell office:value-type="float" office:value="-22.93" table:style-name="ce9">
            <text:p>-22,93</text:p>
          </table:table-cell>
          <table:table-cell office:value-type="string" office:string-value="VSOL069" table:formula="of:=UPPER(VLOOKUP(CONCATENATE(&quot;16&quot;;[.L40]);[ONUS_KM43.$A:.$AK];6;))" table:style-name="ce5">
            <text:p>VSOL069</text:p>
          </table:table-cell>
          <table:table-cell office:value-type="float" office:value="42" table:style-name="ce1">
            <text:p>42</text:p>
          </table:table-cell>
          <table:table-cell office:value-type="float" office:value="-22.59" table:style-name="ce9">
            <text:p>-22,59</text:p>
          </table:table-cell>
          <table:table-cell office:value-type="float" office:value="2.1" table:style-name="ce9">
            <text:p>2,10</text:p>
          </table:table-cell>
          <table:table-cell office:value-type="float" office:value="-24.69" table:style-name="ce9">
            <text:p>-24,69</text:p>
          </table:table-cell>
          <table:table-cell office:value-type="string" office:string-value="KQ279" table:formula="of:=UPPER(VLOOKUP(CONCATENATE(&quot;17&quot;;[.Q40]);[ONUS_KM43.$A:.$AK];6;))" table:style-name="ce5">
            <text:p>KQ279</text:p>
          </table:table-cell>
          <table:table-cell office:value-type="float" office:value="39" table:style-name="ce1">
            <text:p>39</text:p>
          </table:table-cell>
          <table:table-cell office:value-type="float" office:value="-21.42" table:style-name="ce9">
            <text:p>-21,42</text:p>
          </table:table-cell>
          <table:table-cell office:value-type="float" office:value="2.2400000000000002" table:style-name="ce9">
            <text:p>2,24</text:p>
          </table:table-cell>
          <table:table-cell office:value-type="float" office:value="-22.45" table:style-name="ce9">
            <text:p>-22,45</text:p>
          </table:table-cell>
          <table:table-cell office:value-type="float" office:value="0" table:formula="of:=UPPER(VLOOKUP(CONCATENATE(&quot;18&quot;;[.V40]);[ONUS_KM43.$A:.$AK];6;))" table:style-name="ce5">
            <text:p>#N/D</text:p>
          </table:table-cell>
          <table:table-cell office:value-type="float" office:value="39" table:style-name="ce1">
            <text:p>39</text:p>
          </table:table-cell>
          <table:table-cell office:value-type="float" office:value="-20.55" table:style-name="ce9">
            <text:p>-20,55</text:p>
          </table:table-cell>
          <table:table-cell office:value-type="float" office:value="1.68" table:style-name="ce9">
            <text:p>1,68</text:p>
          </table:table-cell>
          <table:table-cell office:value-type="float" office:value="-22.68" table:style-name="ce9">
            <text:p>-22,68</text:p>
          </table:table-cell>
          <table:table-cell office:value-type="string" office:string-value="TP437" table:formula="of:=UPPER(VLOOKUP(CONCATENATE(&quot;19&quot;;[.AA40]);[ONUS_KM43.$A:.$AK];6;))" table:style-name="ce5">
            <text:p>TP437</text:p>
          </table:table-cell>
          <table:table-cell office:value-type="float" office:value="40" table:style-name="ce1">
            <text:p>40</text:p>
          </table:table-cell>
          <table:table-cell office:value-type="float" office:value="-22.59" table:style-name="ce9">
            <text:p>-22,59</text:p>
          </table:table-cell>
          <table:table-cell office:value-type="float" office:value="1.1499999999999999" table:style-name="ce9">
            <text:p>1,15</text:p>
          </table:table-cell>
          <table:table-cell office:value-type="float" office:value="-22.3" table:style-name="ce9">
            <text:p>-22,3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19" table:formula="of:=UPPER(VLOOKUP(CONCATENATE(&quot;15&quot;;[.G41]);[ONUS_KM43.$A:.$AK];6;))" table:style-name="ce5">
            <text:p>TP519</text:p>
          </table:table-cell>
          <table:table-cell office:value-type="float" office:value="42" table:style-name="ce1">
            <text:p>42</text:p>
          </table:table-cell>
          <table:table-cell office:value-type="float" office:value="-24.09" table:style-name="ce9">
            <text:p>-24,09</text:p>
          </table:table-cell>
          <table:table-cell office:value-type="float" office:value="1.37" table:style-name="ce9">
            <text:p>1,37</text:p>
          </table:table-cell>
          <table:table-cell office:value-type="float" office:value="-23.77" table:style-name="ce9">
            <text:p>-23,77</text:p>
          </table:table-cell>
          <table:table-cell office:value-type="string" office:string-value="VSOL077" table:formula="of:=UPPER(VLOOKUP(CONCATENATE(&quot;16&quot;;[.L41]);[ONUS_KM43.$A:.$AK];6;))" table:style-name="ce5">
            <text:p>VSOL077</text:p>
          </table:table-cell>
          <table:table-cell office:value-type="float" office:value="43" table:style-name="ce1">
            <text:p>43</text:p>
          </table:table-cell>
          <table:table-cell office:value-type="float" office:value="-24.2" table:style-name="ce9">
            <text:p>-24,20</text:p>
          </table:table-cell>
          <table:table-cell office:value-type="float" office:value="2.17" table:style-name="ce9">
            <text:p>2,17</text:p>
          </table:table-cell>
          <table:table-cell office:value-type="float" office:value="-26.03" table:style-name="ce9">
            <text:p>-26,03</text:p>
          </table:table-cell>
          <table:table-cell office:value-type="string" office:string-value="KQ275" table:formula="of:=UPPER(VLOOKUP(CONCATENATE(&quot;17&quot;;[.Q41]);[ONUS_KM43.$A:.$AK];6;))" table:style-name="ce5">
            <text:p>KQ275</text:p>
          </table:table-cell>
          <table:table-cell office:value-type="float" office:value="40" table:style-name="ce1">
            <text:p>40</text:p>
          </table:table-cell>
          <table:table-cell office:value-type="float" office:value="-18.440000000000001" table:style-name="ce9">
            <text:p>-18,44</text:p>
          </table:table-cell>
          <table:table-cell office:value-type="float" office:value="2.61" table:style-name="ce9">
            <text:p>2,61</text:p>
          </table:table-cell>
          <table:table-cell office:value-type="float" office:value="-20.87" table:style-name="ce9">
            <text:p>-20,87</text:p>
          </table:table-cell>
          <table:table-cell office:value-type="float" office:value="0" table:formula="of:=UPPER(VLOOKUP(CONCATENATE(&quot;18&quot;;[.V41]);[ONUS_KM43.$A:.$AK];6;))" table:style-name="ce5">
            <text:p>#N/D</text:p>
          </table:table-cell>
          <table:table-cell office:value-type="float" office:value="40" table:style-name="ce1">
            <text:p>40</text:p>
          </table:table-cell>
          <table:table-cell office:value-type="float" office:value="-22.92" table:style-name="ce9">
            <text:p>-22,92</text:p>
          </table:table-cell>
          <table:table-cell office:value-type="float" office:value="1.63" table:style-name="ce9">
            <text:p>1,63</text:p>
          </table:table-cell>
          <table:table-cell office:value-type="float" office:value="-25.86" table:style-name="ce9">
            <text:p>-25,86</text:p>
          </table:table-cell>
          <table:table-cell office:value-type="string" office:string-value="TP228B" table:formula="of:=UPPER(VLOOKUP(CONCATENATE(&quot;19&quot;;[.AA41]);[ONUS_KM43.$A:.$AK];6;))" table:style-name="ce5">
            <text:p>TP228B</text:p>
          </table:table-cell>
          <table:table-cell office:value-type="float" office:value="41" table:style-name="ce1">
            <text:p>41</text:p>
          </table:table-cell>
          <table:table-cell office:value-type="float" office:value="-21.42" table:style-name="ce9">
            <text:p>-21,42</text:p>
          </table:table-cell>
          <table:table-cell office:value-type="float" office:value="1.25" table:style-name="ce9">
            <text:p>1,25</text:p>
          </table:table-cell>
          <table:table-cell office:value-type="float" office:value="-22.08" table:style-name="ce9">
            <text:p>-22,0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37" table:formula="of:=UPPER(VLOOKUP(CONCATENATE(&quot;15&quot;;[.G42]);[ONUS_KM43.$A:.$AK];6;))" table:style-name="ce5">
            <text:p>VSOL037</text:p>
          </table:table-cell>
          <table:table-cell office:value-type="float" office:value="43" table:style-name="ce1">
            <text:p>43</text:p>
          </table:table-cell>
          <table:table-cell office:value-type="float" office:value="-21.67" table:style-name="ce9">
            <text:p>-21,67</text:p>
          </table:table-cell>
          <table:table-cell office:value-type="float" office:value="1.93" table:style-name="ce9">
            <text:p>1,93</text:p>
          </table:table-cell>
          <table:table-cell office:value-type="float" office:value="-23.47" table:style-name="ce9">
            <text:p>-23,47</text:p>
          </table:table-cell>
          <table:table-cell office:value-type="string" office:string-value="VSOL078" table:formula="of:=UPPER(VLOOKUP(CONCATENATE(&quot;16&quot;;[.L42]);[ONUS_KM43.$A:.$AK];6;))" table:style-name="ce5">
            <text:p>VSOL078</text:p>
          </table:table-cell>
          <table:table-cell office:value-type="float" office:value="44" table:style-name="ce1">
            <text:p>44</text:p>
          </table:table-cell>
          <table:table-cell office:value-type="float" office:value="-22.44" table:style-name="ce9">
            <text:p>-22,44</text:p>
          </table:table-cell>
          <table:table-cell office:value-type="float" office:value="2.12" table:style-name="ce9">
            <text:p>2,12</text:p>
          </table:table-cell>
          <table:table-cell office:value-type="float" office:value="-24.21" table:style-name="ce9">
            <text:p>-24,21</text:p>
          </table:table-cell>
          <table:table-cell office:value-type="string" office:string-value="KQ288" table:formula="of:=UPPER(VLOOKUP(CONCATENATE(&quot;17&quot;;[.Q42]);[ONUS_KM43.$A:.$AK];6;))" table:style-name="ce5">
            <text:p>KQ288</text:p>
          </table:table-cell>
          <table:table-cell office:value-type="float" office:value="41" table:style-name="ce1">
            <text:p>41</text:p>
          </table:table-cell>
          <table:table-cell office:value-type="float" office:value="-19.32" table:style-name="ce9">
            <text:p>-19,32</text:p>
          </table:table-cell>
          <table:table-cell office:value-type="float" office:value="2.39" table:style-name="ce9">
            <text:p>2,39</text:p>
          </table:table-cell>
          <table:table-cell office:value-type="float" office:value="-20.61" table:style-name="ce9">
            <text:p>-20,61</text:p>
          </table:table-cell>
          <table:table-cell office:value-type="float" office:value="0" table:formula="of:=UPPER(VLOOKUP(CONCATENATE(&quot;18&quot;;[.V42]);[ONUS_KM43.$A:.$AK];6;))" table:style-name="ce5">
            <text:p>#N/D</text:p>
          </table:table-cell>
          <table:table-cell office:value-type="float" office:value="41" table:style-name="ce1">
            <text:p>41</text:p>
          </table:table-cell>
          <table:table-cell office:value-type="float" office:value="-25.85" table:style-name="ce9">
            <text:p>-25,85</text:p>
          </table:table-cell>
          <table:table-cell office:value-type="float" office:value="1.47" table:style-name="ce9">
            <text:p>1,47</text:p>
          </table:table-cell>
          <table:table-cell office:value-type="float" office:value="-30" table:style-name="ce9">
            <text:p>-30,00</text:p>
          </table:table-cell>
          <table:table-cell office:value-type="string" office:string-value="TP444" table:formula="of:=UPPER(VLOOKUP(CONCATENATE(&quot;19&quot;;[.AA42]);[ONUS_KM43.$A:.$AK];6;))" table:style-name="ce5">
            <text:p>TP444</text:p>
          </table:table-cell>
          <table:table-cell office:value-type="float" office:value="42" table:style-name="ce1">
            <text:p>42</text:p>
          </table:table-cell>
          <table:table-cell office:value-type="float" office:value="-24.2" table:style-name="ce9">
            <text:p>-24,20</text:p>
          </table:table-cell>
          <table:table-cell office:value-type="float" office:value="0.88" table:style-name="ce9">
            <text:p>0,88</text:p>
          </table:table-cell>
          <table:table-cell office:value-type="float" office:value="-23.02" table:style-name="ce9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33" table:formula="of:=UPPER(VLOOKUP(CONCATENATE(&quot;15&quot;;[.G43]);[ONUS_KM43.$A:.$AK];6;))" table:style-name="ce5">
            <text:p>VSOL033</text:p>
          </table:table-cell>
          <table:table-cell office:value-type="float" office:value="44" table:style-name="ce1">
            <text:p>44</text:p>
          </table:table-cell>
          <table:table-cell office:value-type="float" office:value="-26.38" table:style-name="ce9">
            <text:p>-26,38</text:p>
          </table:table-cell>
          <table:table-cell office:value-type="float" office:value="2.19" table:style-name="ce9">
            <text:p>2,19</text:p>
          </table:table-cell>
          <table:table-cell office:value-type="float" office:value="-23.47" table:style-name="ce9">
            <text:p>-23,47</text:p>
          </table:table-cell>
          <table:table-cell office:value-type="string" office:string-value="VSOL079" table:formula="of:=UPPER(VLOOKUP(CONCATENATE(&quot;16&quot;;[.L43]);[ONUS_KM43.$A:.$AK];6;))" table:style-name="ce5">
            <text:p>VSOL079</text:p>
          </table:table-cell>
          <table:table-cell office:value-type="float" office:value="45" table:style-name="ce1">
            <text:p>45</text:p>
          </table:table-cell>
          <table:table-cell office:value-type="float" office:value="-21.48" table:style-name="ce9">
            <text:p>-21,48</text:p>
          </table:table-cell>
          <table:table-cell office:value-type="float" office:value="2.14" table:style-name="ce9">
            <text:p>2,14</text:p>
          </table:table-cell>
          <table:table-cell office:value-type="float" office:value="-24.56" table:style-name="ce9">
            <text:p>-24,56</text:p>
          </table:table-cell>
          <table:table-cell office:value-type="string" office:string-value="TN135" table:formula="of:=UPPER(VLOOKUP(CONCATENATE(&quot;17&quot;;[.Q43]);[ONUS_KM43.$A:.$AK];6;))" table:style-name="ce5">
            <text:p>TN135</text:p>
          </table:table-cell>
          <table:table-cell office:value-type="float" office:value="42" table:style-name="ce1">
            <text:p>42</text:p>
          </table:table-cell>
          <table:table-cell office:value-type="float" office:value="-26.99" table:style-name="ce9">
            <text:p>-26,99</text:p>
          </table:table-cell>
          <table:table-cell office:value-type="float" office:value="2.78" table:style-name="ce9">
            <text:p>2,78</text:p>
          </table:table-cell>
          <table:table-cell office:value-type="float" office:value="-28.87" table:style-name="ce9">
            <text:p>-28,87</text:p>
          </table:table-cell>
          <table:table-cell table:number-columns-repeated="5" table:style-name="ce1"/>
          <table:table-cell office:value-type="string" office:string-value="TP481" table:formula="of:=UPPER(VLOOKUP(CONCATENATE(&quot;19&quot;;[.AA43]);[ONUS_KM43.$A:.$AK];6;))" table:style-name="ce5">
            <text:p>TP481</text:p>
          </table:table-cell>
          <table:table-cell office:value-type="float" office:value="44" table:style-name="ce1">
            <text:p>44</text:p>
          </table:table-cell>
          <table:table-cell office:value-type="float" office:value="-22.14" table:style-name="ce9">
            <text:p>-22,14</text:p>
          </table:table-cell>
          <table:table-cell office:value-type="float" office:value="1.27" table:style-name="ce9">
            <text:p>1,27</text:p>
          </table:table-cell>
          <table:table-cell office:value-type="float" office:value="-23.57" table:style-name="ce9">
            <text:p>-23,57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46" table:formula="of:=UPPER(VLOOKUP(CONCATENATE(&quot;15&quot;;[.G44]);[ONUS_KM43.$A:.$AK];6;))" table:style-name="ce5">
            <text:p>VSOL046</text:p>
          </table:table-cell>
          <table:table-cell office:value-type="float" office:value="45" table:style-name="ce1">
            <text:p>45</text:p>
          </table:table-cell>
          <table:table-cell office:value-type="float" office:value="-26.02" table:style-name="ce9">
            <text:p>-26,02</text:p>
          </table:table-cell>
          <table:table-cell office:value-type="float" office:value="2.11" table:style-name="ce9">
            <text:p>2,11</text:p>
          </table:table-cell>
          <table:table-cell office:value-type="float" office:value="-23.88" table:style-name="ce9">
            <text:p>-23,88</text:p>
          </table:table-cell>
          <table:table-cell office:value-type="string" office:string-value="VSOL088" table:formula="of:=UPPER(VLOOKUP(CONCATENATE(&quot;16&quot;;[.L44]);[ONUS_KM43.$A:.$AK];6;))" table:style-name="ce5">
            <text:p>VSOL088</text:p>
          </table:table-cell>
          <table:table-cell office:value-type="float" office:value="46" table:style-name="ce1">
            <text:p>46</text:p>
          </table:table-cell>
          <table:table-cell office:value-type="float" office:value="-22.36" table:style-name="ce9">
            <text:p>-22,36</text:p>
          </table:table-cell>
          <table:table-cell office:value-type="float" office:value="2.02" table:style-name="ce9">
            <text:p>2,02</text:p>
          </table:table-cell>
          <table:table-cell office:value-type="float" office:value="-24.69" table:style-name="ce9">
            <text:p>-24,69</text:p>
          </table:table-cell>
          <table:table-cell office:value-type="string" office:string-value="TP034" table:formula="of:=UPPER(VLOOKUP(CONCATENATE(&quot;17&quot;;[.Q44]);[ONUS_KM43.$A:.$AK];6;))" table:style-name="ce5">
            <text:p>TP034</text:p>
          </table:table-cell>
          <table:table-cell office:value-type="float" office:value="43" table:style-name="ce1">
            <text:p>43</text:p>
          </table:table-cell>
          <table:table-cell office:value-type="float" office:value="-21.67" table:style-name="ce9">
            <text:p>-21,67</text:p>
          </table:table-cell>
          <table:table-cell office:value-type="float" office:value="1.17" table:style-name="ce9">
            <text:p>1,17</text:p>
          </table:table-cell>
          <table:table-cell office:value-type="float" office:value="-22.52" table:style-name="ce9">
            <text:p>-22,52</text:p>
          </table:table-cell>
          <table:table-cell table:number-columns-repeated="5" table:style-name="ce1"/>
          <table:table-cell office:value-type="string" office:string-value="TP457" table:formula="of:=UPPER(VLOOKUP(CONCATENATE(&quot;19&quot;;[.AA44]);[ONUS_KM43.$A:.$AK];6;))" table:style-name="ce5">
            <text:p>TP457</text:p>
          </table:table-cell>
          <table:table-cell office:value-type="float" office:value="45" table:style-name="ce1">
            <text:p>45</text:p>
          </table:table-cell>
          <table:table-cell office:value-type="float" office:value="-23.98" table:style-name="ce9">
            <text:p>-23,98</text:p>
          </table:table-cell>
          <table:table-cell office:value-type="float" office:value="1" table:style-name="ce9">
            <text:p>1,00</text:p>
          </table:table-cell>
          <table:table-cell office:value-type="float" office:value="-23.1" table:style-name="ce9">
            <text:p>-23,1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63" table:formula="of:=UPPER(VLOOKUP(CONCATENATE(&quot;15&quot;;[.G45]);[ONUS_KM43.$A:.$AK];6;))" table:style-name="ce5">
            <text:p>VSOL063</text:p>
          </table:table-cell>
          <table:table-cell office:value-type="float" office:value="46" table:style-name="ce1">
            <text:p>46</text:p>
          </table:table-cell>
          <table:table-cell office:value-type="float" office:value="-21.19" table:style-name="ce9">
            <text:p>-21,19</text:p>
          </table:table-cell>
          <table:table-cell office:value-type="float" office:value="2.19" table:style-name="ce9">
            <text:p>2,19</text:p>
          </table:table-cell>
          <table:table-cell office:value-type="float" office:value="-22.76" table:style-name="ce9">
            <text:p>-22,76</text:p>
          </table:table-cell>
          <table:table-cell office:value-type="string" office:string-value="VSOL084" table:formula="of:=UPPER(VLOOKUP(CONCATENATE(&quot;16&quot;;[.L45]);[ONUS_KM43.$A:.$AK];6;))" table:style-name="ce5">
            <text:p>VSOL084</text:p>
          </table:table-cell>
          <table:table-cell office:value-type="float" office:value="47" table:style-name="ce1">
            <text:p>47</text:p>
          </table:table-cell>
          <table:table-cell office:value-type="float" office:value="-23.56" table:style-name="ce9">
            <text:p>-23,56</text:p>
          </table:table-cell>
          <table:table-cell office:value-type="float" office:value="2.09" table:style-name="ce9">
            <text:p>2,09</text:p>
          </table:table-cell>
          <table:table-cell office:value-type="float" office:value="-24.82" table:style-name="ce9">
            <text:p>-24,82</text:p>
          </table:table-cell>
          <table:table-cell office:value-type="string" office:string-value="O329" table:formula="of:=UPPER(VLOOKUP(CONCATENATE(&quot;17&quot;;[.Q45]);[ONUS_KM43.$A:.$AK];6;))" table:style-name="ce5">
            <text:p>O329</text:p>
          </table:table-cell>
          <table:table-cell office:value-type="float" office:value="45" table:style-name="ce1">
            <text:p>45</text:p>
          </table:table-cell>
          <table:table-cell office:value-type="float" office:value="-19.309999999999999" table:style-name="ce9">
            <text:p>-19,31</text:p>
          </table:table-cell>
          <table:table-cell office:value-type="float" office:value="2.0299999999999998" table:style-name="ce9">
            <text:p>2,03</text:p>
          </table:table-cell>
          <table:table-cell office:value-type="float" office:value="-21.81" table:style-name="ce9">
            <text:p>-21,81</text:p>
          </table:table-cell>
          <table:table-cell table:number-columns-repeated="5" table:style-name="ce1"/>
          <table:table-cell office:value-type="string" office:string-value="TP463" table:formula="of:=UPPER(VLOOKUP(CONCATENATE(&quot;19&quot;;[.AA45]);[ONUS_KM43.$A:.$AK];6;))" table:style-name="ce5">
            <text:p>TP463</text:p>
          </table:table-cell>
          <table:table-cell office:value-type="float" office:value="46" table:style-name="ce1">
            <text:p>46</text:p>
          </table:table-cell>
          <table:table-cell office:value-type="float" office:value="-21.25" table:style-name="ce9">
            <text:p>-21,25</text:p>
          </table:table-cell>
          <table:table-cell office:value-type="float" office:value="1.07" table:style-name="ce9">
            <text:p>1,07</text:p>
          </table:table-cell>
          <table:table-cell office:value-type="float" office:value="-22.76" table:style-name="ce9">
            <text:p>-22,76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56" table:formula="of:=UPPER(VLOOKUP(CONCATENATE(&quot;15&quot;;[.G46]);[ONUS_KM43.$A:.$AK];6;))" table:style-name="ce5">
            <text:p>VSOL056</text:p>
          </table:table-cell>
          <table:table-cell office:value-type="float" office:value="47" table:style-name="ce1">
            <text:p>47</text:p>
          </table:table-cell>
          <table:table-cell office:value-type="float" office:value="-26.77" table:style-name="ce9">
            <text:p>-26,77</text:p>
          </table:table-cell>
          <table:table-cell office:value-type="float" office:value="2.14" table:style-name="ce9">
            <text:p>2,14</text:p>
          </table:table-cell>
          <table:table-cell office:value-type="float" office:value="-23.57" table:style-name="ce9">
            <text:p>-23,57</text:p>
          </table:table-cell>
          <table:table-cell office:value-type="string" office:string-value="VSOL081" table:formula="of:=UPPER(VLOOKUP(CONCATENATE(&quot;16&quot;;[.L46]);[ONUS_KM43.$A:.$AK];6;))" table:style-name="ce5">
            <text:p>VSOL081</text:p>
          </table:table-cell>
          <table:table-cell office:value-type="float" office:value="48" table:style-name="ce1">
            <text:p>48</text:p>
          </table:table-cell>
          <table:table-cell office:value-type="float" office:value="-23.87" table:style-name="ce9">
            <text:p>-23,87</text:p>
          </table:table-cell>
          <table:table-cell office:value-type="float" office:value="2.13" table:style-name="ce9">
            <text:p>2,13</text:p>
          </table:table-cell>
          <table:table-cell office:value-type="float" office:value="-24.56" table:style-name="ce9">
            <text:p>-24,56</text:p>
          </table:table-cell>
          <table:table-cell office:value-type="string" office:string-value="TP086" table:formula="of:=UPPER(VLOOKUP(CONCATENATE(&quot;17&quot;;[.Q46]);[ONUS_KM43.$A:.$AK];6;))" table:style-name="ce5">
            <text:p>TP086</text:p>
          </table:table-cell>
          <table:table-cell office:value-type="float" office:value="46" table:style-name="ce1">
            <text:p>46</text:p>
          </table:table-cell>
          <table:table-cell office:value-type="float" office:value="-21.08" table:style-name="ce9">
            <text:p>-21,08</text:p>
          </table:table-cell>
          <table:table-cell office:value-type="float" office:value="1.25" table:style-name="ce9">
            <text:p>1,25</text:p>
          </table:table-cell>
          <table:table-cell office:value-type="float" office:value="-22.6" table:style-name="ce9">
            <text:p>-22,60</text:p>
          </table:table-cell>
          <table:table-cell table:number-columns-repeated="5" table:style-name="ce1"/>
          <table:table-cell office:value-type="string" office:string-value="TP424" table:formula="of:=UPPER(VLOOKUP(CONCATENATE(&quot;19&quot;;[.AA46]);[ONUS_KM43.$A:.$AK];6;))" table:style-name="ce5">
            <text:p>TP424</text:p>
          </table:table-cell>
          <table:table-cell office:value-type="float" office:value="47" table:style-name="ce1">
            <text:p>47</text:p>
          </table:table-cell>
          <table:table-cell office:value-type="float" office:value="-22.52" table:style-name="ce9">
            <text:p>-22,52</text:p>
          </table:table-cell>
          <table:table-cell office:value-type="float" office:value="1.47" table:style-name="ce9">
            <text:p>1,47</text:p>
          </table:table-cell>
          <table:table-cell office:value-type="float" office:value="-23.38" table:style-name="ce9">
            <text:p>-23,3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64" table:formula="of:=UPPER(VLOOKUP(CONCATENATE(&quot;15&quot;;[.G47]);[ONUS_KM43.$A:.$AK];6;))" table:style-name="ce5">
            <text:p>VSOL064</text:p>
          </table:table-cell>
          <table:table-cell office:value-type="float" office:value="48" table:style-name="ce1">
            <text:p>48</text:p>
          </table:table-cell>
          <table:table-cell office:value-type="float" office:value="-20.22" table:style-name="ce9">
            <text:p>-20,22</text:p>
          </table:table-cell>
          <table:table-cell office:value-type="float" office:value="2.09" table:style-name="ce9">
            <text:p>2,09</text:p>
          </table:table-cell>
          <table:table-cell office:value-type="float" office:value="-22.84" table:style-name="ce9">
            <text:p>-22,84</text:p>
          </table:table-cell>
          <table:table-cell office:value-type="string" office:string-value="VSOL099" table:formula="of:=UPPER(VLOOKUP(CONCATENATE(&quot;16&quot;;[.L47]);[ONUS_KM43.$A:.$AK];6;))" table:style-name="ce5">
            <text:p>VSOL099</text:p>
          </table:table-cell>
          <table:table-cell office:value-type="float" office:value="49" table:style-name="ce1">
            <text:p>49</text:p>
          </table:table-cell>
          <table:table-cell office:value-type="float" office:value="-26.02" table:style-name="ce9">
            <text:p>-26,02</text:p>
          </table:table-cell>
          <table:table-cell office:value-type="float" office:value="2.0699999999999998" table:style-name="ce9">
            <text:p>2,07</text:p>
          </table:table-cell>
          <table:table-cell office:value-type="float" office:value="-28.54" table:style-name="ce9">
            <text:p>-28,54</text:p>
          </table:table-cell>
          <table:table-cell office:value-type="string" office:string-value="LA89" table:formula="of:=UPPER(VLOOKUP(CONCATENATE(&quot;17&quot;;[.Q47]);[ONUS_KM43.$A:.$AK];6;))" table:style-name="ce5">
            <text:p>LA89</text:p>
          </table:table-cell>
          <table:table-cell office:value-type="float" office:value="47" table:style-name="ce1">
            <text:p>47</text:p>
          </table:table-cell>
          <table:table-cell office:value-type="float" office:value="-22.92" table:style-name="ce9">
            <text:p>-22,92</text:p>
          </table:table-cell>
          <table:table-cell office:value-type="float" office:value="1.77" table:style-name="ce9">
            <text:p>1,77</text:p>
          </table:table-cell>
          <table:table-cell office:value-type="float" office:value="-23.57" table:style-name="ce9">
            <text:p>-23,57</text:p>
          </table:table-cell>
          <table:table-cell table:number-columns-repeated="5" table:style-name="ce1"/>
          <table:table-cell office:value-type="string" office:string-value="TP418" table:formula="of:=UPPER(VLOOKUP(CONCATENATE(&quot;19&quot;;[.AA47]);[ONUS_KM43.$A:.$AK];6;))" table:style-name="ce5">
            <text:p>TP418</text:p>
          </table:table-cell>
          <table:table-cell office:value-type="float" office:value="48" table:style-name="ce1">
            <text:p>48</text:p>
          </table:table-cell>
          <table:table-cell office:value-type="float" office:value="-20.04" table:style-name="ce9">
            <text:p>-20,04</text:p>
          </table:table-cell>
          <table:table-cell office:value-type="float" office:value="1.1599999999999999" table:style-name="ce9">
            <text:p>1,16</text:p>
          </table:table-cell>
          <table:table-cell office:value-type="float" office:value="-20.81" table:style-name="ce9">
            <text:p>-20,8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86" table:formula="of:=UPPER(VLOOKUP(CONCATENATE(&quot;15&quot;;[.G48]);[ONUS_KM43.$A:.$AK];6;))" table:style-name="ce5">
            <text:p>VSOL086</text:p>
          </table:table-cell>
          <table:table-cell office:value-type="float" office:value="49" table:style-name="ce1">
            <text:p>49</text:p>
          </table:table-cell>
          <table:table-cell office:value-type="float" office:value="-20.079999999999998" table:style-name="ce9">
            <text:p>-20,08</text:p>
          </table:table-cell>
          <table:table-cell office:value-type="float" office:value="2.06" table:style-name="ce9">
            <text:p>2,06</text:p>
          </table:table-cell>
          <table:table-cell office:value-type="float" office:value="-22.68" table:style-name="ce9">
            <text:p>-22,68</text:p>
          </table:table-cell>
          <table:table-cell office:value-type="float" office:value="0" table:formula="of:=UPPER(VLOOKUP(CONCATENATE(&quot;16&quot;;[.L48]);[ONUS_KM43.$A:.$AK];6;))" table:style-name="ce5">
            <text:p>#N/D</text:p>
          </table:table-cell>
          <table:table-cell office:value-type="float" office:value="50" table:style-name="ce1">
            <text:p>50</text:p>
          </table:table-cell>
          <table:table-cell office:value-type="float" office:value="-28.24" table:style-name="ce9">
            <text:p>-28,24</text:p>
          </table:table-cell>
          <table:table-cell office:value-type="float" office:value="1.45" table:style-name="ce9">
            <text:p>1,45</text:p>
          </table:table-cell>
          <table:table-cell office:value-type="float" office:value="-30" table:style-name="ce9">
            <text:p>-30,00</text:p>
          </table:table-cell>
          <table:table-cell office:value-type="string" office:string-value="TP168" table:formula="of:=UPPER(VLOOKUP(CONCATENATE(&quot;17&quot;;[.Q48]);[ONUS_KM43.$A:.$AK];6;))" table:style-name="ce5">
            <text:p>TP168</text:p>
          </table:table-cell>
          <table:table-cell office:value-type="float" office:value="48" table:style-name="ce1">
            <text:p>48</text:p>
          </table:table-cell>
          <table:table-cell office:value-type="float" office:value="-28.86" table:style-name="ce9">
            <text:p>-28,86</text:p>
          </table:table-cell>
          <table:table-cell office:value-type="float" office:value="0.89" table:style-name="ce9">
            <text:p>0,89</text:p>
          </table:table-cell>
          <table:table-cell office:value-type="float" office:value="-28.24" table:style-name="ce9">
            <text:p>-28,24</text:p>
          </table:table-cell>
          <table:table-cell table:number-columns-repeated="5" table:style-name="ce1"/>
          <table:table-cell office:value-type="string" office:string-value="TP503" table:formula="of:=UPPER(VLOOKUP(CONCATENATE(&quot;19&quot;;[.AA48]);[ONUS_KM43.$A:.$AK];6;))" table:style-name="ce5">
            <text:p>TP503</text:p>
          </table:table-cell>
          <table:table-cell office:value-type="float" office:value="49" table:style-name="ce1">
            <text:p>49</text:p>
          </table:table-cell>
          <table:table-cell office:value-type="float" office:value="-22.22" table:style-name="ce9">
            <text:p>-22,22</text:p>
          </table:table-cell>
          <table:table-cell office:value-type="float" office:value="1.42" table:style-name="ce9">
            <text:p>1,42</text:p>
          </table:table-cell>
          <table:table-cell office:value-type="float" office:value="-23.1" table:style-name="ce9">
            <text:p>-23,1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85" table:formula="of:=UPPER(VLOOKUP(CONCATENATE(&quot;15&quot;;[.G49]);[ONUS_KM43.$A:.$AK];6;))" table:style-name="ce5">
            <text:p>VSOL085</text:p>
          </table:table-cell>
          <table:table-cell office:value-type="float" office:value="50" table:style-name="ce1">
            <text:p>50</text:p>
          </table:table-cell>
          <table:table-cell office:value-type="float" office:value="-21.19" table:style-name="ce9">
            <text:p>-21,19</text:p>
          </table:table-cell>
          <table:table-cell office:value-type="float" office:value="2.13" table:style-name="ce9">
            <text:p>2,13</text:p>
          </table:table-cell>
          <table:table-cell office:value-type="float" office:value="-22.15" table:style-name="ce9">
            <text:p>-22,15</text:p>
          </table:table-cell>
          <table:table-cell office:value-type="float" office:value="0" table:formula="of:=UPPER(VLOOKUP(CONCATENATE(&quot;16&quot;;[.L49]);[ONUS_KM43.$A:.$AK];6;))" table:style-name="ce5">
            <text:p>#N/D</text:p>
          </table:table-cell>
          <table:table-cell office:value-type="float" office:value="51" table:style-name="ce1">
            <text:p>51</text:p>
          </table:table-cell>
          <table:table-cell office:value-type="float" office:value="-23.76" table:style-name="ce9">
            <text:p>-23,76</text:p>
          </table:table-cell>
          <table:table-cell office:value-type="float" office:value="1.6" table:style-name="ce9">
            <text:p>1,60</text:p>
          </table:table-cell>
          <table:table-cell office:value-type="float" office:value="-26.03" table:style-name="ce9">
            <text:p>-26,03</text:p>
          </table:table-cell>
          <table:table-cell office:value-type="string" office:string-value="VSOL015" table:formula="of:=UPPER(VLOOKUP(CONCATENATE(&quot;17&quot;;[.Q49]);[ONUS_KM43.$A:.$AK];6;))" table:style-name="ce5">
            <text:p>VSOL015</text:p>
          </table:table-cell>
          <table:table-cell office:value-type="float" office:value="49" table:style-name="ce1">
            <text:p>49</text:p>
          </table:table-cell>
          <table:table-cell office:value-type="float" office:value="-20.13" table:style-name="ce9">
            <text:p>-20,13</text:p>
          </table:table-cell>
          <table:table-cell office:value-type="float" office:value="2.38" table:style-name="ce9">
            <text:p>2,38</text:p>
          </table:table-cell>
          <table:table-cell office:value-type="float" office:value="-22.52" table:style-name="ce9">
            <text:p>-22,52</text:p>
          </table:table-cell>
          <table:table-cell table:number-columns-repeated="5" table:style-name="ce1"/>
          <table:table-cell office:value-type="string" office:string-value="TP557" table:formula="of:=UPPER(VLOOKUP(CONCATENATE(&quot;19&quot;;[.AA49]);[ONUS_KM43.$A:.$AK];6;))" table:style-name="ce5">
            <text:p>TP557</text:p>
          </table:table-cell>
          <table:table-cell office:value-type="float" office:value="50" table:style-name="ce1">
            <text:p>50</text:p>
          </table:table-cell>
          <table:table-cell office:value-type="float" office:value="-20.45" table:style-name="ce9">
            <text:p>-20,45</text:p>
          </table:table-cell>
          <table:table-cell office:value-type="float" office:value="1.1000000000000001" table:style-name="ce9">
            <text:p>1,10</text:p>
          </table:table-cell>
          <table:table-cell office:value-type="float" office:value="-22.76" table:style-name="ce9">
            <text:p>-22,76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97" table:formula="of:=UPPER(VLOOKUP(CONCATENATE(&quot;15&quot;;[.G50]);[ONUS_KM43.$A:.$AK];6;))" table:style-name="ce5">
            <text:p>VSOL097</text:p>
          </table:table-cell>
          <table:table-cell office:value-type="float" office:value="51" table:style-name="ce1">
            <text:p>51</text:p>
          </table:table-cell>
          <table:table-cell office:value-type="float" office:value="-22.36" table:style-name="ce9">
            <text:p>-22,36</text:p>
          </table:table-cell>
          <table:table-cell office:value-type="float" office:value="2.15" table:style-name="ce9">
            <text:p>2,15</text:p>
          </table:table-cell>
          <table:table-cell office:value-type="float" office:value="-24.69" table:style-name="ce9">
            <text:p>-24,69</text:p>
          </table:table-cell>
          <table:table-cell office:value-type="float" office:value="0" table:formula="of:=UPPER(VLOOKUP(CONCATENATE(&quot;16&quot;;[.L50]);[ONUS_KM43.$A:.$AK];6;))" table:style-name="ce5">
            <text:p>#N/D</text:p>
          </table:table-cell>
          <table:table-cell office:value-type="float" office:value="52" table:style-name="ce1">
            <text:p>52</text:p>
          </table:table-cell>
          <table:table-cell office:value-type="float" office:value="-25.08" table:style-name="ce9">
            <text:p>-25,08</text:p>
          </table:table-cell>
          <table:table-cell office:value-type="float" office:value="2.3199999999999998" table:style-name="ce9">
            <text:p>2,32</text:p>
          </table:table-cell>
          <table:table-cell office:value-type="float" office:value="-28.24" table:style-name="ce9">
            <text:p>-28,24</text:p>
          </table:table-cell>
          <table:table-cell office:value-type="string" office:string-value="TP300" table:formula="of:=UPPER(VLOOKUP(CONCATENATE(&quot;17&quot;;[.Q50]);[ONUS_KM43.$A:.$AK];6;))" table:style-name="ce5">
            <text:p>TP300</text:p>
          </table:table-cell>
          <table:table-cell office:value-type="float" office:value="50" table:style-name="ce1">
            <text:p>50</text:p>
          </table:table-cell>
          <table:table-cell office:value-type="float" office:value="-26.57" table:style-name="ce9">
            <text:p>-26,57</text:p>
          </table:table-cell>
          <table:table-cell office:value-type="float" office:value="1.21" table:style-name="ce9">
            <text:p>1,21</text:p>
          </table:table-cell>
          <table:table-cell office:value-type="float" office:value="-22.93" table:style-name="ce9">
            <text:p>-22,93</text:p>
          </table:table-cell>
          <table:table-cell table:number-columns-repeated="5" table:style-name="ce1"/>
          <table:table-cell office:value-type="string" office:string-value="TP169" table:formula="of:=UPPER(VLOOKUP(CONCATENATE(&quot;19&quot;;[.AA50]);[ONUS_KM43.$A:.$AK];6;))" table:style-name="ce5">
            <text:p>TP169</text:p>
          </table:table-cell>
          <table:table-cell office:value-type="float" office:value="51" table:style-name="ce1">
            <text:p>51</text:p>
          </table:table-cell>
          <table:table-cell office:value-type="float" office:value="-23.18" table:style-name="ce9">
            <text:p>-23,18</text:p>
          </table:table-cell>
          <table:table-cell office:value-type="float" office:value="1.1100000000000001" table:style-name="ce9">
            <text:p>1,11</text:p>
          </table:table-cell>
          <table:table-cell office:value-type="float" office:value="-25.69" table:style-name="ce9">
            <text:p>-25,69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1]);[ONUS_KM43.$A:.$AK];6;))" table:style-name="ce5">
            <text:p>#N/D</text:p>
          </table:table-cell>
          <table:table-cell office:value-type="float" office:value="52" table:style-name="ce1">
            <text:p>52</text:p>
          </table:table-cell>
          <table:table-cell office:value-type="float" office:value="-20.6" table:style-name="ce9">
            <text:p>-20,60</text:p>
          </table:table-cell>
          <table:table-cell office:value-type="float" office:value="1.48" table:style-name="ce9">
            <text:p>1,48</text:p>
          </table:table-cell>
          <table:table-cell office:value-type="float" office:value="-22.6" table:style-name="ce9">
            <text:p>-22,60</text:p>
          </table:table-cell>
          <table:table-cell office:value-type="float" office:value="0" table:formula="of:=UPPER(VLOOKUP(CONCATENATE(&quot;16&quot;;[.L51]);[ONUS_KM43.$A:.$AK];6;))" table:style-name="ce5">
            <text:p>#N/D</text:p>
          </table:table-cell>
          <table:table-cell office:value-type="float" office:value="53" table:style-name="ce1">
            <text:p>53</text:p>
          </table:table-cell>
          <table:table-cell office:value-type="float" office:value="-24.2" table:style-name="ce9">
            <text:p>-24,20</text:p>
          </table:table-cell>
          <table:table-cell office:value-type="float" office:value="1.58" table:style-name="ce9">
            <text:p>1,58</text:p>
          </table:table-cell>
          <table:table-cell office:value-type="float" office:value="-26.03" table:style-name="ce9">
            <text:p>-26,03</text:p>
          </table:table-cell>
          <table:table-cell office:value-type="string" office:string-value="TP274" table:formula="of:=UPPER(VLOOKUP(CONCATENATE(&quot;17&quot;;[.Q51]);[ONUS_KM43.$A:.$AK];6;))" table:style-name="ce5">
            <text:p>TP274</text:p>
          </table:table-cell>
          <table:table-cell office:value-type="float" office:value="51" table:style-name="ce1">
            <text:p>51</text:p>
          </table:table-cell>
          <table:table-cell office:value-type="float" office:value="-24.95" table:style-name="ce9">
            <text:p>-24,95</text:p>
          </table:table-cell>
          <table:table-cell office:value-type="float" office:value="0.92" table:style-name="ce9">
            <text:p>0,92</text:p>
          </table:table-cell>
          <table:table-cell office:value-type="float" office:value="-24.82" table:style-name="ce9">
            <text:p>-24,82</text:p>
          </table:table-cell>
          <table:table-cell table:number-columns-repeated="5" table:style-name="ce1"/>
          <table:table-cell office:value-type="string" office:string-value="VSOL026" table:formula="of:=UPPER(VLOOKUP(CONCATENATE(&quot;19&quot;;[.AA51]);[ONUS_KM43.$A:.$AK];6;))" table:style-name="ce5">
            <text:p>VSOL026</text:p>
          </table:table-cell>
          <table:table-cell office:value-type="float" office:value="52" table:style-name="ce1">
            <text:p>52</text:p>
          </table:table-cell>
          <table:table-cell office:value-type="float" office:value="-20.36" table:style-name="ce9">
            <text:p>-20,36</text:p>
          </table:table-cell>
          <table:table-cell office:value-type="float" office:value="1.48" table:style-name="ce9">
            <text:p>1,48</text:p>
          </table:table-cell>
          <table:table-cell office:value-type="float" office:value="-22.45" table:style-name="ce9">
            <text:p>-22,45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2]);[ONUS_KM43.$A:.$AK];6;))" table:style-name="ce5">
            <text:p>#N/D</text:p>
          </table:table-cell>
          <table:table-cell office:value-type="float" office:value="53" table:style-name="ce1">
            <text:p>53</text:p>
          </table:table-cell>
          <table:table-cell office:value-type="float" office:value="-20.170000000000002" table:style-name="ce9">
            <text:p>-20,17</text:p>
          </table:table-cell>
          <table:table-cell office:value-type="float" office:value="1.38" table:style-name="ce9">
            <text:p>1,38</text:p>
          </table:table-cell>
          <table:table-cell office:value-type="float" office:value="-22.52" table:style-name="ce9">
            <text:p>-22,52</text:p>
          </table:table-cell>
          <table:table-cell office:value-type="float" office:value="0" table:formula="of:=UPPER(VLOOKUP(CONCATENATE(&quot;16&quot;;[.L52]);[ONUS_KM43.$A:.$AK];6;))" table:style-name="ce5">
            <text:p>#N/D</text:p>
          </table:table-cell>
          <table:table-cell office:value-type="float" office:value="54" table:style-name="ce1">
            <text:p>54</text:p>
          </table:table-cell>
          <table:table-cell office:value-type="float" office:value="-22.52" table:style-name="ce9">
            <text:p>-22,52</text:p>
          </table:table-cell>
          <table:table-cell office:value-type="float" office:value="1.43" table:style-name="ce9">
            <text:p>1,43</text:p>
          </table:table-cell>
          <table:table-cell office:value-type="float" office:value="-25.09" table:style-name="ce9">
            <text:p>-25,09</text:p>
          </table:table-cell>
          <table:table-cell office:value-type="string" office:string-value="TP399" table:formula="of:=UPPER(VLOOKUP(CONCATENATE(&quot;17&quot;;[.Q52]);[ONUS_KM43.$A:.$AK];6;))" table:style-name="ce5">
            <text:p>TP399</text:p>
          </table:table-cell>
          <table:table-cell office:value-type="float" office:value="52" table:style-name="ce1">
            <text:p>52</text:p>
          </table:table-cell>
          <table:table-cell office:value-type="float" office:value="-20.22" table:style-name="ce9">
            <text:p>-20,22</text:p>
          </table:table-cell>
          <table:table-cell office:value-type="float" office:value="1.22" table:style-name="ce9">
            <text:p>1,22</text:p>
          </table:table-cell>
          <table:table-cell office:value-type="float" office:value="-22.01" table:style-name="ce9">
            <text:p>-22,01</text:p>
          </table:table-cell>
          <table:table-cell table:number-columns-repeated="5" table:style-name="ce1"/>
          <table:table-cell office:value-type="string" office:string-value="SU003" table:formula="of:=UPPER(VLOOKUP(CONCATENATE(&quot;19&quot;;[.AA52]);[ONUS_KM43.$A:.$AK];6;))" table:style-name="ce5">
            <text:p>SU003</text:p>
          </table:table-cell>
          <table:table-cell office:value-type="float" office:value="53" table:style-name="ce1">
            <text:p>53</text:p>
          </table:table-cell>
          <table:table-cell office:value-type="float" office:value="-20.13" table:style-name="ce9">
            <text:p>-20,13</text:p>
          </table:table-cell>
          <table:table-cell office:value-type="float" office:value="1.48" table:style-name="ce9">
            <text:p>1,48</text:p>
          </table:table-cell>
          <table:table-cell office:value-type="float" office:value="-22.45" table:style-name="ce9">
            <text:p>-22,45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3]);[ONUS_KM43.$A:.$AK];6;))" table:style-name="ce5">
            <text:p>#N/D</text:p>
          </table:table-cell>
          <table:table-cell office:value-type="float" office:value="54" table:style-name="ce1">
            <text:p>54</text:p>
          </table:table-cell>
          <table:table-cell office:value-type="float" office:value="-20.45" table:style-name="ce9">
            <text:p>-20,45</text:p>
          </table:table-cell>
          <table:table-cell office:value-type="float" office:value="1.48" table:style-name="ce9">
            <text:p>1,48</text:p>
          </table:table-cell>
          <table:table-cell office:value-type="float" office:value="-23.02" table:style-name="ce9">
            <text:p>-23,02</text:p>
          </table:table-cell>
          <table:table-cell office:value-type="float" office:value="0" table:formula="of:=UPPER(VLOOKUP(CONCATENATE(&quot;16&quot;;[.L53]);[ONUS_KM43.$A:.$AK];6;))" table:style-name="ce5">
            <text:p>#N/D</text:p>
          </table:table-cell>
          <table:table-cell office:value-type="float" office:value="55" table:style-name="ce1">
            <text:p>55</text:p>
          </table:table-cell>
          <table:table-cell office:value-type="float" office:value="-23.87" table:style-name="ce9">
            <text:p>-23,87</text:p>
          </table:table-cell>
          <table:table-cell office:value-type="float" office:value="1.57" table:style-name="ce9">
            <text:p>1,57</text:p>
          </table:table-cell>
          <table:table-cell office:value-type="float" office:value="-25.69" table:style-name="ce9">
            <text:p>-25,69</text:p>
          </table:table-cell>
          <table:table-cell office:value-type="string" office:string-value="KQ359" table:formula="of:=UPPER(VLOOKUP(CONCATENATE(&quot;17&quot;;[.Q53]);[ONUS_KM43.$A:.$AK];6;))" table:style-name="ce5">
            <text:p>KQ359</text:p>
          </table:table-cell>
          <table:table-cell office:value-type="float" office:value="53" table:style-name="ce1">
            <text:p>53</text:p>
          </table:table-cell>
          <table:table-cell office:value-type="float" office:value="-21.02" table:style-name="ce9">
            <text:p>-21,02</text:p>
          </table:table-cell>
          <table:table-cell office:value-type="float" office:value="2.31" table:style-name="ce9">
            <text:p>2,31</text:p>
          </table:table-cell>
          <table:table-cell office:value-type="float" office:value="-22.45" table:style-name="ce9">
            <text:p>-22,45</text:p>
          </table:table-cell>
          <table:table-cell table:number-columns-repeated="5" table:style-name="ce1"/>
          <table:table-cell office:value-type="string" office:string-value="VSOL043" table:formula="of:=UPPER(VLOOKUP(CONCATENATE(&quot;19&quot;;[.AA53]);[ONUS_KM43.$A:.$AK];6;))" table:style-name="ce5">
            <text:p>VSOL043</text:p>
          </table:table-cell>
          <table:table-cell office:value-type="float" office:value="55" table:style-name="ce1">
            <text:p>55</text:p>
          </table:table-cell>
          <table:table-cell office:value-type="float" office:value="-22.07" table:style-name="ce9">
            <text:p>-22,07</text:p>
          </table:table-cell>
          <table:table-cell office:value-type="float" office:value="1.91" table:style-name="ce9">
            <text:p>1,91</text:p>
          </table:table-cell>
          <table:table-cell office:value-type="float" office:value="-21.94" table:style-name="ce9">
            <text:p>-21,94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4]);[ONUS_KM43.$A:.$AK];6;))" table:style-name="ce5">
            <text:p>#N/D</text:p>
          </table:table-cell>
          <table:table-cell office:value-type="float" office:value="55" table:style-name="ce1">
            <text:p>55</text:p>
          </table:table-cell>
          <table:table-cell office:value-type="float" office:value="-21.3" table:style-name="ce9">
            <text:p>-21,30</text:p>
          </table:table-cell>
          <table:table-cell office:value-type="float" office:value="1.49" table:style-name="ce9">
            <text:p>1,49</text:p>
          </table:table-cell>
          <table:table-cell office:value-type="float" office:value="-23.88" table:style-name="ce9">
            <text:p>-23,88</text:p>
          </table:table-cell>
          <table:table-cell table:number-columns-repeated="5" table:style-name="ce1"/>
          <table:table-cell office:value-type="string" office:string-value="TP355" table:formula="of:=UPPER(VLOOKUP(CONCATENATE(&quot;17&quot;;[.Q54]);[ONUS_KM43.$A:.$AK];6;))" table:style-name="ce5">
            <text:p>TP355</text:p>
          </table:table-cell>
          <table:table-cell office:value-type="float" office:value="54" table:style-name="ce1">
            <text:p>54</text:p>
          </table:table-cell>
          <table:table-cell office:value-type="float" office:value="-27.96" table:style-name="ce9">
            <text:p>-27,96</text:p>
          </table:table-cell>
          <table:table-cell office:value-type="float" office:value="1.08" table:style-name="ce9">
            <text:p>1,08</text:p>
          </table:table-cell>
          <table:table-cell office:value-type="float" office:value="-28.87" table:style-name="ce9">
            <text:p>-28,87</text:p>
          </table:table-cell>
          <table:table-cell table:number-columns-repeated="5" table:style-name="ce1"/>
          <table:table-cell office:value-type="string" office:string-value="VSOL071" table:formula="of:=UPPER(VLOOKUP(CONCATENATE(&quot;19&quot;;[.AA54]);[ONUS_KM43.$A:.$AK];6;))" table:style-name="ce5">
            <text:p>VSOL071</text:p>
          </table:table-cell>
          <table:table-cell office:value-type="float" office:value="56" table:style-name="ce1">
            <text:p>56</text:p>
          </table:table-cell>
          <table:table-cell office:value-type="float" office:value="-19.28" table:style-name="ce9">
            <text:p>-19,28</text:p>
          </table:table-cell>
          <table:table-cell office:value-type="float" office:value="1.98" table:style-name="ce9">
            <text:p>1,98</text:p>
          </table:table-cell>
          <table:table-cell office:value-type="float" office:value="-21.31" table:style-name="ce9">
            <text:p>-21,3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5]);[ONUS_KM43.$A:.$AK];6;))" table:style-name="ce5">
            <text:p>#N/D</text:p>
          </table:table-cell>
          <table:table-cell office:value-type="float" office:value="56" table:style-name="ce1">
            <text:p>56</text:p>
          </table:table-cell>
          <table:table-cell office:value-type="float" office:value="-21.3" table:style-name="ce9">
            <text:p>-21,30</text:p>
          </table:table-cell>
          <table:table-cell office:value-type="float" office:value="1.53" table:style-name="ce9">
            <text:p>1,53</text:p>
          </table:table-cell>
          <table:table-cell office:value-type="float" office:value="-23.67" table:style-name="ce9">
            <text:p>-23,67</text:p>
          </table:table-cell>
          <table:table-cell table:number-columns-repeated="5" table:style-name="ce1"/>
          <table:table-cell office:value-type="string" office:string-value="L479B" table:formula="of:=UPPER(VLOOKUP(CONCATENATE(&quot;17&quot;;[.Q55]);[ONUS_KM43.$A:.$AK];6;))" table:style-name="ce5">
            <text:p>L479B</text:p>
          </table:table-cell>
          <table:table-cell office:value-type="float" office:value="55" table:style-name="ce1">
            <text:p>55</text:p>
          </table:table-cell>
          <table:table-cell office:value-type="float" office:value="-21.55" table:style-name="ce9">
            <text:p>-21,55</text:p>
          </table:table-cell>
          <table:table-cell office:value-type="float" office:value="2.65" table:style-name="ce9">
            <text:p>2,65</text:p>
          </table:table-cell>
          <table:table-cell office:value-type="float" office:value="-22.84" table:style-name="ce9">
            <text:p>-22,84</text:p>
          </table:table-cell>
          <table:table-cell table:number-columns-repeated="5" table:style-name="ce1"/>
          <table:table-cell office:value-type="string" office:string-value="VSOL090" table:formula="of:=UPPER(VLOOKUP(CONCATENATE(&quot;19&quot;;[.AA55]);[ONUS_KM43.$A:.$AK];6;))" table:style-name="ce5">
            <text:p>VSOL090</text:p>
          </table:table-cell>
          <table:table-cell office:value-type="float" office:value="57" table:style-name="ce1">
            <text:p>57</text:p>
          </table:table-cell>
          <table:table-cell office:value-type="float" office:value="-19.91" table:style-name="ce9">
            <text:p>-19,91</text:p>
          </table:table-cell>
          <table:table-cell office:value-type="float" office:value="2.0499999999999998" table:style-name="ce9">
            <text:p>2,05</text:p>
          </table:table-cell>
          <table:table-cell office:value-type="float" office:value="-22.37" table:style-name="ce9">
            <text:p>-22,37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6]);[ONUS_KM43.$A:.$AK];6;))" table:style-name="ce5">
            <text:p>#N/D</text:p>
          </table:table-cell>
          <table:table-cell office:value-type="float" office:value="57" table:style-name="ce1">
            <text:p>57</text:p>
          </table:table-cell>
          <table:table-cell office:value-type="float" office:value="-20.45" table:style-name="ce9">
            <text:p>-20,45</text:p>
          </table:table-cell>
          <table:table-cell office:value-type="float" office:value="1.67" table:style-name="ce9">
            <text:p>1,67</text:p>
          </table:table-cell>
          <table:table-cell office:value-type="float" office:value="-22.76" table:style-name="ce9">
            <text:p>-22,76</text:p>
          </table:table-cell>
          <table:table-cell table:number-columns-repeated="5" table:style-name="ce1"/>
          <table:table-cell office:value-type="string" office:string-value="VSOL001" table:formula="of:=UPPER(VLOOKUP(CONCATENATE(&quot;17&quot;;[.Q56]);[ONUS_KM43.$A:.$AK];6;))" table:style-name="ce5">
            <text:p>VSOL001</text:p>
          </table:table-cell>
          <table:table-cell office:value-type="float" office:value="56" table:style-name="ce1">
            <text:p>56</text:p>
          </table:table-cell>
          <table:table-cell office:value-type="float" office:value="-22.22" table:style-name="ce9">
            <text:p>-22,22</text:p>
          </table:table-cell>
          <table:table-cell office:value-type="float" office:value="2.04" table:style-name="ce9">
            <text:p>2,04</text:p>
          </table:table-cell>
          <table:table-cell office:value-type="float" office:value="-23.02" table:style-name="ce9">
            <text:p>-23,02</text:p>
          </table:table-cell>
          <table:table-cell table:number-columns-repeated="5" table:style-name="ce1"/>
          <table:table-cell office:value-type="string" office:string-value="VSOL089" table:formula="of:=UPPER(VLOOKUP(CONCATENATE(&quot;19&quot;;[.AA56]);[ONUS_KM43.$A:.$AK];6;))" table:style-name="ce5">
            <text:p>VSOL089</text:p>
          </table:table-cell>
          <table:table-cell office:value-type="float" office:value="58" table:style-name="ce1">
            <text:p>58</text:p>
          </table:table-cell>
          <table:table-cell office:value-type="float" office:value="-21.36" table:style-name="ce9">
            <text:p>-21,36</text:p>
          </table:table-cell>
          <table:table-cell office:value-type="float" office:value="2.02" table:style-name="ce9">
            <text:p>2,02</text:p>
          </table:table-cell>
          <table:table-cell office:value-type="float" office:value="-23.57" table:style-name="ce9">
            <text:p>-23,57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7" table:formula="of:=UPPER(VLOOKUP(CONCATENATE(&quot;17&quot;;[.Q57]);[ONUS_KM43.$A:.$AK];6;))" table:style-name="ce5">
            <text:p>VSOL007</text:p>
          </table:table-cell>
          <table:table-cell office:value-type="float" office:value="57" table:style-name="ce1">
            <text:p>57</text:p>
          </table:table-cell>
          <table:table-cell office:value-type="float" office:value="-22.84" table:style-name="ce9">
            <text:p>-22,84</text:p>
          </table:table-cell>
          <table:table-cell office:value-type="float" office:value="2.0099999999999998" table:style-name="ce9">
            <text:p>2,01</text:p>
          </table:table-cell>
          <table:table-cell office:value-type="float" office:value="-24.32" table:style-name="ce9">
            <text:p>-24,32</text:p>
          </table:table-cell>
          <table:table-cell table:number-columns-repeated="5" table:style-name="ce1"/>
          <table:table-cell office:value-type="string" office:string-value="SU017" table:formula="of:=UPPER(VLOOKUP(CONCATENATE(&quot;19&quot;;[.AA57]);[ONUS_KM43.$A:.$AK];6;))" table:style-name="ce5">
            <text:p>SU017</text:p>
          </table:table-cell>
          <table:table-cell office:value-type="float" office:value="59" table:style-name="ce1">
            <text:p>59</text:p>
          </table:table-cell>
          <table:table-cell office:value-type="float" office:value="-22.22" table:style-name="ce9">
            <text:p>-22,22</text:p>
          </table:table-cell>
          <table:table-cell office:value-type="float" office:value="1.49" table:style-name="ce9">
            <text:p>1,49</text:p>
          </table:table-cell>
          <table:table-cell office:value-type="float" office:value="-24.44" table:style-name="ce9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8" table:formula="of:=UPPER(VLOOKUP(CONCATENATE(&quot;17&quot;;[.Q58]);[ONUS_KM43.$A:.$AK];6;))" table:style-name="ce5">
            <text:p>VSOL008</text:p>
          </table:table-cell>
          <table:table-cell office:value-type="float" office:value="58" table:style-name="ce1">
            <text:p>58</text:p>
          </table:table-cell>
          <table:table-cell office:value-type="float" office:value="-20.7" table:style-name="ce9">
            <text:p>-20,70</text:p>
          </table:table-cell>
          <table:table-cell office:value-type="float" office:value="2.19" table:style-name="ce9">
            <text:p>2,19</text:p>
          </table:table-cell>
          <table:table-cell office:value-type="float" office:value="-22.08" table:style-name="ce9">
            <text:p>-22,08</text:p>
          </table:table-cell>
          <table:table-cell table:number-columns-repeated="5" table:style-name="ce1"/>
          <table:table-cell office:value-type="float" office:value="0" table:formula="of:=UPPER(VLOOKUP(CONCATENATE(&quot;19&quot;;[.AA58]);[ONUS_KM43.$A:.$AK];6;))" table:style-name="ce5">
            <text:p>#N/D</text:p>
          </table:table-cell>
          <table:table-cell office:value-type="float" office:value="60" table:style-name="ce1">
            <text:p>60</text:p>
          </table:table-cell>
          <table:table-cell office:value-type="float" office:value="-21.61" table:style-name="ce9">
            <text:p>-21,61</text:p>
          </table:table-cell>
          <table:table-cell office:value-type="float" office:value="1.46" table:style-name="ce9">
            <text:p>1,46</text:p>
          </table:table-cell>
          <table:table-cell office:value-type="float" office:value="-24.44" table:style-name="ce9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6" table:formula="of:=UPPER(VLOOKUP(CONCATENATE(&quot;17&quot;;[.Q59]);[ONUS_KM43.$A:.$AK];6;))" table:style-name="ce5">
            <text:p>VSOL006</text:p>
          </table:table-cell>
          <table:table-cell office:value-type="float" office:value="59" table:style-name="ce1">
            <text:p>59</text:p>
          </table:table-cell>
          <table:table-cell office:value-type="float" office:value="-25.08" table:style-name="ce9">
            <text:p>-25,08</text:p>
          </table:table-cell>
          <table:table-cell office:value-type="float" office:value="2.11" table:style-name="ce9">
            <text:p>2,11</text:p>
          </table:table-cell>
          <table:table-cell office:value-type="float" office:value="-24.69" table:style-name="ce9">
            <text:p>-24,69</text:p>
          </table:table-cell>
          <table:table-cell table:number-columns-repeated="5" table:style-name="ce1"/>
          <table:table-cell office:value-type="float" office:value="0" table:formula="of:=UPPER(VLOOKUP(CONCATENATE(&quot;19&quot;;[.AA59]);[ONUS_KM43.$A:.$AK];6;))" table:style-name="ce5">
            <text:p>#N/D</text:p>
          </table:table-cell>
          <table:table-cell office:value-type="float" office:value="61" table:style-name="ce1">
            <text:p>61</text:p>
          </table:table-cell>
          <table:table-cell office:value-type="float" office:value="-20.13" table:style-name="ce9">
            <text:p>-20,13</text:p>
          </table:table-cell>
          <table:table-cell office:value-type="float" office:value="1.51" table:style-name="ce9">
            <text:p>1,51</text:p>
          </table:table-cell>
          <table:table-cell office:value-type="float" office:value="-23.02" table:style-name="ce9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5" table:formula="of:=UPPER(VLOOKUP(CONCATENATE(&quot;17&quot;;[.Q60]);[ONUS_KM43.$A:.$AK];6;))" table:style-name="ce5">
            <text:p>VSOL005</text:p>
          </table:table-cell>
          <table:table-cell office:value-type="float" office:value="60" table:style-name="ce1">
            <text:p>60</text:p>
          </table:table-cell>
          <table:table-cell office:value-type="float" office:value="-21.3" table:style-name="ce9">
            <text:p>-21,30</text:p>
          </table:table-cell>
          <table:table-cell office:value-type="float" office:value="2" table:style-name="ce9">
            <text:p>2,00</text:p>
          </table:table-cell>
          <table:table-cell office:value-type="float" office:value="-23.1" table:style-name="ce9">
            <text:p>-23,10</text:p>
          </table:table-cell>
          <table:table-cell table:number-columns-repeated="5" table:style-name="ce1"/>
          <table:table-cell office:value-type="float" office:value="0" table:formula="of:=UPPER(VLOOKUP(CONCATENATE(&quot;19&quot;;[.AA60]);[ONUS_KM43.$A:.$AK];6;))" table:style-name="ce5">
            <text:p>#N/D</text:p>
          </table:table-cell>
          <table:table-cell office:value-type="float" office:value="62" table:style-name="ce1">
            <text:p>62</text:p>
          </table:table-cell>
          <table:table-cell office:value-type="float" office:value="-19.43" table:style-name="ce9">
            <text:p>-19,43</text:p>
          </table:table-cell>
          <table:table-cell office:value-type="float" office:value="1.44" table:style-name="ce9">
            <text:p>1,44</text:p>
          </table:table-cell>
          <table:table-cell office:value-type="float" office:value="-22.15" table:style-name="ce9">
            <text:p>-22,15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1" table:formula="of:=UPPER(VLOOKUP(CONCATENATE(&quot;17&quot;;[.Q61]);[ONUS_KM43.$A:.$AK];6;))" table:style-name="ce5">
            <text:p>VSOL011</text:p>
          </table:table-cell>
          <table:table-cell office:value-type="float" office:value="61" table:style-name="ce1">
            <text:p>61</text:p>
          </table:table-cell>
          <table:table-cell office:value-type="float" office:value="-23.46" table:style-name="ce9">
            <text:p>-23,46</text:p>
          </table:table-cell>
          <table:table-cell office:value-type="float" office:value="2.0299999999999998" table:style-name="ce9">
            <text:p>2,03</text:p>
          </table:table-cell>
          <table:table-cell office:value-type="float" office:value="-23.38" table:style-name="ce9">
            <text:p>-23,38</text:p>
          </table:table-cell>
          <table:table-cell table:number-columns-repeated="5" table:style-name="ce1"/>
          <table:table-cell office:value-type="float" office:value="0" table:formula="of:=UPPER(VLOOKUP(CONCATENATE(&quot;19&quot;;[.AA61]);[ONUS_KM43.$A:.$AK];6;))" table:style-name="ce5">
            <text:p>#N/D</text:p>
          </table:table-cell>
          <table:table-cell office:value-type="float" office:value="63" table:style-name="ce1">
            <text:p>63</text:p>
          </table:table-cell>
          <table:table-cell office:value-type="float" office:value="-21.42" table:style-name="ce9">
            <text:p>-21,42</text:p>
          </table:table-cell>
          <table:table-cell office:value-type="float" office:value="1.8" table:style-name="ce9">
            <text:p>1,80</text:p>
          </table:table-cell>
          <table:table-cell office:value-type="float" office:value="-23.02" table:style-name="ce9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9" table:formula="of:=UPPER(VLOOKUP(CONCATENATE(&quot;17&quot;;[.Q62]);[ONUS_KM43.$A:.$AK];6;))" table:style-name="ce5">
            <text:p>VSOL009</text:p>
          </table:table-cell>
          <table:table-cell office:value-type="float" office:value="62" table:style-name="ce1">
            <text:p>62</text:p>
          </table:table-cell>
          <table:table-cell office:value-type="float" office:value="-22.14" table:style-name="ce9">
            <text:p>-22,14</text:p>
          </table:table-cell>
          <table:table-cell office:value-type="float" office:value="2.1800000000000002" table:style-name="ce9">
            <text:p>2,18</text:p>
          </table:table-cell>
          <table:table-cell office:value-type="float" office:value="-22.84" table:style-name="ce9">
            <text:p>-22,84</text:p>
          </table:table-cell>
          <table:table-cell table:number-columns-repeated="16364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0" table:formula="of:=UPPER(VLOOKUP(CONCATENATE(&quot;17&quot;;[.Q63]);[ONUS_KM43.$A:.$AK];6;))" table:style-name="ce5">
            <text:p>VSOL010</text:p>
          </table:table-cell>
          <table:table-cell office:value-type="float" office:value="63" table:style-name="ce1">
            <text:p>63</text:p>
          </table:table-cell>
          <table:table-cell office:value-type="float" office:value="-20.97" table:style-name="ce9">
            <text:p>-20,97</text:p>
          </table:table-cell>
          <table:table-cell office:value-type="float" office:value="2.13" table:style-name="ce9">
            <text:p>2,13</text:p>
          </table:table-cell>
          <table:table-cell office:value-type="float" office:value="-22.6" table:style-name="ce9">
            <text:p>-22,60</text:p>
          </table:table-cell>
          <table:table-cell table:number-columns-repeated="16364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3" table:formula="of:=UPPER(VLOOKUP(CONCATENATE(&quot;17&quot;;[.Q64]);[ONUS_KM43.$A:.$AK];6;))" table:style-name="ce5">
            <text:p>VSOL013</text:p>
          </table:table-cell>
          <table:table-cell office:value-type="float" office:value="64" table:style-name="ce1">
            <text:p>64</text:p>
          </table:table-cell>
          <table:table-cell office:value-type="float" office:value="-21.25" table:style-name="ce9">
            <text:p>-21,25</text:p>
          </table:table-cell>
          <table:table-cell office:value-type="float" office:value="2.17" table:style-name="ce9">
            <text:p>2,17</text:p>
          </table:table-cell>
          <table:table-cell office:value-type="float" office:value="-21.94" table:style-name="ce9">
            <text:p>-21,94</text:p>
          </table:table-cell>
          <table:table-cell table:number-columns-repeated="16364" table:style-name="ce1"/>
        </table:table-row>
        <table:table-row table:style-name="ro2">
          <table:table-cell table:number-columns-repeated="15"/>
          <table:table-cell office:value-type="string" office:string-value="VSOL016" table:formula="of:=UPPER(VLOOKUP(CONCATENATE(&quot;17&quot;;[.Q65]);[ONUS_KM43.$A:.$AK];6;))" table:style-name="ce5">
            <text:p>VSOL016</text:p>
          </table:table-cell>
          <table:table-cell office:value-type="float" office:value="65" table:style-name="ce1">
            <text:p>65</text:p>
          </table:table-cell>
          <table:table-cell office:value-type="float" office:value="-21.87" table:style-name="ce9">
            <text:p>-21,87</text:p>
          </table:table-cell>
          <table:table-cell office:value-type="float" office:value="2.16" table:style-name="ce9">
            <text:p>2,16</text:p>
          </table:table-cell>
          <table:table-cell office:value-type="float" office:value="-23.57" table:style-name="ce9">
            <text:p>-23,57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7" table:formula="of:=UPPER(VLOOKUP(CONCATENATE(&quot;17&quot;;[.Q66]);[ONUS_KM43.$A:.$AK];6;))" table:style-name="ce5">
            <text:p>VSOL017</text:p>
          </table:table-cell>
          <table:table-cell office:value-type="float" office:value="66" table:style-name="ce1">
            <text:p>66</text:p>
          </table:table-cell>
          <table:table-cell office:value-type="float" office:value="-21.42" table:style-name="ce9">
            <text:p>-21,42</text:p>
          </table:table-cell>
          <table:table-cell office:value-type="float" office:value="2.06" table:style-name="ce9">
            <text:p>2,06</text:p>
          </table:table-cell>
          <table:table-cell office:value-type="float" office:value="-22.84" table:style-name="ce9">
            <text:p>-22,8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4" table:formula="of:=UPPER(VLOOKUP(CONCATENATE(&quot;17&quot;;[.Q67]);[ONUS_KM43.$A:.$AK];6;))" table:style-name="ce5">
            <text:p>VSOL024</text:p>
          </table:table-cell>
          <table:table-cell office:value-type="float" office:value="67" table:style-name="ce1">
            <text:p>67</text:p>
          </table:table-cell>
          <table:table-cell office:value-type="float" office:value="-25.23" table:style-name="ce9">
            <text:p>-25,23</text:p>
          </table:table-cell>
          <table:table-cell office:value-type="float" office:value="2.0699999999999998" table:style-name="ce9">
            <text:p>2,07</text:p>
          </table:table-cell>
          <table:table-cell office:value-type="float" office:value="-27.22" table:style-name="ce9">
            <text:p>-27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3" table:formula="of:=UPPER(VLOOKUP(CONCATENATE(&quot;17&quot;;[.Q68]);[ONUS_KM43.$A:.$AK];6;))" table:style-name="ce5">
            <text:p>VSOL023</text:p>
          </table:table-cell>
          <table:table-cell office:value-type="float" office:value="68" table:style-name="ce1">
            <text:p>68</text:p>
          </table:table-cell>
          <table:table-cell office:value-type="float" office:value="-19.739999999999998" table:style-name="ce9">
            <text:p>-19,74</text:p>
          </table:table-cell>
          <table:table-cell office:value-type="float" office:value="2.1800000000000002" table:style-name="ce9">
            <text:p>2,18</text:p>
          </table:table-cell>
          <table:table-cell office:value-type="float" office:value="-21.25" table:style-name="ce9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7" table:formula="of:=UPPER(VLOOKUP(CONCATENATE(&quot;17&quot;;[.Q69]);[ONUS_KM43.$A:.$AK];6;))" table:style-name="ce5">
            <text:p>VSOL027</text:p>
          </table:table-cell>
          <table:table-cell office:value-type="float" office:value="69" table:style-name="ce1">
            <text:p>69</text:p>
          </table:table-cell>
          <table:table-cell office:value-type="float" office:value="-20.079999999999998" table:style-name="ce9">
            <text:p>-20,08</text:p>
          </table:table-cell>
          <table:table-cell office:value-type="float" office:value="2.09" table:style-name="ce9">
            <text:p>2,09</text:p>
          </table:table-cell>
          <table:table-cell office:value-type="float" office:value="-22.22" table:style-name="ce9">
            <text:p>-22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8" table:formula="of:=UPPER(VLOOKUP(CONCATENATE(&quot;17&quot;;[.Q70]);[ONUS_KM43.$A:.$AK];6;))" table:style-name="ce5">
            <text:p>VSOL018</text:p>
          </table:table-cell>
          <table:table-cell office:value-type="float" office:value="70" table:style-name="ce1">
            <text:p>70</text:p>
          </table:table-cell>
          <table:table-cell office:value-type="float" office:value="-19.78" table:style-name="ce9">
            <text:p>-19,78</text:p>
          </table:table-cell>
          <table:table-cell office:value-type="float" office:value="2.0499999999999998" table:style-name="ce9">
            <text:p>2,05</text:p>
          </table:table-cell>
          <table:table-cell office:value-type="float" office:value="-21.74" table:style-name="ce9">
            <text:p>-21,7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1" table:formula="of:=UPPER(VLOOKUP(CONCATENATE(&quot;17&quot;;[.Q71]);[ONUS_KM43.$A:.$AK];6;))" table:style-name="ce5">
            <text:p>VSOL021</text:p>
          </table:table-cell>
          <table:table-cell office:value-type="float" office:value="71" table:style-name="ce1">
            <text:p>71</text:p>
          </table:table-cell>
          <table:table-cell office:value-type="float" office:value="-20.170000000000002" table:style-name="ce9">
            <text:p>-20,17</text:p>
          </table:table-cell>
          <table:table-cell office:value-type="float" office:value="2.12" table:style-name="ce9">
            <text:p>2,12</text:p>
          </table:table-cell>
          <table:table-cell office:value-type="float" office:value="-23.02" table:style-name="ce9">
            <text:p>-23,0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4" table:formula="of:=UPPER(VLOOKUP(CONCATENATE(&quot;17&quot;;[.Q72]);[ONUS_KM43.$A:.$AK];6;))" table:style-name="ce5">
            <text:p>VSOL014</text:p>
          </table:table-cell>
          <table:table-cell office:value-type="float" office:value="72" table:style-name="ce1">
            <text:p>72</text:p>
          </table:table-cell>
          <table:table-cell office:value-type="float" office:value="-22.29" table:style-name="ce9">
            <text:p>-22,29</text:p>
          </table:table-cell>
          <table:table-cell office:value-type="float" office:value="2.16" table:style-name="ce9">
            <text:p>2,16</text:p>
          </table:table-cell>
          <table:table-cell office:value-type="float" office:value="-24.56" table:style-name="ce9">
            <text:p>-24,56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TP541" table:formula="of:=UPPER(VLOOKUP(CONCATENATE(&quot;17&quot;;[.Q73]);[ONUS_KM43.$A:.$AK];6;))" table:style-name="ce5">
            <text:p>TP541</text:p>
          </table:table-cell>
          <table:table-cell office:value-type="float" office:value="73" table:style-name="ce1">
            <text:p>73</text:p>
          </table:table-cell>
          <table:table-cell office:value-type="float" office:value="-26.57" table:style-name="ce9">
            <text:p>-26,57</text:p>
          </table:table-cell>
          <table:table-cell office:value-type="float" office:value="1.1299999999999999" table:style-name="ce9">
            <text:p>1,13</text:p>
          </table:table-cell>
          <table:table-cell office:value-type="float" office:value="-25.23" table:style-name="ce9">
            <text:p>-25,2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TP520" table:formula="of:=UPPER(VLOOKUP(CONCATENATE(&quot;17&quot;;[.Q74]);[ONUS_KM43.$A:.$AK];6;))" table:style-name="ce5">
            <text:p>TP520</text:p>
          </table:table-cell>
          <table:table-cell office:value-type="float" office:value="74" table:style-name="ce1">
            <text:p>74</text:p>
          </table:table-cell>
          <table:table-cell office:value-type="float" office:value="-21.19" table:style-name="ce9">
            <text:p>-21,19</text:p>
          </table:table-cell>
          <table:table-cell office:value-type="float" office:value="0.98" table:style-name="ce9">
            <text:p>0,98</text:p>
          </table:table-cell>
          <table:table-cell office:value-type="float" office:value="-22.08" table:style-name="ce9">
            <text:p>-22,0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J212" table:formula="of:=UPPER(VLOOKUP(CONCATENATE(&quot;17&quot;;[.Q75]);[ONUS_KM43.$A:.$AK];6;))" table:style-name="ce5">
            <text:p>J212</text:p>
          </table:table-cell>
          <table:table-cell office:value-type="float" office:value="75" table:style-name="ce1">
            <text:p>75</text:p>
          </table:table-cell>
          <table:table-cell office:value-type="float" office:value="-21.74" table:style-name="ce9">
            <text:p>-21,74</text:p>
          </table:table-cell>
          <table:table-cell office:value-type="float" office:value="2.21" table:style-name="ce9">
            <text:p>2,21</text:p>
          </table:table-cell>
          <table:table-cell office:value-type="float" office:value="-23.02" table:style-name="ce9">
            <text:p>-23,0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9" table:formula="of:=UPPER(VLOOKUP(CONCATENATE(&quot;17&quot;;[.Q76]);[ONUS_KM43.$A:.$AK];6;))" table:style-name="ce5">
            <text:p>VSOL029</text:p>
          </table:table-cell>
          <table:table-cell office:value-type="float" office:value="76" table:style-name="ce1">
            <text:p>76</text:p>
          </table:table-cell>
          <table:table-cell office:value-type="float" office:value="-17.420000000000002" table:style-name="ce9">
            <text:p>-17,42</text:p>
          </table:table-cell>
          <table:table-cell office:value-type="float" office:value="2.0699999999999998" table:style-name="ce9">
            <text:p>2,07</text:p>
          </table:table-cell>
          <table:table-cell office:value-type="float" office:value="-19.75" table:style-name="ce9">
            <text:p>-19,7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0" table:formula="of:=UPPER(VLOOKUP(CONCATENATE(&quot;17&quot;;[.Q77]);[ONUS_KM43.$A:.$AK];6;))" table:style-name="ce5">
            <text:p>VSOL030</text:p>
          </table:table-cell>
          <table:table-cell office:value-type="float" office:value="77" table:style-name="ce1">
            <text:p>77</text:p>
          </table:table-cell>
          <table:table-cell office:value-type="float" office:value="-20.13" table:style-name="ce9">
            <text:p>-20,13</text:p>
          </table:table-cell>
          <table:table-cell office:value-type="float" office:value="2.0299999999999998" table:style-name="ce9">
            <text:p>2,03</text:p>
          </table:table-cell>
          <table:table-cell office:value-type="float" office:value="-21.88" table:style-name="ce9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4" table:formula="of:=UPPER(VLOOKUP(CONCATENATE(&quot;17&quot;;[.Q78]);[ONUS_KM43.$A:.$AK];6;))" table:style-name="ce5">
            <text:p>VSOL034</text:p>
          </table:table-cell>
          <table:table-cell office:value-type="float" office:value="78" table:style-name="ce1">
            <text:p>78</text:p>
          </table:table-cell>
          <table:table-cell office:value-type="float" office:value="-20.97" table:style-name="ce9">
            <text:p>-20,97</text:p>
          </table:table-cell>
          <table:table-cell office:value-type="float" office:value="1.88" table:style-name="ce9">
            <text:p>1,88</text:p>
          </table:table-cell>
          <table:table-cell office:value-type="float" office:value="-23.1" table:style-name="ce9">
            <text:p>-23,10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5" table:formula="of:=UPPER(VLOOKUP(CONCATENATE(&quot;17&quot;;[.Q79]);[ONUS_KM43.$A:.$AK];6;))" table:style-name="ce5">
            <text:p>VSOL035</text:p>
          </table:table-cell>
          <table:table-cell office:value-type="float" office:value="79" table:style-name="ce1">
            <text:p>79</text:p>
          </table:table-cell>
          <table:table-cell office:value-type="float" office:value="-20.04" table:style-name="ce9">
            <text:p>-20,04</text:p>
          </table:table-cell>
          <table:table-cell office:value-type="float" office:value="2.0699999999999998" table:style-name="ce9">
            <text:p>2,07</text:p>
          </table:table-cell>
          <table:table-cell office:value-type="float" office:value="-21.88" table:style-name="ce9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6" table:formula="of:=UPPER(VLOOKUP(CONCATENATE(&quot;17&quot;;[.Q80]);[ONUS_KM43.$A:.$AK];6;))" table:style-name="ce5">
            <text:p>VSOL036</text:p>
          </table:table-cell>
          <table:table-cell office:value-type="float" office:value="80" table:style-name="ce1">
            <text:p>80</text:p>
          </table:table-cell>
          <table:table-cell office:value-type="float" office:value="-19.5" table:style-name="ce9">
            <text:p>-19,50</text:p>
          </table:table-cell>
          <table:table-cell office:value-type="float" office:value="2.1800000000000002" table:style-name="ce9">
            <text:p>2,18</text:p>
          </table:table-cell>
          <table:table-cell office:value-type="float" office:value="-21.25" table:style-name="ce9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2" table:formula="of:=UPPER(VLOOKUP(CONCATENATE(&quot;17&quot;;[.Q81]);[ONUS_KM43.$A:.$AK];6;))" table:style-name="ce5">
            <text:p>VSOL052</text:p>
          </table:table-cell>
          <table:table-cell office:value-type="float" office:value="81" table:style-name="ce1">
            <text:p>81</text:p>
          </table:table-cell>
          <table:table-cell office:value-type="float" office:value="-21.94" table:style-name="ce9">
            <text:p>-21,94</text:p>
          </table:table-cell>
          <table:table-cell office:value-type="float" office:value="2.11" table:style-name="ce9">
            <text:p>2,11</text:p>
          </table:table-cell>
          <table:table-cell office:value-type="float" office:value="-21.74" table:style-name="ce9">
            <text:p>-21,7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1" table:formula="of:=UPPER(VLOOKUP(CONCATENATE(&quot;17&quot;;[.Q82]);[ONUS_KM43.$A:.$AK];6;))" table:style-name="ce5">
            <text:p>VSOL051</text:p>
          </table:table-cell>
          <table:table-cell office:value-type="float" office:value="82" table:style-name="ce1">
            <text:p>82</text:p>
          </table:table-cell>
          <table:table-cell office:value-type="float" office:value="-20.41" table:style-name="ce9">
            <text:p>-20,41</text:p>
          </table:table-cell>
          <table:table-cell office:value-type="float" office:value="1.92" table:style-name="ce9">
            <text:p>1,92</text:p>
          </table:table-cell>
          <table:table-cell office:value-type="float" office:value="-21.88" table:style-name="ce9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3" table:formula="of:=UPPER(VLOOKUP(CONCATENATE(&quot;17&quot;;[.Q83]);[ONUS_KM43.$A:.$AK];6;))" table:style-name="ce5">
            <text:p>VSOL053</text:p>
          </table:table-cell>
          <table:table-cell office:value-type="float" office:value="83" table:style-name="ce1">
            <text:p>83</text:p>
          </table:table-cell>
          <table:table-cell office:value-type="float" office:value="-23.87" table:style-name="ce9">
            <text:p>-23,87</text:p>
          </table:table-cell>
          <table:table-cell office:value-type="float" office:value="2.14" table:style-name="ce9">
            <text:p>2,14</text:p>
          </table:table-cell>
          <table:table-cell office:value-type="float" office:value="-23.28" table:style-name="ce9">
            <text:p>-23,2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2" table:formula="of:=UPPER(VLOOKUP(CONCATENATE(&quot;17&quot;;[.Q84]);[ONUS_KM43.$A:.$AK];6;))" table:style-name="ce5">
            <text:p>VSOL062</text:p>
          </table:table-cell>
          <table:table-cell office:value-type="float" office:value="84" table:style-name="ce1">
            <text:p>84</text:p>
          </table:table-cell>
          <table:table-cell office:value-type="float" office:value="-24.95" table:style-name="ce9">
            <text:p>-24,95</text:p>
          </table:table-cell>
          <table:table-cell office:value-type="float" office:value="2.14" table:style-name="ce9">
            <text:p>2,14</text:p>
          </table:table-cell>
          <table:table-cell office:value-type="float" office:value="-24.21" table:style-name="ce9">
            <text:p>-24,21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5" table:formula="of:=UPPER(VLOOKUP(CONCATENATE(&quot;17&quot;;[.Q85]);[ONUS_KM43.$A:.$AK];6;))" table:style-name="ce5">
            <text:p>VSOL065</text:p>
          </table:table-cell>
          <table:table-cell office:value-type="float" office:value="85" table:style-name="ce1">
            <text:p>85</text:p>
          </table:table-cell>
          <table:table-cell office:value-type="float" office:value="-21.3" table:style-name="ce9">
            <text:p>-21,30</text:p>
          </table:table-cell>
          <table:table-cell office:value-type="float" office:value="2.06" table:style-name="ce9">
            <text:p>2,06</text:p>
          </table:table-cell>
          <table:table-cell office:value-type="float" office:value="-22.76" table:style-name="ce9">
            <text:p>-22,76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0" table:formula="of:=UPPER(VLOOKUP(CONCATENATE(&quot;17&quot;;[.Q86]);[ONUS_KM43.$A:.$AK];6;))" table:style-name="ce5">
            <text:p>VSOL060</text:p>
          </table:table-cell>
          <table:table-cell office:value-type="float" office:value="86" table:style-name="ce1">
            <text:p>86</text:p>
          </table:table-cell>
          <table:table-cell office:value-type="float" office:value="-19.579999999999998" table:style-name="ce9">
            <text:p>-19,58</text:p>
          </table:table-cell>
          <table:table-cell office:value-type="float" office:value="2.12" table:style-name="ce9">
            <text:p>2,12</text:p>
          </table:table-cell>
          <table:table-cell office:value-type="float" office:value="-21.03" table:style-name="ce9">
            <text:p>-21,0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6" table:formula="of:=UPPER(VLOOKUP(CONCATENATE(&quot;17&quot;;[.Q87]);[ONUS_KM43.$A:.$AK];6;))" table:style-name="ce5">
            <text:p>VSOL066</text:p>
          </table:table-cell>
          <table:table-cell office:value-type="float" office:value="87" table:style-name="ce1">
            <text:p>87</text:p>
          </table:table-cell>
          <table:table-cell office:value-type="float" office:value="-21.42" table:style-name="ce9">
            <text:p>-21,42</text:p>
          </table:table-cell>
          <table:table-cell office:value-type="float" office:value="2.0699999999999998" table:style-name="ce9">
            <text:p>2,07</text:p>
          </table:table-cell>
          <table:table-cell office:value-type="float" office:value="-23.28" table:style-name="ce9">
            <text:p>-23,2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8" table:formula="of:=UPPER(VLOOKUP(CONCATENATE(&quot;17&quot;;[.Q88]);[ONUS_KM43.$A:.$AK];6;))" table:style-name="ce5">
            <text:p>VSOL068</text:p>
          </table:table-cell>
          <table:table-cell office:value-type="float" office:value="88" table:style-name="ce1">
            <text:p>88</text:p>
          </table:table-cell>
          <table:table-cell office:value-type="float" office:value="-22.22" table:style-name="ce9">
            <text:p>-22,22</text:p>
          </table:table-cell>
          <table:table-cell office:value-type="float" office:value="2.2599999999999998" table:style-name="ce9">
            <text:p>2,26</text:p>
          </table:table-cell>
          <table:table-cell office:value-type="float" office:value="-21.43" table:style-name="ce9">
            <text:p>-21,4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3" table:formula="of:=UPPER(VLOOKUP(CONCATENATE(&quot;17&quot;;[.Q89]);[ONUS_KM43.$A:.$AK];6;))" table:style-name="ce5">
            <text:p>VSOL073</text:p>
          </table:table-cell>
          <table:table-cell office:value-type="float" office:value="89" table:style-name="ce1">
            <text:p>89</text:p>
          </table:table-cell>
          <table:table-cell office:value-type="float" office:value="-19.350000000000001" table:style-name="ce9">
            <text:p>-19,35</text:p>
          </table:table-cell>
          <table:table-cell office:value-type="float" office:value="2.21" table:style-name="ce9">
            <text:p>2,21</text:p>
          </table:table-cell>
          <table:table-cell office:value-type="float" office:value="-22.22" table:style-name="ce9">
            <text:p>-22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4" table:formula="of:=UPPER(VLOOKUP(CONCATENATE(&quot;17&quot;;[.Q90]);[ONUS_KM43.$A:.$AK];6;))" table:style-name="ce5">
            <text:p>VSOL074</text:p>
          </table:table-cell>
          <table:table-cell office:value-type="float" office:value="90" table:style-name="ce1">
            <text:p>90</text:p>
          </table:table-cell>
          <table:table-cell office:value-type="float" office:value="-19.059999999999999" table:style-name="ce9">
            <text:p>-19,06</text:p>
          </table:table-cell>
          <table:table-cell office:value-type="float" office:value="2.13" table:style-name="ce9">
            <text:p>2,13</text:p>
          </table:table-cell>
          <table:table-cell office:value-type="float" office:value="-21.25" table:style-name="ce9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5" table:formula="of:=UPPER(VLOOKUP(CONCATENATE(&quot;17&quot;;[.Q91]);[ONUS_KM43.$A:.$AK];6;))" table:style-name="ce5">
            <text:p>VSOL075</text:p>
          </table:table-cell>
          <table:table-cell office:value-type="float" office:value="91" table:style-name="ce1">
            <text:p>91</text:p>
          </table:table-cell>
          <table:table-cell office:value-type="float" office:value="-18.04" table:style-name="ce9">
            <text:p>-18,04</text:p>
          </table:table-cell>
          <table:table-cell office:value-type="float" office:value="2.0099999999999998" table:style-name="ce9">
            <text:p>2,01</text:p>
          </table:table-cell>
          <table:table-cell office:value-type="float" office:value="-19.63" table:style-name="ce9">
            <text:p>-19,6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2" table:formula="of:=UPPER(VLOOKUP(CONCATENATE(&quot;17&quot;;[.Q92]);[ONUS_KM43.$A:.$AK];6;))" table:style-name="ce5">
            <text:p>VSOL092</text:p>
          </table:table-cell>
          <table:table-cell office:value-type="float" office:value="92" table:style-name="ce1">
            <text:p>92</text:p>
          </table:table-cell>
          <table:table-cell office:value-type="float" office:value="-18.86" table:style-name="ce9">
            <text:p>-18,86</text:p>
          </table:table-cell>
          <table:table-cell office:value-type="float" office:value="2.08" table:style-name="ce9">
            <text:p>2,08</text:p>
          </table:table-cell>
          <table:table-cell office:value-type="float" office:value="-20.92" table:style-name="ce9">
            <text:p>-20,9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3" table:formula="of:=UPPER(VLOOKUP(CONCATENATE(&quot;17&quot;;[.Q93]);[ONUS_KM43.$A:.$AK];6;))" table:style-name="ce5">
            <text:p>VSOL093</text:p>
          </table:table-cell>
          <table:table-cell office:value-type="float" office:value="93" table:style-name="ce1">
            <text:p>93</text:p>
          </table:table-cell>
          <table:table-cell office:value-type="float" office:value="-20.170000000000002" table:style-name="ce9">
            <text:p>-20,17</text:p>
          </table:table-cell>
          <table:table-cell office:value-type="float" office:value="1.98" table:style-name="ce9">
            <text:p>1,98</text:p>
          </table:table-cell>
          <table:table-cell office:value-type="float" office:value="-22.52" table:style-name="ce9">
            <text:p>-22,5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4" table:formula="of:=UPPER(VLOOKUP(CONCATENATE(&quot;17&quot;;[.Q94]);[ONUS_KM43.$A:.$AK];6;))" table:style-name="ce5">
            <text:p>VSOL094</text:p>
          </table:table-cell>
          <table:table-cell office:value-type="float" office:value="94" table:style-name="ce1">
            <text:p>94</text:p>
          </table:table-cell>
          <table:table-cell office:value-type="float" office:value="-19.78" table:style-name="ce9">
            <text:p>-19,78</text:p>
          </table:table-cell>
          <table:table-cell office:value-type="float" office:value="2.12" table:style-name="ce9">
            <text:p>2,12</text:p>
          </table:table-cell>
          <table:table-cell office:value-type="float" office:value="-22.37" table:style-name="ce9">
            <text:p>-22,37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5]);[ONUS_KM43.$A:.$AK];6;))" table:style-name="ce5">
            <text:p>#N/D</text:p>
          </table:table-cell>
          <table:table-cell office:value-type="float" office:value="95" table:style-name="ce1">
            <text:p>95</text:p>
          </table:table-cell>
          <table:table-cell office:value-type="float" office:value="-19.2" table:style-name="ce9">
            <text:p>-19,20</text:p>
          </table:table-cell>
          <table:table-cell office:value-type="float" office:value="1.55" table:style-name="ce9">
            <text:p>1,55</text:p>
          </table:table-cell>
          <table:table-cell office:value-type="float" office:value="-21.14" table:style-name="ce9">
            <text:p>-21,1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6]);[ONUS_KM43.$A:.$AK];6;))" table:style-name="ce5">
            <text:p>#N/D</text:p>
          </table:table-cell>
          <table:table-cell office:value-type="float" office:value="96" table:style-name="ce1">
            <text:p>96</text:p>
          </table:table-cell>
          <table:table-cell office:value-type="float" office:value="-20" table:style-name="ce9">
            <text:p>-20,00</text:p>
          </table:table-cell>
          <table:table-cell office:value-type="float" office:value="2.09" table:style-name="ce9">
            <text:p>2,09</text:p>
          </table:table-cell>
          <table:table-cell office:value-type="float" office:value="-21.94" table:style-name="ce9">
            <text:p>-21,9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7]);[ONUS_KM43.$A:.$AK];6;))" table:style-name="ce5">
            <text:p>#N/D</text:p>
          </table:table-cell>
          <table:table-cell office:value-type="float" office:value="97" table:style-name="ce1">
            <text:p>97</text:p>
          </table:table-cell>
          <table:table-cell office:value-type="float" office:value="-25.08" table:style-name="ce9">
            <text:p>-25,08</text:p>
          </table:table-cell>
          <table:table-cell office:value-type="float" office:value="1.63" table:style-name="ce9">
            <text:p>1,63</text:p>
          </table:table-cell>
          <table:table-cell office:value-type="float" office:value="-24.69" table:style-name="ce9">
            <text:p>-24,69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8]);[ONUS_KM43.$A:.$AK];6;))" table:style-name="ce5">
            <text:p>#N/D</text:p>
          </table:table-cell>
          <table:table-cell office:value-type="float" office:value="98" table:style-name="ce1">
            <text:p>98</text:p>
          </table:table-cell>
          <table:table-cell office:value-type="float" office:value="-23.87" table:style-name="ce9">
            <text:p>-23,87</text:p>
          </table:table-cell>
          <table:table-cell office:value-type="float" office:value="1.45" table:style-name="ce9">
            <text:p>1,45</text:p>
          </table:table-cell>
          <table:table-cell office:value-type="float" office:value="-25.23" table:style-name="ce9">
            <text:p>-25,2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9]);[ONUS_KM43.$A:.$AK];6;))" table:style-name="ce5">
            <text:p>#N/D</text:p>
          </table:table-cell>
          <table:table-cell office:value-type="float" office:value="99" table:style-name="ce1">
            <text:p>99</text:p>
          </table:table-cell>
          <table:table-cell office:value-type="float" office:value="-19.03" table:style-name="ce9">
            <text:p>-19,03</text:p>
          </table:table-cell>
          <table:table-cell office:value-type="float" office:value="1.6" table:style-name="ce9">
            <text:p>1,60</text:p>
          </table:table-cell>
          <table:table-cell office:value-type="float" office:value="-21.62" table:style-name="ce9">
            <text:p>-21,6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100]);[ONUS_KM43.$A:.$AK];6;))" table:style-name="ce5">
            <text:p>#N/D</text:p>
          </table:table-cell>
          <table:table-cell office:value-type="float" office:value="100" table:style-name="ce1">
            <text:p>100</text:p>
          </table:table-cell>
          <table:table-cell office:value-type="float" office:value="-19.79" table:style-name="ce9">
            <text:p>-19,79</text:p>
          </table:table-cell>
          <table:table-cell office:value-type="float" office:value="1.5" table:style-name="ce9">
            <text:p>1,50</text:p>
          </table:table-cell>
          <table:table-cell office:value-type="float" office:value="-22.68" table:style-name="ce9">
            <text:p>-22,68</text:p>
          </table:table-cell>
          <table:table-cell table:number-columns-repeated="16364"/>
        </table:table-row>
        <table:table-row table:number-rows-repeated="1048476" table:style-name="ro2">
          <table:table-cell table:number-columns-repeated="16384"/>
        </table:table-row>
      </table:table>
      <table:table table:name="27-03-2023" table:style-name="ta3">
        <table:table-column table:style-name="co9" table:number-columns-repeated="16384" table:default-cell-style-name="ce1"/>
        <table:table-row table:style-name="ro2">
          <table:table-cell office:value-type="string" table:number-columns-spanned="5" table:number-rows-spanned="1" table:style-name="ce8">
            <text:p>0/1/3</text:p>
          </table:table-cell>
          <table:covered-table-cell table:number-columns-repeated="4"/>
          <table:table-cell office:value-type="string" table:number-columns-spanned="5" table:number-rows-spanned="1" table:style-name="ce8">
            <text:p>0/1/5</text:p>
          </table:table-cell>
          <table:covered-table-cell table:number-columns-repeated="4"/>
          <table:table-cell office:value-type="string" table:number-columns-spanned="5" table:number-rows-spanned="1" table:style-name="ce8">
            <text:p>0/1/6</text:p>
          </table:table-cell>
          <table:covered-table-cell table:number-columns-repeated="4"/>
          <table:table-cell office:value-type="string" table:number-columns-spanned="5" table:number-rows-spanned="1" table:style-name="ce8">
            <text:p>0/1/7</text:p>
          </table:table-cell>
          <table:covered-table-cell table:number-columns-repeated="4"/>
          <table:table-cell office:value-type="string" table:number-columns-spanned="5" table:number-rows-spanned="1" table:style-name="ce8">
            <text:p>0/1/8</text:p>
          </table:table-cell>
          <table:covered-table-cell table:number-columns-repeated="4"/>
          <table:table-cell office:value-type="string" table:number-columns-spanned="5" table:number-rows-spanned="1" table:style-name="ce8">
            <text:p>0/1/9</text:p>
          </table:table-cell>
          <table:covered-table-cell table:number-columns-repeated="4"/>
          <table:table-cell office:value-type="string" table:number-columns-spanned="5" table:number-rows-spanned="1" table:style-name="ce8">
            <text:p>0/1/10</text:p>
          </table:table-cell>
          <table:covered-table-cell table:number-columns-repeated="4"/>
          <table:table-cell office:value-type="string" table:number-columns-spanned="5" table:number-rows-spanned="1" table:style-name="ce8">
            <text:p>0/1/11</text:p>
          </table:table-cell>
          <table:covered-table-cell table:number-columns-repeated="4"/>
          <table:table-cell office:value-type="string" table:number-columns-spanned="5" table:number-rows-spanned="1" table:style-name="ce8">
            <text:p>0/1/12</text:p>
          </table:table-cell>
          <table:covered-table-cell table:number-columns-repeated="4"/>
          <table:table-cell office:value-type="string" table:number-columns-spanned="5" table:number-rows-spanned="1" table:style-name="ce8">
            <text:p>0/1/13</text:p>
          </table:table-cell>
          <table:covered-table-cell table:number-columns-repeated="4"/>
          <table:table-cell office:value-type="string" table:number-columns-spanned="5" table:number-rows-spanned="1" table:style-name="ce8">
            <text:p>0/1/14</text:p>
          </table:table-cell>
          <table:covered-table-cell table:number-columns-repeated="4"/>
          <table:table-cell office:value-type="string" table:number-columns-spanned="5" table:number-rows-spanned="1" table:style-name="ce8">
            <text:p>0/1/15</text:p>
          </table:table-cell>
          <table:covered-table-cell table:number-columns-repeated="4"/>
          <table:table-cell table:number-columns-repeated="16324" table:style-name="ce1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4">
            <text:p>OLT RX</text:p>
          </table:table-cell>
          <table:table-cell table:number-columns-repeated="16324" table:style-name="ce1"/>
        </table:table-row>
        <table:table-row table:style-name="ro2">
          <table:table-cell office:value-type="string" office:string-value="KQ236" table:formula="of:=UPPER(VLOOKUP(CONCATENATE(CONCATENATE(MID([.A$1];3;1);MID([.A$1];5;2));[.B3]);[ONUS_KM43.$A:.$AK];6;))" table:style-name="ce12">
            <text:p>KQ2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2.28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4.09</text:p>
          </table:table-cell>
          <table:table-cell office:value-type="string" office:string-value="R591" table:formula="of:=UPPER(VLOOKUP(CONCATENATE(CONCATENATE(MID([.F$1];3;1);MID([.F$1];5;2));[.G3]);[ONUS_KM43.$A:.$AK];6;))" table:style-name="ce12">
            <text:p>R591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30.96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9.21</text:p>
          </table:table-cell>
          <table:table-cell office:value-type="string" office:string-value="P126" table:formula="of:=UPPER(VLOOKUP(CONCATENATE(CONCATENATE(MID([.K$1];3;1);MID([.K$1];5;2));[.L3]);[ONUS_KM43.$A:.$AK];6;))" table:style-name="ce12">
            <text:p>P126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4.56</text:p>
          </table:table-cell>
          <table:table-cell office:value-type="string" office:string-value="K318" table:formula="of:=UPPER(VLOOKUP(CONCATENATE(CONCATENATE(MID([.P$1];3;1);MID([.P$1];5;2));[.Q3]);[ONUS_KM43.$A:.$AK];6;))" table:style-name="ce12">
            <text:p>K318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45</text:p>
          </table:table-cell>
          <table:table-cell office:value-type="string" office:string-value="KQ160" table:formula="of:=UPPER(VLOOKUP(CONCATENATE(CONCATENATE(MID([.U$1];3;1);MID([.U$1];5;2));[.V3]);[ONUS_KM43.$A:.$AK];6;))" table:style-name="ce12">
            <text:p>KQ16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84</text:p>
          </table:table-cell>
          <table:table-cell office:value-type="string" table:style-name="ce1">
            <text:p>-28.54</text:p>
          </table:table-cell>
          <table:table-cell office:value-type="string" office:string-value="TP308" table:formula="of:=UPPER(VLOOKUP(CONCATENATE(CONCATENATE(MID([.Z$1];3;1);MID([.Z$1];5;2));[.AA3]);[ONUS_KM43.$A:.$AK];6;))" table:style-name="ce12">
            <text:p>TP308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5.09</text:p>
          </table:table-cell>
          <table:table-cell office:value-type="string" office:string-value="J475" table:formula="of:=UPPER(VLOOKUP(CONCATENATE(CONCATENATE(MID([.AE$1];3;1);MID([.AE$1];5;2));[.AF3]);[ONUS_KM43.$A:.$AK];6;))" table:style-name="ce12">
            <text:p>J475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18.29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19.63</text:p>
          </table:table-cell>
          <table:table-cell office:value-type="string" office:string-value="N276" table:formula="of:=UPPER(VLOOKUP(CONCATENATE(CONCATENATE(MID([.AJ$1];3;1);MID([.AJ$1];5;2));[.AK3]);[ONUS_KM43.$A:.$AK];6;))" table:style-name="ce12">
            <text:p>N276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08</text:p>
          </table:table-cell>
          <table:table-cell office:value-type="string" office:string-value="KQ258" table:formula="of:=UPPER(VLOOKUP(CONCATENATE(CONCATENATE(MID([.AO$1];3;1);MID([.AO$1];5;2));[.AP3]);[ONUS_KM43.$A:.$AK];6;))" table:style-name="ce12">
            <text:p>KQ258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2.76</text:p>
          </table:table-cell>
          <table:table-cell office:value-type="string" office:string-value="O169" table:formula="of:=UPPER(VLOOKUP(CONCATENATE(CONCATENATE(MID([.AT$1];3;1);MID([.AT$1];5;2));[.AU3]);[ONUS_KM43.$A:.$AK];6;))" table:style-name="ce12">
            <text:p>O169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3.19</text:p>
          </table:table-cell>
          <table:table-cell office:value-type="string" office:string-value="TP032" table:formula="of:=UPPER(VLOOKUP(CONCATENATE(CONCATENATE(MID([.AY$1];3;1);MID([.AY$1];5;2));[.AZ3]);[ONUS_KM43.$A:.$AK];6;))" table:style-name="ce12">
            <text:p>TP032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4.09</text:p>
          </table:table-cell>
          <table:table-cell office:value-type="string" office:string-value="KQ237" table:formula="of:=UPPER(VLOOKUP(CONCATENATE(CONCATENATE(MID([.BD$1];3;1);MID([.BD$1];5;2));[.BE3]);[ONUS_KM43.$A:.$AK];6;))" table:style-name="ce12">
            <text:p>KQ237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KQ231" table:formula="of:=UPPER(VLOOKUP(CONCATENATE(CONCATENATE(MID([.A$1];3;1);MID([.A$1];5;2));[.B4]);[ONUS_KM43.$A:.$AK];6;))" table:style-name="ce12">
            <text:p>KQ2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17.0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0.32</text:p>
          </table:table-cell>
          <table:table-cell office:value-type="string" office:string-value="TP370" table:formula="of:=UPPER(VLOOKUP(CONCATENATE(CONCATENATE(MID([.F$1];3;1);MID([.F$1];5;2));[.G4]);[ONUS_KM43.$A:.$AK];6;))" table:style-name="ce12">
            <text:p>TP37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2.93</text:p>
          </table:table-cell>
          <table:table-cell office:value-type="string" office:string-value="R534" table:formula="of:=UPPER(VLOOKUP(CONCATENATE(CONCATENATE(MID([.K$1];3;1);MID([.K$1];5;2));[.L4]);[ONUS_KM43.$A:.$AK];6;))" table:style-name="ce12">
            <text:p>R534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2.50</text:p>
          </table:table-cell>
          <table:table-cell office:value-type="string" table:style-name="ce1">
            <text:p>-30.46</text:p>
          </table:table-cell>
          <table:table-cell office:value-type="string" office:string-value="KQ158" table:formula="of:=UPPER(VLOOKUP(CONCATENATE(CONCATENATE(MID([.P$1];3;1);MID([.P$1];5;2));[.Q4]);[ONUS_KM43.$A:.$AK];6;))" table:style-name="ce12">
            <text:p>KQ158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1.88</text:p>
          </table:table-cell>
          <table:table-cell office:value-type="string" office:string-value="KQ207" table:formula="of:=UPPER(VLOOKUP(CONCATENATE(CONCATENATE(MID([.U$1];3;1);MID([.U$1];5;2));[.V4]);[ONUS_KM43.$A:.$AK];6;))" table:style-name="ce12">
            <text:p>KQ207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-23.64</text:p>
          </table:table-cell>
          <table:table-cell office:value-type="string" table:style-name="ce1">
            <text:p>2.61</text:p>
          </table:table-cell>
          <table:table-cell office:value-type="string" table:style-name="ce1">
            <text:p>-23.98</text:p>
          </table:table-cell>
          <table:table-cell office:value-type="string" office:string-value="TM370" table:formula="of:=UPPER(VLOOKUP(CONCATENATE(CONCATENATE(MID([.Z$1];3;1);MID([.Z$1];5;2));[.AA4]);[ONUS_KM43.$A:.$AK];6;))" table:style-name="ce12">
            <text:p>TM37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08</text:p>
          </table:table-cell>
          <table:table-cell office:value-type="string" office:string-value="LA133" table:formula="of:=UPPER(VLOOKUP(CONCATENATE(CONCATENATE(MID([.AE$1];3;1);MID([.AE$1];5;2));[.AF4]);[ONUS_KM43.$A:.$AK];6;))" table:style-name="ce12">
            <text:p>LA133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-19.54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3.10</text:p>
          </table:table-cell>
          <table:table-cell office:value-type="string" office:string-value="M60" table:formula="of:=UPPER(VLOOKUP(CONCATENATE(CONCATENATE(MID([.AJ$1];3;1);MID([.AJ$1];5;2));[.AK4]);[ONUS_KM43.$A:.$AK];6;))" table:style-name="ce12">
            <text:p>M6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-16.0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0.00</text:p>
          </table:table-cell>
          <table:table-cell office:value-type="string" office:string-value="K190" table:formula="of:=UPPER(VLOOKUP(CONCATENATE(CONCATENATE(MID([.AO$1];3;1);MID([.AO$1];5;2));[.AP4]);[ONUS_KM43.$A:.$AK];6;))" table:style-name="ce12">
            <text:p>K19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24.32</text:p>
          </table:table-cell>
          <table:table-cell office:value-type="string" office:string-value="TP593" table:formula="of:=UPPER(VLOOKUP(CONCATENATE(CONCATENATE(MID([.AT$1];3;1);MID([.AT$1];5;2));[.AU4]);[ONUS_KM43.$A:.$AK];6;))" table:style-name="ce12">
            <text:p>TP593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2.76</text:p>
          </table:table-cell>
          <table:table-cell office:value-type="string" office:string-value="TP305" table:formula="of:=UPPER(VLOOKUP(CONCATENATE(CONCATENATE(MID([.AY$1];3;1);MID([.AY$1];5;2));[.AZ4]);[ONUS_KM43.$A:.$AK];6;))" table:style-name="ce12">
            <text:p>TP305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3.88</text:p>
          </table:table-cell>
          <table:table-cell office:value-type="string" office:string-value="TM95" table:formula="of:=UPPER(VLOOKUP(CONCATENATE(CONCATENATE(MID([.BD$1];3;1);MID([.BD$1];5;2));[.BE4]);[ONUS_KM43.$A:.$AK];6;))" table:style-name="ce12">
            <text:p>TM95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KQ287" table:formula="of:=UPPER(VLOOKUP(CONCATENATE(CONCATENATE(MID([.A$1];3;1);MID([.A$1];5;2));[.B5]);[ONUS_KM43.$A:.$AK];6;))" table:style-name="ce12">
            <text:p>KQ2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18.79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19.88</text:p>
          </table:table-cell>
          <table:table-cell office:value-type="string" office:string-value="KQ216" table:formula="of:=UPPER(VLOOKUP(CONCATENATE(CONCATENATE(MID([.F$1];3;1);MID([.F$1];5;2));[.G5]);[ONUS_KM43.$A:.$AK];6;))" table:style-name="ce12">
            <text:p>KQ216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2.45</text:p>
          </table:table-cell>
          <table:table-cell office:value-type="string" office:string-value="KQ213" table:formula="of:=UPPER(VLOOKUP(CONCATENATE(CONCATENATE(MID([.K$1];3;1);MID([.K$1];5;2));[.L5]);[ONUS_KM43.$A:.$AK];6;))" table:style-name="ce12">
            <text:p>KQ213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2.44</text:p>
          </table:table-cell>
          <table:table-cell office:value-type="string" table:style-name="ce1">
            <text:p>-25.09</text:p>
          </table:table-cell>
          <table:table-cell office:value-type="string" office:string-value="KQ181" table:formula="of:=UPPER(VLOOKUP(CONCATENATE(CONCATENATE(MID([.P$1];3;1);MID([.P$1];5;2));[.Q5]);[ONUS_KM43.$A:.$AK];6;))" table:style-name="ce12">
            <text:p>KQ181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37</text:p>
          </table:table-cell>
          <table:table-cell office:value-type="string" office:string-value="R609" table:formula="of:=UPPER(VLOOKUP(CONCATENATE(CONCATENATE(MID([.U$1];3;1);MID([.U$1];5;2));[.V5]);[ONUS_KM43.$A:.$AK];6;))" table:style-name="ce12">
            <text:p>R609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3.47</text:p>
          </table:table-cell>
          <table:table-cell office:value-type="string" office:string-value="KQ191" table:formula="of:=UPPER(VLOOKUP(CONCATENATE(CONCATENATE(MID([.Z$1];3;1);MID([.Z$1];5;2));[.AA5]);[ONUS_KM43.$A:.$AK];6;))" table:style-name="ce12">
            <text:p>KQ191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20.12</text:p>
          </table:table-cell>
          <table:table-cell office:value-type="string" table:style-name="ce1">
            <text:p>2.34</text:p>
          </table:table-cell>
          <table:table-cell office:value-type="string" table:style-name="ce1">
            <text:p>-23.28</text:p>
          </table:table-cell>
          <table:table-cell office:value-type="string" office:string-value="VO452" table:formula="of:=UPPER(VLOOKUP(CONCATENATE(CONCATENATE(MID([.AE$1];3;1);MID([.AE$1];5;2));[.AF5]);[ONUS_KM43.$A:.$AK];6;))" table:style-name="ce12">
            <text:p>VO452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40.00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35.23</text:p>
          </table:table-cell>
          <table:table-cell office:value-type="string" office:string-value="L280" table:formula="of:=UPPER(VLOOKUP(CONCATENATE(CONCATENATE(MID([.AJ$1];3;1);MID([.AJ$1];5;2));[.AK5]);[ONUS_KM43.$A:.$AK];6;))" table:style-name="ce12">
            <text:p>L280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18.44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0.81</text:p>
          </table:table-cell>
          <table:table-cell office:value-type="string" office:string-value="TP054" table:formula="of:=UPPER(VLOOKUP(CONCATENATE(CONCATENATE(MID([.AO$1];3;1);MID([.AO$1];5;2));[.AP5]);[ONUS_KM43.$A:.$AK];6;))" table:style-name="ce12">
            <text:p>TP054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-27.22</text:p>
          </table:table-cell>
          <table:table-cell office:value-type="string" office:string-value="TP165" table:formula="of:=UPPER(VLOOKUP(CONCATENATE(CONCATENATE(MID([.AT$1];3;1);MID([.AT$1];5;2));[.AU5]);[ONUS_KM43.$A:.$AK];6;))" table:style-name="ce12">
            <text:p>TP165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52</text:p>
          </table:table-cell>
          <table:table-cell office:value-type="string" office:string-value="TP372" table:formula="of:=UPPER(VLOOKUP(CONCATENATE(CONCATENATE(MID([.AY$1];3;1);MID([.AY$1];5;2));[.AZ5]);[ONUS_KM43.$A:.$AK];6;))" table:style-name="ce12">
            <text:p>TP372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6.03</text:p>
          </table:table-cell>
          <table:table-cell office:value-type="string" office:string-value="KQ272" table:formula="of:=UPPER(VLOOKUP(CONCATENATE(CONCATENATE(MID([.BD$1];3;1);MID([.BD$1];5;2));[.BE5]);[ONUS_KM43.$A:.$AK];6;))" table:style-name="ce12">
            <text:p>KQ272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H135" table:formula="of:=UPPER(VLOOKUP(CONCATENATE(CONCATENATE(MID([.A$1];3;1);MID([.A$1];5;2));[.B6]);[ONUS_KM43.$A:.$AK];6;))" table:style-name="ce12">
            <text:p>H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-23.19</text:p>
          </table:table-cell>
          <table:table-cell office:value-type="string" office:string-value="VM446" table:formula="of:=UPPER(VLOOKUP(CONCATENATE(CONCATENATE(MID([.F$1];3;1);MID([.F$1];5;2));[.G6]);[ONUS_KM43.$A:.$AK];6;))" table:style-name="ce12">
            <text:p>VM446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-23.67</text:p>
          </table:table-cell>
          <table:table-cell office:value-type="string" office:string-value="R545" table:formula="of:=UPPER(VLOOKUP(CONCATENATE(CONCATENATE(MID([.K$1];3;1);MID([.K$1];5;2));[.L6]);[ONUS_KM43.$A:.$AK];6;))" table:style-name="ce12">
            <text:p>R545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4.95</text:p>
          </table:table-cell>
          <table:table-cell office:value-type="string" office:string-value="TP033" table:formula="of:=UPPER(VLOOKUP(CONCATENATE(CONCATENATE(MID([.P$1];3;1);MID([.P$1];5;2));[.Q6]);[ONUS_KM43.$A:.$AK];6;))" table:style-name="ce12">
            <text:p>TP033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6.20</text:p>
          </table:table-cell>
          <table:table-cell office:value-type="string" office:string-value="TP026" table:formula="of:=UPPER(VLOOKUP(CONCATENATE(CONCATENATE(MID([.U$1];3;1);MID([.U$1];5;2));[.V6]);[ONUS_KM43.$A:.$AK];6;))" table:style-name="ce12">
            <text:p>TP026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6.20</text:p>
          </table:table-cell>
          <table:table-cell office:value-type="string" office:string-value="KQ193" table:formula="of:=UPPER(VLOOKUP(CONCATENATE(CONCATENATE(MID([.Z$1];3;1);MID([.Z$1];5;2));[.AA6]);[ONUS_KM43.$A:.$AK];6;))" table:style-name="ce12">
            <text:p>KQ193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2.37</text:p>
          </table:table-cell>
          <table:table-cell office:value-type="string" office:string-value="N320" table:formula="of:=UPPER(VLOOKUP(CONCATENATE(CONCATENATE(MID([.AE$1];3;1);MID([.AE$1];5;2));[.AF6]);[ONUS_KM43.$A:.$AK];6;))" table:style-name="ce12">
            <text:p>N320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16.50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19.96</text:p>
          </table:table-cell>
          <table:table-cell office:value-type="string" office:string-value="TP027" table:formula="of:=UPPER(VLOOKUP(CONCATENATE(CONCATENATE(MID([.AJ$1];3;1);MID([.AJ$1];5;2));[.AK6]);[ONUS_KM43.$A:.$AK];6;))" table:style-name="ce12">
            <text:p>TP027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19.17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0.81</text:p>
          </table:table-cell>
          <table:table-cell office:value-type="string" office:string-value="TP081" table:formula="of:=UPPER(VLOOKUP(CONCATENATE(CONCATENATE(MID([.AO$1];3;1);MID([.AO$1];5;2));[.AP6]);[ONUS_KM43.$A:.$AK];6;))" table:style-name="ce12">
            <text:p>TP081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-18.48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1.31</text:p>
          </table:table-cell>
          <table:table-cell office:value-type="string" office:string-value="TP600" table:formula="of:=UPPER(VLOOKUP(CONCATENATE(CONCATENATE(MID([.AT$1];3;1);MID([.AT$1];5;2));[.AU6]);[ONUS_KM43.$A:.$AK];6;))" table:style-name="ce12">
            <text:p>TP600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68</text:p>
          </table:table-cell>
          <table:table-cell office:value-type="string" office:string-value="TP567" table:formula="of:=UPPER(VLOOKUP(CONCATENATE(CONCATENATE(MID([.AY$1];3;1);MID([.AY$1];5;2));[.AZ6]);[ONUS_KM43.$A:.$AK];6;))" table:style-name="ce12">
            <text:p>TP567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3.67</text:p>
          </table:table-cell>
          <table:table-cell office:value-type="string" office:string-value="PL50" table:formula="of:=UPPER(VLOOKUP(CONCATENATE(CONCATENATE(MID([.BD$1];3;1);MID([.BD$1];5;2));[.BE6]);[ONUS_KM43.$A:.$AK];6;))" table:style-name="ce12">
            <text:p>PL50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4">
          <table:table-cell office:value-type="string" office:string-value="TP024" table:formula="of:=UPPER(VLOOKUP(CONCATENATE(CONCATENATE(MID([.A$1];3;1);MID([.A$1];5;2));[.B7]);[ONUS_KM43.$A:.$AK];6;))" table:style-name="ce12">
            <text:p>TP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0.00</text:p>
          </table:table-cell>
          <table:table-cell office:value-type="string" office:string-value="TP063" table:formula="of:=UPPER(VLOOKUP(CONCATENATE(CONCATENATE(MID([.F$1];3;1);MID([.F$1];5;2));[.G7]);[ONUS_KM43.$A:.$AK];6;))" table:style-name="ce12">
            <text:p>TP063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1.94</text:p>
          </table:table-cell>
          <table:table-cell office:value-type="string" office:string-value="VO253" table:formula="of:=UPPER(VLOOKUP(CONCATENATE(CONCATENATE(MID([.K$1];3;1);MID([.K$1];5;2));[.L7]);[ONUS_KM43.$A:.$AK];6;))" table:style-name="ce12">
            <text:p>VO253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-26.20</text:p>
          </table:table-cell>
          <table:table-cell office:value-type="string" office:string-value="R530" table:formula="of:=UPPER(VLOOKUP(CONCATENATE(CONCATENATE(MID([.P$1];3;1);MID([.P$1];5;2));[.Q7]);[ONUS_KM43.$A:.$AK];6;))" table:style-name="ce12">
            <text:p>R530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-21.74</text:p>
          </table:table-cell>
          <table:table-cell office:value-type="string" office:string-value="TP575" table:formula="of:=UPPER(VLOOKUP(CONCATENATE(CONCATENATE(MID([.U$1];3;1);MID([.U$1];5;2));[.V7]);[ONUS_KM43.$A:.$AK];6;))" table:style-name="ce12">
            <text:p>TP575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5.69</text:p>
          </table:table-cell>
          <table:table-cell office:value-type="string" office:string-value="KQ192" table:formula="of:=UPPER(VLOOKUP(CONCATENATE(CONCATENATE(MID([.Z$1];3;1);MID([.Z$1];5;2));[.AA7]);[ONUS_KM43.$A:.$AK];6;))" table:style-name="ce12">
            <text:p>KQ192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2.52</text:p>
          </table:table-cell>
          <table:table-cell office:value-type="string" office:string-value="TL243" table:formula="of:=UPPER(VLOOKUP(CONCATENATE(CONCATENATE(MID([.AE$1];3;1);MID([.AE$1];5;2));[.AF7]);[ONUS_KM43.$A:.$AK];6;))" table:style-name="ce12">
            <text:p>TL243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2.68</text:p>
          </table:table-cell>
          <table:table-cell office:value-type="string" table:style-name="ce1">
            <text:p>-26.03</text:p>
          </table:table-cell>
          <table:table-cell office:value-type="string" office:string-value="TP039" table:formula="of:=UPPER(VLOOKUP(CONCATENATE(CONCATENATE(MID([.AJ$1];3;1);MID([.AJ$1];5;2));[.AK7]);[ONUS_KM43.$A:.$AK];6;))" table:style-name="ce12">
            <text:p>TP039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0.09</text:p>
          </table:table-cell>
          <table:table-cell office:value-type="string" office:string-value="HG8245V354" table:formula="of:=UPPER(VLOOKUP(CONCATENATE(CONCATENATE(MID([.AO$1];3;1);MID([.AO$1];5;2));[.AP7]);[ONUS_KM43.$A:.$AK];6;))" table:style-name="ce12">
            <text:p>HG8245V354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-19.82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0.05</text:p>
          </table:table-cell>
          <table:table-cell office:value-type="string" office:string-value="TP565" table:formula="of:=UPPER(VLOOKUP(CONCATENATE(CONCATENATE(MID([.AT$1];3;1);MID([.AT$1];5;2));[.AU7]);[ONUS_KM43.$A:.$AK];6;))" table:style-name="ce12">
            <text:p>TP565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1.81</text:p>
          </table:table-cell>
          <table:table-cell office:value-type="string" office:string-value="TP552" table:formula="of:=UPPER(VLOOKUP(CONCATENATE(CONCATENATE(MID([.AY$1];3;1);MID([.AY$1];5;2));[.AZ7]);[ONUS_KM43.$A:.$AK];6;))" table:style-name="ce12">
            <text:p>TP552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1.55</text:p>
          </table:table-cell>
          <table:table-cell office:value-type="string" office:string-value="M219" table:formula="of:=UPPER(VLOOKUP(CONCATENATE(CONCATENATE(MID([.BD$1];3;1);MID([.BD$1];5;2));[.BE7]);[ONUS_KM43.$A:.$AK];6;))" table:style-name="ce12">
            <text:p>M219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30.45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7.70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TP052" table:formula="of:=UPPER(VLOOKUP(CONCATENATE(CONCATENATE(MID([.A$1];3;1);MID([.A$1];5;2));[.B8]);[ONUS_KM43.$A:.$AK];6;))" table:style-name="ce12">
            <text:p>TP05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1.94</text:p>
          </table:table-cell>
          <table:table-cell office:value-type="string" office:string-value="TP116" table:formula="of:=UPPER(VLOOKUP(CONCATENATE(CONCATENATE(MID([.F$1];3;1);MID([.F$1];5;2));[.G8]);[ONUS_KM43.$A:.$AK];6;))" table:style-name="ce12">
            <text:p>TP116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44</text:p>
          </table:table-cell>
          <table:table-cell office:value-type="string" office:string-value="KQ211" table:formula="of:=UPPER(VLOOKUP(CONCATENATE(CONCATENATE(MID([.K$1];3;1);MID([.K$1];5;2));[.L8]);[ONUS_KM43.$A:.$AK];6;))" table:style-name="ce12">
            <text:p>KQ211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6.20</text:p>
          </table:table-cell>
          <table:table-cell office:value-type="string" office:string-value="M428" table:formula="of:=UPPER(VLOOKUP(CONCATENATE(CONCATENATE(MID([.P$1];3;1);MID([.P$1];5;2));[.Q8]);[ONUS_KM43.$A:.$AK];6;))" table:style-name="ce12">
            <text:p>M428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-21.87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-23.19</text:p>
          </table:table-cell>
          <table:table-cell office:value-type="string" office:string-value="TP082" table:formula="of:=UPPER(VLOOKUP(CONCATENATE(CONCATENATE(MID([.U$1];3;1);MID([.U$1];5;2));[.V8]);[ONUS_KM43.$A:.$AK];6;))" table:style-name="ce12">
            <text:p>TP082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7.45</text:p>
          </table:table-cell>
          <table:table-cell office:value-type="string" office:string-value="KQ195" table:formula="of:=UPPER(VLOOKUP(CONCATENATE(CONCATENATE(MID([.Z$1];3;1);MID([.Z$1];5;2));[.AA8]);[ONUS_KM43.$A:.$AK];6;))" table:style-name="ce12">
            <text:p>KQ195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5.53</text:p>
          </table:table-cell>
          <table:table-cell office:value-type="string" office:string-value="KQ450" table:formula="of:=UPPER(VLOOKUP(CONCATENATE(CONCATENATE(MID([.AE$1];3;1);MID([.AE$1];5;2));[.AF8]);[ONUS_KM43.$A:.$AK];6;))" table:style-name="ce12">
            <text:p>KQ450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19.32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0.66</text:p>
          </table:table-cell>
          <table:table-cell office:value-type="string" office:string-value="TP053" table:formula="of:=UPPER(VLOOKUP(CONCATENATE(CONCATENATE(MID([.AJ$1];3;1);MID([.AJ$1];5;2));[.AK8]);[ONUS_KM43.$A:.$AK];6;))" table:style-name="ce12">
            <text:p>TP053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1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19.29</text:p>
          </table:table-cell>
          <table:table-cell office:value-type="string" office:string-value="TP268" table:formula="of:=UPPER(VLOOKUP(CONCATENATE(CONCATENATE(MID([.AO$1];3;1);MID([.AO$1];5;2));[.AP8]);[ONUS_KM43.$A:.$AK];6;))" table:style-name="ce12">
            <text:p>TP268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3.88</text:p>
          </table:table-cell>
          <table:table-cell office:value-type="string" office:string-value="VSOL041" table:formula="of:=UPPER(VLOOKUP(CONCATENATE(CONCATENATE(MID([.AT$1];3;1);MID([.AT$1];5;2));[.AU8]);[ONUS_KM43.$A:.$AK];6;))" table:style-name="ce12">
            <text:p>VSOL041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30.45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9.59</text:p>
          </table:table-cell>
          <table:table-cell office:value-type="string" office:string-value="VSOL098" table:formula="of:=UPPER(VLOOKUP(CONCATENATE(CONCATENATE(MID([.AY$1];3;1);MID([.AY$1];5;2));[.AZ8]);[ONUS_KM43.$A:.$AK];6;))" table:style-name="ce12">
            <text:p>VSOL098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18.21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0.05</text:p>
          </table:table-cell>
          <table:table-cell office:value-type="string" office:string-value="TP546" table:formula="of:=UPPER(VLOOKUP(CONCATENATE(CONCATENATE(MID([.BD$1];3;1);MID([.BD$1];5;2));[.BE8]);[ONUS_KM43.$A:.$AK];6;))" table:style-name="ce12">
            <text:p>TP546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4">
          <table:table-cell office:value-type="string" office:string-value="TP046" table:formula="of:=UPPER(VLOOKUP(CONCATENATE(CONCATENATE(MID([.A$1];3;1);MID([.A$1];5;2));[.B9]);[ONUS_KM43.$A:.$AK];6;))" table:style-name="ce12">
            <text:p>TP0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2.52</text:p>
          </table:table-cell>
          <table:table-cell office:value-type="string" office:string-value="TP118" table:formula="of:=UPPER(VLOOKUP(CONCATENATE(CONCATENATE(MID([.F$1];3;1);MID([.F$1];5;2));[.G9]);[ONUS_KM43.$A:.$AK];6;))" table:style-name="ce12">
            <text:p>TP118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31.55</text:p>
          </table:table-cell>
          <table:table-cell office:value-type="string" office:string-value="R593" table:formula="of:=UPPER(VLOOKUP(CONCATENATE(CONCATENATE(MID([.K$1];3;1);MID([.K$1];5;2));[.L9]);[ONUS_KM43.$A:.$AK];6;))" table:style-name="ce12">
            <text:p>R593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-25.69</text:p>
          </table:table-cell>
          <table:table-cell office:value-type="string" office:string-value="R531" table:formula="of:=UPPER(VLOOKUP(CONCATENATE(CONCATENATE(MID([.P$1];3;1);MID([.P$1];5;2));[.Q9]);[ONUS_KM43.$A:.$AK];6;))" table:style-name="ce12">
            <text:p>R531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-23.77</text:p>
          </table:table-cell>
          <table:table-cell office:value-type="string" office:string-value="HG8245V350" table:formula="of:=UPPER(VLOOKUP(CONCATENATE(CONCATENATE(MID([.U$1];3;1);MID([.U$1];5;2));[.V9]);[ONUS_KM43.$A:.$AK];6;))" table:style-name="ce12">
            <text:p>HG8245V350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23.42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2.84</text:p>
          </table:table-cell>
          <table:table-cell office:value-type="string" office:string-value="O103" table:formula="of:=UPPER(VLOOKUP(CONCATENATE(CONCATENATE(MID([.Z$1];3;1);MID([.Z$1];5;2));[.AA9]);[ONUS_KM43.$A:.$AK];6;))" table:style-name="ce12">
            <text:p>O103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29.99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30.97</text:p>
          </table:table-cell>
          <table:table-cell office:value-type="string" office:string-value="TL110" table:formula="of:=UPPER(VLOOKUP(CONCATENATE(CONCATENATE(MID([.AE$1];3;1);MID([.AE$1];5;2));[.AF9]);[ONUS_KM43.$A:.$AK];6;))" table:style-name="ce12">
            <text:p>TL110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0.87</text:p>
          </table:table-cell>
          <table:table-cell office:value-type="string" office:string-value="TP064" table:formula="of:=UPPER(VLOOKUP(CONCATENATE(CONCATENATE(MID([.AJ$1];3;1);MID([.AJ$1];5;2));[.AK9]);[ONUS_KM43.$A:.$AK];6;))" table:style-name="ce12">
            <text:p>TP064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-21.31</text:p>
          </table:table-cell>
          <table:table-cell office:value-type="string" office:string-value="TP316" table:formula="of:=UPPER(VLOOKUP(CONCATENATE(CONCATENATE(MID([.AO$1];3;1);MID([.AO$1];5;2));[.AP9]);[ONUS_KM43.$A:.$AK];6;))" table:style-name="ce12">
            <text:p>TP316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0.76</text:p>
          </table:table-cell>
          <table:table-cell office:value-type="string" office:string-value="VSOL040" table:formula="of:=UPPER(VLOOKUP(CONCATENATE(CONCATENATE(MID([.AT$1];3;1);MID([.AT$1];5;2));[.AU9]);[ONUS_KM43.$A:.$AK];6;))" table:style-name="ce12">
            <text:p>VSOL040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HG8145V306" table:formula="of:=UPPER(VLOOKUP(CONCATENATE(CONCATENATE(MID([.BD$1];3;1);MID([.BD$1];5;2));[.BE9]);[ONUS_KM43.$A:.$AK];6;))" table:style-name="ce12">
            <text:p>HG8145V30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4">
          <table:table-cell office:value-type="string" office:string-value="TP492" table:formula="of:=UPPER(VLOOKUP(CONCATENATE(CONCATENATE(MID([.A$1];3;1);MID([.A$1];5;2));[.B10]);[ONUS_KM43.$A:.$AK];6;))" table:style-name="ce12">
            <text:p>TP4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3.47</text:p>
          </table:table-cell>
          <table:table-cell office:value-type="string" office:string-value="TP119" table:formula="of:=UPPER(VLOOKUP(CONCATENATE(CONCATENATE(MID([.F$1];3;1);MID([.F$1];5;2));[.G10]);[ONUS_KM43.$A:.$AK];6;))" table:style-name="ce12">
            <text:p>TP119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3.10</text:p>
          </table:table-cell>
          <table:table-cell office:value-type="string" office:string-value="TP110" table:formula="of:=UPPER(VLOOKUP(CONCATENATE(CONCATENATE(MID([.K$1];3;1);MID([.K$1];5;2));[.L10]);[ONUS_KM43.$A:.$AK];6;))" table:style-name="ce12">
            <text:p>TP110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5.23</text:p>
          </table:table-cell>
          <table:table-cell office:value-type="string" office:string-value="R127" table:formula="of:=UPPER(VLOOKUP(CONCATENATE(CONCATENATE(MID([.P$1];3;1);MID([.P$1];5;2));[.Q10]);[ONUS_KM43.$A:.$AK];6;))" table:style-name="ce12">
            <text:p>R127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-19.03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-21.49</text:p>
          </table:table-cell>
          <table:table-cell office:value-type="string" office:string-value="HG8245V352" table:formula="of:=UPPER(VLOOKUP(CONCATENATE(CONCATENATE(MID([.U$1];3;1);MID([.U$1];5;2));[.V10]);[ONUS_KM43.$A:.$AK];6;))" table:style-name="ce12">
            <text:p>HG8245V352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3.57</text:p>
          </table:table-cell>
          <table:table-cell office:value-type="string" office:string-value="KMA101" table:formula="of:=UPPER(VLOOKUP(CONCATENATE(CONCATENATE(MID([.Z$1];3;1);MID([.Z$1];5;2));[.AA10]);[ONUS_KM43.$A:.$AK];6;))" table:style-name="ce12">
            <text:p>KMA101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2.37</text:p>
          </table:table-cell>
          <table:table-cell office:value-type="string" office:string-value="TP036" table:formula="of:=UPPER(VLOOKUP(CONCATENATE(CONCATENATE(MID([.AE$1];3;1);MID([.AE$1];5;2));[.AF10]);[ONUS_KM43.$A:.$AK];6;))" table:style-name="ce12">
            <text:p>TP036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1.37</text:p>
          </table:table-cell>
          <table:table-cell office:value-type="string" office:string-value="TP080" table:formula="of:=UPPER(VLOOKUP(CONCATENATE(CONCATENATE(MID([.AJ$1];3;1);MID([.AJ$1];5;2));[.AK10]);[ONUS_KM43.$A:.$AK];6;))" table:style-name="ce12">
            <text:p>TP080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-18.9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0.32</text:p>
          </table:table-cell>
          <table:table-cell office:value-type="string" office:string-value="TP571" table:formula="of:=UPPER(VLOOKUP(CONCATENATE(CONCATENATE(MID([.AO$1];3;1);MID([.AO$1];5;2));[.AP10]);[ONUS_KM43.$A:.$AK];6;))" table:style-name="ce12">
            <text:p>TP571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3.38</text:p>
          </table:table-cell>
          <table:table-cell office:value-type="string" office:string-value="VSOL039" table:formula="of:=UPPER(VLOOKUP(CONCATENATE(CONCATENATE(MID([.AT$1];3;1);MID([.AT$1];5;2));[.AU10]);[ONUS_KM43.$A:.$AK];6;))" table:style-name="ce12">
            <text:p>VSOL039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030" table:formula="of:=UPPER(VLOOKUP(CONCATENATE(CONCATENATE(MID([.BD$1];3;1);MID([.BD$1];5;2));[.BE10]);[ONUS_KM43.$A:.$AK];6;))" table:style-name="ce12">
            <text:p>TP03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4">
          <table:table-cell office:value-type="string" office:string-value="TP084" table:formula="of:=UPPER(VLOOKUP(CONCATENATE(CONCATENATE(MID([.A$1];3;1);MID([.A$1];5;2));[.B11]);[ONUS_KM43.$A:.$AK];6;))" table:style-name="ce12">
            <text:p>TP08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7.22</text:p>
          </table:table-cell>
          <table:table-cell office:value-type="string" office:string-value="K422" table:formula="of:=UPPER(VLOOKUP(CONCATENATE(CONCATENATE(MID([.F$1];3;1);MID([.F$1];5;2));[.G11]);[ONUS_KM43.$A:.$AK];6;))" table:style-name="ce12">
            <text:p>K422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19</text:p>
          </table:table-cell>
          <table:table-cell office:value-type="string" office:string-value="KQ276" table:formula="of:=UPPER(VLOOKUP(CONCATENATE(CONCATENATE(MID([.K$1];3;1);MID([.K$1];5;2));[.L11]);[ONUS_KM43.$A:.$AK];6;))" table:style-name="ce12">
            <text:p>KQ276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41</text:p>
          </table:table-cell>
          <table:table-cell office:value-type="string" table:style-name="ce1">
            <text:p>-26.39</text:p>
          </table:table-cell>
          <table:table-cell office:value-type="string" office:string-value="O73" table:formula="of:=UPPER(VLOOKUP(CONCATENATE(CONCATENATE(MID([.P$1];3;1);MID([.P$1];5;2));[.Q11]);[ONUS_KM43.$A:.$AK];6;))" table:style-name="ce12">
            <text:p>O73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-22.74</text:p>
          </table:table-cell>
          <table:table-cell office:value-type="string" table:style-name="ce1">
            <text:p>1.76</text:p>
          </table:table-cell>
          <table:table-cell office:value-type="string" table:style-name="ce1">
            <text:p>-22.08</text:p>
          </table:table-cell>
          <table:table-cell office:value-type="string" office:string-value="TP074" table:formula="of:=UPPER(VLOOKUP(CONCATENATE(CONCATENATE(MID([.U$1];3;1);MID([.U$1];5;2));[.V11]);[ONUS_KM43.$A:.$AK];6;))" table:style-name="ce12">
            <text:p>TP074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5.38</text:p>
          </table:table-cell>
          <table:table-cell office:value-type="string" office:string-value="KQ194" table:formula="of:=UPPER(VLOOKUP(CONCATENATE(CONCATENATE(MID([.Z$1];3;1);MID([.Z$1];5;2));[.AA11]);[ONUS_KM43.$A:.$AK];6;))" table:style-name="ce12">
            <text:p>KQ194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-24.32</text:p>
          </table:table-cell>
          <table:table-cell office:value-type="string" office:string-value="TP068" table:formula="of:=UPPER(VLOOKUP(CONCATENATE(CONCATENATE(MID([.AE$1];3;1);MID([.AE$1];5;2));[.AF11]);[ONUS_KM43.$A:.$AK];6;))" table:style-name="ce12">
            <text:p>TP068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17.82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17.15</text:p>
          </table:table-cell>
          <table:table-cell office:value-type="string" office:string-value="HG8245V351" table:formula="of:=UPPER(VLOOKUP(CONCATENATE(CONCATENATE(MID([.AJ$1];3;1);MID([.AJ$1];5;2));[.AK11]);[ONUS_KM43.$A:.$AK];6;))" table:style-name="ce12">
            <text:p>HG8245V351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4.95</text:p>
          </table:table-cell>
          <table:table-cell office:value-type="string" office:string-value="TP371" table:formula="of:=UPPER(VLOOKUP(CONCATENATE(CONCATENATE(MID([.AO$1];3;1);MID([.AO$1];5;2));[.AP11]);[ONUS_KM43.$A:.$AK];6;))" table:style-name="ce12">
            <text:p>TP371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0.56</text:p>
          </table:table-cell>
          <table:table-cell office:value-type="string" office:string-value="VSOL080" table:formula="of:=UPPER(VLOOKUP(CONCATENATE(CONCATENATE(MID([.AT$1];3;1);MID([.AT$1];5;2));[.AU11]);[ONUS_KM43.$A:.$AK];6;))" table:style-name="ce12">
            <text:p>VSOL080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031" table:formula="of:=UPPER(VLOOKUP(CONCATENATE(CONCATENATE(MID([.BD$1];3;1);MID([.BD$1];5;2));[.BE11]);[ONUS_KM43.$A:.$AK];6;))" table:style-name="ce12">
            <text:p>TP03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TP098" table:formula="of:=UPPER(VLOOKUP(CONCATENATE(CONCATENATE(MID([.A$1];3;1);MID([.A$1];5;2));[.B12]);[ONUS_KM43.$A:.$AK];6;))" table:style-name="ce12">
            <text:p>TP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0.66</text:p>
          </table:table-cell>
          <table:table-cell office:value-type="string" office:string-value="TP348" table:formula="of:=UPPER(VLOOKUP(CONCATENATE(CONCATENATE(MID([.F$1];3;1);MID([.F$1];5;2));[.G12]);[ONUS_KM43.$A:.$AK];6;))" table:style-name="ce12">
            <text:p>TP348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4.82</text:p>
          </table:table-cell>
          <table:table-cell office:value-type="string" office:string-value="KQ277" table:formula="of:=UPPER(VLOOKUP(CONCATENATE(CONCATENATE(MID([.K$1];3;1);MID([.K$1];5;2));[.L12]);[ONUS_KM43.$A:.$AK];6;))" table:style-name="ce12">
            <text:p>KQ277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2.80</text:p>
          </table:table-cell>
          <table:table-cell office:value-type="string" table:style-name="ce1">
            <text:p>-30.46</text:p>
          </table:table-cell>
          <table:table-cell office:value-type="string" office:string-value="TN42" table:formula="of:=UPPER(VLOOKUP(CONCATENATE(CONCATENATE(MID([.P$1];3;1);MID([.P$1];5;2));[.Q12]);[ONUS_KM43.$A:.$AK];6;))" table:style-name="ce12">
            <text:p>TN42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4.09</text:p>
          </table:table-cell>
          <table:table-cell office:value-type="string" office:string-value="TP543" table:formula="of:=UPPER(VLOOKUP(CONCATENATE(CONCATENATE(MID([.U$1];3;1);MID([.U$1];5;2));[.V12]);[ONUS_KM43.$A:.$AK];6;))" table:style-name="ce12">
            <text:p>TP543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26.58</text:p>
          </table:table-cell>
          <table:table-cell office:value-type="string" office:string-value="TM262" table:formula="of:=UPPER(VLOOKUP(CONCATENATE(CONCATENATE(MID([.Z$1];3;1);MID([.Z$1];5;2));[.AA12]);[ONUS_KM43.$A:.$AK];6;))" table:style-name="ce12">
            <text:p>TM262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82</text:p>
          </table:table-cell>
          <table:table-cell office:value-type="string" office:string-value="TP147" table:formula="of:=UPPER(VLOOKUP(CONCATENATE(CONCATENATE(MID([.AE$1];3;1);MID([.AE$1];5;2));[.AF12]);[ONUS_KM43.$A:.$AK];6;))" table:style-name="ce12">
            <text:p>TP147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3.77</text:p>
          </table:table-cell>
          <table:table-cell office:value-type="string" office:string-value="TP120" table:formula="of:=UPPER(VLOOKUP(CONCATENATE(CONCATENATE(MID([.AJ$1];3;1);MID([.AJ$1];5;2));[.AK12]);[ONUS_KM43.$A:.$AK];6;))" table:style-name="ce12">
            <text:p>TP120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-16.55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19.63</text:p>
          </table:table-cell>
          <table:table-cell office:value-type="string" office:string-value="VSOL028" table:formula="of:=UPPER(VLOOKUP(CONCATENATE(CONCATENATE(MID([.AO$1];3;1);MID([.AO$1];5;2));[.AP12]);[ONUS_KM43.$A:.$AK];6;))" table:style-name="ce12">
            <text:p>VSOL028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0.76</text:p>
          </table:table-cell>
          <table:table-cell office:value-type="float" office:value="0" table:formula="of:=UPPER(VLOOKUP(CONCATENATE(CONCATENATE(MID([.AT$1];3;1);MID([.AT$1];5;2));[.AU12]);[ONUS_KM43.$A:.$AK];6;))" table:style-name="ce12">
            <text:p>#N/D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056" table:formula="of:=UPPER(VLOOKUP(CONCATENATE(CONCATENATE(MID([.BD$1];3;1);MID([.BD$1];5;2));[.BE12]);[ONUS_KM43.$A:.$AK];6;))" table:style-name="ce12">
            <text:p>TP05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4">
          <table:table-cell office:value-type="string" office:string-value="TP163" table:formula="of:=UPPER(VLOOKUP(CONCATENATE(CONCATENATE(MID([.A$1];3;1);MID([.A$1];5;2));[.B13]);[ONUS_KM43.$A:.$AK];6;))" table:style-name="ce12">
            <text:p>TP16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30.97</text:p>
          </table:table-cell>
          <table:table-cell office:value-type="string" office:string-value="TP273" table:formula="of:=UPPER(VLOOKUP(CONCATENATE(CONCATENATE(MID([.F$1];3;1);MID([.F$1];5;2));[.G13]);[ONUS_KM43.$A:.$AK];6;))" table:style-name="ce12">
            <text:p>TP273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4.44</text:p>
          </table:table-cell>
          <table:table-cell office:value-type="string" office:string-value="TP592" table:formula="of:=UPPER(VLOOKUP(CONCATENATE(CONCATENATE(MID([.K$1];3;1);MID([.K$1];5;2));[.L13]);[ONUS_KM43.$A:.$AK];6;))" table:style-name="ce12">
            <text:p>TP592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7.45</text:p>
          </table:table-cell>
          <table:table-cell office:value-type="string" office:string-value="TM384" table:formula="of:=UPPER(VLOOKUP(CONCATENATE(CONCATENATE(MID([.P$1];3;1);MID([.P$1];5;2));[.Q13]);[ONUS_KM43.$A:.$AK];6;))" table:style-name="ce12">
            <text:p>TM384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1.80</text:p>
          </table:table-cell>
          <table:table-cell office:value-type="string" table:style-name="ce1">
            <text:p>-21.43</text:p>
          </table:table-cell>
          <table:table-cell office:value-type="string" office:string-value="TP208" table:formula="of:=UPPER(VLOOKUP(CONCATENATE(CONCATENATE(MID([.U$1];3;1);MID([.U$1];5;2));[.V13]);[ONUS_KM43.$A:.$AK];6;))" table:style-name="ce12">
            <text:p>TP208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1.81</text:p>
          </table:table-cell>
          <table:table-cell office:value-type="string" office:string-value="TN5" table:formula="of:=UPPER(VLOOKUP(CONCATENATE(CONCATENATE(MID([.Z$1];3;1);MID([.Z$1];5;2));[.AA13]);[ONUS_KM43.$A:.$AK];6;))" table:style-name="ce12">
            <text:p>TN5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6.20</text:p>
          </table:table-cell>
          <table:table-cell office:value-type="string" office:string-value="HS8145V359" table:formula="of:=UPPER(VLOOKUP(CONCATENATE(CONCATENATE(MID([.AE$1];3;1);MID([.AE$1];5;2));[.AF13]);[ONUS_KM43.$A:.$AK];6;))" table:style-name="ce12">
            <text:p>HS8145V359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19.28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2.52</text:p>
          </table:table-cell>
          <table:table-cell office:value-type="string" office:string-value="TP146" table:formula="of:=UPPER(VLOOKUP(CONCATENATE(CONCATENATE(MID([.AJ$1];3;1);MID([.AJ$1];5;2));[.AK13]);[ONUS_KM43.$A:.$AK];6;))" table:style-name="ce12">
            <text:p>TP146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-19.66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1.68</text:p>
          </table:table-cell>
          <table:table-cell office:value-type="string" office:string-value="VSOL072" table:formula="of:=UPPER(VLOOKUP(CONCATENATE(CONCATENATE(MID([.AO$1];3;1);MID([.AO$1];5;2));[.AP13]);[ONUS_KM43.$A:.$AK];6;))" table:style-name="ce12">
            <text:p>VSOL072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0.92</text:p>
          </table:table-cell>
          <table:table-cell office:value-type="float" office:value="0" table:formula="of:=UPPER(VLOOKUP(CONCATENATE(CONCATENATE(MID([.AT$1];3;1);MID([.AT$1];5;2));[.AU13]);[ONUS_KM43.$A:.$AK];6;))" table:style-name="ce12">
            <text:p>#N/D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1.88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Q388" table:formula="of:=UPPER(VLOOKUP(CONCATENATE(CONCATENATE(MID([.BD$1];3;1);MID([.BD$1];5;2));[.BE13]);[ONUS_KM43.$A:.$AK];6;))" table:style-name="ce12">
            <text:p>Q3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6.78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TP205" table:formula="of:=UPPER(VLOOKUP(CONCATENATE(CONCATENATE(MID([.A$1];3;1);MID([.A$1];5;2));[.B14]);[ONUS_KM43.$A:.$AK];6;))" table:style-name="ce12">
            <text:p>TP20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-22.22</text:p>
          </table:table-cell>
          <table:table-cell office:value-type="string" office:string-value="TP181" table:formula="of:=UPPER(VLOOKUP(CONCATENATE(CONCATENATE(MID([.F$1];3;1);MID([.F$1];5;2));[.G14]);[ONUS_KM43.$A:.$AK];6;))" table:style-name="ce12">
            <text:p>TP181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3.88</text:p>
          </table:table-cell>
          <table:table-cell office:value-type="string" office:string-value="TP023" table:formula="of:=UPPER(VLOOKUP(CONCATENATE(CONCATENATE(MID([.K$1];3;1);MID([.K$1];5;2));[.L14]);[ONUS_KM43.$A:.$AK];6;))" table:style-name="ce12">
            <text:p>TP023</text:p>
          </table:table-cell>
          <table:table-cell office:value-type="float" office:value="13" table:style-name="ce13">
            <text:p>13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7.96</text:p>
          </table:table-cell>
          <table:table-cell office:value-type="string" office:string-value="TP554" table:formula="of:=UPPER(VLOOKUP(CONCATENATE(CONCATENATE(MID([.P$1];3;1);MID([.P$1];5;2));[.Q14]);[ONUS_KM43.$A:.$AK];6;))" table:style-name="ce12">
            <text:p>TP554</text:p>
          </table:table-cell>
          <table:table-cell office:value-type="float" office:value="13" table:style-name="ce13">
            <text:p>13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0.56</text:p>
          </table:table-cell>
          <table:table-cell office:value-type="string" office:string-value="TP182" table:formula="of:=UPPER(VLOOKUP(CONCATENATE(CONCATENATE(MID([.U$1];3;1);MID([.U$1];5;2));[.V14]);[ONUS_KM43.$A:.$AK];6;))" table:style-name="ce12">
            <text:p>TP182</text:p>
          </table:table-cell>
          <table:table-cell office:value-type="float" office:value="13" table:style-name="ce13">
            <text:p>13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7.22</text:p>
          </table:table-cell>
          <table:table-cell office:value-type="string" office:string-value="KN369" table:formula="of:=UPPER(VLOOKUP(CONCATENATE(CONCATENATE(MID([.Z$1];3;1);MID([.Z$1];5;2));[.AA14]);[ONUS_KM43.$A:.$AK];6;))" table:style-name="ce12">
            <text:p>KN369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72</text:p>
          </table:table-cell>
          <table:table-cell office:value-type="string" table:style-name="ce1">
            <text:p>-22.76</text:p>
          </table:table-cell>
          <table:table-cell office:value-type="string" office:string-value="TP582" table:formula="of:=UPPER(VLOOKUP(CONCATENATE(CONCATENATE(MID([.AE$1];3;1);MID([.AE$1];5;2));[.AF14]);[ONUS_KM43.$A:.$AK];6;))" table:style-name="ce12">
            <text:p>TP582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18.29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0.56</text:p>
          </table:table-cell>
          <table:table-cell office:value-type="string" office:string-value="TP224" table:formula="of:=UPPER(VLOOKUP(CONCATENATE(CONCATENATE(MID([.AJ$1];3;1);MID([.AJ$1];5;2));[.AK14]);[ONUS_KM43.$A:.$AK];6;))" table:style-name="ce12">
            <text:p>TP224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-21.74</text:p>
          </table:table-cell>
          <table:table-cell office:value-type="string" office:string-value="VSOL096" table:formula="of:=UPPER(VLOOKUP(CONCATENATE(CONCATENATE(MID([.AO$1];3;1);MID([.AO$1];5;2));[.AP14]);[ONUS_KM43.$A:.$AK];6;))" table:style-name="ce12">
            <text:p>VSOL096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-17.6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43</text:p>
          </table:table-cell>
          <table:table-cell office:value-type="float" office:value="0" table:formula="of:=UPPER(VLOOKUP(CONCATENATE(CONCATENATE(MID([.AT$1];3;1);MID([.AT$1];5;2));[.AU14]);[ONUS_KM43.$A:.$AK];6;))" table:style-name="ce12">
            <text:p>#N/D</text:p>
          </table:table-cell>
          <table:table-cell office:value-type="float" office:value="13" table:style-name="ce13">
            <text:p>1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069" table:formula="of:=UPPER(VLOOKUP(CONCATENATE(CONCATENATE(MID([.BD$1];3;1);MID([.BD$1];5;2));[.BE14]);[ONUS_KM43.$A:.$AK];6;))" table:style-name="ce12">
            <text:p>TP0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27.96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TP126" table:formula="of:=UPPER(VLOOKUP(CONCATENATE(CONCATENATE(MID([.A$1];3;1);MID([.A$1];5;2));[.B15]);[ONUS_KM43.$A:.$AK];6;))" table:style-name="ce12">
            <text:p>TP1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1.68</text:p>
          </table:table-cell>
          <table:table-cell office:value-type="string" office:string-value="TP322" table:formula="of:=UPPER(VLOOKUP(CONCATENATE(CONCATENATE(MID([.F$1];3;1);MID([.F$1];5;2));[.G15]);[ONUS_KM43.$A:.$AK];6;))" table:style-name="ce12">
            <text:p>TP322</text:p>
          </table:table-cell>
          <table:table-cell office:value-type="float" office:value="13" table:style-name="ce13">
            <text:p>13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5.38</text:p>
          </table:table-cell>
          <table:table-cell office:value-type="string" office:string-value="TP083" table:formula="of:=UPPER(VLOOKUP(CONCATENATE(CONCATENATE(MID([.K$1];3;1);MID([.K$1];5;2));[.L15]);[ONUS_KM43.$A:.$AK];6;))" table:style-name="ce12">
            <text:p>TP083</text:p>
          </table:table-cell>
          <table:table-cell office:value-type="float" office:value="14" table:style-name="ce13">
            <text:p>14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8.87</text:p>
          </table:table-cell>
          <table:table-cell office:value-type="string" office:string-value="TP142" table:formula="of:=UPPER(VLOOKUP(CONCATENATE(CONCATENATE(MID([.P$1];3;1);MID([.P$1];5;2));[.Q15]);[ONUS_KM43.$A:.$AK];6;))" table:style-name="ce12">
            <text:p>TP142</text:p>
          </table:table-cell>
          <table:table-cell office:value-type="float" office:value="14" table:style-name="ce13">
            <text:p>14</text:p>
          </table:table-cell>
          <table:table-cell office:value-type="string" table:style-name="ce1">
            <text:p>-28.54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4.09</text:p>
          </table:table-cell>
          <table:table-cell office:value-type="string" office:string-value="TP232" table:formula="of:=UPPER(VLOOKUP(CONCATENATE(CONCATENATE(MID([.U$1];3;1);MID([.U$1];5;2));[.V15]);[ONUS_KM43.$A:.$AK];6;))" table:style-name="ce12">
            <text:p>TP232</text:p>
          </table:table-cell>
          <table:table-cell office:value-type="float" office:value="14" table:style-name="ce13">
            <text:p>14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3.28</text:p>
          </table:table-cell>
          <table:table-cell office:value-type="string" office:string-value="R571" table:formula="of:=UPPER(VLOOKUP(CONCATENATE(CONCATENATE(MID([.Z$1];3;1);MID([.Z$1];5;2));[.AA15]);[ONUS_KM43.$A:.$AK];6;))" table:style-name="ce12">
            <text:p>R571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22.4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4.09</text:p>
          </table:table-cell>
          <table:table-cell office:value-type="string" office:string-value="VSOL012" table:formula="of:=UPPER(VLOOKUP(CONCATENATE(CONCATENATE(MID([.AE$1];3;1);MID([.AE$1];5;2));[.AF15]);[ONUS_KM43.$A:.$AK];6;))" table:style-name="ce12">
            <text:p>VSOL012</text:p>
          </table:table-cell>
          <table:table-cell office:value-type="float" office:value="13" table:style-name="ce13">
            <text:p>13</text:p>
          </table:table-cell>
          <table:table-cell office:value-type="string" table:style-name="ce1">
            <text:p>-17.16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19.47</text:p>
          </table:table-cell>
          <table:table-cell office:value-type="string" office:string-value="TP041B" table:formula="of:=UPPER(VLOOKUP(CONCATENATE(CONCATENATE(MID([.AJ$1];3;1);MID([.AJ$1];5;2));[.AK15]);[ONUS_KM43.$A:.$AK];6;))" table:style-name="ce12">
            <text:p>TP041B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6.99</text:p>
          </table:table-cell>
          <table:table-cell office:value-type="string" office:string-value="VSOL095" table:formula="of:=UPPER(VLOOKUP(CONCATENATE(CONCATENATE(MID([.AO$1];3;1);MID([.AO$1];5;2));[.AP15]);[ONUS_KM43.$A:.$AK];6;))" table:style-name="ce12">
            <text:p>VSOL095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3"/>
          <table:table-cell table:number-columns-repeated="8" table:style-name="ce1"/>
          <table:table-cell office:value-type="string" office:string-value="TP062" table:formula="of:=UPPER(VLOOKUP(CONCATENATE(CONCATENATE(MID([.BD$1];3;1);MID([.BD$1];5;2));[.BE15]);[ONUS_KM43.$A:.$AK];6;))" table:style-name="ce12">
            <text:p>TP06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30.97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TP215" table:formula="of:=UPPER(VLOOKUP(CONCATENATE(CONCATENATE(MID([.A$1];3;1);MID([.A$1];5;2));[.B16]);[ONUS_KM43.$A:.$AK];6;))" table:style-name="ce12">
            <text:p>TP2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0.71</text:p>
          </table:table-cell>
          <table:table-cell office:value-type="string" office:string-value="TP589" table:formula="of:=UPPER(VLOOKUP(CONCATENATE(CONCATENATE(MID([.F$1];3;1);MID([.F$1];5;2));[.G16]);[ONUS_KM43.$A:.$AK];6;))" table:style-name="ce12">
            <text:p>TP589</text:p>
          </table:table-cell>
          <table:table-cell office:value-type="float" office:value="14" table:style-name="ce13">
            <text:p>14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23.98</text:p>
          </table:table-cell>
          <table:table-cell office:value-type="string" office:string-value="P155" table:formula="of:=UPPER(VLOOKUP(CONCATENATE(CONCATENATE(MID([.K$1];3;1);MID([.K$1];5;2));[.L16]);[ONUS_KM43.$A:.$AK];6;))" table:style-name="ce12">
            <text:p>P155</text:p>
          </table:table-cell>
          <table:table-cell office:value-type="float" office:value="16" table:style-name="ce13">
            <text:p>16</text:p>
          </table:table-cell>
          <table:table-cell office:value-type="string" table:style-name="ce1">
            <text:p>-24.19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6.78</text:p>
          </table:table-cell>
          <table:table-cell office:value-type="string" office:string-value="KQ178" table:formula="of:=UPPER(VLOOKUP(CONCATENATE(CONCATENATE(MID([.P$1];3;1);MID([.P$1];5;2));[.Q16]);[ONUS_KM43.$A:.$AK];6;))" table:style-name="ce12">
            <text:p>KQ178</text:p>
          </table:table-cell>
          <table:table-cell office:value-type="float" office:value="15" table:style-name="ce13">
            <text:p>15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63</text:p>
          </table:table-cell>
          <table:table-cell office:value-type="string" table:style-name="ce1">
            <text:p>-21.74</text:p>
          </table:table-cell>
          <table:table-cell office:value-type="string" office:string-value="TP267" table:formula="of:=UPPER(VLOOKUP(CONCATENATE(CONCATENATE(MID([.U$1];3;1);MID([.U$1];5;2));[.V16]);[ONUS_KM43.$A:.$AK];6;))" table:style-name="ce12">
            <text:p>TP267</text:p>
          </table:table-cell>
          <table:table-cell office:value-type="float" office:value="15" table:style-name="ce13">
            <text:p>15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3.47</text:p>
          </table:table-cell>
          <table:table-cell office:value-type="string" office:string-value="VP284" table:formula="of:=UPPER(VLOOKUP(CONCATENATE(CONCATENATE(MID([.Z$1];3;1);MID([.Z$1];5;2));[.AA16]);[ONUS_KM43.$A:.$AK];6;))" table:style-name="ce12">
            <text:p>VP284</text:p>
          </table:table-cell>
          <table:table-cell office:value-type="float" office:value="14" table:style-name="ce13">
            <text:p>14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2.55</text:p>
          </table:table-cell>
          <table:table-cell office:value-type="string" table:style-name="ce1">
            <text:p>-25.69</text:p>
          </table:table-cell>
          <table:table-cell office:value-type="string" office:string-value="TP280" table:formula="of:=UPPER(VLOOKUP(CONCATENATE(CONCATENATE(MID([.AE$1];3;1);MID([.AE$1];5;2));[.AF16]);[ONUS_KM43.$A:.$AK];6;))" table:style-name="ce12">
            <text:p>TP280</text:p>
          </table:table-cell>
          <table:table-cell office:value-type="float" office:value="14" table:style-name="ce13">
            <text:p>14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1.81</text:p>
          </table:table-cell>
          <table:table-cell office:value-type="string" office:string-value="TP591" table:formula="of:=UPPER(VLOOKUP(CONCATENATE(CONCATENATE(MID([.AJ$1];3;1);MID([.AJ$1];5;2));[.AK16]);[ONUS_KM43.$A:.$AK];6;))" table:style-name="ce12">
            <text:p>TP591</text:p>
          </table:table-cell>
          <table:table-cell office:value-type="float" office:value="14" table:style-name="ce13">
            <text:p>14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19.83</text:p>
          </table:table-cell>
          <table:table-cell office:value-type="float" office:value="0" table:formula="of:=UPPER(VLOOKUP(CONCATENATE(CONCATENATE(MID([.AO$1];3;1);MID([.AO$1];5;2));[.AP16]);[ONUS_KM43.$A:.$AK];6;))" table:style-name="ce12">
            <text:p>#N/D</text:p>
          </table:table-cell>
          <table:table-cell office:value-type="float" office:value="13" table:style-name="ce13">
            <text:p>13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3"/>
          <table:table-cell table:number-columns-repeated="8" table:style-name="ce1"/>
          <table:table-cell office:value-type="string" office:string-value="TP067" table:formula="of:=UPPER(VLOOKUP(CONCATENATE(CONCATENATE(MID([.BD$1];3;1);MID([.BD$1];5;2));[.BE16]);[ONUS_KM43.$A:.$AK];6;))" table:style-name="ce12">
            <text:p>TP06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TP242" table:formula="of:=UPPER(VLOOKUP(CONCATENATE(CONCATENATE(MID([.A$1];3;1);MID([.A$1];5;2));[.B17]);[ONUS_KM43.$A:.$AK];6;))" table:style-name="ce12">
            <text:p>TP24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6.03</text:p>
          </table:table-cell>
          <table:table-cell office:value-type="string" office:string-value="TP588" table:formula="of:=UPPER(VLOOKUP(CONCATENATE(CONCATENATE(MID([.F$1];3;1);MID([.F$1];5;2));[.G17]);[ONUS_KM43.$A:.$AK];6;))" table:style-name="ce12">
            <text:p>TP588</text:p>
          </table:table-cell>
          <table:table-cell office:value-type="float" office:value="15" table:style-name="ce13">
            <text:p>1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21</text:p>
          </table:table-cell>
          <table:table-cell office:value-type="string" office:string-value="TP177" table:formula="of:=UPPER(VLOOKUP(CONCATENATE(CONCATENATE(MID([.K$1];3;1);MID([.K$1];5;2));[.L17]);[ONUS_KM43.$A:.$AK];6;))" table:style-name="ce12">
            <text:p>TP177</text:p>
          </table:table-cell>
          <table:table-cell office:value-type="float" office:value="17" table:style-name="ce13">
            <text:p>17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7.45</text:p>
          </table:table-cell>
          <table:table-cell office:value-type="string" office:string-value="VO396" table:formula="of:=UPPER(VLOOKUP(CONCATENATE(CONCATENATE(MID([.P$1];3;1);MID([.P$1];5;2));[.Q17]);[ONUS_KM43.$A:.$AK];6;))" table:style-name="ce12">
            <text:p>VO396</text:p>
          </table:table-cell>
          <table:table-cell office:value-type="float" office:value="16" table:style-name="ce13">
            <text:p>16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-22.15</text:p>
          </table:table-cell>
          <table:table-cell office:value-type="string" office:string-value="TP290" table:formula="of:=UPPER(VLOOKUP(CONCATENATE(CONCATENATE(MID([.U$1];3;1);MID([.U$1];5;2));[.V17]);[ONUS_KM43.$A:.$AK];6;))" table:style-name="ce12">
            <text:p>TP290</text:p>
          </table:table-cell>
          <table:table-cell office:value-type="float" office:value="16" table:style-name="ce13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8.54</text:p>
          </table:table-cell>
          <table:table-cell office:value-type="string" office:string-value="TM108" table:formula="of:=UPPER(VLOOKUP(CONCATENATE(CONCATENATE(MID([.Z$1];3;1);MID([.Z$1];5;2));[.AA17]);[ONUS_KM43.$A:.$AK];6;))" table:style-name="ce12">
            <text:p>TM108</text:p>
          </table:table-cell>
          <table:table-cell office:value-type="float" office:value="15" table:style-name="ce13">
            <text:p>15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83</text:p>
          </table:table-cell>
          <table:table-cell office:value-type="string" table:style-name="ce1">
            <text:p>-23.77</text:p>
          </table:table-cell>
          <table:table-cell office:value-type="string" office:string-value="TP505" table:formula="of:=UPPER(VLOOKUP(CONCATENATE(CONCATENATE(MID([.AE$1];3;1);MID([.AE$1];5;2));[.AF17]);[ONUS_KM43.$A:.$AK];6;))" table:style-name="ce12">
            <text:p>TP505</text:p>
          </table:table-cell>
          <table:table-cell office:value-type="float" office:value="15" table:style-name="ce13">
            <text:p>15</text:p>
          </table:table-cell>
          <table:table-cell office:value-type="string" table:style-name="ce1">
            <text:p>-17.6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18.83</text:p>
          </table:table-cell>
          <table:table-cell office:value-type="string" office:string-value="TP577" table:formula="of:=UPPER(VLOOKUP(CONCATENATE(CONCATENATE(MID([.AJ$1];3;1);MID([.AJ$1];5;2));[.AK17]);[ONUS_KM43.$A:.$AK];6;))" table:style-name="ce12">
            <text:p>TP577</text:p>
          </table:table-cell>
          <table:table-cell office:value-type="float" office:value="15" table:style-name="ce13">
            <text:p>15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1.31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VSOL048" table:formula="of:=UPPER(VLOOKUP(CONCATENATE(CONCATENATE(MID([.BD$1];3;1);MID([.BD$1];5;2));[.BE17]);[ONUS_KM43.$A:.$AK];6;))" table:style-name="ce12">
            <text:p>VSOL04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84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KQ423" table:formula="of:=UPPER(VLOOKUP(CONCATENATE(CONCATENATE(MID([.A$1];3;1);MID([.A$1];5;2));[.B18]);[ONUS_KM43.$A:.$AK];6;))" table:style-name="ce12">
            <text:p>KQ4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-21.08</text:p>
          </table:table-cell>
          <table:table-cell office:value-type="string" office:string-value="TP597" table:formula="of:=UPPER(VLOOKUP(CONCATENATE(CONCATENATE(MID([.F$1];3;1);MID([.F$1];5;2));[.G18]);[ONUS_KM43.$A:.$AK];6;))" table:style-name="ce12">
            <text:p>TP597</text:p>
          </table:table-cell>
          <table:table-cell office:value-type="float" office:value="16" table:style-name="ce13">
            <text:p>16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2.01</text:p>
          </table:table-cell>
          <table:table-cell office:value-type="string" office:string-value="TP217" table:formula="of:=UPPER(VLOOKUP(CONCATENATE(CONCATENATE(MID([.K$1];3;1);MID([.K$1];5;2));[.L18]);[ONUS_KM43.$A:.$AK];6;))" table:style-name="ce12">
            <text:p>TP217</text:p>
          </table:table-cell>
          <table:table-cell office:value-type="float" office:value="19" table:style-name="ce13">
            <text:p>19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5.86</text:p>
          </table:table-cell>
          <table:table-cell office:value-type="string" office:string-value="TP221" table:formula="of:=UPPER(VLOOKUP(CONCATENATE(CONCATENATE(MID([.P$1];3;1);MID([.P$1];5;2));[.Q18]);[ONUS_KM43.$A:.$AK];6;))" table:style-name="ce12">
            <text:p>TP221</text:p>
          </table:table-cell>
          <table:table-cell office:value-type="float" office:value="17" table:style-name="ce13">
            <text:p>17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1.14</text:p>
          </table:table-cell>
          <table:table-cell office:value-type="string" office:string-value="TP294" table:formula="of:=UPPER(VLOOKUP(CONCATENATE(CONCATENATE(MID([.U$1];3;1);MID([.U$1];5;2));[.V18]);[ONUS_KM43.$A:.$AK];6;))" table:style-name="ce12">
            <text:p>TP294</text:p>
          </table:table-cell>
          <table:table-cell office:value-type="float" office:value="17" table:style-name="ce13">
            <text:p>17</text:p>
          </table:table-cell>
          <table:table-cell office:value-type="string" table:style-name="ce1">
            <text:p>-24.68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4.56</text:p>
          </table:table-cell>
          <table:table-cell office:value-type="string" office:string-value="R605" table:formula="of:=UPPER(VLOOKUP(CONCATENATE(CONCATENATE(MID([.Z$1];3;1);MID([.Z$1];5;2));[.AA18]);[ONUS_KM43.$A:.$AK];6;))" table:style-name="ce12">
            <text:p>R605</text:p>
          </table:table-cell>
          <table:table-cell office:value-type="float" office:value="17" table:style-name="ce13">
            <text:p>1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4.21</text:p>
          </table:table-cell>
          <table:table-cell office:value-type="string" office:string-value="VSOL042" table:formula="of:=UPPER(VLOOKUP(CONCATENATE(CONCATENATE(MID([.AE$1];3;1);MID([.AE$1];5;2));[.AF18]);[ONUS_KM43.$A:.$AK];6;))" table:style-name="ce12">
            <text:p>VSOL042</text:p>
          </table:table-cell>
          <table:table-cell office:value-type="float" office:value="16" table:style-name="ce13">
            <text:p>16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1.31</text:p>
          </table:table-cell>
          <table:table-cell office:value-type="string" office:string-value="TP584" table:formula="of:=UPPER(VLOOKUP(CONCATENATE(CONCATENATE(MID([.AJ$1];3;1);MID([.AJ$1];5;2));[.AK18]);[ONUS_KM43.$A:.$AK];6;))" table:style-name="ce12">
            <text:p>TP584</text:p>
          </table:table-cell>
          <table:table-cell office:value-type="float" office:value="16" table:style-name="ce13">
            <text:p>16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TP077" table:formula="of:=UPPER(VLOOKUP(CONCATENATE(CONCATENATE(MID([.BD$1];3;1);MID([.BD$1];5;2));[.BE18]);[ONUS_KM43.$A:.$AK];6;))" table:style-name="ce12">
            <text:p>TP0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TP362" table:formula="of:=UPPER(VLOOKUP(CONCATENATE(CONCATENATE(MID([.A$1];3;1);MID([.A$1];5;2));[.B19]);[ONUS_KM43.$A:.$AK];6;))" table:style-name="ce12">
            <text:p>TP3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1.14</text:p>
          </table:table-cell>
          <table:table-cell office:value-type="string" office:string-value="TP197D" table:formula="of:=UPPER(VLOOKUP(CONCATENATE(CONCATENATE(MID([.F$1];3;1);MID([.F$1];5;2));[.G19]);[ONUS_KM43.$A:.$AK];6;))" table:style-name="ce12">
            <text:p>TP197D</text:p>
          </table:table-cell>
          <table:table-cell office:value-type="float" office:value="17" table:style-name="ce13">
            <text:p>17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4.56</text:p>
          </table:table-cell>
          <table:table-cell office:value-type="string" office:string-value="KQ374" table:formula="of:=UPPER(VLOOKUP(CONCATENATE(CONCATENATE(MID([.K$1];3;1);MID([.K$1];5;2));[.L19]);[ONUS_KM43.$A:.$AK];6;))" table:style-name="ce12">
            <text:p>KQ374</text:p>
          </table:table-cell>
          <table:table-cell office:value-type="float" office:value="20" table:style-name="ce13">
            <text:p>20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5.23</text:p>
          </table:table-cell>
          <table:table-cell office:value-type="string" office:string-value="KQ461" table:formula="of:=UPPER(VLOOKUP(CONCATENATE(CONCATENATE(MID([.P$1];3;1);MID([.P$1];5;2));[.Q19]);[ONUS_KM43.$A:.$AK];6;))" table:style-name="ce12">
            <text:p>KQ461</text:p>
          </table:table-cell>
          <table:table-cell office:value-type="float" office:value="18" table:style-name="ce13">
            <text:p>18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68</text:p>
          </table:table-cell>
          <table:table-cell office:value-type="string" office:string-value="TP287" table:formula="of:=UPPER(VLOOKUP(CONCATENATE(CONCATENATE(MID([.U$1];3;1);MID([.U$1];5;2));[.V19]);[ONUS_KM43.$A:.$AK];6;))" table:style-name="ce12">
            <text:p>TP287</text:p>
          </table:table-cell>
          <table:table-cell office:value-type="float" office:value="18" table:style-name="ce13">
            <text:p>18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3.77</text:p>
          </table:table-cell>
          <table:table-cell office:value-type="string" office:string-value="VP135" table:formula="of:=UPPER(VLOOKUP(CONCATENATE(CONCATENATE(MID([.Z$1];3;1);MID([.Z$1];5;2));[.AA19]);[ONUS_KM43.$A:.$AK];6;))" table:style-name="ce12">
            <text:p>VP135</text:p>
          </table:table-cell>
          <table:table-cell office:value-type="float" office:value="18" table:style-name="ce13">
            <text:p>18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2.57</text:p>
          </table:table-cell>
          <table:table-cell office:value-type="string" table:style-name="ce1">
            <text:p>-22.45</text:p>
          </table:table-cell>
          <table:table-cell office:value-type="string" office:string-value="VSOL032" table:formula="of:=UPPER(VLOOKUP(CONCATENATE(CONCATENATE(MID([.AE$1];3;1);MID([.AE$1];5;2));[.AF19]);[ONUS_KM43.$A:.$AK];6;))" table:style-name="ce12">
            <text:p>VSOL032</text:p>
          </table:table-cell>
          <table:table-cell office:value-type="float" office:value="17" table:style-name="ce13">
            <text:p>17</text:p>
          </table:table-cell>
          <table:table-cell office:value-type="string" table:style-name="ce1">
            <text:p>-17.90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19.92</text:p>
          </table:table-cell>
          <table:table-cell office:value-type="string" office:string-value="TP605" table:formula="of:=UPPER(VLOOKUP(CONCATENATE(CONCATENATE(MID([.AJ$1];3;1);MID([.AJ$1];5;2));[.AK19]);[ONUS_KM43.$A:.$AK];6;))" table:style-name="ce12">
            <text:p>TP605</text:p>
          </table:table-cell>
          <table:table-cell office:value-type="float" office:value="17" table:style-name="ce13">
            <text:p>17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TP097" table:formula="of:=UPPER(VLOOKUP(CONCATENATE(CONCATENATE(MID([.BD$1];3;1);MID([.BD$1];5;2));[.BE19]);[ONUS_KM43.$A:.$AK];6;))" table:style-name="ce12">
            <text:p>TP09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02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KQ336" table:formula="of:=UPPER(VLOOKUP(CONCATENATE(CONCATENATE(MID([.A$1];3;1);MID([.A$1];5;2));[.B20]);[ONUS_KM43.$A:.$AK];6;))" table:style-name="ce12">
            <text:p>KQ33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7.22</text:p>
          </table:table-cell>
          <table:table-cell office:value-type="string" office:string-value="KQ427" table:formula="of:=UPPER(VLOOKUP(CONCATENATE(CONCATENATE(MID([.F$1];3;1);MID([.F$1];5;2));[.G20]);[ONUS_KM43.$A:.$AK];6;))" table:style-name="ce12">
            <text:p>KQ427</text:p>
          </table:table-cell>
          <table:table-cell office:value-type="float" office:value="19" table:style-name="ce13">
            <text:p>19</text:p>
          </table:table-cell>
          <table:table-cell office:value-type="string" table:style-name="ce1">
            <text:p>-21.93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-23.02</text:p>
          </table:table-cell>
          <table:table-cell office:value-type="string" office:string-value="TP488" table:formula="of:=UPPER(VLOOKUP(CONCATENATE(CONCATENATE(MID([.K$1];3;1);MID([.K$1];5;2));[.L20]);[ONUS_KM43.$A:.$AK];6;))" table:style-name="ce12">
            <text:p>TP488</text:p>
          </table:table-cell>
          <table:table-cell office:value-type="float" office:value="21" table:style-name="ce13">
            <text:p>21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6.20</text:p>
          </table:table-cell>
          <table:table-cell office:value-type="string" office:string-value="KQ209" table:formula="of:=UPPER(VLOOKUP(CONCATENATE(CONCATENATE(MID([.P$1];3;1);MID([.P$1];5;2));[.Q20]);[ONUS_KM43.$A:.$AK];6;))" table:style-name="ce12">
            <text:p>KQ209</text:p>
          </table:table-cell>
          <table:table-cell office:value-type="float" office:value="19" table:style-name="ce13">
            <text:p>19</text:p>
          </table:table-cell>
          <table:table-cell office:value-type="string" table:style-name="ce1">
            <text:p>-21.54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3.38</text:p>
          </table:table-cell>
          <table:table-cell office:value-type="string" office:string-value="TP158" table:formula="of:=UPPER(VLOOKUP(CONCATENATE(CONCATENATE(MID([.U$1];3;1);MID([.U$1];5;2));[.V20]);[ONUS_KM43.$A:.$AK];6;))" table:style-name="ce12">
            <text:p>TP158</text:p>
          </table:table-cell>
          <table:table-cell office:value-type="float" office:value="19" table:style-name="ce13">
            <text:p>19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82</text:p>
          </table:table-cell>
          <table:table-cell office:value-type="string" office:string-value="KQ238" table:formula="of:=UPPER(VLOOKUP(CONCATENATE(CONCATENATE(MID([.Z$1];3;1);MID([.Z$1];5;2));[.AA20]);[ONUS_KM43.$A:.$AK];6;))" table:style-name="ce12">
            <text:p>KQ238</text:p>
          </table:table-cell>
          <table:table-cell office:value-type="float" office:value="19" table:style-name="ce13">
            <text:p>19</text:p>
          </table:table-cell>
          <table:table-cell office:value-type="string" table:style-name="ce1">
            <text:p>-23.40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1.81</text:p>
          </table:table-cell>
          <table:table-cell office:value-type="string" office:string-value="VSOL049" table:formula="of:=UPPER(VLOOKUP(CONCATENATE(CONCATENATE(MID([.AE$1];3;1);MID([.AE$1];5;2));[.AF20]);[ONUS_KM43.$A:.$AK];6;))" table:style-name="ce12">
            <text:p>VSOL049</text:p>
          </table:table-cell>
          <table:table-cell office:value-type="float" office:value="18" table:style-name="ce13">
            <text:p>18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19.92</text:p>
          </table:table-cell>
          <table:table-cell office:value-type="string" office:string-value="TP606" table:formula="of:=UPPER(VLOOKUP(CONCATENATE(CONCATENATE(MID([.AJ$1];3;1);MID([.AJ$1];5;2));[.AK20]);[ONUS_KM43.$A:.$AK];6;))" table:style-name="ce12">
            <text:p>TP606</text:p>
          </table:table-cell>
          <table:table-cell office:value-type="float" office:value="18" table:style-name="ce13">
            <text:p>18</text:p>
          </table:table-cell>
          <table:table-cell office:value-type="string" table:style-name="ce1">
            <text:p>-17.52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0.81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TP049" table:formula="of:=UPPER(VLOOKUP(CONCATENATE(CONCATENATE(MID([.BD$1];3;1);MID([.BD$1];5;2));[.BE20]);[ONUS_KM43.$A:.$AK];6;))" table:style-name="ce12">
            <text:p>TP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VSOL031" table:formula="of:=UPPER(VLOOKUP(CONCATENATE(CONCATENATE(MID([.A$1];3;1);MID([.A$1];5;2));[.B21]);[ONUS_KM43.$A:.$AK];6;))" table:style-name="ce12">
            <text:p>VSOL03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37</text:p>
          </table:table-cell>
          <table:table-cell office:value-type="string" office:string-value="TP454" table:formula="of:=UPPER(VLOOKUP(CONCATENATE(CONCATENATE(MID([.F$1];3;1);MID([.F$1];5;2));[.G21]);[ONUS_KM43.$A:.$AK];6;))" table:style-name="ce12">
            <text:p>TP454</text:p>
          </table:table-cell>
          <table:table-cell office:value-type="float" office:value="20" table:style-name="ce13">
            <text:p>20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3.38</text:p>
          </table:table-cell>
          <table:table-cell office:value-type="string" office:string-value="TP473" table:formula="of:=UPPER(VLOOKUP(CONCATENATE(CONCATENATE(MID([.K$1];3;1);MID([.K$1];5;2));[.L21]);[ONUS_KM43.$A:.$AK];6;))" table:style-name="ce12">
            <text:p>TP473</text:p>
          </table:table-cell>
          <table:table-cell office:value-type="float" office:value="22" table:style-name="ce13">
            <text:p>22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5.23</text:p>
          </table:table-cell>
          <table:table-cell office:value-type="string" office:string-value="VSOL003" table:formula="of:=UPPER(VLOOKUP(CONCATENATE(CONCATENATE(MID([.P$1];3;1);MID([.P$1];5;2));[.Q21]);[ONUS_KM43.$A:.$AK];6;))" table:style-name="ce12">
            <text:p>VSOL003</text:p>
          </table:table-cell>
          <table:table-cell office:value-type="float" office:value="20" table:style-name="ce13">
            <text:p>20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08</text:p>
          </table:table-cell>
          <table:table-cell office:value-type="string" office:string-value="TP542" table:formula="of:=UPPER(VLOOKUP(CONCATENATE(CONCATENATE(MID([.U$1];3;1);MID([.U$1];5;2));[.V21]);[ONUS_KM43.$A:.$AK];6;))" table:style-name="ce12">
            <text:p>TP542</text:p>
          </table:table-cell>
          <table:table-cell office:value-type="float" office:value="21" table:style-name="ce13">
            <text:p>2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04</text:p>
          </table:table-cell>
          <table:table-cell office:value-type="string" table:style-name="ce1">
            <text:p>-23.77</text:p>
          </table:table-cell>
          <table:table-cell office:value-type="string" office:string-value="VM105" table:formula="of:=UPPER(VLOOKUP(CONCATENATE(CONCATENATE(MID([.Z$1];3;1);MID([.Z$1];5;2));[.AA21]);[ONUS_KM43.$A:.$AK];6;))" table:style-name="ce12">
            <text:p>VM105</text:p>
          </table:table-cell>
          <table:table-cell office:value-type="float" office:value="20" table:style-name="ce13">
            <text:p>20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3.88</text:p>
          </table:table-cell>
          <table:table-cell office:value-type="string" office:string-value="VSOL091" table:formula="of:=UPPER(VLOOKUP(CONCATENATE(CONCATENATE(MID([.AE$1];3;1);MID([.AE$1];5;2));[.AF21]);[ONUS_KM43.$A:.$AK];6;))" table:style-name="ce12">
            <text:p>VSOL091</text:p>
          </table:table-cell>
          <table:table-cell office:value-type="float" office:value="19" table:style-name="ce13">
            <text:p>19</text:p>
          </table:table-cell>
          <table:table-cell office:value-type="string" table:style-name="ce1">
            <text:p>-16.57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18.42</text:p>
          </table:table-cell>
          <table:table-cell office:value-type="string" office:string-value="KP479" table:formula="of:=UPPER(VLOOKUP(CONCATENATE(CONCATENATE(MID([.AJ$1];3;1);MID([.AJ$1];5;2));[.AK21]);[ONUS_KM43.$A:.$AK];6;))" table:style-name="ce12">
            <text:p>KP479</text:p>
          </table:table-cell>
          <table:table-cell office:value-type="float" office:value="19" table:style-name="ce13">
            <text:p>19</text:p>
          </table:table-cell>
          <table:table-cell office:value-type="string" table:style-name="ce1">
            <text:p>-18.6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19.79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TP122" table:formula="of:=UPPER(VLOOKUP(CONCATENATE(CONCATENATE(MID([.BD$1];3;1);MID([.BD$1];5;2));[.BE21]);[ONUS_KM43.$A:.$AK];6;))" table:style-name="ce12">
            <text:p>TP1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30.97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KQ407" table:formula="of:=UPPER(VLOOKUP(CONCATENATE(CONCATENATE(MID([.A$1];3;1);MID([.A$1];5;2));[.B22]);[ONUS_KM43.$A:.$AK];6;))" table:style-name="ce12">
            <text:p>KQ40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43</text:p>
          </table:table-cell>
          <table:table-cell office:value-type="string" office:string-value="TP458" table:formula="of:=UPPER(VLOOKUP(CONCATENATE(CONCATENATE(MID([.F$1];3;1);MID([.F$1];5;2));[.G22]);[ONUS_KM43.$A:.$AK];6;))" table:style-name="ce12">
            <text:p>TP458</text:p>
          </table:table-cell>
          <table:table-cell office:value-type="float" office:value="21" table:style-name="ce13">
            <text:p>21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3.77</text:p>
          </table:table-cell>
          <table:table-cell office:value-type="string" office:string-value="TP480" table:formula="of:=UPPER(VLOOKUP(CONCATENATE(CONCATENATE(MID([.K$1];3;1);MID([.K$1];5;2));[.L22]);[ONUS_KM43.$A:.$AK];6;))" table:style-name="ce12">
            <text:p>TP480</text:p>
          </table:table-cell>
          <table:table-cell office:value-type="float" office:value="23" table:style-name="ce13">
            <text:p>23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78</text:p>
          </table:table-cell>
          <table:table-cell office:value-type="string" office:string-value="VSOL082" table:formula="of:=UPPER(VLOOKUP(CONCATENATE(CONCATENATE(MID([.P$1];3;1);MID([.P$1];5;2));[.Q22]);[ONUS_KM43.$A:.$AK];6;))" table:style-name="ce12">
            <text:p>VSOL082</text:p>
          </table:table-cell>
          <table:table-cell office:value-type="float" office:value="21" table:style-name="ce13">
            <text:p>21</text:p>
          </table:table-cell>
          <table:table-cell office:value-type="string" table:style-name="ce1">
            <text:p>-19.24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0.92</text:p>
          </table:table-cell>
          <table:table-cell office:value-type="string" office:string-value="KQ390" table:formula="of:=UPPER(VLOOKUP(CONCATENATE(CONCATENATE(MID([.U$1];3;1);MID([.U$1];5;2));[.V22]);[ONUS_KM43.$A:.$AK];6;))" table:style-name="ce12">
            <text:p>KQ390</text:p>
          </table:table-cell>
          <table:table-cell office:value-type="float" office:value="22" table:style-name="ce13">
            <text:p>22</text:p>
          </table:table-cell>
          <table:table-cell office:value-type="string" table:style-name="ce1">
            <text:p>-19.24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0.51</text:p>
          </table:table-cell>
          <table:table-cell office:value-type="string" office:string-value="TP494" table:formula="of:=UPPER(VLOOKUP(CONCATENATE(CONCATENATE(MID([.Z$1];3;1);MID([.Z$1];5;2));[.AA22]);[ONUS_KM43.$A:.$AK];6;))" table:style-name="ce12">
            <text:p>TP494</text:p>
          </table:table-cell>
          <table:table-cell office:value-type="float" office:value="21" table:style-name="ce13">
            <text:p>21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2.45</text:p>
          </table:table-cell>
          <table:table-cell office:value-type="float" office:value="0" table:formula="of:=UPPER(VLOOKUP(CONCATENATE(CONCATENATE(MID([.AE$1];3;1);MID([.AE$1];5;2));[.AF22]);[ONUS_KM43.$A:.$AK];6;))" table:style-name="ce12">
            <text:p>#N/D</text:p>
          </table:table-cell>
          <table:table-cell office:value-type="float" office:value="20" table:style-name="ce13">
            <text:p>20</text:p>
          </table:table-cell>
          <table:table-cell office:value-type="string" table:style-name="ce1">
            <text:p>-17.69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0.87</text:p>
          </table:table-cell>
          <table:table-cell office:value-type="string" office:string-value="TP498" table:formula="of:=UPPER(VLOOKUP(CONCATENATE(CONCATENATE(MID([.AJ$1];3;1);MID([.AJ$1];5;2));[.AK22]);[ONUS_KM43.$A:.$AK];6;))" table:style-name="ce12">
            <text:p>TP498</text:p>
          </table:table-cell>
          <table:table-cell office:value-type="float" office:value="20" table:style-name="ce13">
            <text:p>20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-21.03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VSOL055" table:formula="of:=UPPER(VLOOKUP(CONCATENATE(CONCATENATE(MID([.BD$1];3;1);MID([.BD$1];5;2));[.BE22]);[ONUS_KM43.$A:.$AK];6;))" table:style-name="ce12">
            <text:p>VSOL05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31.54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VSOL045" table:formula="of:=UPPER(VLOOKUP(CONCATENATE(CONCATENATE(MID([.A$1];3;1);MID([.A$1];5;2));[.B23]);[ONUS_KM43.$A:.$AK];6;))" table:style-name="ce12">
            <text:p>VSOL04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19.03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19.96</text:p>
          </table:table-cell>
          <table:table-cell office:value-type="string" office:string-value="TP452" table:formula="of:=UPPER(VLOOKUP(CONCATENATE(CONCATENATE(MID([.F$1];3;1);MID([.F$1];5;2));[.G23]);[ONUS_KM43.$A:.$AK];6;))" table:style-name="ce12">
            <text:p>TP452</text:p>
          </table:table-cell>
          <table:table-cell office:value-type="float" office:value="22" table:style-name="ce13">
            <text:p>22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2.52</text:p>
          </table:table-cell>
          <table:table-cell office:value-type="string" office:string-value="TP460" table:formula="of:=UPPER(VLOOKUP(CONCATENATE(CONCATENATE(MID([.K$1];3;1);MID([.K$1];5;2));[.L23]);[ONUS_KM43.$A:.$AK];6;))" table:style-name="ce12">
            <text:p>TP460</text:p>
          </table:table-cell>
          <table:table-cell office:value-type="float" office:value="24" table:style-name="ce13">
            <text:p>24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5.38</text:p>
          </table:table-cell>
          <table:table-cell office:value-type="string" office:string-value="KQ204" table:formula="of:=UPPER(VLOOKUP(CONCATENATE(CONCATENATE(MID([.P$1];3;1);MID([.P$1];5;2));[.Q23]);[ONUS_KM43.$A:.$AK];6;))" table:style-name="ce12">
            <text:p>KQ204</text:p>
          </table:table-cell>
          <table:table-cell office:value-type="float" office:value="22" table:style-name="ce13">
            <text:p>22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1.74</text:p>
          </table:table-cell>
          <table:table-cell office:value-type="string" office:string-value="TP398" table:formula="of:=UPPER(VLOOKUP(CONCATENATE(CONCATENATE(MID([.U$1];3;1);MID([.U$1];5;2));[.V23]);[ONUS_KM43.$A:.$AK];6;))" table:style-name="ce12">
            <text:p>TP398</text:p>
          </table:table-cell>
          <table:table-cell office:value-type="float" office:value="23" table:style-name="ce13">
            <text:p>23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2.37</text:p>
          </table:table-cell>
          <table:table-cell office:value-type="string" office:string-value="KQ281" table:formula="of:=UPPER(VLOOKUP(CONCATENATE(CONCATENATE(MID([.Z$1];3;1);MID([.Z$1];5;2));[.AA23]);[ONUS_KM43.$A:.$AK];6;))" table:style-name="ce12">
            <text:p>KQ281</text:p>
          </table:table-cell>
          <table:table-cell office:value-type="float" office:value="22" table:style-name="ce13">
            <text:p>22</text:p>
          </table:table-cell>
          <table:table-cell office:value-type="string" table:style-name="ce1">
            <text:p>-25.86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5.53</text:p>
          </table:table-cell>
          <table:table-cell office:value-type="float" office:value="0" table:formula="of:=UPPER(VLOOKUP(CONCATENATE(CONCATENATE(MID([.AE$1];3;1);MID([.AE$1];5;2));[.AF23]);[ONUS_KM43.$A:.$AK];6;))" table:style-name="ce12">
            <text:p>#N/D</text:p>
          </table:table-cell>
          <table:table-cell office:value-type="float" office:value="21" table:style-name="ce13">
            <text:p>21</text:p>
          </table:table-cell>
          <table:table-cell office:value-type="string" table:style-name="ce1">
            <text:p>-17.82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19.88</text:p>
          </table:table-cell>
          <table:table-cell office:value-type="string" office:string-value="VSOL025" table:formula="of:=UPPER(VLOOKUP(CONCATENATE(CONCATENATE(MID([.AJ$1];3;1);MID([.AJ$1];5;2));[.AK23]);[ONUS_KM43.$A:.$AK];6;))" table:style-name="ce12">
            <text:p>VSOL025</text:p>
          </table:table-cell>
          <table:table-cell office:value-type="float" office:value="21" table:style-name="ce13">
            <text:p>21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31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TP291" table:formula="of:=UPPER(VLOOKUP(CONCATENATE(CONCATENATE(MID([.BD$1];3;1);MID([.BD$1];5;2));[.BE23]);[ONUS_KM43.$A:.$AK];6;))" table:style-name="ce12">
            <text:p>TP2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VSOL057" table:formula="of:=UPPER(VLOOKUP(CONCATENATE(CONCATENATE(MID([.A$1];3;1);MID([.A$1];5;2));[.B24]);[ONUS_KM43.$A:.$AK];6;))" table:style-name="ce12">
            <text:p>VSOL0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7.45</text:p>
          </table:table-cell>
          <table:table-cell office:value-type="string" office:string-value="TP459" table:formula="of:=UPPER(VLOOKUP(CONCATENATE(CONCATENATE(MID([.F$1];3;1);MID([.F$1];5;2));[.G24]);[ONUS_KM43.$A:.$AK];6;))" table:style-name="ce12">
            <text:p>TP459</text:p>
          </table:table-cell>
          <table:table-cell office:value-type="float" office:value="23" table:style-name="ce13">
            <text:p>23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30</text:p>
          </table:table-cell>
          <table:table-cell office:value-type="string" office:string-value="TP465" table:formula="of:=UPPER(VLOOKUP(CONCATENATE(CONCATENATE(MID([.K$1];3;1);MID([.K$1];5;2));[.L24]);[ONUS_KM43.$A:.$AK];6;))" table:style-name="ce12">
            <text:p>TP465</text:p>
          </table:table-cell>
          <table:table-cell office:value-type="float" office:value="25" table:style-name="ce13">
            <text:p>25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8.54</text:p>
          </table:table-cell>
          <table:table-cell office:value-type="string" office:string-value="R595" table:formula="of:=UPPER(VLOOKUP(CONCATENATE(CONCATENATE(MID([.P$1];3;1);MID([.P$1];5;2));[.Q24]);[ONUS_KM43.$A:.$AK];6;))" table:style-name="ce12">
            <text:p>R595</text:p>
          </table:table-cell>
          <table:table-cell office:value-type="float" office:value="23" table:style-name="ce13">
            <text:p>23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49</text:p>
          </table:table-cell>
          <table:table-cell office:value-type="string" office:string-value="TP476" table:formula="of:=UPPER(VLOOKUP(CONCATENATE(CONCATENATE(MID([.U$1];3;1);MID([.U$1];5;2));[.V24]);[ONUS_KM43.$A:.$AK];6;))" table:style-name="ce12">
            <text:p>TP476</text:p>
          </table:table-cell>
          <table:table-cell office:value-type="float" office:value="24" table:style-name="ce13">
            <text:p>24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69</text:p>
          </table:table-cell>
          <table:table-cell office:value-type="string" office:string-value="TP393" table:formula="of:=UPPER(VLOOKUP(CONCATENATE(CONCATENATE(MID([.Z$1];3;1);MID([.Z$1];5;2));[.AA24]);[ONUS_KM43.$A:.$AK];6;))" table:style-name="ce12">
            <text:p>TP393</text:p>
          </table:table-cell>
          <table:table-cell office:value-type="float" office:value="23" table:style-name="ce13">
            <text:p>2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6.20</text:p>
          </table:table-cell>
          <table:table-cell office:value-type="float" office:value="0" table:formula="of:=UPPER(VLOOKUP(CONCATENATE(CONCATENATE(MID([.AE$1];3;1);MID([.AE$1];5;2));[.AF24]);[ONUS_KM43.$A:.$AK];6;))" table:style-name="ce12">
            <text:p>#N/D</text:p>
          </table:table-cell>
          <table:table-cell office:value-type="float" office:value="22" table:style-name="ce13">
            <text:p>22</text:p>
          </table:table-cell>
          <table:table-cell office:value-type="string" table:style-name="ce1">
            <text:p>-18.86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19.75</text:p>
          </table:table-cell>
          <table:table-cell office:value-type="string" office:string-value="TP547" table:formula="of:=UPPER(VLOOKUP(CONCATENATE(CONCATENATE(MID([.AJ$1];3;1);MID([.AJ$1];5;2));[.AK24]);[ONUS_KM43.$A:.$AK];6;))" table:style-name="ce12">
            <text:p>TP547</text:p>
          </table:table-cell>
          <table:table-cell office:value-type="float" office:value="22" table:style-name="ce13">
            <text:p>22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TP324" table:formula="of:=UPPER(VLOOKUP(CONCATENATE(CONCATENATE(MID([.BD$1];3;1);MID([.BD$1];5;2));[.BE24]);[ONUS_KM43.$A:.$AK];6;))" table:style-name="ce12">
            <text:p>TP32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0.80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VSOL059" table:formula="of:=UPPER(VLOOKUP(CONCATENATE(CONCATENATE(MID([.A$1];3;1);MID([.A$1];5;2));[.B25]);[ONUS_KM43.$A:.$AK];6;))" table:style-name="ce12">
            <text:p>VSOL05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19.20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0.41</text:p>
          </table:table-cell>
          <table:table-cell office:value-type="string" office:string-value="TP450" table:formula="of:=UPPER(VLOOKUP(CONCATENATE(CONCATENATE(MID([.F$1];3;1);MID([.F$1];5;2));[.G25]);[ONUS_KM43.$A:.$AK];6;))" table:style-name="ce12">
            <text:p>TP450</text:p>
          </table:table-cell>
          <table:table-cell office:value-type="float" office:value="24" table:style-name="ce13">
            <text:p>24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2.60</text:p>
          </table:table-cell>
          <table:table-cell office:value-type="string" office:string-value="TP467" table:formula="of:=UPPER(VLOOKUP(CONCATENATE(CONCATENATE(MID([.K$1];3;1);MID([.K$1];5;2));[.L25]);[ONUS_KM43.$A:.$AK];6;))" table:style-name="ce12">
            <text:p>TP467</text:p>
          </table:table-cell>
          <table:table-cell office:value-type="float" office:value="26" table:style-name="ce13">
            <text:p>26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6.20</text:p>
          </table:table-cell>
          <table:table-cell office:value-type="string" office:string-value="VSOL002" table:formula="of:=UPPER(VLOOKUP(CONCATENATE(CONCATENATE(MID([.P$1];3;1);MID([.P$1];5;2));[.Q25]);[ONUS_KM43.$A:.$AK];6;))" table:style-name="ce12">
            <text:p>VSOL002</text:p>
          </table:table-cell>
          <table:table-cell office:value-type="float" office:value="24" table:style-name="ce13">
            <text:p>24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1.20</text:p>
          </table:table-cell>
          <table:table-cell office:value-type="string" office:string-value="TP456" table:formula="of:=UPPER(VLOOKUP(CONCATENATE(CONCATENATE(MID([.U$1];3;1);MID([.U$1];5;2));[.V25]);[ONUS_KM43.$A:.$AK];6;))" table:style-name="ce12">
            <text:p>TP456</text:p>
          </table:table-cell>
          <table:table-cell office:value-type="float" office:value="25" table:style-name="ce13">
            <text:p>25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-22.93</text:p>
          </table:table-cell>
          <table:table-cell office:value-type="string" office:string-value="TP222" table:formula="of:=UPPER(VLOOKUP(CONCATENATE(CONCATENATE(MID([.Z$1];3;1);MID([.Z$1];5;2));[.AA25]);[ONUS_KM43.$A:.$AK];6;))" table:style-name="ce12">
            <text:p>TP222</text:p>
          </table:table-cell>
          <table:table-cell office:value-type="float" office:value="25" table:style-name="ce13">
            <text:p>25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70" table:formula="of:=UPPER(VLOOKUP(CONCATENATE(CONCATENATE(MID([.AJ$1];3;1);MID([.AJ$1];5;2));[.AK25]);[ONUS_KM43.$A:.$AK];6;))" table:style-name="ce12">
            <text:p>VSOL07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TP325" table:formula="of:=UPPER(VLOOKUP(CONCATENATE(CONCATENATE(MID([.BD$1];3;1);MID([.BD$1];5;2));[.BE25]);[ONUS_KM43.$A:.$AK];6;))" table:style-name="ce12">
            <text:p>TP32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VSOL058" table:formula="of:=UPPER(VLOOKUP(CONCATENATE(CONCATENATE(MID([.A$1];3;1);MID([.A$1];5;2));[.B26]);[ONUS_KM43.$A:.$AK];6;))" table:style-name="ce12">
            <text:p>VSOL0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17.87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19.36</text:p>
          </table:table-cell>
          <table:table-cell office:value-type="string" office:string-value="TP455" table:formula="of:=UPPER(VLOOKUP(CONCATENATE(CONCATENATE(MID([.F$1];3;1);MID([.F$1];5;2));[.G26]);[ONUS_KM43.$A:.$AK];6;))" table:style-name="ce12">
            <text:p>TP455</text:p>
          </table:table-cell>
          <table:table-cell office:value-type="float" office:value="25" table:style-name="ce13">
            <text:p>25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02</text:p>
          </table:table-cell>
          <table:table-cell office:value-type="string" office:string-value="TP422" table:formula="of:=UPPER(VLOOKUP(CONCATENATE(CONCATENATE(MID([.K$1];3;1);MID([.K$1];5;2));[.L26]);[ONUS_KM43.$A:.$AK];6;))" table:style-name="ce12">
            <text:p>TP422</text:p>
          </table:table-cell>
          <table:table-cell office:value-type="float" office:value="27" table:style-name="ce13">
            <text:p>27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4.32</text:p>
          </table:table-cell>
          <table:table-cell office:value-type="string" office:string-value="R588" table:formula="of:=UPPER(VLOOKUP(CONCATENATE(CONCATENATE(MID([.P$1];3;1);MID([.P$1];5;2));[.Q26]);[ONUS_KM43.$A:.$AK];6;))" table:style-name="ce12">
            <text:p>R588</text:p>
          </table:table-cell>
          <table:table-cell office:value-type="float" office:value="25" table:style-name="ce13">
            <text:p>25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-22.93</text:p>
          </table:table-cell>
          <table:table-cell office:value-type="string" office:string-value="TP462" table:formula="of:=UPPER(VLOOKUP(CONCATENATE(CONCATENATE(MID([.U$1];3;1);MID([.U$1];5;2));[.V26]);[ONUS_KM43.$A:.$AK];6;))" table:style-name="ce12">
            <text:p>TP462</text:p>
          </table:table-cell>
          <table:table-cell office:value-type="float" office:value="26" table:style-name="ce13">
            <text:p>26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3.57</text:p>
          </table:table-cell>
          <table:table-cell office:value-type="string" office:string-value="KQ292" table:formula="of:=UPPER(VLOOKUP(CONCATENATE(CONCATENATE(MID([.Z$1];3;1);MID([.Z$1];5;2));[.AA26]);[ONUS_KM43.$A:.$AK];6;))" table:style-name="ce12">
            <text:p>KQ292</text:p>
          </table:table-cell>
          <table:table-cell office:value-type="float" office:value="26" table:style-name="ce13">
            <text:p>26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83" table:formula="of:=UPPER(VLOOKUP(CONCATENATE(CONCATENATE(MID([.AJ$1];3;1);MID([.AJ$1];5;2));[.AK26]);[ONUS_KM43.$A:.$AK];6;))" table:style-name="ce12">
            <text:p>VSOL08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17.62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19.29</text:p>
          </table:table-cell>
          <table:table-cell table:style-name="ce1"/>
          <table:table-cell table:style-name="ce13"/>
          <table:table-cell table:number-columns-repeated="13" table:style-name="ce1"/>
          <table:table-cell office:value-type="string" office:string-value="VSOL050" table:formula="of:=UPPER(VLOOKUP(CONCATENATE(CONCATENATE(MID([.BD$1];3;1);MID([.BD$1];5;2));[.BE26]);[ONUS_KM43.$A:.$AK];6;))" table:style-name="ce12">
            <text:p>VSOL05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SU013" table:formula="of:=UPPER(VLOOKUP(CONCATENATE(CONCATENATE(MID([.A$1];3;1);MID([.A$1];5;2));[.B27]);[ONUS_KM43.$A:.$AK];6;))" table:style-name="ce12">
            <text:p>SU0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19.50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0.51</text:p>
          </table:table-cell>
          <table:table-cell office:value-type="string" office:string-value="TP470" table:formula="of:=UPPER(VLOOKUP(CONCATENATE(CONCATENATE(MID([.F$1];3;1);MID([.F$1];5;2));[.G27]);[ONUS_KM43.$A:.$AK];6;))" table:style-name="ce12">
            <text:p>TP470</text:p>
          </table:table-cell>
          <table:table-cell office:value-type="float" office:value="27" table:style-name="ce13">
            <text:p>2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2.68</text:p>
          </table:table-cell>
          <table:table-cell office:value-type="string" office:string-value="TP416" table:formula="of:=UPPER(VLOOKUP(CONCATENATE(CONCATENATE(MID([.K$1];3;1);MID([.K$1];5;2));[.L27]);[ONUS_KM43.$A:.$AK];6;))" table:style-name="ce12">
            <text:p>TP416</text:p>
          </table:table-cell>
          <table:table-cell office:value-type="float" office:value="28" table:style-name="ce13">
            <text:p>28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03</text:p>
          </table:table-cell>
          <table:table-cell office:value-type="string" office:string-value="R607" table:formula="of:=UPPER(VLOOKUP(CONCATENATE(CONCATENATE(MID([.P$1];3;1);MID([.P$1];5;2));[.Q27]);[ONUS_KM43.$A:.$AK];6;))" table:style-name="ce12">
            <text:p>R607</text:p>
          </table:table-cell>
          <table:table-cell office:value-type="float" office:value="26" table:style-name="ce13">
            <text:p>26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3.57</text:p>
          </table:table-cell>
          <table:table-cell office:value-type="string" office:string-value="TP428" table:formula="of:=UPPER(VLOOKUP(CONCATENATE(CONCATENATE(MID([.U$1];3;1);MID([.U$1];5;2));[.V27]);[ONUS_KM43.$A:.$AK];6;))" table:style-name="ce12">
            <text:p>TP428</text:p>
          </table:table-cell>
          <table:table-cell office:value-type="float" office:value="27" table:style-name="ce13">
            <text:p>2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4.95</text:p>
          </table:table-cell>
          <table:table-cell office:value-type="string" office:string-value="VSOL020" table:formula="of:=UPPER(VLOOKUP(CONCATENATE(CONCATENATE(MID([.Z$1];3;1);MID([.Z$1];5;2));[.AA27]);[ONUS_KM43.$A:.$AK];6;))" table:style-name="ce12">
            <text:p>VSOL020</text:p>
          </table:table-cell>
          <table:table-cell office:value-type="float" office:value="27" table:style-name="ce13">
            <text:p>27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3"/>
          <table:table-cell table:number-columns-repeated="23" table:style-name="ce1"/>
          <table:table-cell office:value-type="float" office:value="0" table:formula="of:=UPPER(VLOOKUP(CONCATENATE(CONCATENATE(MID([.BD$1];3;1);MID([.BD$1];5;2));[.BE27]);[ONUS_KM43.$A:.$AK];6;))" table:style-name="ce12">
            <text:p>#N/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8.54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float" office:value="0" table:formula="of:=UPPER(VLOOKUP(CONCATENATE(CONCATENATE(MID([.A$1];3;1);MID([.A$1];5;2));[.B28]);[ONUS_KM43.$A:.$AK];6;))" table:style-name="ce12">
            <text:p>#N/D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0.00</text:p>
          </table:table-cell>
          <table:table-cell office:value-type="string" office:string-value="TP475" table:formula="of:=UPPER(VLOOKUP(CONCATENATE(CONCATENATE(MID([.F$1];3;1);MID([.F$1];5;2));[.G28]);[ONUS_KM43.$A:.$AK];6;))" table:style-name="ce12">
            <text:p>TP475</text:p>
          </table:table-cell>
          <table:table-cell office:value-type="float" office:value="28" table:style-name="ce13">
            <text:p>28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3.47</text:p>
          </table:table-cell>
          <table:table-cell office:value-type="string" office:string-value="VSOL022" table:formula="of:=UPPER(VLOOKUP(CONCATENATE(CONCATENATE(MID([.K$1];3;1);MID([.K$1];5;2));[.L28]);[ONUS_KM43.$A:.$AK];6;))" table:style-name="ce12">
            <text:p>VSOL022</text:p>
          </table:table-cell>
          <table:table-cell office:value-type="float" office:value="29" table:style-name="ce13">
            <text:p>29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4.95</text:p>
          </table:table-cell>
          <table:table-cell office:value-type="string" office:string-value="R606" table:formula="of:=UPPER(VLOOKUP(CONCATENATE(CONCATENATE(MID([.P$1];3;1);MID([.P$1];5;2));[.Q28]);[ONUS_KM43.$A:.$AK];6;))" table:style-name="ce12">
            <text:p>R606</text:p>
          </table:table-cell>
          <table:table-cell office:value-type="float" office:value="27" table:style-name="ce13">
            <text:p>27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6.99</text:p>
          </table:table-cell>
          <table:table-cell office:value-type="string" office:string-value="KQ410" table:formula="of:=UPPER(VLOOKUP(CONCATENATE(CONCATENATE(MID([.U$1];3;1);MID([.U$1];5;2));[.V28]);[ONUS_KM43.$A:.$AK];6;))" table:style-name="ce12">
            <text:p>KQ410</text:p>
          </table:table-cell>
          <table:table-cell office:value-type="float" office:value="28" table:style-name="ce13">
            <text:p>28</text:p>
          </table:table-cell>
          <table:table-cell office:value-type="string" table:style-name="ce1">
            <text:p>-26.03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6.99</text:p>
          </table:table-cell>
          <table:table-cell office:value-type="string" office:string-value="TM93" table:formula="of:=UPPER(VLOOKUP(CONCATENATE(CONCATENATE(MID([.Z$1];3;1);MID([.Z$1];5;2));[.AA28]);[ONUS_KM43.$A:.$AK];6;))" table:style-name="ce12">
            <text:p>TM93</text:p>
          </table:table-cell>
          <table:table-cell office:value-type="float" office:value="29" table:style-name="ce13">
            <text:p>29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3"/>
          <table:table-cell table:number-columns-repeated="23" table:style-name="ce1"/>
          <table:table-cell office:value-type="float" office:value="0" table:formula="of:=UPPER(VLOOKUP(CONCATENATE(CONCATENATE(MID([.BD$1];3;1);MID([.BD$1];5;2));[.BE28]);[ONUS_KM43.$A:.$AK];6;))" table:style-name="ce12">
            <text:p>#N/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office:value-type="string" office:string-value="VSOL054" table:formula="of:=UPPER(VLOOKUP(CONCATENATE(CONCATENATE(MID([.A$1];3;1);MID([.A$1];5;2));[.B29]);[ONUS_KM43.$A:.$AK];6;))" table:style-name="ce12">
            <text:p>VSOL0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1.25</text:p>
          </table:table-cell>
          <table:table-cell office:value-type="string" office:string-value="TP421" table:formula="of:=UPPER(VLOOKUP(CONCATENATE(CONCATENATE(MID([.F$1];3;1);MID([.F$1];5;2));[.G29]);[ONUS_KM43.$A:.$AK];6;))" table:style-name="ce12">
            <text:p>TP421</text:p>
          </table:table-cell>
          <table:table-cell office:value-type="float" office:value="29" table:style-name="ce13">
            <text:p>29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02</text:p>
          </table:table-cell>
          <table:table-cell office:value-type="string" table:style-name="ce1">
            <text:p>-22.76</text:p>
          </table:table-cell>
          <table:table-cell office:value-type="string" office:string-value="TP417" table:formula="of:=UPPER(VLOOKUP(CONCATENATE(CONCATENATE(MID([.K$1];3;1);MID([.K$1];5;2));[.L29]);[ONUS_KM43.$A:.$AK];6;))" table:style-name="ce12">
            <text:p>TP417</text:p>
          </table:table-cell>
          <table:table-cell office:value-type="float" office:value="30" table:style-name="ce13">
            <text:p>30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4.69</text:p>
          </table:table-cell>
          <table:table-cell office:value-type="string" office:string-value="KP271" table:formula="of:=UPPER(VLOOKUP(CONCATENATE(CONCATENATE(MID([.P$1];3;1);MID([.P$1];5;2));[.Q29]);[ONUS_KM43.$A:.$AK];6;))" table:style-name="ce12">
            <text:p>KP271</text:p>
          </table:table-cell>
          <table:table-cell office:value-type="float" office:value="28" table:style-name="ce13">
            <text:p>28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57</text:p>
          </table:table-cell>
          <table:table-cell office:value-type="string" office:string-value="TP415" table:formula="of:=UPPER(VLOOKUP(CONCATENATE(CONCATENATE(MID([.U$1];3;1);MID([.U$1];5;2));[.V29]);[ONUS_KM43.$A:.$AK];6;))" table:style-name="ce12">
            <text:p>TP415</text:p>
          </table:table-cell>
          <table:table-cell office:value-type="float" office:value="29" table:style-name="ce13">
            <text:p>29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4.32</text:p>
          </table:table-cell>
          <table:table-cell office:value-type="string" office:string-value="TP035" table:formula="of:=UPPER(VLOOKUP(CONCATENATE(CONCATENATE(MID([.Z$1];3;1);MID([.Z$1];5;2));[.AA29]);[ONUS_KM43.$A:.$AK];6;))" table:style-name="ce12">
            <text:p>TP035</text:p>
          </table:table-cell>
          <table:table-cell office:value-type="float" office:value="30" table:style-name="ce13">
            <text:p>30</text:p>
          </table:table-cell>
          <table:table-cell office:value-type="string" table:style-name="ce1">
            <text:p>-24.95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3"/>
          <table:table-cell table:number-columns-repeated="23" table:style-name="ce1"/>
          <table:table-cell office:value-type="float" office:value="0" table:formula="of:=UPPER(VLOOKUP(CONCATENATE(CONCATENATE(MID([.BD$1];3;1);MID([.BD$1];5;2));[.BE29]);[ONUS_KM43.$A:.$AK];6;))" table:style-name="ce12">
            <text:p>#N/D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29" table:formula="of:=UPPER(VLOOKUP(CONCATENATE(CONCATENATE(MID([.F$1];3;1);MID([.F$1];5;2));[.G30]);[ONUS_KM43.$A:.$AK];6;))" table:style-name="ce12">
            <text:p>TP4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3.02</text:p>
          </table:table-cell>
          <table:table-cell office:value-type="string" office:string-value="TP501" table:formula="of:=UPPER(VLOOKUP(CONCATENATE(CONCATENATE(MID([.K$1];3;1);MID([.K$1];5;2));[.L30]);[ONUS_KM43.$A:.$AK];6;))" table:style-name="ce12">
            <text:p>TP501</text:p>
          </table:table-cell>
          <table:table-cell office:value-type="float" office:value="31" table:style-name="ce13">
            <text:p>31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38</text:p>
          </table:table-cell>
          <table:table-cell office:value-type="string" office:string-value="VO323" table:formula="of:=UPPER(VLOOKUP(CONCATENATE(CONCATENATE(MID([.P$1];3;1);MID([.P$1];5;2));[.Q30]);[ONUS_KM43.$A:.$AK];6;))" table:style-name="ce12">
            <text:p>VO323</text:p>
          </table:table-cell>
          <table:table-cell office:value-type="float" office:value="29" table:style-name="ce13">
            <text:p>29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14</text:p>
          </table:table-cell>
          <table:table-cell office:value-type="string" office:string-value="TP560" table:formula="of:=UPPER(VLOOKUP(CONCATENATE(CONCATENATE(MID([.U$1];3;1);MID([.U$1];5;2));[.V30]);[ONUS_KM43.$A:.$AK];6;))" table:style-name="ce12">
            <text:p>TP560</text:p>
          </table:table-cell>
          <table:table-cell office:value-type="float" office:value="30" table:style-name="ce13">
            <text:p>30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3.10</text:p>
          </table:table-cell>
          <table:table-cell office:value-type="string" office:string-value="TP040" table:formula="of:=UPPER(VLOOKUP(CONCATENATE(CONCATENATE(MID([.Z$1];3;1);MID([.Z$1];5;2));[.AA30]);[ONUS_KM43.$A:.$AK];6;))" table:style-name="ce12">
            <text:p>TP040</text:p>
          </table:table-cell>
          <table:table-cell office:value-type="float" office:value="31" table:style-name="ce13">
            <text:p>31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3"/>
          <table:table-cell table:number-columns-repeated="23" table:style-name="ce1"/>
          <table:table-cell office:value-type="float" office:value="0" table:formula="of:=UPPER(VLOOKUP(CONCATENATE(CONCATENATE(MID([.BD$1];3;1);MID([.BD$1];5;2));[.BE30]);[ONUS_KM43.$A:.$AK];6;))" table:style-name="ce12">
            <text:p>#N/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33.00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-29.21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93" table:formula="of:=UPPER(VLOOKUP(CONCATENATE(CONCATENATE(MID([.F$1];3;1);MID([.F$1];5;2));[.G31]);[ONUS_KM43.$A:.$AK];6;))" table:style-name="ce12">
            <text:p>TP49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02</text:p>
          </table:table-cell>
          <table:table-cell office:value-type="string" office:string-value="TP553" table:formula="of:=UPPER(VLOOKUP(CONCATENATE(CONCATENATE(MID([.K$1];3;1);MID([.K$1];5;2));[.L31]);[ONUS_KM43.$A:.$AK];6;))" table:style-name="ce12">
            <text:p>TP553</text:p>
          </table:table-cell>
          <table:table-cell office:value-type="float" office:value="32" table:style-name="ce13">
            <text:p>32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VN178" table:formula="of:=UPPER(VLOOKUP(CONCATENATE(CONCATENATE(MID([.P$1];3;1);MID([.P$1];5;2));[.Q31]);[ONUS_KM43.$A:.$AK];6;))" table:style-name="ce12">
            <text:p>VN178</text:p>
          </table:table-cell>
          <table:table-cell office:value-type="float" office:value="30" table:style-name="ce13">
            <text:p>30</text:p>
          </table:table-cell>
          <table:table-cell office:value-type="string" table:style-name="ce1">
            <text:p>-23.72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2.60</text:p>
          </table:table-cell>
          <table:table-cell office:value-type="string" office:string-value="KQ387" table:formula="of:=UPPER(VLOOKUP(CONCATENATE(CONCATENATE(MID([.U$1];3;1);MID([.U$1];5;2));[.V31]);[ONUS_KM43.$A:.$AK];6;))" table:style-name="ce12">
            <text:p>KQ387</text:p>
          </table:table-cell>
          <table:table-cell office:value-type="float" office:value="31" table:style-name="ce13">
            <text:p>31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-23.57</text:p>
          </table:table-cell>
          <table:table-cell office:value-type="string" office:string-value="TP058" table:formula="of:=UPPER(VLOOKUP(CONCATENATE(CONCATENATE(MID([.Z$1];3;1);MID([.Z$1];5;2));[.AA31]);[ONUS_KM43.$A:.$AK];6;))" table:style-name="ce12">
            <text:p>TP058</text:p>
          </table:table-cell>
          <table:table-cell office:value-type="float" office:value="32" table:style-name="ce13">
            <text:p>32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3"/>
          <table:table-cell table:number-columns-repeated="23" table:style-name="ce1"/>
          <table:table-cell office:value-type="float" office:value="0" table:formula="of:=UPPER(VLOOKUP(CONCATENATE(CONCATENATE(MID([.BD$1];3;1);MID([.BD$1];5;2));[.BE31]);[ONUS_KM43.$A:.$AK];6;))" table:style-name="ce12">
            <text:p>#N/D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27" table:formula="of:=UPPER(VLOOKUP(CONCATENATE(CONCATENATE(MID([.F$1];3;1);MID([.F$1];5;2));[.G32]);[ONUS_KM43.$A:.$AK];6;))" table:style-name="ce12">
            <text:p>TP42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2.93</text:p>
          </table:table-cell>
          <table:table-cell office:value-type="string" office:string-value="TP556" table:formula="of:=UPPER(VLOOKUP(CONCATENATE(CONCATENATE(MID([.K$1];3;1);MID([.K$1];5;2));[.L32]);[ONUS_KM43.$A:.$AK];6;))" table:style-name="ce12">
            <text:p>TP556</text:p>
          </table:table-cell>
          <table:table-cell office:value-type="float" office:value="33" table:style-name="ce13">
            <text:p>33</text:p>
          </table:table-cell>
          <table:table-cell office:value-type="string" table:style-name="ce1">
            <text:p>-24.81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03</text:p>
          </table:table-cell>
          <table:table-cell office:value-type="string" office:string-value="VN279" table:formula="of:=UPPER(VLOOKUP(CONCATENATE(CONCATENATE(MID([.P$1];3;1);MID([.P$1];5;2));[.Q32]);[ONUS_KM43.$A:.$AK];6;))" table:style-name="ce12">
            <text:p>VN279</text:p>
          </table:table-cell>
          <table:table-cell office:value-type="float" office:value="31" table:style-name="ce13">
            <text:p>31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4.21</text:p>
          </table:table-cell>
          <table:table-cell office:value-type="string" office:string-value="VM83" table:formula="of:=UPPER(VLOOKUP(CONCATENATE(CONCATENATE(MID([.U$1];3;1);MID([.U$1];5;2));[.V32]);[ONUS_KM43.$A:.$AK];6;))" table:style-name="ce12">
            <text:p>VM83</text:p>
          </table:table-cell>
          <table:table-cell office:value-type="float" office:value="32" table:style-name="ce13">
            <text:p>3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54</text:p>
          </table:table-cell>
          <table:table-cell office:value-type="string" table:style-name="ce1">
            <text:p>-25.23</text:p>
          </table:table-cell>
          <table:table-cell office:value-type="string" office:string-value="TP569" table:formula="of:=UPPER(VLOOKUP(CONCATENATE(CONCATENATE(MID([.Z$1];3;1);MID([.Z$1];5;2));[.AA32]);[ONUS_KM43.$A:.$AK];6;))" table:style-name="ce12">
            <text:p>TP569</text:p>
          </table:table-cell>
          <table:table-cell office:value-type="float" office:value="33" table:style-name="ce13">
            <text:p>33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3"/>
          <table:table-cell table:number-columns-repeated="23" table:style-name="ce1"/>
          <table:table-cell office:value-type="float" office:value="0" table:formula="of:=UPPER(VLOOKUP(CONCATENATE(CONCATENATE(MID([.BD$1];3;1);MID([.BD$1];5;2));[.BE32]);[ONUS_KM43.$A:.$AK];6;))" table:style-name="ce12">
            <text:p>#N/D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3"/>
          <table:table-cell table:number-columns-repeated="16322"/>
        </table:table-row>
        <table:table-row table:style-name="ro3">
          <table:table-cell table:number-columns-repeated="5"/>
          <table:table-cell office:value-type="string" office:string-value="TP433" table:formula="of:=UPPER(VLOOKUP(CONCATENATE(CONCATENATE(MID([.F$1];3;1);MID([.F$1];5;2));[.G33]);[ONUS_KM43.$A:.$AK];6;))" table:style-name="ce12">
            <text:p>TP4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-22.93</text:p>
          </table:table-cell>
          <table:table-cell office:value-type="string" office:string-value="TP510" table:formula="of:=UPPER(VLOOKUP(CONCATENATE(CONCATENATE(MID([.K$1];3;1);MID([.K$1];5;2));[.L33]);[ONUS_KM43.$A:.$AK];6;))" table:style-name="ce12">
            <text:p>TP510</text:p>
          </table:table-cell>
          <table:table-cell office:value-type="float" office:value="34" table:style-name="ce13">
            <text:p>34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7.22</text:p>
          </table:table-cell>
          <table:table-cell office:value-type="string" office:string-value="VO142" table:formula="of:=UPPER(VLOOKUP(CONCATENATE(CONCATENATE(MID([.P$1];3;1);MID([.P$1];5;2));[.Q33]);[ONUS_KM43.$A:.$AK];6;))" table:style-name="ce12">
            <text:p>VO142</text:p>
          </table:table-cell>
          <table:table-cell office:value-type="float" office:value="32" table:style-name="ce13">
            <text:p>32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0.90</text:p>
          </table:table-cell>
          <table:table-cell office:value-type="string" table:style-name="ce1">
            <text:p>-20.27</text:p>
          </table:table-cell>
          <table:table-cell office:value-type="string" office:string-value="TP559" table:formula="of:=UPPER(VLOOKUP(CONCATENATE(CONCATENATE(MID([.U$1];3;1);MID([.U$1];5;2));[.V33]);[ONUS_KM43.$A:.$AK];6;))" table:style-name="ce12">
            <text:p>TP559</text:p>
          </table:table-cell>
          <table:table-cell office:value-type="float" office:value="33" table:style-name="ce13">
            <text:p>33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7.70</text:p>
          </table:table-cell>
          <table:table-cell office:value-type="string" office:string-value="HG8245V374" table:formula="of:=UPPER(VLOOKUP(CONCATENATE(CONCATENATE(MID([.Z$1];3;1);MID([.Z$1];5;2));[.AA33]);[ONUS_KM43.$A:.$AK];6;))" table:style-name="ce12">
            <text:p>HG8245V374</text:p>
          </table:table-cell>
          <table:table-cell office:value-type="float" office:value="34" table:style-name="ce13">
            <text:p>34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6" table:formula="of:=UPPER(VLOOKUP(CONCATENATE(CONCATENATE(MID([.F$1];3;1);MID([.F$1];5;2));[.G34]);[ONUS_KM43.$A:.$AK];6;))" table:style-name="ce12">
            <text:p>TP56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5.38</text:p>
          </table:table-cell>
          <table:table-cell office:value-type="string" office:string-value="TP511" table:formula="of:=UPPER(VLOOKUP(CONCATENATE(CONCATENATE(MID([.K$1];3;1);MID([.K$1];5;2));[.L34]);[ONUS_KM43.$A:.$AK];6;))" table:style-name="ce12">
            <text:p>TP511</text:p>
          </table:table-cell>
          <table:table-cell office:value-type="float" office:value="35" table:style-name="ce13">
            <text:p>35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4.56</text:p>
          </table:table-cell>
          <table:table-cell office:value-type="string" office:string-value="KQ235" table:formula="of:=UPPER(VLOOKUP(CONCATENATE(CONCATENATE(MID([.P$1];3;1);MID([.P$1];5;2));[.Q34]);[ONUS_KM43.$A:.$AK];6;))" table:style-name="ce12">
            <text:p>KQ235</text:p>
          </table:table-cell>
          <table:table-cell office:value-type="float" office:value="33" table:style-name="ce13">
            <text:p>33</text:p>
          </table:table-cell>
          <table:table-cell office:value-type="string" table:style-name="ce1">
            <text:p>-25.86</text:p>
          </table:table-cell>
          <table:table-cell office:value-type="string" table:style-name="ce1">
            <text:p>1.80</text:p>
          </table:table-cell>
          <table:table-cell office:value-type="string" table:style-name="ce1">
            <text:p>-24.44</text:p>
          </table:table-cell>
          <table:table-cell office:value-type="string" office:string-value="TP522" table:formula="of:=UPPER(VLOOKUP(CONCATENATE(CONCATENATE(MID([.U$1];3;1);MID([.U$1];5;2));[.V34]);[ONUS_KM43.$A:.$AK];6;))" table:style-name="ce12">
            <text:p>TP522</text:p>
          </table:table-cell>
          <table:table-cell office:value-type="float" office:value="34" table:style-name="ce13">
            <text:p>34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81</text:p>
          </table:table-cell>
          <table:table-cell office:value-type="string" table:style-name="ce1">
            <text:p>-24.21</text:p>
          </table:table-cell>
          <table:table-cell office:value-type="string" office:string-value="TP207" table:formula="of:=UPPER(VLOOKUP(CONCATENATE(CONCATENATE(MID([.Z$1];3;1);MID([.Z$1];5;2));[.AA34]);[ONUS_KM43.$A:.$AK];6;))" table:style-name="ce12">
            <text:p>TP207</text:p>
          </table:table-cell>
          <table:table-cell office:value-type="float" office:value="35" table:style-name="ce13">
            <text:p>35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8.54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1" table:formula="of:=UPPER(VLOOKUP(CONCATENATE(CONCATENATE(MID([.F$1];3;1);MID([.F$1];5;2));[.G35]);[ONUS_KM43.$A:.$AK];6;))" table:style-name="ce12">
            <text:p>TP55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1.81</text:p>
          </table:table-cell>
          <table:table-cell office:value-type="string" office:string-value="TP568" table:formula="of:=UPPER(VLOOKUP(CONCATENATE(CONCATENATE(MID([.K$1];3;1);MID([.K$1];5;2));[.L35]);[ONUS_KM43.$A:.$AK];6;))" table:style-name="ce12">
            <text:p>TP568</text:p>
          </table:table-cell>
          <table:table-cell office:value-type="float" office:value="36" table:style-name="ce13">
            <text:p>36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KQ280" table:formula="of:=UPPER(VLOOKUP(CONCATENATE(CONCATENATE(MID([.P$1];3;1);MID([.P$1];5;2));[.Q35]);[ONUS_KM43.$A:.$AK];6;))" table:style-name="ce12">
            <text:p>KQ280</text:p>
          </table:table-cell>
          <table:table-cell office:value-type="float" office:value="34" table:style-name="ce13">
            <text:p>34</text:p>
          </table:table-cell>
          <table:table-cell office:value-type="string" table:style-name="ce1">
            <text:p>-19.50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2.93</text:p>
          </table:table-cell>
          <table:table-cell office:value-type="string" office:string-value="VSOL067" table:formula="of:=UPPER(VLOOKUP(CONCATENATE(CONCATENATE(MID([.U$1];3;1);MID([.U$1];5;2));[.V35]);[ONUS_KM43.$A:.$AK];6;))" table:style-name="ce12">
            <text:p>VSOL067</text:p>
          </table:table-cell>
          <table:table-cell office:value-type="float" office:value="35" table:style-name="ce13">
            <text:p>35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6.03</text:p>
          </table:table-cell>
          <table:table-cell office:value-type="string" office:string-value="TP330" table:formula="of:=UPPER(VLOOKUP(CONCATENATE(CONCATENATE(MID([.Z$1];3;1);MID([.Z$1];5;2));[.AA35]);[ONUS_KM43.$A:.$AK];6;))" table:style-name="ce12">
            <text:p>TP330</text:p>
          </table:table-cell>
          <table:table-cell office:value-type="float" office:value="36" table:style-name="ce13">
            <text:p>36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1" table:formula="of:=UPPER(VLOOKUP(CONCATENATE(CONCATENATE(MID([.F$1];3;1);MID([.F$1];5;2));[.G36]);[ONUS_KM43.$A:.$AK];6;))" table:style-name="ce12">
            <text:p>TP56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2.76</text:p>
          </table:table-cell>
          <table:table-cell office:value-type="string" office:string-value="VSOL004" table:formula="of:=UPPER(VLOOKUP(CONCATENATE(CONCATENATE(MID([.K$1];3;1);MID([.K$1];5;2));[.L36]);[ONUS_KM43.$A:.$AK];6;))" table:style-name="ce12">
            <text:p>VSOL004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7.22</text:p>
          </table:table-cell>
          <table:table-cell office:value-type="string" office:string-value="I348" table:formula="of:=UPPER(VLOOKUP(CONCATENATE(CONCATENATE(MID([.P$1];3;1);MID([.P$1];5;2));[.Q36]);[ONUS_KM43.$A:.$AK];6;))" table:style-name="ce12">
            <text:p>I348</text:p>
          </table:table-cell>
          <table:table-cell office:value-type="float" office:value="35" table:style-name="ce13">
            <text:p>35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3.47</text:p>
          </table:table-cell>
          <table:table-cell office:value-type="string" office:string-value="VSOL061" table:formula="of:=UPPER(VLOOKUP(CONCATENATE(CONCATENATE(MID([.U$1];3;1);MID([.U$1];5;2));[.V36]);[ONUS_KM43.$A:.$AK];6;))" table:style-name="ce12">
            <text:p>VSOL061</text:p>
          </table:table-cell>
          <table:table-cell office:value-type="float" office:value="36" table:style-name="ce13">
            <text:p>36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47</text:p>
          </table:table-cell>
          <table:table-cell office:value-type="string" office:string-value="TP167" table:formula="of:=UPPER(VLOOKUP(CONCATENATE(CONCATENATE(MID([.Z$1];3;1);MID([.Z$1];5;2));[.AA36]);[ONUS_KM43.$A:.$AK];6;))" table:style-name="ce12">
            <text:p>TP167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7.22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M309" table:formula="of:=UPPER(VLOOKUP(CONCATENATE(CONCATENATE(MID([.F$1];3;1);MID([.F$1];5;2));[.G37]);[ONUS_KM43.$A:.$AK];6;))" table:style-name="ce12">
            <text:p>TM30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-23.77</text:p>
          </table:table-cell>
          <table:table-cell office:value-type="string" office:string-value="VSOL019" table:formula="of:=UPPER(VLOOKUP(CONCATENATE(CONCATENATE(MID([.K$1];3;1);MID([.K$1];5;2));[.L37]);[ONUS_KM43.$A:.$AK];6;))" table:style-name="ce12">
            <text:p>VSOL019</text:p>
          </table:table-cell>
          <table:table-cell office:value-type="float" office:value="38" table:style-name="ce13">
            <text:p>38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5.09</text:p>
          </table:table-cell>
          <table:table-cell office:value-type="string" office:string-value="KQ221" table:formula="of:=UPPER(VLOOKUP(CONCATENATE(CONCATENATE(MID([.P$1];3;1);MID([.P$1];5;2));[.Q37]);[ONUS_KM43.$A:.$AK];6;))" table:style-name="ce12">
            <text:p>KQ221</text:p>
          </table:table-cell>
          <table:table-cell office:value-type="float" office:value="36" table:style-name="ce13">
            <text:p>36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3.19</text:p>
          </table:table-cell>
          <table:table-cell office:value-type="string" office:string-value="VSOL087" table:formula="of:=UPPER(VLOOKUP(CONCATENATE(CONCATENATE(MID([.U$1];3;1);MID([.U$1];5;2));[.V37]);[ONUS_KM43.$A:.$AK];6;))" table:style-name="ce12">
            <text:p>VSOL087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2.52</text:p>
          </table:table-cell>
          <table:table-cell office:value-type="string" office:string-value="TP603" table:formula="of:=UPPER(VLOOKUP(CONCATENATE(CONCATENATE(MID([.Z$1];3;1);MID([.Z$1];5;2));[.AA37]);[ONUS_KM43.$A:.$AK];6;))" table:style-name="ce12">
            <text:p>TP603</text:p>
          </table:table-cell>
          <table:table-cell office:value-type="float" office:value="38" table:style-name="ce13">
            <text:p>38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0" table:formula="of:=UPPER(VLOOKUP(CONCATENATE(CONCATENATE(MID([.F$1];3;1);MID([.F$1];5;2));[.G38]);[ONUS_KM43.$A:.$AK];6;))" table:style-name="ce12">
            <text:p>TP55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2.01</text:p>
          </table:table-cell>
          <table:table-cell office:value-type="string" office:string-value="VSOL044" table:formula="of:=UPPER(VLOOKUP(CONCATENATE(CONCATENATE(MID([.K$1];3;1);MID([.K$1];5;2));[.L38]);[ONUS_KM43.$A:.$AK];6;))" table:style-name="ce12">
            <text:p>VSOL044</text:p>
          </table:table-cell>
          <table:table-cell office:value-type="float" office:value="39" table:style-name="ce13">
            <text:p>39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5.09</text:p>
          </table:table-cell>
          <table:table-cell office:value-type="string" office:string-value="KQ274" table:formula="of:=UPPER(VLOOKUP(CONCATENATE(CONCATENATE(MID([.P$1];3;1);MID([.P$1];5;2));[.Q38]);[ONUS_KM43.$A:.$AK];6;))" table:style-name="ce12">
            <text:p>KQ274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76</text:p>
          </table:table-cell>
          <table:table-cell office:value-type="string" table:style-name="ce1">
            <text:p>-23.77</text:p>
          </table:table-cell>
          <table:table-cell office:value-type="string" office:string-value="SU018" table:formula="of:=UPPER(VLOOKUP(CONCATENATE(CONCATENATE(MID([.U$1];3;1);MID([.U$1];5;2));[.V38]);[ONUS_KM43.$A:.$AK];6;))" table:style-name="ce12">
            <text:p>SU018</text:p>
          </table:table-cell>
          <table:table-cell office:value-type="float" office:value="38" table:style-name="ce13">
            <text:p>38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6.58</text:p>
          </table:table-cell>
          <table:table-cell office:value-type="string" office:string-value="TP609" table:formula="of:=UPPER(VLOOKUP(CONCATENATE(CONCATENATE(MID([.Z$1];3;1);MID([.Z$1];5;2));[.AA38]);[ONUS_KM43.$A:.$AK];6;))" table:style-name="ce12">
            <text:p>TP609</text:p>
          </table:table-cell>
          <table:table-cell office:value-type="float" office:value="39" table:style-name="ce13">
            <text:p>39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P313" table:formula="of:=UPPER(VLOOKUP(CONCATENATE(CONCATENATE(MID([.F$1];3;1);MID([.F$1];5;2));[.G39]);[ONUS_KM43.$A:.$AK];6;))" table:style-name="ce12">
            <text:p>VP3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-22.21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69</text:p>
          </table:table-cell>
          <table:table-cell office:value-type="string" office:string-value="VSOL047" table:formula="of:=UPPER(VLOOKUP(CONCATENATE(CONCATENATE(MID([.K$1];3;1);MID([.K$1];5;2));[.L39]);[ONUS_KM43.$A:.$AK];6;))" table:style-name="ce12">
            <text:p>VSOL047</text:p>
          </table:table-cell>
          <table:table-cell office:value-type="float" office:value="40" table:style-name="ce13">
            <text:p>40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6.03</text:p>
          </table:table-cell>
          <table:table-cell office:value-type="string" office:string-value="TP029" table:formula="of:=UPPER(VLOOKUP(CONCATENATE(CONCATENATE(MID([.P$1];3;1);MID([.P$1];5;2));[.Q39]);[ONUS_KM43.$A:.$AK];6;))" table:style-name="ce12">
            <text:p>TP029</text:p>
          </table:table-cell>
          <table:table-cell office:value-type="float" office:value="38" table:style-name="ce13">
            <text:p>3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22</text:p>
          </table:table-cell>
          <table:table-cell office:value-type="float" office:value="0" table:formula="of:=UPPER(VLOOKUP(CONCATENATE(CONCATENATE(MID([.U$1];3;1);MID([.U$1];5;2));[.V39]);[ONUS_KM43.$A:.$AK];6;))" table:style-name="ce12">
            <text:p>#N/D</text:p>
          </table:table-cell>
          <table:table-cell office:value-type="float" office:value="39" table:style-name="ce13">
            <text:p>39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2.52</text:p>
          </table:table-cell>
          <table:table-cell office:value-type="string" office:string-value="TP437" table:formula="of:=UPPER(VLOOKUP(CONCATENATE(CONCATENATE(MID([.Z$1];3;1);MID([.Z$1];5;2));[.AA39]);[ONUS_KM43.$A:.$AK];6;))" table:style-name="ce12">
            <text:p>TP437</text:p>
          </table:table-cell>
          <table:table-cell office:value-type="float" office:value="40" table:style-name="ce13">
            <text:p>40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140" table:formula="of:=UPPER(VLOOKUP(CONCATENATE(CONCATENATE(MID([.F$1];3;1);MID([.F$1];5;2));[.G40]);[ONUS_KM43.$A:.$AK];6;))" table:style-name="ce12">
            <text:p>TP1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-23.67</text:p>
          </table:table-cell>
          <table:table-cell office:value-type="string" office:string-value="VSOL069" table:formula="of:=UPPER(VLOOKUP(CONCATENATE(CONCATENATE(MID([.K$1];3;1);MID([.K$1];5;2));[.L40]);[ONUS_KM43.$A:.$AK];6;))" table:style-name="ce12">
            <text:p>VSOL069</text:p>
          </table:table-cell>
          <table:table-cell office:value-type="float" office:value="42" table:style-name="ce13">
            <text:p>42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95</text:p>
          </table:table-cell>
          <table:table-cell office:value-type="string" office:string-value="KQ279" table:formula="of:=UPPER(VLOOKUP(CONCATENATE(CONCATENATE(MID([.P$1];3;1);MID([.P$1];5;2));[.Q40]);[ONUS_KM43.$A:.$AK];6;))" table:style-name="ce12">
            <text:p>KQ279</text:p>
          </table:table-cell>
          <table:table-cell office:value-type="float" office:value="39" table:style-name="ce13">
            <text:p>39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2.22</text:p>
          </table:table-cell>
          <table:table-cell office:value-type="float" office:value="0" table:formula="of:=UPPER(VLOOKUP(CONCATENATE(CONCATENATE(MID([.U$1];3;1);MID([.U$1];5;2));[.V40]);[ONUS_KM43.$A:.$AK];6;))" table:style-name="ce12">
            <text:p>#N/D</text:p>
          </table:table-cell>
          <table:table-cell office:value-type="float" office:value="40" table:style-name="ce13">
            <text:p>40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5.53</text:p>
          </table:table-cell>
          <table:table-cell office:value-type="string" office:string-value="TP228B" table:formula="of:=UPPER(VLOOKUP(CONCATENATE(CONCATENATE(MID([.Z$1];3;1);MID([.Z$1];5;2));[.AA40]);[ONUS_KM43.$A:.$AK];6;))" table:style-name="ce12">
            <text:p>TP228B</text:p>
          </table:table-cell>
          <table:table-cell office:value-type="float" office:value="41" table:style-name="ce13">
            <text:p>41</text:p>
          </table:table-cell>
          <table:table-cell office:value-type="string" table:style-name="ce1">
            <text:p>-21.31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SU001" table:formula="of:=UPPER(VLOOKUP(CONCATENATE(CONCATENATE(MID([.F$1];3;1);MID([.F$1];5;2));[.G41]);[ONUS_KM43.$A:.$AK];6;))" table:style-name="ce12">
            <text:p>SU00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2.60</text:p>
          </table:table-cell>
          <table:table-cell office:value-type="string" office:string-value="VSOL077" table:formula="of:=UPPER(VLOOKUP(CONCATENATE(CONCATENATE(MID([.K$1];3;1);MID([.K$1];5;2));[.L41]);[ONUS_KM43.$A:.$AK];6;))" table:style-name="ce12">
            <text:p>VSOL077</text:p>
          </table:table-cell>
          <table:table-cell office:value-type="float" office:value="43" table:style-name="ce13">
            <text:p>43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6.39</text:p>
          </table:table-cell>
          <table:table-cell office:value-type="string" office:string-value="KQ275" table:formula="of:=UPPER(VLOOKUP(CONCATENATE(CONCATENATE(MID([.P$1];3;1);MID([.P$1];5;2));[.Q41]);[ONUS_KM43.$A:.$AK];6;))" table:style-name="ce12">
            <text:p>KQ275</text:p>
          </table:table-cell>
          <table:table-cell office:value-type="float" office:value="40" table:style-name="ce13">
            <text:p>40</text:p>
          </table:table-cell>
          <table:table-cell office:value-type="string" table:style-name="ce1">
            <text:p>-18.44</text:p>
          </table:table-cell>
          <table:table-cell office:value-type="string" table:style-name="ce1">
            <text:p>2.62</text:p>
          </table:table-cell>
          <table:table-cell office:value-type="string" table:style-name="ce1">
            <text:p>-20.66</text:p>
          </table:table-cell>
          <table:table-cell office:value-type="float" office:value="0" table:formula="of:=UPPER(VLOOKUP(CONCATENATE(CONCATENATE(MID([.U$1];3;1);MID([.U$1];5;2));[.V41]);[ONUS_KM43.$A:.$AK];6;))" table:style-name="ce12">
            <text:p>#N/D</text:p>
          </table:table-cell>
          <table:table-cell office:value-type="float" office:value="41" table:style-name="ce13">
            <text:p>41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30.46</text:p>
          </table:table-cell>
          <table:table-cell office:value-type="string" office:string-value="TP444" table:formula="of:=UPPER(VLOOKUP(CONCATENATE(CONCATENATE(MID([.Z$1];3;1);MID([.Z$1];5;2));[.AA41]);[ONUS_KM43.$A:.$AK];6;))" table:style-name="ce12">
            <text:p>TP444</text:p>
          </table:table-cell>
          <table:table-cell office:value-type="float" office:value="42" table:style-name="ce13">
            <text:p>42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19" table:formula="of:=UPPER(VLOOKUP(CONCATENATE(CONCATENATE(MID([.F$1];3;1);MID([.F$1];5;2));[.G42]);[ONUS_KM43.$A:.$AK];6;))" table:style-name="ce12">
            <text:p>TP5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57</text:p>
          </table:table-cell>
          <table:table-cell office:value-type="string" office:string-value="VSOL078" table:formula="of:=UPPER(VLOOKUP(CONCATENATE(CONCATENATE(MID([.K$1];3;1);MID([.K$1];5;2));[.L42]);[ONUS_KM43.$A:.$AK];6;))" table:style-name="ce12">
            <text:p>VSOL078</text:p>
          </table:table-cell>
          <table:table-cell office:value-type="float" office:value="44" table:style-name="ce13">
            <text:p>44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4.69</text:p>
          </table:table-cell>
          <table:table-cell office:value-type="string" office:string-value="KQ288" table:formula="of:=UPPER(VLOOKUP(CONCATENATE(CONCATENATE(MID([.P$1];3;1);MID([.P$1];5;2));[.Q42]);[ONUS_KM43.$A:.$AK];6;))" table:style-name="ce12">
            <text:p>KQ288</text:p>
          </table:table-cell>
          <table:table-cell office:value-type="float" office:value="41" table:style-name="ce13">
            <text:p>41</text:p>
          </table:table-cell>
          <table:table-cell office:value-type="string" table:style-name="ce1">
            <text:p>-19.43</text:p>
          </table:table-cell>
          <table:table-cell office:value-type="string" table:style-name="ce1">
            <text:p>2.38</text:p>
          </table:table-cell>
          <table:table-cell office:value-type="string" table:style-name="ce1">
            <text:p>-20.41</text:p>
          </table:table-cell>
          <table:table-cell office:value-type="float" office:value="0" table:formula="of:=UPPER(VLOOKUP(CONCATENATE(CONCATENATE(MID([.U$1];3;1);MID([.U$1];5;2));[.V42]);[ONUS_KM43.$A:.$AK];6;))" table:style-name="ce12">
            <text:p>#N/D</text:p>
          </table:table-cell>
          <table:table-cell office:value-type="float" office:value="42" table:style-name="ce13">
            <text:p>42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2.93</text:p>
          </table:table-cell>
          <table:table-cell office:value-type="string" office:string-value="TP481" table:formula="of:=UPPER(VLOOKUP(CONCATENATE(CONCATENATE(MID([.Z$1];3;1);MID([.Z$1];5;2));[.AA42]);[ONUS_KM43.$A:.$AK];6;))" table:style-name="ce12">
            <text:p>TP481</text:p>
          </table:table-cell>
          <table:table-cell office:value-type="float" office:value="44" table:style-name="ce13">
            <text:p>44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7" table:formula="of:=UPPER(VLOOKUP(CONCATENATE(CONCATENATE(MID([.F$1];3;1);MID([.F$1];5;2));[.G43]);[ONUS_KM43.$A:.$AK];6;))" table:style-name="ce12">
            <text:p>VSOL03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4.56</text:p>
          </table:table-cell>
          <table:table-cell office:value-type="string" office:string-value="VSOL079" table:formula="of:=UPPER(VLOOKUP(CONCATENATE(CONCATENATE(MID([.K$1];3;1);MID([.K$1];5;2));[.L43]);[ONUS_KM43.$A:.$AK];6;))" table:style-name="ce12">
            <text:p>VSOL079</text:p>
          </table:table-cell>
          <table:table-cell office:value-type="float" office:value="45" table:style-name="ce13">
            <text:p>45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82</text:p>
          </table:table-cell>
          <table:table-cell office:value-type="string" office:string-value="TN135" table:formula="of:=UPPER(VLOOKUP(CONCATENATE(CONCATENATE(MID([.P$1];3;1);MID([.P$1];5;2));[.Q43]);[ONUS_KM43.$A:.$AK];6;))" table:style-name="ce12">
            <text:p>TN135</text:p>
          </table:table-cell>
          <table:table-cell office:value-type="float" office:value="42" table:style-name="ce13">
            <text:p>42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-28.54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457" table:formula="of:=UPPER(VLOOKUP(CONCATENATE(CONCATENATE(MID([.Z$1];3;1);MID([.Z$1];5;2));[.AA43]);[ONUS_KM43.$A:.$AK];6;))" table:style-name="ce12">
            <text:p>TP45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3" table:formula="of:=UPPER(VLOOKUP(CONCATENATE(CONCATENATE(MID([.F$1];3;1);MID([.F$1];5;2));[.G44]);[ONUS_KM43.$A:.$AK];6;))" table:style-name="ce12">
            <text:p>VSOL03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3.57</text:p>
          </table:table-cell>
          <table:table-cell office:value-type="string" office:string-value="VSOL088" table:formula="of:=UPPER(VLOOKUP(CONCATENATE(CONCATENATE(MID([.K$1];3;1);MID([.K$1];5;2));[.L44]);[ONUS_KM43.$A:.$AK];6;))" table:style-name="ce12">
            <text:p>VSOL088</text:p>
          </table:table-cell>
          <table:table-cell office:value-type="float" office:value="46" table:style-name="ce13">
            <text:p>46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4.95</text:p>
          </table:table-cell>
          <table:table-cell office:value-type="string" office:string-value="TP034" table:formula="of:=UPPER(VLOOKUP(CONCATENATE(CONCATENATE(MID([.P$1];3;1);MID([.P$1];5;2));[.Q44]);[ONUS_KM43.$A:.$AK];6;))" table:style-name="ce12">
            <text:p>TP034</text:p>
          </table:table-cell>
          <table:table-cell office:value-type="float" office:value="43" table:style-name="ce13">
            <text:p>43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463" table:formula="of:=UPPER(VLOOKUP(CONCATENATE(CONCATENATE(MID([.Z$1];3;1);MID([.Z$1];5;2));[.AA44]);[ONUS_KM43.$A:.$AK];6;))" table:style-name="ce12">
            <text:p>TP46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46" table:formula="of:=UPPER(VLOOKUP(CONCATENATE(CONCATENATE(MID([.F$1];3;1);MID([.F$1];5;2));[.G45]);[ONUS_KM43.$A:.$AK];6;))" table:style-name="ce12">
            <text:p>VSOL04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3.77</text:p>
          </table:table-cell>
          <table:table-cell office:value-type="string" office:string-value="VSOL084" table:formula="of:=UPPER(VLOOKUP(CONCATENATE(CONCATENATE(MID([.K$1];3;1);MID([.K$1];5;2));[.L45]);[ONUS_KM43.$A:.$AK];6;))" table:style-name="ce12">
            <text:p>VSOL084</text:p>
          </table:table-cell>
          <table:table-cell office:value-type="float" office:value="47" table:style-name="ce13">
            <text:p>47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5.09</text:p>
          </table:table-cell>
          <table:table-cell office:value-type="string" office:string-value="O329" table:formula="of:=UPPER(VLOOKUP(CONCATENATE(CONCATENATE(MID([.P$1];3;1);MID([.P$1];5;2));[.Q45]);[ONUS_KM43.$A:.$AK];6;))" table:style-name="ce12">
            <text:p>O329</text:p>
          </table:table-cell>
          <table:table-cell office:value-type="float" office:value="45" table:style-name="ce13">
            <text:p>45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424" table:formula="of:=UPPER(VLOOKUP(CONCATENATE(CONCATENATE(MID([.Z$1];3;1);MID([.Z$1];5;2));[.AA45]);[ONUS_KM43.$A:.$AK];6;))" table:style-name="ce12">
            <text:p>TP42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3" table:formula="of:=UPPER(VLOOKUP(CONCATENATE(CONCATENATE(MID([.F$1];3;1);MID([.F$1];5;2));[.G46]);[ONUS_KM43.$A:.$AK];6;))" table:style-name="ce12">
            <text:p>VSOL06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3.10</text:p>
          </table:table-cell>
          <table:table-cell office:value-type="string" office:string-value="VSOL081" table:formula="of:=UPPER(VLOOKUP(CONCATENATE(CONCATENATE(MID([.K$1];3;1);MID([.K$1];5;2));[.L46]);[ONUS_KM43.$A:.$AK];6;))" table:style-name="ce12">
            <text:p>VSOL081</text:p>
          </table:table-cell>
          <table:table-cell office:value-type="float" office:value="48" table:style-name="ce13">
            <text:p>48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4.95</text:p>
          </table:table-cell>
          <table:table-cell office:value-type="string" office:string-value="TP086" table:formula="of:=UPPER(VLOOKUP(CONCATENATE(CONCATENATE(MID([.P$1];3;1);MID([.P$1];5;2));[.Q46]);[ONUS_KM43.$A:.$AK];6;))" table:style-name="ce12">
            <text:p>TP086</text:p>
          </table:table-cell>
          <table:table-cell office:value-type="float" office:value="46" table:style-name="ce13">
            <text:p>46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418" table:formula="of:=UPPER(VLOOKUP(CONCATENATE(CONCATENATE(MID([.Z$1];3;1);MID([.Z$1];5;2));[.AA46]);[ONUS_KM43.$A:.$AK];6;))" table:style-name="ce12">
            <text:p>TP41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56" table:formula="of:=UPPER(VLOOKUP(CONCATENATE(CONCATENATE(MID([.F$1];3;1);MID([.F$1];5;2));[.G47]);[ONUS_KM43.$A:.$AK];6;))" table:style-name="ce12">
            <text:p>VSOL05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3.19</text:p>
          </table:table-cell>
          <table:table-cell office:value-type="string" office:string-value="VSOL099" table:formula="of:=UPPER(VLOOKUP(CONCATENATE(CONCATENATE(MID([.K$1];3;1);MID([.K$1];5;2));[.L47]);[ONUS_KM43.$A:.$AK];6;))" table:style-name="ce12">
            <text:p>VSOL099</text:p>
          </table:table-cell>
          <table:table-cell office:value-type="float" office:value="49" table:style-name="ce13">
            <text:p>49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8.87</text:p>
          </table:table-cell>
          <table:table-cell office:value-type="string" office:string-value="LA89" table:formula="of:=UPPER(VLOOKUP(CONCATENATE(CONCATENATE(MID([.P$1];3;1);MID([.P$1];5;2));[.Q47]);[ONUS_KM43.$A:.$AK];6;))" table:style-name="ce12">
            <text:p>LA89</text:p>
          </table:table-cell>
          <table:table-cell office:value-type="float" office:value="47" table:style-name="ce13">
            <text:p>47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503" table:formula="of:=UPPER(VLOOKUP(CONCATENATE(CONCATENATE(MID([.Z$1];3;1);MID([.Z$1];5;2));[.AA47]);[ONUS_KM43.$A:.$AK];6;))" table:style-name="ce12">
            <text:p>TP50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4" table:formula="of:=UPPER(VLOOKUP(CONCATENATE(CONCATENATE(MID([.F$1];3;1);MID([.F$1];5;2));[.G48]);[ONUS_KM43.$A:.$AK];6;))" table:style-name="ce12">
            <text:p>VSOL06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K$1];3;1);MID([.K$1];5;2));[.L48]);[ONUS_KM43.$A:.$AK];6;))" table:style-name="ce12">
            <text:p>#N/D</text:p>
          </table:table-cell>
          <table:table-cell office:value-type="float" office:value="50" table:style-name="ce13">
            <text:p>50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30.00</text:p>
          </table:table-cell>
          <table:table-cell office:value-type="string" office:string-value="TP168" table:formula="of:=UPPER(VLOOKUP(CONCATENATE(CONCATENATE(MID([.P$1];3;1);MID([.P$1];5;2));[.Q48]);[ONUS_KM43.$A:.$AK];6;))" table:style-name="ce12">
            <text:p>TP168</text:p>
          </table:table-cell>
          <table:table-cell office:value-type="float" office:value="48" table:style-name="ce13">
            <text:p>48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8.24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557" table:formula="of:=UPPER(VLOOKUP(CONCATENATE(CONCATENATE(MID([.Z$1];3;1);MID([.Z$1];5;2));[.AA48]);[ONUS_KM43.$A:.$AK];6;))" table:style-name="ce12">
            <text:p>TP55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6" table:formula="of:=UPPER(VLOOKUP(CONCATENATE(CONCATENATE(MID([.F$1];3;1);MID([.F$1];5;2));[.G49]);[ONUS_KM43.$A:.$AK];6;))" table:style-name="ce12">
            <text:p>VSOL08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68</text:p>
          </table:table-cell>
          <table:table-cell office:value-type="float" office:value="0" table:formula="of:=UPPER(VLOOKUP(CONCATENATE(CONCATENATE(MID([.K$1];3;1);MID([.K$1];5;2));[.L49]);[ONUS_KM43.$A:.$AK];6;))" table:style-name="ce12">
            <text:p>#N/D</text:p>
          </table:table-cell>
          <table:table-cell office:value-type="float" office:value="51" table:style-name="ce13">
            <text:p>5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6.20</text:p>
          </table:table-cell>
          <table:table-cell office:value-type="string" office:string-value="VSOL015" table:formula="of:=UPPER(VLOOKUP(CONCATENATE(CONCATENATE(MID([.P$1];3;1);MID([.P$1];5;2));[.Q49]);[ONUS_KM43.$A:.$AK];6;))" table:style-name="ce12">
            <text:p>VSOL015</text:p>
          </table:table-cell>
          <table:table-cell office:value-type="float" office:value="49" table:style-name="ce13">
            <text:p>49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169" table:formula="of:=UPPER(VLOOKUP(CONCATENATE(CONCATENATE(MID([.Z$1];3;1);MID([.Z$1];5;2));[.AA49]);[ONUS_KM43.$A:.$AK];6;))" table:style-name="ce12">
            <text:p>TP16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5" table:formula="of:=UPPER(VLOOKUP(CONCATENATE(CONCATENATE(MID([.F$1];3;1);MID([.F$1];5;2));[.G50]);[ONUS_KM43.$A:.$AK];6;))" table:style-name="ce12">
            <text:p>VSOL08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74</text:p>
          </table:table-cell>
          <table:table-cell office:value-type="float" office:value="0" table:formula="of:=UPPER(VLOOKUP(CONCATENATE(CONCATENATE(MID([.K$1];3;1);MID([.K$1];5;2));[.L50]);[ONUS_KM43.$A:.$AK];6;))" table:style-name="ce12">
            <text:p>#N/D</text:p>
          </table:table-cell>
          <table:table-cell office:value-type="float" office:value="52" table:style-name="ce13">
            <text:p>52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8.24</text:p>
          </table:table-cell>
          <table:table-cell office:value-type="string" office:string-value="TP300" table:formula="of:=UPPER(VLOOKUP(CONCATENATE(CONCATENATE(MID([.P$1];3;1);MID([.P$1];5;2));[.Q50]);[ONUS_KM43.$A:.$AK];6;))" table:style-name="ce12">
            <text:p>TP300</text:p>
          </table:table-cell>
          <table:table-cell office:value-type="float" office:value="50" table:style-name="ce13">
            <text:p>50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2.68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26" table:formula="of:=UPPER(VLOOKUP(CONCATENATE(CONCATENATE(MID([.Z$1];3;1);MID([.Z$1];5;2));[.AA50]);[ONUS_KM43.$A:.$AK];6;))" table:style-name="ce12">
            <text:p>VSOL0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1.48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97" table:formula="of:=UPPER(VLOOKUP(CONCATENATE(CONCATENATE(MID([.F$1];3;1);MID([.F$1];5;2));[.G51]);[ONUS_KM43.$A:.$AK];6;))" table:style-name="ce12">
            <text:p>VSOL09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4.32</text:p>
          </table:table-cell>
          <table:table-cell office:value-type="float" office:value="0" table:formula="of:=UPPER(VLOOKUP(CONCATENATE(CONCATENATE(MID([.K$1];3;1);MID([.K$1];5;2));[.L51]);[ONUS_KM43.$A:.$AK];6;))" table:style-name="ce12">
            <text:p>#N/D</text:p>
          </table:table-cell>
          <table:table-cell office:value-type="float" office:value="53" table:style-name="ce13">
            <text:p>53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58</text:p>
          </table:table-cell>
          <table:table-cell office:value-type="string" office:string-value="TP274" table:formula="of:=UPPER(VLOOKUP(CONCATENATE(CONCATENATE(MID([.P$1];3;1);MID([.P$1];5;2));[.Q51]);[ONUS_KM43.$A:.$AK];6;))" table:style-name="ce12">
            <text:p>TP274</text:p>
          </table:table-cell>
          <table:table-cell office:value-type="float" office:value="51" table:style-name="ce13">
            <text:p>51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4.44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SU003" table:formula="of:=UPPER(VLOOKUP(CONCATENATE(CONCATENATE(MID([.Z$1];3;1);MID([.Z$1];5;2));[.AA51]);[ONUS_KM43.$A:.$AK];6;))" table:style-name="ce12">
            <text:p>SU00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2]);[ONUS_KM43.$A:.$AK];6;))" table:style-name="ce12">
            <text:p>#N/D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2.52</text:p>
          </table:table-cell>
          <table:table-cell office:value-type="float" office:value="0" table:formula="of:=UPPER(VLOOKUP(CONCATENATE(CONCATENATE(MID([.K$1];3;1);MID([.K$1];5;2));[.L52]);[ONUS_KM43.$A:.$AK];6;))" table:style-name="ce12">
            <text:p>#N/D</text:p>
          </table:table-cell>
          <table:table-cell office:value-type="float" office:value="54" table:style-name="ce13">
            <text:p>54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5.38</text:p>
          </table:table-cell>
          <table:table-cell office:value-type="string" office:string-value="TP399" table:formula="of:=UPPER(VLOOKUP(CONCATENATE(CONCATENATE(MID([.P$1];3;1);MID([.P$1];5;2));[.Q52]);[ONUS_KM43.$A:.$AK];6;))" table:style-name="ce12">
            <text:p>TP399</text:p>
          </table:table-cell>
          <table:table-cell office:value-type="float" office:value="52" table:style-name="ce13">
            <text:p>52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TP489" table:formula="of:=UPPER(VLOOKUP(CONCATENATE(CONCATENATE(MID([.Z$1];3;1);MID([.Z$1];5;2));[.AA52]);[ONUS_KM43.$A:.$AK];6;))" table:style-name="ce12">
            <text:p>TP48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3]);[ONUS_KM43.$A:.$AK];6;))" table:style-name="ce12">
            <text:p>#N/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2.37</text:p>
          </table:table-cell>
          <table:table-cell office:value-type="float" office:value="0" table:formula="of:=UPPER(VLOOKUP(CONCATENATE(CONCATENATE(MID([.K$1];3;1);MID([.K$1];5;2));[.L53]);[ONUS_KM43.$A:.$AK];6;))" table:style-name="ce12">
            <text:p>#N/D</text:p>
          </table:table-cell>
          <table:table-cell office:value-type="float" office:value="55" table:style-name="ce13">
            <text:p>55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6.03</text:p>
          </table:table-cell>
          <table:table-cell office:value-type="string" office:string-value="KQ359" table:formula="of:=UPPER(VLOOKUP(CONCATENATE(CONCATENATE(MID([.P$1];3;1);MID([.P$1];5;2));[.Q53]);[ONUS_KM43.$A:.$AK];6;))" table:style-name="ce12">
            <text:p>KQ359</text:p>
          </table:table-cell>
          <table:table-cell office:value-type="float" office:value="53" table:style-name="ce13">
            <text:p>53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43" table:formula="of:=UPPER(VLOOKUP(CONCATENATE(CONCATENATE(MID([.Z$1];3;1);MID([.Z$1];5;2));[.AA53]);[ONUS_KM43.$A:.$AK];6;))" table:style-name="ce12">
            <text:p>VSOL04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4]);[ONUS_KM43.$A:.$AK];6;))" table:style-name="ce12">
            <text:p>#N/D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2.76</text:p>
          </table:table-cell>
          <table:table-cell office:value-type="float" office:value="0" table:formula="of:=UPPER(VLOOKUP(CONCATENATE(CONCATENATE(MID([.K$1];3;1);MID([.K$1];5;2));[.L54]);[ONUS_KM43.$A:.$AK];6;))" table:style-name="ce12">
            <text:p>#N/D</text:p>
          </table:table-cell>
          <table:table-cell office:value-type="float" office:value="56" table:style-name="ce13">
            <text:p>56</text:p>
          </table:table-cell>
          <table:table-cell office:value-type="string" table:style-name="ce1">
            <text:p>-33.97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9.21</text:p>
          </table:table-cell>
          <table:table-cell office:value-type="string" office:string-value="TP355" table:formula="of:=UPPER(VLOOKUP(CONCATENATE(CONCATENATE(MID([.P$1];3;1);MID([.P$1];5;2));[.Q54]);[ONUS_KM43.$A:.$AK];6;))" table:style-name="ce12">
            <text:p>TP355</text:p>
          </table:table-cell>
          <table:table-cell office:value-type="float" office:value="54" table:style-name="ce13">
            <text:p>54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7.45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71" table:formula="of:=UPPER(VLOOKUP(CONCATENATE(CONCATENATE(MID([.Z$1];3;1);MID([.Z$1];5;2));[.AA54]);[ONUS_KM43.$A:.$AK];6;))" table:style-name="ce12">
            <text:p>VSOL07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19.28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5]);[ONUS_KM43.$A:.$AK];6;))" table:style-name="ce12">
            <text:p>#N/D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3.98</text:p>
          </table:table-cell>
          <table:table-cell office:value-type="float" office:value="0" table:formula="of:=UPPER(VLOOKUP(CONCATENATE(CONCATENATE(MID([.K$1];3;1);MID([.K$1];5;2));[.L55]);[ONUS_KM43.$A:.$AK];6;))" table:style-name="ce12">
            <text:p>#N/D</text:p>
          </table:table-cell>
          <table:table-cell office:value-type="float" office:value="57" table:style-name="ce13">
            <text:p>5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9.59</text:p>
          </table:table-cell>
          <table:table-cell office:value-type="string" office:string-value="L479B" table:formula="of:=UPPER(VLOOKUP(CONCATENATE(CONCATENATE(MID([.P$1];3;1);MID([.P$1];5;2));[.Q55]);[ONUS_KM43.$A:.$AK];6;))" table:style-name="ce12">
            <text:p>L479B</text:p>
          </table:table-cell>
          <table:table-cell office:value-type="float" office:value="55" table:style-name="ce13">
            <text:p>55</text:p>
          </table:table-cell>
          <table:table-cell office:value-type="string" table:style-name="ce1">
            <text:p>-21.87</text:p>
          </table:table-cell>
          <table:table-cell office:value-type="string" table:style-name="ce1">
            <text:p>2.58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90" table:formula="of:=UPPER(VLOOKUP(CONCATENATE(CONCATENATE(MID([.Z$1];3;1);MID([.Z$1];5;2));[.AA55]);[ONUS_KM43.$A:.$AK];6;))" table:style-name="ce12">
            <text:p>VSOL09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6]);[ONUS_KM43.$A:.$AK];6;))" table:style-name="ce12">
            <text:p>#N/D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01" table:formula="of:=UPPER(VLOOKUP(CONCATENATE(CONCATENATE(MID([.P$1];3;1);MID([.P$1];5;2));[.Q56]);[ONUS_KM43.$A:.$AK];6;))" table:style-name="ce12">
            <text:p>VSOL00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89" table:formula="of:=UPPER(VLOOKUP(CONCATENATE(CONCATENATE(MID([.Z$1];3;1);MID([.Z$1];5;2));[.AA56]);[ONUS_KM43.$A:.$AK];6;))" table:style-name="ce12">
            <text:p>VSOL08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7]);[ONUS_KM43.$A:.$AK];6;))" table:style-name="ce12">
            <text:p>#N/D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07" table:formula="of:=UPPER(VLOOKUP(CONCATENATE(CONCATENATE(MID([.P$1];3;1);MID([.P$1];5;2));[.Q57]);[ONUS_KM43.$A:.$AK];6;))" table:style-name="ce12">
            <text:p>VSOL00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SU017" table:formula="of:=UPPER(VLOOKUP(CONCATENATE(CONCATENATE(MID([.Z$1];3;1);MID([.Z$1];5;2));[.AA57]);[ONUS_KM43.$A:.$AK];6;))" table:style-name="ce12">
            <text:p>SU01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8]);[ONUS_KM43.$A:.$AK];6;))" table:style-name="ce12">
            <text:p>#N/D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95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string" office:string-value="VSOL008" table:formula="of:=UPPER(VLOOKUP(CONCATENATE(CONCATENATE(MID([.P$1];3;1);MID([.P$1];5;2));[.Q58]);[ONUS_KM43.$A:.$AK];6;))" table:style-name="ce12">
            <text:p>VSOL00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1.88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float" office:value="0" table:formula="of:=UPPER(VLOOKUP(CONCATENATE(CONCATENATE(MID([.Z$1];3;1);MID([.Z$1];5;2));[.AA58]);[ONUS_KM43.$A:.$AK];6;))" table:style-name="ce12">
            <text:p>#N/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6" table:formula="of:=UPPER(VLOOKUP(CONCATENATE(CONCATENATE(MID([.P$1];3;1);MID([.P$1];5;2));[.Q59]);[ONUS_KM43.$A:.$AK];6;))" table:style-name="ce12">
            <text:p>VSOL00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float" office:value="0" table:formula="of:=UPPER(VLOOKUP(CONCATENATE(CONCATENATE(MID([.Z$1];3;1);MID([.Z$1];5;2));[.AA59]);[ONUS_KM43.$A:.$AK];6;))" table:style-name="ce12">
            <text:p>#N/D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5" table:formula="of:=UPPER(VLOOKUP(CONCATENATE(CONCATENATE(MID([.P$1];3;1);MID([.P$1];5;2));[.Q60]);[ONUS_KM43.$A:.$AK];6;))" table:style-name="ce12">
            <text:p>VSOL00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float" office:value="0" table:formula="of:=UPPER(VLOOKUP(CONCATENATE(CONCATENATE(MID([.Z$1];3;1);MID([.Z$1];5;2));[.AA60]);[ONUS_KM43.$A:.$AK];6;))" table:style-name="ce12">
            <text:p>#N/D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1" table:formula="of:=UPPER(VLOOKUP(CONCATENATE(CONCATENATE(MID([.P$1];3;1);MID([.P$1];5;2));[.Q61]);[ONUS_KM43.$A:.$AK];6;))" table:style-name="ce12">
            <text:p>VSOL0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float" office:value="0" table:formula="of:=UPPER(VLOOKUP(CONCATENATE(CONCATENATE(MID([.Z$1];3;1);MID([.Z$1];5;2));[.AA61]);[ONUS_KM43.$A:.$AK];6;))" table:style-name="ce12">
            <text:p>#N/D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3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9" table:formula="of:=UPPER(VLOOKUP(CONCATENATE(CONCATENATE(MID([.P$1];3;1);MID([.P$1];5;2));[.Q62]);[ONUS_KM43.$A:.$AK];6;))" table:style-name="ce12">
            <text:p>VSOL00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3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0" table:formula="of:=UPPER(VLOOKUP(CONCATENATE(CONCATENATE(MID([.P$1];3;1);MID([.P$1];5;2));[.Q63]);[ONUS_KM43.$A:.$AK];6;))" table:style-name="ce12">
            <text:p>VSOL0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3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3" table:formula="of:=UPPER(VLOOKUP(CONCATENATE(CONCATENATE(MID([.P$1];3;1);MID([.P$1];5;2));[.Q64]);[ONUS_KM43.$A:.$AK];6;))" table:style-name="ce12">
            <text:p>VSOL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3"/>
          <table:table-cell table:number-columns-repeated="16362" table:style-name="ce1"/>
        </table:table-row>
        <table:table-row table:style-name="ro2">
          <table:table-cell table:number-columns-repeated="15"/>
          <table:table-cell office:value-type="string" office:string-value="VSOL016" table:formula="of:=UPPER(VLOOKUP(CONCATENATE(CONCATENATE(MID([.P$1];3;1);MID([.P$1];5;2));[.Q65]);[ONUS_KM43.$A:.$AK];6;))" table:style-name="ce12">
            <text:p>VSOL01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7" table:formula="of:=UPPER(VLOOKUP(CONCATENATE(CONCATENATE(MID([.P$1];3;1);MID([.P$1];5;2));[.Q66]);[ONUS_KM43.$A:.$AK];6;))" table:style-name="ce12">
            <text:p>VSOL01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4" table:formula="of:=UPPER(VLOOKUP(CONCATENATE(CONCATENATE(MID([.P$1];3;1);MID([.P$1];5;2));[.Q67]);[ONUS_KM43.$A:.$AK];6;))" table:style-name="ce12">
            <text:p>VSOL02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3" table:formula="of:=UPPER(VLOOKUP(CONCATENATE(CONCATENATE(MID([.P$1];3;1);MID([.P$1];5;2));[.Q68]);[ONUS_KM43.$A:.$AK];6;))" table:style-name="ce12">
            <text:p>VSOL02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7" table:formula="of:=UPPER(VLOOKUP(CONCATENATE(CONCATENATE(MID([.P$1];3;1);MID([.P$1];5;2));[.Q69]);[ONUS_KM43.$A:.$AK];6;))" table:style-name="ce12">
            <text:p>VSOL02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8" table:formula="of:=UPPER(VLOOKUP(CONCATENATE(CONCATENATE(MID([.P$1];3;1);MID([.P$1];5;2));[.Q70]);[ONUS_KM43.$A:.$AK];6;))" table:style-name="ce12">
            <text:p>VSOL0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1" table:formula="of:=UPPER(VLOOKUP(CONCATENATE(CONCATENATE(MID([.P$1];3;1);MID([.P$1];5;2));[.Q71]);[ONUS_KM43.$A:.$AK];6;))" table:style-name="ce12">
            <text:p>VSOL02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4" table:formula="of:=UPPER(VLOOKUP(CONCATENATE(CONCATENATE(MID([.P$1];3;1);MID([.P$1];5;2));[.Q72]);[ONUS_KM43.$A:.$AK];6;))" table:style-name="ce12">
            <text:p>VSOL0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41" table:formula="of:=UPPER(VLOOKUP(CONCATENATE(CONCATENATE(MID([.P$1];3;1);MID([.P$1];5;2));[.Q73]);[ONUS_KM43.$A:.$AK];6;))" table:style-name="ce12">
            <text:p>TP54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5.23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20" table:formula="of:=UPPER(VLOOKUP(CONCATENATE(CONCATENATE(MID([.P$1];3;1);MID([.P$1];5;2));[.Q74]);[ONUS_KM43.$A:.$AK];6;))" table:style-name="ce12">
            <text:p>TP5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04</text:p>
          </table:table-cell>
          <table:table-cell office:value-type="string" table:style-name="ce1">
            <text:p>-21.81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J212" table:formula="of:=UPPER(VLOOKUP(CONCATENATE(CONCATENATE(MID([.P$1];3;1);MID([.P$1];5;2));[.Q75]);[ONUS_KM43.$A:.$AK];6;))" table:style-name="ce12">
            <text:p>J2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9" table:formula="of:=UPPER(VLOOKUP(CONCATENATE(CONCATENATE(MID([.P$1];3;1);MID([.P$1];5;2));[.Q76]);[ONUS_KM43.$A:.$AK];6;))" table:style-name="ce12">
            <text:p>VSOL02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17.52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19.47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0" table:formula="of:=UPPER(VLOOKUP(CONCATENATE(CONCATENATE(MID([.P$1];3;1);MID([.P$1];5;2));[.Q77]);[ONUS_KM43.$A:.$AK];6;))" table:style-name="ce12">
            <text:p>VSOL0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4" table:formula="of:=UPPER(VLOOKUP(CONCATENATE(CONCATENATE(MID([.P$1];3;1);MID([.P$1];5;2));[.Q78]);[ONUS_KM43.$A:.$AK];6;))" table:style-name="ce12">
            <text:p>VSOL03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5" table:formula="of:=UPPER(VLOOKUP(CONCATENATE(CONCATENATE(MID([.P$1];3;1);MID([.P$1];5;2));[.Q79]);[ONUS_KM43.$A:.$AK];6;))" table:style-name="ce12">
            <text:p>VSOL03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6" table:formula="of:=UPPER(VLOOKUP(CONCATENATE(CONCATENATE(MID([.P$1];3;1);MID([.P$1];5;2));[.Q80]);[ONUS_KM43.$A:.$AK];6;))" table:style-name="ce12">
            <text:p>VSOL03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1.14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2" table:formula="of:=UPPER(VLOOKUP(CONCATENATE(CONCATENATE(MID([.P$1];3;1);MID([.P$1];5;2));[.Q81]);[ONUS_KM43.$A:.$AK];6;))" table:style-name="ce12">
            <text:p>VSOL05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1" table:formula="of:=UPPER(VLOOKUP(CONCATENATE(CONCATENATE(MID([.P$1];3;1);MID([.P$1];5;2));[.Q82]);[ONUS_KM43.$A:.$AK];6;))" table:style-name="ce12">
            <text:p>VSOL05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1.55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3" table:formula="of:=UPPER(VLOOKUP(CONCATENATE(CONCATENATE(MID([.P$1];3;1);MID([.P$1];5;2));[.Q83]);[ONUS_KM43.$A:.$AK];6;))" table:style-name="ce12">
            <text:p>VSOL05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2" table:formula="of:=UPPER(VLOOKUP(CONCATENATE(CONCATENATE(MID([.P$1];3;1);MID([.P$1];5;2));[.Q84]);[ONUS_KM43.$A:.$AK];6;))" table:style-name="ce12">
            <text:p>VSOL06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5" table:formula="of:=UPPER(VLOOKUP(CONCATENATE(CONCATENATE(MID([.P$1];3;1);MID([.P$1];5;2));[.Q85]);[ONUS_KM43.$A:.$AK];6;))" table:style-name="ce12">
            <text:p>VSOL06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0" table:formula="of:=UPPER(VLOOKUP(CONCATENATE(CONCATENATE(MID([.P$1];3;1);MID([.P$1];5;2));[.Q86]);[ONUS_KM43.$A:.$AK];6;))" table:style-name="ce12">
            <text:p>VSOL06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0.81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6" table:formula="of:=UPPER(VLOOKUP(CONCATENATE(CONCATENATE(MID([.P$1];3;1);MID([.P$1];5;2));[.Q87]);[ONUS_KM43.$A:.$AK];6;))" table:style-name="ce12">
            <text:p>VSOL06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8" table:formula="of:=UPPER(VLOOKUP(CONCATENATE(CONCATENATE(MID([.P$1];3;1);MID([.P$1];5;2));[.Q88]);[ONUS_KM43.$A:.$AK];6;))" table:style-name="ce12">
            <text:p>VSOL06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1.08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3" table:formula="of:=UPPER(VLOOKUP(CONCATENATE(CONCATENATE(MID([.P$1];3;1);MID([.P$1];5;2));[.Q89]);[ONUS_KM43.$A:.$AK];6;))" table:style-name="ce12">
            <text:p>VSOL07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19.54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01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4" table:formula="of:=UPPER(VLOOKUP(CONCATENATE(CONCATENATE(MID([.P$1];3;1);MID([.P$1];5;2));[.Q90]);[ONUS_KM43.$A:.$AK];6;))" table:style-name="ce12">
            <text:p>VSOL07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0.71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5" table:formula="of:=UPPER(VLOOKUP(CONCATENATE(CONCATENATE(MID([.P$1];3;1);MID([.P$1];5;2));[.Q91]);[ONUS_KM43.$A:.$AK];6;))" table:style-name="ce12">
            <text:p>VSOL07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18.15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19.40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2" table:formula="of:=UPPER(VLOOKUP(CONCATENATE(CONCATENATE(MID([.P$1];3;1);MID([.P$1];5;2));[.Q92]);[ONUS_KM43.$A:.$AK];6;))" table:style-name="ce12">
            <text:p>VSOL09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-18.99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0.71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3" table:formula="of:=UPPER(VLOOKUP(CONCATENATE(CONCATENATE(MID([.P$1];3;1);MID([.P$1];5;2));[.Q93]);[ONUS_KM43.$A:.$AK];6;))" table:style-name="ce12">
            <text:p>VSOL0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4" table:formula="of:=UPPER(VLOOKUP(CONCATENATE(CONCATENATE(MID([.P$1];3;1);MID([.P$1];5;2));[.Q94]);[ONUS_KM43.$A:.$AK];6;))" table:style-name="ce12">
            <text:p>VSOL09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5]);[ONUS_KM43.$A:.$AK];6;))" table:style-name="ce12">
            <text:p>#N/D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-19.35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0.87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6]);[ONUS_KM43.$A:.$AK];6;))" table:style-name="ce12">
            <text:p>#N/D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20.13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81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7]);[ONUS_KM43.$A:.$AK];6;))" table:style-name="ce12">
            <text:p>#N/D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8]);[ONUS_KM43.$A:.$AK];6;))" table:style-name="ce12">
            <text:p>#N/D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9]);[ONUS_KM43.$A:.$AK];6;))" table:style-name="ce12">
            <text:p>#N/D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19.17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0]);[ONUS_KM43.$A:.$AK];6;))" table:style-name="ce12">
            <text:p>#N/D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19.87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1]);[ONUS_KM43.$A:.$AK];6;))" table:style-name="ce12">
            <text:p>#N/D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3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2]);[ONUS_KM43.$A:.$AK];6;))" table:style-name="ce12">
            <text:p>#N/D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3"/>
          <table:table-cell table:number-columns-repeated="16362"/>
        </table:table-row>
        <table:table-row table:number-rows-repeated="1048474" table:style-name="ro2">
          <table:table-cell table:number-columns-repeated="16384"/>
        </table:table-row>
      </table:table>
      <table:table table:name="ONUS_KM43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6" table:default-cell-style-name="ce10"/>
        <table:table-column table:style-name="co21" table:default-cell-style-name="ce10"/>
        <table:table-column table:style-name="co22" table:default-cell-style-name="ce10"/>
        <table:table-column table:style-name="co17" table:default-cell-style-name="ce10"/>
        <table:table-column table:style-name="co1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13" table:default-cell-style-name="ce10"/>
        <table:table-column table:style-name="co27" table:number-columns-repeated="2" table:default-cell-style-name="ce10"/>
        <table:table-column table:style-name="co25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25" table:number-columns-repeated="2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21" table:default-cell-style-name="ce10"/>
        <table:table-column table:style-name="co37" table:default-cell-style-name="ce10"/>
        <table:table-column table:style-name="co38" table:default-cell-style-name="ce10"/>
        <table:table-column table:style-name="co1" table:number-columns-repeated="16347" table:default-cell-style-name="ce10"/>
        <table:table-row table:style-name="ro2">
          <table:table-cell office:value-type="string" table:style-name="ce10">
            <text:p>CONCATENAR</text:p>
          </table:table-cell>
          <table:table-cell office:value-type="string" table:style-name="ce10">
            <text:p>ONU external ID</text:p>
          </table:table-cell>
          <table:table-cell office:value-type="string" table:style-name="ce10">
            <text:p>PON Type</text:p>
          </table:table-cell>
          <table:table-cell office:value-type="string" table:style-name="ce10">
            <text:p>SN</text:p>
          </table:table-cell>
          <table:table-cell office:value-type="string" table:style-name="ce10">
            <text:p>Onu Type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OLT</text:p>
          </table:table-cell>
          <table:table-cell office:value-type="string" table:style-name="ce10">
            <text:p>Board</text:p>
          </table:table-cell>
          <table:table-cell office:value-type="string" table:style-name="ce10">
            <text:p>Port</text:p>
          </table:table-cell>
          <table:table-cell office:value-type="string" table:style-name="ce10">
            <text:p>Allocated ONU</text:p>
          </table:table-cell>
          <table:table-cell office:value-type="string" table:style-name="ce10">
            <text:p>Zone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Latitude</text:p>
          </table:table-cell>
          <table:table-cell office:value-type="string" table:style-name="ce10">
            <text:p>Longitude</text:p>
          </table:table-cell>
          <table:table-cell office:value-type="string" table:style-name="ce10">
            <text:p>ODB (Splitter)</text:p>
          </table:table-cell>
          <table:table-cell office:value-type="string" table:style-name="ce10">
            <text:p>Mode</text:p>
          </table:table-cell>
          <table:table-cell office:value-type="string" table:style-name="ce10">
            <text:p>WAN mode</text:p>
          </table:table-cell>
          <table:table-cell office:value-type="string" table:style-name="ce10">
            <text:p>IP address</text:p>
          </table:table-cell>
          <table:table-cell office:value-type="string" table:style-name="ce10">
            <text:p>Subnet mask</text:p>
          </table:table-cell>
          <table:table-cell office:value-type="string" table:style-name="ce10">
            <text:p>Default gateway</text:p>
          </table:table-cell>
          <table:table-cell office:value-type="string" table:style-name="ce10">
            <text:p>DNS1</text:p>
          </table:table-cell>
          <table:table-cell office:value-type="string" table:style-name="ce10">
            <text:p>DNS2</text:p>
          </table:table-cell>
          <table:table-cell office:value-type="string" table:style-name="ce10">
            <text:p>Username</text:p>
          </table:table-cell>
          <table:table-cell office:value-type="string" table:style-name="ce10">
            <text:p>Password</text:p>
          </table:table-cell>
          <table:table-cell office:value-type="string" table:style-name="ce10">
            <text:p>CATV</text:p>
          </table:table-cell>
          <table:table-cell office:value-type="string" table:style-name="ce10">
            <text:p>Administrative status</text:p>
          </table:table-cell>
          <table:table-cell office:value-type="string" table:style-name="ce10">
            <text:p>Auth date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Signal</text:p>
          </table:table-cell>
          <table:table-cell office:value-type="string" table:style-name="ce10">
            <text:p>Signal 1310</text:p>
          </table:table-cell>
          <table:table-cell office:value-type="string" table:style-name="ce10">
            <text:p>Service port</text:p>
          </table:table-cell>
          <table:table-cell office:value-type="string" table:style-name="ce10">
            <text:p>Service port VLAN</text:p>
          </table:table-cell>
          <table:table-cell office:value-type="string" table:style-name="ce10">
            <text:p>Service port CVLAN</text:p>
          </table:table-cell>
          <table:table-cell office:value-type="string" table:style-name="ce10">
            <text:p>Service port SVLAN</text:p>
          </table:table-cell>
          <table:table-cell office:value-type="string" table:style-name="ce10">
            <text:p>Service port tag transform mode</text:p>
          </table:table-cell>
          <table:table-cell office:value-type="string" table:style-name="ce10">
            <text:p>Service port upload speed</text:p>
          </table:table-cell>
          <table:table-cell office:value-type="string" table:style-name="ce10">
            <text:p>Service port download speed</text:p>
          </table:table-cell>
          <table:table-cell table:number-columns-repeated="16347"/>
        </table:table-row>
        <table:table-row table:style-name="ro5">
          <table:table-cell office:value-type="string" office:string-value="101" table:formula="of:=[.$H2]&amp;[.$I2]&amp;[.$J2]" table:style-name="ce10">
            <text:p>101</text:p>
          </table:table-cell>
          <table:table-cell office:value-type="string" table:style-name="ce10">
            <text:p>HWTC31A9BF9B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HWTC31A9BF9B</text:p>
          </table:table-cell>
          <table:table-cell office:value-type="string" table:style-name="ce10">
            <text:p>HS8145V</text:p>
          </table:table-cell>
          <table:table-cell office:value-type="string" table:style-name="ce5">
            <text:p>HS8145V304 Central km43 Alberto Gonzalez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90_BarrioWalsh</text:p>
          </table:table-cell>
          <table:table-cell office:value-type="string" table:style-name="ce10">
            <text:p>Camara de comerciantes</text:p>
          </table:table-cell>
          <table:table-cell table:number-columns-repeated="3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5-26T18:31:08" table:style-name="ce11">
            <text:p>26/05/2022 18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4.18</text:p>
          </table:table-cell>
          <table:table-cell office:value-type="float" office:value="232" table:style-name="ce10">
            <text:p>23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0" table:formula="of:=[.$H3]&amp;[.$I3]&amp;[.$J3]" table:style-name="ce10">
            <text:p>130</text:p>
          </table:table-cell>
          <table:table-cell office:value-type="string" table:style-name="ce10">
            <text:p>ASKY0052311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523112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3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3T11:36:47" table:style-name="ce11">
            <text:p>03/06/2022 11:3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98</text:p>
          </table:table-cell>
          <table:table-cell office:value-type="float" office:value="250" table:style-name="ce10">
            <text:p>25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" table:formula="of:=[.$H4]&amp;[.$I4]&amp;[.$J4]" table:style-name="ce10">
            <text:p>131</text:p>
          </table:table-cell>
          <table:table-cell office:value-type="string" table:style-name="ce10">
            <text:p>ASKY00509655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509655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3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3T11:59:46" table:style-name="ce11">
            <text:p>03/06/2022 11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46</text:p>
          </table:table-cell>
          <table:table-cell office:value-type="float" office:value="253" table:style-name="ce10">
            <text:p>25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" table:formula="of:=[.$H5]&amp;[.$I5]&amp;[.$J5]" table:style-name="ce10">
            <text:p>132</text:p>
          </table:table-cell>
          <table:table-cell office:value-type="string" table:style-name="ce10">
            <text:p>MSTC3B8CEF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B8CEF88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28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0T11:17:19" table:style-name="ce11">
            <text:p>10/06/2022 11:1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55</text:p>
          </table:table-cell>
          <table:table-cell office:value-type="float" office:value="322" table:style-name="ce10">
            <text:p>32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3" table:formula="of:=[.$H6]&amp;[.$I6]&amp;[.$J6]" table:style-name="ce10">
            <text:p>133</text:p>
          </table:table-cell>
          <table:table-cell office:value-type="string" table:style-name="ce10">
            <text:p>MSTC2C77CF1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CF10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H13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3T17:41:03" table:style-name="ce11">
            <text:p>13/06/2022 17:4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361" table:style-name="ce10">
            <text:p>36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4" table:formula="of:=[.$H7]&amp;[.$I7]&amp;[.$J7]" table:style-name="ce10">
            <text:p>134</text:p>
          </table:table-cell>
          <table:table-cell office:value-type="string" table:style-name="ce10">
            <text:p>TPLGB783DD0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D0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2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2T11:27:02" table:style-name="ce11">
            <text:p>22/06/2022 11:2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75</text:p>
          </table:table-cell>
          <table:table-cell office:value-type="float" office:value="376" table:style-name="ce10">
            <text:p>37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5" table:formula="of:=[.$H8]&amp;[.$I8]&amp;[.$J8]" table:style-name="ce10">
            <text:p>135</text:p>
          </table:table-cell>
          <table:table-cell office:value-type="string" table:style-name="ce10">
            <text:p>TPLGB784069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69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5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8T12:20:57" table:style-name="ce11">
            <text:p>28/06/2022 12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53</text:p>
          </table:table-cell>
          <table:table-cell office:value-type="float" office:value="436" table:style-name="ce10">
            <text:p>43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6" table:formula="of:=[.$H9]&amp;[.$I9]&amp;[.$J9]" table:style-name="ce10">
            <text:p>136</text:p>
          </table:table-cell>
          <table:table-cell office:value-type="string" table:style-name="ce10">
            <text:p>TPLGB783D8E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8E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7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30T10:20:05" table:style-name="ce11">
            <text:p>30/06/2022 10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448" table:style-name="ce10">
            <text:p>44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7" table:formula="of:=[.$H10]&amp;[.$I10]&amp;[.$J10]" table:style-name="ce10">
            <text:p>137</text:p>
          </table:table-cell>
          <table:table-cell office:value-type="string" table:style-name="ce10">
            <text:p>TPLGB78402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29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4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30T14:18:55" table:style-name="ce11">
            <text:p>30/06/2022 14:1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7</text:p>
          </table:table-cell>
          <table:table-cell office:value-type="float" office:value="460" table:style-name="ce10">
            <text:p>46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8" table:formula="of:=[.$H11]&amp;[.$I11]&amp;[.$J11]" table:style-name="ce10">
            <text:p>138</text:p>
          </table:table-cell>
          <table:table-cell office:value-type="string" table:style-name="ce10">
            <text:p>TPLGB732D71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71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9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5T15:41:10" table:style-name="ce11">
            <text:p>05/12/2022 15:4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181" table:style-name="ce10">
            <text:p>18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9" table:formula="of:=[.$H12]&amp;[.$I12]&amp;[.$J12]" table:style-name="ce10">
            <text:p>139</text:p>
          </table:table-cell>
          <table:table-cell office:value-type="string" table:style-name="ce10">
            <text:p>TPLGB78411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1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8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4T11:29:43" table:style-name="ce11">
            <text:p>04/07/2022 11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69</text:p>
          </table:table-cell>
          <table:table-cell office:value-type="float" office:value="478" table:style-name="ce10">
            <text:p>47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0" table:formula="of:=[.$H13]&amp;[.$I13]&amp;[.$J13]" table:style-name="ce10">
            <text:p>150</text:p>
          </table:table-cell>
          <table:table-cell office:value-type="string" table:style-name="ce10">
            <text:p>MSTC034DF7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34DF768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59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3T11:26:09" table:style-name="ce11">
            <text:p>13/05/2022 11:26</text:p>
          </table:table-cell>
          <table:table-cell office:value-type="string" table:style-name="ce10">
            <text:p>LOS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22</text:p>
          </table:table-cell>
          <table:table-cell office:value-type="float" office:value="166" table:style-name="ce10">
            <text:p>16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" table:formula="of:=[.$H14]&amp;[.$I14]&amp;[.$J14]" table:style-name="ce10">
            <text:p>151</text:p>
          </table:table-cell>
          <table:table-cell office:value-type="string" table:style-name="ce10">
            <text:p>TPLGB732C7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C7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7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2T11:39:50" table:style-name="ce11">
            <text:p>12/09/2022 11:3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74</text:p>
          </table:table-cell>
          <table:table-cell office:value-type="float" office:value="670" table:style-name="ce10">
            <text:p>67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" table:formula="of:=[.$H15]&amp;[.$I15]&amp;[.$J15]" table:style-name="ce10">
            <text:p>152</text:p>
          </table:table-cell>
          <table:table-cell office:value-type="string" table:style-name="ce10">
            <text:p>MSTC2c772a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2a60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21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6T16:41:32" table:style-name="ce11">
            <text:p>16/05/2022 16:4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7</text:p>
          </table:table-cell>
          <table:table-cell office:value-type="float" office:value="208" table:style-name="ce10">
            <text:p>20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" table:formula="of:=[.$H16]&amp;[.$I16]&amp;[.$J16]" table:style-name="ce10">
            <text:p>153</text:p>
          </table:table-cell>
          <table:table-cell office:value-type="string" table:style-name="ce10">
            <text:p>MSTC2C77C06B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C06B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h22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23T13:15:36" table:style-name="ce11">
            <text:p>23/05/2022 13:15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21</text:p>
          </table:table-cell>
          <table:table-cell office:value-type="float" office:value="217" table:style-name="ce10">
            <text:p>21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" table:formula="of:=[.$H17]&amp;[.$I17]&amp;[.$J17]" table:style-name="ce10">
            <text:p>154</text:p>
          </table:table-cell>
          <table:table-cell office:value-type="string" table:style-name="ce10">
            <text:p>ASKY001DBB0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DBB0F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vm44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30T16:47:30" table:style-name="ce11">
            <text:p>30/05/2022 16:4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241" table:style-name="ce10">
            <text:p>24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" table:formula="of:=[.$H18]&amp;[.$I18]&amp;[.$J18]" table:style-name="ce10">
            <text:p>155</text:p>
          </table:table-cell>
          <table:table-cell office:value-type="string" table:style-name="ce10">
            <text:p>TPLGB783DC5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C5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6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18T11:41:51" table:style-name="ce11">
            <text:p>18/07/2022 11:4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94</text:p>
          </table:table-cell>
          <table:table-cell office:value-type="float" office:value="529" table:style-name="ce10">
            <text:p>52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6" table:formula="of:=[.$H19]&amp;[.$I19]&amp;[.$J19]" table:style-name="ce10">
            <text:p>156</text:p>
          </table:table-cell>
          <table:table-cell office:value-type="string" table:style-name="ce10">
            <text:p>TPLGB73307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307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1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18T11:59:33" table:style-name="ce11">
            <text:p>18/07/2022 11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532" table:style-name="ce10">
            <text:p>53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7" table:formula="of:=[.$H20]&amp;[.$I20]&amp;[.$J20]" table:style-name="ce10">
            <text:p>157</text:p>
          </table:table-cell>
          <table:table-cell office:value-type="string" table:style-name="ce10">
            <text:p>TPLGB7330A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30A0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1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18T13:01:07" table:style-name="ce11">
            <text:p>18/07/2022 13:0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30.97</text:p>
          </table:table-cell>
          <table:table-cell office:value-type="float" office:value="535" table:style-name="ce10">
            <text:p>53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8" table:formula="of:=[.$H21]&amp;[.$I21]&amp;[.$J21]" table:style-name="ce10">
            <text:p>158</text:p>
          </table:table-cell>
          <table:table-cell office:value-type="string" table:style-name="ce10">
            <text:p>TPLGB732FE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E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1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18T13:47:59" table:style-name="ce11">
            <text:p>18/07/2022 13:4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538" table:style-name="ce10">
            <text:p>53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9" table:formula="of:=[.$H22]&amp;[.$I22]&amp;[.$J22]" table:style-name="ce10">
            <text:p>159</text:p>
          </table:table-cell>
          <table:table-cell office:value-type="string" table:style-name="ce10">
            <text:p>ASKY002DED8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DED83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42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8-24T12:03:23" table:style-name="ce11">
            <text:p>24/08/2022 12:0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646" table:style-name="ce10">
            <text:p>64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0" table:formula="of:=[.$H23]&amp;[.$I23]&amp;[.$J23]" table:style-name="ce10">
            <text:p>160</text:p>
          </table:table-cell>
          <table:table-cell office:value-type="string" table:style-name="ce10">
            <text:p>ASKY0041C40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1C401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p12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90_BarrioWalsh</text:p>
          </table:table-cell>
          <table:table-cell office:value-type="string" table:style-name="ce10">
            <text:p>Reseteado</text:p>
          </table:table-cell>
          <table:table-cell table:number-columns-repeated="3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9-28T13:46:53" table:style-name="ce11">
            <text:p>28/09/2022 13:4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56</text:p>
          </table:table-cell>
          <table:table-cell office:value-type="float" office:value="100" table:style-name="ce10">
            <text:p>10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" table:formula="of:=[.$H24]&amp;[.$I24]&amp;[.$J24]" table:style-name="ce10">
            <text:p>161</text:p>
          </table:table-cell>
          <table:table-cell office:value-type="string" table:style-name="ce10">
            <text:p>MSTC32F8EDB7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8EDB7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13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90_BarrioWalsh</text:p>
          </table:table-cell>
          <table:table-cell office:value-type="string" table:style-name="ce10">
            <text:p>Modem que esta con la olt km43</text:p>
          </table:table-cell>
          <table:table-cell table:number-columns-repeated="3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14T14:08:24" table:style-name="ce11">
            <text:p>14/04/2022 14:0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88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" table:formula="of:=[.$H25]&amp;[.$I25]&amp;[.$J25]" table:style-name="ce10">
            <text:p>162</text:p>
          </table:table-cell>
          <table:table-cell office:value-type="string" table:style-name="ce10">
            <text:p>MSTC2C778FC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8FCD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53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2T16:37:17" table:style-name="ce11">
            <text:p>22/04/2022 16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float" office:value="-30" table:style-name="ce10">
            <text:p>-30</text:p>
          </table:table-cell>
          <table:table-cell office:value-type="float" office:value="41" table:style-name="ce10">
            <text:p>4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" table:formula="of:=[.$H26]&amp;[.$I26]&amp;[.$J26]" table:style-name="ce10">
            <text:p>163</text:p>
          </table:table-cell>
          <table:table-cell office:value-type="string" table:style-name="ce10">
            <text:p>MSTC32F6C42E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6C42E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21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2T10:12:45" table:style-name="ce11">
            <text:p>12/05/2022 10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82</text:p>
          </table:table-cell>
          <table:table-cell office:value-type="float" office:value="136" table:style-name="ce10">
            <text:p>13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" table:formula="of:=[.$H27]&amp;[.$I27]&amp;[.$J27]" table:style-name="ce10">
            <text:p>164</text:p>
          </table:table-cell>
          <table:table-cell office:value-type="string" table:style-name="ce10">
            <text:p>MSTC32F6A97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6A971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54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2T17:19:28" table:style-name="ce11">
            <text:p>22/04/2022 17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47" table:style-name="ce10">
            <text:p>4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5" table:formula="of:=[.$H28]&amp;[.$I28]&amp;[.$J28]" table:style-name="ce10">
            <text:p>165</text:p>
          </table:table-cell>
          <table:table-cell office:value-type="string" table:style-name="ce10">
            <text:p>ASKY002183D7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183D7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vo25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03T08:42:03" table:style-name="ce11">
            <text:p>03/12/2022 08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03</text:p>
          </table:table-cell>
          <table:table-cell office:value-type="float" office:value="29" table:style-name="ce10">
            <text:p>2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6" table:formula="of:=[.$H29]&amp;[.$I29]&amp;[.$J29]" table:style-name="ce10">
            <text:p>166</text:p>
          </table:table-cell>
          <table:table-cell office:value-type="string" table:style-name="ce10">
            <text:p>MSTC2c77634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6343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21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2T11:25:31" table:style-name="ce11">
            <text:p>12/05/2022 11:2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142" table:style-name="ce10">
            <text:p>14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7" table:formula="of:=[.$H30]&amp;[.$I30]&amp;[.$J30]" table:style-name="ce10">
            <text:p>167</text:p>
          </table:table-cell>
          <table:table-cell office:value-type="string" table:style-name="ce10">
            <text:p>MSTC2C779B4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9B43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59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3T10:42:46" table:style-name="ce11">
            <text:p>13/05/2022 10:42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38</text:p>
          </table:table-cell>
          <table:table-cell office:value-type="float" office:value="163" table:style-name="ce10">
            <text:p>16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8" table:formula="of:=[.$H31]&amp;[.$I31]&amp;[.$J31]" table:style-name="ce10">
            <text:p>168</text:p>
          </table:table-cell>
          <table:table-cell office:value-type="string" table:style-name="ce10">
            <text:p>MSTC2C777DF9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7DF9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59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8-03T09:58:50" table:style-name="ce11">
            <text:p>03/08/2022 09:5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09</text:p>
          </table:table-cell>
          <table:table-cell office:value-type="float" office:value="178" table:style-name="ce10">
            <text:p>17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9" table:formula="of:=[.$H32]&amp;[.$I32]&amp;[.$J32]" table:style-name="ce10">
            <text:p>169</text:p>
          </table:table-cell>
          <table:table-cell office:value-type="string" table:style-name="ce10">
            <text:p>TPLGB73304E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304E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1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3T13:07:12" table:style-name="ce11">
            <text:p>03/12/2022 13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09</text:p>
          </table:table-cell>
          <table:table-cell office:value-type="float" office:value="145" table:style-name="ce10">
            <text:p>14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0" table:formula="of:=[.$H33]&amp;[.$I33]&amp;[.$J33]" table:style-name="ce10">
            <text:p>170</text:p>
          </table:table-cell>
          <table:table-cell office:value-type="string" table:style-name="ce10">
            <text:p>ASKY0040A3F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0A3F1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15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19T13:04:18" table:style-name="ce11">
            <text:p>19/04/2022 13:0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62</text:p>
          </table:table-cell>
          <table:table-cell office:value-type="float" office:value="11" table:style-name="ce10">
            <text:p>1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" table:formula="of:=[.$H34]&amp;[.$I34]&amp;[.$J34]" table:style-name="ce10">
            <text:p>171</text:p>
          </table:table-cell>
          <table:table-cell office:value-type="string" table:style-name="ce10">
            <text:p>ASKY002A5A8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A5A82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31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19T15:46:18" table:style-name="ce11">
            <text:p>19/04/2022 15:4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93</text:p>
          </table:table-cell>
          <table:table-cell office:value-type="float" office:value="17" table:style-name="ce10">
            <text:p>1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" table:formula="of:=[.$H35]&amp;[.$I35]&amp;[.$J35]" table:style-name="ce10">
            <text:p>172</text:p>
          </table:table-cell>
          <table:table-cell office:value-type="string" table:style-name="ce10">
            <text:p>ASKY0043CA1E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3CA1E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15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0T11:39:56" table:style-name="ce11">
            <text:p>20/04/2022 11:3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20" table:style-name="ce10">
            <text:p>2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" table:formula="of:=[.$H36]&amp;[.$I36]&amp;[.$J36]" table:style-name="ce10">
            <text:p>173</text:p>
          </table:table-cell>
          <table:table-cell office:value-type="string" table:style-name="ce10">
            <text:p>MSTC38ECA914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ECA914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18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2T10:55:13" table:style-name="ce11">
            <text:p>22/04/2022 10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23" table:style-name="ce10">
            <text:p>2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" table:formula="of:=[.$H37]&amp;[.$I37]&amp;[.$J37]" table:style-name="ce10">
            <text:p>174</text:p>
          </table:table-cell>
          <table:table-cell office:value-type="string" table:style-name="ce10">
            <text:p>ASKY0034C47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4C47D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18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2T11:27:44" table:style-name="ce11">
            <text:p>22/04/2022 11:27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47</text:p>
          </table:table-cell>
          <table:table-cell office:value-type="float" office:value="26" table:style-name="ce10">
            <text:p>2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" table:formula="of:=[.$H38]&amp;[.$I38]&amp;[.$J38]" table:style-name="ce10">
            <text:p>175</text:p>
          </table:table-cell>
          <table:table-cell office:value-type="string" table:style-name="ce10">
            <text:p>TPLGB7840B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B9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3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3T11:30:39" table:style-name="ce11">
            <text:p>03/12/2022 11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99</text:p>
          </table:table-cell>
          <table:table-cell office:value-type="float" office:value="94" table:style-name="ce10">
            <text:p>9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" table:formula="of:=[.$H39]&amp;[.$I39]&amp;[.$J39]" table:style-name="ce10">
            <text:p>176</text:p>
          </table:table-cell>
          <table:table-cell office:value-type="string" table:style-name="ce10">
            <text:p>MSTC38F19CE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F19CE2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53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2T14:54:25" table:style-name="ce11">
            <text:p>22/04/2022 14:5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32" table:style-name="ce10">
            <text:p>3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" table:formula="of:=[.$H40]&amp;[.$I40]&amp;[.$J40]" table:style-name="ce10">
            <text:p>177</text:p>
          </table:table-cell>
          <table:table-cell office:value-type="string" table:style-name="ce10">
            <text:p>MSTC2C772F8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2F8A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m42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7-16T15:33:17" table:style-name="ce11">
            <text:p>16/07/2022 15:3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35" table:style-name="ce10">
            <text:p>3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" table:formula="of:=[.$H41]&amp;[.$I41]&amp;[.$J41]" table:style-name="ce10">
            <text:p>178</text:p>
          </table:table-cell>
          <table:table-cell office:value-type="string" table:style-name="ce10">
            <text:p>MSTC09428E1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28E16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R53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2T16:00:40" table:style-name="ce11">
            <text:p>22/04/2022 16:0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38" table:style-name="ce10">
            <text:p>3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" table:formula="of:=[.$H42]&amp;[.$I42]&amp;[.$J42]" table:style-name="ce10">
            <text:p>179</text:p>
          </table:table-cell>
          <table:table-cell office:value-type="string" table:style-name="ce10">
            <text:p>MSTC093E648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3E6486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r12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7T11:01:48" table:style-name="ce11">
            <text:p>27/04/2022 11:0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82" table:style-name="ce10">
            <text:p>8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0" table:formula="of:=[.$H43]&amp;[.$I43]&amp;[.$J43]" table:style-name="ce10">
            <text:p>180</text:p>
          </table:table-cell>
          <table:table-cell office:value-type="string" table:style-name="ce10">
            <text:p>MSTC0941F78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1F783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16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19T15:09:19" table:style-name="ce11">
            <text:p>19/04/2022 15:0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8.24</text:p>
          </table:table-cell>
          <table:table-cell office:value-type="float" office:value="14" table:style-name="ce10">
            <text:p>1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" table:formula="of:=[.$H44]&amp;[.$I44]&amp;[.$J44]" table:style-name="ce10">
            <text:p>181</text:p>
          </table:table-cell>
          <table:table-cell office:value-type="string" table:style-name="ce10">
            <text:p>ASKY0054E9C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54E9C1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0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2T18:28:41" table:style-name="ce11">
            <text:p>12/05/2022 18:2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98</text:p>
          </table:table-cell>
          <table:table-cell office:value-type="float" office:value="160" table:style-name="ce10">
            <text:p>16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" table:formula="of:=[.$H45]&amp;[.$I45]&amp;[.$J45]" table:style-name="ce10">
            <text:p>182</text:p>
          </table:table-cell>
          <table:table-cell office:value-type="string" table:style-name="ce10">
            <text:p>MSTC32F77AC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77AC3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60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6T13:27:35" table:style-name="ce11">
            <text:p>16/05/2022 13:2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196" table:style-name="ce10">
            <text:p>19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" table:formula="of:=[.$H46]&amp;[.$I46]&amp;[.$J46]" table:style-name="ce10">
            <text:p>183</text:p>
          </table:table-cell>
          <table:table-cell office:value-type="string" table:style-name="ce10">
            <text:p>MSTC0942A77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2A77F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n45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30T14:59:27" table:style-name="ce11">
            <text:p>30/05/2022 14:59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47</text:p>
          </table:table-cell>
          <table:table-cell office:value-type="float" office:value="205" table:style-name="ce10">
            <text:p>20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4" table:formula="of:=[.$H47]&amp;[.$I47]&amp;[.$J47]" table:style-name="ce10">
            <text:p>184</text:p>
          </table:table-cell>
          <table:table-cell office:value-type="string" table:style-name="ce10">
            <text:p>TPLGB78418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8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2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2T13:42:00" table:style-name="ce11">
            <text:p>22/06/2022 13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22</text:p>
          </table:table-cell>
          <table:table-cell office:value-type="float" office:value="379" table:style-name="ce10">
            <text:p>37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5" table:formula="of:=[.$H48]&amp;[.$I48]&amp;[.$J48]" table:style-name="ce10">
            <text:p>185</text:p>
          </table:table-cell>
          <table:table-cell office:value-type="string" table:style-name="ce10">
            <text:p>TPLGB784297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297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7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12T10:58:27" table:style-name="ce11">
            <text:p>12/10/2022 10:5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69</text:p>
          </table:table-cell>
          <table:table-cell office:value-type="float" office:value="760" table:style-name="ce10">
            <text:p>76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6" table:formula="of:=[.$H49]&amp;[.$I49]&amp;[.$J49]" table:style-name="ce10">
            <text:p>186</text:p>
          </table:table-cell>
          <table:table-cell office:value-type="string" table:style-name="ce10">
            <text:p>TPLGB78407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7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8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4T12:25:53" table:style-name="ce11">
            <text:p>04/07/2022 12:2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22</text:p>
          </table:table-cell>
          <table:table-cell office:value-type="float" office:value="484" table:style-name="ce10">
            <text:p>48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7" table:formula="of:=[.$H50]&amp;[.$I50]&amp;[.$J50]" table:style-name="ce10">
            <text:p>187</text:p>
          </table:table-cell>
          <table:table-cell office:value-type="string" table:style-name="ce10">
            <text:p>TPLGB783D9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9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3T12:07:13" table:style-name="ce11">
            <text:p>03/12/2022 12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8.24</text:p>
          </table:table-cell>
          <table:table-cell office:value-type="float" office:value="139" table:style-name="ce10">
            <text:p>13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8" table:formula="of:=[.$H51]&amp;[.$I51]&amp;[.$J51]" table:style-name="ce10">
            <text:p>188</text:p>
          </table:table-cell>
          <table:table-cell office:value-type="string" table:style-name="ce10">
            <text:p>HWTCCE263E0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HWTCCE263E0D</text:p>
          </table:table-cell>
          <table:table-cell office:value-type="string" table:style-name="ce10">
            <text:p>HG8245</text:p>
          </table:table-cell>
          <table:table-cell office:value-type="string" table:style-name="ce10">
            <text:p>HG8245v35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8T13:06:56" table:style-name="ce11">
            <text:p>08/07/2022 13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511" table:style-name="ce10">
            <text:p>51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9" table:formula="of:=[.$H52]&amp;[.$I52]&amp;[.$J52]" table:style-name="ce10">
            <text:p>189</text:p>
          </table:table-cell>
          <table:table-cell office:value-type="string" table:style-name="ce10">
            <text:p>HWTC77532c2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HWTC77532c20</text:p>
          </table:table-cell>
          <table:table-cell office:value-type="string" table:style-name="ce10">
            <text:p>HG8245</text:p>
          </table:table-cell>
          <table:table-cell office:value-type="string" table:style-name="ce10">
            <text:p>HG8245v35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8T13:31:59" table:style-name="ce11">
            <text:p>08/07/2022 13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514" table:style-name="ce10">
            <text:p>51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0" table:formula="of:=[.$H53]&amp;[.$I53]&amp;[.$J53]" table:style-name="ce10">
            <text:p>190</text:p>
          </table:table-cell>
          <table:table-cell office:value-type="string" table:style-name="ce10">
            <text:p>TPLGB77809E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7809E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0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0T14:39:10" table:style-name="ce11">
            <text:p>20/08/2022 14:3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9.59</text:p>
          </table:table-cell>
          <table:table-cell office:value-type="float" office:value="643" table:style-name="ce10">
            <text:p>64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" table:formula="of:=[.$H54]&amp;[.$I54]&amp;[.$J54]" table:style-name="ce10">
            <text:p>191</text:p>
          </table:table-cell>
          <table:table-cell office:value-type="string" table:style-name="ce10">
            <text:p>MSTC2BEDC1CE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BEDC1CE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tm37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2_Villegas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3T16:51:42" table:style-name="ce11">
            <text:p>23/04/2022 16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50" table:style-name="ce10">
            <text:p>5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" table:formula="of:=[.$H55]&amp;[.$I55]&amp;[.$J55]" table:style-name="ce10">
            <text:p>192</text:p>
          </table:table-cell>
          <table:table-cell office:value-type="string" table:style-name="ce10">
            <text:p>ASKY0036AB9E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6AB9E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19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0:36:13" table:style-name="ce11">
            <text:p>26/04/2022 10:3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53" table:style-name="ce10">
            <text:p>5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" table:formula="of:=[.$H56]&amp;[.$I56]&amp;[.$J56]" table:style-name="ce10">
            <text:p>193</text:p>
          </table:table-cell>
          <table:table-cell office:value-type="string" table:style-name="ce10">
            <text:p>ASKY001B4BD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B4BD2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19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4_KM35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1:23:39" table:style-name="ce11">
            <text:p>26/04/2022 11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56" table:style-name="ce10">
            <text:p>5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" table:formula="of:=[.$H57]&amp;[.$I57]&amp;[.$J57]" table:style-name="ce10">
            <text:p>194</text:p>
          </table:table-cell>
          <table:table-cell office:value-type="string" table:style-name="ce10">
            <text:p>ASKY00149A99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49A99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19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1:43:16" table:style-name="ce11">
            <text:p>26/04/2022 11:4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59" table:style-name="ce10">
            <text:p>5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" table:formula="of:=[.$H58]&amp;[.$I58]&amp;[.$J58]" table:style-name="ce10">
            <text:p>195</text:p>
          </table:table-cell>
          <table:table-cell office:value-type="string" table:style-name="ce10">
            <text:p>ASKY002A6C5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A6C53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19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2:26:54" table:style-name="ce11">
            <text:p>26/04/2022 12:2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62" table:style-name="ce10">
            <text:p>6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6" table:formula="of:=[.$H59]&amp;[.$I59]&amp;[.$J59]" table:style-name="ce10">
            <text:p>196</text:p>
          </table:table-cell>
          <table:table-cell office:value-type="string" table:style-name="ce10">
            <text:p>ASKY003C95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C9540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o10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4_KM35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3:01:41" table:style-name="ce11">
            <text:p>26/04/2022 13:0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Critical</text:p>
          </table:table-cell>
          <table:table-cell office:value-type="string" table:style-name="ce10">
            <text:p>-32.22</text:p>
          </table:table-cell>
          <table:table-cell office:value-type="float" office:value="65" table:style-name="ce10">
            <text:p>6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7" table:formula="of:=[.$H60]&amp;[.$I60]&amp;[.$J60]" table:style-name="ce10">
            <text:p>197</text:p>
          </table:table-cell>
          <table:table-cell office:value-type="string" table:style-name="ce10">
            <text:p>MSTC2C7813D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813D6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ma10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4_KM35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3:19:37" table:style-name="ce11">
            <text:p>26/04/2022 13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68" table:style-name="ce10">
            <text:p>6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8" table:formula="of:=[.$H61]&amp;[.$I61]&amp;[.$J61]" table:style-name="ce10">
            <text:p>198</text:p>
          </table:table-cell>
          <table:table-cell office:value-type="string" table:style-name="ce10">
            <text:p>ASKY001FC57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FC572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19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3:50:06" table:style-name="ce11">
            <text:p>26/04/2022 13:5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21</text:p>
          </table:table-cell>
          <table:table-cell office:value-type="float" office:value="71" table:style-name="ce10">
            <text:p>7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9" table:formula="of:=[.$H62]&amp;[.$I62]&amp;[.$J62]" table:style-name="ce10">
            <text:p>199</text:p>
          </table:table-cell>
          <table:table-cell office:value-type="string" table:style-name="ce10">
            <text:p>ASKY0041BB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1BBC8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Tm26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4:54:42" table:style-name="ce11">
            <text:p>26/04/2022 14:5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32</text:p>
          </table:table-cell>
          <table:table-cell office:value-type="float" office:value="74" table:style-name="ce10">
            <text:p>7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0" table:formula="of:=[.$H63]&amp;[.$I63]&amp;[.$J63]" table:style-name="ce10">
            <text:p>1100</text:p>
          </table:table-cell>
          <table:table-cell office:value-type="string" table:style-name="ce10">
            <text:p>MSTC32FBF30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BF30F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j47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5:59:32" table:style-name="ce11">
            <text:p>11/05/2022 15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05</text:p>
          </table:table-cell>
          <table:table-cell office:value-type="float" office:value="121" table:style-name="ce10">
            <text:p>12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" table:formula="of:=[.$H64]&amp;[.$I64]&amp;[.$J64]" table:style-name="ce10">
            <text:p>1101</text:p>
          </table:table-cell>
          <table:table-cell office:value-type="string" table:style-name="ce10">
            <text:p>ASKY001F2CB5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F2CB5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la13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6:09:29" table:style-name="ce11">
            <text:p>11/05/2022 16:0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74</text:p>
          </table:table-cell>
          <table:table-cell office:value-type="float" office:value="124" table:style-name="ce10">
            <text:p>12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2" table:formula="of:=[.$H65]&amp;[.$I65]&amp;[.$J65]" table:style-name="ce10">
            <text:p>1102</text:p>
          </table:table-cell>
          <table:table-cell office:value-type="string" table:style-name="ce10">
            <text:p>MSTC38ECA27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ECA27A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vo45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6:36:42" table:style-name="ce11">
            <text:p>11/05/2022 16:3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Critical</text:p>
          </table:table-cell>
          <table:table-cell office:value-type="string" table:style-name="ce10">
            <text:p>-33.98</text:p>
          </table:table-cell>
          <table:table-cell office:value-type="float" office:value="127" table:style-name="ce10">
            <text:p>12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3" table:formula="of:=[.$H66]&amp;[.$I66]&amp;[.$J66]" table:style-name="ce10">
            <text:p>1103</text:p>
          </table:table-cell>
          <table:table-cell office:value-type="string" table:style-name="ce10">
            <text:p>ASKY00357BF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57BFA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N32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2_Villegas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6:46:21" table:style-name="ce11">
            <text:p>11/05/2022 16:4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92</text:p>
          </table:table-cell>
          <table:table-cell office:value-type="float" office:value="130" table:style-name="ce10">
            <text:p>13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4" table:formula="of:=[.$H67]&amp;[.$I67]&amp;[.$J67]" table:style-name="ce10">
            <text:p>1104</text:p>
          </table:table-cell>
          <table:table-cell office:value-type="string" table:style-name="ce10">
            <text:p>MSTC2C58AC89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58AC89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TL24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06T15:11:47" table:style-name="ce11">
            <text:p>06/12/2022 15:1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71</text:p>
          </table:table-cell>
          <table:table-cell office:value-type="float" office:value="355" table:style-name="ce10">
            <text:p>35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5" table:formula="of:=[.$H68]&amp;[.$I68]&amp;[.$J68]" table:style-name="ce10">
            <text:p>1105</text:p>
          </table:table-cell>
          <table:table-cell office:value-type="string" table:style-name="ce10">
            <text:p>MSTC38F1E79C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F1E79C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45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17T10:12:23" table:style-name="ce11">
            <text:p>17/12/2022 10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32</text:p>
          </table:table-cell>
          <table:table-cell office:value-type="float" office:value="853" table:style-name="ce10">
            <text:p>85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6" table:formula="of:=[.$H69]&amp;[.$I69]&amp;[.$J69]" table:style-name="ce10">
            <text:p>1106</text:p>
          </table:table-cell>
          <table:table-cell office:value-type="string" table:style-name="ce10">
            <text:p>MSTC2C780824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80824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TL11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3T11:55:08" table:style-name="ce11">
            <text:p>13/06/2022 11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43</text:p>
          </table:table-cell>
          <table:table-cell office:value-type="float" office:value="352" table:style-name="ce10">
            <text:p>35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7" table:formula="of:=[.$H70]&amp;[.$I70]&amp;[.$J70]" table:style-name="ce10">
            <text:p>1107</text:p>
          </table:table-cell>
          <table:table-cell office:value-type="string" table:style-name="ce10">
            <text:p>TPLGB784197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97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3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3T16:23:48" table:style-name="ce11">
            <text:p>23/06/2022 16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92</text:p>
          </table:table-cell>
          <table:table-cell office:value-type="float" office:value="409" table:style-name="ce10">
            <text:p>40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8" table:formula="of:=[.$H71]&amp;[.$I71]&amp;[.$J71]" table:style-name="ce10">
            <text:p>1108</text:p>
          </table:table-cell>
          <table:table-cell office:value-type="string" table:style-name="ce10">
            <text:p>TPLGB7841AF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AF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6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8T10:54:48" table:style-name="ce11">
            <text:p>08/07/2022 10:5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7.13</text:p>
          </table:table-cell>
          <table:table-cell office:value-type="float" office:value="502" table:style-name="ce10">
            <text:p>50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9" table:formula="of:=[.$H72]&amp;[.$I72]&amp;[.$J72]" table:style-name="ce10">
            <text:p>1109</text:p>
          </table:table-cell>
          <table:table-cell office:value-type="string" table:style-name="ce10">
            <text:p>TPLGF52F11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111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4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0T14:08:30" table:style-name="ce11">
            <text:p>20/07/2022 14:0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93</text:p>
          </table:table-cell>
          <table:table-cell office:value-type="float" office:value="547" table:style-name="ce10">
            <text:p>54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0" table:formula="of:=[.$H73]&amp;[.$I73]&amp;[.$J73]" table:style-name="ce10">
            <text:p>1110</text:p>
          </table:table-cell>
          <table:table-cell office:value-type="string" table:style-name="ce10">
            <text:p>MSTC38F1E5D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F1E5D0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N27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23T14:10:40" table:style-name="ce11">
            <text:p>23/05/2022 14:1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25</text:p>
          </table:table-cell>
          <table:table-cell office:value-type="float" office:value="220" table:style-name="ce10">
            <text:p>22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" table:formula="of:=[.$H74]&amp;[.$I74]&amp;[.$J74]" table:style-name="ce10">
            <text:p>1111</text:p>
          </table:table-cell>
          <table:table-cell office:value-type="string" table:style-name="ce10">
            <text:p>ASKY0034DDF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4DDF0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m6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table:style-name="ce10"/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27</text:p>
          </table:table-cell>
          <table:table-cell office:value-type="float" office:value="304" table:style-name="ce10">
            <text:p>30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" table:formula="of:=[.$H75]&amp;[.$I75]&amp;[.$J75]" table:style-name="ce10">
            <text:p>1112</text:p>
          </table:table-cell>
          <table:table-cell office:value-type="string" table:style-name="ce10">
            <text:p>ASKY000DF33C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0DF33C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L28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8T13:52:40" table:style-name="ce11">
            <text:p>08/06/2022 13:5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76</text:p>
          </table:table-cell>
          <table:table-cell office:value-type="float" office:value="307" table:style-name="ce10">
            <text:p>30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3" table:formula="of:=[.$H76]&amp;[.$I76]&amp;[.$J76]" table:style-name="ce10">
            <text:p>1113</text:p>
          </table:table-cell>
          <table:table-cell office:value-type="string" table:style-name="ce10">
            <text:p>TPLGB7841A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AA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2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2T14:30:53" table:style-name="ce11">
            <text:p>22/06/2022 14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31</text:p>
          </table:table-cell>
          <table:table-cell office:value-type="float" office:value="382" table:style-name="ce10">
            <text:p>38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4" table:formula="of:=[.$H77]&amp;[.$I77]&amp;[.$J77]" table:style-name="ce10">
            <text:p>1114</text:p>
          </table:table-cell>
          <table:table-cell office:value-type="string" table:style-name="ce10">
            <text:p>TPLGB783DED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ED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3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4T13:29:42" table:style-name="ce11">
            <text:p>24/06/2022 13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09</text:p>
          </table:table-cell>
          <table:table-cell office:value-type="float" office:value="418" table:style-name="ce10">
            <text:p>41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5" table:formula="of:=[.$H78]&amp;[.$I78]&amp;[.$J78]" table:style-name="ce10">
            <text:p>1115</text:p>
          </table:table-cell>
          <table:table-cell office:value-type="string" table:style-name="ce10">
            <text:p>TPLGB78406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6A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5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8T13:05:05" table:style-name="ce11">
            <text:p>28/06/2022 13:0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04</text:p>
          </table:table-cell>
          <table:table-cell office:value-type="float" office:value="439" table:style-name="ce10">
            <text:p>43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6" table:formula="of:=[.$H79]&amp;[.$I79]&amp;[.$J79]" table:style-name="ce10">
            <text:p>1116</text:p>
          </table:table-cell>
          <table:table-cell office:value-type="string" table:style-name="ce10">
            <text:p>TPLGB783F4E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4E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6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30T12:06:52" table:style-name="ce11">
            <text:p>30/06/2022 12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14</text:p>
          </table:table-cell>
          <table:table-cell office:value-type="float" office:value="454" table:style-name="ce10">
            <text:p>45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7" table:formula="of:=[.$H80]&amp;[.$I80]&amp;[.$J80]" table:style-name="ce10">
            <text:p>1117</text:p>
          </table:table-cell>
          <table:table-cell office:value-type="string" table:style-name="ce10">
            <text:p>TPLGB78418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81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8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4T12:51:52" table:style-name="ce11">
            <text:p>04/07/2022 12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81</text:p>
          </table:table-cell>
          <table:table-cell office:value-type="float" office:value="487" table:style-name="ce10">
            <text:p>48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8" table:formula="of:=[.$H81]&amp;[.$I81]&amp;[.$J81]" table:style-name="ce10">
            <text:p>1118</text:p>
          </table:table-cell>
          <table:table-cell office:value-type="string" table:style-name="ce10">
            <text:p>HWTCD17E0559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HWTCD17E0559</text:p>
          </table:table-cell>
          <table:table-cell office:value-type="string" table:style-name="ce10">
            <text:p>HG8245</text:p>
          </table:table-cell>
          <table:table-cell office:value-type="string" table:style-name="ce10">
            <text:p>HG8245v35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8T12:19:49" table:style-name="ce11">
            <text:p>08/07/2022 12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508" table:style-name="ce10">
            <text:p>50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9" table:formula="of:=[.$H82]&amp;[.$I82]&amp;[.$J82]" table:style-name="ce10">
            <text:p>1119</text:p>
          </table:table-cell>
          <table:table-cell office:value-type="string" table:style-name="ce10">
            <text:p>TPLGB732FE8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E8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2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18T09:51:55" table:style-name="ce11">
            <text:p>18/07/2022 09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4</text:p>
          </table:table-cell>
          <table:table-cell office:value-type="float" office:value="97" table:style-name="ce10">
            <text:p>9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0" table:formula="of:=[.$H83]&amp;[.$I83]&amp;[.$J83]" table:style-name="ce10">
            <text:p>1120</text:p>
          </table:table-cell>
          <table:table-cell office:value-type="string" table:style-name="ce10">
            <text:p>MSTC0941FA6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1FA6A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25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6T11:20:03" table:style-name="ce11">
            <text:p>06/06/2022 11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08</text:p>
          </table:table-cell>
          <table:table-cell office:value-type="float" office:value="262" table:style-name="ce10">
            <text:p>26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" table:formula="of:=[.$H84]&amp;[.$I84]&amp;[.$J84]" table:style-name="ce10">
            <text:p>1121</text:p>
          </table:table-cell>
          <table:table-cell office:value-type="string" table:style-name="ce10">
            <text:p>MSTC2C77EE7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EE72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19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3T09:57:30" table:style-name="ce11">
            <text:p>13/06/2022 09:5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09</text:p>
          </table:table-cell>
          <table:table-cell office:value-type="float" office:value="343" table:style-name="ce10">
            <text:p>34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2" table:formula="of:=[.$H85]&amp;[.$I85]&amp;[.$J85]" table:style-name="ce10">
            <text:p>1122</text:p>
          </table:table-cell>
          <table:table-cell office:value-type="string" table:style-name="ce10">
            <text:p>TPLGB784065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65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5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8T13:34:33" table:style-name="ce11">
            <text:p>28/06/2022 13:3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7</text:p>
          </table:table-cell>
          <table:table-cell office:value-type="float" office:value="442" table:style-name="ce10">
            <text:p>44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3" table:formula="of:=[.$H86]&amp;[.$I86]&amp;[.$J86]" table:style-name="ce10">
            <text:p>1123</text:p>
          </table:table-cell>
          <table:table-cell office:value-type="string" table:style-name="ce10">
            <text:p>TPLGB78412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2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8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4T12:01:32" table:style-name="ce11">
            <text:p>04/07/2022 12:0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37</text:p>
          </table:table-cell>
          <table:table-cell office:value-type="float" office:value="481" table:style-name="ce10">
            <text:p>48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4" table:formula="of:=[.$H87]&amp;[.$I87]&amp;[.$J87]" table:style-name="ce10">
            <text:p>1124</text:p>
          </table:table-cell>
          <table:table-cell office:value-type="string" table:style-name="ce10">
            <text:p>HWTCCF3F9C0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HWTCCF3F9C0D</text:p>
          </table:table-cell>
          <table:table-cell office:value-type="string" table:style-name="ce10">
            <text:p>HG8245</text:p>
          </table:table-cell>
          <table:table-cell office:value-type="string" table:style-name="ce10">
            <text:p>HG8245v35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8T14:24:35" table:style-name="ce11">
            <text:p>08/07/2022 14:2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23</text:p>
          </table:table-cell>
          <table:table-cell office:value-type="float" office:value="517" table:style-name="ce10">
            <text:p>51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5" table:formula="of:=[.$H88]&amp;[.$I88]&amp;[.$J88]" table:style-name="ce10">
            <text:p>1125</text:p>
          </table:table-cell>
          <table:table-cell office:value-type="string" table:style-name="ce10">
            <text:p>TPLGC3A38D5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5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6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9T13:29:37" table:style-name="ce11">
            <text:p>09/08/2022 13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32</text:p>
          </table:table-cell>
          <table:table-cell office:value-type="float" office:value="604" table:style-name="ce10">
            <text:p>60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6" table:formula="of:=[.$H89]&amp;[.$I89]&amp;[.$J89]" table:style-name="ce10">
            <text:p>1126</text:p>
          </table:table-cell>
          <table:table-cell office:value-type="string" table:style-name="ce10">
            <text:p>TPLGB732EE7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E7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1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2T11:25:36" table:style-name="ce11">
            <text:p>12/09/2022 11:2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71</text:p>
          </table:table-cell>
          <table:table-cell office:value-type="float" office:value="523" table:style-name="ce10">
            <text:p>52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7" table:formula="of:=[.$H90]&amp;[.$I90]&amp;[.$J90]" table:style-name="ce10">
            <text:p>1127</text:p>
          </table:table-cell>
          <table:table-cell office:value-type="string" table:style-name="ce10">
            <text:p>TPLGB78413E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3E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7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4T11:52:20" table:style-name="ce11">
            <text:p>04/10/2022 11:5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02</text:p>
          </table:table-cell>
          <table:table-cell office:value-type="float" office:value="736" table:style-name="ce10">
            <text:p>73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8" table:formula="of:=[.$H91]&amp;[.$I91]&amp;[.$J91]" table:style-name="ce10">
            <text:p>1128</text:p>
          </table:table-cell>
          <table:table-cell office:value-type="string" table:style-name="ce10">
            <text:p>TPLGB732C62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C62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7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9T12:16:34" table:style-name="ce11">
            <text:p>29/09/2022 12:1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14</text:p>
          </table:table-cell>
          <table:table-cell office:value-type="float" office:value="730" table:style-name="ce10">
            <text:p>73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9" table:formula="of:=[.$H92]&amp;[.$I92]&amp;[.$J92]" table:style-name="ce10">
            <text:p>1129</text:p>
          </table:table-cell>
          <table:table-cell office:value-type="string" table:style-name="ce10">
            <text:p>GPON002F6B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B6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4T10:23:22" table:style-name="ce11">
            <text:p>14/01/2023 10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51</text:p>
          </table:table-cell>
          <table:table-cell office:value-type="float" office:value="1060" table:style-name="ce10">
            <text:p>106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0" table:formula="of:=[.$H93]&amp;[.$I93]&amp;[.$J93]" table:style-name="ce10">
            <text:p>1130</text:p>
          </table:table-cell>
          <table:table-cell office:value-type="string" table:style-name="ce10">
            <text:p>MSTC3B8D01C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B8D01C3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O16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23T11:39:43" table:style-name="ce11">
            <text:p>23/05/2022 11:3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214" table:style-name="ce10">
            <text:p>21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1" table:formula="of:=[.$H94]&amp;[.$I94]&amp;[.$J94]" table:style-name="ce10">
            <text:p>1131</text:p>
          </table:table-cell>
          <table:table-cell office:value-type="string" table:style-name="ce10">
            <text:p>MSTC2C781D9E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81D9E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l12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3T11:20:20" table:style-name="ce11">
            <text:p>13/06/2022 11:20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349" table:style-name="ce10">
            <text:p>34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2" table:formula="of:=[.$H95]&amp;[.$I95]&amp;[.$J95]" table:style-name="ce10">
            <text:p>1132</text:p>
          </table:table-cell>
          <table:table-cell office:value-type="string" table:style-name="ce10">
            <text:p>TPLGB732E0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0A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9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4T10:51:13" table:style-name="ce11">
            <text:p>04/10/2022 10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433" table:style-name="ce10">
            <text:p>43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3" table:formula="of:=[.$H96]&amp;[.$I96]&amp;[.$J96]" table:style-name="ce10">
            <text:p>1133</text:p>
          </table:table-cell>
          <table:table-cell office:value-type="string" table:style-name="ce10">
            <text:p>TPLGB783FCB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CB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6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3T11:12:22" table:style-name="ce11">
            <text:p>23/07/2022 11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571" table:style-name="ce10">
            <text:p>57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4" table:formula="of:=[.$H97]&amp;[.$I97]&amp;[.$J97]" table:style-name="ce10">
            <text:p>1134</text:p>
          </table:table-cell>
          <table:table-cell office:value-type="string" table:style-name="ce10">
            <text:p>TPLGB732E0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0B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60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14T12:56:40" table:style-name="ce11">
            <text:p>14/10/2022 12:5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772" table:style-name="ce10">
            <text:p>77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5" table:formula="of:=[.$H98]&amp;[.$I98]&amp;[.$J98]" table:style-name="ce10">
            <text:p>1135</text:p>
          </table:table-cell>
          <table:table-cell office:value-type="string" table:style-name="ce10">
            <text:p>TPLGB78429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29A8</text:p>
          </table:table-cell>
          <table:table-cell office:value-type="string" table:style-name="ce10">
            <text:p>TPLINK</text:p>
          </table:table-cell>
          <table:table-cell office:value-type="string" table:style-name="ce10">
            <text:p>TP56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7T16:10:43" table:style-name="ce11">
            <text:p>27/12/2022 16:1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49</text:p>
          </table:table-cell>
          <table:table-cell office:value-type="float" office:value="958" table:style-name="ce10">
            <text:p>95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6" table:formula="of:=[.$H99]&amp;[.$I99]&amp;[.$J99]" table:style-name="ce10">
            <text:p>1136</text:p>
          </table:table-cell>
          <table:table-cell office:value-type="string" table:style-name="ce10">
            <text:p>GPON002FFE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E7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9T15:18:49" table:style-name="ce11">
            <text:p>19/01/2023 15:1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9.21</text:p>
          </table:table-cell>
          <table:table-cell office:value-type="float" office:value="1096" table:style-name="ce10">
            <text:p>109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7" table:formula="of:=[.$H100]&amp;[.$I100]&amp;[.$J100]" table:style-name="ce10">
            <text:p>1137</text:p>
          </table:table-cell>
          <table:table-cell office:value-type="string" table:style-name="ce10">
            <text:p>GPON002FA8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A87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9T15:19:13" table:style-name="ce11">
            <text:p>19/01/2023 15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14</text:p>
          </table:table-cell>
          <table:table-cell office:value-type="float" office:value="1099" table:style-name="ce10">
            <text:p>109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8" table:formula="of:=[.$H101]&amp;[.$I101]&amp;[.$J101]" table:style-name="ce10">
            <text:p>1138</text:p>
          </table:table-cell>
          <table:table-cell office:value-type="string" table:style-name="ce10">
            <text:p>GPON002F69E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9E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9T15:32:43" table:style-name="ce11">
            <text:p>19/01/2023 15:3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1102" table:style-name="ce10">
            <text:p>110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9" table:formula="of:=[.$H102]&amp;[.$I102]&amp;[.$J102]" table:style-name="ce10">
            <text:p>1139</text:p>
          </table:table-cell>
          <table:table-cell office:value-type="string" table:style-name="ce10">
            <text:p>GPON002F6A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A2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9T18:24:11" table:style-name="ce11">
            <text:p>19/01/2023 18:2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1108" table:style-name="ce10">
            <text:p>110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0" table:formula="of:=[.$H103]&amp;[.$I103]&amp;[.$J103]" table:style-name="ce10">
            <text:p>1140</text:p>
          </table:table-cell>
          <table:table-cell office:value-type="string" table:style-name="ce10">
            <text:p>TPLGB7841B1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B1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3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3T12:38:22" table:style-name="ce11">
            <text:p>23/06/2022 12:3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09</text:p>
          </table:table-cell>
          <table:table-cell office:value-type="float" office:value="397" table:style-name="ce10">
            <text:p>39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1" table:formula="of:=[.$H104]&amp;[.$I104]&amp;[.$J104]" table:style-name="ce10">
            <text:p>1141</text:p>
          </table:table-cell>
          <table:table-cell office:value-type="string" table:style-name="ce10">
            <text:p>MSTC32FBDF8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BDF86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28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0T12:22:45" table:style-name="ce11">
            <text:p>10/06/2022 12:2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58</text:p>
          </table:table-cell>
          <table:table-cell office:value-type="float" office:value="325" table:style-name="ce10">
            <text:p>32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2" table:formula="of:=[.$H105]&amp;[.$I105]&amp;[.$J105]" table:style-name="ce10">
            <text:p>1142</text:p>
          </table:table-cell>
          <table:table-cell office:value-type="string" table:style-name="ce10">
            <text:p>TPLGB7329F3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9F3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0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0T11:02:23" table:style-name="ce11">
            <text:p>20/08/2022 11:0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637" table:style-name="ce10">
            <text:p>63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3" table:formula="of:=[.$H106]&amp;[.$I106]&amp;[.$J106]" table:style-name="ce10">
            <text:p>1143</text:p>
          </table:table-cell>
          <table:table-cell office:value-type="string" table:style-name="ce10">
            <text:p>TPLGB732E0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08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7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2T13:42:48" table:style-name="ce11">
            <text:p>22/09/2022 13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709" table:style-name="ce10">
            <text:p>70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4" table:formula="of:=[.$H107]&amp;[.$I107]&amp;[.$J107]" table:style-name="ce10">
            <text:p>1144</text:p>
          </table:table-cell>
          <table:table-cell office:value-type="string" table:style-name="ce10">
            <text:p>TPLGB784315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5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6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7T13:19:45" table:style-name="ce11">
            <text:p>27/12/2022 13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949" table:style-name="ce10">
            <text:p>94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5" table:formula="of:=[.$H108]&amp;[.$I108]&amp;[.$J108]" table:style-name="ce10">
            <text:p>1145</text:p>
          </table:table-cell>
          <table:table-cell office:value-type="string" table:style-name="ce10">
            <text:p>TPLGB784318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8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5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7T10:41:12" table:style-name="ce11">
            <text:p>17/11/2022 10:41</text:p>
          </table:table-cell>
          <table:table-cell office:value-type="string" table:style-name="ce10">
            <text:p>LOS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76</text:p>
          </table:table-cell>
          <table:table-cell office:value-type="float" office:value="934" table:style-name="ce10">
            <text:p>93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6" table:formula="of:=[.$H109]&amp;[.$I109]&amp;[.$J109]" table:style-name="ce10">
            <text:p>1146</text:p>
          </table:table-cell>
          <table:table-cell office:value-type="string" table:style-name="ce10">
            <text:p>GPON002FE4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E4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10">
            <text:p>14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7T15:23:37" table:style-name="ce11">
            <text:p>17/02/2023 15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92</text:p>
          </table:table-cell>
          <table:table-cell office:value-type="float" office:value="1279" table:style-name="ce10">
            <text:p>127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0" table:formula="of:=[.$H110]&amp;[.$I110]&amp;[.$J110]" table:style-name="ce10">
            <text:p>1150</text:p>
          </table:table-cell>
          <table:table-cell office:value-type="string" table:style-name="ce10">
            <text:p>ASKY00528175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528175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3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3T12:54:07" table:style-name="ce11">
            <text:p>03/06/2022 12:5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39</text:p>
          </table:table-cell>
          <table:table-cell office:value-type="float" office:value="256" table:style-name="ce10">
            <text:p>25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" table:formula="of:=[.$H111]&amp;[.$I111]&amp;[.$J111]" table:style-name="ce10">
            <text:p>1151</text:p>
          </table:table-cell>
          <table:table-cell office:value-type="string" table:style-name="ce10">
            <text:p>MSTC034B1C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34B1C40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vp31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7T17:48:27" table:style-name="ce11">
            <text:p>07/06/2022 17:48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15</text:p>
          </table:table-cell>
          <table:table-cell office:value-type="float" office:value="295" table:style-name="ce10">
            <text:p>29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" table:formula="of:=[.$H112]&amp;[.$I112]&amp;[.$J112]" table:style-name="ce10">
            <text:p>1152</text:p>
          </table:table-cell>
          <table:table-cell office:value-type="string" table:style-name="ce10">
            <text:p>ASKY002CB20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CB203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tm9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8T15:45:47" table:style-name="ce11">
            <text:p>08/06/2022 15:4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98</text:p>
          </table:table-cell>
          <table:table-cell office:value-type="float" office:value="310" table:style-name="ce10">
            <text:p>31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3" table:formula="of:=[.$H113]&amp;[.$I113]&amp;[.$J113]" table:style-name="ce10">
            <text:p>1153</text:p>
          </table:table-cell>
          <table:table-cell office:value-type="string" table:style-name="ce10">
            <text:p>MSTC094320B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320BA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27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8T16:22:19" table:style-name="ce11">
            <text:p>08/06/2022 16:2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69</text:p>
          </table:table-cell>
          <table:table-cell office:value-type="float" office:value="313" table:style-name="ce10">
            <text:p>31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4" table:formula="of:=[.$H114]&amp;[.$I114]&amp;[.$J114]" table:style-name="ce10">
            <text:p>1154</text:p>
          </table:table-cell>
          <table:table-cell office:value-type="string" table:style-name="ce10">
            <text:p>MSTC2C772CD9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2CD9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PL5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06T10:59:06" table:style-name="ce11">
            <text:p>06/12/2022 10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184" table:style-name="ce10">
            <text:p>18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5" table:formula="of:=[.$H115]&amp;[.$I115]&amp;[.$J115]" table:style-name="ce10">
            <text:p>1155</text:p>
          </table:table-cell>
          <table:table-cell office:value-type="string" table:style-name="ce10">
            <text:p>MSTC38F1E8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F1E898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M21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3T13:22:07" table:style-name="ce11">
            <text:p>13/06/2022 13:2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364" table:style-name="ce10">
            <text:p>36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6" table:formula="of:=[.$H116]&amp;[.$I116]&amp;[.$J116]" table:style-name="ce10">
            <text:p>1156</text:p>
          </table:table-cell>
          <table:table-cell office:value-type="string" table:style-name="ce10">
            <text:p>TPLGB78414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49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4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1T15:44:31" table:style-name="ce11">
            <text:p>11/01/2023 15:4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1039" table:style-name="ce10">
            <text:p>103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7" table:formula="of:=[.$H117]&amp;[.$I117]&amp;[.$J117]" table:style-name="ce10">
            <text:p>1157</text:p>
          </table:table-cell>
          <table:table-cell office:value-type="string" table:style-name="ce10">
            <text:p>ASKY004D320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D3202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9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3T13:13:12" table:style-name="ce11">
            <text:p>13/06/2022 13:1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358" table:style-name="ce10">
            <text:p>35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8" table:formula="of:=[.$H118]&amp;[.$I118]&amp;[.$J118]" table:style-name="ce10">
            <text:p>1158</text:p>
          </table:table-cell>
          <table:table-cell office:value-type="string" table:style-name="ce10">
            <text:p>HWTC6216559B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HWTC6216559B</text:p>
          </table:table-cell>
          <table:table-cell office:value-type="string" table:style-name="ce10">
            <text:p>HS8145V</text:p>
          </table:table-cell>
          <table:table-cell office:value-type="string" table:style-name="ce10">
            <text:p>HG8145V30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13T17:16:10" table:style-name="ce11">
            <text:p>13/06/2022 17:16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370" table:style-name="ce10">
            <text:p>37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9" table:formula="of:=[.$H119]&amp;[.$I119]&amp;[.$J119]" table:style-name="ce10">
            <text:p>1159</text:p>
          </table:table-cell>
          <table:table-cell office:value-type="string" table:style-name="ce10">
            <text:p>TPLGB7840DA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DA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3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3T10:18:11" table:style-name="ce11">
            <text:p>23/06/2022 10:1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56</text:p>
          </table:table-cell>
          <table:table-cell office:value-type="float" office:value="391" table:style-name="ce10">
            <text:p>39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0" table:formula="of:=[.$H120]&amp;[.$I120]&amp;[.$J120]" table:style-name="ce10">
            <text:p>1310</text:p>
          </table:table-cell>
          <table:table-cell office:value-type="string" table:style-name="ce10">
            <text:p>TPLGB78414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4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9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8T11:31:03" table:style-name="ce11">
            <text:p>08/07/2022 11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79</text:p>
          </table:table-cell>
          <table:table-cell office:value-type="float" office:value="505" table:style-name="ce10">
            <text:p>50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1" table:formula="of:=[.$H121]&amp;[.$I121]&amp;[.$J121]" table:style-name="ce10">
            <text:p>1311</text:p>
          </table:table-cell>
          <table:table-cell office:value-type="string" table:style-name="ce10">
            <text:p>TPLGB78400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0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6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6T12:13:15" table:style-name="ce11">
            <text:p>06/12/2022 12:13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41</text:p>
          </table:table-cell>
          <table:table-cell office:value-type="float" office:value="292" table:style-name="ce10">
            <text:p>29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2" table:formula="of:=[.$H122]&amp;[.$I122]&amp;[.$J122]" table:style-name="ce10">
            <text:p>1312</text:p>
          </table:table-cell>
          <table:table-cell office:value-type="string" table:style-name="ce10">
            <text:p>TPLGB783FF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F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6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8T12:03:21" table:style-name="ce11">
            <text:p>28/07/2022 12:0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30.46</text:p>
          </table:table-cell>
          <table:table-cell office:value-type="float" office:value="575" table:style-name="ce10">
            <text:p>57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3" table:formula="of:=[.$H123]&amp;[.$I123]&amp;[.$J123]" table:style-name="ce10">
            <text:p>1313</text:p>
          </table:table-cell>
          <table:table-cell office:value-type="string" table:style-name="ce10">
            <text:p>TPLGF52EFFF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EFFF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0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3T10:19:13" table:style-name="ce11">
            <text:p>03/08/2022 10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7</text:p>
          </table:table-cell>
          <table:table-cell office:value-type="float" office:value="385" table:style-name="ce10">
            <text:p>38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4" table:formula="of:=[.$H124]&amp;[.$I124]&amp;[.$J124]" table:style-name="ce10">
            <text:p>1314</text:p>
          </table:table-cell>
          <table:table-cell office:value-type="string" table:style-name="ce10">
            <text:p>TPLGF52F18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18A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2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3T14:29:44" table:style-name="ce11">
            <text:p>03/08/2022 14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55</text:p>
          </table:table-cell>
          <table:table-cell office:value-type="float" office:value="592" table:style-name="ce10">
            <text:p>59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5" table:formula="of:=[.$H125]&amp;[.$I125]&amp;[.$J125]" table:style-name="ce10">
            <text:p>1315</text:p>
          </table:table-cell>
          <table:table-cell office:value-type="string" table:style-name="ce10">
            <text:p>TPLGB732C7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C7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1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9T10:29:50" table:style-name="ce11">
            <text:p>09/08/2022 10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9.21</text:p>
          </table:table-cell>
          <table:table-cell office:value-type="float" office:value="106" table:style-name="ce10">
            <text:p>10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6" table:formula="of:=[.$H126]&amp;[.$I126]&amp;[.$J126]" table:style-name="ce10">
            <text:p>1316</text:p>
          </table:table-cell>
          <table:table-cell office:value-type="string" table:style-name="ce10">
            <text:p>TPLGB77809A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7809A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4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19T14:47:29" table:style-name="ce11">
            <text:p>19/08/2022 14:4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634" table:style-name="ce10">
            <text:p>63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7" table:formula="of:=[.$H127]&amp;[.$I127]&amp;[.$J127]" table:style-name="ce10">
            <text:p>1317</text:p>
          </table:table-cell>
          <table:table-cell office:value-type="string" table:style-name="ce10">
            <text:p>TPLGB784151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51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3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4T10:24:38" table:style-name="ce11">
            <text:p>24/10/2022 10:2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float" office:value="-30" table:style-name="ce10">
            <text:p>-30</text:p>
          </table:table-cell>
          <table:table-cell office:value-type="float" office:value="640" table:style-name="ce10">
            <text:p>64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8" table:formula="of:=[.$H128]&amp;[.$I128]&amp;[.$J128]" table:style-name="ce10">
            <text:p>1318</text:p>
          </table:table-cell>
          <table:table-cell office:value-type="string" table:style-name="ce10">
            <text:p>MSTC38F1D89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F1D890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42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02T16:23:25" table:style-name="ce11">
            <text:p>02/12/2022 16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41</text:p>
          </table:table-cell>
          <table:table-cell office:value-type="float" office:value="4" table:style-name="ce10">
            <text:p>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9" table:formula="of:=[.$H129]&amp;[.$I129]&amp;[.$J129]" table:style-name="ce10">
            <text:p>1319</text:p>
          </table:table-cell>
          <table:table-cell office:value-type="string" table:style-name="ce10">
            <text:p>TPLGB732EE2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E2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6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4T12:45:40" table:style-name="ce11">
            <text:p>14/09/2022 12:4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03</text:p>
          </table:table-cell>
          <table:table-cell office:value-type="float" office:value="682" table:style-name="ce10">
            <text:p>68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0" table:formula="of:=[.$H130]&amp;[.$I130]&amp;[.$J130]" table:style-name="ce10">
            <text:p>1320</text:p>
          </table:table-cell>
          <table:table-cell office:value-type="string" table:style-name="ce10">
            <text:p>ASKY002DFD7B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DFD7B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33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9-26T11:07:19" table:style-name="ce11">
            <text:p>26/09/2022 11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22</text:p>
          </table:table-cell>
          <table:table-cell office:value-type="float" office:value="715" table:style-name="ce10">
            <text:p>71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1" table:formula="of:=[.$H131]&amp;[.$I131]&amp;[.$J131]" table:style-name="ce10">
            <text:p>1321</text:p>
          </table:table-cell>
          <table:table-cell office:value-type="string" table:style-name="ce10">
            <text:p>GPON002F60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0F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6T15:53:59" table:style-name="ce11">
            <text:p>16/01/2023 15:5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49</text:p>
          </table:table-cell>
          <table:table-cell office:value-type="float" office:value="469" table:style-name="ce10">
            <text:p>46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2" table:formula="of:=[.$H132]&amp;[.$I132]&amp;[.$J132]" table:style-name="ce10">
            <text:p>1322</text:p>
          </table:table-cell>
          <table:table-cell office:value-type="string" table:style-name="ce10">
            <text:p>MSTC38ECA4F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ECA4FA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40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1-18T14:49:37" table:style-name="ce11">
            <text:p>18/11/2022 14:4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62</text:p>
          </table:table-cell>
          <table:table-cell office:value-type="float" office:value="931" table:style-name="ce10">
            <text:p>93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3" table:formula="of:=[.$H133]&amp;[.$I133]&amp;[.$J133]" table:style-name="ce10">
            <text:p>1323</text:p>
          </table:table-cell>
          <table:table-cell office:value-type="string" table:style-name="ce10">
            <text:p>GPON002FF6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6A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3T15:23:42" table:style-name="ce11">
            <text:p>23/01/2023 15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88</text:p>
          </table:table-cell>
          <table:table-cell office:value-type="float" office:value="1126" table:style-name="ce10">
            <text:p>112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4" table:formula="of:=[.$H134]&amp;[.$I134]&amp;[.$J134]" table:style-name="ce10">
            <text:p>1324</text:p>
          </table:table-cell>
          <table:table-cell office:value-type="string" table:style-name="ce10">
            <text:p>GPON002FFF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FC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8T13:40:57" table:style-name="ce11">
            <text:p>28/01/2023 13:4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99</text:p>
          </table:table-cell>
          <table:table-cell office:value-type="float" office:value="1156" table:style-name="ce10">
            <text:p>115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5" table:formula="of:=[.$H135]&amp;[.$I135]&amp;[.$J135]" table:style-name="ce10">
            <text:p>1325</text:p>
          </table:table-cell>
          <table:table-cell office:value-type="string" table:style-name="ce10">
            <text:p>GPON002FC3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C30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5" table:style-name="ce10">
            <text:p>2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8T20:36:42" table:style-name="ce11">
            <text:p>28/01/2023 20:3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37</text:p>
          </table:table-cell>
          <table:table-cell office:value-type="float" office:value="1159" table:style-name="ce10">
            <text:p>115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6" table:formula="of:=[.$H136]&amp;[.$I136]&amp;[.$J136]" table:style-name="ce10">
            <text:p>1326</text:p>
          </table:table-cell>
          <table:table-cell office:value-type="string" table:style-name="ce10">
            <text:p>GPON002E8A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E8AB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30T13:46:41" table:style-name="ce11">
            <text:p>30/01/2023 13:4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36</text:p>
          </table:table-cell>
          <table:table-cell office:value-type="float" office:value="1162" table:style-name="ce10">
            <text:p>116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7" table:formula="of:=[.$H137]&amp;[.$I137]&amp;[.$J137]" table:style-name="ce10">
            <text:p>1327</text:p>
          </table:table-cell>
          <table:table-cell office:value-type="string" table:style-name="ce10">
            <text:p>D0126A344D97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D0126A344D97</text:p>
          </table:table-cell>
          <table:table-cell office:value-type="string" table:style-name="ce10">
            <text:p>SUX1G</text:p>
          </table:table-cell>
          <table:table-cell office:value-type="string" table:style-name="ce10">
            <text:p>SU01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7" table:style-name="ce10">
            <text:p>27</text:p>
          </table:table-cell>
          <table:table-cell office:value-type="string" table:style-name="ce10">
            <text:p>1 ZonaDesconocida</text:p>
          </table:table-cell>
          <table:table-cell office:value-type="string" table:style-name="ce10">
            <text:p>Bridge del MERCUSYS001</text:p>
          </table:table-cell>
          <table:table-cell table:number-columns-repeated="3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1T14:35:27" table:style-name="ce11">
            <text:p>01/02/2023 14:3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37</text:p>
          </table:table-cell>
          <table:table-cell office:value-type="float" office:value="1183" table:style-name="ce10">
            <text:p>118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9" table:formula="of:=[.$H138]&amp;[.$I138]&amp;[.$J138]" table:style-name="ce10">
            <text:p>1329</text:p>
          </table:table-cell>
          <table:table-cell office:value-type="string" table:style-name="ce10">
            <text:p>GPON002FBE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BEB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5T19:20:25" table:style-name="ce11">
            <text:p>25/01/2023 19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2</text:p>
          </table:table-cell>
          <table:table-cell office:value-type="float" office:value="1153" table:style-name="ce10">
            <text:p>115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0" table:formula="of:=[.$H139]&amp;[.$I139]&amp;[.$J139]" table:style-name="ce10">
            <text:p>1510</text:p>
          </table:table-cell>
          <table:table-cell office:value-type="string" table:style-name="ce10">
            <text:p>TPLGB732C07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C07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4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4T16:21:21" table:style-name="ce11">
            <text:p>14/09/2022 16:2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691" table:style-name="ce10">
            <text:p>69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1" table:formula="of:=[.$H140]&amp;[.$I140]&amp;[.$J140]" table:style-name="ce10">
            <text:p>1511</text:p>
          </table:table-cell>
          <table:table-cell office:value-type="string" table:style-name="ce10">
            <text:p>TPLGB732EF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F8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7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4T12:06:29" table:style-name="ce11">
            <text:p>24/08/2022 12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38</text:p>
          </table:table-cell>
          <table:table-cell office:value-type="float" office:value="649" table:style-name="ce10">
            <text:p>64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2" table:formula="of:=[.$H141]&amp;[.$I141]&amp;[.$J141]" table:style-name="ce10">
            <text:p>1512</text:p>
          </table:table-cell>
          <table:table-cell office:value-type="string" table:style-name="ce10">
            <text:p>TPLGB78432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29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8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4T12:34:34" table:style-name="ce11">
            <text:p>24/08/2022 12:3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652" table:style-name="ce10">
            <text:p>65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3" table:formula="of:=[.$H142]&amp;[.$I142]&amp;[.$J142]" table:style-name="ce10">
            <text:p>1513</text:p>
          </table:table-cell>
          <table:table-cell office:value-type="string" table:style-name="ce10">
            <text:p>TPLGB732F02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02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2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3T12:18:37" table:style-name="ce11">
            <text:p>23/09/2022 12:1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712" table:style-name="ce10">
            <text:p>71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4" table:formula="of:=[.$H143]&amp;[.$I143]&amp;[.$J143]" table:style-name="ce10">
            <text:p>1514</text:p>
          </table:table-cell>
          <table:table-cell office:value-type="string" table:style-name="ce10">
            <text:p>TPLGB783FC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C1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8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7T12:32:45" table:style-name="ce11">
            <text:p>07/10/2022 12:3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751" table:style-name="ce10">
            <text:p>75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5" table:formula="of:=[.$H144]&amp;[.$I144]&amp;[.$J144]" table:style-name="ce10">
            <text:p>1515</text:p>
          </table:table-cell>
          <table:table-cell office:value-type="string" table:style-name="ce10">
            <text:p>TPLGB7841DD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DD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8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7T14:39:30" table:style-name="ce11">
            <text:p>07/10/2022 14:3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757" table:style-name="ce10">
            <text:p>75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6" table:formula="of:=[.$H145]&amp;[.$I145]&amp;[.$J145]" table:style-name="ce10">
            <text:p>1516</text:p>
          </table:table-cell>
          <table:table-cell office:value-type="string" table:style-name="ce10">
            <text:p>TPLGB732D7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7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9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14T11:50:41" table:style-name="ce11">
            <text:p>14/10/2022 11:5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38</text:p>
          </table:table-cell>
          <table:table-cell office:value-type="float" office:value="769" table:style-name="ce10">
            <text:p>76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7" table:formula="of:=[.$H146]&amp;[.$I146]&amp;[.$J146]" table:style-name="ce10">
            <text:p>1517</text:p>
          </table:table-cell>
          <table:table-cell office:value-type="string" table:style-name="ce10">
            <text:p>TPLGB7842A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2AA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97d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4T12:49:59" table:style-name="ce11">
            <text:p>24/10/2022 12:4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76</text:p>
          </table:table-cell>
          <table:table-cell office:value-type="float" office:value="787" table:style-name="ce10">
            <text:p>78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8" table:formula="of:=[.$H147]&amp;[.$I147]&amp;[.$J147]" table:style-name="ce10">
            <text:p>1518</text:p>
          </table:table-cell>
          <table:table-cell office:value-type="string" table:style-name="ce10">
            <text:p>TPLGB732F5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5A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2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4T13:22:13" table:style-name="ce11">
            <text:p>24/10/2022 13:22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790" table:style-name="ce10">
            <text:p>79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9" table:formula="of:=[.$H148]&amp;[.$I148]&amp;[.$J148]" table:style-name="ce10">
            <text:p>1519</text:p>
          </table:table-cell>
          <table:table-cell office:value-type="string" table:style-name="ce10">
            <text:p>ASKY005D8195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5D8195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42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14T14:40:08" table:style-name="ce11">
            <text:p>14/12/2022 14:4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0" table:formula="of:=[.$H149]&amp;[.$I149]&amp;[.$J149]" table:style-name="ce10">
            <text:p>1520</text:p>
          </table:table-cell>
          <table:table-cell office:value-type="string" table:style-name="ce10">
            <text:p>TPLGB78418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8B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7T14:26:27" table:style-name="ce11">
            <text:p>27/10/2022 14:2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93</text:p>
          </table:table-cell>
          <table:table-cell office:value-type="float" office:value="820" table:style-name="ce10">
            <text:p>82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1" table:formula="of:=[.$H150]&amp;[.$I150]&amp;[.$J150]" table:style-name="ce10">
            <text:p>1521</text:p>
          </table:table-cell>
          <table:table-cell office:value-type="string" table:style-name="ce10">
            <text:p>TPLGB783E95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95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8T10:38:57" table:style-name="ce11">
            <text:p>28/10/2022 10:3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98</text:p>
          </table:table-cell>
          <table:table-cell office:value-type="float" office:value="175" table:style-name="ce10">
            <text:p>17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2" table:formula="of:=[.$H151]&amp;[.$I151]&amp;[.$J151]" table:style-name="ce10">
            <text:p>1522</text:p>
          </table:table-cell>
          <table:table-cell office:value-type="string" table:style-name="ce10">
            <text:p>TPLGB78402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2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8T10:55:05" table:style-name="ce11">
            <text:p>28/10/2022 10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08</text:p>
          </table:table-cell>
          <table:table-cell office:value-type="float" office:value="826" table:style-name="ce10">
            <text:p>82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3" table:formula="of:=[.$H152]&amp;[.$I152]&amp;[.$J152]" table:style-name="ce10">
            <text:p>1523</text:p>
          </table:table-cell>
          <table:table-cell office:value-type="string" table:style-name="ce10">
            <text:p>TPLGB783ED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D2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3T13:22:17" table:style-name="ce11">
            <text:p>23/01/2023 13:22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15</text:p>
          </table:table-cell>
          <table:table-cell office:value-type="float" office:value="1123" table:style-name="ce10">
            <text:p>112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4" table:formula="of:=[.$H153]&amp;[.$I153]&amp;[.$J153]" table:style-name="ce10">
            <text:p>1524</text:p>
          </table:table-cell>
          <table:table-cell office:value-type="string" table:style-name="ce10">
            <text:p>TPLGB783EE1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E1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8T12:26:18" table:style-name="ce11">
            <text:p>28/10/2022 12:2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832" table:style-name="ce10">
            <text:p>83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5" table:formula="of:=[.$H154]&amp;[.$I154]&amp;[.$J154]" table:style-name="ce10">
            <text:p>1525</text:p>
          </table:table-cell>
          <table:table-cell office:value-type="string" table:style-name="ce10">
            <text:p>TPLGB783E9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9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5" table:style-name="ce10">
            <text:p>2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8T13:07:27" table:style-name="ce11">
            <text:p>28/10/2022 13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835" table:style-name="ce10">
            <text:p>83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6" table:formula="of:=[.$H155]&amp;[.$I155]&amp;[.$J155]" table:style-name="ce10">
            <text:p>1526</text:p>
          </table:table-cell>
          <table:table-cell office:value-type="string" table:style-name="ce10">
            <text:p>ASKY004039AE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039AE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Q50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10T10:56:19" table:style-name="ce11">
            <text:p>10/12/2022 10:5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578" table:style-name="ce10">
            <text:p>57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7" table:formula="of:=[.$H156]&amp;[.$I156]&amp;[.$J156]" table:style-name="ce10">
            <text:p>1527</text:p>
          </table:table-cell>
          <table:table-cell office:value-type="string" table:style-name="ce10">
            <text:p>TPLGB732D8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83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7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7" table:style-name="ce10">
            <text:p>2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1T14:46:34" table:style-name="ce11">
            <text:p>01/11/2022 14:4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7</text:p>
          </table:table-cell>
          <table:table-cell office:value-type="float" office:value="859" table:style-name="ce10">
            <text:p>85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8" table:formula="of:=[.$H157]&amp;[.$I157]&amp;[.$J157]" table:style-name="ce10">
            <text:p>1528</text:p>
          </table:table-cell>
          <table:table-cell office:value-type="string" table:style-name="ce10">
            <text:p>TPLGB732ED8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D8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7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1T16:45:18" table:style-name="ce11">
            <text:p>01/11/2022 16:4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67</text:p>
          </table:table-cell>
          <table:table-cell office:value-type="float" office:value="868" table:style-name="ce10">
            <text:p>86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9" table:formula="of:=[.$H158]&amp;[.$I158]&amp;[.$J158]" table:style-name="ce10">
            <text:p>1529</text:p>
          </table:table-cell>
          <table:table-cell office:value-type="string" table:style-name="ce10">
            <text:p>TPLGB7330CF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30CF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2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3T11:59:48" table:style-name="ce11">
            <text:p>03/11/2022 11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874" table:style-name="ce10">
            <text:p>87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0" table:formula="of:=[.$H159]&amp;[.$I159]&amp;[.$J159]" table:style-name="ce10">
            <text:p>1530</text:p>
          </table:table-cell>
          <table:table-cell office:value-type="string" table:style-name="ce10">
            <text:p>TPLGB732C6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C6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2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3T12:55:32" table:style-name="ce11">
            <text:p>03/11/2022 12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93</text:p>
          </table:table-cell>
          <table:table-cell office:value-type="float" office:value="877" table:style-name="ce10">
            <text:p>87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1" table:formula="of:=[.$H160]&amp;[.$I160]&amp;[.$J160]" table:style-name="ce10">
            <text:p>1531</text:p>
          </table:table-cell>
          <table:table-cell office:value-type="string" table:style-name="ce10">
            <text:p>TPLGB732E0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03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9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8T11:56:51" table:style-name="ce11">
            <text:p>08/11/2022 11:5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886" table:style-name="ce10">
            <text:p>88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2" table:formula="of:=[.$H161]&amp;[.$I161]&amp;[.$J161]" table:style-name="ce10">
            <text:p>1532</text:p>
          </table:table-cell>
          <table:table-cell office:value-type="string" table:style-name="ce10">
            <text:p>TPLGC3A38D8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8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2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0T12:29:51" table:style-name="ce11">
            <text:p>10/11/2022 12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901" table:style-name="ce10">
            <text:p>90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3" table:formula="of:=[.$H162]&amp;[.$I162]&amp;[.$J162]" table:style-name="ce10">
            <text:p>1533</text:p>
          </table:table-cell>
          <table:table-cell office:value-type="string" table:style-name="ce10">
            <text:p>TPLGB783DA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A1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3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3" table:style-name="ce10">
            <text:p>3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0T13:01:48" table:style-name="ce11">
            <text:p>10/11/2022 13:0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904" table:style-name="ce10">
            <text:p>90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4" table:formula="of:=[.$H163]&amp;[.$I163]&amp;[.$J163]" table:style-name="ce10">
            <text:p>1534</text:p>
          </table:table-cell>
          <table:table-cell office:value-type="string" table:style-name="ce10">
            <text:p>TPLGB783E4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47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6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4" table:style-name="ce10">
            <text:p>3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7T15:03:20" table:style-name="ce11">
            <text:p>27/12/2022 15:0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38</text:p>
          </table:table-cell>
          <table:table-cell office:value-type="float" office:value="955" table:style-name="ce10">
            <text:p>95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5" table:formula="of:=[.$H164]&amp;[.$I164]&amp;[.$J164]" table:style-name="ce10">
            <text:p>1535</text:p>
          </table:table-cell>
          <table:table-cell office:value-type="string" table:style-name="ce10">
            <text:p>TPLGB78431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1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5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5" table:style-name="ce10">
            <text:p>3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7T15:06:50" table:style-name="ce11">
            <text:p>17/11/2022 15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943" table:style-name="ce10">
            <text:p>94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6" table:formula="of:=[.$H165]&amp;[.$I165]&amp;[.$J165]" table:style-name="ce10">
            <text:p>1536</text:p>
          </table:table-cell>
          <table:table-cell office:value-type="string" table:style-name="ce10">
            <text:p>TPLGB78431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8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6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6" table:style-name="ce10">
            <text:p>36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9T11:25:51" table:style-name="ce11">
            <text:p>29/12/2022 11:2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889" table:style-name="ce10">
            <text:p>88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7" table:formula="of:=[.$H166]&amp;[.$I166]&amp;[.$J166]" table:style-name="ce10">
            <text:p>1537</text:p>
          </table:table-cell>
          <table:table-cell office:value-type="string" table:style-name="ce10">
            <text:p>MSTC03487CF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3487CF1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tm30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7" table:style-name="ce10">
            <text:p>37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06T15:40:51" table:style-name="ce11">
            <text:p>06/12/2022 15:4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47</text:p>
          </table:table-cell>
          <table:table-cell office:value-type="float" office:value="463" table:style-name="ce10">
            <text:p>46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8" table:formula="of:=[.$H167]&amp;[.$I167]&amp;[.$J167]" table:style-name="ce10">
            <text:p>1538</text:p>
          </table:table-cell>
          <table:table-cell office:value-type="string" table:style-name="ce10">
            <text:p>TPLGB78425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25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5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8" table:style-name="ce10">
            <text:p>3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7T13:30:10" table:style-name="ce11">
            <text:p>07/12/2022 13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277" table:style-name="ce10">
            <text:p>27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9" table:formula="of:=[.$H168]&amp;[.$I168]&amp;[.$J168]" table:style-name="ce10">
            <text:p>1539</text:p>
          </table:table-cell>
          <table:table-cell office:value-type="string" table:style-name="ce10">
            <text:p>ASKY0047387C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7387C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Vp31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9" table:style-name="ce10">
            <text:p>3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10T14:40:28" table:style-name="ce11">
            <text:p>10/12/2022 14:4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09</text:p>
          </table:table-cell>
          <table:table-cell office:value-type="float" office:value="778" table:style-name="ce10">
            <text:p>77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0" table:formula="of:=[.$H169]&amp;[.$I169]&amp;[.$J169]" table:style-name="ce10">
            <text:p>1540</text:p>
          </table:table-cell>
          <table:table-cell office:value-type="string" table:style-name="ce10">
            <text:p>TPLGF52F20C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20C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4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0" table:style-name="ce10">
            <text:p>4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0T15:55:39" table:style-name="ce11">
            <text:p>20/07/2022 15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550" table:style-name="ce10">
            <text:p>55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1" table:formula="of:=[.$H170]&amp;[.$I170]&amp;[.$J170]" table:style-name="ce10">
            <text:p>1541</text:p>
          </table:table-cell>
          <table:table-cell office:value-type="string" table:style-name="ce10">
            <text:p>D0126A344DC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D0126A344DC3</text:p>
          </table:table-cell>
          <table:table-cell office:value-type="string" table:style-name="ce10">
            <text:p>HG8346R</text:p>
          </table:table-cell>
          <table:table-cell office:value-type="string" table:style-name="ce10">
            <text:p>SU00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1" table:style-name="ce10">
            <text:p>4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9T13:19:45" table:style-name="ce11">
            <text:p>29/12/2022 13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964" table:style-name="ce10">
            <text:p>96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2" table:formula="of:=[.$H171]&amp;[.$I171]&amp;[.$J171]" table:style-name="ce10">
            <text:p>1542</text:p>
          </table:table-cell>
          <table:table-cell office:value-type="string" table:style-name="ce10">
            <text:p>TPLGC3A38D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3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1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2" table:style-name="ce10">
            <text:p>42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7T19:12:37" table:style-name="ce11">
            <text:p>17/01/2023 19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1081" table:style-name="ce10">
            <text:p>108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3" table:formula="of:=[.$H172]&amp;[.$I172]&amp;[.$J172]" table:style-name="ce10">
            <text:p>1543</text:p>
          </table:table-cell>
          <table:table-cell office:value-type="string" table:style-name="ce10">
            <text:p>GPON002F69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98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3" table:style-name="ce10">
            <text:p>4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8T16:06:57" table:style-name="ce11">
            <text:p>18/01/2023 16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1087" table:style-name="ce10">
            <text:p>108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4" table:formula="of:=[.$H173]&amp;[.$I173]&amp;[.$J173]" table:style-name="ce10">
            <text:p>1544</text:p>
          </table:table-cell>
          <table:table-cell office:value-type="string" table:style-name="ce10">
            <text:p>GPON002F4D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D1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4" table:style-name="ce10">
            <text:p>44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9T19:58:01" table:style-name="ce11">
            <text:p>19/01/2023 19:5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1111" table:style-name="ce10">
            <text:p>111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5" table:formula="of:=[.$H174]&amp;[.$I174]&amp;[.$J174]" table:style-name="ce10">
            <text:p>1545</text:p>
          </table:table-cell>
          <table:table-cell office:value-type="string" table:style-name="ce10">
            <text:p>GPON002FC3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C37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5" table:style-name="ce10">
            <text:p>4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0T13:34:40" table:style-name="ce11">
            <text:p>20/01/2023 13:3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67</text:p>
          </table:table-cell>
          <table:table-cell office:value-type="float" office:value="1117" table:style-name="ce10">
            <text:p>111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6" table:formula="of:=[.$H175]&amp;[.$I175]&amp;[.$J175]" table:style-name="ce10">
            <text:p>1546</text:p>
          </table:table-cell>
          <table:table-cell office:value-type="string" table:style-name="ce10">
            <text:p>GPON002F46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6D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6" table:style-name="ce10">
            <text:p>4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31T11:40:03" table:style-name="ce11">
            <text:p>31/01/2023 11:4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7</text:p>
          </table:table-cell>
          <table:table-cell office:value-type="float" office:value="1171" table:style-name="ce10">
            <text:p>117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7" table:formula="of:=[.$H176]&amp;[.$I176]&amp;[.$J176]" table:style-name="ce10">
            <text:p>1547</text:p>
          </table:table-cell>
          <table:table-cell office:value-type="string" table:style-name="ce10">
            <text:p>GPON002FC3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C38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4T12:45:17" table:style-name="ce11">
            <text:p>24/01/2023 12:4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1138" table:style-name="ce10">
            <text:p>113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8" table:formula="of:=[.$H177]&amp;[.$I177]&amp;[.$J177]" table:style-name="ce10">
            <text:p>1548</text:p>
          </table:table-cell>
          <table:table-cell office:value-type="string" table:style-name="ce10">
            <text:p>GPON003049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9B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8" table:style-name="ce10">
            <text:p>48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31T13:11:05" table:style-name="ce11">
            <text:p>31/01/2023 13:1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1174" table:style-name="ce10">
            <text:p>117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9" table:formula="of:=[.$H178]&amp;[.$I178]&amp;[.$J178]" table:style-name="ce10">
            <text:p>1549</text:p>
          </table:table-cell>
          <table:table-cell office:value-type="string" table:style-name="ce10">
            <text:p>GPON00302A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2A1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49" table:style-name="ce10">
            <text:p>49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9T17:30:31" table:style-name="ce11">
            <text:p>09/02/2023 17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1231" table:style-name="ce10">
            <text:p>123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0" table:formula="of:=[.$H179]&amp;[.$I179]&amp;[.$J179]" table:style-name="ce10">
            <text:p>1550</text:p>
          </table:table-cell>
          <table:table-cell office:value-type="string" table:style-name="ce10">
            <text:p>GPON00302B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2B3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50" table:style-name="ce10">
            <text:p>50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4T12:31:02" table:style-name="ce11">
            <text:p>14/02/2023 12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81</text:p>
          </table:table-cell>
          <table:table-cell office:value-type="float" office:value="1255" table:style-name="ce10">
            <text:p>125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1" table:formula="of:=[.$H180]&amp;[.$I180]&amp;[.$J180]" table:style-name="ce10">
            <text:p>1551</text:p>
          </table:table-cell>
          <table:table-cell office:value-type="string" table:style-name="ce10">
            <text:p>GPON003036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36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51" table:style-name="ce10">
            <text:p>51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7T16:33:01" table:style-name="ce11">
            <text:p>17/02/2023 16:3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53</text:p>
          </table:table-cell>
          <table:table-cell office:value-type="float" office:value="1282" table:style-name="ce10">
            <text:p>128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0" table:formula="of:=[.$H181]&amp;[.$I181]&amp;[.$J181]" table:style-name="ce10">
            <text:p>1610</text:p>
          </table:table-cell>
          <table:table-cell office:value-type="string" table:style-name="ce10">
            <text:p>MSTC0943207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3207A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27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7T14:45:06" table:style-name="ce11">
            <text:p>07/06/2022 14:4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39</text:p>
          </table:table-cell>
          <table:table-cell office:value-type="float" office:value="283" table:style-name="ce10">
            <text:p>28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1" table:formula="of:=[.$H182]&amp;[.$I182]&amp;[.$J182]" table:style-name="ce10">
            <text:p>1611</text:p>
          </table:table-cell>
          <table:table-cell office:value-type="string" table:style-name="ce10">
            <text:p>MSTC0947F7C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7F7CF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27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7T15:55:48" table:style-name="ce11">
            <text:p>07/06/2022 15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8.87</text:p>
          </table:table-cell>
          <table:table-cell office:value-type="float" office:value="286" table:style-name="ce10">
            <text:p>28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2" table:formula="of:=[.$H183]&amp;[.$I183]&amp;[.$J183]" table:style-name="ce10">
            <text:p>1612</text:p>
          </table:table-cell>
          <table:table-cell office:value-type="string" table:style-name="ce10">
            <text:p>TPLGB732D7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7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9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6T16:10:05" table:style-name="ce11">
            <text:p>06/10/2022 16:1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45</text:p>
          </table:table-cell>
          <table:table-cell office:value-type="float" office:value="745" table:style-name="ce10">
            <text:p>74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3" table:formula="of:=[.$H184]&amp;[.$I184]&amp;[.$J184]" table:style-name="ce10">
            <text:p>1613</text:p>
          </table:table-cell>
          <table:table-cell office:value-type="string" table:style-name="ce10">
            <text:p>TPLGB7841B0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B0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2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2T10:29:13" table:style-name="ce11">
            <text:p>22/06/2022 10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8.24</text:p>
          </table:table-cell>
          <table:table-cell office:value-type="float" office:value="373" table:style-name="ce10">
            <text:p>37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4" table:formula="of:=[.$H185]&amp;[.$I185]&amp;[.$J185]" table:style-name="ce10">
            <text:p>1614</text:p>
          </table:table-cell>
          <table:table-cell office:value-type="string" table:style-name="ce10">
            <text:p>TPLGB78412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2F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8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4T14:42:43" table:style-name="ce11">
            <text:p>04/07/2022 14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9.21</text:p>
          </table:table-cell>
          <table:table-cell office:value-type="float" office:value="424" table:style-name="ce10">
            <text:p>42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5" table:formula="of:=[.$H186]&amp;[.$I186]&amp;[.$J186]" table:style-name="ce10">
            <text:p>1615</text:p>
          </table:table-cell>
          <table:table-cell office:value-type="string" table:style-name="ce10">
            <text:p>TPLGF52F22E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22E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4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0T17:28:47" table:style-name="ce11">
            <text:p>20/07/2022 17:28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03</text:p>
          </table:table-cell>
          <table:table-cell office:value-type="float" office:value="556" table:style-name="ce10">
            <text:p>55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6" table:formula="of:=[.$H187]&amp;[.$I187]&amp;[.$J187]" table:style-name="ce10">
            <text:p>1616</text:p>
          </table:table-cell>
          <table:table-cell office:value-type="string" table:style-name="ce10">
            <text:p>ASKY0036AB1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6AB12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P15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7-28T14:15:07" table:style-name="ce11">
            <text:p>28/07/2022 14:1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2</text:p>
          </table:table-cell>
          <table:table-cell office:value-type="float" office:value="133" table:style-name="ce10">
            <text:p>13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7" table:formula="of:=[.$H188]&amp;[.$I188]&amp;[.$J188]" table:style-name="ce10">
            <text:p>1617</text:p>
          </table:table-cell>
          <table:table-cell office:value-type="string" table:style-name="ce10">
            <text:p>TPLGB783EA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AF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7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9T15:56:07" table:style-name="ce11">
            <text:p>09/08/2022 15:5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99</text:p>
          </table:table-cell>
          <table:table-cell office:value-type="float" office:value="610" table:style-name="ce10">
            <text:p>61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8" table:formula="of:=[.$H189]&amp;[.$I189]&amp;[.$J189]" table:style-name="ce10">
            <text:p>1618</text:p>
          </table:table-cell>
          <table:table-cell office:value-type="string" table:style-name="ce10">
            <text:p>MSTC32FA29F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A29F1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vo27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9T10:59:08" table:style-name="ce11">
            <text:p>09/06/2022 10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56</text:p>
          </table:table-cell>
          <table:table-cell office:value-type="float" office:value="316" table:style-name="ce10">
            <text:p>31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9" table:formula="of:=[.$H190]&amp;[.$I190]&amp;[.$J190]" table:style-name="ce10">
            <text:p>1619</text:p>
          </table:table-cell>
          <table:table-cell office:value-type="string" table:style-name="ce10">
            <text:p>TPLGC3A38D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A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1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6T12:29:43" table:style-name="ce11">
            <text:p>26/08/2022 12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69</text:p>
          </table:table-cell>
          <table:table-cell office:value-type="float" office:value="202" table:style-name="ce10">
            <text:p>20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0" table:formula="of:=[.$H191]&amp;[.$I191]&amp;[.$J191]" table:style-name="ce10">
            <text:p>1620</text:p>
          </table:table-cell>
          <table:table-cell office:value-type="string" table:style-name="ce10">
            <text:p>MSTC38F1C37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F1C373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37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9-17T11:43:37" table:style-name="ce11">
            <text:p>17/09/2022 11:4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703" table:style-name="ce10">
            <text:p>70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1" table:formula="of:=[.$H192]&amp;[.$I192]&amp;[.$J192]" table:style-name="ce10">
            <text:p>1621</text:p>
          </table:table-cell>
          <table:table-cell office:value-type="string" table:style-name="ce10">
            <text:p>TPLGB732E97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97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8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7T11:50:12" table:style-name="ce11">
            <text:p>27/10/2022 11:5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03</text:p>
          </table:table-cell>
          <table:table-cell office:value-type="float" office:value="814" table:style-name="ce10">
            <text:p>81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2" table:formula="of:=[.$H193]&amp;[.$I193]&amp;[.$J193]" table:style-name="ce10">
            <text:p>1622</text:p>
          </table:table-cell>
          <table:table-cell office:value-type="string" table:style-name="ce10">
            <text:p>TPLGB732ECB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CB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7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7T12:28:57" table:style-name="ce11">
            <text:p>27/10/2022 12:2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23</text:p>
          </table:table-cell>
          <table:table-cell office:value-type="float" office:value="817" table:style-name="ce10">
            <text:p>81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3" table:formula="of:=[.$H194]&amp;[.$I194]&amp;[.$J194]" table:style-name="ce10">
            <text:p>1623</text:p>
          </table:table-cell>
          <table:table-cell office:value-type="string" table:style-name="ce10">
            <text:p>TPLGB732D8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8A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8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7T16:32:28" table:style-name="ce11">
            <text:p>27/10/2022 16:3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78</text:p>
          </table:table-cell>
          <table:table-cell office:value-type="float" office:value="823" table:style-name="ce10">
            <text:p>82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4" table:formula="of:=[.$H195]&amp;[.$I195]&amp;[.$J195]" table:style-name="ce10">
            <text:p>1624</text:p>
          </table:table-cell>
          <table:table-cell office:value-type="string" table:style-name="ce10">
            <text:p>TPLGB783DC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CF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6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8T15:27:07" table:style-name="ce11">
            <text:p>28/10/2022 15:2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23</text:p>
          </table:table-cell>
          <table:table-cell office:value-type="float" office:value="844" table:style-name="ce10">
            <text:p>84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5" table:formula="of:=[.$H196]&amp;[.$I196]&amp;[.$J196]" table:style-name="ce10">
            <text:p>1625</text:p>
          </table:table-cell>
          <table:table-cell office:value-type="string" table:style-name="ce10">
            <text:p>TPLGB783FA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A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6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5" table:style-name="ce10">
            <text:p>2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1T11:21:05" table:style-name="ce11">
            <text:p>01/11/2022 11:2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float" office:value="-30" table:style-name="ce10">
            <text:p>-30</text:p>
          </table:table-cell>
          <table:table-cell office:value-type="float" office:value="847" table:style-name="ce10">
            <text:p>84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6" table:formula="of:=[.$H197]&amp;[.$I197]&amp;[.$J197]" table:style-name="ce10">
            <text:p>1626</text:p>
          </table:table-cell>
          <table:table-cell office:value-type="string" table:style-name="ce10">
            <text:p>TPLGB783E8C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8C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6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1T12:10:10" table:style-name="ce11">
            <text:p>01/11/2022 12:1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03</text:p>
          </table:table-cell>
          <table:table-cell office:value-type="float" office:value="850" table:style-name="ce10">
            <text:p>85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7" table:formula="of:=[.$H198]&amp;[.$I198]&amp;[.$J198]" table:style-name="ce10">
            <text:p>1627</text:p>
          </table:table-cell>
          <table:table-cell office:value-type="string" table:style-name="ce10">
            <text:p>TPLGB732DA3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A3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2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7" table:style-name="ce10">
            <text:p>27</text:p>
          </table:table-cell>
          <table:table-cell office:value-type="string" table:style-name="ce10">
            <text:p>1_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3T15:51:37" table:style-name="ce11">
            <text:p>03/11/2022 15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21</text:p>
          </table:table-cell>
          <table:table-cell office:value-type="float" office:value="883" table:style-name="ce10">
            <text:p>88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8" table:formula="of:=[.$H199]&amp;[.$I199]&amp;[.$J199]" table:style-name="ce10">
            <text:p>1628</text:p>
          </table:table-cell>
          <table:table-cell office:value-type="string" table:style-name="ce10">
            <text:p>TPLGB732D9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9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1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8T15:51:24" table:style-name="ce11">
            <text:p>08/11/2022 15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03</text:p>
          </table:table-cell>
          <table:table-cell office:value-type="float" office:value="895" table:style-name="ce10">
            <text:p>89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9" table:formula="of:=[.$H200]&amp;[.$I200]&amp;[.$J200]" table:style-name="ce10">
            <text:p>1629</text:p>
          </table:table-cell>
          <table:table-cell office:value-type="string" table:style-name="ce10">
            <text:p>GPON002F4C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C2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1T12:23:53" table:style-name="ce11">
            <text:p>11/01/2023 12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1036" table:style-name="ce10">
            <text:p>103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0" table:formula="of:=[.$H201]&amp;[.$I201]&amp;[.$J201]" table:style-name="ce10">
            <text:p>1630</text:p>
          </table:table-cell>
          <table:table-cell office:value-type="string" table:style-name="ce10">
            <text:p>TPLGB732FBE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BE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1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0T15:42:15" table:style-name="ce11">
            <text:p>10/11/2022 15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44</text:p>
          </table:table-cell>
          <table:table-cell office:value-type="float" office:value="910" table:style-name="ce10">
            <text:p>91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1" table:formula="of:=[.$H202]&amp;[.$I202]&amp;[.$J202]" table:style-name="ce10">
            <text:p>1631</text:p>
          </table:table-cell>
          <table:table-cell office:value-type="string" table:style-name="ce10">
            <text:p>TPLGB732E2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22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0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4T12:34:29" table:style-name="ce11">
            <text:p>14/11/2022 12:3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23</text:p>
          </table:table-cell>
          <table:table-cell office:value-type="float" office:value="925" table:style-name="ce10">
            <text:p>92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2" table:formula="of:=[.$H203]&amp;[.$I203]&amp;[.$J203]" table:style-name="ce10">
            <text:p>1632</text:p>
          </table:table-cell>
          <table:table-cell office:value-type="string" table:style-name="ce10">
            <text:p>TPLGB78431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2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5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7T12:33:29" table:style-name="ce11">
            <text:p>17/11/2022 12:3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53</text:p>
          </table:table-cell>
          <table:table-cell office:value-type="float" office:value="940" table:style-name="ce10">
            <text:p>94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3" table:formula="of:=[.$H204]&amp;[.$I204]&amp;[.$J204]" table:style-name="ce10">
            <text:p>1633</text:p>
          </table:table-cell>
          <table:table-cell office:value-type="string" table:style-name="ce10">
            <text:p>TPLGB78431B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B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5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3" table:style-name="ce10">
            <text:p>3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7T11:25:38" table:style-name="ce11">
            <text:p>07/12/2022 11:2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69</text:p>
          </table:table-cell>
          <table:table-cell office:value-type="float" office:value="499" table:style-name="ce10">
            <text:p>49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4" table:formula="of:=[.$H205]&amp;[.$I205]&amp;[.$J205]" table:style-name="ce10">
            <text:p>1634</text:p>
          </table:table-cell>
          <table:table-cell office:value-type="string" table:style-name="ce10">
            <text:p>TPLGC3A38D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8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1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4" table:style-name="ce10">
            <text:p>3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7T12:17:34" table:style-name="ce11">
            <text:p>07/12/2022 12:1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78</text:p>
          </table:table-cell>
          <table:table-cell office:value-type="float" office:value="568" table:style-name="ce10">
            <text:p>56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5" table:formula="of:=[.$H206]&amp;[.$I206]&amp;[.$J206]" table:style-name="ce10">
            <text:p>1635</text:p>
          </table:table-cell>
          <table:table-cell office:value-type="string" table:style-name="ce10">
            <text:p>TPLGC3A38C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C7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1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5" table:style-name="ce10">
            <text:p>3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7T15:14:06" table:style-name="ce11">
            <text:p>07/12/2022 15:1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09</text:p>
          </table:table-cell>
          <table:table-cell office:value-type="float" office:value="694" table:style-name="ce10">
            <text:p>69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6" table:formula="of:=[.$H207]&amp;[.$I207]&amp;[.$J207]" table:style-name="ce10">
            <text:p>1636</text:p>
          </table:table-cell>
          <table:table-cell office:value-type="string" table:style-name="ce10">
            <text:p>TPLGB78431D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D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6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6" table:style-name="ce10">
            <text:p>36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7T12:35:57" table:style-name="ce11">
            <text:p>27/12/2022 12:3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03</text:p>
          </table:table-cell>
          <table:table-cell office:value-type="float" office:value="928" table:style-name="ce10">
            <text:p>92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7" table:formula="of:=[.$H208]&amp;[.$I208]&amp;[.$J208]" table:style-name="ce10">
            <text:p>1637</text:p>
          </table:table-cell>
          <table:table-cell office:value-type="string" table:style-name="ce10">
            <text:p>GPON002F1E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1E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VSOL00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7" table:style-name="ce10">
            <text:p>37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3T12:43:38" table:style-name="ce11">
            <text:p>03/01/2023 12:4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45</text:p>
          </table:table-cell>
          <table:table-cell office:value-type="float" office:value="991" table:style-name="ce10">
            <text:p>99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8" table:formula="of:=[.$H209]&amp;[.$I209]&amp;[.$J209]" table:style-name="ce10">
            <text:p>1638</text:p>
          </table:table-cell>
          <table:table-cell office:value-type="string" table:style-name="ce10">
            <text:p>GPON002F52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52F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8" table:style-name="ce10">
            <text:p>3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2T11:13:05" table:style-name="ce11">
            <text:p>12/01/2023 11:1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1042" table:style-name="ce10">
            <text:p>104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9" table:formula="of:=[.$H210]&amp;[.$I210]&amp;[.$J210]" table:style-name="ce10">
            <text:p>1639</text:p>
          </table:table-cell>
          <table:table-cell office:value-type="string" table:style-name="ce10">
            <text:p>GPON002FC3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C3B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9" table:style-name="ce10">
            <text:p>3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0T16:20:22" table:style-name="ce11">
            <text:p>20/01/2023 16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09</text:p>
          </table:table-cell>
          <table:table-cell office:value-type="float" office:value="1120" table:style-name="ce10">
            <text:p>112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0" table:formula="of:=[.$H211]&amp;[.$I211]&amp;[.$J211]" table:style-name="ce10">
            <text:p>1640</text:p>
          </table:table-cell>
          <table:table-cell office:value-type="string" table:style-name="ce10">
            <text:p>GPON002FDD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DD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0" table:style-name="ce10">
            <text:p>40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3T12:29:35" table:style-name="ce11">
            <text:p>23/01/2023 12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829" table:style-name="ce10">
            <text:p>82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1" table:formula="of:=[.$H212]&amp;[.$I212]&amp;[.$J212]" table:style-name="ce10">
            <text:p>1641</text:p>
          </table:table-cell>
          <table:table-cell office:value-type="string" table:style-name="ce10">
            <text:p>TPLGB78417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78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3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1" table:style-name="ce10">
            <text:p>41</text:p>
          </table:table-cell>
          <table:table-cell office:value-type="string" table:style-name="ce10">
            <text:p>5_KM43</text:p>
          </table:table-cell>
          <table:table-cell office:value-type="string" table:style-name="ce10">
            <text:p>DEPOSITO_KM43</text:p>
          </table:table-cell>
          <table:table-cell table:number-columns-repeated="3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31T10:28:10" table:style-name="ce11">
            <text:p>31/01/2023 10:28</text:p>
          </table:table-cell>
          <table:table-cell office:value-type="string" table:style-name="ce10">
            <text:p>LOS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30.46</text:p>
          </table:table-cell>
          <table:table-cell office:value-type="float" office:value="1168" table:style-name="ce10">
            <text:p>116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2" table:formula="of:=[.$H213]&amp;[.$I213]&amp;[.$J213]" table:style-name="ce10">
            <text:p>1642</text:p>
          </table:table-cell>
          <table:table-cell office:value-type="string" table:style-name="ce10">
            <text:p>GPON00304F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FA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2" table:style-name="ce10">
            <text:p>42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3T17:28:46" table:style-name="ce11">
            <text:p>03/02/2023 17:2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56</text:p>
          </table:table-cell>
          <table:table-cell office:value-type="float" office:value="1198" table:style-name="ce10">
            <text:p>119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3" table:formula="of:=[.$H214]&amp;[.$I214]&amp;[.$J214]" table:style-name="ce10">
            <text:p>1643</text:p>
          </table:table-cell>
          <table:table-cell office:value-type="string" table:style-name="ce10">
            <text:p>GPON00304A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A1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3" table:style-name="ce10">
            <text:p>4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7T16:19:08" table:style-name="ce11">
            <text:p>07/02/2023 16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58</text:p>
          </table:table-cell>
          <table:table-cell office:value-type="float" office:value="1219" table:style-name="ce10">
            <text:p>121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4" table:formula="of:=[.$H215]&amp;[.$I215]&amp;[.$J215]" table:style-name="ce10">
            <text:p>1644</text:p>
          </table:table-cell>
          <table:table-cell office:value-type="string" table:style-name="ce10">
            <text:p>GPON00302A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2A3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4" table:style-name="ce10">
            <text:p>44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8T12:07:36" table:style-name="ce11">
            <text:p>08/02/2023 12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154" table:style-name="ce10">
            <text:p>15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5" table:formula="of:=[.$H216]&amp;[.$I216]&amp;[.$J216]" table:style-name="ce10">
            <text:p>1645</text:p>
          </table:table-cell>
          <table:table-cell office:value-type="string" table:style-name="ce10">
            <text:p>GPON00300E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0EC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5" table:style-name="ce10">
            <text:p>45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9T11:28:44" table:style-name="ce11">
            <text:p>09/02/2023 11:2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58</text:p>
          </table:table-cell>
          <table:table-cell office:value-type="float" office:value="1225" table:style-name="ce10">
            <text:p>122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6" table:formula="of:=[.$H217]&amp;[.$I217]&amp;[.$J217]" table:style-name="ce10">
            <text:p>1646</text:p>
          </table:table-cell>
          <table:table-cell office:value-type="string" table:style-name="ce10">
            <text:p>GPON002FFC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CA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6" table:style-name="ce10">
            <text:p>46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9T13:03:42" table:style-name="ce11">
            <text:p>09/02/2023 13:0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82</text:p>
          </table:table-cell>
          <table:table-cell office:value-type="float" office:value="1228" table:style-name="ce10">
            <text:p>122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7" table:formula="of:=[.$H218]&amp;[.$I218]&amp;[.$J218]" table:style-name="ce10">
            <text:p>1647</text:p>
          </table:table-cell>
          <table:table-cell office:value-type="string" table:style-name="ce10">
            <text:p>GPON003017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17A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0T15:18:54" table:style-name="ce11">
            <text:p>10/02/2023 15:1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1243" table:style-name="ce10">
            <text:p>124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8" table:formula="of:=[.$H219]&amp;[.$I219]&amp;[.$J219]" table:style-name="ce10">
            <text:p>1648</text:p>
          </table:table-cell>
          <table:table-cell office:value-type="string" table:style-name="ce10">
            <text:p>GPON002FED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ED3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8" table:style-name="ce10">
            <text:p>48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4T15:51:17" table:style-name="ce11">
            <text:p>14/02/2023 15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1258" table:style-name="ce10">
            <text:p>125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9" table:formula="of:=[.$H220]&amp;[.$I220]&amp;[.$J220]" table:style-name="ce10">
            <text:p>1649</text:p>
          </table:table-cell>
          <table:table-cell office:value-type="string" table:style-name="ce10">
            <text:p>GPON003036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36B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49" table:style-name="ce10">
            <text:p>49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8T10:39:36" table:style-name="ce11">
            <text:p>18/02/2023 10:3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8.87</text:p>
          </table:table-cell>
          <table:table-cell office:value-type="float" office:value="1285" table:style-name="ce10">
            <text:p>128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0" table:formula="of:=[.$H221]&amp;[.$I221]&amp;[.$J221]" table:style-name="ce10">
            <text:p>1710</text:p>
          </table:table-cell>
          <table:table-cell office:value-type="string" table:style-name="ce10">
            <text:p>ASKY003ACAA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ACAA8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O7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7T11:42:14" table:style-name="ce11">
            <text:p>27/04/2022 11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85" table:style-name="ce10">
            <text:p>8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1" table:formula="of:=[.$H222]&amp;[.$I222]&amp;[.$J222]" table:style-name="ce10">
            <text:p>1711</text:p>
          </table:table-cell>
          <table:table-cell office:value-type="string" table:style-name="ce10">
            <text:p>ASKY0042346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23461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TN4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7T12:08:22" table:style-name="ce11">
            <text:p>27/04/2022 12:0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86</text:p>
          </table:table-cell>
          <table:table-cell office:value-type="float" office:value="88" table:style-name="ce10">
            <text:p>8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2" table:formula="of:=[.$H223]&amp;[.$I223]&amp;[.$J223]" table:style-name="ce10">
            <text:p>1712</text:p>
          </table:table-cell>
          <table:table-cell office:value-type="string" table:style-name="ce10">
            <text:p>ASKY003EF56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EF562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tm38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4_KM35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7T12:40:04" table:style-name="ce11">
            <text:p>27/04/2022 12:4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68</text:p>
          </table:table-cell>
          <table:table-cell office:value-type="float" office:value="91" table:style-name="ce10">
            <text:p>9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3" table:formula="of:=[.$H224]&amp;[.$I224]&amp;[.$J224]" table:style-name="ce10">
            <text:p>1713</text:p>
          </table:table-cell>
          <table:table-cell office:value-type="string" table:style-name="ce10">
            <text:p>TPLGB78417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7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5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07T10:52:33" table:style-name="ce11">
            <text:p>07/12/2022 10:5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31</text:p>
          </table:table-cell>
          <table:table-cell office:value-type="float" office:value="490" table:style-name="ce10">
            <text:p>49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4" table:formula="of:=[.$H225]&amp;[.$I225]&amp;[.$J225]" table:style-name="ce10">
            <text:p>1714</text:p>
          </table:table-cell>
          <table:table-cell office:value-type="string" table:style-name="ce10">
            <text:p>TPLGF52F10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10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4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0T16:45:37" table:style-name="ce11">
            <text:p>20/07/2022 16:4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553" table:style-name="ce10">
            <text:p>55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5" table:formula="of:=[.$H226]&amp;[.$I226]&amp;[.$J226]" table:style-name="ce10">
            <text:p>1715</text:p>
          </table:table-cell>
          <table:table-cell office:value-type="string" table:style-name="ce10">
            <text:p>MSTC09432e34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32e34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17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0:28:51" table:style-name="ce11">
            <text:p>11/05/2022 10:2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44" table:style-name="ce10">
            <text:p>4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6" table:formula="of:=[.$H227]&amp;[.$I227]&amp;[.$J227]" table:style-name="ce10">
            <text:p>1716</text:p>
          </table:table-cell>
          <table:table-cell office:value-type="string" table:style-name="ce10">
            <text:p>ASKY0016390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6390D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VO39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1:12:27" table:style-name="ce11">
            <text:p>11/05/2022 11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103" table:style-name="ce10">
            <text:p>10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7" table:formula="of:=[.$H228]&amp;[.$I228]&amp;[.$J228]" table:style-name="ce10">
            <text:p>1717</text:p>
          </table:table-cell>
          <table:table-cell office:value-type="string" table:style-name="ce10">
            <text:p>TPLGB732D3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3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2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11T12:59:40" table:style-name="ce11">
            <text:p>11/08/2022 12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68</text:p>
          </table:table-cell>
          <table:table-cell office:value-type="float" office:value="613" table:style-name="ce10">
            <text:p>61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8" table:formula="of:=[.$H229]&amp;[.$I229]&amp;[.$J229]" table:style-name="ce10">
            <text:p>1718</text:p>
          </table:table-cell>
          <table:table-cell office:value-type="string" table:style-name="ce10">
            <text:p>ASKY003AD82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AD82F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46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22T13:05:36" table:style-name="ce11">
            <text:p>22/12/2022 13:0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916" table:style-name="ce10">
            <text:p>91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9" table:formula="of:=[.$H230]&amp;[.$I230]&amp;[.$J230]" table:style-name="ce10">
            <text:p>1719</text:p>
          </table:table-cell>
          <table:table-cell office:value-type="string" table:style-name="ce10">
            <text:p>ASKY0036735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67351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0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2T13:02:48" table:style-name="ce11">
            <text:p>12/05/2022 13:0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148" table:style-name="ce10">
            <text:p>14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0" table:formula="of:=[.$H231]&amp;[.$I231]&amp;[.$J231]" table:style-name="ce10">
            <text:p>1720</text:p>
          </table:table-cell>
          <table:table-cell office:value-type="string" table:style-name="ce10">
            <text:p>GPON002F6C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C18</text:p>
          </table:table-cell>
          <table:table-cell office:value-type="string" table:style-name="ce10">
            <text:p>VSOL2802DAC</text:p>
          </table:table-cell>
          <table:table-cell office:value-type="string" table:style-name="ce10">
            <text:p>VSOL00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2T14:06:19" table:style-name="ce11">
            <text:p>02/01/2023 14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49</text:p>
          </table:table-cell>
          <table:table-cell office:value-type="float" office:value="976" table:style-name="ce10">
            <text:p>97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1" table:formula="of:=[.$H232]&amp;[.$I232]&amp;[.$J232]" table:style-name="ce10">
            <text:p>1721</text:p>
          </table:table-cell>
          <table:table-cell office:value-type="string" table:style-name="ce10">
            <text:p>GPON00300F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0FF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0T10:53:33" table:style-name="ce11">
            <text:p>10/02/2023 10:5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43</text:p>
          </table:table-cell>
          <table:table-cell office:value-type="float" office:value="1237" table:style-name="ce10">
            <text:p>123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2" table:formula="of:=[.$H233]&amp;[.$I233]&amp;[.$J233]" table:style-name="ce10">
            <text:p>1722</text:p>
          </table:table-cell>
          <table:table-cell office:value-type="string" table:style-name="ce10">
            <text:p>ASKY003CA57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CA571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0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2T17:58:55" table:style-name="ce11">
            <text:p>12/05/2022 17:5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08</text:p>
          </table:table-cell>
          <table:table-cell office:value-type="float" office:value="157" table:style-name="ce10">
            <text:p>15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3" table:formula="of:=[.$H234]&amp;[.$I234]&amp;[.$J234]" table:style-name="ce10">
            <text:p>1723</text:p>
          </table:table-cell>
          <table:table-cell office:value-type="string" table:style-name="ce10">
            <text:p>ASKY003EF6F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EF6F3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r59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2_Villegas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3T13:31:36" table:style-name="ce11">
            <text:p>13/05/2022 13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94</text:p>
          </table:table-cell>
          <table:table-cell office:value-type="float" office:value="172" table:style-name="ce10">
            <text:p>17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4" table:formula="of:=[.$H235]&amp;[.$I235]&amp;[.$J235]" table:style-name="ce10">
            <text:p>1724</text:p>
          </table:table-cell>
          <table:table-cell office:value-type="string" table:style-name="ce10">
            <text:p>GPON002F07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0728</text:p>
          </table:table-cell>
          <table:table-cell office:value-type="string" table:style-name="ce10">
            <text:p>VSOL2802DAC</text:p>
          </table:table-cell>
          <table:table-cell office:value-type="string" table:style-name="ce10">
            <text:p>VSOL00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2T17:01:58" table:style-name="ce11">
            <text:p>02/01/2023 17:0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88</text:p>
          </table:table-cell>
          <table:table-cell office:value-type="float" office:value="979" table:style-name="ce10">
            <text:p>97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5" table:formula="of:=[.$H236]&amp;[.$I236]&amp;[.$J236]" table:style-name="ce10">
            <text:p>1725</text:p>
          </table:table-cell>
          <table:table-cell office:value-type="string" table:style-name="ce10">
            <text:p>MSTC32F724E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724E6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58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5" table:style-name="ce10">
            <text:p>25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3T16:43:55" table:style-name="ce11">
            <text:p>13/05/2022 16:4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38</text:p>
          </table:table-cell>
          <table:table-cell office:value-type="float" office:value="187" table:style-name="ce10">
            <text:p>18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6" table:formula="of:=[.$H237]&amp;[.$I237]&amp;[.$J237]" table:style-name="ce10">
            <text:p>1726</text:p>
          </table:table-cell>
          <table:table-cell office:value-type="string" table:style-name="ce10">
            <text:p>MSTC38F1E0A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F1E0AF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60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6T10:26:24" table:style-name="ce11">
            <text:p>16/05/2022 10:2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190" table:style-name="ce10">
            <text:p>19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7" table:formula="of:=[.$H238]&amp;[.$I238]&amp;[.$J238]" table:style-name="ce10">
            <text:p>1727</text:p>
          </table:table-cell>
          <table:table-cell office:value-type="string" table:style-name="ce10">
            <text:p>ASKY003ACE1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ACE11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R60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7" table:style-name="ce10">
            <text:p>27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6T14:12:18" table:style-name="ce11">
            <text:p>16/05/2022 14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96</text:p>
          </table:table-cell>
          <table:table-cell office:value-type="float" office:value="199" table:style-name="ce10">
            <text:p>19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8" table:formula="of:=[.$H239]&amp;[.$I239]&amp;[.$J239]" table:style-name="ce10">
            <text:p>1728</text:p>
          </table:table-cell>
          <table:table-cell office:value-type="string" table:style-name="ce10">
            <text:p>MSTC32F745F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745FA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p27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23T10:39:47" table:style-name="ce11">
            <text:p>23/05/2022 10:3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21</text:p>
          </table:table-cell>
          <table:table-cell office:value-type="float" office:value="211" table:style-name="ce10">
            <text:p>21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9" table:formula="of:=[.$H240]&amp;[.$I240]&amp;[.$J240]" table:style-name="ce10">
            <text:p>1729</text:p>
          </table:table-cell>
          <table:table-cell office:value-type="string" table:style-name="ce10">
            <text:p>MSTC03487A8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3487A8A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VO32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23T16:16:17" table:style-name="ce11">
            <text:p>23/05/2022 16:1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55</text:p>
          </table:table-cell>
          <table:table-cell office:value-type="float" office:value="226" table:style-name="ce10">
            <text:p>22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0" table:formula="of:=[.$H241]&amp;[.$I241]&amp;[.$J241]" table:style-name="ce10">
            <text:p>1730</text:p>
          </table:table-cell>
          <table:table-cell office:value-type="string" table:style-name="ce10">
            <text:p>ASKY0040364C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0364C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VN17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30T12:59:55" table:style-name="ce11">
            <text:p>30/05/2022 12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235" table:style-name="ce10">
            <text:p>23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1" table:formula="of:=[.$H242]&amp;[.$I242]&amp;[.$J242]" table:style-name="ce10">
            <text:p>1731</text:p>
          </table:table-cell>
          <table:table-cell office:value-type="string" table:style-name="ce10">
            <text:p>ASKY001FE449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FE449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VN27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30T14:19:24" table:style-name="ce11">
            <text:p>30/05/2022 14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82</text:p>
          </table:table-cell>
          <table:table-cell office:value-type="float" office:value="238" table:style-name="ce10">
            <text:p>23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2" table:formula="of:=[.$H243]&amp;[.$I243]&amp;[.$J243]" table:style-name="ce10">
            <text:p>1732</text:p>
          </table:table-cell>
          <table:table-cell office:value-type="string" table:style-name="ce10">
            <text:p>ASKY002ACB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ACBF8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VO14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4_KM35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30T17:11:54" table:style-name="ce11">
            <text:p>30/05/2022 17:1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46</text:p>
          </table:table-cell>
          <table:table-cell office:value-type="float" office:value="244" table:style-name="ce10">
            <text:p>24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3" table:formula="of:=[.$H244]&amp;[.$I244]&amp;[.$J244]" table:style-name="ce10">
            <text:p>1733</text:p>
          </table:table-cell>
          <table:table-cell office:value-type="string" table:style-name="ce10">
            <text:p>ASKY004ECF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ECFF8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3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3" table:style-name="ce10">
            <text:p>3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3T10:37:26" table:style-name="ce11">
            <text:p>03/06/2022 10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247" table:style-name="ce10">
            <text:p>24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4" table:formula="of:=[.$H245]&amp;[.$I245]&amp;[.$J245]" table:style-name="ce10">
            <text:p>1734</text:p>
          </table:table-cell>
          <table:table-cell office:value-type="string" table:style-name="ce10">
            <text:p>MSTC32F73FB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73FBA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28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4" table:style-name="ce10">
            <text:p>34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7T11:17:21" table:style-name="ce11">
            <text:p>07/06/2022 11:1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47</text:p>
          </table:table-cell>
          <table:table-cell office:value-type="float" office:value="265" table:style-name="ce10">
            <text:p>26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5" table:formula="of:=[.$H246]&amp;[.$I246]&amp;[.$J246]" table:style-name="ce10">
            <text:p>1735</text:p>
          </table:table-cell>
          <table:table-cell office:value-type="string" table:style-name="ce10">
            <text:p>ASKY001F262E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F262E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i34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5" table:style-name="ce10">
            <text:p>3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7T11:23:49" table:style-name="ce11">
            <text:p>07/06/2022 11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45</text:p>
          </table:table-cell>
          <table:table-cell office:value-type="float" office:value="271" table:style-name="ce10">
            <text:p>27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6" table:formula="of:=[.$H247]&amp;[.$I247]&amp;[.$J247]" table:style-name="ce10">
            <text:p>1736</text:p>
          </table:table-cell>
          <table:table-cell office:value-type="string" table:style-name="ce10">
            <text:p>ASKY001DB0B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DB0BF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22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6" table:style-name="ce10">
            <text:p>3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3T17:24:16" table:style-name="ce11">
            <text:p>03/06/2022 17:2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67</text:p>
          </table:table-cell>
          <table:table-cell office:value-type="float" office:value="268" table:style-name="ce10">
            <text:p>26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7" table:formula="of:=[.$H248]&amp;[.$I248]&amp;[.$J248]" table:style-name="ce10">
            <text:p>1737</text:p>
          </table:table-cell>
          <table:table-cell office:value-type="string" table:style-name="ce10">
            <text:p>MSTC09414d27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14d27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27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7" table:style-name="ce10">
            <text:p>3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7T11:37:38" table:style-name="ce11">
            <text:p>07/06/2022 11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21</text:p>
          </table:table-cell>
          <table:table-cell office:value-type="float" office:value="274" table:style-name="ce10">
            <text:p>27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8" table:formula="of:=[.$H249]&amp;[.$I249]&amp;[.$J249]" table:style-name="ce10">
            <text:p>1738</text:p>
          </table:table-cell>
          <table:table-cell office:value-type="string" table:style-name="ce10">
            <text:p>TPLGB783DDB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DB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2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8" table:style-name="ce10">
            <text:p>3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2T16:44:22" table:style-name="ce11">
            <text:p>22/06/2022 16:4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388" table:style-name="ce10">
            <text:p>38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9" table:formula="of:=[.$H250]&amp;[.$I250]&amp;[.$J250]" table:style-name="ce10">
            <text:p>1739</text:p>
          </table:table-cell>
          <table:table-cell office:value-type="string" table:style-name="ce10">
            <text:p>ASKY002275A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275A0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27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39" table:style-name="ce10">
            <text:p>3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7T13:12:51" table:style-name="ce11">
            <text:p>07/06/2022 13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280" table:style-name="ce10">
            <text:p>28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0" table:formula="of:=[.$H251]&amp;[.$I251]&amp;[.$J251]" table:style-name="ce10">
            <text:p>1740</text:p>
          </table:table-cell>
          <table:table-cell office:value-type="string" table:style-name="ce10">
            <text:p>MSTC0941309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9413092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27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0" table:style-name="ce10">
            <text:p>4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8T10:44:51" table:style-name="ce11">
            <text:p>08/06/2022 10:4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03</text:p>
          </table:table-cell>
          <table:table-cell office:value-type="float" office:value="298" table:style-name="ce10">
            <text:p>29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1" table:formula="of:=[.$H252]&amp;[.$I252]&amp;[.$J252]" table:style-name="ce10">
            <text:p>1741</text:p>
          </table:table-cell>
          <table:table-cell office:value-type="string" table:style-name="ce10">
            <text:p>MSTC32FBC6C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BC6CF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q28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1" table:style-name="ce10">
            <text:p>4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0T10:02:40" table:style-name="ce11">
            <text:p>10/06/2022 10:0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81</text:p>
          </table:table-cell>
          <table:table-cell office:value-type="float" office:value="319" table:style-name="ce10">
            <text:p>31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2" table:formula="of:=[.$H253]&amp;[.$I253]&amp;[.$J253]" table:style-name="ce10">
            <text:p>1742</text:p>
          </table:table-cell>
          <table:table-cell office:value-type="string" table:style-name="ce10">
            <text:p>MSTC0347720E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347720E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TN13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2" table:style-name="ce10">
            <text:p>4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21T12:21:50" table:style-name="ce11">
            <text:p>21/06/2022 12:2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331" table:style-name="ce10">
            <text:p>33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3" table:formula="of:=[.$H254]&amp;[.$I254]&amp;[.$J254]" table:style-name="ce10">
            <text:p>1743</text:p>
          </table:table-cell>
          <table:table-cell office:value-type="string" table:style-name="ce10">
            <text:p>TPLGB78415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5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3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3" table:style-name="ce10">
            <text:p>4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3T14:31:48" table:style-name="ce11">
            <text:p>23/06/2022 14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01</text:p>
          </table:table-cell>
          <table:table-cell office:value-type="float" office:value="403" table:style-name="ce10">
            <text:p>40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4" table:formula="of:=[.$H255]&amp;[.$I255]&amp;[.$J255]" table:style-name="ce10">
            <text:p>1744</text:p>
          </table:table-cell>
          <table:table-cell office:value-type="string" table:style-name="ce10">
            <text:p>TPLGB77806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7806B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4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4" table:style-name="ce10">
            <text:p>4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19T13:44:44" table:style-name="ce11">
            <text:p>19/08/2022 13:4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9.21</text:p>
          </table:table-cell>
          <table:table-cell office:value-type="float" office:value="628" table:style-name="ce10">
            <text:p>62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5" table:formula="of:=[.$H256]&amp;[.$I256]&amp;[.$J256]" table:style-name="ce10">
            <text:p>1745</text:p>
          </table:table-cell>
          <table:table-cell office:value-type="string" table:style-name="ce10">
            <text:p>ASKY003EE74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EE741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o32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5" table:style-name="ce10">
            <text:p>4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7-02T11:13:22" table:style-name="ce11">
            <text:p>02/07/2022 11:1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472" table:style-name="ce10">
            <text:p>47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6" table:formula="of:=[.$H257]&amp;[.$I257]&amp;[.$J257]" table:style-name="ce10">
            <text:p>1746</text:p>
          </table:table-cell>
          <table:table-cell office:value-type="string" table:style-name="ce10">
            <text:p>TPLGB78413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30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8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6" table:style-name="ce10">
            <text:p>4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4T14:02:06" table:style-name="ce11">
            <text:p>04/07/2022 14:0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08</text:p>
          </table:table-cell>
          <table:table-cell office:value-type="float" office:value="493" table:style-name="ce10">
            <text:p>49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7" table:formula="of:=[.$H258]&amp;[.$I258]&amp;[.$J258]" table:style-name="ce10">
            <text:p>1747</text:p>
          </table:table-cell>
          <table:table-cell office:value-type="string" table:style-name="ce10">
            <text:p>ASKY00193EB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93EBF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la8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9-10T11:32:41" table:style-name="ce11">
            <text:p>10/09/2022 11:3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559" table:style-name="ce10">
            <text:p>55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8" table:formula="of:=[.$H259]&amp;[.$I259]&amp;[.$J259]" table:style-name="ce10">
            <text:p>1748</text:p>
          </table:table-cell>
          <table:table-cell office:value-type="string" table:style-name="ce10">
            <text:p>TPLGB783E67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67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6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8" table:style-name="ce10">
            <text:p>4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2T13:43:12" table:style-name="ce11">
            <text:p>22/07/2022 13:4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8.54</text:p>
          </table:table-cell>
          <table:table-cell office:value-type="float" office:value="562" table:style-name="ce10">
            <text:p>56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9" table:formula="of:=[.$H260]&amp;[.$I260]&amp;[.$J260]" table:style-name="ce10">
            <text:p>1749</text:p>
          </table:table-cell>
          <table:table-cell office:value-type="string" table:style-name="ce10">
            <text:p>GPON002F47E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7E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9" table:style-name="ce10">
            <text:p>4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9T15:07:08" table:style-name="ce11">
            <text:p>09/01/2023 15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76</text:p>
          </table:table-cell>
          <table:table-cell office:value-type="float" office:value="337" table:style-name="ce10">
            <text:p>33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0" table:formula="of:=[.$H261]&amp;[.$I261]&amp;[.$J261]" table:style-name="ce10">
            <text:p>1750</text:p>
          </table:table-cell>
          <table:table-cell office:value-type="string" table:style-name="ce10">
            <text:p>TPLGC3A38F5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F5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0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0" table:style-name="ce10">
            <text:p>5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19T14:09:46" table:style-name="ce11">
            <text:p>19/08/2022 14:0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631" table:style-name="ce10">
            <text:p>63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1" table:formula="of:=[.$H262]&amp;[.$I262]&amp;[.$J262]" table:style-name="ce10">
            <text:p>1751</text:p>
          </table:table-cell>
          <table:table-cell office:value-type="string" table:style-name="ce10">
            <text:p>TPLGB732ED9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D9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7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1" table:style-name="ce10">
            <text:p>5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6T13:44:16" table:style-name="ce11">
            <text:p>26/08/2022 13:4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38</text:p>
          </table:table-cell>
          <table:table-cell office:value-type="float" office:value="616" table:style-name="ce10">
            <text:p>61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2" table:formula="of:=[.$H263]&amp;[.$I263]&amp;[.$J263]" table:style-name="ce10">
            <text:p>1752</text:p>
          </table:table-cell>
          <table:table-cell office:value-type="string" table:style-name="ce10">
            <text:p>TPLGB732DC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C9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9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2" table:style-name="ce10">
            <text:p>5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9T12:16:09" table:style-name="ce11">
            <text:p>29/08/2022 12:1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664" table:style-name="ce10">
            <text:p>66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3" table:formula="of:=[.$H264]&amp;[.$I264]&amp;[.$J264]" table:style-name="ce10">
            <text:p>1753</text:p>
          </table:table-cell>
          <table:table-cell office:value-type="string" table:style-name="ce10">
            <text:p>MSTC0F37DC3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0F37DC3F</text:p>
          </table:table-cell>
          <table:table-cell office:value-type="string" table:style-name="ce10">
            <text:p>GPT-2741GNAC</text:p>
          </table:table-cell>
          <table:table-cell office:value-type="string" table:style-name="ce10">
            <text:p>kq35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3" table:style-name="ce10">
            <text:p>5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8-29T12:41:17" table:style-name="ce11">
            <text:p>29/08/2022 12:4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93</text:p>
          </table:table-cell>
          <table:table-cell office:value-type="float" office:value="667" table:style-name="ce10">
            <text:p>66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4" table:formula="of:=[.$H265]&amp;[.$I265]&amp;[.$J265]" table:style-name="ce10">
            <text:p>1754</text:p>
          </table:table-cell>
          <table:table-cell office:value-type="string" table:style-name="ce10">
            <text:p>TPLGB732F8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8B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5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4" table:style-name="ce10">
            <text:p>5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14T11:04:29" table:style-name="ce11">
            <text:p>14/10/2022 11:0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99</text:p>
          </table:table-cell>
          <table:table-cell office:value-type="float" office:value="766" table:style-name="ce10">
            <text:p>76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5" table:formula="of:=[.$H266]&amp;[.$I266]&amp;[.$J266]" table:style-name="ce10">
            <text:p>1755</text:p>
          </table:table-cell>
          <table:table-cell office:value-type="string" table:style-name="ce10">
            <text:p>MSTC2BDECA9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BDECA91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L479b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5" table:style-name="ce10">
            <text:p>5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0-26T12:38:44" table:style-name="ce11">
            <text:p>26/10/2022 12:3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805" table:style-name="ce10">
            <text:p>80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6" table:formula="of:=[.$H267]&amp;[.$I267]&amp;[.$J267]" table:style-name="ce10">
            <text:p>1756</text:p>
          </table:table-cell>
          <table:table-cell office:value-type="string" table:style-name="ce10">
            <text:p>GPON002F52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52D8</text:p>
          </table:table-cell>
          <table:table-cell office:value-type="string" table:style-name="ce10">
            <text:p>VSOL2802DAC</text:p>
          </table:table-cell>
          <table:table-cell office:value-type="string" table:style-name="ce10">
            <text:p>VSOL00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6" table:style-name="ce10">
            <text:p>56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2T19:59:50" table:style-name="ce11">
            <text:p>02/01/2023 19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982" table:style-name="ce10">
            <text:p>98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7" table:formula="of:=[.$H268]&amp;[.$I268]&amp;[.$J268]" table:style-name="ce10">
            <text:p>1757</text:p>
          </table:table-cell>
          <table:table-cell office:value-type="string" table:style-name="ce10">
            <text:p>GPON002F52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5248</text:p>
          </table:table-cell>
          <table:table-cell office:value-type="string" table:style-name="ce10">
            <text:p>VSOL2802DAC</text:p>
          </table:table-cell>
          <table:table-cell office:value-type="string" table:style-name="ce10">
            <text:p>VSOL00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7" table:style-name="ce10">
            <text:p>57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2T20:52:01" table:style-name="ce11">
            <text:p>02/01/2023 20:5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985" table:style-name="ce10">
            <text:p>98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8" table:formula="of:=[.$H269]&amp;[.$I269]&amp;[.$J269]" table:style-name="ce10">
            <text:p>1758</text:p>
          </table:table-cell>
          <table:table-cell office:value-type="string" table:style-name="ce10">
            <text:p>GPON002F42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288</text:p>
          </table:table-cell>
          <table:table-cell office:value-type="string" table:style-name="ce10">
            <text:p>VSOL2802DAC</text:p>
          </table:table-cell>
          <table:table-cell office:value-type="string" table:style-name="ce10">
            <text:p>VSOL00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8" table:style-name="ce10">
            <text:p>5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2T22:11:35" table:style-name="ce11">
            <text:p>02/01/2023 22:1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988" table:style-name="ce10">
            <text:p>98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9" table:formula="of:=[.$H270]&amp;[.$I270]&amp;[.$J270]" table:style-name="ce10">
            <text:p>1759</text:p>
          </table:table-cell>
          <table:table-cell office:value-type="string" table:style-name="ce10">
            <text:p>GPON002F48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87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0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59" table:style-name="ce10">
            <text:p>5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3T17:06:39" table:style-name="ce11">
            <text:p>03/01/2023 17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994" table:style-name="ce10">
            <text:p>99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0" table:formula="of:=[.$H271]&amp;[.$I271]&amp;[.$J271]" table:style-name="ce10">
            <text:p>1760</text:p>
          </table:table-cell>
          <table:table-cell office:value-type="string" table:style-name="ce10">
            <text:p>GPON002F51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51C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0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0" table:style-name="ce10">
            <text:p>6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3T20:12:07" table:style-name="ce11">
            <text:p>03/01/2023 20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997" table:style-name="ce10">
            <text:p>99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1" table:formula="of:=[.$H272]&amp;[.$I272]&amp;[.$J272]" table:style-name="ce10">
            <text:p>1761</text:p>
          </table:table-cell>
          <table:table-cell office:value-type="string" table:style-name="ce10">
            <text:p>GPON002F20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204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1" table:style-name="ce10">
            <text:p>6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3T22:06:07" table:style-name="ce11">
            <text:p>03/01/2023 22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47</text:p>
          </table:table-cell>
          <table:table-cell office:value-type="float" office:value="1000" table:style-name="ce10">
            <text:p>100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2" table:formula="of:=[.$H273]&amp;[.$I273]&amp;[.$J273]" table:style-name="ce10">
            <text:p>1762</text:p>
          </table:table-cell>
          <table:table-cell office:value-type="string" table:style-name="ce10">
            <text:p>GPON002F6A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AD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0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2" table:style-name="ce10">
            <text:p>62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4T15:49:35" table:style-name="ce11">
            <text:p>04/01/2023 15:4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02</text:p>
          </table:table-cell>
          <table:table-cell office:value-type="float" office:value="1003" table:style-name="ce10">
            <text:p>100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3" table:formula="of:=[.$H274]&amp;[.$I274]&amp;[.$J274]" table:style-name="ce10">
            <text:p>1763</text:p>
          </table:table-cell>
          <table:table-cell office:value-type="string" table:style-name="ce10">
            <text:p>GPON002F40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02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3" table:style-name="ce10">
            <text:p>6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4T16:48:48" table:style-name="ce11">
            <text:p>04/01/2023 16:4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93</text:p>
          </table:table-cell>
          <table:table-cell office:value-type="float" office:value="1009" table:style-name="ce10">
            <text:p>100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4" table:formula="of:=[.$H275]&amp;[.$I275]&amp;[.$J275]" table:style-name="ce10">
            <text:p>1764</text:p>
          </table:table-cell>
          <table:table-cell office:value-type="string" table:style-name="ce10">
            <text:p>GPON002E7D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E7DD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4" table:style-name="ce10">
            <text:p>64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5T14:02:28" table:style-name="ce11">
            <text:p>05/01/2023 14:0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1012" table:style-name="ce10">
            <text:p>101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5" table:formula="of:=[.$H276]&amp;[.$I276]&amp;[.$J276]" table:style-name="ce10">
            <text:p>1765</text:p>
          </table:table-cell>
          <table:table-cell office:value-type="string" table:style-name="ce10">
            <text:p>GPON002F5E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5ED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5" table:style-name="ce10">
            <text:p>6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5T17:54:00" table:style-name="ce11">
            <text:p>05/01/2023 17:5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88</text:p>
          </table:table-cell>
          <table:table-cell office:value-type="float" office:value="1015" table:style-name="ce10">
            <text:p>101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6" table:formula="of:=[.$H277]&amp;[.$I277]&amp;[.$J277]" table:style-name="ce10">
            <text:p>1766</text:p>
          </table:table-cell>
          <table:table-cell office:value-type="string" table:style-name="ce10">
            <text:p>GPON002F3F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3FB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6" table:style-name="ce10">
            <text:p>6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5T22:07:25" table:style-name="ce11">
            <text:p>05/01/2023 22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76</text:p>
          </table:table-cell>
          <table:table-cell office:value-type="float" office:value="1018" table:style-name="ce10">
            <text:p>101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7" table:formula="of:=[.$H278]&amp;[.$I278]&amp;[.$J278]" table:style-name="ce10">
            <text:p>1767</text:p>
          </table:table-cell>
          <table:table-cell office:value-type="string" table:style-name="ce10">
            <text:p>GPON002F61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12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7" table:style-name="ce10">
            <text:p>6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6T17:10:13" table:style-name="ce11">
            <text:p>06/01/2023 17:1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96</text:p>
          </table:table-cell>
          <table:table-cell office:value-type="float" office:value="1021" table:style-name="ce10">
            <text:p>102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8" table:formula="of:=[.$H279]&amp;[.$I279]&amp;[.$J279]" table:style-name="ce10">
            <text:p>1768</text:p>
          </table:table-cell>
          <table:table-cell office:value-type="string" table:style-name="ce10">
            <text:p>GPON002F4D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D0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8" table:style-name="ce10">
            <text:p>6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9T12:10:34" table:style-name="ce11">
            <text:p>09/01/2023 12:1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74</text:p>
          </table:table-cell>
          <table:table-cell office:value-type="float" office:value="1024" table:style-name="ce10">
            <text:p>102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9" table:formula="of:=[.$H280]&amp;[.$I280]&amp;[.$J280]" table:style-name="ce10">
            <text:p>1769</text:p>
          </table:table-cell>
          <table:table-cell office:value-type="string" table:style-name="ce10">
            <text:p>GPON002F17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172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69" table:style-name="ce10">
            <text:p>6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0T11:50:22" table:style-name="ce11">
            <text:p>10/01/2023 11:5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565" table:style-name="ce10">
            <text:p>56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0" table:formula="of:=[.$H281]&amp;[.$I281]&amp;[.$J281]" table:style-name="ce10">
            <text:p>1770</text:p>
          </table:table-cell>
          <table:table-cell office:value-type="string" table:style-name="ce10">
            <text:p>GPON002F52E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52E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0T13:12:21" table:style-name="ce11">
            <text:p>10/01/2023 13:1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88</text:p>
          </table:table-cell>
          <table:table-cell office:value-type="float" office:value="898" table:style-name="ce10">
            <text:p>89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1" table:formula="of:=[.$H282]&amp;[.$I282]&amp;[.$J282]" table:style-name="ce10">
            <text:p>1771</text:p>
          </table:table-cell>
          <table:table-cell office:value-type="string" table:style-name="ce10">
            <text:p>GPON002F69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9D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1" table:style-name="ce10">
            <text:p>7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0T16:02:48" table:style-name="ce11">
            <text:p>10/01/2023 16:0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02</text:p>
          </table:table-cell>
          <table:table-cell office:value-type="float" office:value="1027" table:style-name="ce10">
            <text:p>102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2" table:formula="of:=[.$H283]&amp;[.$I283]&amp;[.$J283]" table:style-name="ce10">
            <text:p>1772</text:p>
          </table:table-cell>
          <table:table-cell office:value-type="string" table:style-name="ce10">
            <text:p>GPON002F60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00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2" table:style-name="ce10">
            <text:p>72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0T17:37:42" table:style-name="ce11">
            <text:p>10/01/2023 17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1030" table:style-name="ce10">
            <text:p>103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3" table:formula="of:=[.$H284]&amp;[.$I284]&amp;[.$J284]" table:style-name="ce10">
            <text:p>1773</text:p>
          </table:table-cell>
          <table:table-cell office:value-type="string" table:style-name="ce10">
            <text:p>TPLGB7841A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A9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4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3" table:style-name="ce10">
            <text:p>7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3T15:55:09" table:style-name="ce11">
            <text:p>13/01/2023 15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53</text:p>
          </table:table-cell>
          <table:table-cell office:value-type="float" office:value="1054" table:style-name="ce10">
            <text:p>105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4" table:formula="of:=[.$H285]&amp;[.$I285]&amp;[.$J285]" table:style-name="ce10">
            <text:p>1774</text:p>
          </table:table-cell>
          <table:table-cell office:value-type="string" table:style-name="ce10">
            <text:p>TPLGB732FB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B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2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4" table:style-name="ce10">
            <text:p>7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3T18:37:05" table:style-name="ce11">
            <text:p>13/01/2023 18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1057" table:style-name="ce10">
            <text:p>105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5" table:formula="of:=[.$H286]&amp;[.$I286]&amp;[.$J286]" table:style-name="ce10">
            <text:p>1775</text:p>
          </table:table-cell>
          <table:table-cell office:value-type="string" table:style-name="ce10">
            <text:p>ASKY00170323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70323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J21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5" table:style-name="ce10">
            <text:p>7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3-01-14T11:42:53" table:style-name="ce11">
            <text:p>14/01/2023 11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1063" table:style-name="ce10">
            <text:p>106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6" table:formula="of:=[.$H287]&amp;[.$I287]&amp;[.$J287]" table:style-name="ce10">
            <text:p>1776</text:p>
          </table:table-cell>
          <table:table-cell office:value-type="string" table:style-name="ce10">
            <text:p>GPON002F33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33C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6" table:style-name="ce10">
            <text:p>7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4T13:56:15" table:style-name="ce11">
            <text:p>14/01/2023 13:5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05</text:p>
          </table:table-cell>
          <table:table-cell office:value-type="float" office:value="1066" table:style-name="ce10">
            <text:p>106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7" table:formula="of:=[.$H288]&amp;[.$I288]&amp;[.$J288]" table:style-name="ce10">
            <text:p>1777</text:p>
          </table:table-cell>
          <table:table-cell office:value-type="string" table:style-name="ce10">
            <text:p>GPON002F4D5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D5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7" table:style-name="ce10">
            <text:p>7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4T17:47:37" table:style-name="ce11">
            <text:p>14/01/2023 17:4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1069" table:style-name="ce10">
            <text:p>106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8" table:formula="of:=[.$H289]&amp;[.$I289]&amp;[.$J289]" table:style-name="ce10">
            <text:p>1778</text:p>
          </table:table-cell>
          <table:table-cell office:value-type="string" table:style-name="ce10">
            <text:p>GPON002F6A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A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8" table:style-name="ce10">
            <text:p>7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7T11:55:17" table:style-name="ce11">
            <text:p>17/01/2023 11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367" table:style-name="ce10">
            <text:p>36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9" table:formula="of:=[.$H290]&amp;[.$I290]&amp;[.$J290]" table:style-name="ce10">
            <text:p>1779</text:p>
          </table:table-cell>
          <table:table-cell office:value-type="string" table:style-name="ce10">
            <text:p>GPON002F535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535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79" table:style-name="ce10">
            <text:p>79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7T14:57:55" table:style-name="ce11">
            <text:p>17/01/2023 14:5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22</text:p>
          </table:table-cell>
          <table:table-cell office:value-type="float" office:value="1075" table:style-name="ce10">
            <text:p>107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0" table:formula="of:=[.$H291]&amp;[.$I291]&amp;[.$J291]" table:style-name="ce10">
            <text:p>1780</text:p>
          </table:table-cell>
          <table:table-cell office:value-type="string" table:style-name="ce10">
            <text:p>GPON002F4E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E7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0" table:style-name="ce10">
            <text:p>8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7T17:51:09" table:style-name="ce11">
            <text:p>17/01/2023 17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37</text:p>
          </table:table-cell>
          <table:table-cell office:value-type="float" office:value="1078" table:style-name="ce10">
            <text:p>107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1" table:formula="of:=[.$H292]&amp;[.$I292]&amp;[.$J292]" table:style-name="ce10">
            <text:p>1781</text:p>
          </table:table-cell>
          <table:table-cell office:value-type="string" table:style-name="ce10">
            <text:p>GPON003001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010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1" table:style-name="ce10">
            <text:p>8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4T16:50:27" table:style-name="ce11">
            <text:p>24/01/2023 16:5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1135" table:style-name="ce10">
            <text:p>113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2" table:formula="of:=[.$H293]&amp;[.$I293]&amp;[.$J293]" table:style-name="ce10">
            <text:p>1782</text:p>
          </table:table-cell>
          <table:table-cell office:value-type="string" table:style-name="ce10">
            <text:p>GPON002FFF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F2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2" table:style-name="ce10">
            <text:p>82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4T18:55:47" table:style-name="ce11">
            <text:p>24/01/2023 18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15</text:p>
          </table:table-cell>
          <table:table-cell office:value-type="float" office:value="1141" table:style-name="ce10">
            <text:p>114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3" table:formula="of:=[.$H294]&amp;[.$I294]&amp;[.$J294]" table:style-name="ce10">
            <text:p>1783</text:p>
          </table:table-cell>
          <table:table-cell office:value-type="string" table:style-name="ce10">
            <text:p>GPON002FFF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F4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3" table:style-name="ce10">
            <text:p>8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5T11:43:54" table:style-name="ce11">
            <text:p>25/01/2023 11:4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1144" table:style-name="ce10">
            <text:p>114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4" table:formula="of:=[.$H295]&amp;[.$I295]&amp;[.$J295]" table:style-name="ce10">
            <text:p>1784</text:p>
          </table:table-cell>
          <table:table-cell office:value-type="string" table:style-name="ce10">
            <text:p>GPON00304A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AF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4" table:style-name="ce10">
            <text:p>8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30T18:17:51" table:style-name="ce11">
            <text:p>30/01/2023 18:1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1165" table:style-name="ce10">
            <text:p>116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5" table:formula="of:=[.$H296]&amp;[.$I296]&amp;[.$J296]" table:style-name="ce10">
            <text:p>1785</text:p>
          </table:table-cell>
          <table:table-cell office:value-type="string" table:style-name="ce10">
            <text:p>GPON003050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500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5" table:style-name="ce10">
            <text:p>85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31T18:22:17" table:style-name="ce11">
            <text:p>31/01/2023 18:2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1177" table:style-name="ce10">
            <text:p>117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6" table:formula="of:=[.$H297]&amp;[.$I297]&amp;[.$J297]" table:style-name="ce10">
            <text:p>1786</text:p>
          </table:table-cell>
          <table:table-cell office:value-type="string" table:style-name="ce10">
            <text:p>GPON003010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10C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6" table:style-name="ce10">
            <text:p>86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1T14:50:31" table:style-name="ce11">
            <text:p>01/02/2023 14:5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25</text:p>
          </table:table-cell>
          <table:table-cell office:value-type="float" office:value="1186" table:style-name="ce10">
            <text:p>118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7" table:formula="of:=[.$H298]&amp;[.$I298]&amp;[.$J298]" table:style-name="ce10">
            <text:p>1787</text:p>
          </table:table-cell>
          <table:table-cell office:value-type="string" table:style-name="ce10">
            <text:p>GPON003049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9C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7" table:style-name="ce10">
            <text:p>87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1T16:58:38" table:style-name="ce11">
            <text:p>01/02/2023 16:5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7</text:p>
          </table:table-cell>
          <table:table-cell office:value-type="float" office:value="1189" table:style-name="ce10">
            <text:p>118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8" table:formula="of:=[.$H299]&amp;[.$I299]&amp;[.$J299]" table:style-name="ce10">
            <text:p>1788</text:p>
          </table:table-cell>
          <table:table-cell office:value-type="string" table:style-name="ce10">
            <text:p>GPON003018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18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8" table:style-name="ce10">
            <text:p>88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3T14:20:29" table:style-name="ce11">
            <text:p>03/02/2023 14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81</text:p>
          </table:table-cell>
          <table:table-cell office:value-type="float" office:value="1195" table:style-name="ce10">
            <text:p>119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9" table:formula="of:=[.$H300]&amp;[.$I300]&amp;[.$J300]" table:style-name="ce10">
            <text:p>1789</text:p>
          </table:table-cell>
          <table:table-cell office:value-type="string" table:style-name="ce10">
            <text:p>GPON00304B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B1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89" table:style-name="ce10">
            <text:p>89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6T16:54:07" table:style-name="ce11">
            <text:p>06/02/2023 16:5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1210" table:style-name="ce10">
            <text:p>121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0" table:formula="of:=[.$H301]&amp;[.$I301]&amp;[.$J301]" table:style-name="ce10">
            <text:p>1790</text:p>
          </table:table-cell>
          <table:table-cell office:value-type="string" table:style-name="ce10">
            <text:p>GPON003010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106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90" table:style-name="ce10">
            <text:p>90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7T13:14:04" table:style-name="ce11">
            <text:p>07/02/2023 13:1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31</text:p>
          </table:table-cell>
          <table:table-cell office:value-type="float" office:value="1216" table:style-name="ce10">
            <text:p>121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1" table:formula="of:=[.$H302]&amp;[.$I302]&amp;[.$J302]" table:style-name="ce10">
            <text:p>1791</text:p>
          </table:table-cell>
          <table:table-cell office:value-type="string" table:style-name="ce10">
            <text:p>GPON002F54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54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91" table:style-name="ce10">
            <text:p>91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7T17:45:10" table:style-name="ce11">
            <text:p>07/02/2023 17:4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83</text:p>
          </table:table-cell>
          <table:table-cell office:value-type="float" office:value="1222" table:style-name="ce10">
            <text:p>122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2" table:formula="of:=[.$H303]&amp;[.$I303]&amp;[.$J303]" table:style-name="ce10">
            <text:p>1792</text:p>
          </table:table-cell>
          <table:table-cell office:value-type="string" table:style-name="ce10">
            <text:p>GPON00302D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2D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92" table:style-name="ce10">
            <text:p>92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5T13:05:16" table:style-name="ce11">
            <text:p>15/02/2023 13:0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31</text:p>
          </table:table-cell>
          <table:table-cell office:value-type="float" office:value="1264" table:style-name="ce10">
            <text:p>126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3" table:formula="of:=[.$H304]&amp;[.$I304]&amp;[.$J304]" table:style-name="ce10">
            <text:p>1793</text:p>
          </table:table-cell>
          <table:table-cell office:value-type="string" table:style-name="ce10">
            <text:p>GPON00301A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1A2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93" table:style-name="ce10">
            <text:p>93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5T15:01:11" table:style-name="ce11">
            <text:p>15/02/2023 15:0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1267" table:style-name="ce10">
            <text:p>126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4" table:formula="of:=[.$H305]&amp;[.$I305]&amp;[.$J305]" table:style-name="ce10">
            <text:p>1794</text:p>
          </table:table-cell>
          <table:table-cell office:value-type="string" table:style-name="ce10">
            <text:p>GPON003035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351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5T15:38:10" table:style-name="ce11">
            <text:p>15/02/2023 15:3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76</text:p>
          </table:table-cell>
          <table:table-cell office:value-type="float" office:value="1270" table:style-name="ce10">
            <text:p>127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0" table:formula="of:=[.$H306]&amp;[.$I306]&amp;[.$J306]" table:style-name="ce10">
            <text:p>1810</text:p>
          </table:table-cell>
          <table:table-cell office:value-type="string" table:style-name="ce10">
            <text:p>TPLGB783F5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53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7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18T14:23:20" table:style-name="ce11">
            <text:p>18/07/2022 14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23</text:p>
          </table:table-cell>
          <table:table-cell office:value-type="float" office:value="541" table:style-name="ce10">
            <text:p>54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1" table:formula="of:=[.$H307]&amp;[.$I307]&amp;[.$J307]" table:style-name="ce10">
            <text:p>1811</text:p>
          </table:table-cell>
          <table:table-cell office:value-type="string" table:style-name="ce10">
            <text:p>TPLGB7840F5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F5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4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1T11:25:33" table:style-name="ce11">
            <text:p>11/01/2023 11:2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58</text:p>
          </table:table-cell>
          <table:table-cell office:value-type="float" office:value="1033" table:style-name="ce10">
            <text:p>103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2" table:formula="of:=[.$H308]&amp;[.$I308]&amp;[.$J308]" table:style-name="ce10">
            <text:p>1812</text:p>
          </table:table-cell>
          <table:table-cell office:value-type="string" table:style-name="ce10">
            <text:p>TPLGF52F14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140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0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3T11:26:18" table:style-name="ce11">
            <text:p>03/08/2022 11:2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68</text:p>
          </table:table-cell>
          <table:table-cell office:value-type="float" office:value="583" table:style-name="ce10">
            <text:p>58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3" table:formula="of:=[.$H309]&amp;[.$I309]&amp;[.$J309]" table:style-name="ce10">
            <text:p>1813</text:p>
          </table:table-cell>
          <table:table-cell office:value-type="string" table:style-name="ce10">
            <text:p>TPLGB78432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28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8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3T13:08:18" table:style-name="ce11">
            <text:p>03/08/2022 13:0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99</text:p>
          </table:table-cell>
          <table:table-cell office:value-type="float" office:value="589" table:style-name="ce10">
            <text:p>58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4" table:formula="of:=[.$H310]&amp;[.$I310]&amp;[.$J310]" table:style-name="ce10">
            <text:p>1814</text:p>
          </table:table-cell>
          <table:table-cell office:value-type="string" table:style-name="ce10">
            <text:p>TPLGB77806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7806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3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9T11:51:50" table:style-name="ce11">
            <text:p>09/08/2022 11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93</text:p>
          </table:table-cell>
          <table:table-cell office:value-type="float" office:value="598" table:style-name="ce10">
            <text:p>59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5" table:formula="of:=[.$H311]&amp;[.$I311]&amp;[.$J311]" table:style-name="ce10">
            <text:p>1815</text:p>
          </table:table-cell>
          <table:table-cell office:value-type="string" table:style-name="ce10">
            <text:p>TPLGC3A38E7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E7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6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9T12:53:09" table:style-name="ce11">
            <text:p>09/08/2022 12:5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44</text:p>
          </table:table-cell>
          <table:table-cell office:value-type="float" office:value="601" table:style-name="ce10">
            <text:p>60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6" table:formula="of:=[.$H312]&amp;[.$I312]&amp;[.$J312]" table:style-name="ce10">
            <text:p>1816</text:p>
          </table:table-cell>
          <table:table-cell office:value-type="string" table:style-name="ce10">
            <text:p>TPLGC3A390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901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9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19T12:11:53" table:style-name="ce11">
            <text:p>19/08/2022 12:1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7.04</text:p>
          </table:table-cell>
          <table:table-cell office:value-type="float" office:value="622" table:style-name="ce10">
            <text:p>62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7" table:formula="of:=[.$H313]&amp;[.$I313]&amp;[.$J313]" table:style-name="ce10">
            <text:p>1817</text:p>
          </table:table-cell>
          <table:table-cell office:value-type="string" table:style-name="ce10">
            <text:p>TPLGB732E17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17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9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19T12:50:31" table:style-name="ce11">
            <text:p>19/08/2022 12:5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56</text:p>
          </table:table-cell>
          <table:table-cell office:value-type="float" office:value="625" table:style-name="ce10">
            <text:p>62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8" table:formula="of:=[.$H314]&amp;[.$I314]&amp;[.$J314]" table:style-name="ce10">
            <text:p>1818</text:p>
          </table:table-cell>
          <table:table-cell office:value-type="string" table:style-name="ce10">
            <text:p>TPLGB732EE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E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8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6T15:32:53" table:style-name="ce11">
            <text:p>26/08/2022 15:3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658" table:style-name="ce10">
            <text:p>65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9" table:formula="of:=[.$H315]&amp;[.$I315]&amp;[.$J315]" table:style-name="ce10">
            <text:p>1819</text:p>
          </table:table-cell>
          <table:table-cell office:value-type="string" table:style-name="ce10">
            <text:p>TPLGF52F0E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0E1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5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6T16:23:49" table:style-name="ce11">
            <text:p>26/08/2022 16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56</text:p>
          </table:table-cell>
          <table:table-cell office:value-type="float" office:value="661" table:style-name="ce10">
            <text:p>66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0" table:formula="of:=[.$H316]&amp;[.$I316]&amp;[.$J316]" table:style-name="ce10">
            <text:p>1820</text:p>
          </table:table-cell>
          <table:table-cell office:value-type="string" table:style-name="ce10">
            <text:p>TPLGB732C0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C0F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4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4T15:34:25" table:style-name="ce11">
            <text:p>14/09/2022 15:34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67</text:p>
          </table:table-cell>
          <table:table-cell office:value-type="float" office:value="688" table:style-name="ce10">
            <text:p>68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1" table:formula="of:=[.$H317]&amp;[.$I317]&amp;[.$J317]" table:style-name="ce10">
            <text:p>1821</text:p>
          </table:table-cell>
          <table:table-cell office:value-type="string" table:style-name="ce10">
            <text:p>TPLGB78419B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9B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4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1T12:07:38" table:style-name="ce11">
            <text:p>01/02/2023 12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1180" table:style-name="ce10">
            <text:p>118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2" table:formula="of:=[.$H318]&amp;[.$I318]&amp;[.$J318]" table:style-name="ce10">
            <text:p>1822</text:p>
          </table:table-cell>
          <table:table-cell office:value-type="string" table:style-name="ce10">
            <text:p>ASKY0043A784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3A784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39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0-04T10:59:41" table:style-name="ce11">
            <text:p>04/10/2022 10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46</text:p>
          </table:table-cell>
          <table:table-cell office:value-type="float" office:value="727" table:style-name="ce10">
            <text:p>72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3" table:formula="of:=[.$H319]&amp;[.$I319]&amp;[.$J319]" table:style-name="ce10">
            <text:p>1823</text:p>
          </table:table-cell>
          <table:table-cell office:value-type="string" table:style-name="ce10">
            <text:p>TPLGB732E7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79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9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4T14:34:00" table:style-name="ce11">
            <text:p>24/10/2022 14:3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796" table:style-name="ce10">
            <text:p>79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4" table:formula="of:=[.$H320]&amp;[.$I320]&amp;[.$J320]" table:style-name="ce10">
            <text:p>1824</text:p>
          </table:table-cell>
          <table:table-cell office:value-type="string" table:style-name="ce10">
            <text:p>TPLGB732C6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C6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7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7T10:27:32" table:style-name="ce11">
            <text:p>27/10/2022 10:2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32</text:p>
          </table:table-cell>
          <table:table-cell office:value-type="float" office:value="808" table:style-name="ce10">
            <text:p>80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5" table:formula="of:=[.$H321]&amp;[.$I321]&amp;[.$J321]" table:style-name="ce10">
            <text:p>1825</text:p>
          </table:table-cell>
          <table:table-cell office:value-type="string" table:style-name="ce10">
            <text:p>TPLGB78400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0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5" table:style-name="ce10">
            <text:p>2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8T13:40:52" table:style-name="ce11">
            <text:p>28/10/2022 13:4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76</text:p>
          </table:table-cell>
          <table:table-cell office:value-type="float" office:value="838" table:style-name="ce10">
            <text:p>83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6" table:formula="of:=[.$H322]&amp;[.$I322]&amp;[.$J322]" table:style-name="ce10">
            <text:p>1826</text:p>
          </table:table-cell>
          <table:table-cell office:value-type="string" table:style-name="ce10">
            <text:p>TPLGB783D8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8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6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1T13:57:00" table:style-name="ce11">
            <text:p>01/11/2022 13:57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38</text:p>
          </table:table-cell>
          <table:table-cell office:value-type="float" office:value="856" table:style-name="ce10">
            <text:p>85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7" table:formula="of:=[.$H323]&amp;[.$I323]&amp;[.$J323]" table:style-name="ce10">
            <text:p>1827</text:p>
          </table:table-cell>
          <table:table-cell office:value-type="string" table:style-name="ce10">
            <text:p>TPLGC3A38E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EB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2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7" table:style-name="ce10">
            <text:p>27</text:p>
          </table:table-cell>
          <table:table-cell office:value-type="string" table:style-name="ce10">
            <text:p>1_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3T14:30:37" table:style-name="ce11">
            <text:p>03/11/2022 14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82</text:p>
          </table:table-cell>
          <table:table-cell office:value-type="float" office:value="880" table:style-name="ce10">
            <text:p>88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8" table:formula="of:=[.$H324]&amp;[.$I324]&amp;[.$J324]" table:style-name="ce10">
            <text:p>1828</text:p>
          </table:table-cell>
          <table:table-cell office:value-type="string" table:style-name="ce10">
            <text:p>ASKY0043C02C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3C02C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41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02T10:52:20" table:style-name="ce11">
            <text:p>02/12/2022 10:5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39</text:p>
          </table:table-cell>
          <table:table-cell office:value-type="float" office:value="679" table:style-name="ce10">
            <text:p>67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9" table:formula="of:=[.$H325]&amp;[.$I325]&amp;[.$J325]" table:style-name="ce10">
            <text:p>1829</text:p>
          </table:table-cell>
          <table:table-cell office:value-type="string" table:style-name="ce10">
            <text:p>TPLGC3A38D3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3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1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0T14:31:11" table:style-name="ce11">
            <text:p>10/11/2022 14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82</text:p>
          </table:table-cell>
          <table:table-cell office:value-type="float" office:value="907" table:style-name="ce10">
            <text:p>90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0" table:formula="of:=[.$H326]&amp;[.$I326]&amp;[.$J326]" table:style-name="ce10">
            <text:p>1830</text:p>
          </table:table-cell>
          <table:table-cell office:value-type="string" table:style-name="ce10">
            <text:p>TPLGB78416E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6E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6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7T11:19:56" table:style-name="ce11">
            <text:p>27/12/2022 11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02</text:p>
          </table:table-cell>
          <table:table-cell office:value-type="float" office:value="700" table:style-name="ce10">
            <text:p>70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1" table:formula="of:=[.$H327]&amp;[.$I327]&amp;[.$J327]" table:style-name="ce10">
            <text:p>1831</text:p>
          </table:table-cell>
          <table:table-cell office:value-type="string" table:style-name="ce10">
            <text:p>ASKY001F2AC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F2ACD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38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1-18T16:07:04" table:style-name="ce11">
            <text:p>18/11/2022 16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946" table:style-name="ce10">
            <text:p>94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2" table:formula="of:=[.$H328]&amp;[.$I328]&amp;[.$J328]" table:style-name="ce10">
            <text:p>1832</text:p>
          </table:table-cell>
          <table:table-cell office:value-type="string" table:style-name="ce10">
            <text:p>MSTC2BDEC3A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BDEC3A0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vm8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16T11:07:01" table:style-name="ce11">
            <text:p>16/12/2022 11:0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39</text:p>
          </table:table-cell>
          <table:table-cell office:value-type="float" office:value="793" table:style-name="ce10">
            <text:p>79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3" table:formula="of:=[.$H329]&amp;[.$I329]&amp;[.$J329]" table:style-name="ce10">
            <text:p>1833</text:p>
          </table:table-cell>
          <table:table-cell office:value-type="string" table:style-name="ce10">
            <text:p>TPLGB78427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27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5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3" table:style-name="ce10">
            <text:p>3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7T14:19:44" table:style-name="ce11">
            <text:p>27/12/2022 14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7</text:p>
          </table:table-cell>
          <table:table-cell office:value-type="float" office:value="952" table:style-name="ce10">
            <text:p>95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4" table:formula="of:=[.$H330]&amp;[.$I330]&amp;[.$J330]" table:style-name="ce10">
            <text:p>1834</text:p>
          </table:table-cell>
          <table:table-cell office:value-type="string" table:style-name="ce10">
            <text:p>TPLGC3A38D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0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2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4" table:style-name="ce10">
            <text:p>3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9T12:08:30" table:style-name="ce11">
            <text:p>29/12/2022 12:0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21</text:p>
          </table:table-cell>
          <table:table-cell office:value-type="float" office:value="961" table:style-name="ce10">
            <text:p>96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5" table:formula="of:=[.$H331]&amp;[.$I331]&amp;[.$J331]" table:style-name="ce10">
            <text:p>1835</text:p>
          </table:table-cell>
          <table:table-cell office:value-type="string" table:style-name="ce10">
            <text:p>GPON00304E5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E5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5" table:style-name="ce10">
            <text:p>3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3T11:46:01" table:style-name="ce11">
            <text:p>03/02/2023 11:4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03</text:p>
          </table:table-cell>
          <table:table-cell office:value-type="float" office:value="1192" table:style-name="ce10">
            <text:p>119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6" table:formula="of:=[.$H332]&amp;[.$I332]&amp;[.$J332]" table:style-name="ce10">
            <text:p>1836</text:p>
          </table:table-cell>
          <table:table-cell office:value-type="string" table:style-name="ce10">
            <text:p>GPON00303C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3C3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6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6" table:style-name="ce10">
            <text:p>3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6T12:04:53" table:style-name="ce11">
            <text:p>06/02/2023 12:0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1204" table:style-name="ce10">
            <text:p>120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7" table:formula="of:=[.$H333]&amp;[.$I333]&amp;[.$J333]" table:style-name="ce10">
            <text:p>1837</text:p>
          </table:table-cell>
          <table:table-cell office:value-type="string" table:style-name="ce10">
            <text:p>GPON003021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214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7" table:style-name="ce10">
            <text:p>37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0T12:51:03" table:style-name="ce11">
            <text:p>10/02/2023 12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1240" table:style-name="ce10">
            <text:p>124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8" table:formula="of:=[.$H334]&amp;[.$I334]&amp;[.$J334]" table:style-name="ce10">
            <text:p>1838</text:p>
          </table:table-cell>
          <table:table-cell office:value-type="string" table:style-name="ce10">
            <text:p>D0126A344DA7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D0126A344DA7</text:p>
          </table:table-cell>
          <table:table-cell office:value-type="string" table:style-name="ce10">
            <text:p>SUX1G</text:p>
          </table:table-cell>
          <table:table-cell office:value-type="string" table:style-name="ce10">
            <text:p>SU01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38" table:style-name="ce10">
            <text:p>38</text:p>
          </table:table-cell>
          <table:table-cell office:value-type="string" table:style-name="ce10">
            <text:p>5_KM43</text:p>
          </table:table-cell>
          <table:table-cell office:value-type="string" table:style-name="ce10">
            <text:p>ME006</text:p>
          </table:table-cell>
          <table:table-cell table:number-columns-repeated="3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8T15:57:03" table:style-name="ce11">
            <text:p>18/02/2023 15:5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58</text:p>
          </table:table-cell>
          <table:table-cell office:value-type="float" office:value="1291" table:style-name="ce10">
            <text:p>129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0" table:formula="of:=[.$H335]&amp;[.$I335]&amp;[.$J335]" table:style-name="ce10">
            <text:p>1910</text:p>
          </table:table-cell>
          <table:table-cell office:value-type="string" table:style-name="ce10">
            <text:p>ASKY002A34C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A34CA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TN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5:14:03" table:style-name="ce11">
            <text:p>26/04/2022 15:1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Warning</text:p>
          </table:table-cell>
          <table:table-cell office:value-type="string" table:style-name="ce10">
            <text:p>-29.21</text:p>
          </table:table-cell>
          <table:table-cell office:value-type="float" office:value="77" table:style-name="ce10">
            <text:p>7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1" table:formula="of:=[.$H336]&amp;[.$I336]&amp;[.$J336]" table:style-name="ce10">
            <text:p>1911</text:p>
          </table:table-cell>
          <table:table-cell office:value-type="string" table:style-name="ce10">
            <text:p>MSTC2D01675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D01675F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kn36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4-26T16:19:20" table:style-name="ce11">
            <text:p>26/04/2022 16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2" table:formula="of:=[.$H337]&amp;[.$I337]&amp;[.$J337]" table:style-name="ce10">
            <text:p>1912</text:p>
          </table:table-cell>
          <table:table-cell office:value-type="string" table:style-name="ce10">
            <text:p>FAMA00000CA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FAMA00000CA6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r57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2:33:41" table:style-name="ce11">
            <text:p>11/05/2022 12:3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47</text:p>
          </table:table-cell>
          <table:table-cell office:value-type="float" office:value="109" table:style-name="ce10">
            <text:p>10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3" table:formula="of:=[.$H338]&amp;[.$I338]&amp;[.$J338]" table:style-name="ce10">
            <text:p>1913</text:p>
          </table:table-cell>
          <table:table-cell office:value-type="string" table:style-name="ce10">
            <text:p>MSTC2C77BF6C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C77BF6C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H29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3:09:31" table:style-name="ce11">
            <text:p>11/05/2022 13:0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112" table:style-name="ce10">
            <text:p>11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4" table:formula="of:=[.$H339]&amp;[.$I339]&amp;[.$J339]" table:style-name="ce10">
            <text:p>1914</text:p>
          </table:table-cell>
          <table:table-cell office:value-type="string" table:style-name="ce10">
            <text:p>MSTC32F7E22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7E22D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vp28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3:39:44" table:style-name="ce11">
            <text:p>11/05/2022 13:3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57</text:p>
          </table:table-cell>
          <table:table-cell office:value-type="float" office:value="115" table:style-name="ce10">
            <text:p>11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5" table:formula="of:=[.$H340]&amp;[.$I340]&amp;[.$J340]" table:style-name="ce10">
            <text:p>1915</text:p>
          </table:table-cell>
          <table:table-cell office:value-type="string" table:style-name="ce10">
            <text:p>ASKY00310E6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310E66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tm10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1T14:53:51" table:style-name="ce11">
            <text:p>11/05/2022 14:5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118" table:style-name="ce10">
            <text:p>11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6" table:formula="of:=[.$H341]&amp;[.$I341]&amp;[.$J341]" table:style-name="ce10">
            <text:p>1916</text:p>
          </table:table-cell>
          <table:table-cell office:value-type="string" table:style-name="ce10">
            <text:p>ASKY0042565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2565D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R58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3T12:38:21" table:style-name="ce11">
            <text:p>13/05/2022 12:38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02</text:p>
          </table:table-cell>
          <table:table-cell office:value-type="float" office:value="169" table:style-name="ce10">
            <text:p>16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7" table:formula="of:=[.$H342]&amp;[.$I342]&amp;[.$J342]" table:style-name="ce10">
            <text:p>1917</text:p>
          </table:table-cell>
          <table:table-cell office:value-type="string" table:style-name="ce10">
            <text:p>MSTC38F0635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8F06356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R60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Zone 10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16T11:30:53" table:style-name="ce11">
            <text:p>16/05/2022 11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193" table:style-name="ce10">
            <text:p>19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8" table:formula="of:=[.$H343]&amp;[.$I343]&amp;[.$J343]" table:style-name="ce10">
            <text:p>1918</text:p>
          </table:table-cell>
          <table:table-cell office:value-type="string" table:style-name="ce10">
            <text:p>MSTC2D012FB2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2D012FB2</text:p>
          </table:table-cell>
          <table:table-cell office:value-type="string" table:style-name="ce10">
            <text:p>MSTCK00BRA0915-0083</text:p>
          </table:table-cell>
          <table:table-cell office:value-type="string" table:style-name="ce10">
            <text:p>vp13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5-23T14:54:49" table:style-name="ce11">
            <text:p>23/05/2022 14:5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223" table:style-name="ce10">
            <text:p>22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9" table:formula="of:=[.$H344]&amp;[.$I344]&amp;[.$J344]" table:style-name="ce10">
            <text:p>1919</text:p>
          </table:table-cell>
          <table:table-cell office:value-type="string" table:style-name="ce10">
            <text:p>ASKY00522DC6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522DC6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3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2_Villegas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3T15:06:35" table:style-name="ce11">
            <text:p>03/06/2022 15:0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49</text:p>
          </table:table-cell>
          <table:table-cell office:value-type="float" office:value="259" table:style-name="ce10">
            <text:p>25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0" table:formula="of:=[.$H345]&amp;[.$I345]&amp;[.$J345]" table:style-name="ce10">
            <text:p>1920</text:p>
          </table:table-cell>
          <table:table-cell office:value-type="string" table:style-name="ce10">
            <text:p>ASKY001D402F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1D402F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VM10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7T17:19:08" table:style-name="ce11">
            <text:p>07/06/2022 17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67</text:p>
          </table:table-cell>
          <table:table-cell office:value-type="float" office:value="289" table:style-name="ce10">
            <text:p>28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1" table:formula="of:=[.$H346]&amp;[.$I346]&amp;[.$J346]" table:style-name="ce10">
            <text:p>1921</text:p>
          </table:table-cell>
          <table:table-cell office:value-type="string" table:style-name="ce10">
            <text:p>TPLGB732E2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20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9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9T14:26:47" table:style-name="ce11">
            <text:p>29/12/2022 14:2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967" table:style-name="ce10">
            <text:p>96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2" table:formula="of:=[.$H347]&amp;[.$I347]&amp;[.$J347]" table:style-name="ce10">
            <text:p>1922</text:p>
          </table:table-cell>
          <table:table-cell office:value-type="string" table:style-name="ce10">
            <text:p>ASKY0045B9AB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5B9AB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8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08T11:47:28" table:style-name="ce11">
            <text:p>08/06/2022 11:4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301" table:style-name="ce10">
            <text:p>30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3" table:formula="of:=[.$H348]&amp;[.$I348]&amp;[.$J348]" table:style-name="ce10">
            <text:p>1923</text:p>
          </table:table-cell>
          <table:table-cell office:value-type="string" table:style-name="ce10">
            <text:p>TPLGB732FA0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A0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9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2T10:43:51" table:style-name="ce11">
            <text:p>12/09/2022 10:4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2</text:p>
          </table:table-cell>
          <table:table-cell office:value-type="float" office:value="151" table:style-name="ce10">
            <text:p>15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4" table:formula="of:=[.$H349]&amp;[.$I349]&amp;[.$J349]" table:style-name="ce10">
            <text:p>1924</text:p>
          </table:table-cell>
          <table:table-cell office:value-type="string" table:style-name="ce10">
            <text:p>MSTC32FA3214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MSTC32FA3214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kq29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0T13:05:55" table:style-name="ce11">
            <text:p>10/06/2022 13:05</text:p>
          </table:table-cell>
          <table:table-cell office:value-type="string" table:style-name="ce10">
            <text:p>Off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328" table:style-name="ce10">
            <text:p>32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5" table:formula="of:=[.$H350]&amp;[.$I350]&amp;[.$J350]" table:style-name="ce10">
            <text:p>1925</text:p>
          </table:table-cell>
          <table:table-cell office:value-type="string" table:style-name="ce10">
            <text:p>TPLGB732D6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6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2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5" table:style-name="ce10">
            <text:p>2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6T14:08:40" table:style-name="ce11">
            <text:p>06/08/2022 14:0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400" table:style-name="ce10">
            <text:p>40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6" table:formula="of:=[.$H351]&amp;[.$I351]&amp;[.$J351]" table:style-name="ce10">
            <text:p>1926</text:p>
          </table:table-cell>
          <table:table-cell office:value-type="string" table:style-name="ce10">
            <text:p>ASKY005CB15C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5CB15C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9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0T16:33:41" table:style-name="ce11">
            <text:p>10/06/2022 16:3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98</text:p>
          </table:table-cell>
          <table:table-cell office:value-type="float" office:value="334" table:style-name="ce10">
            <text:p>33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7" table:formula="of:=[.$H352]&amp;[.$I352]&amp;[.$J352]" table:style-name="ce10">
            <text:p>1927</text:p>
          </table:table-cell>
          <table:table-cell office:value-type="string" table:style-name="ce10">
            <text:p>GPON002F6A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A7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7" table:style-name="ce10">
            <text:p>27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2T14:15:33" table:style-name="ce11">
            <text:p>12/01/2023 14:1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82</text:p>
          </table:table-cell>
          <table:table-cell office:value-type="float" office:value="1045" table:style-name="ce10">
            <text:p>104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8" table:formula="of:=[.$H353]&amp;[.$I353]&amp;[.$J353]" table:style-name="ce10">
            <text:p>1928</text:p>
          </table:table-cell>
          <table:table-cell office:value-type="string" table:style-name="ce10">
            <text:p>ASKY004D322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D322A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q29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0T17:31:28" table:style-name="ce11">
            <text:p>10/06/2022 17:31</text:p>
          </table:table-cell>
          <table:table-cell office:value-type="string" table:style-name="ce10">
            <text:p>Off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74</text:p>
          </table:table-cell>
          <table:table-cell office:value-type="float" office:value="340" table:style-name="ce10">
            <text:p>34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9" table:formula="of:=[.$H354]&amp;[.$I354]&amp;[.$J354]" table:style-name="ce10">
            <text:p>1929</text:p>
          </table:table-cell>
          <table:table-cell office:value-type="string" table:style-name="ce10">
            <text:p>ASKY00224191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224191</text:p>
          </table:table-cell>
          <table:table-cell office:value-type="string" table:style-name="ce10">
            <text:p>3505VW</text:p>
          </table:table-cell>
          <table:table-cell office:value-type="string" table:style-name="ce10">
            <text:p>tm9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06-13T10:59:49" table:style-name="ce11">
            <text:p>13/06/2022 10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8</text:p>
          </table:table-cell>
          <table:table-cell office:value-type="float" office:value="346" table:style-name="ce10">
            <text:p>34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0" table:formula="of:=[.$H355]&amp;[.$I355]&amp;[.$J355]" table:style-name="ce10">
            <text:p>1930</text:p>
          </table:table-cell>
          <table:table-cell office:value-type="string" table:style-name="ce10">
            <text:p>TPLGB783F1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13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3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3T15:36:52" table:style-name="ce11">
            <text:p>23/06/2022 15:3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406" table:style-name="ce10">
            <text:p>40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1" table:formula="of:=[.$H356]&amp;[.$I356]&amp;[.$J356]" table:style-name="ce10">
            <text:p>1931</text:p>
          </table:table-cell>
          <table:table-cell office:value-type="string" table:style-name="ce10">
            <text:p>TPLGB7841A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A1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4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4T12:31:29" table:style-name="ce11">
            <text:p>24/06/2022 12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415" table:style-name="ce10">
            <text:p>41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2" table:formula="of:=[.$H357]&amp;[.$I357]&amp;[.$J357]" table:style-name="ce10">
            <text:p>1932</text:p>
          </table:table-cell>
          <table:table-cell office:value-type="string" table:style-name="ce10">
            <text:p>TPLGB783E2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20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5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2" table:style-name="ce10">
            <text:p>3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8T14:27:53" table:style-name="ce11">
            <text:p>28/06/2022 14:2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445" table:style-name="ce10">
            <text:p>44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3" table:formula="of:=[.$H358]&amp;[.$I358]&amp;[.$J358]" table:style-name="ce10">
            <text:p>1933</text:p>
          </table:table-cell>
          <table:table-cell office:value-type="string" table:style-name="ce10">
            <text:p>TPLGB78431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6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3" table:style-name="ce10">
            <text:p>3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29T15:37:05" table:style-name="ce11">
            <text:p>29/12/2022 15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94</text:p>
          </table:table-cell>
          <table:table-cell office:value-type="float" office:value="970" table:style-name="ce10">
            <text:p>97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4" table:formula="of:=[.$H359]&amp;[.$I359]&amp;[.$J359]" table:style-name="ce10">
            <text:p>1934</text:p>
          </table:table-cell>
          <table:table-cell office:value-type="string" table:style-name="ce10">
            <text:p>HWTC7B99402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HWTC7B994020</text:p>
          </table:table-cell>
          <table:table-cell office:value-type="string" table:style-name="ce10">
            <text:p>HG8245</text:p>
          </table:table-cell>
          <table:table-cell office:value-type="string" table:style-name="ce10">
            <text:p>HG8245v37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4" table:style-name="ce10">
            <text:p>3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11T11:20:26" table:style-name="ce11">
            <text:p>11/07/2022 11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09</text:p>
          </table:table-cell>
          <table:table-cell office:value-type="float" office:value="520" table:style-name="ce10">
            <text:p>52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5" table:formula="of:=[.$H360]&amp;[.$I360]&amp;[.$J360]" table:style-name="ce10">
            <text:p>1935</text:p>
          </table:table-cell>
          <table:table-cell office:value-type="string" table:style-name="ce10">
            <text:p>TPLGF52F1A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1AD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0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5" table:style-name="ce10">
            <text:p>35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3T12:20:09" table:style-name="ce11">
            <text:p>03/08/2022 12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7</text:p>
          </table:table-cell>
          <table:table-cell office:value-type="float" office:value="586" table:style-name="ce10">
            <text:p>58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6" table:formula="of:=[.$H361]&amp;[.$I361]&amp;[.$J361]" table:style-name="ce10">
            <text:p>1936</text:p>
          </table:table-cell>
          <table:table-cell office:value-type="string" table:style-name="ce10">
            <text:p>TPLGB732D30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30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3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6" table:style-name="ce10">
            <text:p>3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4T14:31:08" table:style-name="ce11">
            <text:p>14/09/2022 14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69</text:p>
          </table:table-cell>
          <table:table-cell office:value-type="float" office:value="685" table:style-name="ce10">
            <text:p>68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7" table:formula="of:=[.$H362]&amp;[.$I362]&amp;[.$J362]" table:style-name="ce10">
            <text:p>1937</text:p>
          </table:table-cell>
          <table:table-cell office:value-type="string" table:style-name="ce10">
            <text:p>TPLGB78400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07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6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7" table:style-name="ce10">
            <text:p>3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2T11:52:03" table:style-name="ce11">
            <text:p>22/09/2022 11:5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7</text:p>
          </table:table-cell>
          <table:table-cell office:value-type="float" office:value="412" table:style-name="ce10">
            <text:p>41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8" table:formula="of:=[.$H363]&amp;[.$I363]&amp;[.$J363]" table:style-name="ce10">
            <text:p>1938</text:p>
          </table:table-cell>
          <table:table-cell office:value-type="string" table:style-name="ce10">
            <text:p>TPLGB732E2C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2C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60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8" table:style-name="ce10">
            <text:p>38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6T14:13:18" table:style-name="ce11">
            <text:p>06/10/2022 14:1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742" table:style-name="ce10">
            <text:p>74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9" table:formula="of:=[.$H364]&amp;[.$I364]&amp;[.$J364]" table:style-name="ce10">
            <text:p>1939</text:p>
          </table:table-cell>
          <table:table-cell office:value-type="string" table:style-name="ce10">
            <text:p>TPLGB732E5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50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60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39" table:style-name="ce10">
            <text:p>39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7T11:27:47" table:style-name="ce11">
            <text:p>07/10/2022 11:2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47</text:p>
          </table:table-cell>
          <table:table-cell office:value-type="float" office:value="748" table:style-name="ce10">
            <text:p>74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0" table:formula="of:=[.$H365]&amp;[.$I365]&amp;[.$J365]" table:style-name="ce10">
            <text:p>1940</text:p>
          </table:table-cell>
          <table:table-cell office:value-type="string" table:style-name="ce10">
            <text:p>TPLGB7840B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B0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3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0" table:style-name="ce10">
            <text:p>4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13T11:19:42" table:style-name="ce11">
            <text:p>13/10/2022 11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763" table:style-name="ce10">
            <text:p>76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1" table:formula="of:=[.$H366]&amp;[.$I366]&amp;[.$J366]" table:style-name="ce10">
            <text:p>1941</text:p>
          </table:table-cell>
          <table:table-cell office:value-type="string" table:style-name="ce10">
            <text:p>TPLGB732C8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C8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28b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1" table:style-name="ce10">
            <text:p>4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4T15:25:56" table:style-name="ce11">
            <text:p>24/10/2022 15:2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799" table:style-name="ce10">
            <text:p>79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2" table:formula="of:=[.$H367]&amp;[.$I367]&amp;[.$J367]" table:style-name="ce10">
            <text:p>1942</text:p>
          </table:table-cell>
          <table:table-cell office:value-type="string" table:style-name="ce10">
            <text:p>TPLGB78413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39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4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2" table:style-name="ce10">
            <text:p>4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5T16:49:43" table:style-name="ce11">
            <text:p>25/10/2022 16:4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802" table:style-name="ce10">
            <text:p>80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3" table:formula="of:=[.$H368]&amp;[.$I368]&amp;[.$J368]" table:style-name="ce10">
            <text:p>1943</text:p>
          </table:table-cell>
          <table:table-cell office:value-type="string" table:style-name="ce10">
            <text:p>TPLGB732DF8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F8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8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3" table:style-name="ce10">
            <text:p>4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7T11:05:53" table:style-name="ce11">
            <text:p>27/10/2022 11:0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08</text:p>
          </table:table-cell>
          <table:table-cell office:value-type="float" office:value="811" table:style-name="ce10">
            <text:p>81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4" table:formula="of:=[.$H369]&amp;[.$I369]&amp;[.$J369]" table:style-name="ce10">
            <text:p>1944</text:p>
          </table:table-cell>
          <table:table-cell office:value-type="string" table:style-name="ce10">
            <text:p>TPLGB732E2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2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8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4" table:style-name="ce10">
            <text:p>4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8T14:36:44" table:style-name="ce11">
            <text:p>28/10/2022 14:3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841" table:style-name="ce10">
            <text:p>84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5" table:formula="of:=[.$H370]&amp;[.$I370]&amp;[.$J370]" table:style-name="ce10">
            <text:p>1945</text:p>
          </table:table-cell>
          <table:table-cell office:value-type="string" table:style-name="ce10">
            <text:p>TPLGB784125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25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5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5" table:style-name="ce10">
            <text:p>4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1T15:31:47" table:style-name="ce11">
            <text:p>01/11/2022 15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862" table:style-name="ce10">
            <text:p>86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6" table:formula="of:=[.$H371]&amp;[.$I371]&amp;[.$J371]" table:style-name="ce10">
            <text:p>1946</text:p>
          </table:table-cell>
          <table:table-cell office:value-type="string" table:style-name="ce10">
            <text:p>TPLGB783ED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D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6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6" table:style-name="ce10">
            <text:p>4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1T16:05:10" table:style-name="ce11">
            <text:p>01/11/2022 16:0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865" table:style-name="ce10">
            <text:p>86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7" table:formula="of:=[.$H372]&amp;[.$I372]&amp;[.$J372]" table:style-name="ce10">
            <text:p>1947</text:p>
          </table:table-cell>
          <table:table-cell office:value-type="string" table:style-name="ce10">
            <text:p>TPLGB732FB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BD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2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7" table:style-name="ce10">
            <text:p>4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3T10:44:44" table:style-name="ce11">
            <text:p>03/11/2022 10:4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47</text:p>
          </table:table-cell>
          <table:table-cell office:value-type="float" office:value="871" table:style-name="ce10">
            <text:p>87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8" table:formula="of:=[.$H373]&amp;[.$I373]&amp;[.$J373]" table:style-name="ce10">
            <text:p>1948</text:p>
          </table:table-cell>
          <table:table-cell office:value-type="string" table:style-name="ce10">
            <text:p>TPLGC3A38D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1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8" table:style-name="ce10">
            <text:p>4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08T14:27:55" table:style-name="ce11">
            <text:p>08/11/2022 14:2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03</text:p>
          </table:table-cell>
          <table:table-cell office:value-type="float" office:value="892" table:style-name="ce10">
            <text:p>89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9" table:formula="of:=[.$H374]&amp;[.$I374]&amp;[.$J374]" table:style-name="ce10">
            <text:p>1949</text:p>
          </table:table-cell>
          <table:table-cell office:value-type="string" table:style-name="ce10">
            <text:p>TPLGB732DFD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FD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0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49" table:style-name="ce10">
            <text:p>49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4T10:59:16" table:style-name="ce11">
            <text:p>14/11/2022 10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919" table:style-name="ce10">
            <text:p>91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0" table:formula="of:=[.$H375]&amp;[.$I375]&amp;[.$J375]" table:style-name="ce10">
            <text:p>1950</text:p>
          </table:table-cell>
          <table:table-cell office:value-type="string" table:style-name="ce10">
            <text:p>TPLGB78431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31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5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0" table:style-name="ce10">
            <text:p>50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7T11:34:17" table:style-name="ce11">
            <text:p>17/11/2022 11:3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937" table:style-name="ce10">
            <text:p>93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1" table:formula="of:=[.$H376]&amp;[.$I376]&amp;[.$J376]" table:style-name="ce10">
            <text:p>1951</text:p>
          </table:table-cell>
          <table:table-cell office:value-type="string" table:style-name="ce10">
            <text:p>TPLGB783D7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7B8</text:p>
          </table:table-cell>
          <table:table-cell office:value-type="string" table:style-name="ce10">
            <text:p>TPLINK</text:p>
          </table:table-cell>
          <table:table-cell office:value-type="string" table:style-name="ce10">
            <text:p>Tp16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1" table:style-name="ce10">
            <text:p>5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2-31T11:38:43" table:style-name="ce11">
            <text:p>31/12/2022 11:3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58</text:p>
          </table:table-cell>
          <table:table-cell office:value-type="float" office:value="973" table:style-name="ce10">
            <text:p>97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2" table:formula="of:=[.$H377]&amp;[.$I377]&amp;[.$J377]" table:style-name="ce10">
            <text:p>1952</text:p>
          </table:table-cell>
          <table:table-cell office:value-type="string" table:style-name="ce10">
            <text:p>GPON002F69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90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2" table:style-name="ce10">
            <text:p>52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Disabled</text:p>
          </table:table-cell>
          <table:table-cell office:value-type="date" office:date-value="2023-01-12T15:55:22" table:style-name="ce11">
            <text:p>12/01/2023 15:55</text:p>
          </table:table-cell>
          <table:table-cell office:value-type="string" table:style-name="ce10">
            <text:p>Off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88</text:p>
          </table:table-cell>
          <table:table-cell office:value-type="float" office:value="1048" table:style-name="ce10">
            <text:p>104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3" table:formula="of:=[.$H378]&amp;[.$I378]&amp;[.$J378]" table:style-name="ce10">
            <text:p>1953</text:p>
          </table:table-cell>
          <table:table-cell office:value-type="string" table:style-name="ce10">
            <text:p>D0126A344D9D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D0126A344D9D</text:p>
          </table:table-cell>
          <table:table-cell office:value-type="string" table:style-name="ce10">
            <text:p>SUPREME</text:p>
          </table:table-cell>
          <table:table-cell office:value-type="string" table:style-name="ce10">
            <text:p>SU00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3" table:style-name="ce10">
            <text:p>5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6T12:20:28" table:style-name="ce11">
            <text:p>16/01/2023 12:2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</text:p>
          </table:table-cell>
          <table:table-cell office:value-type="float" office:value="1072" table:style-name="ce10">
            <text:p>107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4" table:formula="of:=[.$H379]&amp;[.$I379]&amp;[.$J379]" table:style-name="ce10">
            <text:p>1954</text:p>
          </table:table-cell>
          <table:table-cell office:value-type="string" table:style-name="ce10">
            <text:p>TPLGB732E69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69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8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4" table:style-name="ce10">
            <text:p>54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9T16:19:31" table:style-name="ce11">
            <text:p>19/01/2023 16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1105" table:style-name="ce10">
            <text:p>110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5" table:formula="of:=[.$H380]&amp;[.$I380]&amp;[.$J380]" table:style-name="ce10">
            <text:p>1955</text:p>
          </table:table-cell>
          <table:table-cell office:value-type="string" table:style-name="ce10">
            <text:p>GPON002FF5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57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5" table:style-name="ce10">
            <text:p>5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0T11:22:14" table:style-name="ce11">
            <text:p>20/01/2023 11:2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7</text:p>
          </table:table-cell>
          <table:table-cell office:value-type="float" office:value="1114" table:style-name="ce10">
            <text:p>111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6" table:formula="of:=[.$H381]&amp;[.$I381]&amp;[.$J381]" table:style-name="ce10">
            <text:p>1956</text:p>
          </table:table-cell>
          <table:table-cell office:value-type="string" table:style-name="ce10">
            <text:p>GPON00304E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ED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6" table:style-name="ce10">
            <text:p>56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7T11:38:39" table:style-name="ce11">
            <text:p>07/02/2023 11:3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62</text:p>
          </table:table-cell>
          <table:table-cell office:value-type="float" office:value="1213" table:style-name="ce10">
            <text:p>121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7" table:formula="of:=[.$H382]&amp;[.$I382]&amp;[.$J382]" table:style-name="ce10">
            <text:p>1957</text:p>
          </table:table-cell>
          <table:table-cell office:value-type="string" table:style-name="ce10">
            <text:p>GPON002FEC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EC4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7" table:style-name="ce10">
            <text:p>5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4T10:23:51" table:style-name="ce11">
            <text:p>14/02/2023 10:2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1249" table:style-name="ce10">
            <text:p>124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8" table:formula="of:=[.$H383]&amp;[.$I383]&amp;[.$J383]" table:style-name="ce10">
            <text:p>1958</text:p>
          </table:table-cell>
          <table:table-cell office:value-type="string" table:style-name="ce10">
            <text:p>GPON002FFD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D6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8" table:style-name="ce10">
            <text:p>58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4T11:18:26" table:style-name="ce11">
            <text:p>14/02/2023 11:1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77</text:p>
          </table:table-cell>
          <table:table-cell office:value-type="float" office:value="1252" table:style-name="ce10">
            <text:p>125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9" table:formula="of:=[.$H384]&amp;[.$I384]&amp;[.$J384]" table:style-name="ce10">
            <text:p>1959</text:p>
          </table:table-cell>
          <table:table-cell office:value-type="string" table:style-name="ce10">
            <text:p>D0126A2B62B4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D0126A2B62B4</text:p>
          </table:table-cell>
          <table:table-cell office:value-type="string" table:style-name="ce10">
            <text:p>SUX1G</text:p>
          </table:table-cell>
          <table:table-cell office:value-type="string" table:style-name="ce10">
            <text:p>SU01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59" table:style-name="ce10">
            <text:p>59</text:p>
          </table:table-cell>
          <table:table-cell office:value-type="string" table:style-name="ce10">
            <text:p>5_KM43</text:p>
          </table:table-cell>
          <table:table-cell office:value-type="string" table:style-name="ce10">
            <text:p>ME005</text:p>
          </table:table-cell>
          <table:table-cell table:number-columns-repeated="3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8T13:31:51" table:style-name="ce11">
            <text:p>18/02/2023 13:3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98</text:p>
          </table:table-cell>
          <table:table-cell office:value-type="float" office:value="1288" table:style-name="ce10">
            <text:p>128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0" table:formula="of:=[.$H385]&amp;[.$I385]&amp;[.$J385]" table:style-name="ce10">
            <text:p>11010</text:p>
          </table:table-cell>
          <table:table-cell office:value-type="string" table:style-name="ce10">
            <text:p>ASKY0040A75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0A75A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r59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21T14:48:38" table:style-name="ce11">
            <text:p>21/12/2022 14:4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88</text:p>
          </table:table-cell>
          <table:table-cell office:value-type="float" office:value="754" table:style-name="ce10">
            <text:p>75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1" table:formula="of:=[.$H386]&amp;[.$I386]&amp;[.$J386]" table:style-name="ce10">
            <text:p>11011</text:p>
          </table:table-cell>
          <table:table-cell office:value-type="string" table:style-name="ce10">
            <text:p>HWTCF4DDD59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HWTCF4DDD59A</text:p>
          </table:table-cell>
          <table:table-cell office:value-type="string" table:style-name="ce10">
            <text:p>HS8145V</text:p>
          </table:table-cell>
          <table:table-cell office:value-type="string" table:style-name="ce10">
            <text:p>HS8145v35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8T11:13:32" table:style-name="ce11">
            <text:p>08/08/2022 11:1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595" table:style-name="ce10">
            <text:p>59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2" table:formula="of:=[.$H387]&amp;[.$I387]&amp;[.$J387]" table:style-name="ce10">
            <text:p>11012</text:p>
          </table:table-cell>
          <table:table-cell office:value-type="string" table:style-name="ce10">
            <text:p>TPLGB78418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8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8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7T13:05:02" table:style-name="ce11">
            <text:p>27/09/2022 13:0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27</text:p>
          </table:table-cell>
          <table:table-cell office:value-type="float" office:value="718" table:style-name="ce10">
            <text:p>718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3" table:formula="of:=[.$H388]&amp;[.$I388]&amp;[.$J388]" table:style-name="ce10">
            <text:p>11013</text:p>
          </table:table-cell>
          <table:table-cell office:value-type="string" table:style-name="ce10">
            <text:p>GPON002F6B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6B1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1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04T11:19:23" table:style-name="ce11">
            <text:p>04/01/2023 11:1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29</text:p>
          </table:table-cell>
          <table:table-cell office:value-type="float" office:value="1006" table:style-name="ce10">
            <text:p>100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4" table:formula="of:=[.$H389]&amp;[.$I389]&amp;[.$J389]" table:style-name="ce10">
            <text:p>11014</text:p>
          </table:table-cell>
          <table:table-cell office:value-type="string" table:style-name="ce10">
            <text:p>TPLGB732E7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7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8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4T12:09:22" table:style-name="ce11">
            <text:p>24/10/2022 12:0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81</text:p>
          </table:table-cell>
          <table:table-cell office:value-type="float" office:value="784" table:style-name="ce10">
            <text:p>78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5" table:formula="of:=[.$H390]&amp;[.$I390]&amp;[.$J390]" table:style-name="ce10">
            <text:p>11015</text:p>
          </table:table-cell>
          <table:table-cell office:value-type="string" table:style-name="ce10">
            <text:p>TPLGB732DB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DB3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0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4T11:51:34" table:style-name="ce11">
            <text:p>14/11/2022 11:5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8.9</text:p>
          </table:table-cell>
          <table:table-cell office:value-type="float" office:value="922" table:style-name="ce10">
            <text:p>92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6" table:formula="of:=[.$H391]&amp;[.$I391]&amp;[.$J391]" table:style-name="ce10">
            <text:p>11016</text:p>
          </table:table-cell>
          <table:table-cell office:value-type="string" table:style-name="ce10">
            <text:p>GPON002FBC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BCD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8T18:05:24" table:style-name="ce11">
            <text:p>18/01/2023 18:0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37</text:p>
          </table:table-cell>
          <table:table-cell office:value-type="float" office:value="1090" table:style-name="ce10">
            <text:p>109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7" table:formula="of:=[.$H392]&amp;[.$I392]&amp;[.$J392]" table:style-name="ce10">
            <text:p>11017</text:p>
          </table:table-cell>
          <table:table-cell office:value-type="string" table:style-name="ce10">
            <text:p>GPON002F4C5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4C5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3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8T19:29:11" table:style-name="ce11">
            <text:p>18/01/2023 19:2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92</text:p>
          </table:table-cell>
          <table:table-cell office:value-type="float" office:value="1093" table:style-name="ce10">
            <text:p>109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8" table:formula="of:=[.$H393]&amp;[.$I393]&amp;[.$J393]" table:style-name="ce10">
            <text:p>11018</text:p>
          </table:table-cell>
          <table:table-cell office:value-type="string" table:style-name="ce10">
            <text:p>GPON002D8A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D8AF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3T18:42:50" table:style-name="ce11">
            <text:p>23/01/2023 18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23</text:p>
          </table:table-cell>
          <table:table-cell office:value-type="float" office:value="1132" table:style-name="ce10">
            <text:p>1132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9" table:formula="of:=[.$H394]&amp;[.$I394]&amp;[.$J394]" table:style-name="ce10">
            <text:p>11019</text:p>
          </table:table-cell>
          <table:table-cell office:value-type="string" table:style-name="ce10">
            <text:p>GPON00300D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0D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10">
            <text:p>10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4T17:18:04" table:style-name="ce11">
            <text:p>14/02/2023 17:1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8.87</text:p>
          </table:table-cell>
          <table:table-cell office:value-type="float" office:value="1261" table:style-name="ce10">
            <text:p>126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0" table:formula="of:=[.$H395]&amp;[.$I395]&amp;[.$J395]" table:style-name="ce10">
            <text:p>11110</text:p>
          </table:table-cell>
          <table:table-cell office:value-type="string" table:style-name="ce10">
            <text:p>TPLGF52F234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234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4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0T13:01:28" table:style-name="ce11">
            <text:p>20/07/2022 13:0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62</text:p>
          </table:table-cell>
          <table:table-cell office:value-type="float" office:value="544" table:style-name="ce10">
            <text:p>54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1" table:formula="of:=[.$H396]&amp;[.$I396]&amp;[.$J396]" table:style-name="ce10">
            <text:p>11111</text:p>
          </table:table-cell>
          <table:table-cell office:value-type="string" table:style-name="ce10">
            <text:p>TPLGC3A38DC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A38DC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2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09T15:08:50" table:style-name="ce11">
            <text:p>09/08/2022 15:0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3</text:p>
          </table:table-cell>
          <table:table-cell office:value-type="float" office:value="607" table:style-name="ce10">
            <text:p>60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2" table:formula="of:=[.$H397]&amp;[.$I397]&amp;[.$J397]" table:style-name="ce10">
            <text:p>11112</text:p>
          </table:table-cell>
          <table:table-cell office:value-type="string" table:style-name="ce10">
            <text:p>TPLGB783D8C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8C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41b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24T11:41:37" table:style-name="ce11">
            <text:p>24/10/2022 11:4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6.03</text:p>
          </table:table-cell>
          <table:table-cell office:value-type="float" office:value="781" table:style-name="ce10">
            <text:p>78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3" table:formula="of:=[.$H398]&amp;[.$I398]&amp;[.$J398]" table:style-name="ce10">
            <text:p>11113</text:p>
          </table:table-cell>
          <table:table-cell office:value-type="string" table:style-name="ce10">
            <text:p>TPLGF52F23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23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4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26T14:58:58" table:style-name="ce11">
            <text:p>26/08/2022 14:58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71</text:p>
          </table:table-cell>
          <table:table-cell office:value-type="float" office:value="655" table:style-name="ce10">
            <text:p>65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4" table:formula="of:=[.$H399]&amp;[.$I399]&amp;[.$J399]" table:style-name="ce10">
            <text:p>11114</text:p>
          </table:table-cell>
          <table:table-cell office:value-type="string" table:style-name="ce10">
            <text:p>TPLGB732E5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5C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9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7T12:30:59" table:style-name="ce11">
            <text:p>27/09/2022 12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67</text:p>
          </table:table-cell>
          <table:table-cell office:value-type="float" office:value="673" table:style-name="ce10">
            <text:p>67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5" table:formula="of:=[.$H400]&amp;[.$I400]&amp;[.$J400]" table:style-name="ce10">
            <text:p>11115</text:p>
          </table:table-cell>
          <table:table-cell office:value-type="string" table:style-name="ce10">
            <text:p>TPLGB78411C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1C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7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4_KM35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9T10:45:34" table:style-name="ce11">
            <text:p>29/09/2022 10:4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61</text:p>
          </table:table-cell>
          <table:table-cell office:value-type="float" office:value="721" table:style-name="ce10">
            <text:p>72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6" table:formula="of:=[.$H401]&amp;[.$I401]&amp;[.$J401]" table:style-name="ce10">
            <text:p>11116</text:p>
          </table:table-cell>
          <table:table-cell office:value-type="string" table:style-name="ce10">
            <text:p>TPLGB783FD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DF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8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7T14:42:17" table:style-name="ce11">
            <text:p>27/09/2022 14:42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28</text:p>
          </table:table-cell>
          <table:table-cell office:value-type="float" office:value="724" table:style-name="ce10">
            <text:p>72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7" table:formula="of:=[.$H402]&amp;[.$I402]&amp;[.$J402]" table:style-name="ce10">
            <text:p>11117</text:p>
          </table:table-cell>
          <table:table-cell office:value-type="string" table:style-name="ce10">
            <text:p>TPLGB732E5C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5C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60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6T12:24:30" table:style-name="ce11">
            <text:p>06/10/2022 12:2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7</text:p>
          </table:table-cell>
          <table:table-cell office:value-type="float" office:value="733" table:style-name="ce10">
            <text:p>73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8" table:formula="of:=[.$H403]&amp;[.$I403]&amp;[.$J403]" table:style-name="ce10">
            <text:p>11118</text:p>
          </table:table-cell>
          <table:table-cell office:value-type="string" table:style-name="ce10">
            <text:p>TPLGB732E5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53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60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0-06T13:10:25" table:style-name="ce11">
            <text:p>06/10/2022 13:1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float" office:value="-20" table:style-name="ce10">
            <text:p>-20</text:p>
          </table:table-cell>
          <table:table-cell office:value-type="float" office:value="739" table:style-name="ce10">
            <text:p>73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9" table:formula="of:=[.$H404]&amp;[.$I404]&amp;[.$J404]" table:style-name="ce10">
            <text:p>11119</text:p>
          </table:table-cell>
          <table:table-cell office:value-type="string" table:style-name="ce10">
            <text:p>ASKY00526BD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526BD0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Kp47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0-14T15:34:06" table:style-name="ce11">
            <text:p>14/10/2022 15:3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47</text:p>
          </table:table-cell>
          <table:table-cell office:value-type="float" office:value="775" table:style-name="ce10">
            <text:p>77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0" table:formula="of:=[.$H405]&amp;[.$I405]&amp;[.$J405]" table:style-name="ce10">
            <text:p>11120</text:p>
          </table:table-cell>
          <table:table-cell office:value-type="string" table:style-name="ce10">
            <text:p>TPLGB732E1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E17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49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11-10T16:24:23" table:style-name="ce11">
            <text:p>10/11/2022 16:2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76</text:p>
          </table:table-cell>
          <table:table-cell office:value-type="float" office:value="913" table:style-name="ce10">
            <text:p>91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1" table:formula="of:=[.$H406]&amp;[.$I406]&amp;[.$J406]" table:style-name="ce10">
            <text:p>11121</text:p>
          </table:table-cell>
          <table:table-cell office:value-type="string" table:style-name="ce10">
            <text:p>GPON002F729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729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2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2T17:59:38" table:style-name="ce11">
            <text:p>12/01/2023 17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66</text:p>
          </table:table-cell>
          <table:table-cell office:value-type="float" office:value="1051" table:style-name="ce10">
            <text:p>105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2" table:formula="of:=[.$H407]&amp;[.$I407]&amp;[.$J407]" table:style-name="ce10">
            <text:p>11122</text:p>
          </table:table-cell>
          <table:table-cell office:value-type="string" table:style-name="ce10">
            <text:p>TPLGB783F02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02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54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18T10:26:40" table:style-name="ce11">
            <text:p>18/01/2023 10:26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02</text:p>
          </table:table-cell>
          <table:table-cell office:value-type="float" office:value="1084" table:style-name="ce10">
            <text:p>108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3" table:formula="of:=[.$H408]&amp;[.$I408]&amp;[.$J408]" table:style-name="ce10">
            <text:p>11123</text:p>
          </table:table-cell>
          <table:table-cell office:value-type="string" table:style-name="ce10">
            <text:p>GPON00304E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4E3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6T10:21:59" table:style-name="ce11">
            <text:p>06/02/2023 10:21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43</text:p>
          </table:table-cell>
          <table:table-cell office:value-type="float" office:value="1201" table:style-name="ce10">
            <text:p>120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4" table:formula="of:=[.$H409]&amp;[.$I409]&amp;[.$J409]" table:style-name="ce10">
            <text:p>11124</text:p>
          </table:table-cell>
          <table:table-cell office:value-type="string" table:style-name="ce10">
            <text:p>GPON00302D5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2D5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3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10">
            <text:p>11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0T16:30:13" table:style-name="ce11">
            <text:p>10/02/2023 16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19.14</text:p>
          </table:table-cell>
          <table:table-cell office:value-type="float" office:value="1246" table:style-name="ce10">
            <text:p>124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0" table:formula="of:=[.$H410]&amp;[.$I410]&amp;[.$J410]" table:style-name="ce10">
            <text:p>11210</text:p>
          </table:table-cell>
          <table:table-cell office:value-type="string" table:style-name="ce10">
            <text:p>GPON003019D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19D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7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6T15:35:04" table:style-name="ce11">
            <text:p>06/02/2023 15:3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87</text:p>
          </table:table-cell>
          <table:table-cell office:value-type="float" office:value="1207" table:style-name="ce10">
            <text:p>120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1" table:formula="of:=[.$H411]&amp;[.$I411]&amp;[.$J411]" table:style-name="ce10">
            <text:p>11211</text:p>
          </table:table-cell>
          <table:table-cell office:value-type="string" table:style-name="ce10">
            <text:p>GPON00301C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1C1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6T11:47:22" table:style-name="ce11">
            <text:p>16/02/2023 11:4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55</text:p>
          </table:table-cell>
          <table:table-cell office:value-type="float" office:value="1273" table:style-name="ce10">
            <text:p>1273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2" table:formula="of:=[.$H412]&amp;[.$I412]&amp;[.$J412]" table:style-name="ce10">
            <text:p>11212</text:p>
          </table:table-cell>
          <table:table-cell office:value-type="string" table:style-name="ce10">
            <text:p>GPON002FFB0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FB0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9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17T12:17:43" table:style-name="ce11">
            <text:p>17/02/2023 12:1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0.41</text:p>
          </table:table-cell>
          <table:table-cell office:value-type="float" office:value="1276" table:style-name="ce10">
            <text:p>127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10" table:formula="of:=[.$H413]&amp;[.$I413]&amp;[.$J413]" table:style-name="ce10">
            <text:p>11310</text:p>
          </table:table-cell>
          <table:table-cell office:value-type="string" table:style-name="ce10">
            <text:p>GPON003036C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3036C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8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5 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2-09T18:56:40" table:style-name="ce11">
            <text:p>09/02/2023 18:5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01</text:p>
          </table:table-cell>
          <table:table-cell office:value-type="float" office:value="1234" table:style-name="ce10">
            <text:p>123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0" table:formula="of:=[.$H414]&amp;[.$I414]&amp;[.$J414]" table:style-name="ce10">
            <text:p>11510</text:p>
          </table:table-cell>
          <table:table-cell office:value-type="string" table:style-name="ce10">
            <text:p>TPLGB7840E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E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3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3T11:28:29" table:style-name="ce11">
            <text:p>23/06/2022 11:2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95</text:p>
          </table:table-cell>
          <table:table-cell office:value-type="float" office:value="394" table:style-name="ce10">
            <text:p>394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1" table:formula="of:=[.$H415]&amp;[.$I415]&amp;[.$J415]" table:style-name="ce10">
            <text:p>11511</text:p>
          </table:table-cell>
          <table:table-cell office:value-type="string" table:style-name="ce10">
            <text:p>TPLGB78406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66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4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4T14:46:01" table:style-name="ce11">
            <text:p>24/06/2022 14:46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1.2</text:p>
          </table:table-cell>
          <table:table-cell office:value-type="float" office:value="421" table:style-name="ce10">
            <text:p>42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2" table:formula="of:=[.$H416]&amp;[.$I416]&amp;[.$J416]" table:style-name="ce10">
            <text:p>11512</text:p>
          </table:table-cell>
          <table:table-cell office:value-type="string" table:style-name="ce10">
            <text:p>TPLGB78406B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06B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56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8T10:30:07" table:style-name="ce11">
            <text:p>28/06/2022 10:3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5.53</text:p>
          </table:table-cell>
          <table:table-cell office:value-type="float" office:value="427" table:style-name="ce10">
            <text:p>42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3" table:formula="of:=[.$H417]&amp;[.$I417]&amp;[.$J417]" table:style-name="ce10">
            <text:p>11513</text:p>
          </table:table-cell>
          <table:table-cell office:value-type="string" table:style-name="ce10">
            <text:p>TPLGB783EE6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EE6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5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28T11:04:14" table:style-name="ce11">
            <text:p>28/06/2022 11:04</text:p>
          </table:table-cell>
          <table:table-cell office:value-type="string" table:style-name="ce10">
            <text:p>Power fail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19</text:p>
          </table:table-cell>
          <table:table-cell office:value-type="float" office:value="430" table:style-name="ce10">
            <text:p>43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4" table:formula="of:=[.$H418]&amp;[.$I418]&amp;[.$J418]" table:style-name="ce10">
            <text:p>11514</text:p>
          </table:table-cell>
          <table:table-cell office:value-type="string" table:style-name="ce10">
            <text:p>ASKY004C91BA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ASKY004C91BA</text:p>
          </table:table-cell>
          <table:table-cell office:value-type="string" table:style-name="ce10">
            <text:p>RTF8115VW</text:p>
          </table:table-cell>
          <table:table-cell office:value-type="string" table:style-name="ce10">
            <text:p>q38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Enabled</text:p>
          </table:table-cell>
          <table:table-cell office:value-type="string" table:style-name="ce10">
            <text:p>Enabled</text:p>
          </table:table-cell>
          <table:table-cell office:value-type="date" office:date-value="2022-12-06T11:00:52" table:style-name="ce11">
            <text:p>06/12/2022 11:0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229" table:style-name="ce10">
            <text:p>22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5" table:formula="of:=[.$H419]&amp;[.$I419]&amp;[.$J419]" table:style-name="ce10">
            <text:p>11515</text:p>
          </table:table-cell>
          <table:table-cell office:value-type="string" table:style-name="ce10">
            <text:p>TPLGB783DA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A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6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30T11:38:39" table:style-name="ce11">
            <text:p>30/06/2022 11:3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7.45</text:p>
          </table:table-cell>
          <table:table-cell office:value-type="float" office:value="451" table:style-name="ce10">
            <text:p>451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6" table:formula="of:=[.$H420]&amp;[.$I420]&amp;[.$J420]" table:style-name="ce10">
            <text:p>11516</text:p>
          </table:table-cell>
          <table:table-cell office:value-type="string" table:style-name="ce10">
            <text:p>TPLGB783F0B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0B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6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30T12:37:06" table:style-name="ce11">
            <text:p>30/06/2022 12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56</text:p>
          </table:table-cell>
          <table:table-cell office:value-type="float" office:value="457" table:style-name="ce10">
            <text:p>45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7" table:formula="of:=[.$H421]&amp;[.$I421]&amp;[.$J421]" table:style-name="ce10">
            <text:p>11517</text:p>
          </table:table-cell>
          <table:table-cell office:value-type="string" table:style-name="ce10">
            <text:p>TPLGB783DC4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DC4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6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6-30T15:24:18" table:style-name="ce11">
            <text:p>30/06/2022 15:24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21</text:p>
          </table:table-cell>
          <table:table-cell office:value-type="float" office:value="466" table:style-name="ce10">
            <text:p>46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8" table:formula="of:=[.$H422]&amp;[.$I422]&amp;[.$J422]" table:style-name="ce10">
            <text:p>11518</text:p>
          </table:table-cell>
          <table:table-cell office:value-type="string" table:style-name="ce10">
            <text:p>GPON002FDD6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DD6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48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3T17:46:43" table:style-name="ce11">
            <text:p>23/01/2023 17:46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98</text:p>
          </table:table-cell>
          <table:table-cell office:value-type="float" office:value="1129" table:style-name="ce10">
            <text:p>112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9" table:formula="of:=[.$H423]&amp;[.$I423]&amp;[.$J423]" table:style-name="ce10">
            <text:p>11519</text:p>
          </table:table-cell>
          <table:table-cell office:value-type="string" table:style-name="ce10">
            <text:p>TPLGB784177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77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7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4T10:33:50" table:style-name="ce11">
            <text:p>04/07/2022 10:33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84</text:p>
          </table:table-cell>
          <table:table-cell office:value-type="float" office:value="475" table:style-name="ce10">
            <text:p>475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0" table:formula="of:=[.$H424]&amp;[.$I424]&amp;[.$J424]" table:style-name="ce10">
            <text:p>11520</text:p>
          </table:table-cell>
          <table:table-cell office:value-type="string" table:style-name="ce10">
            <text:p>TPLGB78412B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412B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97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5_KM43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07T13:00:12" table:style-name="ce11">
            <text:p>07/07/2022 13:0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98</text:p>
          </table:table-cell>
          <table:table-cell office:value-type="float" office:value="496" table:style-name="ce10">
            <text:p>49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1" table:formula="of:=[.$H425]&amp;[.$I425]&amp;[.$J425]" table:style-name="ce10">
            <text:p>11521</text:p>
          </table:table-cell>
          <table:table-cell office:value-type="string" table:style-name="ce10">
            <text:p>TPLGB783FCF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83FCF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049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18T10:55:02" table:style-name="ce11">
            <text:p>18/07/2022 10:55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45</text:p>
          </table:table-cell>
          <table:table-cell office:value-type="float" office:value="526" table:style-name="ce10">
            <text:p>52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2" table:formula="of:=[.$H426]&amp;[.$I426]&amp;[.$J426]" table:style-name="ce10">
            <text:p>11522</text:p>
          </table:table-cell>
          <table:table-cell office:value-type="string" table:style-name="ce10">
            <text:p>TPLGF52F1DF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F52F1DF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122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2" table:style-name="ce10">
            <text:p>22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7-28T10:27:48" table:style-name="ce11">
            <text:p>28/07/2022 10:2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4.21</text:p>
          </table:table-cell>
          <table:table-cell office:value-type="float" office:value="386" table:style-name="ce10">
            <text:p>38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3" table:formula="of:=[.$H427]&amp;[.$I427]&amp;[.$J427]" table:style-name="ce10">
            <text:p>11523</text:p>
          </table:table-cell>
          <table:table-cell office:value-type="string" table:style-name="ce10">
            <text:p>GPON002F13E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13E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5T13:37:53" table:style-name="ce11">
            <text:p>25/01/2023 13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67</text:p>
          </table:table-cell>
          <table:table-cell office:value-type="float" office:value="1147" table:style-name="ce10">
            <text:p>114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4" table:formula="of:=[.$H428]&amp;[.$I428]&amp;[.$J428]" table:style-name="ce10">
            <text:p>11524</text:p>
          </table:table-cell>
          <table:table-cell office:value-type="string" table:style-name="ce10">
            <text:p>TPLGC301419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C301419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291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4" table:style-name="ce10">
            <text:p>24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8-19T10:59:34" table:style-name="ce11">
            <text:p>19/08/2022 10:59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6</text:p>
          </table:table-cell>
          <table:table-cell office:value-type="float" office:value="619" table:style-name="ce10">
            <text:p>619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5" table:formula="of:=[.$H429]&amp;[.$I429]&amp;[.$J429]" table:style-name="ce10">
            <text:p>11525</text:p>
          </table:table-cell>
          <table:table-cell office:value-type="string" table:style-name="ce10">
            <text:p>TPLGB732F98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98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6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5" table:style-name="ce10">
            <text:p>25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4T11:12:39" table:style-name="ce11">
            <text:p>14/09/2022 11:12</text:p>
          </table:table-cell>
          <table:table-cell office:value-type="string" table:style-name="ce10">
            <text:p>LOS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76</text:p>
          </table:table-cell>
          <table:table-cell office:value-type="float" office:value="676" table:style-name="ce10">
            <text:p>67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6" table:formula="of:=[.$H430]&amp;[.$I430]&amp;[.$J430]" table:style-name="ce10">
            <text:p>11526</text:p>
          </table:table-cell>
          <table:table-cell office:value-type="string" table:style-name="ce10">
            <text:p>TPLGB732F33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338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24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16T13:58:36" table:style-name="ce11">
            <text:p>16/09/2022 13:58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697" table:style-name="ce10">
            <text:p>697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7" table:formula="of:=[.$H431]&amp;[.$I431]&amp;[.$J431]" table:style-name="ce10">
            <text:p>11527</text:p>
          </table:table-cell>
          <table:table-cell office:value-type="string" table:style-name="ce10">
            <text:p>TPLGB732F590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TPLGB732F590</text:p>
          </table:table-cell>
          <table:table-cell office:value-type="string" table:style-name="ce10">
            <text:p>XN020-G3V</text:p>
          </table:table-cell>
          <table:table-cell office:value-type="string" table:style-name="ce10">
            <text:p>tp325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7" table:style-name="ce10">
            <text:p>27</text:p>
          </table:table-cell>
          <table:table-cell office:value-type="string" table:style-name="ce10">
            <text:p>90_BarrioWalsh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2-09-22T12:37:45" table:style-name="ce11">
            <text:p>22/09/2022 12:37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3.67</text:p>
          </table:table-cell>
          <table:table-cell office:value-type="float" office:value="706" table:style-name="ce10">
            <text:p>706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8" table:formula="of:=[.$H432]&amp;[.$I432]&amp;[.$J432]" table:style-name="ce10">
            <text:p>11528</text:p>
          </table:table-cell>
          <table:table-cell office:value-type="string" table:style-name="ce10">
            <text:p>GPON002FC218</text:p>
          </table:table-cell>
          <table:table-cell office:value-type="string" table:style-name="ce10">
            <text:p>gpon</text:p>
          </table:table-cell>
          <table:table-cell office:value-type="string" table:style-name="ce10">
            <text:p>GPON002FC218</text:p>
          </table:table-cell>
          <table:table-cell office:value-type="string" table:style-name="ce10">
            <text:p>MONUV222</text:p>
          </table:table-cell>
          <table:table-cell office:value-type="string" table:style-name="ce10">
            <text:p>vsol050</text:p>
          </table:table-cell>
          <table:table-cell office:value-type="string" table:style-name="ce10">
            <text:p>OLT-KM4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28" table:style-name="ce10">
            <text:p>28</text:p>
          </table:table-cell>
          <table:table-cell office:value-type="string" table:style-name="ce10">
            <text:p>1 ZonaDesconocida</text:p>
          </table:table-cell>
          <table:table-cell table:number-columns-repeated="4" table:style-name="ce10"/>
          <table:table-cell office:value-type="string" table:style-name="ce10">
            <text:p>Routing</text:p>
          </table:table-cell>
          <table:table-cell office:value-type="string" table:style-name="ce10">
            <text:p>Setup via ONU webpage</text:p>
          </table:table-cell>
          <table:table-cell table:number-columns-repeated="7" table:style-name="ce10"/>
          <table:table-cell office:value-type="string" table:style-name="ce10">
            <text:p>Not supported by ONU-Type</text:p>
          </table:table-cell>
          <table:table-cell office:value-type="string" table:style-name="ce10">
            <text:p>Enabled</text:p>
          </table:table-cell>
          <table:table-cell office:value-type="date" office:date-value="2023-01-25T14:40:50" table:style-name="ce11">
            <text:p>25/01/2023 14:40</text:p>
          </table:table-cell>
          <table:table-cell office:value-type="string" table:style-name="ce10">
            <text:p>Online</text:p>
          </table:table-cell>
          <table:table-cell office:value-type="string" table:style-name="ce10">
            <text:p>Very good</text:p>
          </table:table-cell>
          <table:table-cell office:value-type="string" table:style-name="ce10">
            <text:p>-22.52</text:p>
          </table:table-cell>
          <table:table-cell office:value-type="float" office:value="1150" table:style-name="ce10">
            <text:p>1150</text:p>
          </table:table-cell>
          <table:table-cell office:value-type="float" office:value="10" table:style-name="ce10">
            <text:p>10</text:p>
          </table:table-cell>
          <table:table-cell table:style-name="ce10"/>
          <table:table-cell office:value-type="float" office:value="507" table:style-name="ce10">
            <text:p>507</text:p>
          </table:table-cell>
          <table:table-cell office:value-type="string" table:style-name="ce10">
            <text:p>translate</text:p>
          </table:table-cell>
          <table:table-cell office:value-type="string" table:style-name="ce10">
            <text:p>1G</text:p>
          </table:table-cell>
          <table:table-cell office:value-type="string" table:style-name="ce10">
            <text:p>1G</text:p>
          </table:table-cell>
          <table:table-cell table:number-columns-repeated="16347"/>
        </table:table-row>
        <table:table-row table:number-rows-repeated="10481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Facu</meta:initial-creator>
    <dc:creator>Ale</dc:creator>
    <meta:creation-date>2023-02-22T17:15:03Z</meta:creation-date>
    <dc:date>2023-03-27T18:42:49Z</dc:date>
    <meta:editing-cycles>4</meta:editing-cycles>
    <meta:editing-duration>PT60470S</meta:editing-duration>
    <meta:user-defined meta:name="AppVersion">15.0000</meta:user-defined>
  </office:meta>
</office:document-meta>
</file>